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6.817cm"/>
    </style:style>
    <style:style style:name="co12" style:family="table-column">
      <style:table-column-properties fo:break-before="auto" style:column-width="6.759cm"/>
    </style:style>
    <style:style style:name="co13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9.71cm"/>
    </style:style>
    <style:style style:name="co7" style:family="table-column">
      <style:table-column-properties fo:break-before="auto" style:column-width="9.922cm"/>
    </style:style>
    <style:style style:name="co9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13.785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9.0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Instructions" table:style-name="ta1">
        <table:table-column table:style-name="co1" table:number-columns-repeated="1024" table:default-cell-style-name="ce2"/>
        <table:table-row table:style-name="ro1">
          <table:table-cell table:style-name="ce1" office:value-type="string">
            <text:p>Steps to create ordered equipment listing</text:p>
          </table:table-cell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Create a sheet for each sub section required in the list (eg Engines, Navigation, Weapons etc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Copy all items from the master sheet into sectional sheets.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>
            <text:p><text:span text:style-name="T2">Note:</text:span> Copy the header line into row 2 of the new sheet, and all data lines should start from row 3.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>
            <text:p><text:span text:style-name="T2">Note:</text:span> Make sure the "sortOrder" and "PlistEntry" columns are copied along with the equipment key and name.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>
            <text:p><text:span text:style-name="T2">Note:</text:span> Include the "Start point" and "Interval" cells, and make sure they are in the same position on all sectional sheets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Once you have completely split the master sheet into sectional sheets, sort the lists as required.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>
            <text:p><text:span text:style-name="T2">Note: (Excel) </text:span>The simplest way to sort is to select the first data element in the list, then select "Sort &amp; Filter", then "Sort A to Z"</text:p>
          </table:table-cell>
          <table:table-cell table:number-columns-repeated="1022"/>
        </table:table-row>
        <table:table-row table:style-name="ro2">
          <table:table-cell table:style-name="ce1"/>
          <table:table-cell table:style-name="Default" office:value-type="string">
            <text:p><text:span text:style-name="T3">Note: (LibreOffice)</text:span> The simplest way to sort is to select “Sort Ascending” from the “Data” menu.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You can also manually move rows if a non-alphabetical sort is preferred.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Update the "Start point" value at the top of the page to be greater than the last data entry in the previous sheet.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eg. If the last entry on the "Engines" sheet has a sortOrder of 256, make the Start Point on the next sheet at least 257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Once all sheets have unique sort order values, select the PlistEntry column from each sheet and copy the data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>
            <text:p><text:span text:style-name="T2">Note:</text:span> Copy the data only, not the header line.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Open a Text editor and paste the data into the document. Repeat the copying process for each sheet, appending the copied data to the end of the text document.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Once all plist entries have been copied, add a "{" to the very beginning of the text document, and a "}" to the very end of it.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Save this file as "equipment-overrides.plist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</text:p>
          </table:table-cell>
          <table:table-cell office:value-type="string">
            <text:p>Cholly,</text:p>
          </table:table-cell>
          <table:table-cell table:number-columns-repeated="1022"/>
        </table:table-row>
        <table:table-row table:style-name="ro3">
          <table:table-cell office:value-type="string">
            <text:p>21<text:span text:style-name="T1">st</text:span> Feb 2022</text:p>
          </table:table-cell>
          <table:table-cell office:value-type="string">
            <text:p>There were a couple of issues with the spreadsheet, including mistakes at my end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nyway, here's an adjusted version of the file you sent to me: [url=https://app.box.com/s/dmxrdgmiuttsbfk49a6sjwxwzdhcjag0]EquipmentSort_adj.ods[/url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in thing to note, and I think the cause of the reference errors: Use the "Copy/Paste" functions, not the "Cut/Paste" functions when taking data from the master sheet to a subsheet. Otherwise, you end up with "Master.$B$1" instead of just "$B$1" in the references. I think you were probably using cut/paste because you can then keep track of what items have been sorted, but do it in two steps instead: copy/paste, then delete the lines from Master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've also taken the liberty of expanding the plist code snippet a little, to cater for potential later uses. (Basically, it's putting the "sort_order" value in a place where it can be read by other OXP's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et me know if any of that doesn't make sens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gards,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ick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aster" table:style-name="ta4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1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number-columns-repeated="1019"/>
        </table:table-row>
        <table:table-row table:style-name="ro1" table:number-rows-repeated="35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EQ_ATDRONE_LAUNCHER_MINE</text:p>
          </table:table-cell>
          <table:table-cell office:value-type="string">
            <text:p>Anti-Thargoid Drone</text:p>
          </table:table-cell>
          <table:table-cell table:formula="of:=([.$B$1] - [.$E$1])  + (ROW([.A42]) - 2) * [.$E$1]" office:value-type="float" office:value="205">
            <text:p>205</text:p>
          </table:table-cell>
          <table:table-cell table:formula="of:=&quot;    &quot;&quot;&quot; &amp; [.A42] &amp; &quot;&quot;&quot; = {sort_order = &quot; &amp; [.C42] &amp; &quot;; script_info = {sortOrder = &quot; &amp; [.C42] &amp; &quot;;};};&quot;" office:value-type="string" office:string-value="    &quot;EQ_ATDRONE_LAUNCHER_MINE&quot; = {sort_order = 205; script_info = {sortOrder = 205;};};">
            <text:p><text:s text:c="4"/>"EQ_ATDRONE_LAUNCHER_MINE" = {sort_order = 205; script_info = {sortOrder = 205;};};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>
            <text:p>EQ_BIGSHCAP3</text:p>
          </table:table-cell>
          <table:table-cell office:value-type="string">
            <text:p>Station Shield Capacitors</text:p>
          </table:table-cell>
          <table:table-cell table:formula="of:=([.$B$1] - [.$E$1])  + (ROW([.A45]) - 2) * [.$E$1]" office:value-type="float" office:value="220">
            <text:p>220</text:p>
          </table:table-cell>
          <table:table-cell table:formula="of:=&quot;    &quot;&quot;&quot; &amp; [.A45] &amp; &quot;&quot;&quot; = {sort_order = &quot; &amp; [.C45] &amp; &quot;; script_info = {sortOrder = &quot; &amp; [.C45] &amp; &quot;;};};&quot;" office:value-type="string" office:string-value="    &quot;EQ_BIGSHCAP3&quot; = {sort_order = 220; script_info = {sortOrder = 220;};};">
            <text:p><text:s text:c="4"/>"EQ_BIGSHCAP3" = {sort_order = 220; script_info = {sortOrder = 220;};};</text:p>
          </table:table-cell>
          <table:table-cell table:number-columns-repeated="1020"/>
        </table:table-row>
        <table:table-row table:style-name="ro1">
          <table:table-cell office:value-type="string">
            <text:p>EQ_BOUNTY_INFORMER</text:p>
          </table:table-cell>
          <table:table-cell office:value-type="string">
            <text:p>Bounty Informer</text:p>
          </table:table-cell>
          <table:table-cell table:formula="of:=([.$B$1] - [.$E$1])  + (ROW([.A46]) - 2) * [.$E$1]" office:value-type="float" office:value="225">
            <text:p>225</text:p>
          </table:table-cell>
          <table:table-cell table:formula="of:=&quot;    &quot;&quot;&quot; &amp; [.A46] &amp; &quot;&quot;&quot; = {sort_order = &quot; &amp; [.C46] &amp; &quot;; script_info = {sortOrder = &quot; &amp; [.C46] &amp; &quot;;};};&quot;" office:value-type="string" office:string-value="    &quot;EQ_BOUNTY_INFORMER&quot; = {sort_order = 225; script_info = {sortOrder = 225;};};">
            <text:p><text:s text:c="4"/>"EQ_BOUNTY_INFORMER" = {sort_order = 225; script_info = {sortOrder = 225;};};</text:p>
          </table:table-cell>
          <table:table-cell table:number-columns-repeated="1020"/>
        </table:table-row>
        <table:table-row table:style-name="ro1">
          <table:table-cell office:value-type="string">
            <text:p>EQ_BOUNTY_INFORMER_REMOVER</text:p>
          </table:table-cell>
          <table:table-cell office:value-type="string">
            <text:p>Sell Bounty Informer</text:p>
          </table:table-cell>
          <table:table-cell table:formula="of:=([.$B$1] - [.$E$1])  + (ROW([.A47]) - 2) * [.$E$1]" office:value-type="float" office:value="230">
            <text:p>230</text:p>
          </table:table-cell>
          <table:table-cell table:formula="of:=&quot;    &quot;&quot;&quot; &amp; [.A47] &amp; &quot;&quot;&quot; = {sort_order = &quot; &amp; [.C47] &amp; &quot;; script_info = {sortOrder = &quot; &amp; [.C47] &amp; &quot;;};};&quot;" office:value-type="string" office:string-value="    &quot;EQ_BOUNTY_INFORMER_REMOVER&quot; = {sort_order = 230; script_info = {sortOrder = 230;};};">
            <text:p><text:s text:c="4"/>"EQ_BOUNTY_INFORMER_REMOVER" = {sort_order = 230; script_info = {sortOrder = 230;};};</text:p>
          </table:table-cell>
          <table:table-cell table:number-columns-repeated="1020"/>
        </table:table-row>
        <table:table-row table:style-name="ro1">
          <table:table-cell office:value-type="string">
            <text:p>EQ_BREAKABLE_HUD_IFF_SCANNER</text:p>
          </table:table-cell>
          <table:table-cell office:value-type="string">
            <text:p>HUD &amp; IFF Scanner</text:p>
          </table:table-cell>
          <table:table-cell table:formula="of:=([.$B$1] - [.$E$1])  + (ROW([.A48]) - 2) * [.$E$1]" office:value-type="float" office:value="235">
            <text:p>235</text:p>
          </table:table-cell>
          <table:table-cell table:formula="of:=&quot;    &quot;&quot;&quot; &amp; [.A48] &amp; &quot;&quot;&quot; = {sort_order = &quot; &amp; [.C48] &amp; &quot;; script_info = {sortOrder = &quot; &amp; [.C48] &amp; &quot;;};};&quot;" office:value-type="string" office:string-value="    &quot;EQ_BREAKABLE_HUD_IFF_SCANNER&quot; = {sort_order = 235; script_info = {sortOrder = 235;};};">
            <text:p><text:s text:c="4"/>"EQ_BREAKABLE_HUD_IFF_SCANNER" = {sort_order = 235; script_info = {sortOrder = 235;};};</text:p>
          </table:table-cell>
          <table:table-cell table:number-columns-repeated="1020"/>
        </table:table-row>
        <table:table-row table:style-name="ro1">
          <table:table-cell office:value-type="string">
            <text:p>EQ_BREAKABLE_SHIELD_AFT_LARGE</text:p>
          </table:table-cell>
          <table:table-cell office:value-type="string">
            <text:p>Primary Shield Generator - Aft</text:p>
          </table:table-cell>
          <table:table-cell table:formula="of:=([.$B$1] - [.$E$1])  + (ROW([.A49]) - 2) * [.$E$1]" office:value-type="float" office:value="240">
            <text:p>240</text:p>
          </table:table-cell>
          <table:table-cell table:formula="of:=&quot;    &quot;&quot;&quot; &amp; [.A49] &amp; &quot;&quot;&quot; = {sort_order = &quot; &amp; [.C49] &amp; &quot;; script_info = {sortOrder = &quot; &amp; [.C49] &amp; &quot;;};};&quot;" office:value-type="string" office:string-value="    &quot;EQ_BREAKABLE_SHIELD_AFT_LARGE&quot; = {sort_order = 240; script_info = {sortOrder = 240;};};">
            <text:p><text:s text:c="4"/>"EQ_BREAKABLE_SHIELD_AFT_LARGE" = {sort_order = 240; script_info = {sortOrder = 240;};};</text:p>
          </table:table-cell>
          <table:table-cell table:number-columns-repeated="1020"/>
        </table:table-row>
        <table:table-row table:style-name="ro1">
          <table:table-cell office:value-type="string">
            <text:p>EQ_BREAKABLE_SHIELD_AFT_MEDIUM</text:p>
          </table:table-cell>
          <table:table-cell office:value-type="string">
            <text:p>Primary Shield Generator - Aft</text:p>
          </table:table-cell>
          <table:table-cell table:formula="of:=([.$B$1] - [.$E$1])  + (ROW([.A50]) - 2) * [.$E$1]" office:value-type="float" office:value="245">
            <text:p>245</text:p>
          </table:table-cell>
          <table:table-cell table:formula="of:=&quot;    &quot;&quot;&quot; &amp; [.A50] &amp; &quot;&quot;&quot; = {sort_order = &quot; &amp; [.C50] &amp; &quot;; script_info = {sortOrder = &quot; &amp; [.C50] &amp; &quot;;};};&quot;" office:value-type="string" office:string-value="    &quot;EQ_BREAKABLE_SHIELD_AFT_MEDIUM&quot; = {sort_order = 245; script_info = {sortOrder = 245;};};">
            <text:p><text:s text:c="4"/>"EQ_BREAKABLE_SHIELD_AFT_MEDIUM" = {sort_order = 245; script_info = {sortOrder = 245;};};</text:p>
          </table:table-cell>
          <table:table-cell table:number-columns-repeated="1020"/>
        </table:table-row>
        <table:table-row table:style-name="ro1">
          <table:table-cell office:value-type="string">
            <text:p>EQ_BREAKABLE_SHIELD_AFT_SMALL</text:p>
          </table:table-cell>
          <table:table-cell office:value-type="string">
            <text:p>Primary Shield Generator - Aft</text:p>
          </table:table-cell>
          <table:table-cell table:formula="of:=([.$B$1] - [.$E$1])  + (ROW([.A51]) - 2) * [.$E$1]" office:value-type="float" office:value="250">
            <text:p>250</text:p>
          </table:table-cell>
          <table:table-cell table:formula="of:=&quot;    &quot;&quot;&quot; &amp; [.A51] &amp; &quot;&quot;&quot; = {sort_order = &quot; &amp; [.C51] &amp; &quot;; script_info = {sortOrder = &quot; &amp; [.C51] &amp; &quot;;};};&quot;" office:value-type="string" office:string-value="    &quot;EQ_BREAKABLE_SHIELD_AFT_SMALL&quot; = {sort_order = 250; script_info = {sortOrder = 250;};};">
            <text:p><text:s text:c="4"/>"EQ_BREAKABLE_SHIELD_AFT_SMALL" = {sort_order = 250; script_info = {sortOrder = 250;};};</text:p>
          </table:table-cell>
          <table:table-cell table:number-columns-repeated="1020"/>
        </table:table-row>
        <table:table-row table:style-name="ro1">
          <table:table-cell office:value-type="string">
            <text:p>EQ_BREAKABLE_SHIELD_FORE_LARGE</text:p>
          </table:table-cell>
          <table:table-cell office:value-type="string">
            <text:p>Primary Shield Generator - Fore</text:p>
          </table:table-cell>
          <table:table-cell table:formula="of:=([.$B$1] - [.$E$1])  + (ROW([.A52]) - 2) * [.$E$1]" office:value-type="float" office:value="255">
            <text:p>255</text:p>
          </table:table-cell>
          <table:table-cell table:formula="of:=&quot;    &quot;&quot;&quot; &amp; [.A52] &amp; &quot;&quot;&quot; = {sort_order = &quot; &amp; [.C52] &amp; &quot;; script_info = {sortOrder = &quot; &amp; [.C52] &amp; &quot;;};};&quot;" office:value-type="string" office:string-value="    &quot;EQ_BREAKABLE_SHIELD_FORE_LARGE&quot; = {sort_order = 255; script_info = {sortOrder = 255;};};">
            <text:p><text:s text:c="4"/>"EQ_BREAKABLE_SHIELD_FORE_LARGE" = {sort_order = 255; script_info = {sortOrder = 255;};};</text:p>
          </table:table-cell>
          <table:table-cell table:number-columns-repeated="1020"/>
        </table:table-row>
        <table:table-row table:style-name="ro1">
          <table:table-cell office:value-type="string">
            <text:p>EQ_BREAKABLE_SHIELD_FORE_MEDIUM</text:p>
          </table:table-cell>
          <table:table-cell office:value-type="string">
            <text:p>Primary Shield Generator - Fore</text:p>
          </table:table-cell>
          <table:table-cell table:formula="of:=([.$B$1] - [.$E$1])  + (ROW([.A53]) - 2) * [.$E$1]" office:value-type="float" office:value="260">
            <text:p>260</text:p>
          </table:table-cell>
          <table:table-cell table:formula="of:=&quot;    &quot;&quot;&quot; &amp; [.A53] &amp; &quot;&quot;&quot; = {sort_order = &quot; &amp; [.C53] &amp; &quot;; script_info = {sortOrder = &quot; &amp; [.C53] &amp; &quot;;};};&quot;" office:value-type="string" office:string-value="    &quot;EQ_BREAKABLE_SHIELD_FORE_MEDIUM&quot; = {sort_order = 260; script_info = {sortOrder = 260;};};">
            <text:p><text:s text:c="4"/>"EQ_BREAKABLE_SHIELD_FORE_MEDIUM" = {sort_order = 260; script_info = {sortOrder = 260;};};</text:p>
          </table:table-cell>
          <table:table-cell table:number-columns-repeated="1020"/>
        </table:table-row>
        <table:table-row table:style-name="ro1">
          <table:table-cell office:value-type="string">
            <text:p>EQ_BREAKABLE_SHIELD_FORE_SMALL</text:p>
          </table:table-cell>
          <table:table-cell office:value-type="string">
            <text:p>Primary Shield Generator - Fore</text:p>
          </table:table-cell>
          <table:table-cell table:formula="of:=([.$B$1] - [.$E$1])  + (ROW([.A54]) - 2) * [.$E$1]" office:value-type="float" office:value="265">
            <text:p>265</text:p>
          </table:table-cell>
          <table:table-cell table:formula="of:=&quot;    &quot;&quot;&quot; &amp; [.A54] &amp; &quot;&quot;&quot; = {sort_order = &quot; &amp; [.C54] &amp; &quot;; script_info = {sortOrder = &quot; &amp; [.C54] &amp; &quot;;};};&quot;" office:value-type="string" office:string-value="    &quot;EQ_BREAKABLE_SHIELD_FORE_SMALL&quot; = {sort_order = 265; script_info = {sortOrder = 265;};};">
            <text:p><text:s text:c="4"/>"EQ_BREAKABLE_SHIELD_FORE_SMALL" = {sort_order = 265; script_info = {sortOrder = 265;};};</text:p>
          </table:table-cell>
          <table:table-cell table:number-columns-repeated="1020"/>
        </table:table-row>
        <table:table-row table:style-name="ro1">
          <table:table-cell office:value-type="string">
            <text:p>EQ_BREAKABLE_TORUSDRIVE</text:p>
          </table:table-cell>
          <table:table-cell office:value-type="string">
            <text:p>Torus Jump Drive</text:p>
          </table:table-cell>
          <table:table-cell table:formula="of:=([.$B$1] - [.$E$1])  + (ROW([.A55]) - 2) * [.$E$1]" office:value-type="float" office:value="270">
            <text:p>270</text:p>
          </table:table-cell>
          <table:table-cell table:formula="of:=&quot;    &quot;&quot;&quot; &amp; [.A55] &amp; &quot;&quot;&quot; = {sort_order = &quot; &amp; [.C55] &amp; &quot;; script_info = {sortOrder = &quot; &amp; [.C55] &amp; &quot;;};};&quot;" office:value-type="string" office:string-value="    &quot;EQ_BREAKABLE_TORUSDRIVE&quot; = {sort_order = 270; script_info = {sortOrder = 270;};};">
            <text:p><text:s text:c="4"/>"EQ_BREAKABLE_TORUSDRIVE" = {sort_order = 270; script_info = {sortOrder = 270;};};</text:p>
          </table:table-cell>
          <table:table-cell table:number-columns-repeated="1020"/>
        </table:table-row>
        <table:table-row table:style-name="ro1">
          <table:table-cell office:value-type="string">
            <text:p>EQ_BREAKABLE_WITCHDRIVE</text:p>
          </table:table-cell>
          <table:table-cell office:value-type="string">
            <text:p>Thruspace HyperDrive</text:p>
          </table:table-cell>
          <table:table-cell table:formula="of:=([.$B$1] - [.$E$1])  + (ROW([.A56]) - 2) * [.$E$1]" office:value-type="float" office:value="275">
            <text:p>275</text:p>
          </table:table-cell>
          <table:table-cell table:formula="of:=&quot;    &quot;&quot;&quot; &amp; [.A56] &amp; &quot;&quot;&quot; = {sort_order = &quot; &amp; [.C56] &amp; &quot;; script_info = {sortOrder = &quot; &amp; [.C56] &amp; &quot;;};};&quot;" office:value-type="string" office:string-value="    &quot;EQ_BREAKABLE_WITCHDRIVE&quot; = {sort_order = 275; script_info = {sortOrder = 275;};};">
            <text:p><text:s text:c="4"/>"EQ_BREAKABLE_WITCHDRIVE" = {sort_order = 275; script_info = {sortOrder = 275;};};</text:p>
          </table:table-cell>
          <table:table-cell table:number-columns-repeated="1020"/>
        </table:table-row>
        <table:table-row table:style-name="ro1">
          <table:table-cell office:value-type="string">
            <text:p>EQ_BROADCASTCOMMSMFD</text:p>
          </table:table-cell>
          <table:table-cell office:value-type="string">
            <text:p>Broadcast Comms MFD</text:p>
          </table:table-cell>
          <table:table-cell table:formula="of:=([.$B$1] - [.$E$1])  + (ROW([.A57]) - 2) * [.$E$1]" office:value-type="float" office:value="280">
            <text:p>280</text:p>
          </table:table-cell>
          <table:table-cell table:formula="of:=&quot;    &quot;&quot;&quot; &amp; [.A57] &amp; &quot;&quot;&quot; = {sort_order = &quot; &amp; [.C57] &amp; &quot;; script_info = {sortOrder = &quot; &amp; [.C57] &amp; &quot;;};};&quot;" office:value-type="string" office:string-value="    &quot;EQ_BROADCASTCOMMSMFD&quot; = {sort_order = 280; script_info = {sortOrder = 280;};};">
            <text:p><text:s text:c="4"/>"EQ_BROADCASTCOMMSMFD" = {sort_order = 280; script_info = {sortOrder = 280;};};</text:p>
          </table:table-cell>
          <table:table-cell table:number-columns-repeated="1020"/>
        </table:table-row>
        <table:table-row table:style-name="ro1">
          <table:table-cell office:value-type="string">
            <text:p>EQ_BROADCASTCOMMSMFD_REMOVAL</text:p>
          </table:table-cell>
          <table:table-cell office:value-type="string">
            <text:p>Remove Broadcast Comms MFD</text:p>
          </table:table-cell>
          <table:table-cell table:formula="of:=([.$B$1] - [.$E$1])  + (ROW([.A58]) - 2) * [.$E$1]" office:value-type="float" office:value="285">
            <text:p>285</text:p>
          </table:table-cell>
          <table:table-cell table:formula="of:=&quot;    &quot;&quot;&quot; &amp; [.A58] &amp; &quot;&quot;&quot; = {sort_order = &quot; &amp; [.C58] &amp; &quot;; script_info = {sortOrder = &quot; &amp; [.C58] &amp; &quot;;};};&quot;" office:value-type="string" office:string-value="    &quot;EQ_BROADCASTCOMMSMFD_REMOVAL&quot; = {sort_order = 285; script_info = {sortOrder = 285;};};">
            <text:p><text:s text:c="4"/>"EQ_BROADCASTCOMMSMFD_REMOVAL" = {sort_order = 285; script_info = {sortOrder = 285;};};</text:p>
          </table:table-cell>
          <table:table-cell table:number-columns-repeated="1020"/>
        </table:table-row>
        <table:table-row table:style-name="ro1">
          <table:table-cell office:value-type="string">
            <text:p>EQ_BULK_CARGO_PROCESSOR</text:p>
          </table:table-cell>
          <table:table-cell office:value-type="string">
            <text:p>Bulk Cargo Processor</text:p>
          </table:table-cell>
          <table:table-cell table:formula="of:=([.$B$1] - [.$E$1])  + (ROW([.A59]) - 2) * [.$E$1]" office:value-type="float" office:value="290">
            <text:p>290</text:p>
          </table:table-cell>
          <table:table-cell table:formula="of:=&quot;    &quot;&quot;&quot; &amp; [.A59] &amp; &quot;&quot;&quot; = {sort_order = &quot; &amp; [.C59] &amp; &quot;; script_info = {sortOrder = &quot; &amp; [.C59] &amp; &quot;;};};&quot;" office:value-type="string" office:string-value="    &quot;EQ_BULK_CARGO_PROCESSOR&quot; = {sort_order = 290; script_info = {sortOrder = 290;};};">
            <text:p><text:s text:c="4"/>"EQ_BULK_CARGO_PROCESSOR" = {sort_order = 290; script_info = {sortOrder = 290;};};</text:p>
          </table:table-cell>
          <table:table-cell table:number-columns-repeated="1020"/>
        </table:table-row>
        <table:table-row table:style-name="ro1">
          <table:table-cell office:value-type="string">
            <text:p>EQ_BULK_CARGO_PROCESSOR_REMOVAL</text:p>
          </table:table-cell>
          <table:table-cell office:value-type="string">
            <text:p>Remove Bulk Cargo Processor</text:p>
          </table:table-cell>
          <table:table-cell table:formula="of:=([.$B$1] - [.$E$1])  + (ROW([.A60]) - 2) * [.$E$1]" office:value-type="float" office:value="295">
            <text:p>295</text:p>
          </table:table-cell>
          <table:table-cell table:formula="of:=&quot;    &quot;&quot;&quot; &amp; [.A60] &amp; &quot;&quot;&quot; = {sort_order = &quot; &amp; [.C60] &amp; &quot;; script_info = {sortOrder = &quot; &amp; [.C60] &amp; &quot;;};};&quot;" office:value-type="string" office:string-value="    &quot;EQ_BULK_CARGO_PROCESSOR_REMOVAL&quot; = {sort_order = 295; script_info = {sortOrder = 295;};};">
            <text:p><text:s text:c="4"/>"EQ_BULK_CARGO_PROCESSOR_REMOVAL" = {sort_order = 295; script_info = {sortOrder = 295;};};</text:p>
          </table:table-cell>
          <table:table-cell table:number-columns-repeated="1020"/>
        </table:table-row>
        <table:table-row table:style-name="ro1">
          <table:table-cell office:value-type="string">
            <text:p>EQ_CABAL_COMMON_COMM</text:p>
          </table:table-cell>
          <table:table-cell office:value-type="string">
            <text:p>Secure channels</text:p>
          </table:table-cell>
          <table:table-cell table:formula="of:=([.$B$1] - [.$E$1])  + (ROW([.A61]) - 2) * [.$E$1]" office:value-type="float" office:value="300">
            <text:p>300</text:p>
          </table:table-cell>
          <table:table-cell table:formula="of:=&quot;    &quot;&quot;&quot; &amp; [.A61] &amp; &quot;&quot;&quot; = {sort_order = &quot; &amp; [.C61] &amp; &quot;; script_info = {sortOrder = &quot; &amp; [.C61] &amp; &quot;;};};&quot;" office:value-type="string" office:string-value="    &quot;EQ_CABAL_COMMON_COMM&quot; = {sort_order = 300; script_info = {sortOrder = 300;};};">
            <text:p><text:s text:c="4"/>"EQ_CABAL_COMMON_COMM" = {sort_order = 300; script_info = {sortOrder = 300;};};</text:p>
          </table:table-cell>
          <table:table-cell table:number-columns-repeated="1020"/>
        </table:table-row>
        <table:table-row table:style-name="ro1">
          <table:table-cell office:value-type="string">
            <text:p>EQ_CABAL_COMMON_SPECIALMARKETS</text:p>
          </table:table-cell>
          <table:table-cell office:value-type="string">
            <text:p>Access Special Markets</text:p>
          </table:table-cell>
          <table:table-cell table:formula="of:=([.$B$1] - [.$E$1])  + (ROW([.A62]) - 2) * [.$E$1]" office:value-type="float" office:value="305">
            <text:p>305</text:p>
          </table:table-cell>
          <table:table-cell table:formula="of:=&quot;    &quot;&quot;&quot; &amp; [.A62] &amp; &quot;&quot;&quot; = {sort_order = &quot; &amp; [.C62] &amp; &quot;; script_info = {sortOrder = &quot; &amp; [.C62] &amp; &quot;;};};&quot;" office:value-type="string" office:string-value="    &quot;EQ_CABAL_COMMON_SPECIALMARKETS&quot; = {sort_order = 305; script_info = {sortOrder = 305;};};">
            <text:p><text:s text:c="4"/>"EQ_CABAL_COMMON_SPECIALMARKETS" = {sort_order = 305; script_info = {sortOrder = 305;};};</text:p>
          </table:table-cell>
          <table:table-cell table:number-columns-repeated="1020"/>
        </table:table-row>
        <table:table-row table:style-name="ro1">
          <table:table-cell office:value-type="string">
            <text:p>EQ_CAMERA_DRONES</text:p>
          </table:table-cell>
          <table:table-cell office:value-type="string">
            <text:p>Camera Drones</text:p>
          </table:table-cell>
          <table:table-cell table:formula="of:=([.$B$1] - [.$E$1])  + (ROW([.A63]) - 2) * [.$E$1]" office:value-type="float" office:value="310">
            <text:p>310</text:p>
          </table:table-cell>
          <table:table-cell table:formula="of:=&quot;    &quot;&quot;&quot; &amp; [.A63] &amp; &quot;&quot;&quot; = {sort_order = &quot; &amp; [.C63] &amp; &quot;; script_info = {sortOrder = &quot; &amp; [.C63] &amp; &quot;;};};&quot;" office:value-type="string" office:string-value="    &quot;EQ_CAMERA_DRONES&quot; = {sort_order = 310; script_info = {sortOrder = 310;};};">
            <text:p><text:s text:c="4"/>"EQ_CAMERA_DRONES" = {sort_order = 310; script_info = {sortOrder = 310;};};</text:p>
          </table:table-cell>
          <table:table-cell table:number-columns-repeated="1020"/>
        </table:table-row>
        <table:table-row table:style-name="ro1">
          <table:table-cell office:value-type="string">
            <text:p>EQ_CARGO_BAY</text:p>
          </table:table-cell>
          <table:table-cell office:value-type="string">
            <text:p>Large Cargo Bay</text:p>
          </table:table-cell>
          <table:table-cell table:formula="of:=([.$B$1] - [.$E$1])  + (ROW([.A64]) - 2) * [.$E$1]" office:value-type="float" office:value="315">
            <text:p>315</text:p>
          </table:table-cell>
          <table:table-cell table:formula="of:=&quot;    &quot;&quot;&quot; &amp; [.A64] &amp; &quot;&quot;&quot; = {sort_order = &quot; &amp; [.C64] &amp; &quot;; script_info = {sortOrder = &quot; &amp; [.C64] &amp; &quot;;};};&quot;" office:value-type="string" office:string-value="    &quot;EQ_CARGO_BAY&quot; = {sort_order = 315; script_info = {sortOrder = 315;};};">
            <text:p><text:s text:c="4"/>"EQ_CARGO_BAY" = {sort_order = 315; script_info = {sortOrder = 315;};};</text:p>
          </table:table-cell>
          <table:table-cell table:number-columns-repeated="1020"/>
        </table:table-row>
        <table:table-row table:style-name="ro1">
          <table:table-cell office:value-type="string">
            <text:p>EQ_CARGO_BAY_REMOVAL</text:p>
          </table:table-cell>
          <table:table-cell office:value-type="string">
            <text:p>Sell Large Cargo Bay</text:p>
          </table:table-cell>
          <table:table-cell table:formula="of:=([.$B$1] - [.$E$1])  + (ROW([.A65]) - 2) * [.$E$1]" office:value-type="float" office:value="320">
            <text:p>320</text:p>
          </table:table-cell>
          <table:table-cell table:formula="of:=&quot;    &quot;&quot;&quot; &amp; [.A65] &amp; &quot;&quot;&quot; = {sort_order = &quot; &amp; [.C65] &amp; &quot;; script_info = {sortOrder = &quot; &amp; [.C65] &amp; &quot;;};};&quot;" office:value-type="string" office:string-value="    &quot;EQ_CARGO_BAY_REMOVAL&quot; = {sort_order = 320; script_info = {sortOrder = 320;};};">
            <text:p><text:s text:c="4"/>"EQ_CARGO_BAY_REMOVAL" = {sort_order = 320; script_info = {sortOrder = 320;};};</text:p>
          </table:table-cell>
          <table:table-cell table:number-columns-repeated="1020"/>
        </table:table-row>
        <table:table-row table:style-name="ro1">
          <table:table-cell office:value-type="string">
            <text:p>EQ_CARGO_SCANNER</text:p>
          </table:table-cell>
          <table:table-cell office:value-type="string">
            <text:p>Cargo Scanner</text:p>
          </table:table-cell>
          <table:table-cell table:formula="of:=([.$B$1] - [.$E$1])  + (ROW([.A66]) - 2) * [.$E$1]" office:value-type="float" office:value="325">
            <text:p>325</text:p>
          </table:table-cell>
          <table:table-cell table:formula="of:=&quot;    &quot;&quot;&quot; &amp; [.A66] &amp; &quot;&quot;&quot; = {sort_order = &quot; &amp; [.C66] &amp; &quot;; script_info = {sortOrder = &quot; &amp; [.C66] &amp; &quot;;};};&quot;" office:value-type="string" office:string-value="    &quot;EQ_CARGO_SCANNER&quot; = {sort_order = 325; script_info = {sortOrder = 325;};};">
            <text:p><text:s text:c="4"/>"EQ_CARGO_SCANNER" = {sort_order = 325; script_info = {sortOrder = 325;};};</text:p>
          </table:table-cell>
          <table:table-cell table:number-columns-repeated="1020"/>
        </table:table-row>
        <table:table-row table:style-name="ro1">
          <table:table-cell office:value-type="string">
            <text:p>EQ_CARGO_SCANNER_REMOVER</text:p>
          </table:table-cell>
          <table:table-cell office:value-type="string">
            <text:p>Sell Cargo Scanner</text:p>
          </table:table-cell>
          <table:table-cell table:formula="of:=([.$B$1] - [.$E$1])  + (ROW([.A67]) - 2) * [.$E$1]" office:value-type="float" office:value="330">
            <text:p>330</text:p>
          </table:table-cell>
          <table:table-cell table:formula="of:=&quot;    &quot;&quot;&quot; &amp; [.A67] &amp; &quot;&quot;&quot; = {sort_order = &quot; &amp; [.C67] &amp; &quot;; script_info = {sortOrder = &quot; &amp; [.C67] &amp; &quot;;};};&quot;" office:value-type="string" office:string-value="    &quot;EQ_CARGO_SCANNER_REMOVER&quot; = {sort_order = 330; script_info = {sortOrder = 330;};};">
            <text:p><text:s text:c="4"/>"EQ_CARGO_SCANNER_REMOVER" = {sort_order = 330; script_info = {sortOrder = 330;};};</text:p>
          </table:table-cell>
          <table:table-cell table:number-columns-repeated="1020"/>
        </table:table-row>
        <table:table-row table:style-name="ro1">
          <table:table-cell office:value-type="string">
            <text:p>EQ_CARGO_SCOOPS</text:p>
          </table:table-cell>
          <table:table-cell office:value-type="string">
            <text:p>Cargo Scoops</text:p>
          </table:table-cell>
          <table:table-cell table:formula="of:=([.$B$1] - [.$E$1])  + (ROW([.A68]) - 2) * [.$E$1]" office:value-type="float" office:value="335">
            <text:p>335</text:p>
          </table:table-cell>
          <table:table-cell table:formula="of:=&quot;    &quot;&quot;&quot; &amp; [.A68] &amp; &quot;&quot;&quot; = {sort_order = &quot; &amp; [.C68] &amp; &quot;; script_info = {sortOrder = &quot; &amp; [.C68] &amp; &quot;;};};&quot;" office:value-type="string" office:string-value="    &quot;EQ_CARGO_SCOOPS&quot; = {sort_order = 335; script_info = {sortOrder = 335;};};">
            <text:p><text:s text:c="4"/>"EQ_CARGO_SCOOPS" = {sort_order = 335; script_info = {sortOrder = 335;};};</text:p>
          </table:table-cell>
          <table:table-cell table:number-columns-repeated="1020"/>
        </table:table-row>
        <table:table-row table:style-name="ro1">
          <table:table-cell office:value-type="string">
            <text:p>EQ_CARGO_SHEPHERD_MINE</text:p>
          </table:table-cell>
          <table:table-cell office:value-type="string">
            <text:p>Cargo Shepherd</text:p>
          </table:table-cell>
          <table:table-cell table:formula="of:=([.$B$1] - [.$E$1])  + (ROW([.A69]) - 2) * [.$E$1]" office:value-type="float" office:value="340">
            <text:p>340</text:p>
          </table:table-cell>
          <table:table-cell table:formula="of:=&quot;    &quot;&quot;&quot; &amp; [.A69] &amp; &quot;&quot;&quot; = {sort_order = &quot; &amp; [.C69] &amp; &quot;; script_info = {sortOrder = &quot; &amp; [.C69] &amp; &quot;;};};&quot;" office:value-type="string" office:string-value="    &quot;EQ_CARGO_SHEPHERD_MINE&quot; = {sort_order = 340; script_info = {sortOrder = 340;};};">
            <text:p><text:s text:c="4"/>"EQ_CARGO_SHEPHERD_MINE" = {sort_order = 340; script_info = {sortOrder = 340;};};</text:p>
          </table:table-cell>
          <table:table-cell table:number-columns-repeated="1020"/>
        </table:table-row>
        <table:table-row table:style-name="ro1">
          <table:table-cell office:value-type="string">
            <text:p>EQ_CARGOSPOTTER</text:p>
          </table:table-cell>
          <table:table-cell office:value-type="string">
            <text:p>Cargo Spotter</text:p>
          </table:table-cell>
          <table:table-cell table:formula="of:=([.$B$1] - [.$E$1])  + (ROW([.A70]) - 2) * [.$E$1]" office:value-type="float" office:value="345">
            <text:p>345</text:p>
          </table:table-cell>
          <table:table-cell table:formula="of:=&quot;    &quot;&quot;&quot; &amp; [.A70] &amp; &quot;&quot;&quot; = {sort_order = &quot; &amp; [.C70] &amp; &quot;; script_info = {sortOrder = &quot; &amp; [.C70] &amp; &quot;;};};&quot;" office:value-type="string" office:string-value="    &quot;EQ_CARGOSPOTTER&quot; = {sort_order = 345; script_info = {sortOrder = 345;};};">
            <text:p><text:s text:c="4"/>"EQ_CARGOSPOTTER" = {sort_order = 345; script_info = {sortOrder = 345;};};</text:p>
          </table:table-cell>
          <table:table-cell table:number-columns-repeated="1020"/>
        </table:table-row>
        <table:table-row table:style-name="ro1">
          <table:table-cell office:value-type="string">
            <text:p>EQ_CCL_OXPS_MINE</text:p>
          </table:table-cell>
          <table:table-cell office:value-type="string">
            <text:p>CleanerMine</text:p>
          </table:table-cell>
          <table:table-cell table:formula="of:=([.$B$1] - [.$E$1])  + (ROW([.A71]) - 2) * [.$E$1]" office:value-type="float" office:value="350">
            <text:p>350</text:p>
          </table:table-cell>
          <table:table-cell table:formula="of:=&quot;    &quot;&quot;&quot; &amp; [.A71] &amp; &quot;&quot;&quot; = {sort_order = &quot; &amp; [.C71] &amp; &quot;; script_info = {sortOrder = &quot; &amp; [.C71] &amp; &quot;;};};&quot;" office:value-type="string" office:string-value="    &quot;EQ_CCL_OXPS_MINE&quot; = {sort_order = 350; script_info = {sortOrder = 350;};};">
            <text:p><text:s text:c="4"/>"EQ_CCL_OXPS_MINE" = {sort_order = 350; script_info = {sortOrder = 350;};};</text:p>
          </table:table-cell>
          <table:table-cell table:number-columns-repeated="1020"/>
        </table:table-row>
        <table:table-row table:style-name="ro1">
          <table:table-cell office:value-type="string">
            <text:p>EQ_CDRONE_LAUNCHER_MINE</text:p>
          </table:table-cell>
          <table:table-cell office:value-type="string">
            <text:p>Combat Drone</text:p>
          </table:table-cell>
          <table:table-cell table:formula="of:=([.$B$1] - [.$E$1])  + (ROW([.A72]) - 2) * [.$E$1]" office:value-type="float" office:value="355">
            <text:p>355</text:p>
          </table:table-cell>
          <table:table-cell table:formula="of:=&quot;    &quot;&quot;&quot; &amp; [.A72] &amp; &quot;&quot;&quot; = {sort_order = &quot; &amp; [.C72] &amp; &quot;; script_info = {sortOrder = &quot; &amp; [.C72] &amp; &quot;;};};&quot;" office:value-type="string" office:string-value="    &quot;EQ_CDRONE_LAUNCHER_MINE&quot; = {sort_order = 355; script_info = {sortOrder = 355;};};">
            <text:p><text:s text:c="4"/>"EQ_CDRONE_LAUNCHER_MINE" = {sort_order = 355; script_info = {sortOrder = 355;};};</text:p>
          </table:table-cell>
          <table:table-cell table:number-columns-repeated="1020"/>
        </table:table-row>
        <table:table-row table:style-name="ro1">
          <table:table-cell office:value-type="string">
            <text:p>EQ_CHAFF_LAUNCHER_REMOVAL</text:p>
          </table:table-cell>
          <table:table-cell office:value-type="string">
            <text:p>Sell Chaff Dispenser</text:p>
          </table:table-cell>
          <table:table-cell table:formula="of:=([.$B$1] - [.$E$1])  + (ROW([.A73]) - 2) * [.$E$1]" office:value-type="float" office:value="360">
            <text:p>360</text:p>
          </table:table-cell>
          <table:table-cell table:formula="of:=&quot;    &quot;&quot;&quot; &amp; [.A73] &amp; &quot;&quot;&quot; = {sort_order = &quot; &amp; [.C73] &amp; &quot;; script_info = {sortOrder = &quot; &amp; [.C73] &amp; &quot;;};};&quot;" office:value-type="string" office:string-value="    &quot;EQ_CHAFF_LAUNCHER_REMOVAL&quot; = {sort_order = 360; script_info = {sortOrder = 360;};};">
            <text:p><text:s text:c="4"/>"EQ_CHAFF_LAUNCHER_REMOVAL" = {sort_order = 360; script_info = {sortOrder = 360;};};</text:p>
          </table:table-cell>
          <table:table-cell table:number-columns-repeated="1020"/>
        </table:table-row>
        <table:table-row table:style-name="ro1">
          <table:table-cell office:value-type="string">
            <text:p>EQ_CIVILIAN_GRADE</text:p>
          </table:table-cell>
          <table:table-cell office:value-type="string">
            <text:p>Civilian Grade Fittings</text:p>
          </table:table-cell>
          <table:table-cell table:formula="of:=([.$B$1] - [.$E$1])  + (ROW([.A74]) - 2) * [.$E$1]" office:value-type="float" office:value="365">
            <text:p>365</text:p>
          </table:table-cell>
          <table:table-cell table:formula="of:=&quot;    &quot;&quot;&quot; &amp; [.A74] &amp; &quot;&quot;&quot; = {sort_order = &quot; &amp; [.C74] &amp; &quot;; script_info = {sortOrder = &quot; &amp; [.C74] &amp; &quot;;};};&quot;" office:value-type="string" office:string-value="    &quot;EQ_CIVILIAN_GRADE&quot; = {sort_order = 365; script_info = {sortOrder = 365;};};">
            <text:p><text:s text:c="4"/>"EQ_CIVILIAN_GRADE" = {sort_order = 365; script_info = {sortOrder = 365;};};</text:p>
          </table:table-cell>
          <table:table-cell table:number-columns-repeated="1020"/>
        </table:table-row>
        <table:table-row table:style-name="ro1">
          <table:table-cell office:value-type="string">
            <text:p>EQ_CIVILIAN_RE-FIT</text:p>
          </table:table-cell>
          <table:table-cell office:value-type="string">
            <text:p>Civilian Re-fit</text:p>
          </table:table-cell>
          <table:table-cell table:formula="of:=([.$B$1] - [.$E$1])  + (ROW([.A75]) - 2) * [.$E$1]" office:value-type="float" office:value="370">
            <text:p>370</text:p>
          </table:table-cell>
          <table:table-cell table:formula="of:=&quot;    &quot;&quot;&quot; &amp; [.A75] &amp; &quot;&quot;&quot; = {sort_order = &quot; &amp; [.C75] &amp; &quot;; script_info = {sortOrder = &quot; &amp; [.C75] &amp; &quot;;};};&quot;" office:value-type="string" office:string-value="    &quot;EQ_CIVILIAN_RE-FIT&quot; = {sort_order = 370; script_info = {sortOrder = 370;};};">
            <text:p><text:s text:c="4"/>"EQ_CIVILIAN_RE-FIT" = {sort_order = 370; script_info = {sortOrder = 370;};};</text:p>
          </table:table-cell>
          <table:table-cell table:number-columns-repeated="1020"/>
        </table:table-row>
        <table:table-row table:style-name="ro1">
          <table:table-cell office:value-type="string">
            <text:p>EQ_CLOAKING_DEVICE</text:p>
          </table:table-cell>
          <table:table-cell office:value-type="string">
            <text:p>Cloaking Device</text:p>
          </table:table-cell>
          <table:table-cell table:formula="of:=([.$B$1] - [.$E$1])  + (ROW([.A76]) - 2) * [.$E$1]" office:value-type="float" office:value="375">
            <text:p>375</text:p>
          </table:table-cell>
          <table:table-cell table:formula="of:=&quot;    &quot;&quot;&quot; &amp; [.A76] &amp; &quot;&quot;&quot; = {sort_order = &quot; &amp; [.C76] &amp; &quot;; script_info = {sortOrder = &quot; &amp; [.C76] &amp; &quot;;};};&quot;" office:value-type="string" office:string-value="    &quot;EQ_CLOAKING_DEVICE&quot; = {sort_order = 375; script_info = {sortOrder = 375;};};">
            <text:p><text:s text:c="4"/>"EQ_CLOAKING_DEVICE" = {sort_order = 375; script_info = {sortOrder = 375;};};</text:p>
          </table:table-cell>
          <table:table-cell table:number-columns-repeated="1020"/>
        </table:table-row>
        <table:table-row table:style-name="ro1">
          <table:table-cell office:value-type="string">
            <text:p>EQ_CLOAKING_DEVICE_REMOVAL</text:p>
          </table:table-cell>
          <table:table-cell office:value-type="string">
            <text:p>Sell Cloaking Device</text:p>
          </table:table-cell>
          <table:table-cell table:formula="of:=([.$B$1] - [.$E$1])  + (ROW([.A77]) - 2) * [.$E$1]" office:value-type="float" office:value="380">
            <text:p>380</text:p>
          </table:table-cell>
          <table:table-cell table:formula="of:=&quot;    &quot;&quot;&quot; &amp; [.A77] &amp; &quot;&quot;&quot; = {sort_order = &quot; &amp; [.C77] &amp; &quot;; script_info = {sortOrder = &quot; &amp; [.C77] &amp; &quot;;};};&quot;" office:value-type="string" office:string-value="    &quot;EQ_CLOAKING_DEVICE_REMOVAL&quot; = {sort_order = 380; script_info = {sortOrder = 380;};};">
            <text:p><text:s text:c="4"/>"EQ_CLOAKING_DEVICE_REMOVAL" = {sort_order = 380; script_info = {sortOrder = 380;};};</text:p>
          </table:table-cell>
          <table:table-cell table:number-columns-repeated="1020"/>
        </table:table-row>
        <table:table-row table:style-name="ro1">
          <table:table-cell office:value-type="string">
            <text:p>EQ_COMBATMFD</text:p>
          </table:table-cell>
          <table:table-cell office:value-type="string">
            <text:p>Combat MFD</text:p>
          </table:table-cell>
          <table:table-cell table:formula="of:=([.$B$1] - [.$E$1])  + (ROW([.A78]) - 2) * [.$E$1]" office:value-type="float" office:value="385">
            <text:p>385</text:p>
          </table:table-cell>
          <table:table-cell table:formula="of:=&quot;    &quot;&quot;&quot; &amp; [.A78] &amp; &quot;&quot;&quot; = {sort_order = &quot; &amp; [.C78] &amp; &quot;; script_info = {sortOrder = &quot; &amp; [.C78] &amp; &quot;;};};&quot;" office:value-type="string" office:string-value="    &quot;EQ_COMBATMFD&quot; = {sort_order = 385; script_info = {sortOrder = 385;};};">
            <text:p><text:s text:c="4"/>"EQ_COMBATMFD" = {sort_order = 385; script_info = {sortOrder = 385;};};</text:p>
          </table:table-cell>
          <table:table-cell table:number-columns-repeated="1020"/>
        </table:table-row>
        <table:table-row table:style-name="ro1">
          <table:table-cell office:value-type="string">
            <text:p>EQ_COMMSLOGMFD</text:p>
          </table:table-cell>
          <table:table-cell office:value-type="string">
            <text:p>CommsLog MFD</text:p>
          </table:table-cell>
          <table:table-cell table:formula="of:=([.$B$1] - [.$E$1])  + (ROW([.A79]) - 2) * [.$E$1]" office:value-type="float" office:value="390">
            <text:p>390</text:p>
          </table:table-cell>
          <table:table-cell table:formula="of:=&quot;    &quot;&quot;&quot; &amp; [.A79] &amp; &quot;&quot;&quot; = {sort_order = &quot; &amp; [.C79] &amp; &quot;; script_info = {sortOrder = &quot; &amp; [.C79] &amp; &quot;;};};&quot;" office:value-type="string" office:string-value="    &quot;EQ_COMMSLOGMFD&quot; = {sort_order = 390; script_info = {sortOrder = 390;};};">
            <text:p><text:s text:c="4"/>"EQ_COMMSLOGMFD" = {sort_order = 390; script_info = {sortOrder = 390;};};</text:p>
          </table:table-cell>
          <table:table-cell table:number-columns-repeated="1020"/>
        </table:table-row>
        <table:table-row table:style-name="ro1">
          <table:table-cell office:value-type="string">
            <text:p>EQ_COMMSLOGMFD_PASSIVE</text:p>
          </table:table-cell>
          <table:table-cell office:value-type="string">
            <text:p>CommsLog MFD</text:p>
          </table:table-cell>
          <table:table-cell table:formula="of:=([.$B$1] - [.$E$1])  + (ROW([.A80]) - 2) * [.$E$1]" office:value-type="float" office:value="395">
            <text:p>395</text:p>
          </table:table-cell>
          <table:table-cell table:formula="of:=&quot;    &quot;&quot;&quot; &amp; [.A80] &amp; &quot;&quot;&quot; = {sort_order = &quot; &amp; [.C80] &amp; &quot;; script_info = {sortOrder = &quot; &amp; [.C80] &amp; &quot;;};};&quot;" office:value-type="string" office:string-value="    &quot;EQ_COMMSLOGMFD_PASSIVE&quot; = {sort_order = 395; script_info = {sortOrder = 395;};};">
            <text:p><text:s text:c="4"/>"EQ_COMMSLOGMFD_PASSIVE" = {sort_order = 395; script_info = {sortOrder = 395;};};</text:p>
          </table:table-cell>
          <table:table-cell table:number-columns-repeated="1020"/>
        </table:table-row>
        <table:table-row table:style-name="ro1">
          <table:table-cell office:value-type="string">
            <text:p>EQ_COMMSLOGMFD_PASSIVE_REMOVAL</text:p>
          </table:table-cell>
          <table:table-cell office:value-type="string">
            <text:p>Remove CommsLog MFD</text:p>
          </table:table-cell>
          <table:table-cell table:formula="of:=([.$B$1] - [.$E$1])  + (ROW([.A81]) - 2) * [.$E$1]" office:value-type="float" office:value="400">
            <text:p>400</text:p>
          </table:table-cell>
          <table:table-cell table:formula="of:=&quot;    &quot;&quot;&quot; &amp; [.A81] &amp; &quot;&quot;&quot; = {sort_order = &quot; &amp; [.C81] &amp; &quot;; script_info = {sortOrder = &quot; &amp; [.C81] &amp; &quot;;};};&quot;" office:value-type="string" office:string-value="    &quot;EQ_COMMSLOGMFD_PASSIVE_REMOVAL&quot; = {sort_order = 400; script_info = {sortOrder = 400;};};">
            <text:p><text:s text:c="4"/>"EQ_COMMSLOGMFD_PASSIVE_REMOVAL" = {sort_order = 400; script_info = {sortOrder = 400;};};</text:p>
          </table:table-cell>
          <table:table-cell table:number-columns-repeated="1020"/>
        </table:table-row>
        <table:table-row table:style-name="ro1">
          <table:table-cell office:value-type="string">
            <text:p>EQ_COMMSLOGMFD_REMOVAL</text:p>
          </table:table-cell>
          <table:table-cell office:value-type="string">
            <text:p>Remove CommsLog MFD</text:p>
          </table:table-cell>
          <table:table-cell table:formula="of:=([.$B$1] - [.$E$1])  + (ROW([.A82]) - 2) * [.$E$1]" office:value-type="float" office:value="405">
            <text:p>405</text:p>
          </table:table-cell>
          <table:table-cell table:formula="of:=&quot;    &quot;&quot;&quot; &amp; [.A82] &amp; &quot;&quot;&quot; = {sort_order = &quot; &amp; [.C82] &amp; &quot;; script_info = {sortOrder = &quot; &amp; [.C82] &amp; &quot;;};};&quot;" office:value-type="string" office:string-value="    &quot;EQ_COMMSLOGMFD_REMOVAL&quot; = {sort_order = 405; script_info = {sortOrder = 405;};};">
            <text:p><text:s text:c="4"/>"EQ_COMMSLOGMFD_REMOVAL" = {sort_order = 405; script_info = {sortOrder = 405;};};</text:p>
          </table:table-cell>
          <table:table-cell table:number-columns-repeated="1020"/>
        </table:table-row>
        <table:table-row table:style-name="ro1">
          <table:table-cell office:value-type="string">
            <text:p>EQ_CONTROLBUTTON_MINE</text:p>
          </table:table-cell>
          <table:table-cell office:value-type="string">
            <text:p>ControlButton</text:p>
          </table:table-cell>
          <table:table-cell table:formula="of:=([.$B$1] - [.$E$1])  + (ROW([.A83]) - 2) * [.$E$1]" office:value-type="float" office:value="410">
            <text:p>410</text:p>
          </table:table-cell>
          <table:table-cell table:formula="of:=&quot;    &quot;&quot;&quot; &amp; [.A83] &amp; &quot;&quot;&quot; = {sort_order = &quot; &amp; [.C83] &amp; &quot;; script_info = {sortOrder = &quot; &amp; [.C83] &amp; &quot;;};};&quot;" office:value-type="string" office:string-value="    &quot;EQ_CONTROLBUTTON_MINE&quot; = {sort_order = 410; script_info = {sortOrder = 410;};};">
            <text:p><text:s text:c="4"/>"EQ_CONTROLBUTTON_MINE" = {sort_order = 410; script_info = {sortOrder = 410;};};</text:p>
          </table:table-cell>
          <table:table-cell table:number-columns-repeated="1020"/>
        </table:table-row>
        <table:table-row table:style-name="ro1">
          <table:table-cell office:value-type="string">
            <text:p>EQ_COTBS_RESTORE</text:p>
          </table:table-cell>
          <table:table-cell office:value-type="string">
            <text:p>Restore to factory settings</text:p>
          </table:table-cell>
          <table:table-cell table:formula="of:=([.$B$1] - [.$E$1])  + (ROW([.A84]) - 2) * [.$E$1]" office:value-type="float" office:value="415">
            <text:p>415</text:p>
          </table:table-cell>
          <table:table-cell table:formula="of:=&quot;    &quot;&quot;&quot; &amp; [.A84] &amp; &quot;&quot;&quot; = {sort_order = &quot; &amp; [.C84] &amp; &quot;; script_info = {sortOrder = &quot; &amp; [.C84] &amp; &quot;;};};&quot;" office:value-type="string" office:string-value="    &quot;EQ_COTBS_RESTORE&quot; = {sort_order = 415; script_info = {sortOrder = 415;};};">
            <text:p><text:s text:c="4"/>"EQ_COTBS_RESTORE" = {sort_order = 415; script_info = {sortOrder = 415;};};</text:p>
          </table:table-cell>
          <table:table-cell table:number-columns-repeated="1020"/>
        </table:table-row>
        <table:table-row table:style-name="ro1">
          <table:table-cell office:value-type="string">
            <text:p>EQ_CRIPPLED_CLOAKING</text:p>
          </table:table-cell>
          <table:table-cell office:value-type="string">
            <text:p>Cloaking Device</text:p>
          </table:table-cell>
          <table:table-cell table:formula="of:=([.$B$1] - [.$E$1])  + (ROW([.A85]) - 2) * [.$E$1]" office:value-type="float" office:value="420">
            <text:p>420</text:p>
          </table:table-cell>
          <table:table-cell table:formula="of:=&quot;    &quot;&quot;&quot; &amp; [.A85] &amp; &quot;&quot;&quot; = {sort_order = &quot; &amp; [.C85] &amp; &quot;; script_info = {sortOrder = &quot; &amp; [.C85] &amp; &quot;;};};&quot;" office:value-type="string" office:string-value="    &quot;EQ_CRIPPLED_CLOAKING&quot; = {sort_order = 420; script_info = {sortOrder = 420;};};">
            <text:p><text:s text:c="4"/>"EQ_CRIPPLED_CLOAKING" = {sort_order = 420; script_info = {sortOrder = 420;};};</text:p>
          </table:table-cell>
          <table:table-cell table:number-columns-repeated="1020"/>
        </table:table-row>
        <table:table-row table:style-name="ro1">
          <table:table-cell office:value-type="string">
            <text:p>EQ_CRITICAL_WARNING</text:p>
          </table:table-cell>
          <table:table-cell office:value-type="string">
            <text:p>Critical Warning</text:p>
          </table:table-cell>
          <table:table-cell table:formula="of:=([.$B$1] - [.$E$1])  + (ROW([.A86]) - 2) * [.$E$1]" office:value-type="float" office:value="425">
            <text:p>425</text:p>
          </table:table-cell>
          <table:table-cell table:formula="of:=&quot;    &quot;&quot;&quot; &amp; [.A86] &amp; &quot;&quot;&quot; = {sort_order = &quot; &amp; [.C86] &amp; &quot;; script_info = {sortOrder = &quot; &amp; [.C86] &amp; &quot;;};};&quot;" office:value-type="string" office:string-value="    &quot;EQ_CRITICAL_WARNING&quot; = {sort_order = 425; script_info = {sortOrder = 425;};};">
            <text:p><text:s text:c="4"/>"EQ_CRITICAL_WARNING" = {sort_order = 425; script_info = {sortOrder = 425;};};</text:p>
          </table:table-cell>
          <table:table-cell table:number-columns-repeated="1020"/>
        </table:table-row>
        <table:table-row table:style-name="ro1">
          <table:table-cell office:value-type="string">
            <text:p>EQ_CRITICAL_WARNING_NOISY_1</text:p>
          </table:table-cell>
          <table:table-cell office:value-type="string">
            <text:p>Critical Warning Noisy 1</text:p>
          </table:table-cell>
          <table:table-cell table:formula="of:=([.$B$1] - [.$E$1])  + (ROW([.A87]) - 2) * [.$E$1]" office:value-type="float" office:value="430">
            <text:p>430</text:p>
          </table:table-cell>
          <table:table-cell table:formula="of:=&quot;    &quot;&quot;&quot; &amp; [.A87] &amp; &quot;&quot;&quot; = {sort_order = &quot; &amp; [.C87] &amp; &quot;; script_info = {sortOrder = &quot; &amp; [.C87] &amp; &quot;;};};&quot;" office:value-type="string" office:string-value="    &quot;EQ_CRITICAL_WARNING_NOISY_1&quot; = {sort_order = 430; script_info = {sortOrder = 430;};};">
            <text:p><text:s text:c="4"/>"EQ_CRITICAL_WARNING_NOISY_1" = {sort_order = 430; script_info = {sortOrder = 430;};};</text:p>
          </table:table-cell>
          <table:table-cell table:number-columns-repeated="1020"/>
        </table:table-row>
        <table:table-row table:style-name="ro1">
          <table:table-cell office:value-type="string">
            <text:p>EQ_CRITICAL_WARNING_NOISY_2</text:p>
          </table:table-cell>
          <table:table-cell office:value-type="string">
            <text:p>Critical Warning Noisy 2</text:p>
          </table:table-cell>
          <table:table-cell table:formula="of:=([.$B$1] - [.$E$1])  + (ROW([.A88]) - 2) * [.$E$1]" office:value-type="float" office:value="435">
            <text:p>435</text:p>
          </table:table-cell>
          <table:table-cell table:formula="of:=&quot;    &quot;&quot;&quot; &amp; [.A88] &amp; &quot;&quot;&quot; = {sort_order = &quot; &amp; [.C88] &amp; &quot;; script_info = {sortOrder = &quot; &amp; [.C88] &amp; &quot;;};};&quot;" office:value-type="string" office:string-value="    &quot;EQ_CRITICAL_WARNING_NOISY_2&quot; = {sort_order = 435; script_info = {sortOrder = 435;};};">
            <text:p><text:s text:c="4"/>"EQ_CRITICAL_WARNING_NOISY_2" = {sort_order = 435; script_info = {sortOrder = 435;};};</text:p>
          </table:table-cell>
          <table:table-cell table:number-columns-repeated="1020"/>
        </table:table-row>
        <table:table-row table:style-name="ro1">
          <table:table-cell office:value-type="string">
            <text:p>EQ_CT_CONVERT</text:p>
          </table:table-cell>
          <table:table-cell office:value-type="string">
            <text:p>Reprogram Thargon Fighter</text:p>
          </table:table-cell>
          <table:table-cell table:formula="of:=([.$B$1] - [.$E$1])  + (ROW([.A89]) - 2) * [.$E$1]" office:value-type="float" office:value="440">
            <text:p>440</text:p>
          </table:table-cell>
          <table:table-cell table:formula="of:=&quot;    &quot;&quot;&quot; &amp; [.A89] &amp; &quot;&quot;&quot; = {sort_order = &quot; &amp; [.C89] &amp; &quot;; script_info = {sortOrder = &quot; &amp; [.C89] &amp; &quot;;};};&quot;" office:value-type="string" office:string-value="    &quot;EQ_CT_CONVERT&quot; = {sort_order = 440; script_info = {sortOrder = 440;};};">
            <text:p><text:s text:c="4"/>"EQ_CT_CONVERT" = {sort_order = 440; script_info = {sortOrder = 440;};};</text:p>
          </table:table-cell>
          <table:table-cell table:number-columns-repeated="1020"/>
        </table:table-row>
        <table:table-row table:style-name="ro1">
          <table:table-cell office:value-type="string">
            <text:p>EQ_CT_DRONE_1</text:p>
          </table:table-cell>
          <table:table-cell office:value-type="string">
            <text:p>Replacement Thargon Fighter</text:p>
          </table:table-cell>
          <table:table-cell table:formula="of:=([.$B$1] - [.$E$1])  + (ROW([.A90]) - 2) * [.$E$1]" office:value-type="float" office:value="445">
            <text:p>445</text:p>
          </table:table-cell>
          <table:table-cell table:formula="of:=&quot;    &quot;&quot;&quot; &amp; [.A90] &amp; &quot;&quot;&quot; = {sort_order = &quot; &amp; [.C90] &amp; &quot;; script_info = {sortOrder = &quot; &amp; [.C90] &amp; &quot;;};};&quot;" office:value-type="string" office:string-value="    &quot;EQ_CT_DRONE_1&quot; = {sort_order = 445; script_info = {sortOrder = 445;};};">
            <text:p><text:s text:c="4"/>"EQ_CT_DRONE_1" = {sort_order = 445; script_info = {sortOrder = 445;};};</text:p>
          </table:table-cell>
          <table:table-cell table:number-columns-repeated="1020"/>
        </table:table-row>
        <table:table-row table:style-name="ro1">
          <table:table-cell office:value-type="string">
            <text:p>EQ_CT_DRONE_2</text:p>
          </table:table-cell>
          <table:table-cell office:value-type="string">
            <text:p>Replacement Thargon Fighters x2</text:p>
          </table:table-cell>
          <table:table-cell table:formula="of:=([.$B$1] - [.$E$1])  + (ROW([.A91]) - 2) * [.$E$1]" office:value-type="float" office:value="450">
            <text:p>450</text:p>
          </table:table-cell>
          <table:table-cell table:formula="of:=&quot;    &quot;&quot;&quot; &amp; [.A91] &amp; &quot;&quot;&quot; = {sort_order = &quot; &amp; [.C91] &amp; &quot;; script_info = {sortOrder = &quot; &amp; [.C91] &amp; &quot;;};};&quot;" office:value-type="string" office:string-value="    &quot;EQ_CT_DRONE_2&quot; = {sort_order = 450; script_info = {sortOrder = 450;};};">
            <text:p><text:s text:c="4"/>"EQ_CT_DRONE_2" = {sort_order = 450; script_info = {sortOrder = 450;};};</text:p>
          </table:table-cell>
          <table:table-cell table:number-columns-repeated="1020"/>
        </table:table-row>
        <table:table-row table:style-name="ro1">
          <table:table-cell office:value-type="string">
            <text:p>EQ_CT_DRONE_3</text:p>
          </table:table-cell>
          <table:table-cell office:value-type="string">
            <text:p>Replacement Thargon Fighters x3</text:p>
          </table:table-cell>
          <table:table-cell table:formula="of:=([.$B$1] - [.$E$1])  + (ROW([.A92]) - 2) * [.$E$1]" office:value-type="float" office:value="455">
            <text:p>455</text:p>
          </table:table-cell>
          <table:table-cell table:formula="of:=&quot;    &quot;&quot;&quot; &amp; [.A92] &amp; &quot;&quot;&quot; = {sort_order = &quot; &amp; [.C92] &amp; &quot;; script_info = {sortOrder = &quot; &amp; [.C92] &amp; &quot;;};};&quot;" office:value-type="string" office:string-value="    &quot;EQ_CT_DRONE_3&quot; = {sort_order = 455; script_info = {sortOrder = 455;};};">
            <text:p><text:s text:c="4"/>"EQ_CT_DRONE_3" = {sort_order = 455; script_info = {sortOrder = 455;};};</text:p>
          </table:table-cell>
          <table:table-cell table:number-columns-repeated="1020"/>
        </table:table-row>
        <table:table-row table:style-name="ro1">
          <table:table-cell office:value-type="string">
            <text:p>EQ_CT_DRONE_4</text:p>
          </table:table-cell>
          <table:table-cell office:value-type="string">
            <text:p>Replacement Thargon Fighters x4</text:p>
          </table:table-cell>
          <table:table-cell table:formula="of:=([.$B$1] - [.$E$1])  + (ROW([.A93]) - 2) * [.$E$1]" office:value-type="float" office:value="460">
            <text:p>460</text:p>
          </table:table-cell>
          <table:table-cell table:formula="of:=&quot;    &quot;&quot;&quot; &amp; [.A93] &amp; &quot;&quot;&quot; = {sort_order = &quot; &amp; [.C93] &amp; &quot;; script_info = {sortOrder = &quot; &amp; [.C93] &amp; &quot;;};};&quot;" office:value-type="string" office:string-value="    &quot;EQ_CT_DRONE_4&quot; = {sort_order = 460; script_info = {sortOrder = 460;};};">
            <text:p><text:s text:c="4"/>"EQ_CT_DRONE_4" = {sort_order = 460; script_info = {sortOrder = 460;};};</text:p>
          </table:table-cell>
          <table:table-cell table:number-columns-repeated="1020"/>
        </table:table-row>
        <table:table-row table:style-name="ro1">
          <table:table-cell office:value-type="string">
            <text:p>EQ_CT_MINE</text:p>
          </table:table-cell>
          <table:table-cell office:value-type="string">
            <text:p>Captured Thargon Ship Defense System</text:p>
          </table:table-cell>
          <table:table-cell table:formula="of:=([.$B$1] - [.$E$1])  + (ROW([.A94]) - 2) * [.$E$1]" office:value-type="float" office:value="465">
            <text:p>465</text:p>
          </table:table-cell>
          <table:table-cell table:formula="of:=&quot;    &quot;&quot;&quot; &amp; [.A94] &amp; &quot;&quot;&quot; = {sort_order = &quot; &amp; [.C94] &amp; &quot;; script_info = {sortOrder = &quot; &amp; [.C94] &amp; &quot;;};};&quot;" office:value-type="string" office:string-value="    &quot;EQ_CT_MINE&quot; = {sort_order = 465; script_info = {sortOrder = 465;};};">
            <text:p><text:s text:c="4"/>"EQ_CT_MINE" = {sort_order = 465; script_info = {sortOrder = 465;};};</text:p>
          </table:table-cell>
          <table:table-cell table:number-columns-repeated="1020"/>
        </table:table-row>
        <table:table-row table:style-name="ro1">
          <table:table-cell office:value-type="string">
            <text:p>EQ_CTE_TRADERNET</text:p>
          </table:table-cell>
          <table:table-cell office:value-type="string">
            <text:p>TraderNet Monthly Subscription</text:p>
          </table:table-cell>
          <table:table-cell table:formula="of:=([.$B$1] - [.$E$1])  + (ROW([.A95]) - 2) * [.$E$1]" office:value-type="float" office:value="470">
            <text:p>470</text:p>
          </table:table-cell>
          <table:table-cell table:formula="of:=&quot;    &quot;&quot;&quot; &amp; [.A95] &amp; &quot;&quot;&quot; = {sort_order = &quot; &amp; [.C95] &amp; &quot;; script_info = {sortOrder = &quot; &amp; [.C95] &amp; &quot;;};};&quot;" office:value-type="string" office:string-value="    &quot;EQ_CTE_TRADERNET&quot; = {sort_order = 470; script_info = {sortOrder = 470;};};">
            <text:p><text:s text:c="4"/>"EQ_CTE_TRADERNET" = {sort_order = 470; script_info = {sortOrder = 470;};};</text:p>
          </table:table-cell>
          <table:table-cell table:number-columns-repeated="1020"/>
        </table:table-row>
        <table:table-row table:style-name="ro1">
          <table:table-cell office:value-type="string">
            <text:p>EQ_CTE_TRADERNET_RENEWAL</text:p>
          </table:table-cell>
          <table:table-cell office:value-type="string">
            <text:p>TraderNet Monthly Subscription (Renewal)</text:p>
          </table:table-cell>
          <table:table-cell table:formula="of:=([.$B$1] - [.$E$1])  + (ROW([.A96]) - 2) * [.$E$1]" office:value-type="float" office:value="475">
            <text:p>475</text:p>
          </table:table-cell>
          <table:table-cell table:formula="of:=&quot;    &quot;&quot;&quot; &amp; [.A96] &amp; &quot;&quot;&quot; = {sort_order = &quot; &amp; [.C96] &amp; &quot;; script_info = {sortOrder = &quot; &amp; [.C96] &amp; &quot;;};};&quot;" office:value-type="string" office:string-value="    &quot;EQ_CTE_TRADERNET_RENEWAL&quot; = {sort_order = 475; script_info = {sortOrder = 475;};};">
            <text:p><text:s text:c="4"/>"EQ_CTE_TRADERNET_RENEWAL" = {sort_order = 475; script_info = {sortOrder = 475;};};</text:p>
          </table:table-cell>
          <table:table-cell table:number-columns-repeated="1020"/>
        </table:table-row>
        <table:table-row table:style-name="ro1">
          <table:table-cell office:value-type="string">
            <text:p>EQ_CUTTING_EDGE_TECH</text:p>
          </table:table-cell>
          <table:table-cell office:value-type="string">
            <text:p>State of the Art Technolgy Interface</text:p>
          </table:table-cell>
          <table:table-cell table:formula="of:=([.$B$1] - [.$E$1])  + (ROW([.A97]) - 2) * [.$E$1]" office:value-type="float" office:value="480">
            <text:p>480</text:p>
          </table:table-cell>
          <table:table-cell table:formula="of:=&quot;    &quot;&quot;&quot; &amp; [.A97] &amp; &quot;&quot;&quot; = {sort_order = &quot; &amp; [.C97] &amp; &quot;; script_info = {sortOrder = &quot; &amp; [.C97] &amp; &quot;;};};&quot;" office:value-type="string" office:string-value="    &quot;EQ_CUTTING_EDGE_TECH&quot; = {sort_order = 480; script_info = {sortOrder = 480;};};">
            <text:p><text:s text:c="4"/>"EQ_CUTTING_EDGE_TECH" = {sort_order = 480; script_info = {sortOrder = 480;};};</text:p>
          </table:table-cell>
          <table:table-cell table:number-columns-repeated="1020"/>
        </table:table-row>
        <table:table-row table:style-name="ro1">
          <table:table-cell office:value-type="string">
            <text:p>EQ_DAMAGE_REPORT_MFD</text:p>
          </table:table-cell>
          <table:table-cell office:value-type="string">
            <text:p>Damage Report MFD</text:p>
          </table:table-cell>
          <table:table-cell table:formula="of:=([.$B$1] - [.$E$1])  + (ROW([.A98]) - 2) * [.$E$1]" office:value-type="float" office:value="485">
            <text:p>485</text:p>
          </table:table-cell>
          <table:table-cell table:formula="of:=&quot;    &quot;&quot;&quot; &amp; [.A98] &amp; &quot;&quot;&quot; = {sort_order = &quot; &amp; [.C98] &amp; &quot;; script_info = {sortOrder = &quot; &amp; [.C98] &amp; &quot;;};};&quot;" office:value-type="string" office:string-value="    &quot;EQ_DAMAGE_REPORT_MFD&quot; = {sort_order = 485; script_info = {sortOrder = 485;};};">
            <text:p><text:s text:c="4"/>"EQ_DAMAGE_REPORT_MFD" = {sort_order = 485; script_info = {sortOrder = 485;};};</text:p>
          </table:table-cell>
          <table:table-cell table:number-columns-repeated="1020"/>
        </table:table-row>
        <table:table-row table:style-name="ro1">
          <table:table-cell office:value-type="string">
            <text:p>EQ_DAMAGE_REPORT_MFD_PASSIVE</text:p>
          </table:table-cell>
          <table:table-cell office:value-type="string">
            <text:p>Damage Report MFD</text:p>
          </table:table-cell>
          <table:table-cell table:formula="of:=([.$B$1] - [.$E$1])  + (ROW([.A99]) - 2) * [.$E$1]" office:value-type="float" office:value="490">
            <text:p>490</text:p>
          </table:table-cell>
          <table:table-cell table:formula="of:=&quot;    &quot;&quot;&quot; &amp; [.A99] &amp; &quot;&quot;&quot; = {sort_order = &quot; &amp; [.C99] &amp; &quot;; script_info = {sortOrder = &quot; &amp; [.C99] &amp; &quot;;};};&quot;" office:value-type="string" office:string-value="    &quot;EQ_DAMAGE_REPORT_MFD_PASSIVE&quot; = {sort_order = 490; script_info = {sortOrder = 490;};};">
            <text:p><text:s text:c="4"/>"EQ_DAMAGE_REPORT_MFD_PASSIVE" = {sort_order = 490; script_info = {sortOrder = 490;};};</text:p>
          </table:table-cell>
          <table:table-cell table:number-columns-repeated="1020"/>
        </table:table-row>
        <table:table-row table:style-name="ro1">
          <table:table-cell office:value-type="string">
            <text:p>EQ_DAMAGE_REPORT_MFD_PASSIVE_REMOVAL</text:p>
          </table:table-cell>
          <table:table-cell office:value-type="string">
            <text:p>Remove Damage Report MFD</text:p>
          </table:table-cell>
          <table:table-cell table:formula="of:=([.$B$1] - [.$E$1])  + (ROW([.A100]) - 2) * [.$E$1]" office:value-type="float" office:value="495">
            <text:p>495</text:p>
          </table:table-cell>
          <table:table-cell table:formula="of:=&quot;    &quot;&quot;&quot; &amp; [.A100] &amp; &quot;&quot;&quot; = {sort_order = &quot; &amp; [.C100] &amp; &quot;; script_info = {sortOrder = &quot; &amp; [.C100] &amp; &quot;;};};&quot;" office:value-type="string" office:string-value="    &quot;EQ_DAMAGE_REPORT_MFD_PASSIVE_REMOVAL&quot; = {sort_order = 495; script_info = {sortOrder = 495;};};">
            <text:p><text:s text:c="4"/>"EQ_DAMAGE_REPORT_MFD_PASSIVE_REMOVAL" = {sort_order = 495; script_info = {sortOrder = 495;};};</text:p>
          </table:table-cell>
          <table:table-cell table:number-columns-repeated="1020"/>
        </table:table-row>
        <table:table-row table:style-name="ro1">
          <table:table-cell office:value-type="string">
            <text:p>EQ_DAMAGE_REPORT_MFD_REMOVAL</text:p>
          </table:table-cell>
          <table:table-cell office:value-type="string">
            <text:p>Remove Damage Report MFD</text:p>
          </table:table-cell>
          <table:table-cell table:formula="of:=([.$B$1] - [.$E$1])  + (ROW([.A101]) - 2) * [.$E$1]" office:value-type="float" office:value="500">
            <text:p>500</text:p>
          </table:table-cell>
          <table:table-cell table:formula="of:=&quot;    &quot;&quot;&quot; &amp; [.A101] &amp; &quot;&quot;&quot; = {sort_order = &quot; &amp; [.C101] &amp; &quot;; script_info = {sortOrder = &quot; &amp; [.C101] &amp; &quot;;};};&quot;" office:value-type="string" office:string-value="    &quot;EQ_DAMAGE_REPORT_MFD_REMOVAL&quot; = {sort_order = 500; script_info = {sortOrder = 500;};};">
            <text:p><text:s text:c="4"/>"EQ_DAMAGE_REPORT_MFD_REMOVAL" = {sort_order = 500; script_info = {sortOrder = 500;};};</text:p>
          </table:table-cell>
          <table:table-cell table:number-columns-repeated="1020"/>
        </table:table-row>
        <table:table-row table:style-name="ro1">
          <table:table-cell office:value-type="string">
            <text:p>EQ_DCN</text:p>
          </table:table-cell>
          <table:table-cell office:value-type="string">
            <text:p>Damage Control Node</text:p>
          </table:table-cell>
          <table:table-cell table:formula="of:=([.$B$1] - [.$E$1])  + (ROW([.A102]) - 2) * [.$E$1]" office:value-type="float" office:value="505">
            <text:p>505</text:p>
          </table:table-cell>
          <table:table-cell table:formula="of:=&quot;    &quot;&quot;&quot; &amp; [.A102] &amp; &quot;&quot;&quot; = {sort_order = &quot; &amp; [.C102] &amp; &quot;; script_info = {sortOrder = &quot; &amp; [.C102] &amp; &quot;;};};&quot;" office:value-type="string" office:string-value="    &quot;EQ_DCN&quot; = {sort_order = 505; script_info = {sortOrder = 505;};};">
            <text:p><text:s text:c="4"/>"EQ_DCN" = {sort_order = 505; script_info = {sortOrder = 505;};};</text:p>
          </table:table-cell>
          <table:table-cell table:number-columns-repeated="1020"/>
        </table:table-row>
        <table:table-row table:style-name="ro1">
          <table:table-cell office:value-type="string">
            <text:p>EQ_DEFENCE_MISSILE</text:p>
          </table:table-cell>
          <table:table-cell office:value-type="string">
            <text:p>Defence Missile</text:p>
          </table:table-cell>
          <table:table-cell table:formula="of:=([.$B$1] - [.$E$1])  + (ROW([.A103]) - 2) * [.$E$1]" office:value-type="float" office:value="510">
            <text:p>510</text:p>
          </table:table-cell>
          <table:table-cell table:formula="of:=&quot;    &quot;&quot;&quot; &amp; [.A103] &amp; &quot;&quot;&quot; = {sort_order = &quot; &amp; [.C103] &amp; &quot;; script_info = {sortOrder = &quot; &amp; [.C103] &amp; &quot;;};};&quot;" office:value-type="string" office:string-value="    &quot;EQ_DEFENCE_MISSILE&quot; = {sort_order = 510; script_info = {sortOrder = 510;};};">
            <text:p><text:s text:c="4"/>"EQ_DEFENCE_MISSILE" = {sort_order = 510; script_info = {sortOrder = 510;};};</text:p>
          </table:table-cell>
          <table:table-cell table:number-columns-repeated="1020"/>
        </table:table-row>
        <table:table-row table:style-name="ro1">
          <table:table-cell office:value-type="string">
            <text:p>EQ_DHI_ASATRU</text:p>
          </table:table-cell>
          <table:table-cell office:value-type="string">
            <text:p>Akai Stella Automated Transport Routing Unit</text:p>
          </table:table-cell>
          <table:table-cell table:formula="of:=([.$B$1] - [.$E$1])  + (ROW([.A104]) - 2) * [.$E$1]" office:value-type="float" office:value="515">
            <text:p>515</text:p>
          </table:table-cell>
          <table:table-cell table:formula="of:=&quot;    &quot;&quot;&quot; &amp; [.A104] &amp; &quot;&quot;&quot; = {sort_order = &quot; &amp; [.C104] &amp; &quot;; script_info = {sortOrder = &quot; &amp; [.C104] &amp; &quot;;};};&quot;" office:value-type="string" office:string-value="    &quot;EQ_DHI_ASATRU&quot; = {sort_order = 515; script_info = {sortOrder = 515;};};">
            <text:p><text:s text:c="4"/>"EQ_DHI_ASATRU" = {sort_order = 515; script_info = {sortOrder = 515;};};</text:p>
          </table:table-cell>
          <table:table-cell table:number-columns-repeated="1020"/>
        </table:table-row>
        <table:table-row table:style-name="ro1">
          <table:table-cell office:value-type="string">
            <text:p>EQ_DHI_DRUID</text:p>
          </table:table-cell>
          <table:table-cell office:value-type="string">
            <text:p>Dynamic Response Uridium Injection Dilator</text:p>
          </table:table-cell>
          <table:table-cell table:formula="of:=([.$B$1] - [.$E$1])  + (ROW([.A105]) - 2) * [.$E$1]" office:value-type="float" office:value="520">
            <text:p>520</text:p>
          </table:table-cell>
          <table:table-cell table:formula="of:=&quot;    &quot;&quot;&quot; &amp; [.A105] &amp; &quot;&quot;&quot; = {sort_order = &quot; &amp; [.C105] &amp; &quot;; script_info = {sortOrder = &quot; &amp; [.C105] &amp; &quot;;};};&quot;" office:value-type="string" office:string-value="    &quot;EQ_DHI_DRUID&quot; = {sort_order = 520; script_info = {sortOrder = 520;};};">
            <text:p><text:s text:c="4"/>"EQ_DHI_DRUID" = {sort_order = 520; script_info = {sortOrder = 520;};};</text:p>
          </table:table-cell>
          <table:table-cell table:number-columns-repeated="1020"/>
        </table:table-row>
        <table:table-row table:style-name="ro1">
          <table:table-cell office:value-type="string">
            <text:p>EQ_DHI_PAGAN</text:p>
          </table:table-cell>
          <table:table-cell office:value-type="string">
            <text:p>Proton Anti-Gaussing Anisotropy Neutraliser</text:p>
          </table:table-cell>
          <table:table-cell table:formula="of:=([.$B$1] - [.$E$1])  + (ROW([.A106]) - 2) * [.$E$1]" office:value-type="float" office:value="525">
            <text:p>525</text:p>
          </table:table-cell>
          <table:table-cell table:formula="of:=&quot;    &quot;&quot;&quot; &amp; [.A106] &amp; &quot;&quot;&quot; = {sort_order = &quot; &amp; [.C106] &amp; &quot;; script_info = {sortOrder = &quot; &amp; [.C106] &amp; &quot;;};};&quot;" office:value-type="string" office:string-value="    &quot;EQ_DHI_PAGAN&quot; = {sort_order = 525; script_info = {sortOrder = 525;};};">
            <text:p><text:s text:c="4"/>"EQ_DHI_PAGAN" = {sort_order = 525; script_info = {sortOrder = 525;};};</text:p>
          </table:table-cell>
          <table:table-cell table:number-columns-repeated="1020"/>
        </table:table-row>
        <table:table-row table:style-name="ro1">
          <table:table-cell office:value-type="string">
            <text:p>EQ_DHI_SHAMAN</text:p>
          </table:table-cell>
          <table:table-cell office:value-type="string">
            <text:p>Std. Heisenberg Atemporal Muon-Ambiplasma Navigation</text:p>
          </table:table-cell>
          <table:table-cell table:formula="of:=([.$B$1] - [.$E$1])  + (ROW([.A107]) - 2) * [.$E$1]" office:value-type="float" office:value="530">
            <text:p>530</text:p>
          </table:table-cell>
          <table:table-cell table:formula="of:=&quot;    &quot;&quot;&quot; &amp; [.A107] &amp; &quot;&quot;&quot; = {sort_order = &quot; &amp; [.C107] &amp; &quot;; script_info = {sortOrder = &quot; &amp; [.C107] &amp; &quot;;};};&quot;" office:value-type="string" office:string-value="    &quot;EQ_DHI_SHAMAN&quot; = {sort_order = 530; script_info = {sortOrder = 530;};};">
            <text:p><text:s text:c="4"/>"EQ_DHI_SHAMAN" = {sort_order = 530; script_info = {sortOrder = 530;};};</text:p>
          </table:table-cell>
          <table:table-cell table:number-columns-repeated="1020"/>
        </table:table-row>
        <table:table-row table:style-name="ro1">
          <table:table-cell office:value-type="string">
            <text:p>EQ_DHI_WICCA</text:p>
          </table:table-cell>
          <table:table-cell office:value-type="string">
            <text:p>Witchspace Initiator Chromo-Channel Accelerator</text:p>
          </table:table-cell>
          <table:table-cell table:formula="of:=([.$B$1] - [.$E$1])  + (ROW([.A108]) - 2) * [.$E$1]" office:value-type="float" office:value="535">
            <text:p>535</text:p>
          </table:table-cell>
          <table:table-cell table:formula="of:=&quot;    &quot;&quot;&quot; &amp; [.A108] &amp; &quot;&quot;&quot; = {sort_order = &quot; &amp; [.C108] &amp; &quot;; script_info = {sortOrder = &quot; &amp; [.C108] &amp; &quot;;};};&quot;" office:value-type="string" office:string-value="    &quot;EQ_DHI_WICCA&quot; = {sort_order = 535; script_info = {sortOrder = 535;};};">
            <text:p><text:s text:c="4"/>"EQ_DHI_WICCA" = {sort_order = 535; script_info = {sortOrder = 535;};};</text:p>
          </table:table-cell>
          <table:table-cell table:number-columns-repeated="1020"/>
        </table:table-row>
        <table:table-row table:style-name="ro1">
          <table:table-cell office:value-type="string">
            <text:p>EQ_DISRUPTOR_MISSILE</text:p>
          </table:table-cell>
          <table:table-cell office:value-type="string">
            <text:p>**MVD CLASSIFIED**</text:p>
          </table:table-cell>
          <table:table-cell table:formula="of:=([.$B$1] - [.$E$1])  + (ROW([.A109]) - 2) * [.$E$1]" office:value-type="float" office:value="540">
            <text:p>540</text:p>
          </table:table-cell>
          <table:table-cell table:formula="of:=&quot;    &quot;&quot;&quot; &amp; [.A109] &amp; &quot;&quot;&quot; = {sort_order = &quot; &amp; [.C109] &amp; &quot;; script_info = {sortOrder = &quot; &amp; [.C109] &amp; &quot;;};};&quot;" office:value-type="string" office:string-value="    &quot;EQ_DISRUPTOR_MISSILE&quot; = {sort_order = 540; script_info = {sortOrder = 540;};};">
            <text:p><text:s text:c="4"/>"EQ_DISRUPTOR_MISSILE" = {sort_order = 540; script_info = {sortOrder = 540;};};</text:p>
          </table:table-cell>
          <table:table-cell table:number-columns-repeated="1020"/>
        </table:table-row>
        <table:table-row table:style-name="ro1">
          <table:table-cell office:value-type="string">
            <text:p>EQ_DOCK_COMP</text:p>
          </table:table-cell>
          <table:table-cell office:value-type="string">
            <text:p>Docking Computers</text:p>
          </table:table-cell>
          <table:table-cell table:formula="of:=([.$B$1] - [.$E$1])  + (ROW([.A110]) - 2) * [.$E$1]" office:value-type="float" office:value="545">
            <text:p>545</text:p>
          </table:table-cell>
          <table:table-cell table:formula="of:=&quot;    &quot;&quot;&quot; &amp; [.A110] &amp; &quot;&quot;&quot; = {sort_order = &quot; &amp; [.C110] &amp; &quot;; script_info = {sortOrder = &quot; &amp; [.C110] &amp; &quot;;};};&quot;" office:value-type="string" office:string-value="    &quot;EQ_DOCK_COMP&quot; = {sort_order = 545; script_info = {sortOrder = 545;};};">
            <text:p><text:s text:c="4"/>"EQ_DOCK_COMP" = {sort_order = 545; script_info = {sortOrder = 545;};};</text:p>
          </table:table-cell>
          <table:table-cell table:number-columns-repeated="1020"/>
        </table:table-row>
        <table:table-row table:style-name="ro1">
          <table:table-cell office:value-type="string">
            <text:p>EQ_DOCK_COMP_REMOVAL</text:p>
          </table:table-cell>
          <table:table-cell office:value-type="string">
            <text:p>Sell Docking Computers</text:p>
          </table:table-cell>
          <table:table-cell table:formula="of:=([.$B$1] - [.$E$1])  + (ROW([.A111]) - 2) * [.$E$1]" office:value-type="float" office:value="550">
            <text:p>550</text:p>
          </table:table-cell>
          <table:table-cell table:formula="of:=&quot;    &quot;&quot;&quot; &amp; [.A111] &amp; &quot;&quot;&quot; = {sort_order = &quot; &amp; [.C111] &amp; &quot;; script_info = {sortOrder = &quot; &amp; [.C111] &amp; &quot;;};};&quot;" office:value-type="string" office:string-value="    &quot;EQ_DOCK_COMP_REMOVAL&quot; = {sort_order = 550; script_info = {sortOrder = 550;};};">
            <text:p><text:s text:c="4"/>"EQ_DOCK_COMP_REMOVAL" = {sort_order = 550; script_info = {sortOrder = 550;};};</text:p>
          </table:table-cell>
          <table:table-cell table:number-columns-repeated="1020"/>
        </table:table-row>
        <table:table-row table:style-name="ro1">
          <table:table-cell office:value-type="string">
            <text:p>EQ_DOCK_COMP_SALVAGED</text:p>
          </table:table-cell>
          <table:table-cell office:value-type="string">
            <text:p>Docking Computers (salvaged)</text:p>
          </table:table-cell>
          <table:table-cell table:formula="of:=([.$B$1] - [.$E$1])  + (ROW([.A112]) - 2) * [.$E$1]" office:value-type="float" office:value="555">
            <text:p>555</text:p>
          </table:table-cell>
          <table:table-cell table:formula="of:=&quot;    &quot;&quot;&quot; &amp; [.A112] &amp; &quot;&quot;&quot; = {sort_order = &quot; &amp; [.C112] &amp; &quot;; script_info = {sortOrder = &quot; &amp; [.C112] &amp; &quot;;};};&quot;" office:value-type="string" office:string-value="    &quot;EQ_DOCK_COMP_SALVAGED&quot; = {sort_order = 555; script_info = {sortOrder = 555;};};">
            <text:p><text:s text:c="4"/>"EQ_DOCK_COMP_SALVAGED" = {sort_order = 555; script_info = {sortOrder = 555;};};</text:p>
          </table:table-cell>
          <table:table-cell table:number-columns-repeated="1020"/>
        </table:table-row>
        <table:table-row table:style-name="ro1">
          <table:table-cell office:value-type="string">
            <text:p>EQ_DREDGER_SALVAGE_MISSILE</text:p>
          </table:table-cell>
          <table:table-cell office:value-type="string">
            <text:p>Salvage Missile</text:p>
          </table:table-cell>
          <table:table-cell table:formula="of:=([.$B$1] - [.$E$1])  + (ROW([.A113]) - 2) * [.$E$1]" office:value-type="float" office:value="560">
            <text:p>560</text:p>
          </table:table-cell>
          <table:table-cell table:formula="of:=&quot;    &quot;&quot;&quot; &amp; [.A113] &amp; &quot;&quot;&quot; = {sort_order = &quot; &amp; [.C113] &amp; &quot;; script_info = {sortOrder = &quot; &amp; [.C113] &amp; &quot;;};};&quot;" office:value-type="string" office:string-value="    &quot;EQ_DREDGER_SALVAGE_MISSILE&quot; = {sort_order = 560; script_info = {sortOrder = 560;};};">
            <text:p><text:s text:c="4"/>"EQ_DREDGER_SALVAGE_MISSILE" = {sort_order = 560; script_info = {sortOrder = 560;};};</text:p>
          </table:table-cell>
          <table:table-cell table:number-columns-repeated="1020"/>
        </table:table-row>
        <table:table-row table:style-name="ro1">
          <table:table-cell office:value-type="string">
            <text:p>EQ_DREDGERDROID_MISSILE</text:p>
          </table:table-cell>
          <table:table-cell office:value-type="string">
            <text:p>Dredger Droid Missile</text:p>
          </table:table-cell>
          <table:table-cell table:formula="of:=([.$B$1] - [.$E$1])  + (ROW([.A114]) - 2) * [.$E$1]" office:value-type="float" office:value="565">
            <text:p>565</text:p>
          </table:table-cell>
          <table:table-cell table:formula="of:=&quot;    &quot;&quot;&quot; &amp; [.A114] &amp; &quot;&quot;&quot; = {sort_order = &quot; &amp; [.C114] &amp; &quot;; script_info = {sortOrder = &quot; &amp; [.C114] &amp; &quot;;};};&quot;" office:value-type="string" office:string-value="    &quot;EQ_DREDGERDROID_MISSILE&quot; = {sort_order = 565; script_info = {sortOrder = 565;};};">
            <text:p><text:s text:c="4"/>"EQ_DREDGERDROID_MISSILE" = {sort_order = 565; script_info = {sortOrder = 565;};};</text:p>
          </table:table-cell>
          <table:table-cell table:number-columns-repeated="1020"/>
        </table:table-row>
        <table:table-row table:style-name="ro1">
          <table:table-cell office:value-type="string">
            <text:p>EQ_DUMMY1</text:p>
          </table:table-cell>
          <table:table-cell office:value-type="string">
            <text:p>1t Dummy</text:p>
          </table:table-cell>
          <table:table-cell table:formula="of:=([.$B$1] - [.$E$1])  + (ROW([.A115]) - 2) * [.$E$1]" office:value-type="float" office:value="570">
            <text:p>570</text:p>
          </table:table-cell>
          <table:table-cell table:formula="of:=&quot;    &quot;&quot;&quot; &amp; [.A115] &amp; &quot;&quot;&quot; = {sort_order = &quot; &amp; [.C115] &amp; &quot;; script_info = {sortOrder = &quot; &amp; [.C115] &amp; &quot;;};};&quot;" office:value-type="string" office:string-value="    &quot;EQ_DUMMY1&quot; = {sort_order = 570; script_info = {sortOrder = 570;};};">
            <text:p><text:s text:c="4"/>"EQ_DUMMY1" = {sort_order = 570; script_info = {sortOrder = 570;};};</text:p>
          </table:table-cell>
          <table:table-cell table:number-columns-repeated="1020"/>
        </table:table-row>
        <table:table-row table:style-name="ro1">
          <table:table-cell office:value-type="string">
            <text:p>EQ_DUMMY1_REFUND</text:p>
          </table:table-cell>
          <table:table-cell office:value-type="string">
            <text:p>Refund 1t Dummy</text:p>
          </table:table-cell>
          <table:table-cell table:formula="of:=([.$B$1] - [.$E$1])  + (ROW([.A116]) - 2) * [.$E$1]" office:value-type="float" office:value="575">
            <text:p>575</text:p>
          </table:table-cell>
          <table:table-cell table:formula="of:=&quot;    &quot;&quot;&quot; &amp; [.A116] &amp; &quot;&quot;&quot; = {sort_order = &quot; &amp; [.C116] &amp; &quot;; script_info = {sortOrder = &quot; &amp; [.C116] &amp; &quot;;};};&quot;" office:value-type="string" office:string-value="    &quot;EQ_DUMMY1_REFUND&quot; = {sort_order = 575; script_info = {sortOrder = 575;};};">
            <text:p><text:s text:c="4"/>"EQ_DUMMY1_REFUND" = {sort_order = 575; script_info = {sortOrder = 575;};};</text:p>
          </table:table-cell>
          <table:table-cell table:number-columns-repeated="1020"/>
        </table:table-row>
        <table:table-row table:style-name="ro1">
          <table:table-cell office:value-type="string">
            <text:p>EQ_DUMMY10</text:p>
          </table:table-cell>
          <table:table-cell office:value-type="string">
            <text:p>10t Dummy</text:p>
          </table:table-cell>
          <table:table-cell table:formula="of:=([.$B$1] - [.$E$1])  + (ROW([.A117]) - 2) * [.$E$1]" office:value-type="float" office:value="580">
            <text:p>580</text:p>
          </table:table-cell>
          <table:table-cell table:formula="of:=&quot;    &quot;&quot;&quot; &amp; [.A117] &amp; &quot;&quot;&quot; = {sort_order = &quot; &amp; [.C117] &amp; &quot;; script_info = {sortOrder = &quot; &amp; [.C117] &amp; &quot;;};};&quot;" office:value-type="string" office:string-value="    &quot;EQ_DUMMY10&quot; = {sort_order = 580; script_info = {sortOrder = 580;};};">
            <text:p><text:s text:c="4"/>"EQ_DUMMY10" = {sort_order = 580; script_info = {sortOrder = 580;};};</text:p>
          </table:table-cell>
          <table:table-cell table:number-columns-repeated="1020"/>
        </table:table-row>
        <table:table-row table:style-name="ro1">
          <table:table-cell office:value-type="string">
            <text:p>EQ_DUMMY10_REFUND</text:p>
          </table:table-cell>
          <table:table-cell office:value-type="string">
            <text:p>Refund 10t Dummy</text:p>
          </table:table-cell>
          <table:table-cell table:formula="of:=([.$B$1] - [.$E$1])  + (ROW([.A118]) - 2) * [.$E$1]" office:value-type="float" office:value="585">
            <text:p>585</text:p>
          </table:table-cell>
          <table:table-cell table:formula="of:=&quot;    &quot;&quot;&quot; &amp; [.A118] &amp; &quot;&quot;&quot; = {sort_order = &quot; &amp; [.C118] &amp; &quot;; script_info = {sortOrder = &quot; &amp; [.C118] &amp; &quot;;};};&quot;" office:value-type="string" office:string-value="    &quot;EQ_DUMMY10_REFUND&quot; = {sort_order = 585; script_info = {sortOrder = 585;};};">
            <text:p><text:s text:c="4"/>"EQ_DUMMY10_REFUND" = {sort_order = 585; script_info = {sortOrder = 585;};};</text:p>
          </table:table-cell>
          <table:table-cell table:number-columns-repeated="1020"/>
        </table:table-row>
        <table:table-row table:style-name="ro1">
          <table:table-cell office:value-type="string">
            <text:p>EQ_DUMMY100</text:p>
          </table:table-cell>
          <table:table-cell office:value-type="string">
            <text:p>100t Dummy</text:p>
          </table:table-cell>
          <table:table-cell table:formula="of:=([.$B$1] - [.$E$1])  + (ROW([.A119]) - 2) * [.$E$1]" office:value-type="float" office:value="590">
            <text:p>590</text:p>
          </table:table-cell>
          <table:table-cell table:formula="of:=&quot;    &quot;&quot;&quot; &amp; [.A119] &amp; &quot;&quot;&quot; = {sort_order = &quot; &amp; [.C119] &amp; &quot;; script_info = {sortOrder = &quot; &amp; [.C119] &amp; &quot;;};};&quot;" office:value-type="string" office:string-value="    &quot;EQ_DUMMY100&quot; = {sort_order = 590; script_info = {sortOrder = 590;};};">
            <text:p><text:s text:c="4"/>"EQ_DUMMY100" = {sort_order = 590; script_info = {sortOrder = 590;};};</text:p>
          </table:table-cell>
          <table:table-cell table:number-columns-repeated="1020"/>
        </table:table-row>
        <table:table-row table:style-name="ro1">
          <table:table-cell office:value-type="string">
            <text:p>EQ_DUMMY100_REFUND</text:p>
          </table:table-cell>
          <table:table-cell office:value-type="string">
            <text:p>Refund 100t Dummy</text:p>
          </table:table-cell>
          <table:table-cell table:formula="of:=([.$B$1] - [.$E$1])  + (ROW([.A120]) - 2) * [.$E$1]" office:value-type="float" office:value="595">
            <text:p>595</text:p>
          </table:table-cell>
          <table:table-cell table:formula="of:=&quot;    &quot;&quot;&quot; &amp; [.A120] &amp; &quot;&quot;&quot; = {sort_order = &quot; &amp; [.C120] &amp; &quot;; script_info = {sortOrder = &quot; &amp; [.C120] &amp; &quot;;};};&quot;" office:value-type="string" office:string-value="    &quot;EQ_DUMMY100_REFUND&quot; = {sort_order = 595; script_info = {sortOrder = 595;};};">
            <text:p><text:s text:c="4"/>"EQ_DUMMY100_REFUND" = {sort_order = 595; script_info = {sortOrder = 595;};};</text:p>
          </table:table-cell>
          <table:table-cell table:number-columns-repeated="1020"/>
        </table:table-row>
        <table:table-row table:style-name="ro1">
          <table:table-cell office:value-type="string">
            <text:p>EQ_DUMMY5</text:p>
          </table:table-cell>
          <table:table-cell office:value-type="string">
            <text:p>5t Dummy</text:p>
          </table:table-cell>
          <table:table-cell table:formula="of:=([.$B$1] - [.$E$1])  + (ROW([.A121]) - 2) * [.$E$1]" office:value-type="float" office:value="600">
            <text:p>600</text:p>
          </table:table-cell>
          <table:table-cell table:formula="of:=&quot;    &quot;&quot;&quot; &amp; [.A121] &amp; &quot;&quot;&quot; = {sort_order = &quot; &amp; [.C121] &amp; &quot;; script_info = {sortOrder = &quot; &amp; [.C121] &amp; &quot;;};};&quot;" office:value-type="string" office:string-value="    &quot;EQ_DUMMY5&quot; = {sort_order = 600; script_info = {sortOrder = 600;};};">
            <text:p><text:s text:c="4"/>"EQ_DUMMY5" = {sort_order = 600; script_info = {sortOrder = 600;};};</text:p>
          </table:table-cell>
          <table:table-cell table:number-columns-repeated="1020"/>
        </table:table-row>
        <table:table-row table:style-name="ro1">
          <table:table-cell office:value-type="string">
            <text:p>EQ_DUMMY5_REFUND</text:p>
          </table:table-cell>
          <table:table-cell office:value-type="string">
            <text:p>Refund 5t Dummy</text:p>
          </table:table-cell>
          <table:table-cell table:formula="of:=([.$B$1] - [.$E$1])  + (ROW([.A122]) - 2) * [.$E$1]" office:value-type="float" office:value="605">
            <text:p>605</text:p>
          </table:table-cell>
          <table:table-cell table:formula="of:=&quot;    &quot;&quot;&quot; &amp; [.A122] &amp; &quot;&quot;&quot; = {sort_order = &quot; &amp; [.C122] &amp; &quot;; script_info = {sortOrder = &quot; &amp; [.C122] &amp; &quot;;};};&quot;" office:value-type="string" office:string-value="    &quot;EQ_DUMMY5_REFUND&quot; = {sort_order = 605; script_info = {sortOrder = 605;};};">
            <text:p><text:s text:c="4"/>"EQ_DUMMY5_REFUND" = {sort_order = 605; script_info = {sortOrder = 605;};};</text:p>
          </table:table-cell>
          <table:table-cell table:number-columns-repeated="1020"/>
        </table:table-row>
        <table:table-row table:style-name="ro1">
          <table:table-cell office:value-type="string">
            <text:p>EQ_DUMMY50</text:p>
          </table:table-cell>
          <table:table-cell office:value-type="string">
            <text:p>50t Dummy</text:p>
          </table:table-cell>
          <table:table-cell table:formula="of:=([.$B$1] - [.$E$1])  + (ROW([.A123]) - 2) * [.$E$1]" office:value-type="float" office:value="610">
            <text:p>610</text:p>
          </table:table-cell>
          <table:table-cell table:formula="of:=&quot;    &quot;&quot;&quot; &amp; [.A123] &amp; &quot;&quot;&quot; = {sort_order = &quot; &amp; [.C123] &amp; &quot;; script_info = {sortOrder = &quot; &amp; [.C123] &amp; &quot;;};};&quot;" office:value-type="string" office:string-value="    &quot;EQ_DUMMY50&quot; = {sort_order = 610; script_info = {sortOrder = 610;};};">
            <text:p><text:s text:c="4"/>"EQ_DUMMY50" = {sort_order = 610; script_info = {sortOrder = 610;};};</text:p>
          </table:table-cell>
          <table:table-cell table:number-columns-repeated="1020"/>
        </table:table-row>
        <table:table-row table:style-name="ro1">
          <table:table-cell office:value-type="string">
            <text:p>EQ_DUMMY50_REFUND</text:p>
          </table:table-cell>
          <table:table-cell office:value-type="string">
            <text:p>Refund 50t Dummy</text:p>
          </table:table-cell>
          <table:table-cell table:formula="of:=([.$B$1] - [.$E$1])  + (ROW([.A124]) - 2) * [.$E$1]" office:value-type="float" office:value="615">
            <text:p>615</text:p>
          </table:table-cell>
          <table:table-cell table:formula="of:=&quot;    &quot;&quot;&quot; &amp; [.A124] &amp; &quot;&quot;&quot; = {sort_order = &quot; &amp; [.C124] &amp; &quot;; script_info = {sortOrder = &quot; &amp; [.C124] &amp; &quot;;};};&quot;" office:value-type="string" office:string-value="    &quot;EQ_DUMMY50_REFUND&quot; = {sort_order = 615; script_info = {sortOrder = 615;};};">
            <text:p><text:s text:c="4"/>"EQ_DUMMY50_REFUND" = {sort_order = 615; script_info = {sortOrder = 615;};};</text:p>
          </table:table-cell>
          <table:table-cell table:number-columns-repeated="1020"/>
        </table:table-row>
        <table:table-row table:style-name="ro1">
          <table:table-cell office:value-type="string">
            <text:p>EQ_DUPLEX_FUEL_TANK</text:p>
          </table:table-cell>
          <table:table-cell office:value-type="string">
            <text:p>Duplex Fuel Tank - takes up 8t of cargo space</text:p>
          </table:table-cell>
          <table:table-cell table:formula="of:=([.$B$1] - [.$E$1])  + (ROW([.A125]) - 2) * [.$E$1]" office:value-type="float" office:value="620">
            <text:p>620</text:p>
          </table:table-cell>
          <table:table-cell table:formula="of:=&quot;    &quot;&quot;&quot; &amp; [.A125] &amp; &quot;&quot;&quot; = {sort_order = &quot; &amp; [.C125] &amp; &quot;; script_info = {sortOrder = &quot; &amp; [.C125] &amp; &quot;;};};&quot;" office:value-type="string" office:string-value="    &quot;EQ_DUPLEX_FUEL_TANK&quot; = {sort_order = 620; script_info = {sortOrder = 620;};};">
            <text:p><text:s text:c="4"/>"EQ_DUPLEX_FUEL_TANK" = {sort_order = 620; script_info = {sortOrder = 620;};};</text:p>
          </table:table-cell>
          <table:table-cell table:number-columns-repeated="1020"/>
        </table:table-row>
        <table:table-row table:style-name="ro1">
          <table:table-cell office:value-type="string">
            <text:p>EQ_DUPLEX_FUEL_TANK_CTRL</text:p>
          </table:table-cell>
          <table:table-cell office:value-type="string">
            <text:p>DFT</text:p>
          </table:table-cell>
          <table:table-cell table:formula="of:=([.$B$1] - [.$E$1])  + (ROW([.A126]) - 2) * [.$E$1]" office:value-type="float" office:value="625">
            <text:p>625</text:p>
          </table:table-cell>
          <table:table-cell table:formula="of:=&quot;    &quot;&quot;&quot; &amp; [.A126] &amp; &quot;&quot;&quot; = {sort_order = &quot; &amp; [.C126] &amp; &quot;; script_info = {sortOrder = &quot; &amp; [.C126] &amp; &quot;;};};&quot;" office:value-type="string" office:string-value="    &quot;EQ_DUPLEX_FUEL_TANK_CTRL&quot; = {sort_order = 625; script_info = {sortOrder = 625;};};">
            <text:p><text:s text:c="4"/>"EQ_DUPLEX_FUEL_TANK_CTRL" = {sort_order = 625; script_info = {sortOrder = 625;};};</text:p>
          </table:table-cell>
          <table:table-cell table:number-columns-repeated="1020"/>
        </table:table-row>
        <table:table-row table:style-name="ro1">
          <table:table-cell office:value-type="string">
            <text:p>EQ_DUPLEX_FUEL_TANK_REFILL</text:p>
          </table:table-cell>
          <table:table-cell office:value-type="string">
            <text:p>Refill 1LY in additional DFT</text:p>
          </table:table-cell>
          <table:table-cell table:formula="of:=([.$B$1] - [.$E$1])  + (ROW([.A127]) - 2) * [.$E$1]" office:value-type="float" office:value="630">
            <text:p>630</text:p>
          </table:table-cell>
          <table:table-cell table:formula="of:=&quot;    &quot;&quot;&quot; &amp; [.A127] &amp; &quot;&quot;&quot; = {sort_order = &quot; &amp; [.C127] &amp; &quot;; script_info = {sortOrder = &quot; &amp; [.C127] &amp; &quot;;};};&quot;" office:value-type="string" office:string-value="    &quot;EQ_DUPLEX_FUEL_TANK_REFILL&quot; = {sort_order = 630; script_info = {sortOrder = 630;};};">
            <text:p><text:s text:c="4"/>"EQ_DUPLEX_FUEL_TANK_REFILL" = {sort_order = 630; script_info = {sortOrder = 630;};};</text:p>
          </table:table-cell>
          <table:table-cell table:number-columns-repeated="1020"/>
        </table:table-row>
        <table:table-row table:style-name="ro1">
          <table:table-cell office:value-type="string">
            <text:p>EQ_DUPLEX_FUEL_TANK_REMOVAL</text:p>
          </table:table-cell>
          <table:table-cell office:value-type="string">
            <text:p>Sell Duplex Fuel Tank - reclaims 8t of cargo space</text:p>
          </table:table-cell>
          <table:table-cell table:formula="of:=([.$B$1] - [.$E$1])  + (ROW([.A128]) - 2) * [.$E$1]" office:value-type="float" office:value="635">
            <text:p>635</text:p>
          </table:table-cell>
          <table:table-cell table:formula="of:=&quot;    &quot;&quot;&quot; &amp; [.A128] &amp; &quot;&quot;&quot; = {sort_order = &quot; &amp; [.C128] &amp; &quot;; script_info = {sortOrder = &quot; &amp; [.C128] &amp; &quot;;};};&quot;" office:value-type="string" office:string-value="    &quot;EQ_DUPLEX_FUEL_TANK_REMOVAL&quot; = {sort_order = 635; script_info = {sortOrder = 635;};};">
            <text:p><text:s text:c="4"/>"EQ_DUPLEX_FUEL_TANK_REMOVAL" = {sort_order = 635; script_info = {sortOrder = 635;};};</text:p>
          </table:table-cell>
          <table:table-cell table:number-columns-repeated="1020"/>
        </table:table-row>
        <table:table-row table:style-name="ro1">
          <table:table-cell office:value-type="string">
            <text:p>EQ_DUPLEX_FUEL_TANK_STATE_0</text:p>
          </table:table-cell>
          <table:table-cell office:value-type="string">
            <text:p>Duplex Fuel Tank (empty)</text:p>
          </table:table-cell>
          <table:table-cell table:formula="of:=([.$B$1] - [.$E$1])  + (ROW([.A129]) - 2) * [.$E$1]" office:value-type="float" office:value="640">
            <text:p>640</text:p>
          </table:table-cell>
          <table:table-cell table:formula="of:=&quot;    &quot;&quot;&quot; &amp; [.A129] &amp; &quot;&quot;&quot; = {sort_order = &quot; &amp; [.C129] &amp; &quot;; script_info = {sortOrder = &quot; &amp; [.C129] &amp; &quot;;};};&quot;" office:value-type="string" office:string-value="    &quot;EQ_DUPLEX_FUEL_TANK_STATE_0&quot; = {sort_order = 640; script_info = {sortOrder = 640;};};">
            <text:p><text:s text:c="4"/>"EQ_DUPLEX_FUEL_TANK_STATE_0" = {sort_order = 640; script_info = {sortOrder = 640;};};</text:p>
          </table:table-cell>
          <table:table-cell table:number-columns-repeated="1020"/>
        </table:table-row>
        <table:table-row table:style-name="ro1">
          <table:table-cell office:value-type="string">
            <text:p>EQ_DUPLEX_FUEL_TANK_STATE_1</text:p>
          </table:table-cell>
          <table:table-cell office:value-type="string">
            <text:p>Duplex Fuel Tank (1/3)</text:p>
          </table:table-cell>
          <table:table-cell table:formula="of:=([.$B$1] - [.$E$1])  + (ROW([.A130]) - 2) * [.$E$1]" office:value-type="float" office:value="645">
            <text:p>645</text:p>
          </table:table-cell>
          <table:table-cell table:formula="of:=&quot;    &quot;&quot;&quot; &amp; [.A130] &amp; &quot;&quot;&quot; = {sort_order = &quot; &amp; [.C130] &amp; &quot;; script_info = {sortOrder = &quot; &amp; [.C130] &amp; &quot;;};};&quot;" office:value-type="string" office:string-value="    &quot;EQ_DUPLEX_FUEL_TANK_STATE_1&quot; = {sort_order = 645; script_info = {sortOrder = 645;};};">
            <text:p><text:s text:c="4"/>"EQ_DUPLEX_FUEL_TANK_STATE_1" = {sort_order = 645; script_info = {sortOrder = 645;};};</text:p>
          </table:table-cell>
          <table:table-cell table:number-columns-repeated="1020"/>
        </table:table-row>
        <table:table-row table:style-name="ro1">
          <table:table-cell office:value-type="string">
            <text:p>EQ_DUPLEX_FUEL_TANK_STATE_2</text:p>
          </table:table-cell>
          <table:table-cell office:value-type="string">
            <text:p>Duplex Fuel Tank (2/3)</text:p>
          </table:table-cell>
          <table:table-cell table:formula="of:=([.$B$1] - [.$E$1])  + (ROW([.A131]) - 2) * [.$E$1]" office:value-type="float" office:value="650">
            <text:p>650</text:p>
          </table:table-cell>
          <table:table-cell table:formula="of:=&quot;    &quot;&quot;&quot; &amp; [.A131] &amp; &quot;&quot;&quot; = {sort_order = &quot; &amp; [.C131] &amp; &quot;; script_info = {sortOrder = &quot; &amp; [.C131] &amp; &quot;;};};&quot;" office:value-type="string" office:string-value="    &quot;EQ_DUPLEX_FUEL_TANK_STATE_2&quot; = {sort_order = 650; script_info = {sortOrder = 650;};};">
            <text:p><text:s text:c="4"/>"EQ_DUPLEX_FUEL_TANK_STATE_2" = {sort_order = 650; script_info = {sortOrder = 650;};};</text:p>
          </table:table-cell>
          <table:table-cell table:number-columns-repeated="1020"/>
        </table:table-row>
        <table:table-row table:style-name="ro1">
          <table:table-cell office:value-type="string">
            <text:p>EQ_DUPLEX_FUEL_TANK_STATE_3</text:p>
          </table:table-cell>
          <table:table-cell office:value-type="string">
            <text:p>Duplex Fuel Tank (full)</text:p>
          </table:table-cell>
          <table:table-cell table:formula="of:=([.$B$1] - [.$E$1])  + (ROW([.A132]) - 2) * [.$E$1]" office:value-type="float" office:value="655">
            <text:p>655</text:p>
          </table:table-cell>
          <table:table-cell table:formula="of:=&quot;    &quot;&quot;&quot; &amp; [.A132] &amp; &quot;&quot;&quot; = {sort_order = &quot; &amp; [.C132] &amp; &quot;; script_info = {sortOrder = &quot; &amp; [.C132] &amp; &quot;;};};&quot;" office:value-type="string" office:string-value="    &quot;EQ_DUPLEX_FUEL_TANK_STATE_3&quot; = {sort_order = 655; script_info = {sortOrder = 655;};};">
            <text:p><text:s text:c="4"/>"EQ_DUPLEX_FUEL_TANK_STATE_3" = {sort_order = 655; script_info = {sortOrder = 655;};};</text:p>
          </table:table-cell>
          <table:table-cell table:number-columns-repeated="1020"/>
        </table:table-row>
        <table:table-row table:style-name="ro1">
          <table:table-cell office:value-type="string">
            <text:p>EQ_ECD_MINE</text:p>
          </table:table-cell>
          <table:table-cell office:value-type="string">
            <text:p>Emergency Charge Device</text:p>
          </table:table-cell>
          <table:table-cell table:formula="of:=([.$B$1] - [.$E$1])  + (ROW([.A133]) - 2) * [.$E$1]" office:value-type="float" office:value="660">
            <text:p>660</text:p>
          </table:table-cell>
          <table:table-cell table:formula="of:=&quot;    &quot;&quot;&quot; &amp; [.A133] &amp; &quot;&quot;&quot; = {sort_order = &quot; &amp; [.C133] &amp; &quot;; script_info = {sortOrder = &quot; &amp; [.C133] &amp; &quot;;};};&quot;" office:value-type="string" office:string-value="    &quot;EQ_ECD_MINE&quot; = {sort_order = 660; script_info = {sortOrder = 660;};};">
            <text:p><text:s text:c="4"/>"EQ_ECD_MINE" = {sort_order = 660; script_info = {sortOrder = 660;};};</text:p>
          </table:table-cell>
          <table:table-cell table:number-columns-repeated="1020"/>
        </table:table-row>
        <table:table-row table:style-name="ro1">
          <table:table-cell office:value-type="string">
            <text:p>EQ_ECM</text:p>
          </table:table-cell>
          <table:table-cell office:value-type="string">
            <text:p>E.C.M. System</text:p>
          </table:table-cell>
          <table:table-cell table:formula="of:=([.$B$1] - [.$E$1])  + (ROW([.A134]) - 2) * [.$E$1]" office:value-type="float" office:value="665">
            <text:p>665</text:p>
          </table:table-cell>
          <table:table-cell table:formula="of:=&quot;    &quot;&quot;&quot; &amp; [.A134] &amp; &quot;&quot;&quot; = {sort_order = &quot; &amp; [.C134] &amp; &quot;; script_info = {sortOrder = &quot; &amp; [.C134] &amp; &quot;;};};&quot;" office:value-type="string" office:string-value="    &quot;EQ_ECM&quot; = {sort_order = 665; script_info = {sortOrder = 665;};};">
            <text:p><text:s text:c="4"/>"EQ_ECM" = {sort_order = 665; script_info = {sortOrder = 665;};};</text:p>
          </table:table-cell>
          <table:table-cell table:number-columns-repeated="1020"/>
        </table:table-row>
        <table:table-row table:style-name="ro1">
          <table:table-cell office:value-type="string">
            <text:p>EQ_ECM_REMOVAL</text:p>
          </table:table-cell>
          <table:table-cell office:value-type="string">
            <text:p>Sell E.C.M. System</text:p>
          </table:table-cell>
          <table:table-cell table:formula="of:=([.$B$1] - [.$E$1])  + (ROW([.A135]) - 2) * [.$E$1]" office:value-type="float" office:value="670">
            <text:p>670</text:p>
          </table:table-cell>
          <table:table-cell table:formula="of:=&quot;    &quot;&quot;&quot; &amp; [.A135] &amp; &quot;&quot;&quot; = {sort_order = &quot; &amp; [.C135] &amp; &quot;; script_info = {sortOrder = &quot; &amp; [.C135] &amp; &quot;;};};&quot;" office:value-type="string" office:string-value="    &quot;EQ_ECM_REMOVAL&quot; = {sort_order = 670; script_info = {sortOrder = 670;};};">
            <text:p><text:s text:c="4"/>"EQ_ECM_REMOVAL" = {sort_order = 670; script_info = {sortOrder = 670;};};</text:p>
          </table:table-cell>
          <table:table-cell table:number-columns-repeated="1020"/>
        </table:table-row>
        <table:table-row table:style-name="ro1">
          <table:table-cell office:value-type="string">
            <text:p>EQ_ECM_SALVAGED</text:p>
          </table:table-cell>
          <table:table-cell office:value-type="string">
            <text:p>E.C.M. System (salvaged)</text:p>
          </table:table-cell>
          <table:table-cell table:formula="of:=([.$B$1] - [.$E$1])  + (ROW([.A136]) - 2) * [.$E$1]" office:value-type="float" office:value="675">
            <text:p>675</text:p>
          </table:table-cell>
          <table:table-cell table:formula="of:=&quot;    &quot;&quot;&quot; &amp; [.A136] &amp; &quot;&quot;&quot; = {sort_order = &quot; &amp; [.C136] &amp; &quot;; script_info = {sortOrder = &quot; &amp; [.C136] &amp; &quot;;};};&quot;" office:value-type="string" office:string-value="    &quot;EQ_ECM_SALVAGED&quot; = {sort_order = 675; script_info = {sortOrder = 675;};};">
            <text:p><text:s text:c="4"/>"EQ_ECM_SALVAGED" = {sort_order = 675; script_info = {sortOrder = 675;};};</text:p>
          </table:table-cell>
          <table:table-cell table:number-columns-repeated="1020"/>
        </table:table-row>
        <table:table-row table:style-name="ro1">
          <table:table-cell office:value-type="string">
            <text:p>EQ_EEG</text:p>
          </table:table-cell>
          <table:table-cell office:value-type="string">
            <text:p>Emergency Energy Generator</text:p>
          </table:table-cell>
          <table:table-cell table:formula="of:=([.$B$1] - [.$E$1])  + (ROW([.A137]) - 2) * [.$E$1]" office:value-type="float" office:value="680">
            <text:p>680</text:p>
          </table:table-cell>
          <table:table-cell table:formula="of:=&quot;    &quot;&quot;&quot; &amp; [.A137] &amp; &quot;&quot;&quot; = {sort_order = &quot; &amp; [.C137] &amp; &quot;; script_info = {sortOrder = &quot; &amp; [.C137] &amp; &quot;;};};&quot;" office:value-type="string" office:string-value="    &quot;EQ_EEG&quot; = {sort_order = 680; script_info = {sortOrder = 680;};};">
            <text:p><text:s text:c="4"/>"EQ_EEG" = {sort_order = 680; script_info = {sortOrder = 680;};};</text:p>
          </table:table-cell>
          <table:table-cell table:number-columns-repeated="1020"/>
        </table:table-row>
        <table:table-row table:style-name="ro1">
          <table:table-cell office:value-type="string">
            <text:p>EQ_EEG_REFUND</text:p>
          </table:table-cell>
          <table:table-cell office:value-type="string">
            <text:p>Refund Emergency Energy Generator</text:p>
          </table:table-cell>
          <table:table-cell table:formula="of:=([.$B$1] - [.$E$1])  + (ROW([.A138]) - 2) * [.$E$1]" office:value-type="float" office:value="685">
            <text:p>685</text:p>
          </table:table-cell>
          <table:table-cell table:formula="of:=&quot;    &quot;&quot;&quot; &amp; [.A138] &amp; &quot;&quot;&quot; = {sort_order = &quot; &amp; [.C138] &amp; &quot;; script_info = {sortOrder = &quot; &amp; [.C138] &amp; &quot;;};};&quot;" office:value-type="string" office:string-value="    &quot;EQ_EEG_REFUND&quot; = {sort_order = 685; script_info = {sortOrder = 685;};};">
            <text:p><text:s text:c="4"/>"EQ_EEG_REFUND" = {sort_order = 685; script_info = {sortOrder = 685;};};</text:p>
          </table:table-cell>
          <table:table-cell table:number-columns-repeated="1020"/>
        </table:table-row>
        <table:table-row table:style-name="ro1">
          <table:table-cell office:value-type="string">
            <text:p>EQ_EEU</text:p>
          </table:table-cell>
          <table:table-cell office:value-type="string">
            <text:p>Emergency Energy Unit</text:p>
          </table:table-cell>
          <table:table-cell table:formula="of:=([.$B$1] - [.$E$1])  + (ROW([.A139]) - 2) * [.$E$1]" office:value-type="float" office:value="690">
            <text:p>690</text:p>
          </table:table-cell>
          <table:table-cell table:formula="of:=&quot;    &quot;&quot;&quot; &amp; [.A139] &amp; &quot;&quot;&quot; = {sort_order = &quot; &amp; [.C139] &amp; &quot;; script_info = {sortOrder = &quot; &amp; [.C139] &amp; &quot;;};};&quot;" office:value-type="string" office:string-value="    &quot;EQ_EEU&quot; = {sort_order = 690; script_info = {sortOrder = 690;};};">
            <text:p><text:s text:c="4"/>"EQ_EEU" = {sort_order = 690; script_info = {sortOrder = 690;};};</text:p>
          </table:table-cell>
          <table:table-cell table:number-columns-repeated="1020"/>
        </table:table-row>
        <table:table-row table:style-name="ro1">
          <table:table-cell office:value-type="string">
            <text:p>EQ_EEU_REMOVAL</text:p>
          </table:table-cell>
          <table:table-cell office:value-type="string">
            <text:p>Sell Emergency Energy Unit</text:p>
          </table:table-cell>
          <table:table-cell table:formula="of:=([.$B$1] - [.$E$1])  + (ROW([.A140]) - 2) * [.$E$1]" office:value-type="float" office:value="695">
            <text:p>695</text:p>
          </table:table-cell>
          <table:table-cell table:formula="of:=&quot;    &quot;&quot;&quot; &amp; [.A140] &amp; &quot;&quot;&quot; = {sort_order = &quot; &amp; [.C140] &amp; &quot;; script_info = {sortOrder = &quot; &amp; [.C140] &amp; &quot;;};};&quot;" office:value-type="string" office:string-value="    &quot;EQ_EEU_REMOVAL&quot; = {sort_order = 695; script_info = {sortOrder = 695;};};">
            <text:p><text:s text:c="4"/>"EQ_EEU_REMOVAL" = {sort_order = 695; script_info = {sortOrder = 695;};};</text:p>
          </table:table-cell>
          <table:table-cell table:number-columns-repeated="1020"/>
        </table:table-row>
        <table:table-row table:style-name="ro1">
          <table:table-cell office:value-type="string">
            <text:p>EQ_ELECTRONIC_THUMB</text:p>
          </table:table-cell>
          <table:table-cell office:value-type="string">
            <text:p>Electronic Thumb</text:p>
          </table:table-cell>
          <table:table-cell table:formula="of:=([.$B$1] - [.$E$1])  + (ROW([.A141]) - 2) * [.$E$1]" office:value-type="float" office:value="700">
            <text:p>700</text:p>
          </table:table-cell>
          <table:table-cell table:formula="of:=&quot;    &quot;&quot;&quot; &amp; [.A141] &amp; &quot;&quot;&quot; = {sort_order = &quot; &amp; [.C141] &amp; &quot;; script_info = {sortOrder = &quot; &amp; [.C141] &amp; &quot;;};};&quot;" office:value-type="string" office:string-value="    &quot;EQ_ELECTRONIC_THUMB&quot; = {sort_order = 700; script_info = {sortOrder = 700;};};">
            <text:p><text:s text:c="4"/>"EQ_ELECTRONIC_THUMB" = {sort_order = 700; script_info = {sortOrder = 700;};};</text:p>
          </table:table-cell>
          <table:table-cell table:number-columns-repeated="1020"/>
        </table:table-row>
        <table:table-row table:style-name="ro1">
          <table:table-cell office:value-type="string">
            <text:p>EQ_ELECTRONICS_BOX</text:p>
          </table:table-cell>
          <table:table-cell office:value-type="string">
            <text:p>Electronics Box</text:p>
          </table:table-cell>
          <table:table-cell table:formula="of:=([.$B$1] - [.$E$1])  + (ROW([.A142]) - 2) * [.$E$1]" office:value-type="float" office:value="705">
            <text:p>705</text:p>
          </table:table-cell>
          <table:table-cell table:formula="of:=&quot;    &quot;&quot;&quot; &amp; [.A142] &amp; &quot;&quot;&quot; = {sort_order = &quot; &amp; [.C142] &amp; &quot;; script_info = {sortOrder = &quot; &amp; [.C142] &amp; &quot;;};};&quot;" office:value-type="string" office:string-value="    &quot;EQ_ELECTRONICS_BOX&quot; = {sort_order = 705; script_info = {sortOrder = 705;};};">
            <text:p><text:s text:c="4"/>"EQ_ELECTRONICS_BOX" = {sort_order = 705; script_info = {sortOrder = 705;};};</text:p>
          </table:table-cell>
          <table:table-cell table:number-columns-repeated="1020"/>
        </table:table-row>
        <table:table-row table:style-name="ro1">
          <table:table-cell office:value-type="string">
            <text:p>EQ_EMERGENCY_JUMP_INITIATOR</text:p>
          </table:table-cell>
          <table:table-cell office:value-type="string">
            <text:p>Emergency Witchspace Initiator</text:p>
          </table:table-cell>
          <table:table-cell table:formula="of:=([.$B$1] - [.$E$1])  + (ROW([.A143]) - 2) * [.$E$1]" office:value-type="float" office:value="710">
            <text:p>710</text:p>
          </table:table-cell>
          <table:table-cell table:formula="of:=&quot;    &quot;&quot;&quot; &amp; [.A143] &amp; &quot;&quot;&quot; = {sort_order = &quot; &amp; [.C143] &amp; &quot;; script_info = {sortOrder = &quot; &amp; [.C143] &amp; &quot;;};};&quot;" office:value-type="string" office:string-value="    &quot;EQ_EMERGENCY_JUMP_INITIATOR&quot; = {sort_order = 710; script_info = {sortOrder = 710;};};">
            <text:p><text:s text:c="4"/>"EQ_EMERGENCY_JUMP_INITIATOR" = {sort_order = 710; script_info = {sortOrder = 710;};};</text:p>
          </table:table-cell>
          <table:table-cell table:number-columns-repeated="1020"/>
        </table:table-row>
        <table:table-row table:style-name="ro1">
          <table:table-cell office:value-type="string">
            <text:p>EQ_ENEMY_TARGETER_UPGRADE</text:p>
          </table:table-cell>
          <table:table-cell office:value-type="string">
            <text:p>Target System Upgrade</text:p>
          </table:table-cell>
          <table:table-cell table:formula="of:=([.$B$1] - [.$E$1])  + (ROW([.A144]) - 2) * [.$E$1]" office:value-type="float" office:value="715">
            <text:p>715</text:p>
          </table:table-cell>
          <table:table-cell table:formula="of:=&quot;    &quot;&quot;&quot; &amp; [.A144] &amp; &quot;&quot;&quot; = {sort_order = &quot; &amp; [.C144] &amp; &quot;; script_info = {sortOrder = &quot; &amp; [.C144] &amp; &quot;;};};&quot;" office:value-type="string" office:string-value="    &quot;EQ_ENEMY_TARGETER_UPGRADE&quot; = {sort_order = 715; script_info = {sortOrder = 715;};};">
            <text:p><text:s text:c="4"/>"EQ_ENEMY_TARGETER_UPGRADE" = {sort_order = 715; script_info = {sortOrder = 715;};};</text:p>
          </table:table-cell>
          <table:table-cell table:number-columns-repeated="1020"/>
        </table:table-row>
        <table:table-row table:style-name="ro1">
          <table:table-cell office:value-type="string">
            <text:p>EQ_ENEMY_TARGETER_UPGRADE_REMOVAL</text:p>
          </table:table-cell>
          <table:table-cell office:value-type="string">
            <text:p>Sell Target System Upgrade</text:p>
          </table:table-cell>
          <table:table-cell table:formula="of:=([.$B$1] - [.$E$1])  + (ROW([.A145]) - 2) * [.$E$1]" office:value-type="float" office:value="720">
            <text:p>720</text:p>
          </table:table-cell>
          <table:table-cell table:formula="of:=&quot;    &quot;&quot;&quot; &amp; [.A145] &amp; &quot;&quot;&quot; = {sort_order = &quot; &amp; [.C145] &amp; &quot;; script_info = {sortOrder = &quot; &amp; [.C145] &amp; &quot;;};};&quot;" office:value-type="string" office:string-value="    &quot;EQ_ENEMY_TARGETER_UPGRADE_REMOVAL&quot; = {sort_order = 720; script_info = {sortOrder = 720;};};">
            <text:p><text:s text:c="4"/>"EQ_ENEMY_TARGETER_UPGRADE_REMOVAL" = {sort_order = 720; script_info = {sortOrder = 720;};};</text:p>
          </table:table-cell>
          <table:table-cell table:number-columns-repeated="1020"/>
        </table:table-row>
        <table:table-row table:style-name="ro1">
          <table:table-cell office:value-type="string">
            <text:p>EQ_ENERGY_BOMB</text:p>
          </table:table-cell>
          <table:table-cell office:value-type="string">
            <text:p>Energy Bomb</text:p>
          </table:table-cell>
          <table:table-cell table:formula="of:=([.$B$1] - [.$E$1])  + (ROW([.A146]) - 2) * [.$E$1]" office:value-type="float" office:value="725">
            <text:p>725</text:p>
          </table:table-cell>
          <table:table-cell table:formula="of:=&quot;    &quot;&quot;&quot; &amp; [.A146] &amp; &quot;&quot;&quot; = {sort_order = &quot; &amp; [.C146] &amp; &quot;; script_info = {sortOrder = &quot; &amp; [.C146] &amp; &quot;;};};&quot;" office:value-type="string" office:string-value="    &quot;EQ_ENERGY_BOMB&quot; = {sort_order = 725; script_info = {sortOrder = 725;};};">
            <text:p><text:s text:c="4"/>"EQ_ENERGY_BOMB" = {sort_order = 725; script_info = {sortOrder = 725;};};</text:p>
          </table:table-cell>
          <table:table-cell table:number-columns-repeated="1020"/>
        </table:table-row>
        <table:table-row table:style-name="ro1">
          <table:table-cell office:value-type="string">
            <text:p>EQ_ENERGY_BOMB_REMOVAL</text:p>
          </table:table-cell>
          <table:table-cell office:value-type="string">
            <text:p>Sell Energy Bomb</text:p>
          </table:table-cell>
          <table:table-cell table:formula="of:=([.$B$1] - [.$E$1])  + (ROW([.A147]) - 2) * [.$E$1]" office:value-type="float" office:value="730">
            <text:p>730</text:p>
          </table:table-cell>
          <table:table-cell table:formula="of:=&quot;    &quot;&quot;&quot; &amp; [.A147] &amp; &quot;&quot;&quot; = {sort_order = &quot; &amp; [.C147] &amp; &quot;; script_info = {sortOrder = &quot; &amp; [.C147] &amp; &quot;;};};&quot;" office:value-type="string" office:string-value="    &quot;EQ_ENERGY_BOMB_REMOVAL&quot; = {sort_order = 730; script_info = {sortOrder = 730;};};">
            <text:p><text:s text:c="4"/>"EQ_ENERGY_BOMB_REMOVAL" = {sort_order = 730; script_info = {sortOrder = 730;};};</text:p>
          </table:table-cell>
          <table:table-cell table:number-columns-repeated="1020"/>
        </table:table-row>
        <table:table-row table:style-name="ro1">
          <table:table-cell office:value-type="string">
            <text:p>EQ_ENERGY_BOMB_SALVAGED</text:p>
          </table:table-cell>
          <table:table-cell office:value-type="string">
            <text:p>Energy Bomb (salvaged)</text:p>
          </table:table-cell>
          <table:table-cell table:formula="of:=([.$B$1] - [.$E$1])  + (ROW([.A148]) - 2) * [.$E$1]" office:value-type="float" office:value="735">
            <text:p>735</text:p>
          </table:table-cell>
          <table:table-cell table:formula="of:=&quot;    &quot;&quot;&quot; &amp; [.A148] &amp; &quot;&quot;&quot; = {sort_order = &quot; &amp; [.C148] &amp; &quot;; script_info = {sortOrder = &quot; &amp; [.C148] &amp; &quot;;};};&quot;" office:value-type="string" office:string-value="    &quot;EQ_ENERGY_BOMB_SALVAGED&quot; = {sort_order = 735; script_info = {sortOrder = 735;};};">
            <text:p><text:s text:c="4"/>"EQ_ENERGY_BOMB_SALVAGED" = {sort_order = 735; script_info = {sortOrder = 735;};};</text:p>
          </table:table-cell>
          <table:table-cell table:number-columns-repeated="1020"/>
        </table:table-row>
        <table:table-row table:style-name="ro1">
          <table:table-cell office:value-type="string">
            <text:p>EQ_ENERGY_GRID</text:p>
          </table:table-cell>
          <table:table-cell office:value-type="string">
            <text:p>Energy Grid</text:p>
          </table:table-cell>
          <table:table-cell table:formula="of:=([.$B$1] - [.$E$1])  + (ROW([.A149]) - 2) * [.$E$1]" office:value-type="float" office:value="740">
            <text:p>740</text:p>
          </table:table-cell>
          <table:table-cell table:formula="of:=&quot;    &quot;&quot;&quot; &amp; [.A149] &amp; &quot;&quot;&quot; = {sort_order = &quot; &amp; [.C149] &amp; &quot;; script_info = {sortOrder = &quot; &amp; [.C149] &amp; &quot;;};};&quot;" office:value-type="string" office:string-value="    &quot;EQ_ENERGY_GRID&quot; = {sort_order = 740; script_info = {sortOrder = 740;};};">
            <text:p><text:s text:c="4"/>"EQ_ENERGY_GRID" = {sort_order = 740; script_info = {sortOrder = 740;};};</text:p>
          </table:table-cell>
          <table:table-cell table:number-columns-repeated="1020"/>
        </table:table-row>
        <table:table-row table:style-name="ro1">
          <table:table-cell office:value-type="string">
            <text:p>EQ_ENERGY_UNIT</text:p>
          </table:table-cell>
          <table:table-cell office:value-type="string">
            <text:p>Extra Energy Unit</text:p>
          </table:table-cell>
          <table:table-cell table:formula="of:=([.$B$1] - [.$E$1])  + (ROW([.A150]) - 2) * [.$E$1]" office:value-type="float" office:value="745">
            <text:p>745</text:p>
          </table:table-cell>
          <table:table-cell table:formula="of:=&quot;    &quot;&quot;&quot; &amp; [.A150] &amp; &quot;&quot;&quot; = {sort_order = &quot; &amp; [.C150] &amp; &quot;; script_info = {sortOrder = &quot; &amp; [.C150] &amp; &quot;;};};&quot;" office:value-type="string" office:string-value="    &quot;EQ_ENERGY_UNIT&quot; = {sort_order = 745; script_info = {sortOrder = 745;};};">
            <text:p><text:s text:c="4"/>"EQ_ENERGY_UNIT" = {sort_order = 745; script_info = {sortOrder = 745;};};</text:p>
          </table:table-cell>
          <table:table-cell table:number-columns-repeated="1020"/>
        </table:table-row>
        <table:table-row table:style-name="ro1">
          <table:table-cell office:value-type="string">
            <text:p>EQ_ENERGY_UNIT_REMOVAL</text:p>
          </table:table-cell>
          <table:table-cell office:value-type="string">
            <text:p>Sell Extra Energy Unit</text:p>
          </table:table-cell>
          <table:table-cell table:formula="of:=([.$B$1] - [.$E$1])  + (ROW([.A151]) - 2) * [.$E$1]" office:value-type="float" office:value="750">
            <text:p>750</text:p>
          </table:table-cell>
          <table:table-cell table:formula="of:=&quot;    &quot;&quot;&quot; &amp; [.A151] &amp; &quot;&quot;&quot; = {sort_order = &quot; &amp; [.C151] &amp; &quot;; script_info = {sortOrder = &quot; &amp; [.C151] &amp; &quot;;};};&quot;" office:value-type="string" office:string-value="    &quot;EQ_ENERGY_UNIT_REMOVAL&quot; = {sort_order = 750; script_info = {sortOrder = 750;};};">
            <text:p><text:s text:c="4"/>"EQ_ENERGY_UNIT_REMOVAL" = {sort_order = 750; script_info = {sortOrder = 750;};};</text:p>
          </table:table-cell>
          <table:table-cell table:number-columns-repeated="1020"/>
        </table:table-row>
        <table:table-row table:style-name="ro1">
          <table:table-cell office:value-type="string">
            <text:p>EQ_ENERGY_UNIT_SALVAGED</text:p>
          </table:table-cell>
          <table:table-cell office:value-type="string">
            <text:p>Extra Energy Unit (salvaged)</text:p>
          </table:table-cell>
          <table:table-cell table:formula="of:=([.$B$1] - [.$E$1])  + (ROW([.A152]) - 2) * [.$E$1]" office:value-type="float" office:value="755">
            <text:p>755</text:p>
          </table:table-cell>
          <table:table-cell table:formula="of:=&quot;    &quot;&quot;&quot; &amp; [.A152] &amp; &quot;&quot;&quot; = {sort_order = &quot; &amp; [.C152] &amp; &quot;; script_info = {sortOrder = &quot; &amp; [.C152] &amp; &quot;;};};&quot;" office:value-type="string" office:string-value="    &quot;EQ_ENERGY_UNIT_SALVAGED&quot; = {sort_order = 755; script_info = {sortOrder = 755;};};">
            <text:p><text:s text:c="4"/>"EQ_ENERGY_UNIT_SALVAGED" = {sort_order = 755; script_info = {sortOrder = 755;};};</text:p>
          </table:table-cell>
          <table:table-cell table:number-columns-repeated="1020"/>
        </table:table-row>
        <table:table-row table:style-name="ro1">
          <table:table-cell office:value-type="string">
            <text:p>EQ_ENGAGE_MINE</text:p>
          </table:table-cell>
          <table:table-cell office:value-type="string">
            <text:p>Engage Button</text:p>
          </table:table-cell>
          <table:table-cell table:formula="of:=([.$B$1] - [.$E$1])  + (ROW([.A153]) - 2) * [.$E$1]" office:value-type="float" office:value="760">
            <text:p>760</text:p>
          </table:table-cell>
          <table:table-cell table:formula="of:=&quot;    &quot;&quot;&quot; &amp; [.A153] &amp; &quot;&quot;&quot; = {sort_order = &quot; &amp; [.C153] &amp; &quot;; script_info = {sortOrder = &quot; &amp; [.C153] &amp; &quot;;};};&quot;" office:value-type="string" office:string-value="    &quot;EQ_ENGAGE_MINE&quot; = {sort_order = 760; script_info = {sortOrder = 760;};};">
            <text:p><text:s text:c="4"/>"EQ_ENGAGE_MINE" = {sort_order = 760; script_info = {sortOrder = 760;};};</text:p>
          </table:table-cell>
          <table:table-cell table:number-columns-repeated="1020"/>
        </table:table-row>
        <table:table-row table:style-name="ro1">
          <table:table-cell office:value-type="string">
            <text:p>EQ_ENGINE_SUPERCHARGER</text:p>
          </table:table-cell>
          <table:table-cell office:value-type="string">
            <text:p>Engine Supercharger</text:p>
          </table:table-cell>
          <table:table-cell table:formula="of:=([.$B$1] - [.$E$1])  + (ROW([.A154]) - 2) * [.$E$1]" office:value-type="float" office:value="765">
            <text:p>765</text:p>
          </table:table-cell>
          <table:table-cell table:formula="of:=&quot;    &quot;&quot;&quot; &amp; [.A154] &amp; &quot;&quot;&quot; = {sort_order = &quot; &amp; [.C154] &amp; &quot;; script_info = {sortOrder = &quot; &amp; [.C154] &amp; &quot;;};};&quot;" office:value-type="string" office:string-value="    &quot;EQ_ENGINE_SUPERCHARGER&quot; = {sort_order = 765; script_info = {sortOrder = 765;};};">
            <text:p><text:s text:c="4"/>"EQ_ENGINE_SUPERCHARGER" = {sort_order = 765; script_info = {sortOrder = 765;};};</text:p>
          </table:table-cell>
          <table:table-cell table:number-columns-repeated="1020"/>
        </table:table-row>
        <table:table-row table:style-name="ro1">
          <table:table-cell office:value-type="string">
            <text:p>EQ_ENGINE_SUPERCHARGER_PLATE_A</text:p>
          </table:table-cell>
          <table:table-cell office:value-type="string">
            <text:p>Engine Shield Plate A</text:p>
          </table:table-cell>
          <table:table-cell table:formula="of:=([.$B$1] - [.$E$1])  + (ROW([.A155]) - 2) * [.$E$1]" office:value-type="float" office:value="770">
            <text:p>770</text:p>
          </table:table-cell>
          <table:table-cell table:formula="of:=&quot;    &quot;&quot;&quot; &amp; [.A155] &amp; &quot;&quot;&quot; = {sort_order = &quot; &amp; [.C155] &amp; &quot;; script_info = {sortOrder = &quot; &amp; [.C155] &amp; &quot;;};};&quot;" office:value-type="string" office:string-value="    &quot;EQ_ENGINE_SUPERCHARGER_PLATE_A&quot; = {sort_order = 770; script_info = {sortOrder = 770;};};">
            <text:p><text:s text:c="4"/>"EQ_ENGINE_SUPERCHARGER_PLATE_A" = {sort_order = 770; script_info = {sortOrder = 770;};};</text:p>
          </table:table-cell>
          <table:table-cell table:number-columns-repeated="1020"/>
        </table:table-row>
        <table:table-row table:style-name="ro1">
          <table:table-cell office:value-type="string">
            <text:p>EQ_ENGINE_SUPERCHARGER_PLATE_B</text:p>
          </table:table-cell>
          <table:table-cell office:value-type="string">
            <text:p>Engine Shield Plate B</text:p>
          </table:table-cell>
          <table:table-cell table:formula="of:=([.$B$1] - [.$E$1])  + (ROW([.A156]) - 2) * [.$E$1]" office:value-type="float" office:value="775">
            <text:p>775</text:p>
          </table:table-cell>
          <table:table-cell table:formula="of:=&quot;    &quot;&quot;&quot; &amp; [.A156] &amp; &quot;&quot;&quot; = {sort_order = &quot; &amp; [.C156] &amp; &quot;; script_info = {sortOrder = &quot; &amp; [.C156] &amp; &quot;;};};&quot;" office:value-type="string" office:string-value="    &quot;EQ_ENGINE_SUPERCHARGER_PLATE_B&quot; = {sort_order = 775; script_info = {sortOrder = 775;};};">
            <text:p><text:s text:c="4"/>"EQ_ENGINE_SUPERCHARGER_PLATE_B" = {sort_order = 775; script_info = {sortOrder = 775;};};</text:p>
          </table:table-cell>
          <table:table-cell table:number-columns-repeated="1020"/>
        </table:table-row>
        <table:table-row table:style-name="ro1">
          <table:table-cell office:value-type="string">
            <text:p>EQ_ENGINE_SUPERCHARGER_PLATE_C</text:p>
          </table:table-cell>
          <table:table-cell office:value-type="string">
            <text:p>Engine Shield Plate C</text:p>
          </table:table-cell>
          <table:table-cell table:formula="of:=([.$B$1] - [.$E$1])  + (ROW([.A157]) - 2) * [.$E$1]" office:value-type="float" office:value="780">
            <text:p>780</text:p>
          </table:table-cell>
          <table:table-cell table:formula="of:=&quot;    &quot;&quot;&quot; &amp; [.A157] &amp; &quot;&quot;&quot; = {sort_order = &quot; &amp; [.C157] &amp; &quot;; script_info = {sortOrder = &quot; &amp; [.C157] &amp; &quot;;};};&quot;" office:value-type="string" office:string-value="    &quot;EQ_ENGINE_SUPERCHARGER_PLATE_C&quot; = {sort_order = 780; script_info = {sortOrder = 780;};};">
            <text:p><text:s text:c="4"/>"EQ_ENGINE_SUPERCHARGER_PLATE_C" = {sort_order = 780; script_info = {sortOrder = 780;};};</text:p>
          </table:table-cell>
          <table:table-cell table:number-columns-repeated="1020"/>
        </table:table-row>
        <table:table-row table:style-name="ro1">
          <table:table-cell office:value-type="string">
            <text:p>EQ_ENGINE_SUPERCHARGER_PLATE_D</text:p>
          </table:table-cell>
          <table:table-cell office:value-type="string">
            <text:p>Engine Shield Plate D</text:p>
          </table:table-cell>
          <table:table-cell table:formula="of:=([.$B$1] - [.$E$1])  + (ROW([.A158]) - 2) * [.$E$1]" office:value-type="float" office:value="785">
            <text:p>785</text:p>
          </table:table-cell>
          <table:table-cell table:formula="of:=&quot;    &quot;&quot;&quot; &amp; [.A158] &amp; &quot;&quot;&quot; = {sort_order = &quot; &amp; [.C158] &amp; &quot;; script_info = {sortOrder = &quot; &amp; [.C158] &amp; &quot;;};};&quot;" office:value-type="string" office:string-value="    &quot;EQ_ENGINE_SUPERCHARGER_PLATE_D&quot; = {sort_order = 785; script_info = {sortOrder = 785;};};">
            <text:p><text:s text:c="4"/>"EQ_ENGINE_SUPERCHARGER_PLATE_D" = {sort_order = 785; script_info = {sortOrder = 785;};};</text:p>
          </table:table-cell>
          <table:table-cell table:number-columns-repeated="1020"/>
        </table:table-row>
        <table:table-row table:style-name="ro1">
          <table:table-cell office:value-type="string">
            <text:p>EQ_EQUIPMENT_BOX</text:p>
          </table:table-cell>
          <table:table-cell office:value-type="string">
            <text:p>Equipment Box</text:p>
          </table:table-cell>
          <table:table-cell table:formula="of:=([.$B$1] - [.$E$1])  + (ROW([.A159]) - 2) * [.$E$1]" office:value-type="float" office:value="790">
            <text:p>790</text:p>
          </table:table-cell>
          <table:table-cell table:formula="of:=&quot;    &quot;&quot;&quot; &amp; [.A159] &amp; &quot;&quot;&quot; = {sort_order = &quot; &amp; [.C159] &amp; &quot;; script_info = {sortOrder = &quot; &amp; [.C159] &amp; &quot;;};};&quot;" office:value-type="string" office:string-value="    &quot;EQ_EQUIPMENT_BOX&quot; = {sort_order = 790; script_info = {sortOrder = 790;};};">
            <text:p><text:s text:c="4"/>"EQ_EQUIPMENT_BOX" = {sort_order = 790; script_info = {sortOrder = 790;};};</text:p>
          </table:table-cell>
          <table:table-cell table:number-columns-repeated="1020"/>
        </table:table-row>
        <table:table-row table:style-name="ro1">
          <table:table-cell office:value-type="string">
            <text:p>EQ_EQUIPMENT_BOX_REFUND</text:p>
          </table:table-cell>
          <table:table-cell office:value-type="string">
            <text:p>Refund Equipment Box</text:p>
          </table:table-cell>
          <table:table-cell table:formula="of:=([.$B$1] - [.$E$1])  + (ROW([.A160]) - 2) * [.$E$1]" office:value-type="float" office:value="795">
            <text:p>795</text:p>
          </table:table-cell>
          <table:table-cell table:formula="of:=&quot;    &quot;&quot;&quot; &amp; [.A160] &amp; &quot;&quot;&quot; = {sort_order = &quot; &amp; [.C160] &amp; &quot;; script_info = {sortOrder = &quot; &amp; [.C160] &amp; &quot;;};};&quot;" office:value-type="string" office:string-value="    &quot;EQ_EQUIPMENT_BOX_REFUND&quot; = {sort_order = 795; script_info = {sortOrder = 795;};};">
            <text:p><text:s text:c="4"/>"EQ_EQUIPMENT_BOX_REFUND" = {sort_order = 795; script_info = {sortOrder = 795;};};</text:p>
          </table:table-cell>
          <table:table-cell table:number-columns-repeated="1020"/>
        </table:table-row>
        <table:table-row table:style-name="ro1">
          <table:table-cell office:value-type="string">
            <text:p>EQ_EQUIPMENT_BOX_REPAIR</text:p>
          </table:table-cell>
          <table:table-cell office:value-type="string">
            <text:p>Repair Boxes and Dummy Eqs in one step</text:p>
          </table:table-cell>
          <table:table-cell table:formula="of:=([.$B$1] - [.$E$1])  + (ROW([.A161]) - 2) * [.$E$1]" office:value-type="float" office:value="800">
            <text:p>800</text:p>
          </table:table-cell>
          <table:table-cell table:formula="of:=&quot;    &quot;&quot;&quot; &amp; [.A161] &amp; &quot;&quot;&quot; = {sort_order = &quot; &amp; [.C161] &amp; &quot;; script_info = {sortOrder = &quot; &amp; [.C161] &amp; &quot;;};};&quot;" office:value-type="string" office:string-value="    &quot;EQ_EQUIPMENT_BOX_REPAIR&quot; = {sort_order = 800; script_info = {sortOrder = 800;};};">
            <text:p><text:s text:c="4"/>"EQ_EQUIPMENT_BOX_REPAIR" = {sort_order = 800; script_info = {sortOrder = 800;};};</text:p>
          </table:table-cell>
          <table:table-cell table:number-columns-repeated="1020"/>
        </table:table-row>
        <table:table-row table:style-name="ro1">
          <table:table-cell office:value-type="string">
            <text:p>EQ_ERB</text:p>
          </table:table-cell>
          <table:table-cell office:value-type="string">
            <text:p>Engine Repair Bot</text:p>
          </table:table-cell>
          <table:table-cell table:formula="of:=([.$B$1] - [.$E$1])  + (ROW([.A162]) - 2) * [.$E$1]" office:value-type="float" office:value="805">
            <text:p>805</text:p>
          </table:table-cell>
          <table:table-cell table:formula="of:=&quot;    &quot;&quot;&quot; &amp; [.A162] &amp; &quot;&quot;&quot; = {sort_order = &quot; &amp; [.C162] &amp; &quot;; script_info = {sortOrder = &quot; &amp; [.C162] &amp; &quot;;};};&quot;" office:value-type="string" office:string-value="    &quot;EQ_ERB&quot; = {sort_order = 805; script_info = {sortOrder = 805;};};">
            <text:p><text:s text:c="4"/>"EQ_ERB" = {sort_order = 805; script_info = {sortOrder = 805;};};</text:p>
          </table:table-cell>
          <table:table-cell table:number-columns-repeated="1020"/>
        </table:table-row>
        <table:table-row table:style-name="ro1">
          <table:table-cell office:value-type="string">
            <text:p>EQ_EREHWON_PHOTOCAMERA</text:p>
          </table:table-cell>
          <table:table-cell office:value-type="string">
            <text:p>Tionisla photo camera</text:p>
          </table:table-cell>
          <table:table-cell table:formula="of:=([.$B$1] - [.$E$1])  + (ROW([.A163]) - 2) * [.$E$1]" office:value-type="float" office:value="810">
            <text:p>810</text:p>
          </table:table-cell>
          <table:table-cell table:formula="of:=&quot;    &quot;&quot;&quot; &amp; [.A163] &amp; &quot;&quot;&quot; = {sort_order = &quot; &amp; [.C163] &amp; &quot;; script_info = {sortOrder = &quot; &amp; [.C163] &amp; &quot;;};};&quot;" office:value-type="string" office:string-value="    &quot;EQ_EREHWON_PHOTOCAMERA&quot; = {sort_order = 810; script_info = {sortOrder = 810;};};">
            <text:p><text:s text:c="4"/>"EQ_EREHWON_PHOTOCAMERA" = {sort_order = 810; script_info = {sortOrder = 810;};};</text:p>
          </table:table-cell>
          <table:table-cell table:number-columns-repeated="1020"/>
        </table:table-row>
        <table:table-row table:style-name="ro1">
          <table:table-cell office:value-type="string">
            <text:p>EQ_ESCAPE_POD</text:p>
          </table:table-cell>
          <table:table-cell office:value-type="string">
            <text:p>Escape Pod</text:p>
          </table:table-cell>
          <table:table-cell table:formula="of:=([.$B$1] - [.$E$1])  + (ROW([.A164]) - 2) * [.$E$1]" office:value-type="float" office:value="815">
            <text:p>815</text:p>
          </table:table-cell>
          <table:table-cell table:formula="of:=&quot;    &quot;&quot;&quot; &amp; [.A164] &amp; &quot;&quot;&quot; = {sort_order = &quot; &amp; [.C164] &amp; &quot;; script_info = {sortOrder = &quot; &amp; [.C164] &amp; &quot;;};};&quot;" office:value-type="string" office:string-value="    &quot;EQ_ESCAPE_POD&quot; = {sort_order = 815; script_info = {sortOrder = 815;};};">
            <text:p><text:s text:c="4"/>"EQ_ESCAPE_POD" = {sort_order = 815; script_info = {sortOrder = 815;};};</text:p>
          </table:table-cell>
          <table:table-cell table:number-columns-repeated="1020"/>
        </table:table-row>
        <table:table-row table:style-name="ro1">
          <table:table-cell office:value-type="string">
            <text:p>EQ_ESCAPE_POD_PLUS</text:p>
          </table:table-cell>
          <table:table-cell office:value-type="string">
            <text:p>Escape Pod Plus</text:p>
          </table:table-cell>
          <table:table-cell table:formula="of:=([.$B$1] - [.$E$1])  + (ROW([.A165]) - 2) * [.$E$1]" office:value-type="float" office:value="820">
            <text:p>820</text:p>
          </table:table-cell>
          <table:table-cell table:formula="of:=&quot;    &quot;&quot;&quot; &amp; [.A165] &amp; &quot;&quot;&quot; = {sort_order = &quot; &amp; [.C165] &amp; &quot;; script_info = {sortOrder = &quot; &amp; [.C165] &amp; &quot;;};};&quot;" office:value-type="string" office:string-value="    &quot;EQ_ESCAPE_POD_PLUS&quot; = {sort_order = 820; script_info = {sortOrder = 820;};};">
            <text:p><text:s text:c="4"/>"EQ_ESCAPE_POD_PLUS" = {sort_order = 820; script_info = {sortOrder = 820;};};</text:p>
          </table:table-cell>
          <table:table-cell table:number-columns-repeated="1020"/>
        </table:table-row>
        <table:table-row table:style-name="ro1">
          <table:table-cell office:value-type="string">
            <text:p>EQ_ESCAPE_POD_REMOVAL</text:p>
          </table:table-cell>
          <table:table-cell office:value-type="string">
            <text:p>Sell Escape Pod</text:p>
          </table:table-cell>
          <table:table-cell table:formula="of:=([.$B$1] - [.$E$1])  + (ROW([.A166]) - 2) * [.$E$1]" office:value-type="float" office:value="825">
            <text:p>825</text:p>
          </table:table-cell>
          <table:table-cell table:formula="of:=&quot;    &quot;&quot;&quot; &amp; [.A166] &amp; &quot;&quot;&quot; = {sort_order = &quot; &amp; [.C166] &amp; &quot;; script_info = {sortOrder = &quot; &amp; [.C166] &amp; &quot;;};};&quot;" office:value-type="string" office:string-value="    &quot;EQ_ESCAPE_POD_REMOVAL&quot; = {sort_order = 825; script_info = {sortOrder = 825;};};">
            <text:p><text:s text:c="4"/>"EQ_ESCAPE_POD_REMOVAL" = {sort_order = 825; script_info = {sortOrder = 825;};};</text:p>
          </table:table-cell>
          <table:table-cell table:number-columns-repeated="1020"/>
        </table:table-row>
        <table:table-row table:style-name="ro1">
          <table:table-cell office:value-type="string">
            <text:p>EQ_ESCAPE_POD_SALVAGED</text:p>
          </table:table-cell>
          <table:table-cell office:value-type="string">
            <text:p>Escape Pod (salvaged)</text:p>
          </table:table-cell>
          <table:table-cell table:formula="of:=([.$B$1] - [.$E$1])  + (ROW([.A167]) - 2) * [.$E$1]" office:value-type="float" office:value="830">
            <text:p>830</text:p>
          </table:table-cell>
          <table:table-cell table:formula="of:=&quot;    &quot;&quot;&quot; &amp; [.A167] &amp; &quot;&quot;&quot; = {sort_order = &quot; &amp; [.C167] &amp; &quot;; script_info = {sortOrder = &quot; &amp; [.C167] &amp; &quot;;};};&quot;" office:value-type="string" office:string-value="    &quot;EQ_ESCAPE_POD_SALVAGED&quot; = {sort_order = 830; script_info = {sortOrder = 830;};};">
            <text:p><text:s text:c="4"/>"EQ_ESCAPE_POD_SALVAGED" = {sort_order = 830; script_info = {sortOrder = 830;};};</text:p>
          </table:table-cell>
          <table:table-cell table:number-columns-repeated="1020"/>
        </table:table-row>
        <table:table-row table:style-name="ro1">
          <table:table-cell office:value-type="string">
            <text:p>EQ_ESCORTCONTRACTS</text:p>
          </table:table-cell>
          <table:table-cell office:value-type="string">
            <text:p>I.T.H.A Independent Escort License</text:p>
          </table:table-cell>
          <table:table-cell table:formula="of:=([.$B$1] - [.$E$1])  + (ROW([.A168]) - 2) * [.$E$1]" office:value-type="float" office:value="835">
            <text:p>835</text:p>
          </table:table-cell>
          <table:table-cell table:formula="of:=&quot;    &quot;&quot;&quot; &amp; [.A168] &amp; &quot;&quot;&quot; = {sort_order = &quot; &amp; [.C168] &amp; &quot;; script_info = {sortOrder = &quot; &amp; [.C168] &amp; &quot;;};};&quot;" office:value-type="string" office:string-value="    &quot;EQ_ESCORTCONTRACTS&quot; = {sort_order = 835; script_info = {sortOrder = 835;};};">
            <text:p><text:s text:c="4"/>"EQ_ESCORTCONTRACTS" = {sort_order = 835; script_info = {sortOrder = 835;};};</text:p>
          </table:table-cell>
          <table:table-cell table:number-columns-repeated="1020"/>
        </table:table-row>
        <table:table-row table:style-name="ro1">
          <table:table-cell office:value-type="string">
            <text:p>EQ_ESCORTDECK</text:p>
          </table:table-cell>
          <table:table-cell office:value-type="string">
            <text:p>Escort Deck</text:p>
          </table:table-cell>
          <table:table-cell table:formula="of:=([.$B$1] - [.$E$1])  + (ROW([.A169]) - 2) * [.$E$1]" office:value-type="float" office:value="840">
            <text:p>840</text:p>
          </table:table-cell>
          <table:table-cell table:formula="of:=&quot;    &quot;&quot;&quot; &amp; [.A169] &amp; &quot;&quot;&quot; = {sort_order = &quot; &amp; [.C169] &amp; &quot;; script_info = {sortOrder = &quot; &amp; [.C169] &amp; &quot;;};};&quot;" office:value-type="string" office:string-value="    &quot;EQ_ESCORTDECK&quot; = {sort_order = 840; script_info = {sortOrder = 840;};};">
            <text:p><text:s text:c="4"/>"EQ_ESCORTDECK" = {sort_order = 840; script_info = {sortOrder = 840;};};</text:p>
          </table:table-cell>
          <table:table-cell table:number-columns-repeated="1020"/>
        </table:table-row>
        <table:table-row table:style-name="ro1">
          <table:table-cell office:value-type="string">
            <text:p>EQ_ESCORTDECK_adder</text:p>
          </table:table-cell>
          <table:table-cell office:value-type="string">
            <text:p>Adder Escort</text:p>
          </table:table-cell>
          <table:table-cell table:formula="of:=([.$B$1] - [.$E$1])  + (ROW([.A170]) - 2) * [.$E$1]" office:value-type="float" office:value="845">
            <text:p>845</text:p>
          </table:table-cell>
          <table:table-cell table:formula="of:=&quot;    &quot;&quot;&quot; &amp; [.A170] &amp; &quot;&quot;&quot; = {sort_order = &quot; &amp; [.C170] &amp; &quot;; script_info = {sortOrder = &quot; &amp; [.C170] &amp; &quot;;};};&quot;" office:value-type="string" office:string-value="    &quot;EQ_ESCORTDECK_adder&quot; = {sort_order = 845; script_info = {sortOrder = 845;};};">
            <text:p><text:s text:c="4"/>"EQ_ESCORTDECK_adder" = {sort_order = 845; script_info = {sortOrder = 845;};};</text:p>
          </table:table-cell>
          <table:table-cell table:number-columns-repeated="1020"/>
        </table:table-row>
        <table:table-row table:style-name="ro1">
          <table:table-cell office:value-type="string">
            <text:p>EQ_ESCORTDECK_arachnid</text:p>
          </table:table-cell>
          <table:table-cell office:value-type="string">
            <text:p>Arachnid Escort</text:p>
          </table:table-cell>
          <table:table-cell table:formula="of:=([.$B$1] - [.$E$1])  + (ROW([.A171]) - 2) * [.$E$1]" office:value-type="float" office:value="850">
            <text:p>850</text:p>
          </table:table-cell>
          <table:table-cell table:formula="of:=&quot;    &quot;&quot;&quot; &amp; [.A171] &amp; &quot;&quot;&quot; = {sort_order = &quot; &amp; [.C171] &amp; &quot;; script_info = {sortOrder = &quot; &amp; [.C171] &amp; &quot;;};};&quot;" office:value-type="string" office:string-value="    &quot;EQ_ESCORTDECK_arachnid&quot; = {sort_order = 850; script_info = {sortOrder = 850;};};">
            <text:p><text:s text:c="4"/>"EQ_ESCORTDECK_arachnid" = {sort_order = 850; script_info = {sortOrder = 850;};};</text:p>
          </table:table-cell>
          <table:table-cell table:number-columns-repeated="1020"/>
        </table:table-row>
        <table:table-row table:style-name="ro1">
          <table:table-cell office:value-type="string">
            <text:p>EQ_ESCORTDECK_asp</text:p>
          </table:table-cell>
          <table:table-cell office:value-type="string">
            <text:p>Asp Escort</text:p>
          </table:table-cell>
          <table:table-cell table:formula="of:=([.$B$1] - [.$E$1])  + (ROW([.A172]) - 2) * [.$E$1]" office:value-type="float" office:value="855">
            <text:p>855</text:p>
          </table:table-cell>
          <table:table-cell table:formula="of:=&quot;    &quot;&quot;&quot; &amp; [.A172] &amp; &quot;&quot;&quot; = {sort_order = &quot; &amp; [.C172] &amp; &quot;; script_info = {sortOrder = &quot; &amp; [.C172] &amp; &quot;;};};&quot;" office:value-type="string" office:string-value="    &quot;EQ_ESCORTDECK_asp&quot; = {sort_order = 855; script_info = {sortOrder = 855;};};">
            <text:p><text:s text:c="4"/>"EQ_ESCORTDECK_asp" = {sort_order = 855; script_info = {sortOrder = 855;};};</text:p>
          </table:table-cell>
          <table:table-cell table:number-columns-repeated="1020"/>
        </table:table-row>
        <table:table-row table:style-name="ro1">
          <table:table-cell office:value-type="string">
            <text:p>EQ_ESCORTDECK_gecko</text:p>
          </table:table-cell>
          <table:table-cell office:value-type="string">
            <text:p>Gecko Escort</text:p>
          </table:table-cell>
          <table:table-cell table:formula="of:=([.$B$1] - [.$E$1])  + (ROW([.A173]) - 2) * [.$E$1]" office:value-type="float" office:value="860">
            <text:p>860</text:p>
          </table:table-cell>
          <table:table-cell table:formula="of:=&quot;    &quot;&quot;&quot; &amp; [.A173] &amp; &quot;&quot;&quot; = {sort_order = &quot; &amp; [.C173] &amp; &quot;; script_info = {sortOrder = &quot; &amp; [.C173] &amp; &quot;;};};&quot;" office:value-type="string" office:string-value="    &quot;EQ_ESCORTDECK_gecko&quot; = {sort_order = 860; script_info = {sortOrder = 860;};};">
            <text:p><text:s text:c="4"/>"EQ_ESCORTDECK_gecko" = {sort_order = 860; script_info = {sortOrder = 860;};};</text:p>
          </table:table-cell>
          <table:table-cell table:number-columns-repeated="1020"/>
        </table:table-row>
        <table:table-row table:style-name="ro1">
          <table:table-cell office:value-type="string">
            <text:p>EQ_ESCORTDECK_ghavial</text:p>
          </table:table-cell>
          <table:table-cell office:value-type="string">
            <text:p>Ghavial Escort</text:p>
          </table:table-cell>
          <table:table-cell table:formula="of:=([.$B$1] - [.$E$1])  + (ROW([.A174]) - 2) * [.$E$1]" office:value-type="float" office:value="865">
            <text:p>865</text:p>
          </table:table-cell>
          <table:table-cell table:formula="of:=&quot;    &quot;&quot;&quot; &amp; [.A174] &amp; &quot;&quot;&quot; = {sort_order = &quot; &amp; [.C174] &amp; &quot;; script_info = {sortOrder = &quot; &amp; [.C174] &amp; &quot;;};};&quot;" office:value-type="string" office:string-value="    &quot;EQ_ESCORTDECK_ghavial&quot; = {sort_order = 865; script_info = {sortOrder = 865;};};">
            <text:p><text:s text:c="4"/>"EQ_ESCORTDECK_ghavial" = {sort_order = 865; script_info = {sortOrder = 865;};};</text:p>
          </table:table-cell>
          <table:table-cell table:number-columns-repeated="1020"/>
        </table:table-row>
        <table:table-row table:style-name="ro1">
          <table:table-cell office:value-type="string">
            <text:p>EQ_ESCORTDECK_nightadder</text:p>
          </table:table-cell>
          <table:table-cell office:value-type="string">
            <text:p>Night Adder Escort</text:p>
          </table:table-cell>
          <table:table-cell table:formula="of:=([.$B$1] - [.$E$1])  + (ROW([.A175]) - 2) * [.$E$1]" office:value-type="float" office:value="870">
            <text:p>870</text:p>
          </table:table-cell>
          <table:table-cell table:formula="of:=&quot;    &quot;&quot;&quot; &amp; [.A175] &amp; &quot;&quot;&quot; = {sort_order = &quot; &amp; [.C175] &amp; &quot;; script_info = {sortOrder = &quot; &amp; [.C175] &amp; &quot;;};};&quot;" office:value-type="string" office:string-value="    &quot;EQ_ESCORTDECK_nightadder&quot; = {sort_order = 870; script_info = {sortOrder = 870;};};">
            <text:p><text:s text:c="4"/>"EQ_ESCORTDECK_nightadder" = {sort_order = 870; script_info = {sortOrder = 870;};};</text:p>
          </table:table-cell>
          <table:table-cell table:number-columns-repeated="1020"/>
        </table:table-row>
        <table:table-row table:style-name="ro1">
          <table:table-cell office:value-type="string">
            <text:p>EQ_ESCORTDECK_ophidian</text:p>
          </table:table-cell>
          <table:table-cell office:value-type="string">
            <text:p>Ophidian Escort</text:p>
          </table:table-cell>
          <table:table-cell table:formula="of:=([.$B$1] - [.$E$1])  + (ROW([.A176]) - 2) * [.$E$1]" office:value-type="float" office:value="875">
            <text:p>875</text:p>
          </table:table-cell>
          <table:table-cell table:formula="of:=&quot;    &quot;&quot;&quot; &amp; [.A176] &amp; &quot;&quot;&quot; = {sort_order = &quot; &amp; [.C176] &amp; &quot;; script_info = {sortOrder = &quot; &amp; [.C176] &amp; &quot;;};};&quot;" office:value-type="string" office:string-value="    &quot;EQ_ESCORTDECK_ophidian&quot; = {sort_order = 875; script_info = {sortOrder = 875;};};">
            <text:p><text:s text:c="4"/>"EQ_ESCORTDECK_ophidian" = {sort_order = 875; script_info = {sortOrder = 875;};};</text:p>
          </table:table-cell>
          <table:table-cell table:number-columns-repeated="1020"/>
        </table:table-row>
        <table:table-row table:style-name="ro1">
          <table:table-cell office:value-type="string">
            <text:p>EQ_ESCORTDECK_s8</text:p>
          </table:table-cell>
          <table:table-cell office:value-type="string">
            <text:p>S8 Escort</text:p>
          </table:table-cell>
          <table:table-cell table:formula="of:=([.$B$1] - [.$E$1])  + (ROW([.A177]) - 2) * [.$E$1]" office:value-type="float" office:value="880">
            <text:p>880</text:p>
          </table:table-cell>
          <table:table-cell table:formula="of:=&quot;    &quot;&quot;&quot; &amp; [.A177] &amp; &quot;&quot;&quot; = {sort_order = &quot; &amp; [.C177] &amp; &quot;; script_info = {sortOrder = &quot; &amp; [.C177] &amp; &quot;;};};&quot;" office:value-type="string" office:string-value="    &quot;EQ_ESCORTDECK_s8&quot; = {sort_order = 880; script_info = {sortOrder = 880;};};">
            <text:p><text:s text:c="4"/>"EQ_ESCORTDECK_s8" = {sort_order = 880; script_info = {sortOrder = 880;};};</text:p>
          </table:table-cell>
          <table:table-cell table:number-columns-repeated="1020"/>
        </table:table-row>
        <table:table-row table:style-name="ro1">
          <table:table-cell office:value-type="string">
            <text:p>EQ_ESCORTDECK_sidewinder</text:p>
          </table:table-cell>
          <table:table-cell office:value-type="string">
            <text:p>Sidewinder Escort</text:p>
          </table:table-cell>
          <table:table-cell table:formula="of:=([.$B$1] - [.$E$1])  + (ROW([.A178]) - 2) * [.$E$1]" office:value-type="float" office:value="885">
            <text:p>885</text:p>
          </table:table-cell>
          <table:table-cell table:formula="of:=&quot;    &quot;&quot;&quot; &amp; [.A178] &amp; &quot;&quot;&quot; = {sort_order = &quot; &amp; [.C178] &amp; &quot;; script_info = {sortOrder = &quot; &amp; [.C178] &amp; &quot;;};};&quot;" office:value-type="string" office:string-value="    &quot;EQ_ESCORTDECK_sidewinder&quot; = {sort_order = 885; script_info = {sortOrder = 885;};};">
            <text:p><text:s text:c="4"/>"EQ_ESCORTDECK_sidewinder" = {sort_order = 885; script_info = {sortOrder = 885;};};</text:p>
          </table:table-cell>
          <table:table-cell table:number-columns-repeated="1020"/>
        </table:table-row>
        <table:table-row table:style-name="ro1">
          <table:table-cell office:value-type="string">
            <text:p>EQ_ESCORTDECK_sniper-arachnid</text:p>
          </table:table-cell>
          <table:table-cell office:value-type="string">
            <text:p>Arachnid Sniper</text:p>
          </table:table-cell>
          <table:table-cell table:formula="of:=([.$B$1] - [.$E$1])  + (ROW([.A179]) - 2) * [.$E$1]" office:value-type="float" office:value="890">
            <text:p>890</text:p>
          </table:table-cell>
          <table:table-cell table:formula="of:=&quot;    &quot;&quot;&quot; &amp; [.A179] &amp; &quot;&quot;&quot; = {sort_order = &quot; &amp; [.C179] &amp; &quot;; script_info = {sortOrder = &quot; &amp; [.C179] &amp; &quot;;};};&quot;" office:value-type="string" office:string-value="    &quot;EQ_ESCORTDECK_sniper-arachnid&quot; = {sort_order = 890; script_info = {sortOrder = 890;};};">
            <text:p><text:s text:c="4"/>"EQ_ESCORTDECK_sniper-arachnid" = {sort_order = 890; script_info = {sortOrder = 890;};};</text:p>
          </table:table-cell>
          <table:table-cell table:number-columns-repeated="1020"/>
        </table:table-row>
        <table:table-row table:style-name="ro1">
          <table:table-cell office:value-type="string">
            <text:p>EQ_ESCORTDECK_sniper-s8</text:p>
          </table:table-cell>
          <table:table-cell office:value-type="string">
            <text:p>S8 Sniper</text:p>
          </table:table-cell>
          <table:table-cell table:formula="of:=([.$B$1] - [.$E$1])  + (ROW([.A180]) - 2) * [.$E$1]" office:value-type="float" office:value="895">
            <text:p>895</text:p>
          </table:table-cell>
          <table:table-cell table:formula="of:=&quot;    &quot;&quot;&quot; &amp; [.A180] &amp; &quot;&quot;&quot; = {sort_order = &quot; &amp; [.C180] &amp; &quot;; script_info = {sortOrder = &quot; &amp; [.C180] &amp; &quot;;};};&quot;" office:value-type="string" office:string-value="    &quot;EQ_ESCORTDECK_sniper-s8&quot; = {sort_order = 895; script_info = {sortOrder = 895;};};">
            <text:p><text:s text:c="4"/>"EQ_ESCORTDECK_sniper-s8" = {sort_order = 895; script_info = {sortOrder = 895;};};</text:p>
          </table:table-cell>
          <table:table-cell table:number-columns-repeated="1020"/>
        </table:table-row>
        <table:table-row table:style-name="ro1">
          <table:table-cell office:value-type="string">
            <text:p>EQ_ESCORTDECK_sniper-wolf</text:p>
          </table:table-cell>
          <table:table-cell office:value-type="string">
            <text:p>Wolf MkI Sniper</text:p>
          </table:table-cell>
          <table:table-cell table:formula="of:=([.$B$1] - [.$E$1])  + (ROW([.A181]) - 2) * [.$E$1]" office:value-type="float" office:value="900">
            <text:p>900</text:p>
          </table:table-cell>
          <table:table-cell table:formula="of:=&quot;    &quot;&quot;&quot; &amp; [.A181] &amp; &quot;&quot;&quot; = {sort_order = &quot; &amp; [.C181] &amp; &quot;; script_info = {sortOrder = &quot; &amp; [.C181] &amp; &quot;;};};&quot;" office:value-type="string" office:string-value="    &quot;EQ_ESCORTDECK_sniper-wolf&quot; = {sort_order = 900; script_info = {sortOrder = 900;};};">
            <text:p><text:s text:c="4"/>"EQ_ESCORTDECK_sniper-wolf" = {sort_order = 900; script_info = {sortOrder = 900;};};</text:p>
          </table:table-cell>
          <table:table-cell table:number-columns-repeated="1020"/>
        </table:table-row>
        <table:table-row table:style-name="ro1">
          <table:table-cell office:value-type="string">
            <text:p>EQ_ESCORTDECK_viper</text:p>
          </table:table-cell>
          <table:table-cell office:value-type="string">
            <text:p>Viper Escort</text:p>
          </table:table-cell>
          <table:table-cell table:formula="of:=([.$B$1] - [.$E$1])  + (ROW([.A182]) - 2) * [.$E$1]" office:value-type="float" office:value="905">
            <text:p>905</text:p>
          </table:table-cell>
          <table:table-cell table:formula="of:=&quot;    &quot;&quot;&quot; &amp; [.A182] &amp; &quot;&quot;&quot; = {sort_order = &quot; &amp; [.C182] &amp; &quot;; script_info = {sortOrder = &quot; &amp; [.C182] &amp; &quot;;};};&quot;" office:value-type="string" office:string-value="    &quot;EQ_ESCORTDECK_viper&quot; = {sort_order = 905; script_info = {sortOrder = 905;};};">
            <text:p><text:s text:c="4"/>"EQ_ESCORTDECK_viper" = {sort_order = 905; script_info = {sortOrder = 905;};};</text:p>
          </table:table-cell>
          <table:table-cell table:number-columns-repeated="1020"/>
        </table:table-row>
        <table:table-row table:style-name="ro1">
          <table:table-cell office:value-type="string">
            <text:p>EQ_ESCORTDECK_wolf</text:p>
          </table:table-cell>
          <table:table-cell office:value-type="string">
            <text:p>Wolf MkI Escort</text:p>
          </table:table-cell>
          <table:table-cell table:formula="of:=([.$B$1] - [.$E$1])  + (ROW([.A183]) - 2) * [.$E$1]" office:value-type="float" office:value="910">
            <text:p>910</text:p>
          </table:table-cell>
          <table:table-cell table:formula="of:=&quot;    &quot;&quot;&quot; &amp; [.A183] &amp; &quot;&quot;&quot; = {sort_order = &quot; &amp; [.C183] &amp; &quot;; script_info = {sortOrder = &quot; &amp; [.C183] &amp; &quot;;};};&quot;" office:value-type="string" office:string-value="    &quot;EQ_ESCORTDECK_wolf&quot; = {sort_order = 910; script_info = {sortOrder = 910;};};">
            <text:p><text:s text:c="4"/>"EQ_ESCORTDECK_wolf" = {sort_order = 910; script_info = {sortOrder = 910;};};</text:p>
          </table:table-cell>
          <table:table-cell table:number-columns-repeated="1020"/>
        </table:table-row>
        <table:table-row table:style-name="ro1">
          <table:table-cell office:value-type="string">
            <text:p>EQ_ESCORTDECKXL</text:p>
          </table:table-cell>
          <table:table-cell office:value-type="string">
            <text:p>Escort Deck XL</text:p>
          </table:table-cell>
          <table:table-cell table:formula="of:=([.$B$1] - [.$E$1])  + (ROW([.A184]) - 2) * [.$E$1]" office:value-type="float" office:value="915">
            <text:p>915</text:p>
          </table:table-cell>
          <table:table-cell table:formula="of:=&quot;    &quot;&quot;&quot; &amp; [.A184] &amp; &quot;&quot;&quot; = {sort_order = &quot; &amp; [.C184] &amp; &quot;; script_info = {sortOrder = &quot; &amp; [.C184] &amp; &quot;;};};&quot;" office:value-type="string" office:string-value="    &quot;EQ_ESCORTDECKXL&quot; = {sort_order = 915; script_info = {sortOrder = 915;};};">
            <text:p><text:s text:c="4"/>"EQ_ESCORTDECKXL" = {sort_order = 915; script_info = {sortOrder = 915;};};</text:p>
          </table:table-cell>
          <table:table-cell table:number-columns-repeated="1020"/>
        </table:table-row>
        <table:table-row table:style-name="ro1">
          <table:table-cell office:value-type="string">
            <text:p>EQ_ESG</text:p>
          </table:table-cell>
          <table:table-cell office:value-type="string">
            <text:p>Emergency Shield Generator</text:p>
          </table:table-cell>
          <table:table-cell table:formula="of:=([.$B$1] - [.$E$1])  + (ROW([.A185]) - 2) * [.$E$1]" office:value-type="float" office:value="920">
            <text:p>920</text:p>
          </table:table-cell>
          <table:table-cell table:formula="of:=&quot;    &quot;&quot;&quot; &amp; [.A185] &amp; &quot;&quot;&quot; = {sort_order = &quot; &amp; [.C185] &amp; &quot;; script_info = {sortOrder = &quot; &amp; [.C185] &amp; &quot;;};};&quot;" office:value-type="string" office:string-value="    &quot;EQ_ESG&quot; = {sort_order = 920; script_info = {sortOrder = 920;};};">
            <text:p><text:s text:c="4"/>"EQ_ESG" = {sort_order = 920; script_info = {sortOrder = 920;};};</text:p>
          </table:table-cell>
          <table:table-cell table:number-columns-repeated="1020"/>
        </table:table-row>
        <table:table-row table:style-name="ro1">
          <table:table-cell office:value-type="string">
            <text:p>EQ_ESG_REFUND</text:p>
          </table:table-cell>
          <table:table-cell office:value-type="string">
            <text:p>Refund Emergency Shield Generator</text:p>
          </table:table-cell>
          <table:table-cell table:formula="of:=([.$B$1] - [.$E$1])  + (ROW([.A186]) - 2) * [.$E$1]" office:value-type="float" office:value="925">
            <text:p>925</text:p>
          </table:table-cell>
          <table:table-cell table:formula="of:=&quot;    &quot;&quot;&quot; &amp; [.A186] &amp; &quot;&quot;&quot; = {sort_order = &quot; &amp; [.C186] &amp; &quot;; script_info = {sortOrder = &quot; &amp; [.C186] &amp; &quot;;};};&quot;" office:value-type="string" office:string-value="    &quot;EQ_ESG_REFUND&quot; = {sort_order = 925; script_info = {sortOrder = 925;};};">
            <text:p><text:s text:c="4"/>"EQ_ESG_REFUND" = {sort_order = 925; script_info = {sortOrder = 925;};};</text:p>
          </table:table-cell>
          <table:table-cell table:number-columns-repeated="1020"/>
        </table:table-row>
        <table:table-row table:style-name="ro1">
          <table:table-cell office:value-type="string">
            <text:p>EQ_ESWBEACON_MINE</text:p>
          </table:table-cell>
          <table:table-cell office:value-type="string">
            <text:p>**ESW SECURITY RESTRICTED**</text:p>
          </table:table-cell>
          <table:table-cell table:formula="of:=([.$B$1] - [.$E$1])  + (ROW([.A187]) - 2) * [.$E$1]" office:value-type="float" office:value="930">
            <text:p>930</text:p>
          </table:table-cell>
          <table:table-cell table:formula="of:=&quot;    &quot;&quot;&quot; &amp; [.A187] &amp; &quot;&quot;&quot; = {sort_order = &quot; &amp; [.C187] &amp; &quot;; script_info = {sortOrder = &quot; &amp; [.C187] &amp; &quot;;};};&quot;" office:value-type="string" office:string-value="    &quot;EQ_ESWBEACON_MINE&quot; = {sort_order = 930; script_info = {sortOrder = 930;};};">
            <text:p><text:s text:c="4"/>"EQ_ESWBEACON_MINE" = {sort_order = 930; script_info = {sortOrder = 930;};};</text:p>
          </table:table-cell>
          <table:table-cell table:number-columns-repeated="1020"/>
        </table:table-row>
        <table:table-row table:style-name="ro1">
          <table:table-cell office:value-type="string">
            <text:p>EQ_ET_AUTODOCK</text:p>
          </table:table-cell>
          <table:table-cell office:value-type="string">
            <text:p>G.E.T. fast-docking facility</text:p>
          </table:table-cell>
          <table:table-cell table:formula="of:=([.$B$1] - [.$E$1])  + (ROW([.A188]) - 2) * [.$E$1]" office:value-type="float" office:value="935">
            <text:p>935</text:p>
          </table:table-cell>
          <table:table-cell table:formula="of:=&quot;    &quot;&quot;&quot; &amp; [.A188] &amp; &quot;&quot;&quot; = {sort_order = &quot; &amp; [.C188] &amp; &quot;; script_info = {sortOrder = &quot; &amp; [.C188] &amp; &quot;;};};&quot;" office:value-type="string" office:string-value="    &quot;EQ_ET_AUTODOCK&quot; = {sort_order = 935; script_info = {sortOrder = 935;};};">
            <text:p><text:s text:c="4"/>"EQ_ET_AUTODOCK" = {sort_order = 935; script_info = {sortOrder = 935;};};</text:p>
          </table:table-cell>
          <table:table-cell table:number-columns-repeated="1020"/>
        </table:table-row>
        <table:table-row table:style-name="ro1">
          <table:table-cell office:value-type="string">
            <text:p>EQ_EXTENSION_1</text:p>
          </table:table-cell>
          <table:table-cell office:value-type="string">
            <text:p>1t Equipment Space Extension</text:p>
          </table:table-cell>
          <table:table-cell table:formula="of:=([.$B$1] - [.$E$1])  + (ROW([.A189]) - 2) * [.$E$1]" office:value-type="float" office:value="940">
            <text:p>940</text:p>
          </table:table-cell>
          <table:table-cell table:formula="of:=&quot;    &quot;&quot;&quot; &amp; [.A189] &amp; &quot;&quot;&quot; = {sort_order = &quot; &amp; [.C189] &amp; &quot;; script_info = {sortOrder = &quot; &amp; [.C189] &amp; &quot;;};};&quot;" office:value-type="string" office:string-value="    &quot;EQ_EXTENSION_1&quot; = {sort_order = 940; script_info = {sortOrder = 940;};};">
            <text:p><text:s text:c="4"/>"EQ_EXTENSION_1" = {sort_order = 940; script_info = {sortOrder = 940;};};</text:p>
          </table:table-cell>
          <table:table-cell table:number-columns-repeated="1020"/>
        </table:table-row>
        <table:table-row table:style-name="ro1">
          <table:table-cell office:value-type="string">
            <text:p>EQ_EXTENSION_2</text:p>
          </table:table-cell>
          <table:table-cell office:value-type="string">
            <text:p>2t Equipment Space Extension</text:p>
          </table:table-cell>
          <table:table-cell table:formula="of:=([.$B$1] - [.$E$1])  + (ROW([.A190]) - 2) * [.$E$1]" office:value-type="float" office:value="945">
            <text:p>945</text:p>
          </table:table-cell>
          <table:table-cell table:formula="of:=&quot;    &quot;&quot;&quot; &amp; [.A190] &amp; &quot;&quot;&quot; = {sort_order = &quot; &amp; [.C190] &amp; &quot;; script_info = {sortOrder = &quot; &amp; [.C190] &amp; &quot;;};};&quot;" office:value-type="string" office:string-value="    &quot;EQ_EXTENSION_2&quot; = {sort_order = 945; script_info = {sortOrder = 945;};};">
            <text:p><text:s text:c="4"/>"EQ_EXTENSION_2" = {sort_order = 945; script_info = {sortOrder = 945;};};</text:p>
          </table:table-cell>
          <table:table-cell table:number-columns-repeated="1020"/>
        </table:table-row>
        <table:table-row table:style-name="ro1">
          <table:table-cell office:value-type="string">
            <text:p>EQ_EXTENSION_5</text:p>
          </table:table-cell>
          <table:table-cell office:value-type="string">
            <text:p>5t Equipment Space Extension</text:p>
          </table:table-cell>
          <table:table-cell table:formula="of:=([.$B$1] - [.$E$1])  + (ROW([.A191]) - 2) * [.$E$1]" office:value-type="float" office:value="950">
            <text:p>950</text:p>
          </table:table-cell>
          <table:table-cell table:formula="of:=&quot;    &quot;&quot;&quot; &amp; [.A191] &amp; &quot;&quot;&quot; = {sort_order = &quot; &amp; [.C191] &amp; &quot;; script_info = {sortOrder = &quot; &amp; [.C191] &amp; &quot;;};};&quot;" office:value-type="string" office:string-value="    &quot;EQ_EXTENSION_5&quot; = {sort_order = 950; script_info = {sortOrder = 950;};};">
            <text:p><text:s text:c="4"/>"EQ_EXTENSION_5" = {sort_order = 950; script_info = {sortOrder = 950;};};</text:p>
          </table:table-cell>
          <table:table-cell table:number-columns-repeated="1020"/>
        </table:table-row>
        <table:table-row table:style-name="ro1">
          <table:table-cell office:value-type="string">
            <text:p>EQ_F3G_ANTISWEEP_MISSILE</text:p>
          </table:table-cell>
          <table:table-cell office:value-type="string">
            <text:p>Sweeper-resistant navy missile</text:p>
          </table:table-cell>
          <table:table-cell table:formula="of:=([.$B$1] - [.$E$1])  + (ROW([.A192]) - 2) * [.$E$1]" office:value-type="float" office:value="955">
            <text:p>955</text:p>
          </table:table-cell>
          <table:table-cell table:formula="of:=&quot;    &quot;&quot;&quot; &amp; [.A192] &amp; &quot;&quot;&quot; = {sort_order = &quot; &amp; [.C192] &amp; &quot;; script_info = {sortOrder = &quot; &amp; [.C192] &amp; &quot;;};};&quot;" office:value-type="string" office:string-value="    &quot;EQ_F3G_ANTISWEEP_MISSILE&quot; = {sort_order = 955; script_info = {sortOrder = 955;};};">
            <text:p><text:s text:c="4"/>"EQ_F3G_ANTISWEEP_MISSILE" = {sort_order = 955; script_info = {sortOrder = 955;};};</text:p>
          </table:table-cell>
          <table:table-cell table:number-columns-repeated="1020"/>
        </table:table-row>
        <table:table-row table:style-name="ro1">
          <table:table-cell office:value-type="string">
            <text:p>EQ_FA_MANCHI_MISSILE</text:p>
          </table:table-cell>
          <table:table-cell office:value-type="string">
            <text:p>Manchi Missile</text:p>
          </table:table-cell>
          <table:table-cell table:formula="of:=([.$B$1] - [.$E$1])  + (ROW([.A193]) - 2) * [.$E$1]" office:value-type="float" office:value="960">
            <text:p>960</text:p>
          </table:table-cell>
          <table:table-cell table:formula="of:=&quot;    &quot;&quot;&quot; &amp; [.A193] &amp; &quot;&quot;&quot; = {sort_order = &quot; &amp; [.C193] &amp; &quot;; script_info = {sortOrder = &quot; &amp; [.C193] &amp; &quot;;};};&quot;" office:value-type="string" office:string-value="    &quot;EQ_FA_MANCHI_MISSILE&quot; = {sort_order = 960; script_info = {sortOrder = 960;};};">
            <text:p><text:s text:c="4"/>"EQ_FA_MANCHI_MISSILE" = {sort_order = 960; script_info = {sortOrder = 960;};};</text:p>
          </table:table-cell>
          <table:table-cell table:number-columns-repeated="1020"/>
        </table:table-row>
        <table:table-row table:style-name="ro1">
          <table:table-cell office:value-type="string">
            <text:p>EQ_FA_NOVA_MISSILE</text:p>
          </table:table-cell>
          <table:table-cell office:value-type="string">
            <text:p>Nova missile</text:p>
          </table:table-cell>
          <table:table-cell table:formula="of:=([.$B$1] - [.$E$1])  + (ROW([.A194]) - 2) * [.$E$1]" office:value-type="float" office:value="965">
            <text:p>965</text:p>
          </table:table-cell>
          <table:table-cell table:formula="of:=&quot;    &quot;&quot;&quot; &amp; [.A194] &amp; &quot;&quot;&quot; = {sort_order = &quot; &amp; [.C194] &amp; &quot;; script_info = {sortOrder = &quot; &amp; [.C194] &amp; &quot;;};};&quot;" office:value-type="string" office:string-value="    &quot;EQ_FA_NOVA_MISSILE&quot; = {sort_order = 965; script_info = {sortOrder = 965;};};">
            <text:p><text:s text:c="4"/>"EQ_FA_NOVA_MISSILE" = {sort_order = 965; script_info = {sortOrder = 965;};};</text:p>
          </table:table-cell>
          <table:table-cell table:number-columns-repeated="1020"/>
        </table:table-row>
        <table:table-row table:style-name="ro1">
          <table:table-cell office:value-type="string">
            <text:p>EQ_FA_PLASMATORP_MISSILE</text:p>
          </table:table-cell>
          <table:table-cell office:value-type="string">
            <text:p>Plasma torpedo</text:p>
          </table:table-cell>
          <table:table-cell table:formula="of:=([.$B$1] - [.$E$1])  + (ROW([.A195]) - 2) * [.$E$1]" office:value-type="float" office:value="970">
            <text:p>970</text:p>
          </table:table-cell>
          <table:table-cell table:formula="of:=&quot;    &quot;&quot;&quot; &amp; [.A195] &amp; &quot;&quot;&quot; = {sort_order = &quot; &amp; [.C195] &amp; &quot;; script_info = {sortOrder = &quot; &amp; [.C195] &amp; &quot;;};};&quot;" office:value-type="string" office:string-value="    &quot;EQ_FA_PLASMATORP_MISSILE&quot; = {sort_order = 970; script_info = {sortOrder = 970;};};">
            <text:p><text:s text:c="4"/>"EQ_FA_PLASMATORP_MISSILE" = {sort_order = 970; script_info = {sortOrder = 970;};};</text:p>
          </table:table-cell>
          <table:table-cell table:number-columns-repeated="1020"/>
        </table:table-row>
        <table:table-row table:style-name="ro1">
          <table:table-cell office:value-type="string">
            <text:p>EQ_FA_SM1_MISSILE</text:p>
          </table:table-cell>
          <table:table-cell office:value-type="string">
            <text:p>SM-1</text:p>
          </table:table-cell>
          <table:table-cell table:formula="of:=([.$B$1] - [.$E$1])  + (ROW([.A196]) - 2) * [.$E$1]" office:value-type="float" office:value="975">
            <text:p>975</text:p>
          </table:table-cell>
          <table:table-cell table:formula="of:=&quot;    &quot;&quot;&quot; &amp; [.A196] &amp; &quot;&quot;&quot; = {sort_order = &quot; &amp; [.C196] &amp; &quot;; script_info = {sortOrder = &quot; &amp; [.C196] &amp; &quot;;};};&quot;" office:value-type="string" office:string-value="    &quot;EQ_FA_SM1_MISSILE&quot; = {sort_order = 975; script_info = {sortOrder = 975;};};">
            <text:p><text:s text:c="4"/>"EQ_FA_SM1_MISSILE" = {sort_order = 975; script_info = {sortOrder = 975;};};</text:p>
          </table:table-cell>
          <table:table-cell table:number-columns-repeated="1020"/>
        </table:table-row>
        <table:table-row table:style-name="ro1">
          <table:table-cell office:value-type="string">
            <text:p>EQ_FEUDAL_FLARE_MINE</text:p>
          </table:table-cell>
          <table:table-cell office:value-type="string">
            <text:p>Flare Mine</text:p>
          </table:table-cell>
          <table:table-cell table:formula="of:=([.$B$1] - [.$E$1])  + (ROW([.A197]) - 2) * [.$E$1]" office:value-type="float" office:value="980">
            <text:p>980</text:p>
          </table:table-cell>
          <table:table-cell table:formula="of:=&quot;    &quot;&quot;&quot; &amp; [.A197] &amp; &quot;&quot;&quot; = {sort_order = &quot; &amp; [.C197] &amp; &quot;; script_info = {sortOrder = &quot; &amp; [.C197] &amp; &quot;;};};&quot;" office:value-type="string" office:string-value="    &quot;EQ_FEUDAL_FLARE_MINE&quot; = {sort_order = 980; script_info = {sortOrder = 980;};};">
            <text:p><text:s text:c="4"/>"EQ_FEUDAL_FLARE_MINE" = {sort_order = 980; script_info = {sortOrder = 980;};};</text:p>
          </table:table-cell>
          <table:table-cell table:number-columns-repeated="1020"/>
        </table:table-row>
        <table:table-row table:style-name="ro1">
          <table:table-cell office:value-type="string">
            <text:p>EQ_FIGHTER_GALTECH</text:p>
          </table:table-cell>
          <table:table-cell office:value-type="string">
            <text:p>GalTech Interceptor</text:p>
          </table:table-cell>
          <table:table-cell table:formula="of:=([.$B$1] - [.$E$1])  + (ROW([.A198]) - 2) * [.$E$1]" office:value-type="float" office:value="985">
            <text:p>985</text:p>
          </table:table-cell>
          <table:table-cell table:formula="of:=&quot;    &quot;&quot;&quot; &amp; [.A198] &amp; &quot;&quot;&quot; = {sort_order = &quot; &amp; [.C198] &amp; &quot;; script_info = {sortOrder = &quot; &amp; [.C198] &amp; &quot;;};};&quot;" office:value-type="string" office:string-value="    &quot;EQ_FIGHTER_GALTECH&quot; = {sort_order = 985; script_info = {sortOrder = 985;};};">
            <text:p><text:s text:c="4"/>"EQ_FIGHTER_GALTECH" = {sort_order = 985; script_info = {sortOrder = 985;};};</text:p>
          </table:table-cell>
          <table:table-cell table:number-columns-repeated="1020"/>
        </table:table-row>
        <table:table-row table:style-name="ro1">
          <table:table-cell office:value-type="string">
            <text:p>EQ_FIGHTER_IRONKING</text:p>
          </table:table-cell>
          <table:table-cell office:value-type="string">
            <text:p>Iron King</text:p>
          </table:table-cell>
          <table:table-cell table:formula="of:=([.$B$1] - [.$E$1])  + (ROW([.A199]) - 2) * [.$E$1]" office:value-type="float" office:value="990">
            <text:p>990</text:p>
          </table:table-cell>
          <table:table-cell table:formula="of:=&quot;    &quot;&quot;&quot; &amp; [.A199] &amp; &quot;&quot;&quot; = {sort_order = &quot; &amp; [.C199] &amp; &quot;; script_info = {sortOrder = &quot; &amp; [.C199] &amp; &quot;;};};&quot;" office:value-type="string" office:string-value="    &quot;EQ_FIGHTER_IRONKING&quot; = {sort_order = 990; script_info = {sortOrder = 990;};};">
            <text:p><text:s text:c="4"/>"EQ_FIGHTER_IRONKING" = {sort_order = 990; script_info = {sortOrder = 990;};};</text:p>
          </table:table-cell>
          <table:table-cell table:number-columns-repeated="1020"/>
        </table:table-row>
        <table:table-row table:style-name="ro1">
          <table:table-cell office:value-type="string">
            <text:p>EQ_FIGHTER_KING</text:p>
          </table:table-cell>
          <table:table-cell office:value-type="string">
            <text:p>King</text:p>
          </table:table-cell>
          <table:table-cell table:formula="of:=([.$B$1] - [.$E$1])  + (ROW([.A200]) - 2) * [.$E$1]" office:value-type="float" office:value="995">
            <text:p>995</text:p>
          </table:table-cell>
          <table:table-cell table:formula="of:=&quot;    &quot;&quot;&quot; &amp; [.A200] &amp; &quot;&quot;&quot; = {sort_order = &quot; &amp; [.C200] &amp; &quot;; script_info = {sortOrder = &quot; &amp; [.C200] &amp; &quot;;};};&quot;" office:value-type="string" office:string-value="    &quot;EQ_FIGHTER_KING&quot; = {sort_order = 995; script_info = {sortOrder = 995;};};">
            <text:p><text:s text:c="4"/>"EQ_FIGHTER_KING" = {sort_order = 995; script_info = {sortOrder = 995;};};</text:p>
          </table:table-cell>
          <table:table-cell table:number-columns-repeated="1020"/>
        </table:table-row>
        <table:table-row table:style-name="ro1">
          <table:table-cell office:value-type="string">
            <text:p>EQ_FIGHTER_LIGHT</text:p>
          </table:table-cell>
          <table:table-cell office:value-type="string">
            <text:p>Light Fighter</text:p>
          </table:table-cell>
          <table:table-cell table:formula="of:=([.$B$1] - [.$E$1])  + (ROW([.A201]) - 2) * [.$E$1]" office:value-type="float" office:value="1000">
            <text:p>1000</text:p>
          </table:table-cell>
          <table:table-cell table:formula="of:=&quot;    &quot;&quot;&quot; &amp; [.A201] &amp; &quot;&quot;&quot; = {sort_order = &quot; &amp; [.C201] &amp; &quot;; script_info = {sortOrder = &quot; &amp; [.C201] &amp; &quot;;};};&quot;" office:value-type="string" office:string-value="    &quot;EQ_FIGHTER_LIGHT&quot; = {sort_order = 1000; script_info = {sortOrder = 1000;};};">
            <text:p><text:s text:c="4"/>"EQ_FIGHTER_LIGHT" = {sort_order = 1000; script_info = {sortOrder = 1000;};};</text:p>
          </table:table-cell>
          <table:table-cell table:number-columns-repeated="1020"/>
        </table:table-row>
        <table:table-row table:style-name="ro1">
          <table:table-cell office:value-type="string">
            <text:p>EQ_FIGHTER_RAIDER</text:p>
          </table:table-cell>
          <table:table-cell office:value-type="string">
            <text:p>Raider</text:p>
          </table:table-cell>
          <table:table-cell table:formula="of:=([.$B$1] - [.$E$1])  + (ROW([.A202]) - 2) * [.$E$1]" office:value-type="float" office:value="1005">
            <text:p>1005</text:p>
          </table:table-cell>
          <table:table-cell table:formula="of:=&quot;    &quot;&quot;&quot; &amp; [.A202] &amp; &quot;&quot;&quot; = {sort_order = &quot; &amp; [.C202] &amp; &quot;; script_info = {sortOrder = &quot; &amp; [.C202] &amp; &quot;;};};&quot;" office:value-type="string" office:string-value="    &quot;EQ_FIGHTER_RAIDER&quot; = {sort_order = 1005; script_info = {sortOrder = 1005;};};">
            <text:p><text:s text:c="4"/>"EQ_FIGHTER_RAIDER" = {sort_order = 1005; script_info = {sortOrder = 1005;};};</text:p>
          </table:table-cell>
          <table:table-cell table:number-columns-repeated="1020"/>
        </table:table-row>
        <table:table-row table:style-name="ro1">
          <table:table-cell office:value-type="string">
            <text:p>EQ_FIGHTER_ROBOT</text:p>
          </table:table-cell>
          <table:table-cell office:value-type="string">
            <text:p>Robot Fighter</text:p>
          </table:table-cell>
          <table:table-cell table:formula="of:=([.$B$1] - [.$E$1])  + (ROW([.A203]) - 2) * [.$E$1]" office:value-type="float" office:value="1010">
            <text:p>1010</text:p>
          </table:table-cell>
          <table:table-cell table:formula="of:=&quot;    &quot;&quot;&quot; &amp; [.A203] &amp; &quot;&quot;&quot; = {sort_order = &quot; &amp; [.C203] &amp; &quot;; script_info = {sortOrder = &quot; &amp; [.C203] &amp; &quot;;};};&quot;" office:value-type="string" office:string-value="    &quot;EQ_FIGHTER_ROBOT&quot; = {sort_order = 1010; script_info = {sortOrder = 1010;};};">
            <text:p><text:s text:c="4"/>"EQ_FIGHTER_ROBOT" = {sort_order = 1010; script_info = {sortOrder = 1010;};};</text:p>
          </table:table-cell>
          <table:table-cell table:number-columns-repeated="1020"/>
        </table:table-row>
        <table:table-row table:style-name="ro1">
          <table:table-cell office:value-type="string">
            <text:p>EQ_FIGHTER_SHARK</text:p>
          </table:table-cell>
          <table:table-cell office:value-type="string">
            <text:p>Shark</text:p>
          </table:table-cell>
          <table:table-cell table:formula="of:=([.$B$1] - [.$E$1])  + (ROW([.A204]) - 2) * [.$E$1]" office:value-type="float" office:value="1015">
            <text:p>1015</text:p>
          </table:table-cell>
          <table:table-cell table:formula="of:=&quot;    &quot;&quot;&quot; &amp; [.A204] &amp; &quot;&quot;&quot; = {sort_order = &quot; &amp; [.C204] &amp; &quot;; script_info = {sortOrder = &quot; &amp; [.C204] &amp; &quot;;};};&quot;" office:value-type="string" office:string-value="    &quot;EQ_FIGHTER_SHARK&quot; = {sort_order = 1015; script_info = {sortOrder = 1015;};};">
            <text:p><text:s text:c="4"/>"EQ_FIGHTER_SHARK" = {sort_order = 1015; script_info = {sortOrder = 1015;};};</text:p>
          </table:table-cell>
          <table:table-cell table:number-columns-repeated="1020"/>
        </table:table-row>
        <table:table-row table:style-name="ro1">
          <table:table-cell office:value-type="string">
            <text:p>EQ_FIGHTER_STEELSHARK</text:p>
          </table:table-cell>
          <table:table-cell office:value-type="string">
            <text:p>Steel Shark</text:p>
          </table:table-cell>
          <table:table-cell table:formula="of:=([.$B$1] - [.$E$1])  + (ROW([.A205]) - 2) * [.$E$1]" office:value-type="float" office:value="1020">
            <text:p>1020</text:p>
          </table:table-cell>
          <table:table-cell table:formula="of:=&quot;    &quot;&quot;&quot; &amp; [.A205] &amp; &quot;&quot;&quot; = {sort_order = &quot; &amp; [.C205] &amp; &quot;; script_info = {sortOrder = &quot; &amp; [.C205] &amp; &quot;;};};&quot;" office:value-type="string" office:string-value="    &quot;EQ_FIGHTER_STEELSHARK&quot; = {sort_order = 1020; script_info = {sortOrder = 1020;};};">
            <text:p><text:s text:c="4"/>"EQ_FIGHTER_STEELSHARK" = {sort_order = 1020; script_info = {sortOrder = 1020;};};</text:p>
          </table:table-cell>
          <table:table-cell table:number-columns-repeated="1020"/>
        </table:table-row>
        <table:table-row table:style-name="ro1">
          <table:table-cell office:value-type="string">
            <text:p>EQ_FIGHTER_SWARM</text:p>
          </table:table-cell>
          <table:table-cell office:value-type="string">
            <text:p>Swarm Fighter Group</text:p>
          </table:table-cell>
          <table:table-cell table:formula="of:=([.$B$1] - [.$E$1])  + (ROW([.A206]) - 2) * [.$E$1]" office:value-type="float" office:value="1025">
            <text:p>1025</text:p>
          </table:table-cell>
          <table:table-cell table:formula="of:=&quot;    &quot;&quot;&quot; &amp; [.A206] &amp; &quot;&quot;&quot; = {sort_order = &quot; &amp; [.C206] &amp; &quot;; script_info = {sortOrder = &quot; &amp; [.C206] &amp; &quot;;};};&quot;" office:value-type="string" office:string-value="    &quot;EQ_FIGHTER_SWARM&quot; = {sort_order = 1025; script_info = {sortOrder = 1025;};};">
            <text:p><text:s text:c="4"/>"EQ_FIGHTER_SWARM" = {sort_order = 1025; script_info = {sortOrder = 1025;};};</text:p>
          </table:table-cell>
          <table:table-cell table:number-columns-repeated="1020"/>
        </table:table-row>
        <table:table-row table:style-name="ro1">
          <table:table-cell office:value-type="string">
            <text:p>EQ_FIGHTERBAY</text:p>
          </table:table-cell>
          <table:table-cell office:value-type="string">
            <text:p>Fighter Bay</text:p>
          </table:table-cell>
          <table:table-cell table:formula="of:=([.$B$1] - [.$E$1])  + (ROW([.A207]) - 2) * [.$E$1]" office:value-type="float" office:value="1030">
            <text:p>1030</text:p>
          </table:table-cell>
          <table:table-cell table:formula="of:=&quot;    &quot;&quot;&quot; &amp; [.A207] &amp; &quot;&quot;&quot; = {sort_order = &quot; &amp; [.C207] &amp; &quot;; script_info = {sortOrder = &quot; &amp; [.C207] &amp; &quot;;};};&quot;" office:value-type="string" office:string-value="    &quot;EQ_FIGHTERBAY&quot; = {sort_order = 1030; script_info = {sortOrder = 1030;};};">
            <text:p><text:s text:c="4"/>"EQ_FIGHTERBAY" = {sort_order = 1030; script_info = {sortOrder = 1030;};};</text:p>
          </table:table-cell>
          <table:table-cell table:number-columns-repeated="1020"/>
        </table:table-row>
        <table:table-row table:style-name="ro1">
          <table:table-cell office:value-type="string">
            <text:p>EQ_FIGHTERHANGAR</text:p>
          </table:table-cell>
          <table:table-cell office:value-type="string">
            <text:p>Fighter Hangar</text:p>
          </table:table-cell>
          <table:table-cell table:formula="of:=([.$B$1] - [.$E$1])  + (ROW([.A208]) - 2) * [.$E$1]" office:value-type="float" office:value="1035">
            <text:p>1035</text:p>
          </table:table-cell>
          <table:table-cell table:formula="of:=&quot;    &quot;&quot;&quot; &amp; [.A208] &amp; &quot;&quot;&quot; = {sort_order = &quot; &amp; [.C208] &amp; &quot;; script_info = {sortOrder = &quot; &amp; [.C208] &amp; &quot;;};};&quot;" office:value-type="string" office:string-value="    &quot;EQ_FIGHTERHANGAR&quot; = {sort_order = 1035; script_info = {sortOrder = 1035;};};">
            <text:p><text:s text:c="4"/>"EQ_FIGHTERHANGAR" = {sort_order = 1035; script_info = {sortOrder = 1035;};};</text:p>
          </table:table-cell>
          <table:table-cell table:number-columns-repeated="1020"/>
        </table:table-row>
        <table:table-row table:style-name="ro1">
          <table:table-cell office:value-type="string">
            <text:p>EQ_FIGHTERSREMOVE</text:p>
          </table:table-cell>
          <table:table-cell office:value-type="string">
            <text:p>Remove all fighters and related equipments</text:p>
          </table:table-cell>
          <table:table-cell table:formula="of:=([.$B$1] - [.$E$1])  + (ROW([.A209]) - 2) * [.$E$1]" office:value-type="float" office:value="1040">
            <text:p>1040</text:p>
          </table:table-cell>
          <table:table-cell table:formula="of:=&quot;    &quot;&quot;&quot; &amp; [.A209] &amp; &quot;&quot;&quot; = {sort_order = &quot; &amp; [.C209] &amp; &quot;; script_info = {sortOrder = &quot; &amp; [.C209] &amp; &quot;;};};&quot;" office:value-type="string" office:string-value="    &quot;EQ_FIGHTERSREMOVE&quot; = {sort_order = 1040; script_info = {sortOrder = 1040;};};">
            <text:p><text:s text:c="4"/>"EQ_FIGHTERSREMOVE" = {sort_order = 1040; script_info = {sortOrder = 1040;};};</text:p>
          </table:table-cell>
          <table:table-cell table:number-columns-repeated="1020"/>
        </table:table-row>
        <table:table-row table:style-name="ro1">
          <table:table-cell office:value-type="string">
            <text:p>EQ_FIGHTERSUPPORT</text:p>
          </table:table-cell>
          <table:table-cell office:value-type="string">
            <text:p>Fighter Support Center</text:p>
          </table:table-cell>
          <table:table-cell table:formula="of:=([.$B$1] - [.$E$1])  + (ROW([.A210]) - 2) * [.$E$1]" office:value-type="float" office:value="1045">
            <text:p>1045</text:p>
          </table:table-cell>
          <table:table-cell table:formula="of:=&quot;    &quot;&quot;&quot; &amp; [.A210] &amp; &quot;&quot;&quot; = {sort_order = &quot; &amp; [.C210] &amp; &quot;; script_info = {sortOrder = &quot; &amp; [.C210] &amp; &quot;;};};&quot;" office:value-type="string" office:string-value="    &quot;EQ_FIGHTERSUPPORT&quot; = {sort_order = 1045; script_info = {sortOrder = 1045;};};">
            <text:p><text:s text:c="4"/>"EQ_FIGHTERSUPPORT" = {sort_order = 1045; script_info = {sortOrder = 1045;};};</text:p>
          </table:table-cell>
          <table:table-cell table:number-columns-repeated="1020"/>
        </table:table-row>
        <table:table-row table:style-name="ro1">
          <table:table-cell office:value-type="string">
            <text:p>EQ_FIREWORKS</text:p>
          </table:table-cell>
          <table:table-cell office:value-type="string">
            <text:p>Personal Fireworks</text:p>
          </table:table-cell>
          <table:table-cell table:formula="of:=([.$B$1] - [.$E$1])  + (ROW([.A211]) - 2) * [.$E$1]" office:value-type="float" office:value="1050">
            <text:p>1050</text:p>
          </table:table-cell>
          <table:table-cell table:formula="of:=&quot;    &quot;&quot;&quot; &amp; [.A211] &amp; &quot;&quot;&quot; = {sort_order = &quot; &amp; [.C211] &amp; &quot;; script_info = {sortOrder = &quot; &amp; [.C211] &amp; &quot;;};};&quot;" office:value-type="string" office:string-value="    &quot;EQ_FIREWORKS&quot; = {sort_order = 1050; script_info = {sortOrder = 1050;};};">
            <text:p><text:s text:c="4"/>"EQ_FIREWORKS" = {sort_order = 1050; script_info = {sortOrder = 1050;};};</text:p>
          </table:table-cell>
          <table:table-cell table:number-columns-repeated="1020"/>
        </table:table-row>
        <table:table-row table:style-name="ro1">
          <table:table-cell office:value-type="string">
            <text:p>EQ_FIREWORKS_MINE</text:p>
          </table:table-cell>
          <table:table-cell office:value-type="string">
            <text:p>Portable Fireworks</text:p>
          </table:table-cell>
          <table:table-cell table:formula="of:=([.$B$1] - [.$E$1])  + (ROW([.A212]) - 2) * [.$E$1]" office:value-type="float" office:value="1055">
            <text:p>1055</text:p>
          </table:table-cell>
          <table:table-cell table:formula="of:=&quot;    &quot;&quot;&quot; &amp; [.A212] &amp; &quot;&quot;&quot; = {sort_order = &quot; &amp; [.C212] &amp; &quot;; script_info = {sortOrder = &quot; &amp; [.C212] &amp; &quot;;};};&quot;" office:value-type="string" office:string-value="    &quot;EQ_FIREWORKS_MINE&quot; = {sort_order = 1055; script_info = {sortOrder = 1055;};};">
            <text:p><text:s text:c="4"/>"EQ_FIREWORKS_MINE" = {sort_order = 1055; script_info = {sortOrder = 1055;};};</text:p>
          </table:table-cell>
          <table:table-cell table:number-columns-repeated="1020"/>
        </table:table-row>
        <table:table-row table:style-name="ro1">
          <table:table-cell office:value-type="string">
            <text:p>EQ_FIREWORKS_MISSILE</text:p>
          </table:table-cell>
          <table:table-cell office:value-type="string">
            <text:p>Fireworks Missile</text:p>
          </table:table-cell>
          <table:table-cell table:formula="of:=([.$B$1] - [.$E$1])  + (ROW([.A213]) - 2) * [.$E$1]" office:value-type="float" office:value="1060">
            <text:p>1060</text:p>
          </table:table-cell>
          <table:table-cell table:formula="of:=&quot;    &quot;&quot;&quot; &amp; [.A213] &amp; &quot;&quot;&quot; = {sort_order = &quot; &amp; [.C213] &amp; &quot;; script_info = {sortOrder = &quot; &amp; [.C213] &amp; &quot;;};};&quot;" office:value-type="string" office:string-value="    &quot;EQ_FIREWORKS_MISSILE&quot; = {sort_order = 1060; script_info = {sortOrder = 1060;};};">
            <text:p><text:s text:c="4"/>"EQ_FIREWORKS_MISSILE" = {sort_order = 1060; script_info = {sortOrder = 1060;};};</text:p>
          </table:table-cell>
          <table:table-cell table:number-columns-repeated="1020"/>
        </table:table-row>
        <table:table-row table:style-name="ro1">
          <table:table-cell office:value-type="string">
            <text:p>EQ_FORWARD_SHIELD_CAPACITOR</text:p>
          </table:table-cell>
          <table:table-cell office:value-type="string">
            <text:p>Forward Shield Capacitor</text:p>
          </table:table-cell>
          <table:table-cell table:formula="of:=([.$B$1] - [.$E$1])  + (ROW([.A214]) - 2) * [.$E$1]" office:value-type="float" office:value="1065">
            <text:p>1065</text:p>
          </table:table-cell>
          <table:table-cell table:formula="of:=&quot;    &quot;&quot;&quot; &amp; [.A214] &amp; &quot;&quot;&quot; = {sort_order = &quot; &amp; [.C214] &amp; &quot;; script_info = {sortOrder = &quot; &amp; [.C214] &amp; &quot;;};};&quot;" office:value-type="string" office:string-value="    &quot;EQ_FORWARD_SHIELD_CAPACITOR&quot; = {sort_order = 1065; script_info = {sortOrder = 1065;};};">
            <text:p><text:s text:c="4"/>"EQ_FORWARD_SHIELD_CAPACITOR" = {sort_order = 1065; script_info = {sortOrder = 1065;};};</text:p>
          </table:table-cell>
          <table:table-cell table:number-columns-repeated="1020"/>
        </table:table-row>
        <table:table-row table:style-name="ro1">
          <table:table-cell office:value-type="string">
            <text:p>EQ_FORWARD_SHIELD_CAPACITOR_REMOVAL</text:p>
          </table:table-cell>
          <table:table-cell office:value-type="string">
            <text:p>Sell Forward Shield Capacitor</text:p>
          </table:table-cell>
          <table:table-cell table:formula="of:=([.$B$1] - [.$E$1])  + (ROW([.A215]) - 2) * [.$E$1]" office:value-type="float" office:value="1070">
            <text:p>1070</text:p>
          </table:table-cell>
          <table:table-cell table:formula="of:=&quot;    &quot;&quot;&quot; &amp; [.A215] &amp; &quot;&quot;&quot; = {sort_order = &quot; &amp; [.C215] &amp; &quot;; script_info = {sortOrder = &quot; &amp; [.C215] &amp; &quot;;};};&quot;" office:value-type="string" office:string-value="    &quot;EQ_FORWARD_SHIELD_CAPACITOR_REMOVAL&quot; = {sort_order = 1070; script_info = {sortOrder = 1070;};};">
            <text:p><text:s text:c="4"/>"EQ_FORWARD_SHIELD_CAPACITOR_REMOVAL" = {sort_order = 1070; script_info = {sortOrder = 1070;};};</text:p>
          </table:table-cell>
          <table:table-cell table:number-columns-repeated="1020"/>
        </table:table-row>
        <table:table-row table:style-name="ro1">
          <table:table-cell office:value-type="string">
            <text:p>EQ_FRAME_BOUNTY_SCANNER_REMOVAL</text:p>
          </table:table-cell>
          <table:table-cell office:value-type="string">
            <text:p>Sell Bounty Scanner</text:p>
          </table:table-cell>
          <table:table-cell table:formula="of:=([.$B$1] - [.$E$1])  + (ROW([.A216]) - 2) * [.$E$1]" office:value-type="float" office:value="1075">
            <text:p>1075</text:p>
          </table:table-cell>
          <table:table-cell table:formula="of:=&quot;    &quot;&quot;&quot; &amp; [.A216] &amp; &quot;&quot;&quot; = {sort_order = &quot; &amp; [.C216] &amp; &quot;; script_info = {sortOrder = &quot; &amp; [.C216] &amp; &quot;;};};&quot;" office:value-type="string" office:string-value="    &quot;EQ_FRAME_BOUNTY_SCANNER_REMOVAL&quot; = {sort_order = 1075; script_info = {sortOrder = 1075;};};">
            <text:p><text:s text:c="4"/>"EQ_FRAME_BOUNTY_SCANNER_REMOVAL" = {sort_order = 1075; script_info = {sortOrder = 1075;};};</text:p>
          </table:table-cell>
          <table:table-cell table:number-columns-repeated="1020"/>
        </table:table-row>
        <table:table-row table:style-name="ro1">
          <table:table-cell office:value-type="string">
            <text:p>EQ_FRAME_FUEL_COLLECTOR</text:p>
          </table:table-cell>
          <table:table-cell office:value-type="string">
            <text:p>Fuel Collector</text:p>
          </table:table-cell>
          <table:table-cell table:formula="of:=([.$B$1] - [.$E$1])  + (ROW([.A217]) - 2) * [.$E$1]" office:value-type="float" office:value="1080">
            <text:p>1080</text:p>
          </table:table-cell>
          <table:table-cell table:formula="of:=&quot;    &quot;&quot;&quot; &amp; [.A217] &amp; &quot;&quot;&quot; = {sort_order = &quot; &amp; [.C217] &amp; &quot;; script_info = {sortOrder = &quot; &amp; [.C217] &amp; &quot;;};};&quot;" office:value-type="string" office:string-value="    &quot;EQ_FRAME_FUEL_COLLECTOR&quot; = {sort_order = 1080; script_info = {sortOrder = 1080;};};">
            <text:p><text:s text:c="4"/>"EQ_FRAME_FUEL_COLLECTOR" = {sort_order = 1080; script_info = {sortOrder = 1080;};};</text:p>
          </table:table-cell>
          <table:table-cell table:number-columns-repeated="1020"/>
        </table:table-row>
        <table:table-row table:style-name="ro1">
          <table:table-cell office:value-type="string">
            <text:p>EQ_FRAME_FUEL_COLLECTOR_REMOVAL</text:p>
          </table:table-cell>
          <table:table-cell office:value-type="string">
            <text:p>Sell Fuel Collector</text:p>
          </table:table-cell>
          <table:table-cell table:formula="of:=([.$B$1] - [.$E$1])  + (ROW([.A218]) - 2) * [.$E$1]" office:value-type="float" office:value="1085">
            <text:p>1085</text:p>
          </table:table-cell>
          <table:table-cell table:formula="of:=&quot;    &quot;&quot;&quot; &amp; [.A218] &amp; &quot;&quot;&quot; = {sort_order = &quot; &amp; [.C218] &amp; &quot;; script_info = {sortOrder = &quot; &amp; [.C218] &amp; &quot;;};};&quot;" office:value-type="string" office:string-value="    &quot;EQ_FRAME_FUEL_COLLECTOR_REMOVAL&quot; = {sort_order = 1085; script_info = {sortOrder = 1085;};};">
            <text:p><text:s text:c="4"/>"EQ_FRAME_FUEL_COLLECTOR_REMOVAL" = {sort_order = 1085; script_info = {sortOrder = 1085;};};</text:p>
          </table:table-cell>
          <table:table-cell table:number-columns-repeated="1020"/>
        </table:table-row>
        <table:table-row table:style-name="ro1">
          <table:table-cell office:value-type="string">
            <text:p>EQ_FS_BOMB_PLACEHOLDER</text:p>
          </table:table-cell>
          <table:table-cell office:value-type="string">
            <text:p>Energy Bomb (disabled)</text:p>
          </table:table-cell>
          <table:table-cell table:formula="of:=([.$B$1] - [.$E$1])  + (ROW([.A219]) - 2) * [.$E$1]" office:value-type="float" office:value="1090">
            <text:p>1090</text:p>
          </table:table-cell>
          <table:table-cell table:formula="of:=&quot;    &quot;&quot;&quot; &amp; [.A219] &amp; &quot;&quot;&quot; = {sort_order = &quot; &amp; [.C219] &amp; &quot;; script_info = {sortOrder = &quot; &amp; [.C219] &amp; &quot;;};};&quot;" office:value-type="string" office:string-value="    &quot;EQ_FS_BOMB_PLACEHOLDER&quot; = {sort_order = 1090; script_info = {sortOrder = 1090;};};">
            <text:p><text:s text:c="4"/>"EQ_FS_BOMB_PLACEHOLDER" = {sort_order = 1090; script_info = {sortOrder = 1090;};};</text:p>
          </table:table-cell>
          <table:table-cell table:number-columns-repeated="1020"/>
        </table:table-row>
        <table:table-row table:style-name="ro1">
          <table:table-cell office:value-type="string">
            <text:p>EQ_FS_CLOAK_PLACEHOLDER</text:p>
          </table:table-cell>
          <table:table-cell office:value-type="string">
            <text:p>Cloaking Device (disabled)</text:p>
          </table:table-cell>
          <table:table-cell table:formula="of:=([.$B$1] - [.$E$1])  + (ROW([.A220]) - 2) * [.$E$1]" office:value-type="float" office:value="1095">
            <text:p>1095</text:p>
          </table:table-cell>
          <table:table-cell table:formula="of:=&quot;    &quot;&quot;&quot; &amp; [.A220] &amp; &quot;&quot;&quot; = {sort_order = &quot; &amp; [.C220] &amp; &quot;; script_info = {sortOrder = &quot; &amp; [.C220] &amp; &quot;;};};&quot;" office:value-type="string" office:string-value="    &quot;EQ_FS_CLOAK_PLACEHOLDER&quot; = {sort_order = 1095; script_info = {sortOrder = 1095;};};">
            <text:p><text:s text:c="4"/>"EQ_FS_CLOAK_PLACEHOLDER" = {sort_order = 1095; script_info = {sortOrder = 1095;};};</text:p>
          </table:table-cell>
          <table:table-cell table:number-columns-repeated="1020"/>
        </table:table-row>
        <table:table-row table:style-name="ro1">
          <table:table-cell office:value-type="string">
            <text:p>EQ_FS_INJECTION_PLACEHOLDER</text:p>
          </table:table-cell>
          <table:table-cell office:value-type="string">
            <text:p>Witchdrive Fuel Injectors (disabled)</text:p>
          </table:table-cell>
          <table:table-cell table:formula="of:=([.$B$1] - [.$E$1])  + (ROW([.A221]) - 2) * [.$E$1]" office:value-type="float" office:value="1100">
            <text:p>1100</text:p>
          </table:table-cell>
          <table:table-cell table:formula="of:=&quot;    &quot;&quot;&quot; &amp; [.A221] &amp; &quot;&quot;&quot; = {sort_order = &quot; &amp; [.C221] &amp; &quot;; script_info = {sortOrder = &quot; &amp; [.C221] &amp; &quot;;};};&quot;" office:value-type="string" office:string-value="    &quot;EQ_FS_INJECTION_PLACEHOLDER&quot; = {sort_order = 1100; script_info = {sortOrder = 1100;};};">
            <text:p><text:s text:c="4"/>"EQ_FS_INJECTION_PLACEHOLDER" = {sort_order = 1100; script_info = {sortOrder = 1100;};};</text:p>
          </table:table-cell>
          <table:table-cell table:number-columns-repeated="1020"/>
        </table:table-row>
        <table:table-row table:style-name="ro1">
          <table:table-cell office:value-type="string">
            <text:p>EQ_FUEL</text:p>
          </table:table-cell>
          <table:table-cell office:value-type="string">
            <text:p>Fuel</text:p>
          </table:table-cell>
          <table:table-cell table:formula="of:=([.$B$1] - [.$E$1])  + (ROW([.A222]) - 2) * [.$E$1]" office:value-type="float" office:value="1105">
            <text:p>1105</text:p>
          </table:table-cell>
          <table:table-cell table:formula="of:=&quot;    &quot;&quot;&quot; &amp; [.A222] &amp; &quot;&quot;&quot; = {sort_order = &quot; &amp; [.C222] &amp; &quot;; script_info = {sortOrder = &quot; &amp; [.C222] &amp; &quot;;};};&quot;" office:value-type="string" office:string-value="    &quot;EQ_FUEL&quot; = {sort_order = 1105; script_info = {sortOrder = 1105;};};">
            <text:p><text:s text:c="4"/>"EQ_FUEL" = {sort_order = 1105; script_info = {sortOrder = 1105;};};</text:p>
          </table:table-cell>
          <table:table-cell table:number-columns-repeated="1020"/>
        </table:table-row>
        <table:table-row table:style-name="ro1">
          <table:table-cell office:value-type="string">
            <text:p>EQ_FUEL_ALT1</text:p>
          </table:table-cell>
          <table:table-cell office:value-type="string">
            <text:p>Fuel (1.0ly only)</text:p>
          </table:table-cell>
          <table:table-cell table:formula="of:=([.$B$1] - [.$E$1])  + (ROW([.A223]) - 2) * [.$E$1]" office:value-type="float" office:value="1110">
            <text:p>1110</text:p>
          </table:table-cell>
          <table:table-cell table:formula="of:=&quot;    &quot;&quot;&quot; &amp; [.A223] &amp; &quot;&quot;&quot; = {sort_order = &quot; &amp; [.C223] &amp; &quot;; script_info = {sortOrder = &quot; &amp; [.C223] &amp; &quot;;};};&quot;" office:value-type="string" office:string-value="    &quot;EQ_FUEL_ALT1&quot; = {sort_order = 1110; script_info = {sortOrder = 1110;};};">
            <text:p><text:s text:c="4"/>"EQ_FUEL_ALT1" = {sort_order = 1110; script_info = {sortOrder = 1110;};};</text:p>
          </table:table-cell>
          <table:table-cell table:number-columns-repeated="1020"/>
        </table:table-row>
        <table:table-row table:style-name="ro1">
          <table:table-cell office:value-type="string">
            <text:p>EQ_FUEL_ALT2</text:p>
          </table:table-cell>
          <table:table-cell office:value-type="string">
            <text:p>Fuel (2.0ly only)</text:p>
          </table:table-cell>
          <table:table-cell table:formula="of:=([.$B$1] - [.$E$1])  + (ROW([.A224]) - 2) * [.$E$1]" office:value-type="float" office:value="1115">
            <text:p>1115</text:p>
          </table:table-cell>
          <table:table-cell table:formula="of:=&quot;    &quot;&quot;&quot; &amp; [.A224] &amp; &quot;&quot;&quot; = {sort_order = &quot; &amp; [.C224] &amp; &quot;; script_info = {sortOrder = &quot; &amp; [.C224] &amp; &quot;;};};&quot;" office:value-type="string" office:string-value="    &quot;EQ_FUEL_ALT2&quot; = {sort_order = 1115; script_info = {sortOrder = 1115;};};">
            <text:p><text:s text:c="4"/>"EQ_FUEL_ALT2" = {sort_order = 1115; script_info = {sortOrder = 1115;};};</text:p>
          </table:table-cell>
          <table:table-cell table:number-columns-repeated="1020"/>
        </table:table-row>
        <table:table-row table:style-name="ro1">
          <table:table-cell office:value-type="string">
            <text:p>EQ_FUEL_ALT3</text:p>
          </table:table-cell>
          <table:table-cell office:value-type="string">
            <text:p>Fuel (3.0ly only)</text:p>
          </table:table-cell>
          <table:table-cell table:formula="of:=([.$B$1] - [.$E$1])  + (ROW([.A225]) - 2) * [.$E$1]" office:value-type="float" office:value="1120">
            <text:p>1120</text:p>
          </table:table-cell>
          <table:table-cell table:formula="of:=&quot;    &quot;&quot;&quot; &amp; [.A225] &amp; &quot;&quot;&quot; = {sort_order = &quot; &amp; [.C225] &amp; &quot;; script_info = {sortOrder = &quot; &amp; [.C225] &amp; &quot;;};};&quot;" office:value-type="string" office:string-value="    &quot;EQ_FUEL_ALT3&quot; = {sort_order = 1120; script_info = {sortOrder = 1120;};};">
            <text:p><text:s text:c="4"/>"EQ_FUEL_ALT3" = {sort_order = 1120; script_info = {sortOrder = 1120;};};</text:p>
          </table:table-cell>
          <table:table-cell table:number-columns-repeated="1020"/>
        </table:table-row>
        <table:table-row table:style-name="ro1">
          <table:table-cell office:value-type="string">
            <text:p>EQ_FUEL_ALT4</text:p>
          </table:table-cell>
          <table:table-cell office:value-type="string">
            <text:p>Fuel (4.0ly only)</text:p>
          </table:table-cell>
          <table:table-cell table:formula="of:=([.$B$1] - [.$E$1])  + (ROW([.A226]) - 2) * [.$E$1]" office:value-type="float" office:value="1125">
            <text:p>1125</text:p>
          </table:table-cell>
          <table:table-cell table:formula="of:=&quot;    &quot;&quot;&quot; &amp; [.A226] &amp; &quot;&quot;&quot; = {sort_order = &quot; &amp; [.C226] &amp; &quot;; script_info = {sortOrder = &quot; &amp; [.C226] &amp; &quot;;};};&quot;" office:value-type="string" office:string-value="    &quot;EQ_FUEL_ALT4&quot; = {sort_order = 1125; script_info = {sortOrder = 1125;};};">
            <text:p><text:s text:c="4"/>"EQ_FUEL_ALT4" = {sort_order = 1125; script_info = {sortOrder = 1125;};};</text:p>
          </table:table-cell>
          <table:table-cell table:number-columns-repeated="1020"/>
        </table:table-row>
        <table:table-row table:style-name="ro1">
          <table:table-cell office:value-type="string">
            <text:p>EQ_FUEL_ALT5</text:p>
          </table:table-cell>
          <table:table-cell office:value-type="string">
            <text:p>Fuel (5.0ly only)</text:p>
          </table:table-cell>
          <table:table-cell table:formula="of:=([.$B$1] - [.$E$1])  + (ROW([.A227]) - 2) * [.$E$1]" office:value-type="float" office:value="1130">
            <text:p>1130</text:p>
          </table:table-cell>
          <table:table-cell table:formula="of:=&quot;    &quot;&quot;&quot; &amp; [.A227] &amp; &quot;&quot;&quot; = {sort_order = &quot; &amp; [.C227] &amp; &quot;; script_info = {sortOrder = &quot; &amp; [.C227] &amp; &quot;;};};&quot;" office:value-type="string" office:string-value="    &quot;EQ_FUEL_ALT5&quot; = {sort_order = 1130; script_info = {sortOrder = 1130;};};">
            <text:p><text:s text:c="4"/>"EQ_FUEL_ALT5" = {sort_order = 1130; script_info = {sortOrder = 1130;};};</text:p>
          </table:table-cell>
          <table:table-cell table:number-columns-repeated="1020"/>
        </table:table-row>
        <table:table-row table:style-name="ro1">
          <table:table-cell office:value-type="string">
            <text:p>EQ_FUEL_ALT6</text:p>
          </table:table-cell>
          <table:table-cell office:value-type="string">
            <text:p>Fuel (6.0ly only)</text:p>
          </table:table-cell>
          <table:table-cell table:formula="of:=([.$B$1] - [.$E$1])  + (ROW([.A228]) - 2) * [.$E$1]" office:value-type="float" office:value="1135">
            <text:p>1135</text:p>
          </table:table-cell>
          <table:table-cell table:formula="of:=&quot;    &quot;&quot;&quot; &amp; [.A228] &amp; &quot;&quot;&quot; = {sort_order = &quot; &amp; [.C228] &amp; &quot;; script_info = {sortOrder = &quot; &amp; [.C228] &amp; &quot;;};};&quot;" office:value-type="string" office:string-value="    &quot;EQ_FUEL_ALT6&quot; = {sort_order = 1135; script_info = {sortOrder = 1135;};};">
            <text:p><text:s text:c="4"/>"EQ_FUEL_ALT6" = {sort_order = 1135; script_info = {sortOrder = 1135;};};</text:p>
          </table:table-cell>
          <table:table-cell table:number-columns-repeated="1020"/>
        </table:table-row>
        <table:table-row table:style-name="ro1">
          <table:table-cell office:value-type="string">
            <text:p>EQ_FUEL_GENERATOR</text:p>
          </table:table-cell>
          <table:table-cell office:value-type="string">
            <text:p>Fuel Generator</text:p>
          </table:table-cell>
          <table:table-cell table:formula="of:=([.$B$1] - [.$E$1])  + (ROW([.A229]) - 2) * [.$E$1]" office:value-type="float" office:value="1140">
            <text:p>1140</text:p>
          </table:table-cell>
          <table:table-cell table:formula="of:=&quot;    &quot;&quot;&quot; &amp; [.A229] &amp; &quot;&quot;&quot; = {sort_order = &quot; &amp; [.C229] &amp; &quot;; script_info = {sortOrder = &quot; &amp; [.C229] &amp; &quot;;};};&quot;" office:value-type="string" office:string-value="    &quot;EQ_FUEL_GENERATOR&quot; = {sort_order = 1140; script_info = {sortOrder = 1140;};};">
            <text:p><text:s text:c="4"/>"EQ_FUEL_GENERATOR" = {sort_order = 1140; script_info = {sortOrder = 1140;};};</text:p>
          </table:table-cell>
          <table:table-cell table:number-columns-repeated="1020"/>
        </table:table-row>
        <table:table-row table:style-name="ro1">
          <table:table-cell office:value-type="string">
            <text:p>EQ_FUEL_GENERATOR_REMOVE</text:p>
          </table:table-cell>
          <table:table-cell office:value-type="string">
            <text:p>Remove Fuel Generator</text:p>
          </table:table-cell>
          <table:table-cell table:formula="of:=([.$B$1] - [.$E$1])  + (ROW([.A230]) - 2) * [.$E$1]" office:value-type="float" office:value="1145">
            <text:p>1145</text:p>
          </table:table-cell>
          <table:table-cell table:formula="of:=&quot;    &quot;&quot;&quot; &amp; [.A230] &amp; &quot;&quot;&quot; = {sort_order = &quot; &amp; [.C230] &amp; &quot;; script_info = {sortOrder = &quot; &amp; [.C230] &amp; &quot;;};};&quot;" office:value-type="string" office:string-value="    &quot;EQ_FUEL_GENERATOR_REMOVE&quot; = {sort_order = 1145; script_info = {sortOrder = 1145;};};">
            <text:p><text:s text:c="4"/>"EQ_FUEL_GENERATOR_REMOVE" = {sort_order = 1145; script_info = {sortOrder = 1145;};};</text:p>
          </table:table-cell>
          <table:table-cell table:number-columns-repeated="1020"/>
        </table:table-row>
        <table:table-row table:style-name="ro1">
          <table:table-cell office:value-type="string">
            <text:p>EQ_FUEL_INJECTION</text:p>
          </table:table-cell>
          <table:table-cell office:value-type="string">
            <text:p>Witchdrive Fuel Injectors</text:p>
          </table:table-cell>
          <table:table-cell table:formula="of:=([.$B$1] - [.$E$1])  + (ROW([.A231]) - 2) * [.$E$1]" office:value-type="float" office:value="1150">
            <text:p>1150</text:p>
          </table:table-cell>
          <table:table-cell table:formula="of:=&quot;    &quot;&quot;&quot; &amp; [.A231] &amp; &quot;&quot;&quot; = {sort_order = &quot; &amp; [.C231] &amp; &quot;; script_info = {sortOrder = &quot; &amp; [.C231] &amp; &quot;;};};&quot;" office:value-type="string" office:string-value="    &quot;EQ_FUEL_INJECTION&quot; = {sort_order = 1150; script_info = {sortOrder = 1150;};};">
            <text:p><text:s text:c="4"/>"EQ_FUEL_INJECTION" = {sort_order = 1150; script_info = {sortOrder = 1150;};};</text:p>
          </table:table-cell>
          <table:table-cell table:number-columns-repeated="1020"/>
        </table:table-row>
        <table:table-row table:style-name="ro1">
          <table:table-cell office:value-type="string">
            <text:p>EQ_FUEL_INJECTION_CRUISECONTROL</text:p>
          </table:table-cell>
          <table:table-cell office:value-type="string">
            <text:p>Fuel Injection Cruise Control</text:p>
          </table:table-cell>
          <table:table-cell table:formula="of:=([.$B$1] - [.$E$1])  + (ROW([.A232]) - 2) * [.$E$1]" office:value-type="float" office:value="1155">
            <text:p>1155</text:p>
          </table:table-cell>
          <table:table-cell table:formula="of:=&quot;    &quot;&quot;&quot; &amp; [.A232] &amp; &quot;&quot;&quot; = {sort_order = &quot; &amp; [.C232] &amp; &quot;; script_info = {sortOrder = &quot; &amp; [.C232] &amp; &quot;;};};&quot;" office:value-type="string" office:string-value="    &quot;EQ_FUEL_INJECTION_CRUISECONTROL&quot; = {sort_order = 1155; script_info = {sortOrder = 1155;};};">
            <text:p><text:s text:c="4"/>"EQ_FUEL_INJECTION_CRUISECONTROL" = {sort_order = 1155; script_info = {sortOrder = 1155;};};</text:p>
          </table:table-cell>
          <table:table-cell table:number-columns-repeated="1020"/>
        </table:table-row>
        <table:table-row table:style-name="ro1">
          <table:table-cell office:value-type="string">
            <text:p>EQ_FUEL_INJECTION_CRUISECONTROL_PASSIVE</text:p>
          </table:table-cell>
          <table:table-cell office:value-type="string">
            <text:p>Fuel Injection Cruise Control</text:p>
          </table:table-cell>
          <table:table-cell table:formula="of:=([.$B$1] - [.$E$1])  + (ROW([.A233]) - 2) * [.$E$1]" office:value-type="float" office:value="1160">
            <text:p>1160</text:p>
          </table:table-cell>
          <table:table-cell table:formula="of:=&quot;    &quot;&quot;&quot; &amp; [.A233] &amp; &quot;&quot;&quot; = {sort_order = &quot; &amp; [.C233] &amp; &quot;; script_info = {sortOrder = &quot; &amp; [.C233] &amp; &quot;;};};&quot;" office:value-type="string" office:string-value="    &quot;EQ_FUEL_INJECTION_CRUISECONTROL_PASSIVE&quot; = {sort_order = 1160; script_info = {sortOrder = 1160;};};">
            <text:p><text:s text:c="4"/>"EQ_FUEL_INJECTION_CRUISECONTROL_PASSIVE" = {sort_order = 1160; script_info = {sortOrder = 1160;};};</text:p>
          </table:table-cell>
          <table:table-cell table:number-columns-repeated="1020"/>
        </table:table-row>
        <table:table-row table:style-name="ro1">
          <table:table-cell office:value-type="string">
            <text:p>EQ_FUEL_INJECTION_REMOVAL</text:p>
          </table:table-cell>
          <table:table-cell office:value-type="string">
            <text:p>Sell Witchdrive Fuel Injectors</text:p>
          </table:table-cell>
          <table:table-cell table:formula="of:=([.$B$1] - [.$E$1])  + (ROW([.A234]) - 2) * [.$E$1]" office:value-type="float" office:value="1165">
            <text:p>1165</text:p>
          </table:table-cell>
          <table:table-cell table:formula="of:=&quot;    &quot;&quot;&quot; &amp; [.A234] &amp; &quot;&quot;&quot; = {sort_order = &quot; &amp; [.C234] &amp; &quot;; script_info = {sortOrder = &quot; &amp; [.C234] &amp; &quot;;};};&quot;" office:value-type="string" office:string-value="    &quot;EQ_FUEL_INJECTION_REMOVAL&quot; = {sort_order = 1165; script_info = {sortOrder = 1165;};};">
            <text:p><text:s text:c="4"/>"EQ_FUEL_INJECTION_REMOVAL" = {sort_order = 1165; script_info = {sortOrder = 1165;};};</text:p>
          </table:table-cell>
          <table:table-cell table:number-columns-repeated="1020"/>
        </table:table-row>
        <table:table-row table:style-name="ro1">
          <table:table-cell office:value-type="string">
            <text:p>EQ_FUEL_INJECTION_SALVAGED</text:p>
          </table:table-cell>
          <table:table-cell office:value-type="string">
            <text:p>Witchdrive Fuel Injectors (salvaged)</text:p>
          </table:table-cell>
          <table:table-cell table:formula="of:=([.$B$1] - [.$E$1])  + (ROW([.A235]) - 2) * [.$E$1]" office:value-type="float" office:value="1170">
            <text:p>1170</text:p>
          </table:table-cell>
          <table:table-cell table:formula="of:=&quot;    &quot;&quot;&quot; &amp; [.A235] &amp; &quot;&quot;&quot; = {sort_order = &quot; &amp; [.C235] &amp; &quot;; script_info = {sortOrder = &quot; &amp; [.C235] &amp; &quot;;};};&quot;" office:value-type="string" office:string-value="    &quot;EQ_FUEL_INJECTION_SALVAGED&quot; = {sort_order = 1170; script_info = {sortOrder = 1170;};};">
            <text:p><text:s text:c="4"/>"EQ_FUEL_INJECTION_SALVAGED" = {sort_order = 1170; script_info = {sortOrder = 1170;};};</text:p>
          </table:table-cell>
          <table:table-cell table:number-columns-repeated="1020"/>
        </table:table-row>
        <table:table-row table:style-name="ro1">
          <table:table-cell office:value-type="string">
            <text:p>EQ_FUEL_PROCESSOR</text:p>
          </table:table-cell>
          <table:table-cell office:value-type="string">
            <text:p>Quirium Fuel Processor</text:p>
          </table:table-cell>
          <table:table-cell table:formula="of:=([.$B$1] - [.$E$1])  + (ROW([.A236]) - 2) * [.$E$1]" office:value-type="float" office:value="1175">
            <text:p>1175</text:p>
          </table:table-cell>
          <table:table-cell table:formula="of:=&quot;    &quot;&quot;&quot; &amp; [.A236] &amp; &quot;&quot;&quot; = {sort_order = &quot; &amp; [.C236] &amp; &quot;; script_info = {sortOrder = &quot; &amp; [.C236] &amp; &quot;;};};&quot;" office:value-type="string" office:string-value="    &quot;EQ_FUEL_PROCESSOR&quot; = {sort_order = 1175; script_info = {sortOrder = 1175;};};">
            <text:p><text:s text:c="4"/>"EQ_FUEL_PROCESSOR" = {sort_order = 1175; script_info = {sortOrder = 1175;};};</text:p>
          </table:table-cell>
          <table:table-cell table:number-columns-repeated="1020"/>
        </table:table-row>
        <table:table-row table:style-name="ro1">
          <table:table-cell office:value-type="string">
            <text:p>EQ_FUEL_PROCESSOR_REMOVAL</text:p>
          </table:table-cell>
          <table:table-cell office:value-type="string">
            <text:p>Remove Quirium Fuel Processor</text:p>
          </table:table-cell>
          <table:table-cell table:formula="of:=([.$B$1] - [.$E$1])  + (ROW([.A237]) - 2) * [.$E$1]" office:value-type="float" office:value="1180">
            <text:p>1180</text:p>
          </table:table-cell>
          <table:table-cell table:formula="of:=&quot;    &quot;&quot;&quot; &amp; [.A237] &amp; &quot;&quot;&quot; = {sort_order = &quot; &amp; [.C237] &amp; &quot;; script_info = {sortOrder = &quot; &amp; [.C237] &amp; &quot;;};};&quot;" office:value-type="string" office:string-value="    &quot;EQ_FUEL_PROCESSOR_REMOVAL&quot; = {sort_order = 1180; script_info = {sortOrder = 1180;};};">
            <text:p><text:s text:c="4"/>"EQ_FUEL_PROCESSOR_REMOVAL" = {sort_order = 1180; script_info = {sortOrder = 1180;};};</text:p>
          </table:table-cell>
          <table:table-cell table:number-columns-repeated="1020"/>
        </table:table-row>
        <table:table-row table:style-name="ro1">
          <table:table-cell office:value-type="string">
            <text:p>EQ_FUEL_SCOOPS</text:p>
          </table:table-cell>
          <table:table-cell office:value-type="string">
            <text:p>Fuel Scoops</text:p>
          </table:table-cell>
          <table:table-cell table:formula="of:=([.$B$1] - [.$E$1])  + (ROW([.A238]) - 2) * [.$E$1]" office:value-type="float" office:value="1185">
            <text:p>1185</text:p>
          </table:table-cell>
          <table:table-cell table:formula="of:=&quot;    &quot;&quot;&quot; &amp; [.A238] &amp; &quot;&quot;&quot; = {sort_order = &quot; &amp; [.C238] &amp; &quot;; script_info = {sortOrder = &quot; &amp; [.C238] &amp; &quot;;};};&quot;" office:value-type="string" office:string-value="    &quot;EQ_FUEL_SCOOPS&quot; = {sort_order = 1185; script_info = {sortOrder = 1185;};};">
            <text:p><text:s text:c="4"/>"EQ_FUEL_SCOOPS" = {sort_order = 1185; script_info = {sortOrder = 1185;};};</text:p>
          </table:table-cell>
          <table:table-cell table:number-columns-repeated="1020"/>
        </table:table-row>
        <table:table-row table:style-name="ro1">
          <table:table-cell office:value-type="string">
            <text:p>EQ_FUEL_SCOOPS_REMOVAL</text:p>
          </table:table-cell>
          <table:table-cell office:value-type="string">
            <text:p>Sell Fuel Scoops</text:p>
          </table:table-cell>
          <table:table-cell table:formula="of:=([.$B$1] - [.$E$1])  + (ROW([.A239]) - 2) * [.$E$1]" office:value-type="float" office:value="1190">
            <text:p>1190</text:p>
          </table:table-cell>
          <table:table-cell table:formula="of:=&quot;    &quot;&quot;&quot; &amp; [.A239] &amp; &quot;&quot;&quot; = {sort_order = &quot; &amp; [.C239] &amp; &quot;; script_info = {sortOrder = &quot; &amp; [.C239] &amp; &quot;;};};&quot;" office:value-type="string" office:string-value="    &quot;EQ_FUEL_SCOOPS_REMOVAL&quot; = {sort_order = 1190; script_info = {sortOrder = 1190;};};">
            <text:p><text:s text:c="4"/>"EQ_FUEL_SCOOPS_REMOVAL" = {sort_order = 1190; script_info = {sortOrder = 1190;};};</text:p>
          </table:table-cell>
          <table:table-cell table:number-columns-repeated="1020"/>
        </table:table-row>
        <table:table-row table:style-name="ro1">
          <table:table-cell office:value-type="string">
            <text:p>EQ_FUEL_SCOOPS_SALVAGED</text:p>
          </table:table-cell>
          <table:table-cell office:value-type="string">
            <text:p>Fuel Scoops (salvaged)</text:p>
          </table:table-cell>
          <table:table-cell table:formula="of:=([.$B$1] - [.$E$1])  + (ROW([.A240]) - 2) * [.$E$1]" office:value-type="float" office:value="1195">
            <text:p>1195</text:p>
          </table:table-cell>
          <table:table-cell table:formula="of:=&quot;    &quot;&quot;&quot; &amp; [.A240] &amp; &quot;&quot;&quot; = {sort_order = &quot; &amp; [.C240] &amp; &quot;; script_info = {sortOrder = &quot; &amp; [.C240] &amp; &quot;;};};&quot;" office:value-type="string" office:string-value="    &quot;EQ_FUEL_SCOOPS_SALVAGED&quot; = {sort_order = 1195; script_info = {sortOrder = 1195;};};">
            <text:p><text:s text:c="4"/>"EQ_FUEL_SCOOPS_SALVAGED" = {sort_order = 1195; script_info = {sortOrder = 1195;};};</text:p>
          </table:table-cell>
          <table:table-cell table:number-columns-repeated="1020"/>
        </table:table-row>
        <table:table-row table:style-name="ro1">
          <table:table-cell office:value-type="string">
            <text:p>EQ_FUEL_STORAGE</text:p>
          </table:table-cell>
          <table:table-cell office:value-type="string">
            <text:p>Quirium Fuel Storage Unit</text:p>
          </table:table-cell>
          <table:table-cell table:formula="of:=([.$B$1] - [.$E$1])  + (ROW([.A241]) - 2) * [.$E$1]" office:value-type="float" office:value="1200">
            <text:p>1200</text:p>
          </table:table-cell>
          <table:table-cell table:formula="of:=&quot;    &quot;&quot;&quot; &amp; [.A241] &amp; &quot;&quot;&quot; = {sort_order = &quot; &amp; [.C241] &amp; &quot;; script_info = {sortOrder = &quot; &amp; [.C241] &amp; &quot;;};};&quot;" office:value-type="string" office:string-value="    &quot;EQ_FUEL_STORAGE&quot; = {sort_order = 1200; script_info = {sortOrder = 1200;};};">
            <text:p><text:s text:c="4"/>"EQ_FUEL_STORAGE" = {sort_order = 1200; script_info = {sortOrder = 1200;};};</text:p>
          </table:table-cell>
          <table:table-cell table:number-columns-repeated="1020"/>
        </table:table-row>
        <table:table-row table:style-name="ro1">
          <table:table-cell office:value-type="string">
            <text:p>EQ_FUEL_STORAGE_REMOVAL</text:p>
          </table:table-cell>
          <table:table-cell office:value-type="string">
            <text:p>Remove Quirium Fuel Storage Unit</text:p>
          </table:table-cell>
          <table:table-cell table:formula="of:=([.$B$1] - [.$E$1])  + (ROW([.A242]) - 2) * [.$E$1]" office:value-type="float" office:value="1205">
            <text:p>1205</text:p>
          </table:table-cell>
          <table:table-cell table:formula="of:=&quot;    &quot;&quot;&quot; &amp; [.A242] &amp; &quot;&quot;&quot; = {sort_order = &quot; &amp; [.C242] &amp; &quot;; script_info = {sortOrder = &quot; &amp; [.C242] &amp; &quot;;};};&quot;" office:value-type="string" office:string-value="    &quot;EQ_FUEL_STORAGE_REMOVAL&quot; = {sort_order = 1205; script_info = {sortOrder = 1205;};};">
            <text:p><text:s text:c="4"/>"EQ_FUEL_STORAGE_REMOVAL" = {sort_order = 1205; script_info = {sortOrder = 1205;};};</text:p>
          </table:table-cell>
          <table:table-cell table:number-columns-repeated="1020"/>
        </table:table-row>
        <table:table-row table:style-name="ro1">
          <table:table-cell office:value-type="string">
            <text:p>EQ_FUEL_TRANSFER</text:p>
          </table:table-cell>
          <table:table-cell office:value-type="string">
            <text:p>Quirium Fuel Transfer</text:p>
          </table:table-cell>
          <table:table-cell table:formula="of:=([.$B$1] - [.$E$1])  + (ROW([.A243]) - 2) * [.$E$1]" office:value-type="float" office:value="1210">
            <text:p>1210</text:p>
          </table:table-cell>
          <table:table-cell table:formula="of:=&quot;    &quot;&quot;&quot; &amp; [.A243] &amp; &quot;&quot;&quot; = {sort_order = &quot; &amp; [.C243] &amp; &quot;; script_info = {sortOrder = &quot; &amp; [.C243] &amp; &quot;;};};&quot;" office:value-type="string" office:string-value="    &quot;EQ_FUEL_TRANSFER&quot; = {sort_order = 1210; script_info = {sortOrder = 1210;};};">
            <text:p><text:s text:c="4"/>"EQ_FUEL_TRANSFER" = {sort_order = 1210; script_info = {sortOrder = 1210;};};</text:p>
          </table:table-cell>
          <table:table-cell table:number-columns-repeated="1020"/>
        </table:table-row>
        <table:table-row table:style-name="ro1">
          <table:table-cell office:value-type="string">
            <text:p>EQ_FUEL_TRANSFER_REMOVAL</text:p>
          </table:table-cell>
          <table:table-cell office:value-type="string">
            <text:p>Remove Quirium Fuel Internal Transfer</text:p>
          </table:table-cell>
          <table:table-cell table:formula="of:=([.$B$1] - [.$E$1])  + (ROW([.A244]) - 2) * [.$E$1]" office:value-type="float" office:value="1215">
            <text:p>1215</text:p>
          </table:table-cell>
          <table:table-cell table:formula="of:=&quot;    &quot;&quot;&quot; &amp; [.A244] &amp; &quot;&quot;&quot; = {sort_order = &quot; &amp; [.C244] &amp; &quot;; script_info = {sortOrder = &quot; &amp; [.C244] &amp; &quot;;};};&quot;" office:value-type="string" office:string-value="    &quot;EQ_FUEL_TRANSFER_REMOVAL&quot; = {sort_order = 1215; script_info = {sortOrder = 1215;};};">
            <text:p><text:s text:c="4"/>"EQ_FUEL_TRANSFER_REMOVAL" = {sort_order = 1215; script_info = {sortOrder = 1215;};};</text:p>
          </table:table-cell>
          <table:table-cell table:number-columns-repeated="1020"/>
        </table:table-row>
        <table:table-row table:style-name="ro1">
          <table:table-cell office:value-type="string">
            <text:p>EQ_FUELTANK_MINE</text:p>
          </table:table-cell>
          <table:table-cell office:value-type="string">
            <text:p>Extra Fuel Tank</text:p>
          </table:table-cell>
          <table:table-cell table:formula="of:=([.$B$1] - [.$E$1])  + (ROW([.A245]) - 2) * [.$E$1]" office:value-type="float" office:value="1220">
            <text:p>1220</text:p>
          </table:table-cell>
          <table:table-cell table:formula="of:=&quot;    &quot;&quot;&quot; &amp; [.A245] &amp; &quot;&quot;&quot; = {sort_order = &quot; &amp; [.C245] &amp; &quot;; script_info = {sortOrder = &quot; &amp; [.C245] &amp; &quot;;};};&quot;" office:value-type="string" office:string-value="    &quot;EQ_FUELTANK_MINE&quot; = {sort_order = 1220; script_info = {sortOrder = 1220;};};">
            <text:p><text:s text:c="4"/>"EQ_FUELTANK_MINE" = {sort_order = 1220; script_info = {sortOrder = 1220;};};</text:p>
          </table:table-cell>
          <table:table-cell table:number-columns-repeated="1020"/>
        </table:table-row>
        <table:table-row table:style-name="ro1">
          <table:table-cell office:value-type="string">
            <text:p>EQ_GAL_DRIVE</text:p>
          </table:table-cell>
          <table:table-cell office:value-type="string">
            <text:p>Galactic Hyperdrive</text:p>
          </table:table-cell>
          <table:table-cell table:formula="of:=([.$B$1] - [.$E$1])  + (ROW([.A246]) - 2) * [.$E$1]" office:value-type="float" office:value="1225">
            <text:p>1225</text:p>
          </table:table-cell>
          <table:table-cell table:formula="of:=&quot;    &quot;&quot;&quot; &amp; [.A246] &amp; &quot;&quot;&quot; = {sort_order = &quot; &amp; [.C246] &amp; &quot;; script_info = {sortOrder = &quot; &amp; [.C246] &amp; &quot;;};};&quot;" office:value-type="string" office:string-value="    &quot;EQ_GAL_DRIVE&quot; = {sort_order = 1225; script_info = {sortOrder = 1225;};};">
            <text:p><text:s text:c="4"/>"EQ_GAL_DRIVE" = {sort_order = 1225; script_info = {sortOrder = 1225;};};</text:p>
          </table:table-cell>
          <table:table-cell table:number-columns-repeated="1020"/>
        </table:table-row>
        <table:table-row table:style-name="ro1">
          <table:table-cell office:value-type="string">
            <text:p>EQ_GAL_DRIVE_MINE</text:p>
          </table:table-cell>
          <table:table-cell office:value-type="string">
            <text:p>Portable Galactic Hyperdrive</text:p>
          </table:table-cell>
          <table:table-cell table:formula="of:=([.$B$1] - [.$E$1])  + (ROW([.A247]) - 2) * [.$E$1]" office:value-type="float" office:value="1230">
            <text:p>1230</text:p>
          </table:table-cell>
          <table:table-cell table:formula="of:=&quot;    &quot;&quot;&quot; &amp; [.A247] &amp; &quot;&quot;&quot; = {sort_order = &quot; &amp; [.C247] &amp; &quot;; script_info = {sortOrder = &quot; &amp; [.C247] &amp; &quot;;};};&quot;" office:value-type="string" office:string-value="    &quot;EQ_GAL_DRIVE_MINE&quot; = {sort_order = 1230; script_info = {sortOrder = 1230;};};">
            <text:p><text:s text:c="4"/>"EQ_GAL_DRIVE_MINE" = {sort_order = 1230; script_info = {sortOrder = 1230;};};</text:p>
          </table:table-cell>
          <table:table-cell table:number-columns-repeated="1020"/>
        </table:table-row>
        <table:table-row table:style-name="ro1">
          <table:table-cell office:value-type="string">
            <text:p>EQ_GAL_DRIVE_REMOVAL</text:p>
          </table:table-cell>
          <table:table-cell office:value-type="string">
            <text:p>Sell Galactic Hyperdrive</text:p>
          </table:table-cell>
          <table:table-cell table:formula="of:=([.$B$1] - [.$E$1])  + (ROW([.A248]) - 2) * [.$E$1]" office:value-type="float" office:value="1235">
            <text:p>1235</text:p>
          </table:table-cell>
          <table:table-cell table:formula="of:=&quot;    &quot;&quot;&quot; &amp; [.A248] &amp; &quot;&quot;&quot; = {sort_order = &quot; &amp; [.C248] &amp; &quot;; script_info = {sortOrder = &quot; &amp; [.C248] &amp; &quot;;};};&quot;" office:value-type="string" office:string-value="    &quot;EQ_GAL_DRIVE_REMOVAL&quot; = {sort_order = 1235; script_info = {sortOrder = 1235;};};">
            <text:p><text:s text:c="4"/>"EQ_GAL_DRIVE_REMOVAL" = {sort_order = 1235; script_info = {sortOrder = 1235;};};</text:p>
          </table:table-cell>
          <table:table-cell table:number-columns-repeated="1020"/>
        </table:table-row>
        <table:table-row table:style-name="ro1">
          <table:table-cell office:value-type="string">
            <text:p>EQ_GAL_DRIVE_SALVAGED</text:p>
          </table:table-cell>
          <table:table-cell office:value-type="string">
            <text:p>Galactic Hyperdrive (salvaged)</text:p>
          </table:table-cell>
          <table:table-cell table:formula="of:=([.$B$1] - [.$E$1])  + (ROW([.A249]) - 2) * [.$E$1]" office:value-type="float" office:value="1240">
            <text:p>1240</text:p>
          </table:table-cell>
          <table:table-cell table:formula="of:=&quot;    &quot;&quot;&quot; &amp; [.A249] &amp; &quot;&quot;&quot; = {sort_order = &quot; &amp; [.C249] &amp; &quot;; script_info = {sortOrder = &quot; &amp; [.C249] &amp; &quot;;};};&quot;" office:value-type="string" office:string-value="    &quot;EQ_GAL_DRIVE_SALVAGED&quot; = {sort_order = 1240; script_info = {sortOrder = 1240;};};">
            <text:p><text:s text:c="4"/>"EQ_GAL_DRIVE_SALVAGED" = {sort_order = 1240; script_info = {sortOrder = 1240;};};</text:p>
          </table:table-cell>
          <table:table-cell table:number-columns-repeated="1020"/>
        </table:table-row>
        <table:table-row table:style-name="ro1">
          <table:table-cell office:value-type="string">
            <text:p>EQ_GALCOP_MILITARY_MISSILE</text:p>
          </table:table-cell>
          <table:table-cell office:value-type="string">
            <text:p>Hawking HMX-11 Military Smart Missile</text:p>
          </table:table-cell>
          <table:table-cell table:formula="of:=([.$B$1] - [.$E$1])  + (ROW([.A250]) - 2) * [.$E$1]" office:value-type="float" office:value="1245">
            <text:p>1245</text:p>
          </table:table-cell>
          <table:table-cell table:formula="of:=&quot;    &quot;&quot;&quot; &amp; [.A250] &amp; &quot;&quot;&quot; = {sort_order = &quot; &amp; [.C250] &amp; &quot;; script_info = {sortOrder = &quot; &amp; [.C250] &amp; &quot;;};};&quot;" office:value-type="string" office:string-value="    &quot;EQ_GALCOP_MILITARY_MISSILE&quot; = {sort_order = 1245; script_info = {sortOrder = 1245;};};">
            <text:p><text:s text:c="4"/>"EQ_GALCOP_MILITARY_MISSILE" = {sort_order = 1245; script_info = {sortOrder = 1245;};};</text:p>
          </table:table-cell>
          <table:table-cell table:number-columns-repeated="1020"/>
        </table:table-row>
        <table:table-row table:style-name="ro1">
          <table:table-cell office:value-type="string">
            <text:p>EQ_GALCOP_MILITARY_MOD_MISSILE</text:p>
          </table:table-cell>
          <table:table-cell office:value-type="string">
            <text:p>Hacker HMX-11 Military Smart Missile</text:p>
          </table:table-cell>
          <table:table-cell table:formula="of:=([.$B$1] - [.$E$1])  + (ROW([.A251]) - 2) * [.$E$1]" office:value-type="float" office:value="1250">
            <text:p>1250</text:p>
          </table:table-cell>
          <table:table-cell table:formula="of:=&quot;    &quot;&quot;&quot; &amp; [.A251] &amp; &quot;&quot;&quot; = {sort_order = &quot; &amp; [.C251] &amp; &quot;; script_info = {sortOrder = &quot; &amp; [.C251] &amp; &quot;;};};&quot;" office:value-type="string" office:string-value="    &quot;EQ_GALCOP_MILITARY_MOD_MISSILE&quot; = {sort_order = 1250; script_info = {sortOrder = 1250;};};">
            <text:p><text:s text:c="4"/>"EQ_GALCOP_MILITARY_MOD_MISSILE" = {sort_order = 1250; script_info = {sortOrder = 1250;};};</text:p>
          </table:table-cell>
          <table:table-cell table:number-columns-repeated="1020"/>
        </table:table-row>
        <table:table-row table:style-name="ro1">
          <table:table-cell office:value-type="string">
            <text:p>EQ_GC_MINE</text:p>
          </table:table-cell>
          <table:table-cell office:value-type="string">
            <text:p>Goods Container 5 TC</text:p>
          </table:table-cell>
          <table:table-cell table:formula="of:=([.$B$1] - [.$E$1])  + (ROW([.A252]) - 2) * [.$E$1]" office:value-type="float" office:value="1255">
            <text:p>1255</text:p>
          </table:table-cell>
          <table:table-cell table:formula="of:=&quot;    &quot;&quot;&quot; &amp; [.A252] &amp; &quot;&quot;&quot; = {sort_order = &quot; &amp; [.C252] &amp; &quot;; script_info = {sortOrder = &quot; &amp; [.C252] &amp; &quot;;};};&quot;" office:value-type="string" office:string-value="    &quot;EQ_GC_MINE&quot; = {sort_order = 1255; script_info = {sortOrder = 1255;};};">
            <text:p><text:s text:c="4"/>"EQ_GC_MINE" = {sort_order = 1255; script_info = {sortOrder = 1255;};};</text:p>
          </table:table-cell>
          <table:table-cell table:number-columns-repeated="1020"/>
        </table:table-row>
        <table:table-row table:style-name="ro1">
          <table:table-cell office:value-type="string">
            <text:p>EQ_GC1_MINE</text:p>
          </table:table-cell>
          <table:table-cell office:value-type="string">
            <text:p>Goods Container 10 TC</text:p>
          </table:table-cell>
          <table:table-cell table:formula="of:=([.$B$1] - [.$E$1])  + (ROW([.A253]) - 2) * [.$E$1]" office:value-type="float" office:value="1260">
            <text:p>1260</text:p>
          </table:table-cell>
          <table:table-cell table:formula="of:=&quot;    &quot;&quot;&quot; &amp; [.A253] &amp; &quot;&quot;&quot; = {sort_order = &quot; &amp; [.C253] &amp; &quot;; script_info = {sortOrder = &quot; &amp; [.C253] &amp; &quot;;};};&quot;" office:value-type="string" office:string-value="    &quot;EQ_GC1_MINE&quot; = {sort_order = 1260; script_info = {sortOrder = 1260;};};">
            <text:p><text:s text:c="4"/>"EQ_GC1_MINE" = {sort_order = 1260; script_info = {sortOrder = 1260;};};</text:p>
          </table:table-cell>
          <table:table-cell table:number-columns-repeated="1020"/>
        </table:table-row>
        <table:table-row table:style-name="ro1">
          <table:table-cell office:value-type="string">
            <text:p>EQ_GCM_BLACK_BOX</text:p>
          </table:table-cell>
          <table:table-cell office:value-type="string">
            <text:p>Recovered Black Box</text:p>
          </table:table-cell>
          <table:table-cell table:formula="of:=([.$B$1] - [.$E$1])  + (ROW([.A254]) - 2) * [.$E$1]" office:value-type="float" office:value="1265">
            <text:p>1265</text:p>
          </table:table-cell>
          <table:table-cell table:formula="of:=&quot;    &quot;&quot;&quot; &amp; [.A254] &amp; &quot;&quot;&quot; = {sort_order = &quot; &amp; [.C254] &amp; &quot;; script_info = {sortOrder = &quot; &amp; [.C254] &amp; &quot;;};};&quot;" office:value-type="string" office:string-value="    &quot;EQ_GCM_BLACK_BOX&quot; = {sort_order = 1265; script_info = {sortOrder = 1265;};};">
            <text:p><text:s text:c="4"/>"EQ_GCM_BLACK_BOX" = {sort_order = 1265; script_info = {sortOrder = 1265;};};</text:p>
          </table:table-cell>
          <table:table-cell table:number-columns-repeated="1020"/>
        </table:table-row>
        <table:table-row table:style-name="ro1">
          <table:table-cell office:value-type="string">
            <text:p>EQ_GCM_CARGO_STOPPER</text:p>
          </table:table-cell>
          <table:table-cell office:value-type="string">
            <text:p>Cargo Stopper</text:p>
          </table:table-cell>
          <table:table-cell table:formula="of:=([.$B$1] - [.$E$1])  + (ROW([.A255]) - 2) * [.$E$1]" office:value-type="float" office:value="1270">
            <text:p>1270</text:p>
          </table:table-cell>
          <table:table-cell table:formula="of:=&quot;    &quot;&quot;&quot; &amp; [.A255] &amp; &quot;&quot;&quot; = {sort_order = &quot; &amp; [.C255] &amp; &quot;; script_info = {sortOrder = &quot; &amp; [.C255] &amp; &quot;;};};&quot;" office:value-type="string" office:string-value="    &quot;EQ_GCM_CARGO_STOPPER&quot; = {sort_order = 1270; script_info = {sortOrder = 1270;};};">
            <text:p><text:s text:c="4"/>"EQ_GCM_CARGO_STOPPER" = {sort_order = 1270; script_info = {sortOrder = 1270;};};</text:p>
          </table:table-cell>
          <table:table-cell table:number-columns-repeated="1020"/>
        </table:table-row>
        <table:table-row table:style-name="ro1">
          <table:table-cell office:value-type="string">
            <text:p>EQ_GCM_CARGO_STOPPER_REMOVE</text:p>
          </table:table-cell>
          <table:table-cell office:value-type="string">
            <text:p>Remove Cargo Stopper</text:p>
          </table:table-cell>
          <table:table-cell table:formula="of:=([.$B$1] - [.$E$1])  + (ROW([.A256]) - 2) * [.$E$1]" office:value-type="float" office:value="1275">
            <text:p>1275</text:p>
          </table:table-cell>
          <table:table-cell table:formula="of:=&quot;    &quot;&quot;&quot; &amp; [.A256] &amp; &quot;&quot;&quot; = {sort_order = &quot; &amp; [.C256] &amp; &quot;; script_info = {sortOrder = &quot; &amp; [.C256] &amp; &quot;;};};&quot;" office:value-type="string" office:string-value="    &quot;EQ_GCM_CARGO_STOPPER_REMOVE&quot; = {sort_order = 1275; script_info = {sortOrder = 1275;};};">
            <text:p><text:s text:c="4"/>"EQ_GCM_CARGO_STOPPER_REMOVE" = {sort_order = 1275; script_info = {sortOrder = 1275;};};</text:p>
          </table:table-cell>
          <table:table-cell table:number-columns-repeated="1020"/>
        </table:table-row>
        <table:table-row table:style-name="ro1">
          <table:table-cell office:value-type="string">
            <text:p>EQ_GCM_COMMS_RELAY_SWITCH</text:p>
          </table:table-cell>
          <table:table-cell office:value-type="string">
            <text:p>Comms Relay Beacon Switch</text:p>
          </table:table-cell>
          <table:table-cell table:formula="of:=([.$B$1] - [.$E$1])  + (ROW([.A257]) - 2) * [.$E$1]" office:value-type="float" office:value="1280">
            <text:p>1280</text:p>
          </table:table-cell>
          <table:table-cell table:formula="of:=&quot;    &quot;&quot;&quot; &amp; [.A257] &amp; &quot;&quot;&quot; = {sort_order = &quot; &amp; [.C257] &amp; &quot;; script_info = {sortOrder = &quot; &amp; [.C257] &amp; &quot;;};};&quot;" office:value-type="string" office:string-value="    &quot;EQ_GCM_COMMS_RELAY_SWITCH&quot; = {sort_order = 1280; script_info = {sortOrder = 1280;};};">
            <text:p><text:s text:c="4"/>"EQ_GCM_COMMS_RELAY_SWITCH" = {sort_order = 1280; script_info = {sortOrder = 1280;};};</text:p>
          </table:table-cell>
          <table:table-cell table:number-columns-repeated="1020"/>
        </table:table-row>
        <table:table-row table:style-name="ro1">
          <table:table-cell office:value-type="string">
            <text:p>EQ_GCM_COMMS_RELAY_SWITCH_RECHARGE</text:p>
          </table:table-cell>
          <table:table-cell office:value-type="string">
            <text:p>Comms Relay Beacon Switch Recharge</text:p>
          </table:table-cell>
          <table:table-cell table:formula="of:=([.$B$1] - [.$E$1])  + (ROW([.A258]) - 2) * [.$E$1]" office:value-type="float" office:value="1285">
            <text:p>1285</text:p>
          </table:table-cell>
          <table:table-cell table:formula="of:=&quot;    &quot;&quot;&quot; &amp; [.A258] &amp; &quot;&quot;&quot; = {sort_order = &quot; &amp; [.C258] &amp; &quot;; script_info = {sortOrder = &quot; &amp; [.C258] &amp; &quot;;};};&quot;" office:value-type="string" office:string-value="    &quot;EQ_GCM_COMMS_RELAY_SWITCH_RECHARGE&quot; = {sort_order = 1285; script_info = {sortOrder = 1285;};};">
            <text:p><text:s text:c="4"/>"EQ_GCM_COMMS_RELAY_SWITCH_RECHARGE" = {sort_order = 1285; script_info = {sortOrder = 1285;};};</text:p>
          </table:table-cell>
          <table:table-cell table:number-columns-repeated="1020"/>
        </table:table-row>
        <table:table-row table:style-name="ro1">
          <table:table-cell office:value-type="string">
            <text:p>EQ_GCM_COMMS_RELAY_SWITCH_REMOVE</text:p>
          </table:table-cell>
          <table:table-cell office:value-type="string">
            <text:p>Remove Comms Relay Beacon Switch</text:p>
          </table:table-cell>
          <table:table-cell table:formula="of:=([.$B$1] - [.$E$1])  + (ROW([.A259]) - 2) * [.$E$1]" office:value-type="float" office:value="1290">
            <text:p>1290</text:p>
          </table:table-cell>
          <table:table-cell table:formula="of:=&quot;    &quot;&quot;&quot; &amp; [.A259] &amp; &quot;&quot;&quot; = {sort_order = &quot; &amp; [.C259] &amp; &quot;; script_info = {sortOrder = &quot; &amp; [.C259] &amp; &quot;;};};&quot;" office:value-type="string" office:string-value="    &quot;EQ_GCM_COMMS_RELAY_SWITCH_REMOVE&quot; = {sort_order = 1290; script_info = {sortOrder = 1290;};};">
            <text:p><text:s text:c="4"/>"EQ_GCM_COMMS_RELAY_SWITCH_REMOVE" = {sort_order = 1290; script_info = {sortOrder = 1290;};};</text:p>
          </table:table-cell>
          <table:table-cell table:number-columns-repeated="1020"/>
        </table:table-row>
        <table:table-row table:style-name="ro1">
          <table:table-cell office:value-type="string">
            <text:p>EQ_GCM_EJECTION_DAMPER</text:p>
          </table:table-cell>
          <table:table-cell office:value-type="string">
            <text:p>Ejection Damper</text:p>
          </table:table-cell>
          <table:table-cell table:formula="of:=([.$B$1] - [.$E$1])  + (ROW([.A260]) - 2) * [.$E$1]" office:value-type="float" office:value="1295">
            <text:p>1295</text:p>
          </table:table-cell>
          <table:table-cell table:formula="of:=&quot;    &quot;&quot;&quot; &amp; [.A260] &amp; &quot;&quot;&quot; = {sort_order = &quot; &amp; [.C260] &amp; &quot;; script_info = {sortOrder = &quot; &amp; [.C260] &amp; &quot;;};};&quot;" office:value-type="string" office:string-value="    &quot;EQ_GCM_EJECTION_DAMPER&quot; = {sort_order = 1295; script_info = {sortOrder = 1295;};};">
            <text:p><text:s text:c="4"/>"EQ_GCM_EJECTION_DAMPER" = {sort_order = 1295; script_info = {sortOrder = 1295;};};</text:p>
          </table:table-cell>
          <table:table-cell table:number-columns-repeated="1020"/>
        </table:table-row>
        <table:table-row table:style-name="ro1">
          <table:table-cell office:value-type="string">
            <text:p>EQ_GCM_EJECTION_DAMPER_REMOVE</text:p>
          </table:table-cell>
          <table:table-cell office:value-type="string">
            <text:p>Remove Ejection Damper</text:p>
          </table:table-cell>
          <table:table-cell table:formula="of:=([.$B$1] - [.$E$1])  + (ROW([.A261]) - 2) * [.$E$1]" office:value-type="float" office:value="1300">
            <text:p>1300</text:p>
          </table:table-cell>
          <table:table-cell table:formula="of:=&quot;    &quot;&quot;&quot; &amp; [.A261] &amp; &quot;&quot;&quot; = {sort_order = &quot; &amp; [.C261] &amp; &quot;; script_info = {sortOrder = &quot; &amp; [.C261] &amp; &quot;;};};&quot;" office:value-type="string" office:string-value="    &quot;EQ_GCM_EJECTION_DAMPER_REMOVE&quot; = {sort_order = 1300; script_info = {sortOrder = 1300;};};">
            <text:p><text:s text:c="4"/>"EQ_GCM_EJECTION_DAMPER_REMOVE" = {sort_order = 1300; script_info = {sortOrder = 1300;};};</text:p>
          </table:table-cell>
          <table:table-cell table:number-columns-repeated="1020"/>
        </table:table-row>
        <table:table-row table:style-name="ro1">
          <table:table-cell office:value-type="string">
            <text:p>EQ_GCM_ESCAPE_POD</text:p>
          </table:table-cell>
          <table:table-cell office:value-type="string">
            <text:p>Escape Pod</text:p>
          </table:table-cell>
          <table:table-cell table:formula="of:=([.$B$1] - [.$E$1])  + (ROW([.A262]) - 2) * [.$E$1]" office:value-type="float" office:value="1305">
            <text:p>1305</text:p>
          </table:table-cell>
          <table:table-cell table:formula="of:=&quot;    &quot;&quot;&quot; &amp; [.A262] &amp; &quot;&quot;&quot; = {sort_order = &quot; &amp; [.C262] &amp; &quot;; script_info = {sortOrder = &quot; &amp; [.C262] &amp; &quot;;};};&quot;" office:value-type="string" office:string-value="    &quot;EQ_GCM_ESCAPE_POD&quot; = {sort_order = 1305; script_info = {sortOrder = 1305;};};">
            <text:p><text:s text:c="4"/>"EQ_GCM_ESCAPE_POD" = {sort_order = 1305; script_info = {sortOrder = 1305;};};</text:p>
          </table:table-cell>
          <table:table-cell table:number-columns-repeated="1020"/>
        </table:table-row>
        <table:table-row table:style-name="ro1">
          <table:table-cell office:value-type="string">
            <text:p>EQ_GCM_MEDICAL_SUPPLIES</text:p>
          </table:table-cell>
          <table:table-cell office:value-type="string">
            <text:p>Medical Supplies</text:p>
          </table:table-cell>
          <table:table-cell table:formula="of:=([.$B$1] - [.$E$1])  + (ROW([.A263]) - 2) * [.$E$1]" office:value-type="float" office:value="1310">
            <text:p>1310</text:p>
          </table:table-cell>
          <table:table-cell table:formula="of:=&quot;    &quot;&quot;&quot; &amp; [.A263] &amp; &quot;&quot;&quot; = {sort_order = &quot; &amp; [.C263] &amp; &quot;; script_info = {sortOrder = &quot; &amp; [.C263] &amp; &quot;;};};&quot;" office:value-type="string" office:string-value="    &quot;EQ_GCM_MEDICAL_SUPPLIES&quot; = {sort_order = 1310; script_info = {sortOrder = 1310;};};">
            <text:p><text:s text:c="4"/>"EQ_GCM_MEDICAL_SUPPLIES" = {sort_order = 1310; script_info = {sortOrder = 1310;};};</text:p>
          </table:table-cell>
          <table:table-cell table:number-columns-repeated="1020"/>
        </table:table-row>
        <table:table-row table:style-name="ro1">
          <table:table-cell office:value-type="string">
            <text:p>EQ_GCM_PASSENGER_TRANSPORT</text:p>
          </table:table-cell>
          <table:table-cell office:value-type="string">
            <text:p>Mass Passenger Transport Module</text:p>
          </table:table-cell>
          <table:table-cell table:formula="of:=([.$B$1] - [.$E$1])  + (ROW([.A264]) - 2) * [.$E$1]" office:value-type="float" office:value="1315">
            <text:p>1315</text:p>
          </table:table-cell>
          <table:table-cell table:formula="of:=&quot;    &quot;&quot;&quot; &amp; [.A264] &amp; &quot;&quot;&quot; = {sort_order = &quot; &amp; [.C264] &amp; &quot;; script_info = {sortOrder = &quot; &amp; [.C264] &amp; &quot;;};};&quot;" office:value-type="string" office:string-value="    &quot;EQ_GCM_PASSENGER_TRANSPORT&quot; = {sort_order = 1315; script_info = {sortOrder = 1315;};};">
            <text:p><text:s text:c="4"/>"EQ_GCM_PASSENGER_TRANSPORT" = {sort_order = 1315; script_info = {sortOrder = 1315;};};</text:p>
          </table:table-cell>
          <table:table-cell table:number-columns-repeated="1020"/>
        </table:table-row>
        <table:table-row table:style-name="ro1">
          <table:table-cell office:value-type="string">
            <text:p>EQ_GCM_PATIENT_TRANSPORT</text:p>
          </table:table-cell>
          <table:table-cell office:value-type="string">
            <text:p>Patient Transport Module</text:p>
          </table:table-cell>
          <table:table-cell table:formula="of:=([.$B$1] - [.$E$1])  + (ROW([.A265]) - 2) * [.$E$1]" office:value-type="float" office:value="1320">
            <text:p>1320</text:p>
          </table:table-cell>
          <table:table-cell table:formula="of:=&quot;    &quot;&quot;&quot; &amp; [.A265] &amp; &quot;&quot;&quot; = {sort_order = &quot; &amp; [.C265] &amp; &quot;; script_info = {sortOrder = &quot; &amp; [.C265] &amp; &quot;;};};&quot;" office:value-type="string" office:string-value="    &quot;EQ_GCM_PATIENT_TRANSPORT&quot; = {sort_order = 1320; script_info = {sortOrder = 1320;};};">
            <text:p><text:s text:c="4"/>"EQ_GCM_PATIENT_TRANSPORT" = {sort_order = 1320; script_info = {sortOrder = 1320;};};</text:p>
          </table:table-cell>
          <table:table-cell table:number-columns-repeated="1020"/>
        </table:table-row>
        <table:table-row table:style-name="ro1">
          <table:table-cell office:value-type="string">
            <text:p>EQ_GCM_RANGE_FINDER_EXT_REMOVAL</text:p>
          </table:table-cell>
          <table:table-cell office:value-type="string">
            <text:p>Remove Range Finder MFD</text:p>
          </table:table-cell>
          <table:table-cell table:formula="of:=([.$B$1] - [.$E$1])  + (ROW([.A266]) - 2) * [.$E$1]" office:value-type="float" office:value="1325">
            <text:p>1325</text:p>
          </table:table-cell>
          <table:table-cell table:formula="of:=&quot;    &quot;&quot;&quot; &amp; [.A266] &amp; &quot;&quot;&quot; = {sort_order = &quot; &amp; [.C266] &amp; &quot;; script_info = {sortOrder = &quot; &amp; [.C266] &amp; &quot;;};};&quot;" office:value-type="string" office:string-value="    &quot;EQ_GCM_RANGE_FINDER_EXT_REMOVAL&quot; = {sort_order = 1325; script_info = {sortOrder = 1325;};};">
            <text:p><text:s text:c="4"/>"EQ_GCM_RANGE_FINDER_EXT_REMOVAL" = {sort_order = 1325; script_info = {sortOrder = 1325;};};</text:p>
          </table:table-cell>
          <table:table-cell table:number-columns-repeated="1020"/>
        </table:table-row>
        <table:table-row table:style-name="ro1">
          <table:table-cell office:value-type="string">
            <text:p>EQ_GCM_RANGE_FINDER_EXTENDER</text:p>
          </table:table-cell>
          <table:table-cell office:value-type="string">
            <text:p>Range Finder Extender</text:p>
          </table:table-cell>
          <table:table-cell table:formula="of:=([.$B$1] - [.$E$1])  + (ROW([.A267]) - 2) * [.$E$1]" office:value-type="float" office:value="1330">
            <text:p>1330</text:p>
          </table:table-cell>
          <table:table-cell table:formula="of:=&quot;    &quot;&quot;&quot; &amp; [.A267] &amp; &quot;&quot;&quot; = {sort_order = &quot; &amp; [.C267] &amp; &quot;; script_info = {sortOrder = &quot; &amp; [.C267] &amp; &quot;;};};&quot;" office:value-type="string" office:string-value="    &quot;EQ_GCM_RANGE_FINDER_EXTENDER&quot; = {sort_order = 1330; script_info = {sortOrder = 1330;};};">
            <text:p><text:s text:c="4"/>"EQ_GCM_RANGE_FINDER_EXTENDER" = {sort_order = 1330; script_info = {sortOrder = 1330;};};</text:p>
          </table:table-cell>
          <table:table-cell table:number-columns-repeated="1020"/>
        </table:table-row>
        <table:table-row table:style-name="ro1">
          <table:table-cell office:value-type="string">
            <text:p>EQ_GCM_RANGE_FINDER_MFD</text:p>
          </table:table-cell>
          <table:table-cell office:value-type="string">
            <text:p>Range Finder MFD</text:p>
          </table:table-cell>
          <table:table-cell table:formula="of:=([.$B$1] - [.$E$1])  + (ROW([.A268]) - 2) * [.$E$1]" office:value-type="float" office:value="1335">
            <text:p>1335</text:p>
          </table:table-cell>
          <table:table-cell table:formula="of:=&quot;    &quot;&quot;&quot; &amp; [.A268] &amp; &quot;&quot;&quot; = {sort_order = &quot; &amp; [.C268] &amp; &quot;; script_info = {sortOrder = &quot; &amp; [.C268] &amp; &quot;;};};&quot;" office:value-type="string" office:string-value="    &quot;EQ_GCM_RANGE_FINDER_MFD&quot; = {sort_order = 1335; script_info = {sortOrder = 1335;};};">
            <text:p><text:s text:c="4"/>"EQ_GCM_RANGE_FINDER_MFD" = {sort_order = 1335; script_info = {sortOrder = 1335;};};</text:p>
          </table:table-cell>
          <table:table-cell table:number-columns-repeated="1020"/>
        </table:table-row>
        <table:table-row table:style-name="ro1">
          <table:table-cell office:value-type="string">
            <text:p>EQ_GCM_RANGE_FINDER_REMOVAL</text:p>
          </table:table-cell>
          <table:table-cell office:value-type="string">
            <text:p>Remove Range Finder MFD</text:p>
          </table:table-cell>
          <table:table-cell table:formula="of:=([.$B$1] - [.$E$1])  + (ROW([.A269]) - 2) * [.$E$1]" office:value-type="float" office:value="1340">
            <text:p>1340</text:p>
          </table:table-cell>
          <table:table-cell table:formula="of:=&quot;    &quot;&quot;&quot; &amp; [.A269] &amp; &quot;&quot;&quot; = {sort_order = &quot; &amp; [.C269] &amp; &quot;; script_info = {sortOrder = &quot; &amp; [.C269] &amp; &quot;;};};&quot;" office:value-type="string" office:string-value="    &quot;EQ_GCM_RANGE_FINDER_REMOVAL&quot; = {sort_order = 1340; script_info = {sortOrder = 1340;};};">
            <text:p><text:s text:c="4"/>"EQ_GCM_RANGE_FINDER_REMOVAL" = {sort_order = 1340; script_info = {sortOrder = 1340;};};</text:p>
          </table:table-cell>
          <table:table-cell table:number-columns-repeated="1020"/>
        </table:table-row>
        <table:table-row table:style-name="ro1">
          <table:table-cell office:value-type="string">
            <text:p>EQ_GCM_RECOVERED_CARGO</text:p>
          </table:table-cell>
          <table:table-cell office:value-type="string">
            <text:p>Recovered cargopod</text:p>
          </table:table-cell>
          <table:table-cell table:formula="of:=([.$B$1] - [.$E$1])  + (ROW([.A270]) - 2) * [.$E$1]" office:value-type="float" office:value="1345">
            <text:p>1345</text:p>
          </table:table-cell>
          <table:table-cell table:formula="of:=&quot;    &quot;&quot;&quot; &amp; [.A270] &amp; &quot;&quot;&quot; = {sort_order = &quot; &amp; [.C270] &amp; &quot;; script_info = {sortOrder = &quot; &amp; [.C270] &amp; &quot;;};};&quot;" office:value-type="string" office:string-value="    &quot;EQ_GCM_RECOVERED_CARGO&quot; = {sort_order = 1345; script_info = {sortOrder = 1345;};};">
            <text:p><text:s text:c="4"/>"EQ_GCM_RECOVERED_CARGO" = {sort_order = 1345; script_info = {sortOrder = 1345;};};</text:p>
          </table:table-cell>
          <table:table-cell table:number-columns-repeated="1020"/>
        </table:table-row>
        <table:table-row table:style-name="ro1">
          <table:table-cell office:value-type="string">
            <text:p>EQ_GCM_SEISMIC_SCANNER</text:p>
          </table:table-cell>
          <table:table-cell office:value-type="string">
            <text:p>Seismic Resonance Scanner</text:p>
          </table:table-cell>
          <table:table-cell table:formula="of:=([.$B$1] - [.$E$1])  + (ROW([.A271]) - 2) * [.$E$1]" office:value-type="float" office:value="1350">
            <text:p>1350</text:p>
          </table:table-cell>
          <table:table-cell table:formula="of:=&quot;    &quot;&quot;&quot; &amp; [.A271] &amp; &quot;&quot;&quot; = {sort_order = &quot; &amp; [.C271] &amp; &quot;; script_info = {sortOrder = &quot; &amp; [.C271] &amp; &quot;;};};&quot;" office:value-type="string" office:string-value="    &quot;EQ_GCM_SEISMIC_SCANNER&quot; = {sort_order = 1350; script_info = {sortOrder = 1350;};};">
            <text:p><text:s text:c="4"/>"EQ_GCM_SEISMIC_SCANNER" = {sort_order = 1350; script_info = {sortOrder = 1350;};};</text:p>
          </table:table-cell>
          <table:table-cell table:number-columns-repeated="1020"/>
        </table:table-row>
        <table:table-row table:style-name="ro1">
          <table:table-cell office:value-type="string">
            <text:p>EQ_GCM_SOFTWARE</text:p>
          </table:table-cell>
          <table:table-cell office:value-type="string">
            <text:p>GalCop Station Security Software</text:p>
          </table:table-cell>
          <table:table-cell table:formula="of:=([.$B$1] - [.$E$1])  + (ROW([.A272]) - 2) * [.$E$1]" office:value-type="float" office:value="1355">
            <text:p>1355</text:p>
          </table:table-cell>
          <table:table-cell table:formula="of:=&quot;    &quot;&quot;&quot; &amp; [.A272] &amp; &quot;&quot;&quot; = {sort_order = &quot; &amp; [.C272] &amp; &quot;; script_info = {sortOrder = &quot; &amp; [.C272] &amp; &quot;;};};&quot;" office:value-type="string" office:string-value="    &quot;EQ_GCM_SOFTWARE&quot; = {sort_order = 1355; script_info = {sortOrder = 1355;};};">
            <text:p><text:s text:c="4"/>"EQ_GCM_SOFTWARE" = {sort_order = 1355; script_info = {sortOrder = 1355;};};</text:p>
          </table:table-cell>
          <table:table-cell table:number-columns-repeated="1020"/>
        </table:table-row>
        <table:table-row table:style-name="ro1">
          <table:table-cell office:value-type="string">
            <text:p>EQ_GCM_SOLAR_MISSILE</text:p>
          </table:table-cell>
          <table:table-cell office:value-type="string">
            <text:p>Solar Radiation Disrupter Missile</text:p>
          </table:table-cell>
          <table:table-cell table:formula="of:=([.$B$1] - [.$E$1])  + (ROW([.A273]) - 2) * [.$E$1]" office:value-type="float" office:value="1360">
            <text:p>1360</text:p>
          </table:table-cell>
          <table:table-cell table:formula="of:=&quot;    &quot;&quot;&quot; &amp; [.A273] &amp; &quot;&quot;&quot; = {sort_order = &quot; &amp; [.C273] &amp; &quot;; script_info = {sortOrder = &quot; &amp; [.C273] &amp; &quot;;};};&quot;" office:value-type="string" office:string-value="    &quot;EQ_GCM_SOLAR_MISSILE&quot; = {sort_order = 1360; script_info = {sortOrder = 1360;};};">
            <text:p><text:s text:c="4"/>"EQ_GCM_SOLAR_MISSILE" = {sort_order = 1360; script_info = {sortOrder = 1360;};};</text:p>
          </table:table-cell>
          <table:table-cell table:number-columns-repeated="1020"/>
        </table:table-row>
        <table:table-row table:style-name="ro1">
          <table:table-cell office:value-type="string">
            <text:p>EQ_GCM_SOLAR_SCANNER</text:p>
          </table:table-cell>
          <table:table-cell office:value-type="string">
            <text:p>Solar Activity Scanner</text:p>
          </table:table-cell>
          <table:table-cell table:formula="of:=([.$B$1] - [.$E$1])  + (ROW([.A274]) - 2) * [.$E$1]" office:value-type="float" office:value="1365">
            <text:p>1365</text:p>
          </table:table-cell>
          <table:table-cell table:formula="of:=&quot;    &quot;&quot;&quot; &amp; [.A274] &amp; &quot;&quot;&quot; = {sort_order = &quot; &amp; [.C274] &amp; &quot;; script_info = {sortOrder = &quot; &amp; [.C274] &amp; &quot;;};};&quot;" office:value-type="string" office:string-value="    &quot;EQ_GCM_SOLAR_SCANNER&quot; = {sort_order = 1365; script_info = {sortOrder = 1365;};};">
            <text:p><text:s text:c="4"/>"EQ_GCM_SOLAR_SCANNER" = {sort_order = 1365; script_info = {sortOrder = 1365;};};</text:p>
          </table:table-cell>
          <table:table-cell table:number-columns-repeated="1020"/>
        </table:table-row>
        <table:table-row table:style-name="ro1">
          <table:table-cell office:value-type="string">
            <text:p>EQ_GCM_STATIONKILLER_MISSILE</text:p>
          </table:table-cell>
          <table:table-cell office:value-type="string">
            <text:p>Station Killer Missile</text:p>
          </table:table-cell>
          <table:table-cell table:formula="of:=([.$B$1] - [.$E$1])  + (ROW([.A275]) - 2) * [.$E$1]" office:value-type="float" office:value="1370">
            <text:p>1370</text:p>
          </table:table-cell>
          <table:table-cell table:formula="of:=&quot;    &quot;&quot;&quot; &amp; [.A275] &amp; &quot;&quot;&quot; = {sort_order = &quot; &amp; [.C275] &amp; &quot;; script_info = {sortOrder = &quot; &amp; [.C275] &amp; &quot;;};};&quot;" office:value-type="string" office:string-value="    &quot;EQ_GCM_STATIONKILLER_MISSILE&quot; = {sort_order = 1370; script_info = {sortOrder = 1370;};};">
            <text:p><text:s text:c="4"/>"EQ_GCM_STATIONKILLER_MISSILE" = {sort_order = 1370; script_info = {sortOrder = 1370;};};</text:p>
          </table:table-cell>
          <table:table-cell table:number-columns-repeated="1020"/>
        </table:table-row>
        <table:table-row table:style-name="ro1">
          <table:table-cell office:value-type="string">
            <text:p>EQ_GCM_STOLEN_CODES</text:p>
          </table:table-cell>
          <table:table-cell office:value-type="string">
            <text:p>Recovered High-Level Security Codes</text:p>
          </table:table-cell>
          <table:table-cell table:formula="of:=([.$B$1] - [.$E$1])  + (ROW([.A276]) - 2) * [.$E$1]" office:value-type="float" office:value="1375">
            <text:p>1375</text:p>
          </table:table-cell>
          <table:table-cell table:formula="of:=&quot;    &quot;&quot;&quot; &amp; [.A276] &amp; &quot;&quot;&quot; = {sort_order = &quot; &amp; [.C276] &amp; &quot;; script_info = {sortOrder = &quot; &amp; [.C276] &amp; &quot;;};};&quot;" office:value-type="string" office:string-value="    &quot;EQ_GCM_STOLEN_CODES&quot; = {sort_order = 1375; script_info = {sortOrder = 1375;};};">
            <text:p><text:s text:c="4"/>"EQ_GCM_STOLEN_CODES" = {sort_order = 1375; script_info = {sortOrder = 1375;};};</text:p>
          </table:table-cell>
          <table:table-cell table:number-columns-repeated="1020"/>
        </table:table-row>
        <table:table-row table:style-name="ro1">
          <table:table-cell office:value-type="string">
            <text:p>EQ_GCM_STOLEN_DOCUMENTS</text:p>
          </table:table-cell>
          <table:table-cell office:value-type="string">
            <text:p>Recovered Classified Documents</text:p>
          </table:table-cell>
          <table:table-cell table:formula="of:=([.$B$1] - [.$E$1])  + (ROW([.A277]) - 2) * [.$E$1]" office:value-type="float" office:value="1380">
            <text:p>1380</text:p>
          </table:table-cell>
          <table:table-cell table:formula="of:=&quot;    &quot;&quot;&quot; &amp; [.A277] &amp; &quot;&quot;&quot; = {sort_order = &quot; &amp; [.C277] &amp; &quot;; script_info = {sortOrder = &quot; &amp; [.C277] &amp; &quot;;};};&quot;" office:value-type="string" office:string-value="    &quot;EQ_GCM_STOLEN_DOCUMENTS&quot; = {sort_order = 1380; script_info = {sortOrder = 1380;};};">
            <text:p><text:s text:c="4"/>"EQ_GCM_STOLEN_DOCUMENTS" = {sort_order = 1380; script_info = {sortOrder = 1380;};};</text:p>
          </table:table-cell>
          <table:table-cell table:number-columns-repeated="1020"/>
        </table:table-row>
        <table:table-row table:style-name="ro1">
          <table:table-cell office:value-type="string">
            <text:p>EQ_GCM_STOLEN_SCHEMATICS</text:p>
          </table:table-cell>
          <table:table-cell office:value-type="string">
            <text:p>Recovered Prototype Ship Schematics</text:p>
          </table:table-cell>
          <table:table-cell table:formula="of:=([.$B$1] - [.$E$1])  + (ROW([.A278]) - 2) * [.$E$1]" office:value-type="float" office:value="1385">
            <text:p>1385</text:p>
          </table:table-cell>
          <table:table-cell table:formula="of:=&quot;    &quot;&quot;&quot; &amp; [.A278] &amp; &quot;&quot;&quot; = {sort_order = &quot; &amp; [.C278] &amp; &quot;; script_info = {sortOrder = &quot; &amp; [.C278] &amp; &quot;;};};&quot;" office:value-type="string" office:string-value="    &quot;EQ_GCM_STOLEN_SCHEMATICS&quot; = {sort_order = 1385; script_info = {sortOrder = 1385;};};">
            <text:p><text:s text:c="4"/>"EQ_GCM_STOLEN_SCHEMATICS" = {sort_order = 1385; script_info = {sortOrder = 1385;};};</text:p>
          </table:table-cell>
          <table:table-cell table:number-columns-repeated="1020"/>
        </table:table-row>
        <table:table-row table:style-name="ro1">
          <table:table-cell office:value-type="string">
            <text:p>EQ_GCM_STOLEN_WEAPONDESIGNS</text:p>
          </table:table-cell>
          <table:table-cell office:value-type="string">
            <text:p>Recovered Military Weapons Designs</text:p>
          </table:table-cell>
          <table:table-cell table:formula="of:=([.$B$1] - [.$E$1])  + (ROW([.A279]) - 2) * [.$E$1]" office:value-type="float" office:value="1390">
            <text:p>1390</text:p>
          </table:table-cell>
          <table:table-cell table:formula="of:=&quot;    &quot;&quot;&quot; &amp; [.A279] &amp; &quot;&quot;&quot; = {sort_order = &quot; &amp; [.C279] &amp; &quot;; script_info = {sortOrder = &quot; &amp; [.C279] &amp; &quot;;};};&quot;" office:value-type="string" office:string-value="    &quot;EQ_GCM_STOLEN_WEAPONDESIGNS&quot; = {sort_order = 1390; script_info = {sortOrder = 1390;};};">
            <text:p><text:s text:c="4"/>"EQ_GCM_STOLEN_WEAPONDESIGNS" = {sort_order = 1390; script_info = {sortOrder = 1390;};};</text:p>
          </table:table-cell>
          <table:table-cell table:number-columns-repeated="1020"/>
        </table:table-row>
        <table:table-row table:style-name="ro1">
          <table:table-cell office:value-type="string">
            <text:p>EQ_GCM_UNPROCESSED_SCAN_DATA</text:p>
          </table:table-cell>
          <table:table-cell office:value-type="string">
            <text:p>Unprocessed Scan Data</text:p>
          </table:table-cell>
          <table:table-cell table:formula="of:=([.$B$1] - [.$E$1])  + (ROW([.A280]) - 2) * [.$E$1]" office:value-type="float" office:value="1395">
            <text:p>1395</text:p>
          </table:table-cell>
          <table:table-cell table:formula="of:=&quot;    &quot;&quot;&quot; &amp; [.A280] &amp; &quot;&quot;&quot; = {sort_order = &quot; &amp; [.C280] &amp; &quot;; script_info = {sortOrder = &quot; &amp; [.C280] &amp; &quot;;};};&quot;" office:value-type="string" office:string-value="    &quot;EQ_GCM_UNPROCESSED_SCAN_DATA&quot; = {sort_order = 1395; script_info = {sortOrder = 1395;};};">
            <text:p><text:s text:c="4"/>"EQ_GCM_UNPROCESSED_SCAN_DATA" = {sort_order = 1395; script_info = {sortOrder = 1395;};};</text:p>
          </table:table-cell>
          <table:table-cell table:number-columns-repeated="1020"/>
        </table:table-row>
        <table:table-row table:style-name="ro1">
          <table:table-cell office:value-type="string">
            <text:p>EQ_GCM_VIRUS_SPECIMENS</text:p>
          </table:table-cell>
          <table:table-cell office:value-type="string">
            <text:p>Virus Specimens</text:p>
          </table:table-cell>
          <table:table-cell table:formula="of:=([.$B$1] - [.$E$1])  + (ROW([.A281]) - 2) * [.$E$1]" office:value-type="float" office:value="1400">
            <text:p>1400</text:p>
          </table:table-cell>
          <table:table-cell table:formula="of:=&quot;    &quot;&quot;&quot; &amp; [.A281] &amp; &quot;&quot;&quot; = {sort_order = &quot; &amp; [.C281] &amp; &quot;; script_info = {sortOrder = &quot; &amp; [.C281] &amp; &quot;;};};&quot;" office:value-type="string" office:string-value="    &quot;EQ_GCM_VIRUS_SPECIMENS&quot; = {sort_order = 1400; script_info = {sortOrder = 1400;};};">
            <text:p><text:s text:c="4"/>"EQ_GCM_VIRUS_SPECIMENS" = {sort_order = 1400; script_info = {sortOrder = 1400;};};</text:p>
          </table:table-cell>
          <table:table-cell table:number-columns-repeated="1020"/>
        </table:table-row>
        <table:table-row table:style-name="ro1">
          <table:table-cell office:value-type="string">
            <text:p>EQ_GCM_WBSA</text:p>
          </table:table-cell>
          <table:table-cell office:value-type="string">
            <text:p>Witchpoint Beacon Security Access</text:p>
          </table:table-cell>
          <table:table-cell table:formula="of:=([.$B$1] - [.$E$1])  + (ROW([.A282]) - 2) * [.$E$1]" office:value-type="float" office:value="1405">
            <text:p>1405</text:p>
          </table:table-cell>
          <table:table-cell table:formula="of:=&quot;    &quot;&quot;&quot; &amp; [.A282] &amp; &quot;&quot;&quot; = {sort_order = &quot; &amp; [.C282] &amp; &quot;; script_info = {sortOrder = &quot; &amp; [.C282] &amp; &quot;;};};&quot;" office:value-type="string" office:string-value="    &quot;EQ_GCM_WBSA&quot; = {sort_order = 1405; script_info = {sortOrder = 1405;};};">
            <text:p><text:s text:c="4"/>"EQ_GCM_WBSA" = {sort_order = 1405; script_info = {sortOrder = 1405;};};</text:p>
          </table:table-cell>
          <table:table-cell table:number-columns-repeated="1020"/>
        </table:table-row>
        <table:table-row table:style-name="ro1">
          <table:table-cell office:value-type="string">
            <text:p>EQ_GLARE_FILTER</text:p>
          </table:table-cell>
          <table:table-cell office:value-type="string">
            <text:p>Glare Filter</text:p>
          </table:table-cell>
          <table:table-cell table:formula="of:=([.$B$1] - [.$E$1])  + (ROW([.A283]) - 2) * [.$E$1]" office:value-type="float" office:value="1410">
            <text:p>1410</text:p>
          </table:table-cell>
          <table:table-cell table:formula="of:=&quot;    &quot;&quot;&quot; &amp; [.A283] &amp; &quot;&quot;&quot; = {sort_order = &quot; &amp; [.C283] &amp; &quot;; script_info = {sortOrder = &quot; &amp; [.C283] &amp; &quot;;};};&quot;" office:value-type="string" office:string-value="    &quot;EQ_GLARE_FILTER&quot; = {sort_order = 1410; script_info = {sortOrder = 1410;};};">
            <text:p><text:s text:c="4"/>"EQ_GLARE_FILTER" = {sort_order = 1410; script_info = {sortOrder = 1410;};};</text:p>
          </table:table-cell>
          <table:table-cell table:number-columns-repeated="1020"/>
        </table:table-row>
        <table:table-row table:style-name="ro1">
          <table:table-cell office:value-type="string">
            <text:p>EQ_GLARE_FILTER_REPLACE</text:p>
          </table:table-cell>
          <table:table-cell office:value-type="string">
            <text:p>Glare Filter</text:p>
          </table:table-cell>
          <table:table-cell table:formula="of:=([.$B$1] - [.$E$1])  + (ROW([.A284]) - 2) * [.$E$1]" office:value-type="float" office:value="1415">
            <text:p>1415</text:p>
          </table:table-cell>
          <table:table-cell table:formula="of:=&quot;    &quot;&quot;&quot; &amp; [.A284] &amp; &quot;&quot;&quot; = {sort_order = &quot; &amp; [.C284] &amp; &quot;; script_info = {sortOrder = &quot; &amp; [.C284] &amp; &quot;;};};&quot;" office:value-type="string" office:string-value="    &quot;EQ_GLARE_FILTER_REPLACE&quot; = {sort_order = 1415; script_info = {sortOrder = 1415;};};">
            <text:p><text:s text:c="4"/>"EQ_GLARE_FILTER_REPLACE" = {sort_order = 1415; script_info = {sortOrder = 1415;};};</text:p>
          </table:table-cell>
          <table:table-cell table:number-columns-repeated="1020"/>
        </table:table-row>
        <table:table-row table:style-name="ro1">
          <table:table-cell office:value-type="string">
            <text:p>EQ_GRAV_MISSILE</text:p>
          </table:table-cell>
          <table:table-cell office:value-type="string">
            <text:p>Graviton Missile</text:p>
          </table:table-cell>
          <table:table-cell table:formula="of:=([.$B$1] - [.$E$1])  + (ROW([.A285]) - 2) * [.$E$1]" office:value-type="float" office:value="1420">
            <text:p>1420</text:p>
          </table:table-cell>
          <table:table-cell table:formula="of:=&quot;    &quot;&quot;&quot; &amp; [.A285] &amp; &quot;&quot;&quot; = {sort_order = &quot; &amp; [.C285] &amp; &quot;; script_info = {sortOrder = &quot; &amp; [.C285] &amp; &quot;;};};&quot;" office:value-type="string" office:string-value="    &quot;EQ_GRAV_MISSILE&quot; = {sort_order = 1420; script_info = {sortOrder = 1420;};};">
            <text:p><text:s text:c="4"/>"EQ_GRAV_MISSILE" = {sort_order = 1420; script_info = {sortOrder = 1420;};};</text:p>
          </table:table-cell>
          <table:table-cell table:number-columns-repeated="1020"/>
        </table:table-row>
        <table:table-row table:style-name="ro1">
          <table:table-cell office:value-type="string">
            <text:p>EQ_GRAVSCANNER</text:p>
          </table:table-cell>
          <table:table-cell office:value-type="string">
            <text:p>Gravity Scanner</text:p>
          </table:table-cell>
          <table:table-cell table:formula="of:=([.$B$1] - [.$E$1])  + (ROW([.A286]) - 2) * [.$E$1]" office:value-type="float" office:value="1425">
            <text:p>1425</text:p>
          </table:table-cell>
          <table:table-cell table:formula="of:=&quot;    &quot;&quot;&quot; &amp; [.A286] &amp; &quot;&quot;&quot; = {sort_order = &quot; &amp; [.C286] &amp; &quot;; script_info = {sortOrder = &quot; &amp; [.C286] &amp; &quot;;};};&quot;" office:value-type="string" office:string-value="    &quot;EQ_GRAVSCANNER&quot; = {sort_order = 1425; script_info = {sortOrder = 1425;};};">
            <text:p><text:s text:c="4"/>"EQ_GRAVSCANNER" = {sort_order = 1425; script_info = {sortOrder = 1425;};};</text:p>
          </table:table-cell>
          <table:table-cell table:number-columns-repeated="1020"/>
        </table:table-row>
        <table:table-row table:style-name="ro1">
          <table:table-cell office:value-type="string">
            <text:p>EQ_GRAVSCANNER_FULLREPAIR</text:p>
          </table:table-cell>
          <table:table-cell office:value-type="string">
            <text:p>Repair Gravity Scanner</text:p>
          </table:table-cell>
          <table:table-cell table:formula="of:=([.$B$1] - [.$E$1])  + (ROW([.A287]) - 2) * [.$E$1]" office:value-type="float" office:value="1430">
            <text:p>1430</text:p>
          </table:table-cell>
          <table:table-cell table:formula="of:=&quot;    &quot;&quot;&quot; &amp; [.A287] &amp; &quot;&quot;&quot; = {sort_order = &quot; &amp; [.C287] &amp; &quot;; script_info = {sortOrder = &quot; &amp; [.C287] &amp; &quot;;};};&quot;" office:value-type="string" office:string-value="    &quot;EQ_GRAVSCANNER_FULLREPAIR&quot; = {sort_order = 1430; script_info = {sortOrder = 1430;};};">
            <text:p><text:s text:c="4"/>"EQ_GRAVSCANNER_FULLREPAIR" = {sort_order = 1430; script_info = {sortOrder = 1430;};};</text:p>
          </table:table-cell>
          <table:table-cell table:number-columns-repeated="1020"/>
        </table:table-row>
        <table:table-row table:style-name="ro1">
          <table:table-cell office:value-type="string">
            <text:p>EQ_GRAVSCANNER_REFUND</text:p>
          </table:table-cell>
          <table:table-cell office:value-type="string">
            <text:p>Refund Gravity Scanner</text:p>
          </table:table-cell>
          <table:table-cell table:formula="of:=([.$B$1] - [.$E$1])  + (ROW([.A288]) - 2) * [.$E$1]" office:value-type="float" office:value="1435">
            <text:p>1435</text:p>
          </table:table-cell>
          <table:table-cell table:formula="of:=&quot;    &quot;&quot;&quot; &amp; [.A288] &amp; &quot;&quot;&quot; = {sort_order = &quot; &amp; [.C288] &amp; &quot;; script_info = {sortOrder = &quot; &amp; [.C288] &amp; &quot;;};};&quot;" office:value-type="string" office:string-value="    &quot;EQ_GRAVSCANNER_REFUND&quot; = {sort_order = 1435; script_info = {sortOrder = 1435;};};">
            <text:p><text:s text:c="4"/>"EQ_GRAVSCANNER_REFUND" = {sort_order = 1435; script_info = {sortOrder = 1435;};};</text:p>
          </table:table-cell>
          <table:table-cell table:number-columns-repeated="1020"/>
        </table:table-row>
        <table:table-row table:style-name="ro1">
          <table:table-cell office:value-type="string">
            <text:p>EQ_GRAVSCANNER_REPAIR</text:p>
          </table:table-cell>
          <table:table-cell office:value-type="string">
            <text:p>Repair Gravity Scanner with second-hand parts</text:p>
          </table:table-cell>
          <table:table-cell table:formula="of:=([.$B$1] - [.$E$1])  + (ROW([.A289]) - 2) * [.$E$1]" office:value-type="float" office:value="1440">
            <text:p>1440</text:p>
          </table:table-cell>
          <table:table-cell table:formula="of:=&quot;    &quot;&quot;&quot; &amp; [.A289] &amp; &quot;&quot;&quot; = {sort_order = &quot; &amp; [.C289] &amp; &quot;; script_info = {sortOrder = &quot; &amp; [.C289] &amp; &quot;;};};&quot;" office:value-type="string" office:string-value="    &quot;EQ_GRAVSCANNER_REPAIR&quot; = {sort_order = 1440; script_info = {sortOrder = 1440;};};">
            <text:p><text:s text:c="4"/>"EQ_GRAVSCANNER_REPAIR" = {sort_order = 1440; script_info = {sortOrder = 1440;};};</text:p>
          </table:table-cell>
          <table:table-cell table:number-columns-repeated="1020"/>
        </table:table-row>
        <table:table-row table:style-name="ro1">
          <table:table-cell office:value-type="string">
            <text:p>EQ_GRAVSCANNER2</text:p>
          </table:table-cell>
          <table:table-cell office:value-type="string">
            <text:p>Secondary Gravity Scanner</text:p>
          </table:table-cell>
          <table:table-cell table:formula="of:=([.$B$1] - [.$E$1])  + (ROW([.A290]) - 2) * [.$E$1]" office:value-type="float" office:value="1445">
            <text:p>1445</text:p>
          </table:table-cell>
          <table:table-cell table:formula="of:=&quot;    &quot;&quot;&quot; &amp; [.A290] &amp; &quot;&quot;&quot; = {sort_order = &quot; &amp; [.C290] &amp; &quot;; script_info = {sortOrder = &quot; &amp; [.C290] &amp; &quot;;};};&quot;" office:value-type="string" office:string-value="    &quot;EQ_GRAVSCANNER2&quot; = {sort_order = 1445; script_info = {sortOrder = 1445;};};">
            <text:p><text:s text:c="4"/>"EQ_GRAVSCANNER2" = {sort_order = 1445; script_info = {sortOrder = 1445;};};</text:p>
          </table:table-cell>
          <table:table-cell table:number-columns-repeated="1020"/>
        </table:table-row>
        <table:table-row table:style-name="ro1">
          <table:table-cell office:value-type="string">
            <text:p>EQ_GRAVSCANNER2_FULLREPAIR</text:p>
          </table:table-cell>
          <table:table-cell office:value-type="string">
            <text:p>Repair 2nd Gravity Scanner</text:p>
          </table:table-cell>
          <table:table-cell table:formula="of:=([.$B$1] - [.$E$1])  + (ROW([.A291]) - 2) * [.$E$1]" office:value-type="float" office:value="1450">
            <text:p>1450</text:p>
          </table:table-cell>
          <table:table-cell table:formula="of:=&quot;    &quot;&quot;&quot; &amp; [.A291] &amp; &quot;&quot;&quot; = {sort_order = &quot; &amp; [.C291] &amp; &quot;; script_info = {sortOrder = &quot; &amp; [.C291] &amp; &quot;;};};&quot;" office:value-type="string" office:string-value="    &quot;EQ_GRAVSCANNER2_FULLREPAIR&quot; = {sort_order = 1450; script_info = {sortOrder = 1450;};};">
            <text:p><text:s text:c="4"/>"EQ_GRAVSCANNER2_FULLREPAIR" = {sort_order = 1450; script_info = {sortOrder = 1450;};};</text:p>
          </table:table-cell>
          <table:table-cell table:number-columns-repeated="1020"/>
        </table:table-row>
        <table:table-row table:style-name="ro1">
          <table:table-cell office:value-type="string">
            <text:p>EQ_GRAVSCANNER2_REFUND</text:p>
          </table:table-cell>
          <table:table-cell office:value-type="string">
            <text:p>Refund 2nd Gravity Scanner</text:p>
          </table:table-cell>
          <table:table-cell table:formula="of:=([.$B$1] - [.$E$1])  + (ROW([.A292]) - 2) * [.$E$1]" office:value-type="float" office:value="1455">
            <text:p>1455</text:p>
          </table:table-cell>
          <table:table-cell table:formula="of:=&quot;    &quot;&quot;&quot; &amp; [.A292] &amp; &quot;&quot;&quot; = {sort_order = &quot; &amp; [.C292] &amp; &quot;; script_info = {sortOrder = &quot; &amp; [.C292] &amp; &quot;;};};&quot;" office:value-type="string" office:string-value="    &quot;EQ_GRAVSCANNER2_REFUND&quot; = {sort_order = 1455; script_info = {sortOrder = 1455;};};">
            <text:p><text:s text:c="4"/>"EQ_GRAVSCANNER2_REFUND" = {sort_order = 1455; script_info = {sortOrder = 1455;};};</text:p>
          </table:table-cell>
          <table:table-cell table:number-columns-repeated="1020"/>
        </table:table-row>
        <table:table-row table:style-name="ro1">
          <table:table-cell office:value-type="string">
            <text:p>EQ_GRAVSCANNER2_REPAIR</text:p>
          </table:table-cell>
          <table:table-cell office:value-type="string">
            <text:p>Repair 2nd Gravity Scanner with second-hand parts</text:p>
          </table:table-cell>
          <table:table-cell table:formula="of:=([.$B$1] - [.$E$1])  + (ROW([.A293]) - 2) * [.$E$1]" office:value-type="float" office:value="1460">
            <text:p>1460</text:p>
          </table:table-cell>
          <table:table-cell table:formula="of:=&quot;    &quot;&quot;&quot; &amp; [.A293] &amp; &quot;&quot;&quot; = {sort_order = &quot; &amp; [.C293] &amp; &quot;; script_info = {sortOrder = &quot; &amp; [.C293] &amp; &quot;;};};&quot;" office:value-type="string" office:string-value="    &quot;EQ_GRAVSCANNER2_REPAIR&quot; = {sort_order = 1460; script_info = {sortOrder = 1460;};};">
            <text:p><text:s text:c="4"/>"EQ_GRAVSCANNER2_REPAIR" = {sort_order = 1460; script_info = {sortOrder = 1460;};};</text:p>
          </table:table-cell>
          <table:table-cell table:number-columns-repeated="1020"/>
        </table:table-row>
        <table:table-row table:style-name="ro1">
          <table:table-cell office:value-type="string">
            <text:p>EQ_GW_CONTROL_PANEL</text:p>
          </table:table-cell>
          <table:table-cell office:value-type="string">
            <text:p>Squadron Command System</text:p>
          </table:table-cell>
          <table:table-cell table:formula="of:=([.$B$1] - [.$E$1])  + (ROW([.A294]) - 2) * [.$E$1]" office:value-type="float" office:value="1465">
            <text:p>1465</text:p>
          </table:table-cell>
          <table:table-cell table:formula="of:=&quot;    &quot;&quot;&quot; &amp; [.A294] &amp; &quot;&quot;&quot; = {sort_order = &quot; &amp; [.C294] &amp; &quot;; script_info = {sortOrder = &quot; &amp; [.C294] &amp; &quot;;};};&quot;" office:value-type="string" office:string-value="    &quot;EQ_GW_CONTROL_PANEL&quot; = {sort_order = 1465; script_info = {sortOrder = 1465;};};">
            <text:p><text:s text:c="4"/>"EQ_GW_CONTROL_PANEL" = {sort_order = 1465; script_info = {sortOrder = 1465;};};</text:p>
          </table:table-cell>
          <table:table-cell table:number-columns-repeated="1020"/>
        </table:table-row>
        <table:table-row table:style-name="ro1">
          <table:table-cell office:value-type="string">
            <text:p>EQ_HARDARMOUR_III</text:p>
          </table:table-cell>
          <table:table-cell office:value-type="string">
            <text:p>Hard Armour</text:p>
          </table:table-cell>
          <table:table-cell table:formula="of:=([.$B$1] - [.$E$1])  + (ROW([.A295]) - 2) * [.$E$1]" office:value-type="float" office:value="1470">
            <text:p>1470</text:p>
          </table:table-cell>
          <table:table-cell table:formula="of:=&quot;    &quot;&quot;&quot; &amp; [.A295] &amp; &quot;&quot;&quot; = {sort_order = &quot; &amp; [.C295] &amp; &quot;; script_info = {sortOrder = &quot; &amp; [.C295] &amp; &quot;;};};&quot;" office:value-type="string" office:string-value="    &quot;EQ_HARDARMOUR_III&quot; = {sort_order = 1470; script_info = {sortOrder = 1470;};};">
            <text:p><text:s text:c="4"/>"EQ_HARDARMOUR_III" = {sort_order = 1470; script_info = {sortOrder = 1470;};};</text:p>
          </table:table-cell>
          <table:table-cell table:number-columns-repeated="1020"/>
        </table:table-row>
        <table:table-row table:style-name="ro1">
          <table:table-cell office:value-type="string">
            <text:p>EQ_HARDARMOUR_V</text:p>
          </table:table-cell>
          <table:table-cell office:value-type="string">
            <text:p>Hard Armour V</text:p>
          </table:table-cell>
          <table:table-cell table:formula="of:=([.$B$1] - [.$E$1])  + (ROW([.A296]) - 2) * [.$E$1]" office:value-type="float" office:value="1475">
            <text:p>1475</text:p>
          </table:table-cell>
          <table:table-cell table:formula="of:=&quot;    &quot;&quot;&quot; &amp; [.A296] &amp; &quot;&quot;&quot; = {sort_order = &quot; &amp; [.C296] &amp; &quot;; script_info = {sortOrder = &quot; &amp; [.C296] &amp; &quot;;};};&quot;" office:value-type="string" office:string-value="    &quot;EQ_HARDARMOUR_V&quot; = {sort_order = 1475; script_info = {sortOrder = 1475;};};">
            <text:p><text:s text:c="4"/>"EQ_HARDARMOUR_V" = {sort_order = 1475; script_info = {sortOrder = 1475;};};</text:p>
          </table:table-cell>
          <table:table-cell table:number-columns-repeated="1020"/>
        </table:table-row>
        <table:table-row table:style-name="ro1">
          <table:table-cell office:value-type="string">
            <text:p>EQ_HARDARMOUR_X</text:p>
          </table:table-cell>
          <table:table-cell office:value-type="string">
            <text:p>Hard Armour X</text:p>
          </table:table-cell>
          <table:table-cell table:formula="of:=([.$B$1] - [.$E$1])  + (ROW([.A297]) - 2) * [.$E$1]" office:value-type="float" office:value="1480">
            <text:p>1480</text:p>
          </table:table-cell>
          <table:table-cell table:formula="of:=&quot;    &quot;&quot;&quot; &amp; [.A297] &amp; &quot;&quot;&quot; = {sort_order = &quot; &amp; [.C297] &amp; &quot;; script_info = {sortOrder = &quot; &amp; [.C297] &amp; &quot;;};};&quot;" office:value-type="string" office:string-value="    &quot;EQ_HARDARMOUR_X&quot; = {sort_order = 1480; script_info = {sortOrder = 1480;};};">
            <text:p><text:s text:c="4"/>"EQ_HARDARMOUR_X" = {sort_order = 1480; script_info = {sortOrder = 1480;};};</text:p>
          </table:table-cell>
          <table:table-cell table:number-columns-repeated="1020"/>
        </table:table-row>
        <table:table-row table:style-name="ro1">
          <table:table-cell office:value-type="string">
            <text:p>EQ_HARDENED_MISSILE</text:p>
          </table:table-cell>
          <table:table-cell office:value-type="string">
            <text:p>ECM Hardened Missile</text:p>
          </table:table-cell>
          <table:table-cell table:formula="of:=([.$B$1] - [.$E$1])  + (ROW([.A298]) - 2) * [.$E$1]" office:value-type="float" office:value="1485">
            <text:p>1485</text:p>
          </table:table-cell>
          <table:table-cell table:formula="of:=&quot;    &quot;&quot;&quot; &amp; [.A298] &amp; &quot;&quot;&quot; = {sort_order = &quot; &amp; [.C298] &amp; &quot;; script_info = {sortOrder = &quot; &amp; [.C298] &amp; &quot;;};};&quot;" office:value-type="string" office:string-value="    &quot;EQ_HARDENED_MISSILE&quot; = {sort_order = 1485; script_info = {sortOrder = 1485;};};">
            <text:p><text:s text:c="4"/>"EQ_HARDENED_MISSILE" = {sort_order = 1485; script_info = {sortOrder = 1485;};};</text:p>
          </table:table-cell>
          <table:table-cell table:number-columns-repeated="1020"/>
        </table:table-row>
        <table:table-row table:style-name="ro1">
          <table:table-cell office:value-type="string">
            <text:p>EQ_HARDNOSE</text:p>
          </table:table-cell>
          <table:table-cell office:value-type="string">
            <text:p>Hard Nose</text:p>
          </table:table-cell>
          <table:table-cell table:formula="of:=([.$B$1] - [.$E$1])  + (ROW([.A299]) - 2) * [.$E$1]" office:value-type="float" office:value="1490">
            <text:p>1490</text:p>
          </table:table-cell>
          <table:table-cell table:formula="of:=&quot;    &quot;&quot;&quot; &amp; [.A299] &amp; &quot;&quot;&quot; = {sort_order = &quot; &amp; [.C299] &amp; &quot;; script_info = {sortOrder = &quot; &amp; [.C299] &amp; &quot;;};};&quot;" office:value-type="string" office:string-value="    &quot;EQ_HARDNOSE&quot; = {sort_order = 1490; script_info = {sortOrder = 1490;};};">
            <text:p><text:s text:c="4"/>"EQ_HARDNOSE" = {sort_order = 1490; script_info = {sortOrder = 1490;};};</text:p>
          </table:table-cell>
          <table:table-cell table:number-columns-repeated="1020"/>
        </table:table-row>
        <table:table-row table:style-name="ro1">
          <table:table-cell office:value-type="string">
            <text:p>EQ_HARDNOSE_REFUND</text:p>
          </table:table-cell>
          <table:table-cell office:value-type="string">
            <text:p>Refund Hard Nose</text:p>
          </table:table-cell>
          <table:table-cell table:formula="of:=([.$B$1] - [.$E$1])  + (ROW([.A300]) - 2) * [.$E$1]" office:value-type="float" office:value="1495">
            <text:p>1495</text:p>
          </table:table-cell>
          <table:table-cell table:formula="of:=&quot;    &quot;&quot;&quot; &amp; [.A300] &amp; &quot;&quot;&quot; = {sort_order = &quot; &amp; [.C300] &amp; &quot;; script_info = {sortOrder = &quot; &amp; [.C300] &amp; &quot;;};};&quot;" office:value-type="string" office:string-value="    &quot;EQ_HARDNOSE_REFUND&quot; = {sort_order = 1495; script_info = {sortOrder = 1495;};};">
            <text:p><text:s text:c="4"/>"EQ_HARDNOSE_REFUND" = {sort_order = 1495; script_info = {sortOrder = 1495;};};</text:p>
          </table:table-cell>
          <table:table-cell table:number-columns-repeated="1020"/>
        </table:table-row>
        <table:table-row table:style-name="ro1">
          <table:table-cell office:value-type="string">
            <text:p>EQ_HARDSHIELD_1</text:p>
          </table:table-cell>
          <table:table-cell office:value-type="string">
            <text:p>Hard Shield I</text:p>
          </table:table-cell>
          <table:table-cell table:formula="of:=([.$B$1] - [.$E$1])  + (ROW([.A301]) - 2) * [.$E$1]" office:value-type="float" office:value="1500">
            <text:p>1500</text:p>
          </table:table-cell>
          <table:table-cell table:formula="of:=&quot;    &quot;&quot;&quot; &amp; [.A301] &amp; &quot;&quot;&quot; = {sort_order = &quot; &amp; [.C301] &amp; &quot;; script_info = {sortOrder = &quot; &amp; [.C301] &amp; &quot;;};};&quot;" office:value-type="string" office:string-value="    &quot;EQ_HARDSHIELD_1&quot; = {sort_order = 1500; script_info = {sortOrder = 1500;};};">
            <text:p><text:s text:c="4"/>"EQ_HARDSHIELD_1" = {sort_order = 1500; script_info = {sortOrder = 1500;};};</text:p>
          </table:table-cell>
          <table:table-cell table:number-columns-repeated="1020"/>
        </table:table-row>
        <table:table-row table:style-name="ro1">
          <table:table-cell office:value-type="string">
            <text:p>EQ_HARDSHIELD_1_REFUND</text:p>
          </table:table-cell>
          <table:table-cell office:value-type="string">
            <text:p>Refund Hard Shield I</text:p>
          </table:table-cell>
          <table:table-cell table:formula="of:=([.$B$1] - [.$E$1])  + (ROW([.A302]) - 2) * [.$E$1]" office:value-type="float" office:value="1505">
            <text:p>1505</text:p>
          </table:table-cell>
          <table:table-cell table:formula="of:=&quot;    &quot;&quot;&quot; &amp; [.A302] &amp; &quot;&quot;&quot; = {sort_order = &quot; &amp; [.C302] &amp; &quot;; script_info = {sortOrder = &quot; &amp; [.C302] &amp; &quot;;};};&quot;" office:value-type="string" office:string-value="    &quot;EQ_HARDSHIELD_1_REFUND&quot; = {sort_order = 1505; script_info = {sortOrder = 1505;};};">
            <text:p><text:s text:c="4"/>"EQ_HARDSHIELD_1_REFUND" = {sort_order = 1505; script_info = {sortOrder = 1505;};};</text:p>
          </table:table-cell>
          <table:table-cell table:number-columns-repeated="1020"/>
        </table:table-row>
        <table:table-row table:style-name="ro1">
          <table:table-cell office:value-type="string">
            <text:p>EQ_HARDSHIELD_10</text:p>
          </table:table-cell>
          <table:table-cell office:value-type="string">
            <text:p>Hard Shield X</text:p>
          </table:table-cell>
          <table:table-cell table:formula="of:=([.$B$1] - [.$E$1])  + (ROW([.A303]) - 2) * [.$E$1]" office:value-type="float" office:value="1510">
            <text:p>1510</text:p>
          </table:table-cell>
          <table:table-cell table:formula="of:=&quot;    &quot;&quot;&quot; &amp; [.A303] &amp; &quot;&quot;&quot; = {sort_order = &quot; &amp; [.C303] &amp; &quot;; script_info = {sortOrder = &quot; &amp; [.C303] &amp; &quot;;};};&quot;" office:value-type="string" office:string-value="    &quot;EQ_HARDSHIELD_10&quot; = {sort_order = 1510; script_info = {sortOrder = 1510;};};">
            <text:p><text:s text:c="4"/>"EQ_HARDSHIELD_10" = {sort_order = 1510; script_info = {sortOrder = 1510;};};</text:p>
          </table:table-cell>
          <table:table-cell table:number-columns-repeated="1020"/>
        </table:table-row>
        <table:table-row table:style-name="ro1">
          <table:table-cell office:value-type="string">
            <text:p>EQ_HARDSHIELD_2</text:p>
          </table:table-cell>
          <table:table-cell office:value-type="string">
            <text:p>Hard Shield II</text:p>
          </table:table-cell>
          <table:table-cell table:formula="of:=([.$B$1] - [.$E$1])  + (ROW([.A304]) - 2) * [.$E$1]" office:value-type="float" office:value="1515">
            <text:p>1515</text:p>
          </table:table-cell>
          <table:table-cell table:formula="of:=&quot;    &quot;&quot;&quot; &amp; [.A304] &amp; &quot;&quot;&quot; = {sort_order = &quot; &amp; [.C304] &amp; &quot;; script_info = {sortOrder = &quot; &amp; [.C304] &amp; &quot;;};};&quot;" office:value-type="string" office:string-value="    &quot;EQ_HARDSHIELD_2&quot; = {sort_order = 1515; script_info = {sortOrder = 1515;};};">
            <text:p><text:s text:c="4"/>"EQ_HARDSHIELD_2" = {sort_order = 1515; script_info = {sortOrder = 1515;};};</text:p>
          </table:table-cell>
          <table:table-cell table:number-columns-repeated="1020"/>
        </table:table-row>
        <table:table-row table:style-name="ro1">
          <table:table-cell office:value-type="string">
            <text:p>EQ_HARDSHIELD_3</text:p>
          </table:table-cell>
          <table:table-cell office:value-type="string">
            <text:p>Hard Shield III</text:p>
          </table:table-cell>
          <table:table-cell table:formula="of:=([.$B$1] - [.$E$1])  + (ROW([.A305]) - 2) * [.$E$1]" office:value-type="float" office:value="1520">
            <text:p>1520</text:p>
          </table:table-cell>
          <table:table-cell table:formula="of:=&quot;    &quot;&quot;&quot; &amp; [.A305] &amp; &quot;&quot;&quot; = {sort_order = &quot; &amp; [.C305] &amp; &quot;; script_info = {sortOrder = &quot; &amp; [.C305] &amp; &quot;;};};&quot;" office:value-type="string" office:string-value="    &quot;EQ_HARDSHIELD_3&quot; = {sort_order = 1520; script_info = {sortOrder = 1520;};};">
            <text:p><text:s text:c="4"/>"EQ_HARDSHIELD_3" = {sort_order = 1520; script_info = {sortOrder = 1520;};};</text:p>
          </table:table-cell>
          <table:table-cell table:number-columns-repeated="1020"/>
        </table:table-row>
        <table:table-row table:style-name="ro1">
          <table:table-cell office:value-type="string">
            <text:p>EQ_HARDSHIELD_4</text:p>
          </table:table-cell>
          <table:table-cell office:value-type="string">
            <text:p>Hard Shield IV</text:p>
          </table:table-cell>
          <table:table-cell table:formula="of:=([.$B$1] - [.$E$1])  + (ROW([.A306]) - 2) * [.$E$1]" office:value-type="float" office:value="1525">
            <text:p>1525</text:p>
          </table:table-cell>
          <table:table-cell table:formula="of:=&quot;    &quot;&quot;&quot; &amp; [.A306] &amp; &quot;&quot;&quot; = {sort_order = &quot; &amp; [.C306] &amp; &quot;; script_info = {sortOrder = &quot; &amp; [.C306] &amp; &quot;;};};&quot;" office:value-type="string" office:string-value="    &quot;EQ_HARDSHIELD_4&quot; = {sort_order = 1525; script_info = {sortOrder = 1525;};};">
            <text:p><text:s text:c="4"/>"EQ_HARDSHIELD_4" = {sort_order = 1525; script_info = {sortOrder = 1525;};};</text:p>
          </table:table-cell>
          <table:table-cell table:number-columns-repeated="1020"/>
        </table:table-row>
        <table:table-row table:style-name="ro1">
          <table:table-cell office:value-type="string">
            <text:p>EQ_HARDSHIELD_5</text:p>
          </table:table-cell>
          <table:table-cell office:value-type="string">
            <text:p>Hard Shield V</text:p>
          </table:table-cell>
          <table:table-cell table:formula="of:=([.$B$1] - [.$E$1])  + (ROW([.A307]) - 2) * [.$E$1]" office:value-type="float" office:value="1530">
            <text:p>1530</text:p>
          </table:table-cell>
          <table:table-cell table:formula="of:=&quot;    &quot;&quot;&quot; &amp; [.A307] &amp; &quot;&quot;&quot; = {sort_order = &quot; &amp; [.C307] &amp; &quot;; script_info = {sortOrder = &quot; &amp; [.C307] &amp; &quot;;};};&quot;" office:value-type="string" office:string-value="    &quot;EQ_HARDSHIELD_5&quot; = {sort_order = 1530; script_info = {sortOrder = 1530;};};">
            <text:p><text:s text:c="4"/>"EQ_HARDSHIELD_5" = {sort_order = 1530; script_info = {sortOrder = 1530;};};</text:p>
          </table:table-cell>
          <table:table-cell table:number-columns-repeated="1020"/>
        </table:table-row>
        <table:table-row table:style-name="ro1">
          <table:table-cell office:value-type="string">
            <text:p>EQ_HARDSHIELD_6</text:p>
          </table:table-cell>
          <table:table-cell office:value-type="string">
            <text:p>Hard Shield VI</text:p>
          </table:table-cell>
          <table:table-cell table:formula="of:=([.$B$1] - [.$E$1])  + (ROW([.A308]) - 2) * [.$E$1]" office:value-type="float" office:value="1535">
            <text:p>1535</text:p>
          </table:table-cell>
          <table:table-cell table:formula="of:=&quot;    &quot;&quot;&quot; &amp; [.A308] &amp; &quot;&quot;&quot; = {sort_order = &quot; &amp; [.C308] &amp; &quot;; script_info = {sortOrder = &quot; &amp; [.C308] &amp; &quot;;};};&quot;" office:value-type="string" office:string-value="    &quot;EQ_HARDSHIELD_6&quot; = {sort_order = 1535; script_info = {sortOrder = 1535;};};">
            <text:p><text:s text:c="4"/>"EQ_HARDSHIELD_6" = {sort_order = 1535; script_info = {sortOrder = 1535;};};</text:p>
          </table:table-cell>
          <table:table-cell table:number-columns-repeated="1020"/>
        </table:table-row>
        <table:table-row table:style-name="ro1">
          <table:table-cell office:value-type="string">
            <text:p>EQ_HARDSHIELD_7</text:p>
          </table:table-cell>
          <table:table-cell office:value-type="string">
            <text:p>Hard Shield VII</text:p>
          </table:table-cell>
          <table:table-cell table:formula="of:=([.$B$1] - [.$E$1])  + (ROW([.A309]) - 2) * [.$E$1]" office:value-type="float" office:value="1540">
            <text:p>1540</text:p>
          </table:table-cell>
          <table:table-cell table:formula="of:=&quot;    &quot;&quot;&quot; &amp; [.A309] &amp; &quot;&quot;&quot; = {sort_order = &quot; &amp; [.C309] &amp; &quot;; script_info = {sortOrder = &quot; &amp; [.C309] &amp; &quot;;};};&quot;" office:value-type="string" office:string-value="    &quot;EQ_HARDSHIELD_7&quot; = {sort_order = 1540; script_info = {sortOrder = 1540;};};">
            <text:p><text:s text:c="4"/>"EQ_HARDSHIELD_7" = {sort_order = 1540; script_info = {sortOrder = 1540;};};</text:p>
          </table:table-cell>
          <table:table-cell table:number-columns-repeated="1020"/>
        </table:table-row>
        <table:table-row table:style-name="ro1">
          <table:table-cell office:value-type="string">
            <text:p>EQ_HARDSHIELD_8</text:p>
          </table:table-cell>
          <table:table-cell office:value-type="string">
            <text:p>Hard Shield VIII</text:p>
          </table:table-cell>
          <table:table-cell table:formula="of:=([.$B$1] - [.$E$1])  + (ROW([.A310]) - 2) * [.$E$1]" office:value-type="float" office:value="1545">
            <text:p>1545</text:p>
          </table:table-cell>
          <table:table-cell table:formula="of:=&quot;    &quot;&quot;&quot; &amp; [.A310] &amp; &quot;&quot;&quot; = {sort_order = &quot; &amp; [.C310] &amp; &quot;; script_info = {sortOrder = &quot; &amp; [.C310] &amp; &quot;;};};&quot;" office:value-type="string" office:string-value="    &quot;EQ_HARDSHIELD_8&quot; = {sort_order = 1545; script_info = {sortOrder = 1545;};};">
            <text:p><text:s text:c="4"/>"EQ_HARDSHIELD_8" = {sort_order = 1545; script_info = {sortOrder = 1545;};};</text:p>
          </table:table-cell>
          <table:table-cell table:number-columns-repeated="1020"/>
        </table:table-row>
        <table:table-row table:style-name="ro1">
          <table:table-cell office:value-type="string">
            <text:p>EQ_HARDSHIELD_9</text:p>
          </table:table-cell>
          <table:table-cell office:value-type="string">
            <text:p>Hard Shield IX</text:p>
          </table:table-cell>
          <table:table-cell table:formula="of:=([.$B$1] - [.$E$1])  + (ROW([.A311]) - 2) * [.$E$1]" office:value-type="float" office:value="1550">
            <text:p>1550</text:p>
          </table:table-cell>
          <table:table-cell table:formula="of:=&quot;    &quot;&quot;&quot; &amp; [.A311] &amp; &quot;&quot;&quot; = {sort_order = &quot; &amp; [.C311] &amp; &quot;; script_info = {sortOrder = &quot; &amp; [.C311] &amp; &quot;;};};&quot;" office:value-type="string" office:string-value="    &quot;EQ_HARDSHIELD_9&quot; = {sort_order = 1550; script_info = {sortOrder = 1550;};};">
            <text:p><text:s text:c="4"/>"EQ_HARDSHIELD_9" = {sort_order = 1550; script_info = {sortOrder = 1550;};};</text:p>
          </table:table-cell>
          <table:table-cell table:number-columns-repeated="1020"/>
        </table:table-row>
        <table:table-row table:style-name="ro1">
          <table:table-cell office:value-type="string">
            <text:p>EQ_HARDSHIELD_REPAIR</text:p>
          </table:table-cell>
          <table:table-cell office:value-type="string">
            <text:p>Repair Hard Shield</text:p>
          </table:table-cell>
          <table:table-cell table:formula="of:=([.$B$1] - [.$E$1])  + (ROW([.A312]) - 2) * [.$E$1]" office:value-type="float" office:value="1555">
            <text:p>1555</text:p>
          </table:table-cell>
          <table:table-cell table:formula="of:=&quot;    &quot;&quot;&quot; &amp; [.A312] &amp; &quot;&quot;&quot; = {sort_order = &quot; &amp; [.C312] &amp; &quot;; script_info = {sortOrder = &quot; &amp; [.C312] &amp; &quot;;};};&quot;" office:value-type="string" office:string-value="    &quot;EQ_HARDSHIELD_REPAIR&quot; = {sort_order = 1555; script_info = {sortOrder = 1555;};};">
            <text:p><text:s text:c="4"/>"EQ_HARDSHIELD_REPAIR" = {sort_order = 1555; script_info = {sortOrder = 1555;};};</text:p>
          </table:table-cell>
          <table:table-cell table:number-columns-repeated="1020"/>
        </table:table-row>
        <table:table-row table:style-name="ro1">
          <table:table-cell office:value-type="string">
            <text:p>EQ_HARDWIRE_ORE_PROCESSOR</text:p>
          </table:table-cell>
          <table:table-cell office:value-type="string">
            <text:p>Hardwire Ore Processor</text:p>
          </table:table-cell>
          <table:table-cell table:formula="of:=([.$B$1] - [.$E$1])  + (ROW([.A313]) - 2) * [.$E$1]" office:value-type="float" office:value="1560">
            <text:p>1560</text:p>
          </table:table-cell>
          <table:table-cell table:formula="of:=&quot;    &quot;&quot;&quot; &amp; [.A313] &amp; &quot;&quot;&quot; = {sort_order = &quot; &amp; [.C313] &amp; &quot;; script_info = {sortOrder = &quot; &amp; [.C313] &amp; &quot;;};};&quot;" office:value-type="string" office:string-value="    &quot;EQ_HARDWIRE_ORE_PROCESSOR&quot; = {sort_order = 1560; script_info = {sortOrder = 1560;};};">
            <text:p><text:s text:c="4"/>"EQ_HARDWIRE_ORE_PROCESSOR" = {sort_order = 1560; script_info = {sortOrder = 1560;};};</text:p>
          </table:table-cell>
          <table:table-cell table:number-columns-repeated="1020"/>
        </table:table-row>
        <table:table-row table:style-name="ro1">
          <table:table-cell office:value-type="string">
            <text:p>EQ_Headlights</text:p>
          </table:table-cell>
          <table:table-cell office:value-type="string">
            <text:p>Headlights</text:p>
          </table:table-cell>
          <table:table-cell table:formula="of:=([.$B$1] - [.$E$1])  + (ROW([.A314]) - 2) * [.$E$1]" office:value-type="float" office:value="1565">
            <text:p>1565</text:p>
          </table:table-cell>
          <table:table-cell table:formula="of:=&quot;    &quot;&quot;&quot; &amp; [.A314] &amp; &quot;&quot;&quot; = {sort_order = &quot; &amp; [.C314] &amp; &quot;; script_info = {sortOrder = &quot; &amp; [.C314] &amp; &quot;;};};&quot;" office:value-type="string" office:string-value="    &quot;EQ_Headlights&quot; = {sort_order = 1565; script_info = {sortOrder = 1565;};};">
            <text:p><text:s text:c="4"/>"EQ_Headlights" = {sort_order = 1565; script_info = {sortOrder = 1565;};};</text:p>
          </table:table-cell>
          <table:table-cell table:number-columns-repeated="1020"/>
        </table:table-row>
        <table:table-row table:style-name="ro1">
          <table:table-cell office:value-type="string">
            <text:p>EQ_Headlights_REMOVE</text:p>
          </table:table-cell>
          <table:table-cell office:value-type="string">
            <text:p>Remove Headlights</text:p>
          </table:table-cell>
          <table:table-cell table:formula="of:=([.$B$1] - [.$E$1])  + (ROW([.A315]) - 2) * [.$E$1]" office:value-type="float" office:value="1570">
            <text:p>1570</text:p>
          </table:table-cell>
          <table:table-cell table:formula="of:=&quot;    &quot;&quot;&quot; &amp; [.A315] &amp; &quot;&quot;&quot; = {sort_order = &quot; &amp; [.C315] &amp; &quot;; script_info = {sortOrder = &quot; &amp; [.C315] &amp; &quot;;};};&quot;" office:value-type="string" office:string-value="    &quot;EQ_Headlights_REMOVE&quot; = {sort_order = 1570; script_info = {sortOrder = 1570;};};">
            <text:p><text:s text:c="4"/>"EQ_Headlights_REMOVE" = {sort_order = 1570; script_info = {sortOrder = 1570;};};</text:p>
          </table:table-cell>
          <table:table-cell table:number-columns-repeated="1020"/>
        </table:table-row>
        <table:table-row table:style-name="ro1">
          <table:table-cell office:value-type="string">
            <text:p>EQ_HEAT_SHIELD</text:p>
          </table:table-cell>
          <table:table-cell office:value-type="string">
            <text:p>External Heat Shielding</text:p>
          </table:table-cell>
          <table:table-cell table:formula="of:=([.$B$1] - [.$E$1])  + (ROW([.A316]) - 2) * [.$E$1]" office:value-type="float" office:value="1575">
            <text:p>1575</text:p>
          </table:table-cell>
          <table:table-cell table:formula="of:=&quot;    &quot;&quot;&quot; &amp; [.A316] &amp; &quot;&quot;&quot; = {sort_order = &quot; &amp; [.C316] &amp; &quot;; script_info = {sortOrder = &quot; &amp; [.C316] &amp; &quot;;};};&quot;" office:value-type="string" office:string-value="    &quot;EQ_HEAT_SHIELD&quot; = {sort_order = 1575; script_info = {sortOrder = 1575;};};">
            <text:p><text:s text:c="4"/>"EQ_HEAT_SHIELD" = {sort_order = 1575; script_info = {sortOrder = 1575;};};</text:p>
          </table:table-cell>
          <table:table-cell table:number-columns-repeated="1020"/>
        </table:table-row>
        <table:table-row table:style-name="ro1">
          <table:table-cell office:value-type="string">
            <text:p>EQ_HEAT_SHIELD_REMOVAL</text:p>
          </table:table-cell>
          <table:table-cell office:value-type="string">
            <text:p>Sell External Heat Shielding</text:p>
          </table:table-cell>
          <table:table-cell table:formula="of:=([.$B$1] - [.$E$1])  + (ROW([.A317]) - 2) * [.$E$1]" office:value-type="float" office:value="1580">
            <text:p>1580</text:p>
          </table:table-cell>
          <table:table-cell table:formula="of:=&quot;    &quot;&quot;&quot; &amp; [.A317] &amp; &quot;&quot;&quot; = {sort_order = &quot; &amp; [.C317] &amp; &quot;; script_info = {sortOrder = &quot; &amp; [.C317] &amp; &quot;;};};&quot;" office:value-type="string" office:string-value="    &quot;EQ_HEAT_SHIELD_REMOVAL&quot; = {sort_order = 1580; script_info = {sortOrder = 1580;};};">
            <text:p><text:s text:c="4"/>"EQ_HEAT_SHIELD_REMOVAL" = {sort_order = 1580; script_info = {sortOrder = 1580;};};</text:p>
          </table:table-cell>
          <table:table-cell table:number-columns-repeated="1020"/>
        </table:table-row>
        <table:table-row table:style-name="ro1">
          <table:table-cell office:value-type="string">
            <text:p>EQ_HEAT_SHIELD_SALVAGED</text:p>
          </table:table-cell>
          <table:table-cell office:value-type="string">
            <text:p>External Heat Shielding (salvaged)</text:p>
          </table:table-cell>
          <table:table-cell table:formula="of:=([.$B$1] - [.$E$1])  + (ROW([.A318]) - 2) * [.$E$1]" office:value-type="float" office:value="1585">
            <text:p>1585</text:p>
          </table:table-cell>
          <table:table-cell table:formula="of:=&quot;    &quot;&quot;&quot; &amp; [.A318] &amp; &quot;&quot;&quot; = {sort_order = &quot; &amp; [.C318] &amp; &quot;; script_info = {sortOrder = &quot; &amp; [.C318] &amp; &quot;;};};&quot;" office:value-type="string" office:string-value="    &quot;EQ_HEAT_SHIELD_SALVAGED&quot; = {sort_order = 1585; script_info = {sortOrder = 1585;};};">
            <text:p><text:s text:c="4"/>"EQ_HEAT_SHIELD_SALVAGED" = {sort_order = 1585; script_info = {sortOrder = 1585;};};</text:p>
          </table:table-cell>
          <table:table-cell table:number-columns-repeated="1020"/>
        </table:table-row>
        <table:table-row table:style-name="ro1">
          <table:table-cell office:value-type="string">
            <text:p>EQ_HEAT_SINK</text:p>
          </table:table-cell>
          <table:table-cell office:value-type="string">
            <text:p>Heat Sink</text:p>
          </table:table-cell>
          <table:table-cell table:formula="of:=([.$B$1] - [.$E$1])  + (ROW([.A319]) - 2) * [.$E$1]" office:value-type="float" office:value="1590">
            <text:p>1590</text:p>
          </table:table-cell>
          <table:table-cell table:formula="of:=&quot;    &quot;&quot;&quot; &amp; [.A319] &amp; &quot;&quot;&quot; = {sort_order = &quot; &amp; [.C319] &amp; &quot;; script_info = {sortOrder = &quot; &amp; [.C319] &amp; &quot;;};};&quot;" office:value-type="string" office:string-value="    &quot;EQ_HEAT_SINK&quot; = {sort_order = 1590; script_info = {sortOrder = 1590;};};">
            <text:p><text:s text:c="4"/>"EQ_HEAT_SINK" = {sort_order = 1590; script_info = {sortOrder = 1590;};};</text:p>
          </table:table-cell>
          <table:table-cell table:number-columns-repeated="1020"/>
        </table:table-row>
        <table:table-row table:style-name="ro1">
          <table:table-cell office:value-type="string">
            <text:p>EQ_HEAT_SINK_CONTROL</text:p>
          </table:table-cell>
          <table:table-cell office:value-type="string">
            <text:p>Heat Sink Control</text:p>
          </table:table-cell>
          <table:table-cell table:formula="of:=([.$B$1] - [.$E$1])  + (ROW([.A320]) - 2) * [.$E$1]" office:value-type="float" office:value="1595">
            <text:p>1595</text:p>
          </table:table-cell>
          <table:table-cell table:formula="of:=&quot;    &quot;&quot;&quot; &amp; [.A320] &amp; &quot;&quot;&quot; = {sort_order = &quot; &amp; [.C320] &amp; &quot;; script_info = {sortOrder = &quot; &amp; [.C320] &amp; &quot;;};};&quot;" office:value-type="string" office:string-value="    &quot;EQ_HEAT_SINK_CONTROL&quot; = {sort_order = 1595; script_info = {sortOrder = 1595;};};">
            <text:p><text:s text:c="4"/>"EQ_HEAT_SINK_CONTROL" = {sort_order = 1595; script_info = {sortOrder = 1595;};};</text:p>
          </table:table-cell>
          <table:table-cell table:number-columns-repeated="1020"/>
        </table:table-row>
        <table:table-row table:style-name="ro1">
          <table:table-cell office:value-type="string">
            <text:p>EQ_HEAT_SINK_CONTROL_PASSIVE</text:p>
          </table:table-cell>
          <table:table-cell office:value-type="string">
            <text:p>Heat Sink Control</text:p>
          </table:table-cell>
          <table:table-cell table:formula="of:=([.$B$1] - [.$E$1])  + (ROW([.A321]) - 2) * [.$E$1]" office:value-type="float" office:value="1600">
            <text:p>1600</text:p>
          </table:table-cell>
          <table:table-cell table:formula="of:=&quot;    &quot;&quot;&quot; &amp; [.A321] &amp; &quot;&quot;&quot; = {sort_order = &quot; &amp; [.C321] &amp; &quot;; script_info = {sortOrder = &quot; &amp; [.C321] &amp; &quot;;};};&quot;" office:value-type="string" office:string-value="    &quot;EQ_HEAT_SINK_CONTROL_PASSIVE&quot; = {sort_order = 1600; script_info = {sortOrder = 1600;};};">
            <text:p><text:s text:c="4"/>"EQ_HEAT_SINK_CONTROL_PASSIVE" = {sort_order = 1600; script_info = {sortOrder = 1600;};};</text:p>
          </table:table-cell>
          <table:table-cell table:number-columns-repeated="1020"/>
        </table:table-row>
        <table:table-row table:style-name="ro1">
          <table:table-cell office:value-type="string">
            <text:p>EQ_HIGH_TECH</text:p>
          </table:table-cell>
          <table:table-cell office:value-type="string">
            <text:p>High Technolgy Interface</text:p>
          </table:table-cell>
          <table:table-cell table:formula="of:=([.$B$1] - [.$E$1])  + (ROW([.A322]) - 2) * [.$E$1]" office:value-type="float" office:value="1605">
            <text:p>1605</text:p>
          </table:table-cell>
          <table:table-cell table:formula="of:=&quot;    &quot;&quot;&quot; &amp; [.A322] &amp; &quot;&quot;&quot; = {sort_order = &quot; &amp; [.C322] &amp; &quot;; script_info = {sortOrder = &quot; &amp; [.C322] &amp; &quot;;};};&quot;" office:value-type="string" office:string-value="    &quot;EQ_HIGH_TECH&quot; = {sort_order = 1605; script_info = {sortOrder = 1605;};};">
            <text:p><text:s text:c="4"/>"EQ_HIGH_TECH" = {sort_order = 1605; script_info = {sortOrder = 1605;};};</text:p>
          </table:table-cell>
          <table:table-cell table:number-columns-repeated="1020"/>
        </table:table-row>
        <table:table-row table:style-name="ro1">
          <table:table-cell office:value-type="string">
            <text:p>EQ_HIREDGUN_HIGH</text:p>
          </table:table-cell>
          <table:table-cell office:value-type="string">
            <text:p>Hire Escorts</text:p>
          </table:table-cell>
          <table:table-cell table:formula="of:=([.$B$1] - [.$E$1])  + (ROW([.A323]) - 2) * [.$E$1]" office:value-type="float" office:value="1610">
            <text:p>1610</text:p>
          </table:table-cell>
          <table:table-cell table:formula="of:=&quot;    &quot;&quot;&quot; &amp; [.A323] &amp; &quot;&quot;&quot; = {sort_order = &quot; &amp; [.C323] &amp; &quot;; script_info = {sortOrder = &quot; &amp; [.C323] &amp; &quot;;};};&quot;" office:value-type="string" office:string-value="    &quot;EQ_HIREDGUN_HIGH&quot; = {sort_order = 1610; script_info = {sortOrder = 1610;};};">
            <text:p><text:s text:c="4"/>"EQ_HIREDGUN_HIGH" = {sort_order = 1610; script_info = {sortOrder = 1610;};};</text:p>
          </table:table-cell>
          <table:table-cell table:number-columns-repeated="1020"/>
        </table:table-row>
        <table:table-row table:style-name="ro1">
          <table:table-cell office:value-type="string">
            <text:p>EQ_HIREDGUN_LOW</text:p>
          </table:table-cell>
          <table:table-cell office:value-type="string">
            <text:p>Hire Escorts</text:p>
          </table:table-cell>
          <table:table-cell table:formula="of:=([.$B$1] - [.$E$1])  + (ROW([.A324]) - 2) * [.$E$1]" office:value-type="float" office:value="1615">
            <text:p>1615</text:p>
          </table:table-cell>
          <table:table-cell table:formula="of:=&quot;    &quot;&quot;&quot; &amp; [.A324] &amp; &quot;&quot;&quot; = {sort_order = &quot; &amp; [.C324] &amp; &quot;; script_info = {sortOrder = &quot; &amp; [.C324] &amp; &quot;;};};&quot;" office:value-type="string" office:string-value="    &quot;EQ_HIREDGUN_LOW&quot; = {sort_order = 1615; script_info = {sortOrder = 1615;};};">
            <text:p><text:s text:c="4"/>"EQ_HIREDGUN_LOW" = {sort_order = 1615; script_info = {sortOrder = 1615;};};</text:p>
          </table:table-cell>
          <table:table-cell table:number-columns-repeated="1020"/>
        </table:table-row>
        <table:table-row table:style-name="ro1">
          <table:table-cell office:value-type="string">
            <text:p>EQ_HIREDGUN_MID</text:p>
          </table:table-cell>
          <table:table-cell office:value-type="string">
            <text:p>Hire Escorts</text:p>
          </table:table-cell>
          <table:table-cell table:formula="of:=([.$B$1] - [.$E$1])  + (ROW([.A325]) - 2) * [.$E$1]" office:value-type="float" office:value="1620">
            <text:p>1620</text:p>
          </table:table-cell>
          <table:table-cell table:formula="of:=&quot;    &quot;&quot;&quot; &amp; [.A325] &amp; &quot;&quot;&quot; = {sort_order = &quot; &amp; [.C325] &amp; &quot;; script_info = {sortOrder = &quot; &amp; [.C325] &amp; &quot;;};};&quot;" office:value-type="string" office:string-value="    &quot;EQ_HIREDGUN_MID&quot; = {sort_order = 1620; script_info = {sortOrder = 1620;};};">
            <text:p><text:s text:c="4"/>"EQ_HIREDGUN_MID" = {sort_order = 1620; script_info = {sortOrder = 1620;};};</text:p>
          </table:table-cell>
          <table:table-cell table:number-columns-repeated="1020"/>
        </table:table-row>
        <table:table-row table:style-name="ro1">
          <table:table-cell office:value-type="string">
            <text:p>EQ_HOLD_MINE</text:p>
          </table:table-cell>
          <table:table-cell office:value-type="string">
            <text:p>Hold button</text:p>
          </table:table-cell>
          <table:table-cell table:formula="of:=([.$B$1] - [.$E$1])  + (ROW([.A326]) - 2) * [.$E$1]" office:value-type="float" office:value="1625">
            <text:p>1625</text:p>
          </table:table-cell>
          <table:table-cell table:formula="of:=&quot;    &quot;&quot;&quot; &amp; [.A326] &amp; &quot;&quot;&quot; = {sort_order = &quot; &amp; [.C326] &amp; &quot;; script_info = {sortOrder = &quot; &amp; [.C326] &amp; &quot;;};};&quot;" office:value-type="string" office:string-value="    &quot;EQ_HOLD_MINE&quot; = {sort_order = 1625; script_info = {sortOrder = 1625;};};">
            <text:p><text:s text:c="4"/>"EQ_HOLD_MINE" = {sort_order = 1625; script_info = {sortOrder = 1625;};};</text:p>
          </table:table-cell>
          <table:table-cell table:number-columns-repeated="1020"/>
        </table:table-row>
        <table:table-row table:style-name="ro1">
          <table:table-cell office:value-type="string">
            <text:p>EQ_HOLY_FUEL</text:p>
          </table:table-cell>
          <table:table-cell office:value-type="string">
            <text:p>Holy Fuel</text:p>
          </table:table-cell>
          <table:table-cell table:formula="of:=([.$B$1] - [.$E$1])  + (ROW([.A327]) - 2) * [.$E$1]" office:value-type="float" office:value="1630">
            <text:p>1630</text:p>
          </table:table-cell>
          <table:table-cell table:formula="of:=&quot;    &quot;&quot;&quot; &amp; [.A327] &amp; &quot;&quot;&quot; = {sort_order = &quot; &amp; [.C327] &amp; &quot;; script_info = {sortOrder = &quot; &amp; [.C327] &amp; &quot;;};};&quot;" office:value-type="string" office:string-value="    &quot;EQ_HOLY_FUEL&quot; = {sort_order = 1630; script_info = {sortOrder = 1630;};};">
            <text:p><text:s text:c="4"/>"EQ_HOLY_FUEL" = {sort_order = 1630; script_info = {sortOrder = 1630;};};</text:p>
          </table:table-cell>
          <table:table-cell table:number-columns-repeated="1020"/>
        </table:table-row>
        <table:table-row table:style-name="ro1">
          <table:table-cell office:value-type="string">
            <text:p>EQ_HOMESYSTEM_CLEAN</text:p>
          </table:table-cell>
          <table:table-cell office:value-type="string">
            <text:p>Home System Privileges</text:p>
          </table:table-cell>
          <table:table-cell table:formula="of:=([.$B$1] - [.$E$1])  + (ROW([.A328]) - 2) * [.$E$1]" office:value-type="float" office:value="1635">
            <text:p>1635</text:p>
          </table:table-cell>
          <table:table-cell table:formula="of:=&quot;    &quot;&quot;&quot; &amp; [.A328] &amp; &quot;&quot;&quot; = {sort_order = &quot; &amp; [.C328] &amp; &quot;; script_info = {sortOrder = &quot; &amp; [.C328] &amp; &quot;;};};&quot;" office:value-type="string" office:string-value="    &quot;EQ_HOMESYSTEM_CLEAN&quot; = {sort_order = 1635; script_info = {sortOrder = 1635;};};">
            <text:p><text:s text:c="4"/>"EQ_HOMESYSTEM_CLEAN" = {sort_order = 1635; script_info = {sortOrder = 1635;};};</text:p>
          </table:table-cell>
          <table:table-cell table:number-columns-repeated="1020"/>
        </table:table-row>
        <table:table-row table:style-name="ro1">
          <table:table-cell office:value-type="string">
            <text:p>EQ_HOMESYSTEM_FUGITIVE</text:p>
          </table:table-cell>
          <table:table-cell office:value-type="string">
            <text:p>Home System Privileges</text:p>
          </table:table-cell>
          <table:table-cell table:formula="of:=([.$B$1] - [.$E$1])  + (ROW([.A329]) - 2) * [.$E$1]" office:value-type="float" office:value="1640">
            <text:p>1640</text:p>
          </table:table-cell>
          <table:table-cell table:formula="of:=&quot;    &quot;&quot;&quot; &amp; [.A329] &amp; &quot;&quot;&quot; = {sort_order = &quot; &amp; [.C329] &amp; &quot;; script_info = {sortOrder = &quot; &amp; [.C329] &amp; &quot;;};};&quot;" office:value-type="string" office:string-value="    &quot;EQ_HOMESYSTEM_FUGITIVE&quot; = {sort_order = 1640; script_info = {sortOrder = 1640;};};">
            <text:p><text:s text:c="4"/>"EQ_HOMESYSTEM_FUGITIVE" = {sort_order = 1640; script_info = {sortOrder = 1640;};};</text:p>
          </table:table-cell>
          <table:table-cell table:number-columns-repeated="1020"/>
        </table:table-row>
        <table:table-row table:style-name="ro1">
          <table:table-cell office:value-type="string">
            <text:p>EQ_HOMESYSTEM_INVEST</text:p>
          </table:table-cell>
          <table:table-cell office:value-type="string">
            <text:p>Invest in Home System</text:p>
          </table:table-cell>
          <table:table-cell table:formula="of:=([.$B$1] - [.$E$1])  + (ROW([.A330]) - 2) * [.$E$1]" office:value-type="float" office:value="1645">
            <text:p>1645</text:p>
          </table:table-cell>
          <table:table-cell table:formula="of:=&quot;    &quot;&quot;&quot; &amp; [.A330] &amp; &quot;&quot;&quot; = {sort_order = &quot; &amp; [.C330] &amp; &quot;; script_info = {sortOrder = &quot; &amp; [.C330] &amp; &quot;;};};&quot;" office:value-type="string" office:string-value="    &quot;EQ_HOMESYSTEM_INVEST&quot; = {sort_order = 1645; script_info = {sortOrder = 1645;};};">
            <text:p><text:s text:c="4"/>"EQ_HOMESYSTEM_INVEST" = {sort_order = 1645; script_info = {sortOrder = 1645;};};</text:p>
          </table:table-cell>
          <table:table-cell table:number-columns-repeated="1020"/>
        </table:table-row>
        <table:table-row table:style-name="ro1">
          <table:table-cell office:value-type="string">
            <text:p>EQ_HOMESYSTEM_OFFENDER</text:p>
          </table:table-cell>
          <table:table-cell office:value-type="string">
            <text:p>Home System Privileges</text:p>
          </table:table-cell>
          <table:table-cell table:formula="of:=([.$B$1] - [.$E$1])  + (ROW([.A331]) - 2) * [.$E$1]" office:value-type="float" office:value="1650">
            <text:p>1650</text:p>
          </table:table-cell>
          <table:table-cell table:formula="of:=&quot;    &quot;&quot;&quot; &amp; [.A331] &amp; &quot;&quot;&quot; = {sort_order = &quot; &amp; [.C331] &amp; &quot;; script_info = {sortOrder = &quot; &amp; [.C331] &amp; &quot;;};};&quot;" office:value-type="string" office:string-value="    &quot;EQ_HOMESYSTEM_OFFENDER&quot; = {sort_order = 1650; script_info = {sortOrder = 1650;};};">
            <text:p><text:s text:c="4"/>"EQ_HOMESYSTEM_OFFENDER" = {sort_order = 1650; script_info = {sortOrder = 1650;};};</text:p>
          </table:table-cell>
          <table:table-cell table:number-columns-repeated="1020"/>
        </table:table-row>
        <table:table-row table:style-name="ro1">
          <table:table-cell office:value-type="string">
            <text:p>EQ_HOMESYSTEM_REMOVE</text:p>
          </table:table-cell>
          <table:table-cell office:value-type="string">
            <text:p>Remove Home System Privileges</text:p>
          </table:table-cell>
          <table:table-cell table:formula="of:=([.$B$1] - [.$E$1])  + (ROW([.A332]) - 2) * [.$E$1]" office:value-type="float" office:value="1655">
            <text:p>1655</text:p>
          </table:table-cell>
          <table:table-cell table:formula="of:=&quot;    &quot;&quot;&quot; &amp; [.A332] &amp; &quot;&quot;&quot; = {sort_order = &quot; &amp; [.C332] &amp; &quot;; script_info = {sortOrder = &quot; &amp; [.C332] &amp; &quot;;};};&quot;" office:value-type="string" office:string-value="    &quot;EQ_HOMESYSTEM_REMOVE&quot; = {sort_order = 1655; script_info = {sortOrder = 1655;};};">
            <text:p><text:s text:c="4"/>"EQ_HOMESYSTEM_REMOVE" = {sort_order = 1655; script_info = {sortOrder = 1655;};};</text:p>
          </table:table-cell>
          <table:table-cell table:number-columns-repeated="1020"/>
        </table:table-row>
        <table:table-row table:style-name="ro1">
          <table:table-cell office:value-type="string">
            <text:p>EQ_HRACK_1_MISSILE</text:p>
          </table:table-cell>
          <table:table-cell office:value-type="string">
            <text:p>Missile Rack (Hard)</text:p>
          </table:table-cell>
          <table:table-cell table:formula="of:=([.$B$1] - [.$E$1])  + (ROW([.A333]) - 2) * [.$E$1]" office:value-type="float" office:value="1660">
            <text:p>1660</text:p>
          </table:table-cell>
          <table:table-cell table:formula="of:=&quot;    &quot;&quot;&quot; &amp; [.A333] &amp; &quot;&quot;&quot; = {sort_order = &quot; &amp; [.C333] &amp; &quot;; script_info = {sortOrder = &quot; &amp; [.C333] &amp; &quot;;};};&quot;" office:value-type="string" office:string-value="    &quot;EQ_HRACK_1_MISSILE&quot; = {sort_order = 1660; script_info = {sortOrder = 1660;};};">
            <text:p><text:s text:c="4"/>"EQ_HRACK_1_MISSILE" = {sort_order = 1660; script_info = {sortOrder = 1660;};};</text:p>
          </table:table-cell>
          <table:table-cell table:number-columns-repeated="1020"/>
        </table:table-row>
        <table:table-row table:style-name="ro1">
          <table:table-cell office:value-type="string">
            <text:p>EQ_HRACK_2_MISSILE</text:p>
          </table:table-cell>
          <table:table-cell office:value-type="string">
            <text:p>Missile Rack (Hard)</text:p>
          </table:table-cell>
          <table:table-cell table:formula="of:=([.$B$1] - [.$E$1])  + (ROW([.A334]) - 2) * [.$E$1]" office:value-type="float" office:value="1665">
            <text:p>1665</text:p>
          </table:table-cell>
          <table:table-cell table:formula="of:=&quot;    &quot;&quot;&quot; &amp; [.A334] &amp; &quot;&quot;&quot; = {sort_order = &quot; &amp; [.C334] &amp; &quot;; script_info = {sortOrder = &quot; &amp; [.C334] &amp; &quot;;};};&quot;" office:value-type="string" office:string-value="    &quot;EQ_HRACK_2_MISSILE&quot; = {sort_order = 1665; script_info = {sortOrder = 1665;};};">
            <text:p><text:s text:c="4"/>"EQ_HRACK_2_MISSILE" = {sort_order = 1665; script_info = {sortOrder = 1665;};};</text:p>
          </table:table-cell>
          <table:table-cell table:number-columns-repeated="1020"/>
        </table:table-row>
        <table:table-row table:style-name="ro1">
          <table:table-cell office:value-type="string">
            <text:p>EQ_HRACK_3_MISSILE</text:p>
          </table:table-cell>
          <table:table-cell office:value-type="string">
            <text:p>Missile Rack (Hard)</text:p>
          </table:table-cell>
          <table:table-cell table:formula="of:=([.$B$1] - [.$E$1])  + (ROW([.A335]) - 2) * [.$E$1]" office:value-type="float" office:value="1670">
            <text:p>1670</text:p>
          </table:table-cell>
          <table:table-cell table:formula="of:=&quot;    &quot;&quot;&quot; &amp; [.A335] &amp; &quot;&quot;&quot; = {sort_order = &quot; &amp; [.C335] &amp; &quot;; script_info = {sortOrder = &quot; &amp; [.C335] &amp; &quot;;};};&quot;" office:value-type="string" office:string-value="    &quot;EQ_HRACK_3_MISSILE&quot; = {sort_order = 1670; script_info = {sortOrder = 1670;};};">
            <text:p><text:s text:c="4"/>"EQ_HRACK_3_MISSILE" = {sort_order = 1670; script_info = {sortOrder = 1670;};};</text:p>
          </table:table-cell>
          <table:table-cell table:number-columns-repeated="1020"/>
        </table:table-row>
        <table:table-row table:style-name="ro1">
          <table:table-cell office:value-type="string">
            <text:p>EQ_HTCAT</text:p>
          </table:table-cell>
          <table:table-cell office:value-type="string">
            <text:p>High-Tech Catalyst</text:p>
          </table:table-cell>
          <table:table-cell table:formula="of:=([.$B$1] - [.$E$1])  + (ROW([.A336]) - 2) * [.$E$1]" office:value-type="float" office:value="1675">
            <text:p>1675</text:p>
          </table:table-cell>
          <table:table-cell table:formula="of:=&quot;    &quot;&quot;&quot; &amp; [.A336] &amp; &quot;&quot;&quot; = {sort_order = &quot; &amp; [.C336] &amp; &quot;; script_info = {sortOrder = &quot; &amp; [.C336] &amp; &quot;;};};&quot;" office:value-type="string" office:string-value="    &quot;EQ_HTCAT&quot; = {sort_order = 1675; script_info = {sortOrder = 1675;};};">
            <text:p><text:s text:c="4"/>"EQ_HTCAT" = {sort_order = 1675; script_info = {sortOrder = 1675;};};</text:p>
          </table:table-cell>
          <table:table-cell table:number-columns-repeated="1020"/>
        </table:table-row>
        <table:table-row table:style-name="ro1">
          <table:table-cell office:value-type="string">
            <text:p>EQ_HTCAT_REFUND</text:p>
          </table:table-cell>
          <table:table-cell office:value-type="string">
            <text:p>Refund High-Tech Catalyst</text:p>
          </table:table-cell>
          <table:table-cell table:formula="of:=([.$B$1] - [.$E$1])  + (ROW([.A337]) - 2) * [.$E$1]" office:value-type="float" office:value="1680">
            <text:p>1680</text:p>
          </table:table-cell>
          <table:table-cell table:formula="of:=&quot;    &quot;&quot;&quot; &amp; [.A337] &amp; &quot;&quot;&quot; = {sort_order = &quot; &amp; [.C337] &amp; &quot;; script_info = {sortOrder = &quot; &amp; [.C337] &amp; &quot;;};};&quot;" office:value-type="string" office:string-value="    &quot;EQ_HTCAT_REFUND&quot; = {sort_order = 1680; script_info = {sortOrder = 1680;};};">
            <text:p><text:s text:c="4"/>"EQ_HTCAT_REFUND" = {sort_order = 1680; script_info = {sortOrder = 1680;};};</text:p>
          </table:table-cell>
          <table:table-cell table:number-columns-repeated="1020"/>
        </table:table-row>
        <table:table-row table:style-name="ro1">
          <table:table-cell office:value-type="string">
            <text:p>EQ_HUD_TOGGLE</text:p>
          </table:table-cell>
          <table:table-cell office:value-type="string">
            <text:p>HUD Toggle</text:p>
          </table:table-cell>
          <table:table-cell table:formula="of:=([.$B$1] - [.$E$1])  + (ROW([.A338]) - 2) * [.$E$1]" office:value-type="float" office:value="1685">
            <text:p>1685</text:p>
          </table:table-cell>
          <table:table-cell table:formula="of:=&quot;    &quot;&quot;&quot; &amp; [.A338] &amp; &quot;&quot;&quot; = {sort_order = &quot; &amp; [.C338] &amp; &quot;; script_info = {sortOrder = &quot; &amp; [.C338] &amp; &quot;;};};&quot;" office:value-type="string" office:string-value="    &quot;EQ_HUD_TOGGLE&quot; = {sort_order = 1685; script_info = {sortOrder = 1685;};};">
            <text:p><text:s text:c="4"/>"EQ_HUD_TOGGLE" = {sort_order = 1685; script_info = {sortOrder = 1685;};};</text:p>
          </table:table-cell>
          <table:table-cell table:number-columns-repeated="1020"/>
        </table:table-row>
        <table:table-row table:style-name="ro1">
          <table:table-cell office:value-type="string">
            <text:p>EQ_HUDSELECTOR</text:p>
          </table:table-cell>
          <table:table-cell office:value-type="string">
            <text:p>HUD Selector</text:p>
          </table:table-cell>
          <table:table-cell table:formula="of:=([.$B$1] - [.$E$1])  + (ROW([.A339]) - 2) * [.$E$1]" office:value-type="float" office:value="1690">
            <text:p>1690</text:p>
          </table:table-cell>
          <table:table-cell table:formula="of:=&quot;    &quot;&quot;&quot; &amp; [.A339] &amp; &quot;&quot;&quot; = {sort_order = &quot; &amp; [.C339] &amp; &quot;; script_info = {sortOrder = &quot; &amp; [.C339] &amp; &quot;;};};&quot;" office:value-type="string" office:string-value="    &quot;EQ_HUDSELECTOR&quot; = {sort_order = 1690; script_info = {sortOrder = 1690;};};">
            <text:p><text:s text:c="4"/>"EQ_HUDSELECTOR" = {sort_order = 1690; script_info = {sortOrder = 1690;};};</text:p>
          </table:table-cell>
          <table:table-cell table:number-columns-repeated="1020"/>
        </table:table-row>
        <table:table-row table:style-name="ro1">
          <table:table-cell office:value-type="string">
            <text:p>EQ_HUDSELECTOR_REMOVE</text:p>
          </table:table-cell>
          <table:table-cell office:value-type="string">
            <text:p>Remove HUD Selector</text:p>
          </table:table-cell>
          <table:table-cell table:formula="of:=([.$B$1] - [.$E$1])  + (ROW([.A340]) - 2) * [.$E$1]" office:value-type="float" office:value="1695">
            <text:p>1695</text:p>
          </table:table-cell>
          <table:table-cell table:formula="of:=&quot;    &quot;&quot;&quot; &amp; [.A340] &amp; &quot;&quot;&quot; = {sort_order = &quot; &amp; [.C340] &amp; &quot;; script_info = {sortOrder = &quot; &amp; [.C340] &amp; &quot;;};};&quot;" office:value-type="string" office:string-value="    &quot;EQ_HUDSELECTOR_REMOVE&quot; = {sort_order = 1695; script_info = {sortOrder = 1695;};};">
            <text:p><text:s text:c="4"/>"EQ_HUDSELECTOR_REMOVE" = {sort_order = 1695; script_info = {sortOrder = 1695;};};</text:p>
          </table:table-cell>
          <table:table-cell table:number-columns-repeated="1020"/>
        </table:table-row>
        <table:table-row table:style-name="ro1">
          <table:table-cell office:value-type="string">
            <text:p>EQ_HUGE_HULL</text:p>
          </table:table-cell>
          <table:table-cell office:value-type="string">
            <text:p>Huge Sized Hull</text:p>
          </table:table-cell>
          <table:table-cell table:formula="of:=([.$B$1] - [.$E$1])  + (ROW([.A341]) - 2) * [.$E$1]" office:value-type="float" office:value="1700">
            <text:p>1700</text:p>
          </table:table-cell>
          <table:table-cell table:formula="of:=&quot;    &quot;&quot;&quot; &amp; [.A341] &amp; &quot;&quot;&quot; = {sort_order = &quot; &amp; [.C341] &amp; &quot;; script_info = {sortOrder = &quot; &amp; [.C341] &amp; &quot;;};};&quot;" office:value-type="string" office:string-value="    &quot;EQ_HUGE_HULL&quot; = {sort_order = 1700; script_info = {sortOrder = 1700;};};">
            <text:p><text:s text:c="4"/>"EQ_HUGE_HULL" = {sort_order = 1700; script_info = {sortOrder = 1700;};};</text:p>
          </table:table-cell>
          <table:table-cell table:number-columns-repeated="1020"/>
        </table:table-row>
        <table:table-row table:style-name="ro1">
          <table:table-cell office:value-type="string">
            <text:p>EQ_HULL_REPAIR</text:p>
          </table:table-cell>
          <table:table-cell office:value-type="string">
            <text:p>Emergency Hull Repairs</text:p>
          </table:table-cell>
          <table:table-cell table:formula="of:=([.$B$1] - [.$E$1])  + (ROW([.A342]) - 2) * [.$E$1]" office:value-type="float" office:value="1705">
            <text:p>1705</text:p>
          </table:table-cell>
          <table:table-cell table:formula="of:=&quot;    &quot;&quot;&quot; &amp; [.A342] &amp; &quot;&quot;&quot; = {sort_order = &quot; &amp; [.C342] &amp; &quot;; script_info = {sortOrder = &quot; &amp; [.C342] &amp; &quot;;};};&quot;" office:value-type="string" office:string-value="    &quot;EQ_HULL_REPAIR&quot; = {sort_order = 1705; script_info = {sortOrder = 1705;};};">
            <text:p><text:s text:c="4"/>"EQ_HULL_REPAIR" = {sort_order = 1705; script_info = {sortOrder = 1705;};};</text:p>
          </table:table-cell>
          <table:table-cell table:number-columns-repeated="1020"/>
        </table:table-row>
        <table:table-row table:style-name="ro1">
          <table:table-cell office:value-type="string">
            <text:p>EQ_HUNTER_LICENCE</text:p>
          </table:table-cell>
          <table:table-cell office:value-type="string">
            <text:p>Bounty Hunters Licence</text:p>
          </table:table-cell>
          <table:table-cell table:formula="of:=([.$B$1] - [.$E$1])  + (ROW([.A343]) - 2) * [.$E$1]" office:value-type="float" office:value="1710">
            <text:p>1710</text:p>
          </table:table-cell>
          <table:table-cell table:formula="of:=&quot;    &quot;&quot;&quot; &amp; [.A343] &amp; &quot;&quot;&quot; = {sort_order = &quot; &amp; [.C343] &amp; &quot;; script_info = {sortOrder = &quot; &amp; [.C343] &amp; &quot;;};};&quot;" office:value-type="string" office:string-value="    &quot;EQ_HUNTER_LICENCE&quot; = {sort_order = 1710; script_info = {sortOrder = 1710;};};">
            <text:p><text:s text:c="4"/>"EQ_HUNTER_LICENCE" = {sort_order = 1710; script_info = {sortOrder = 1710;};};</text:p>
          </table:table-cell>
          <table:table-cell table:number-columns-repeated="1020"/>
        </table:table-row>
        <table:table-row table:style-name="ro1">
          <table:table-cell office:value-type="string">
            <text:p>EQ_HUNTER_LICENCE_RENEWAL</text:p>
          </table:table-cell>
          <table:table-cell office:value-type="string">
            <text:p>Bounty Hunters Licence Renewal</text:p>
          </table:table-cell>
          <table:table-cell table:formula="of:=([.$B$1] - [.$E$1])  + (ROW([.A344]) - 2) * [.$E$1]" office:value-type="float" office:value="1715">
            <text:p>1715</text:p>
          </table:table-cell>
          <table:table-cell table:formula="of:=&quot;    &quot;&quot;&quot; &amp; [.A344] &amp; &quot;&quot;&quot; = {sort_order = &quot; &amp; [.C344] &amp; &quot;; script_info = {sortOrder = &quot; &amp; [.C344] &amp; &quot;;};};&quot;" office:value-type="string" office:string-value="    &quot;EQ_HUNTER_LICENCE_RENEWAL&quot; = {sort_order = 1715; script_info = {sortOrder = 1715;};};">
            <text:p><text:s text:c="4"/>"EQ_HUNTER_LICENCE_RENEWAL" = {sort_order = 1715; script_info = {sortOrder = 1715;};};</text:p>
          </table:table-cell>
          <table:table-cell table:number-columns-repeated="1020"/>
        </table:table-row>
        <table:table-row table:style-name="ro1">
          <table:table-cell office:value-type="string">
            <text:p>EQ_HYPER_RADIO</text:p>
          </table:table-cell>
          <table:table-cell office:value-type="string">
            <text:p>HyperRadio™</text:p>
          </table:table-cell>
          <table:table-cell table:formula="of:=([.$B$1] - [.$E$1])  + (ROW([.A345]) - 2) * [.$E$1]" office:value-type="float" office:value="1720">
            <text:p>1720</text:p>
          </table:table-cell>
          <table:table-cell table:formula="of:=&quot;    &quot;&quot;&quot; &amp; [.A345] &amp; &quot;&quot;&quot; = {sort_order = &quot; &amp; [.C345] &amp; &quot;; script_info = {sortOrder = &quot; &amp; [.C345] &amp; &quot;;};};&quot;" office:value-type="string" office:string-value="    &quot;EQ_HYPER_RADIO&quot; = {sort_order = 1720; script_info = {sortOrder = 1720;};};">
            <text:p><text:s text:c="4"/>"EQ_HYPER_RADIO" = {sort_order = 1720; script_info = {sortOrder = 1720;};};</text:p>
          </table:table-cell>
          <table:table-cell table:number-columns-repeated="1020"/>
        </table:table-row>
        <table:table-row table:style-name="ro1">
          <table:table-cell office:value-type="string">
            <text:p>EQ_HYPER_RADIO_ADD</text:p>
          </table:table-cell>
          <table:table-cell office:value-type="string">
            <text:p>HyperRadio™</text:p>
          </table:table-cell>
          <table:table-cell table:formula="of:=([.$B$1] - [.$E$1])  + (ROW([.A346]) - 2) * [.$E$1]" office:value-type="float" office:value="1725">
            <text:p>1725</text:p>
          </table:table-cell>
          <table:table-cell table:formula="of:=&quot;    &quot;&quot;&quot; &amp; [.A346] &amp; &quot;&quot;&quot; = {sort_order = &quot; &amp; [.C346] &amp; &quot;; script_info = {sortOrder = &quot; &amp; [.C346] &amp; &quot;;};};&quot;" office:value-type="string" office:string-value="    &quot;EQ_HYPER_RADIO_ADD&quot; = {sort_order = 1725; script_info = {sortOrder = 1725;};};">
            <text:p><text:s text:c="4"/>"EQ_HYPER_RADIO_ADD" = {sort_order = 1725; script_info = {sortOrder = 1725;};};</text:p>
          </table:table-cell>
          <table:table-cell table:number-columns-repeated="1020"/>
        </table:table-row>
        <table:table-row table:style-name="ro1">
          <table:table-cell office:value-type="string">
            <text:p>EQ_HYPER_RADIO_PIRATE</text:p>
          </table:table-cell>
          <table:table-cell office:value-type="string">
            <text:p>HyperRadio™ Social</text:p>
          </table:table-cell>
          <table:table-cell table:formula="of:=([.$B$1] - [.$E$1])  + (ROW([.A347]) - 2) * [.$E$1]" office:value-type="float" office:value="1730">
            <text:p>1730</text:p>
          </table:table-cell>
          <table:table-cell table:formula="of:=&quot;    &quot;&quot;&quot; &amp; [.A347] &amp; &quot;&quot;&quot; = {sort_order = &quot; &amp; [.C347] &amp; &quot;; script_info = {sortOrder = &quot; &amp; [.C347] &amp; &quot;;};};&quot;" office:value-type="string" office:string-value="    &quot;EQ_HYPER_RADIO_PIRATE&quot; = {sort_order = 1730; script_info = {sortOrder = 1730;};};">
            <text:p><text:s text:c="4"/>"EQ_HYPER_RADIO_PIRATE" = {sort_order = 1730; script_info = {sortOrder = 1730;};};</text:p>
          </table:table-cell>
          <table:table-cell table:number-columns-repeated="1020"/>
        </table:table-row>
        <table:table-row table:style-name="ro1">
          <table:table-cell office:value-type="string">
            <text:p>EQ_HYPERCARGO</text:p>
          </table:table-cell>
          <table:table-cell office:value-type="string">
            <text:p>HyperCargo System</text:p>
          </table:table-cell>
          <table:table-cell table:formula="of:=([.$B$1] - [.$E$1])  + (ROW([.A348]) - 2) * [.$E$1]" office:value-type="float" office:value="1735">
            <text:p>1735</text:p>
          </table:table-cell>
          <table:table-cell table:formula="of:=&quot;    &quot;&quot;&quot; &amp; [.A348] &amp; &quot;&quot;&quot; = {sort_order = &quot; &amp; [.C348] &amp; &quot;; script_info = {sortOrder = &quot; &amp; [.C348] &amp; &quot;;};};&quot;" office:value-type="string" office:string-value="    &quot;EQ_HYPERCARGO&quot; = {sort_order = 1735; script_info = {sortOrder = 1735;};};">
            <text:p><text:s text:c="4"/>"EQ_HYPERCARGO" = {sort_order = 1735; script_info = {sortOrder = 1735;};};</text:p>
          </table:table-cell>
          <table:table-cell table:number-columns-repeated="1020"/>
        </table:table-row>
        <table:table-row table:style-name="ro1">
          <table:table-cell office:value-type="string">
            <text:p>EQ_HYPERCARGO_HACK</text:p>
          </table:table-cell>
          <table:table-cell office:value-type="string">
            <text:p>HyperCargo System Illicit Hack</text:p>
          </table:table-cell>
          <table:table-cell table:formula="of:=([.$B$1] - [.$E$1])  + (ROW([.A349]) - 2) * [.$E$1]" office:value-type="float" office:value="1740">
            <text:p>1740</text:p>
          </table:table-cell>
          <table:table-cell table:formula="of:=&quot;    &quot;&quot;&quot; &amp; [.A349] &amp; &quot;&quot;&quot; = {sort_order = &quot; &amp; [.C349] &amp; &quot;; script_info = {sortOrder = &quot; &amp; [.C349] &amp; &quot;;};};&quot;" office:value-type="string" office:string-value="    &quot;EQ_HYPERCARGO_HACK&quot; = {sort_order = 1740; script_info = {sortOrder = 1740;};};">
            <text:p><text:s text:c="4"/>"EQ_HYPERCARGO_HACK" = {sort_order = 1740; script_info = {sortOrder = 1740;};};</text:p>
          </table:table-cell>
          <table:table-cell table:number-columns-repeated="1020"/>
        </table:table-row>
        <table:table-row table:style-name="ro1">
          <table:table-cell office:value-type="string">
            <text:p>EQ_HYPERDRIVE_COUPLING_TYPE1</text:p>
          </table:table-cell>
          <table:table-cell office:value-type="string">
            <text:p>Hyperdrive Power Coupling Class 1</text:p>
          </table:table-cell>
          <table:table-cell table:formula="of:=([.$B$1] - [.$E$1])  + (ROW([.A350]) - 2) * [.$E$1]" office:value-type="float" office:value="1745">
            <text:p>1745</text:p>
          </table:table-cell>
          <table:table-cell table:formula="of:=&quot;    &quot;&quot;&quot; &amp; [.A350] &amp; &quot;&quot;&quot; = {sort_order = &quot; &amp; [.C350] &amp; &quot;; script_info = {sortOrder = &quot; &amp; [.C350] &amp; &quot;;};};&quot;" office:value-type="string" office:string-value="    &quot;EQ_HYPERDRIVE_COUPLING_TYPE1&quot; = {sort_order = 1745; script_info = {sortOrder = 1745;};};">
            <text:p><text:s text:c="4"/>"EQ_HYPERDRIVE_COUPLING_TYPE1" = {sort_order = 1745; script_info = {sortOrder = 1745;};};</text:p>
          </table:table-cell>
          <table:table-cell table:number-columns-repeated="1020"/>
        </table:table-row>
        <table:table-row table:style-name="ro1">
          <table:table-cell office:value-type="string">
            <text:p>EQ_HYPERDRIVE_COUPLING_TYPE2</text:p>
          </table:table-cell>
          <table:table-cell office:value-type="string">
            <text:p>Hyperdrive Power Coupling Class 2</text:p>
          </table:table-cell>
          <table:table-cell table:formula="of:=([.$B$1] - [.$E$1])  + (ROW([.A351]) - 2) * [.$E$1]" office:value-type="float" office:value="1750">
            <text:p>1750</text:p>
          </table:table-cell>
          <table:table-cell table:formula="of:=&quot;    &quot;&quot;&quot; &amp; [.A351] &amp; &quot;&quot;&quot; = {sort_order = &quot; &amp; [.C351] &amp; &quot;; script_info = {sortOrder = &quot; &amp; [.C351] &amp; &quot;;};};&quot;" office:value-type="string" office:string-value="    &quot;EQ_HYPERDRIVE_COUPLING_TYPE2&quot; = {sort_order = 1750; script_info = {sortOrder = 1750;};};">
            <text:p><text:s text:c="4"/>"EQ_HYPERDRIVE_COUPLING_TYPE2" = {sort_order = 1750; script_info = {sortOrder = 1750;};};</text:p>
          </table:table-cell>
          <table:table-cell table:number-columns-repeated="1020"/>
        </table:table-row>
        <table:table-row table:style-name="ro1">
          <table:table-cell office:value-type="string">
            <text:p>EQ_HYPERDRIVE_COUPLING_TYPE3</text:p>
          </table:table-cell>
          <table:table-cell office:value-type="string">
            <text:p>Hyperdrive Power Coupling Class 3</text:p>
          </table:table-cell>
          <table:table-cell table:formula="of:=([.$B$1] - [.$E$1])  + (ROW([.A352]) - 2) * [.$E$1]" office:value-type="float" office:value="1755">
            <text:p>1755</text:p>
          </table:table-cell>
          <table:table-cell table:formula="of:=&quot;    &quot;&quot;&quot; &amp; [.A352] &amp; &quot;&quot;&quot; = {sort_order = &quot; &amp; [.C352] &amp; &quot;; script_info = {sortOrder = &quot; &amp; [.C352] &amp; &quot;;};};&quot;" office:value-type="string" office:string-value="    &quot;EQ_HYPERDRIVE_COUPLING_TYPE3&quot; = {sort_order = 1755; script_info = {sortOrder = 1755;};};">
            <text:p><text:s text:c="4"/>"EQ_HYPERDRIVE_COUPLING_TYPE3" = {sort_order = 1755; script_info = {sortOrder = 1755;};};</text:p>
          </table:table-cell>
          <table:table-cell table:number-columns-repeated="1020"/>
        </table:table-row>
        <table:table-row table:style-name="ro1">
          <table:table-cell office:value-type="string">
            <text:p>EQ_HYPERDRIVE_COUPLING_TYPE4</text:p>
          </table:table-cell>
          <table:table-cell office:value-type="string">
            <text:p>Hyperdrive Power Coupling Class 4</text:p>
          </table:table-cell>
          <table:table-cell table:formula="of:=([.$B$1] - [.$E$1])  + (ROW([.A353]) - 2) * [.$E$1]" office:value-type="float" office:value="1760">
            <text:p>1760</text:p>
          </table:table-cell>
          <table:table-cell table:formula="of:=&quot;    &quot;&quot;&quot; &amp; [.A353] &amp; &quot;&quot;&quot; = {sort_order = &quot; &amp; [.C353] &amp; &quot;; script_info = {sortOrder = &quot; &amp; [.C353] &amp; &quot;;};};&quot;" office:value-type="string" office:string-value="    &quot;EQ_HYPERDRIVE_COUPLING_TYPE4&quot; = {sort_order = 1760; script_info = {sortOrder = 1760;};};">
            <text:p><text:s text:c="4"/>"EQ_HYPERDRIVE_COUPLING_TYPE4" = {sort_order = 1760; script_info = {sortOrder = 1760;};};</text:p>
          </table:table-cell>
          <table:table-cell table:number-columns-repeated="1020"/>
        </table:table-row>
        <table:table-row table:style-name="ro1">
          <table:table-cell office:value-type="string">
            <text:p>EQ_HYPERDRIVE_TYPE1</text:p>
          </table:table-cell>
          <table:table-cell office:value-type="string">
            <text:p>AM18 Hyperdrive (Class 1)</text:p>
          </table:table-cell>
          <table:table-cell table:formula="of:=([.$B$1] - [.$E$1])  + (ROW([.A354]) - 2) * [.$E$1]" office:value-type="float" office:value="1765">
            <text:p>1765</text:p>
          </table:table-cell>
          <table:table-cell table:formula="of:=&quot;    &quot;&quot;&quot; &amp; [.A354] &amp; &quot;&quot;&quot; = {sort_order = &quot; &amp; [.C354] &amp; &quot;; script_info = {sortOrder = &quot; &amp; [.C354] &amp; &quot;;};};&quot;" office:value-type="string" office:string-value="    &quot;EQ_HYPERDRIVE_TYPE1&quot; = {sort_order = 1765; script_info = {sortOrder = 1765;};};">
            <text:p><text:s text:c="4"/>"EQ_HYPERDRIVE_TYPE1" = {sort_order = 1765; script_info = {sortOrder = 1765;};};</text:p>
          </table:table-cell>
          <table:table-cell table:number-columns-repeated="1020"/>
        </table:table-row>
        <table:table-row table:style-name="ro1">
          <table:table-cell office:value-type="string">
            <text:p>EQ_HYPERDRIVE_TYPE2</text:p>
          </table:table-cell>
          <table:table-cell office:value-type="string">
            <text:p>Prosset Hyperdrive (Class 2)</text:p>
          </table:table-cell>
          <table:table-cell table:formula="of:=([.$B$1] - [.$E$1])  + (ROW([.A355]) - 2) * [.$E$1]" office:value-type="float" office:value="1770">
            <text:p>1770</text:p>
          </table:table-cell>
          <table:table-cell table:formula="of:=&quot;    &quot;&quot;&quot; &amp; [.A355] &amp; &quot;&quot;&quot; = {sort_order = &quot; &amp; [.C355] &amp; &quot;; script_info = {sortOrder = &quot; &amp; [.C355] &amp; &quot;;};};&quot;" office:value-type="string" office:string-value="    &quot;EQ_HYPERDRIVE_TYPE2&quot; = {sort_order = 1770; script_info = {sortOrder = 1770;};};">
            <text:p><text:s text:c="4"/>"EQ_HYPERDRIVE_TYPE2" = {sort_order = 1770; script_info = {sortOrder = 1770;};};</text:p>
          </table:table-cell>
          <table:table-cell table:number-columns-repeated="1020"/>
        </table:table-row>
        <table:table-row table:style-name="ro1">
          <table:table-cell office:value-type="string">
            <text:p>EQ_HYPERDRIVE_TYPE3</text:p>
          </table:table-cell>
          <table:table-cell office:value-type="string">
            <text:p>CK40 V Ames Drive (Class 3)</text:p>
          </table:table-cell>
          <table:table-cell table:formula="of:=([.$B$1] - [.$E$1])  + (ROW([.A356]) - 2) * [.$E$1]" office:value-type="float" office:value="1775">
            <text:p>1775</text:p>
          </table:table-cell>
          <table:table-cell table:formula="of:=&quot;    &quot;&quot;&quot; &amp; [.A356] &amp; &quot;&quot;&quot; = {sort_order = &quot; &amp; [.C356] &amp; &quot;; script_info = {sortOrder = &quot; &amp; [.C356] &amp; &quot;;};};&quot;" office:value-type="string" office:string-value="    &quot;EQ_HYPERDRIVE_TYPE3&quot; = {sort_order = 1775; script_info = {sortOrder = 1775;};};">
            <text:p><text:s text:c="4"/>"EQ_HYPERDRIVE_TYPE3" = {sort_order = 1775; script_info = {sortOrder = 1775;};};</text:p>
          </table:table-cell>
          <table:table-cell table:number-columns-repeated="1020"/>
        </table:table-row>
        <table:table-row table:style-name="ro1">
          <table:table-cell office:value-type="string">
            <text:p>EQ_HYPERDRIVE_TYPE4</text:p>
          </table:table-cell>
          <table:table-cell office:value-type="string">
            <text:p>Titronix Intersun Hyperdrive (Class 4)</text:p>
          </table:table-cell>
          <table:table-cell table:formula="of:=([.$B$1] - [.$E$1])  + (ROW([.A357]) - 2) * [.$E$1]" office:value-type="float" office:value="1780">
            <text:p>1780</text:p>
          </table:table-cell>
          <table:table-cell table:formula="of:=&quot;    &quot;&quot;&quot; &amp; [.A357] &amp; &quot;&quot;&quot; = {sort_order = &quot; &amp; [.C357] &amp; &quot;; script_info = {sortOrder = &quot; &amp; [.C357] &amp; &quot;;};};&quot;" office:value-type="string" office:string-value="    &quot;EQ_HYPERDRIVE_TYPE4&quot; = {sort_order = 1780; script_info = {sortOrder = 1780;};};">
            <text:p><text:s text:c="4"/>"EQ_HYPERDRIVE_TYPE4" = {sort_order = 1780; script_info = {sortOrder = 1780;};};</text:p>
          </table:table-cell>
          <table:table-cell table:number-columns-repeated="1020"/>
        </table:table-row>
        <table:table-row table:style-name="ro1">
          <table:table-cell office:value-type="string">
            <text:p>EQ_I_MISSILE</text:p>
          </table:table-cell>
          <table:table-cell office:value-type="string">
            <text:p>I-Missile</text:p>
          </table:table-cell>
          <table:table-cell table:formula="of:=([.$B$1] - [.$E$1])  + (ROW([.A358]) - 2) * [.$E$1]" office:value-type="float" office:value="1785">
            <text:p>1785</text:p>
          </table:table-cell>
          <table:table-cell table:formula="of:=&quot;    &quot;&quot;&quot; &amp; [.A358] &amp; &quot;&quot;&quot; = {sort_order = &quot; &amp; [.C358] &amp; &quot;; script_info = {sortOrder = &quot; &amp; [.C358] &amp; &quot;;};};&quot;" office:value-type="string" office:string-value="    &quot;EQ_I_MISSILE&quot; = {sort_order = 1785; script_info = {sortOrder = 1785;};};">
            <text:p><text:s text:c="4"/>"EQ_I_MISSILE" = {sort_order = 1785; script_info = {sortOrder = 1785;};};</text:p>
          </table:table-cell>
          <table:table-cell table:number-columns-repeated="1020"/>
        </table:table-row>
        <table:table-row table:style-name="ro1">
          <table:table-cell office:value-type="string">
            <text:p>EQ_IG_INSURANCE</text:p>
          </table:table-cell>
          <table:table-cell office:value-type="string">
            <text:p>TianveDirect Ship Maintenance Insurance</text:p>
          </table:table-cell>
          <table:table-cell table:formula="of:=([.$B$1] - [.$E$1])  + (ROW([.A359]) - 2) * [.$E$1]" office:value-type="float" office:value="1790">
            <text:p>1790</text:p>
          </table:table-cell>
          <table:table-cell table:formula="of:=&quot;    &quot;&quot;&quot; &amp; [.A359] &amp; &quot;&quot;&quot; = {sort_order = &quot; &amp; [.C359] &amp; &quot;; script_info = {sortOrder = &quot; &amp; [.C359] &amp; &quot;;};};&quot;" office:value-type="string" office:string-value="    &quot;EQ_IG_INSURANCE&quot; = {sort_order = 1790; script_info = {sortOrder = 1790;};};">
            <text:p><text:s text:c="4"/>"EQ_IG_INSURANCE" = {sort_order = 1790; script_info = {sortOrder = 1790;};};</text:p>
          </table:table-cell>
          <table:table-cell table:number-columns-repeated="1020"/>
        </table:table-row>
        <table:table-row table:style-name="ro1">
          <table:table-cell office:value-type="string">
            <text:p>EQ_IG_LEGAL_HACK</text:p>
          </table:table-cell>
          <table:table-cell office:value-type="string">
            <text:p>Legal-Record Backdoor Hack Chip</text:p>
          </table:table-cell>
          <table:table-cell table:formula="of:=([.$B$1] - [.$E$1])  + (ROW([.A360]) - 2) * [.$E$1]" office:value-type="float" office:value="1795">
            <text:p>1795</text:p>
          </table:table-cell>
          <table:table-cell table:formula="of:=&quot;    &quot;&quot;&quot; &amp; [.A360] &amp; &quot;&quot;&quot; = {sort_order = &quot; &amp; [.C360] &amp; &quot;; script_info = {sortOrder = &quot; &amp; [.C360] &amp; &quot;;};};&quot;" office:value-type="string" office:string-value="    &quot;EQ_IG_LEGAL_HACK&quot; = {sort_order = 1795; script_info = {sortOrder = 1795;};};">
            <text:p><text:s text:c="4"/>"EQ_IG_LEGAL_HACK" = {sort_order = 1795; script_info = {sortOrder = 1795;};};</text:p>
          </table:table-cell>
          <table:table-cell table:number-columns-repeated="1020"/>
        </table:table-row>
        <table:table-row table:style-name="ro1">
          <table:table-cell office:value-type="string">
            <text:p>EQ_ILS</text:p>
          </table:table-cell>
          <table:table-cell office:value-type="string">
            <text:p>ILS Instrument Landing System</text:p>
          </table:table-cell>
          <table:table-cell table:formula="of:=([.$B$1] - [.$E$1])  + (ROW([.A361]) - 2) * [.$E$1]" office:value-type="float" office:value="1800">
            <text:p>1800</text:p>
          </table:table-cell>
          <table:table-cell table:formula="of:=&quot;    &quot;&quot;&quot; &amp; [.A361] &amp; &quot;&quot;&quot; = {sort_order = &quot; &amp; [.C361] &amp; &quot;; script_info = {sortOrder = &quot; &amp; [.C361] &amp; &quot;;};};&quot;" office:value-type="string" office:string-value="    &quot;EQ_ILS&quot; = {sort_order = 1800; script_info = {sortOrder = 1800;};};">
            <text:p><text:s text:c="4"/>"EQ_ILS" = {sort_order = 1800; script_info = {sortOrder = 1800;};};</text:p>
          </table:table-cell>
          <table:table-cell table:number-columns-repeated="1020"/>
        </table:table-row>
        <table:table-row table:style-name="ro1">
          <table:table-cell office:value-type="string">
            <text:p>EQ_IMPORT_PERMIT</text:p>
          </table:table-cell>
          <table:table-cell office:value-type="string">
            <text:p>Import Permit</text:p>
          </table:table-cell>
          <table:table-cell table:formula="of:=([.$B$1] - [.$E$1])  + (ROW([.A362]) - 2) * [.$E$1]" office:value-type="float" office:value="1805">
            <text:p>1805</text:p>
          </table:table-cell>
          <table:table-cell table:formula="of:=&quot;    &quot;&quot;&quot; &amp; [.A362] &amp; &quot;&quot;&quot; = {sort_order = &quot; &amp; [.C362] &amp; &quot;; script_info = {sortOrder = &quot; &amp; [.C362] &amp; &quot;;};};&quot;" office:value-type="string" office:string-value="    &quot;EQ_IMPORT_PERMIT&quot; = {sort_order = 1805; script_info = {sortOrder = 1805;};};">
            <text:p><text:s text:c="4"/>"EQ_IMPORT_PERMIT" = {sort_order = 1805; script_info = {sortOrder = 1805;};};</text:p>
          </table:table-cell>
          <table:table-cell table:number-columns-repeated="1020"/>
        </table:table-row>
        <table:table-row table:style-name="ro1">
          <table:table-cell office:value-type="string">
            <text:p>EQ_IN_SYSTEM_TAXI_LICENCE</text:p>
          </table:table-cell>
          <table:table-cell office:value-type="string">
            <text:p>In-System Taxi Comms</text:p>
          </table:table-cell>
          <table:table-cell table:formula="of:=([.$B$1] - [.$E$1])  + (ROW([.A363]) - 2) * [.$E$1]" office:value-type="float" office:value="1810">
            <text:p>1810</text:p>
          </table:table-cell>
          <table:table-cell table:formula="of:=&quot;    &quot;&quot;&quot; &amp; [.A363] &amp; &quot;&quot;&quot; = {sort_order = &quot; &amp; [.C363] &amp; &quot;; script_info = {sortOrder = &quot; &amp; [.C363] &amp; &quot;;};};&quot;" office:value-type="string" office:string-value="    &quot;EQ_IN_SYSTEM_TAXI_LICENCE&quot; = {sort_order = 1810; script_info = {sortOrder = 1810;};};">
            <text:p><text:s text:c="4"/>"EQ_IN_SYSTEM_TAXI_LICENCE" = {sort_order = 1810; script_info = {sortOrder = 1810;};};</text:p>
          </table:table-cell>
          <table:table-cell table:number-columns-repeated="1020"/>
        </table:table-row>
        <table:table-row table:style-name="ro1">
          <table:table-cell office:value-type="string">
            <text:p>EQ_IN_SYSTEM_TAXI_LICENCE_REMOVAL</text:p>
          </table:table-cell>
          <table:table-cell office:value-type="string">
            <text:p>Remove In-System Taxi Comms</text:p>
          </table:table-cell>
          <table:table-cell table:formula="of:=([.$B$1] - [.$E$1])  + (ROW([.A364]) - 2) * [.$E$1]" office:value-type="float" office:value="1815">
            <text:p>1815</text:p>
          </table:table-cell>
          <table:table-cell table:formula="of:=&quot;    &quot;&quot;&quot; &amp; [.A364] &amp; &quot;&quot;&quot; = {sort_order = &quot; &amp; [.C364] &amp; &quot;; script_info = {sortOrder = &quot; &amp; [.C364] &amp; &quot;;};};&quot;" office:value-type="string" office:string-value="    &quot;EQ_IN_SYSTEM_TAXI_LICENCE_REMOVAL&quot; = {sort_order = 1815; script_info = {sortOrder = 1815;};};">
            <text:p><text:s text:c="4"/>"EQ_IN_SYSTEM_TAXI_LICENCE_REMOVAL" = {sort_order = 1815; script_info = {sortOrder = 1815;};};</text:p>
          </table:table-cell>
          <table:table-cell table:number-columns-repeated="1020"/>
        </table:table-row>
        <table:table-row table:style-name="ro1">
          <table:table-cell office:value-type="string">
            <text:p>EQ_IND_MISSILE_REMOVAL</text:p>
          </table:table-cell>
          <table:table-cell office:value-type="string">
            <text:p>Unmount and sell single pylon mounted weapon</text:p>
          </table:table-cell>
          <table:table-cell table:formula="of:=([.$B$1] - [.$E$1])  + (ROW([.A365]) - 2) * [.$E$1]" office:value-type="float" office:value="1820">
            <text:p>1820</text:p>
          </table:table-cell>
          <table:table-cell table:formula="of:=&quot;    &quot;&quot;&quot; &amp; [.A365] &amp; &quot;&quot;&quot; = {sort_order = &quot; &amp; [.C365] &amp; &quot;; script_info = {sortOrder = &quot; &amp; [.C365] &amp; &quot;;};};&quot;" office:value-type="string" office:string-value="    &quot;EQ_IND_MISSILE_REMOVAL&quot; = {sort_order = 1820; script_info = {sortOrder = 1820;};};">
            <text:p><text:s text:c="4"/>"EQ_IND_MISSILE_REMOVAL" = {sort_order = 1820; script_info = {sortOrder = 1820;};};</text:p>
          </table:table-cell>
          <table:table-cell table:number-columns-repeated="1020"/>
        </table:table-row>
        <table:table-row table:style-name="ro1">
          <table:table-cell office:value-type="string">
            <text:p>EQ_INJECTOR_BOX</text:p>
          </table:table-cell>
          <table:table-cell office:value-type="string">
            <text:p>Injector Box</text:p>
          </table:table-cell>
          <table:table-cell table:formula="of:=([.$B$1] - [.$E$1])  + (ROW([.A366]) - 2) * [.$E$1]" office:value-type="float" office:value="1825">
            <text:p>1825</text:p>
          </table:table-cell>
          <table:table-cell table:formula="of:=&quot;    &quot;&quot;&quot; &amp; [.A366] &amp; &quot;&quot;&quot; = {sort_order = &quot; &amp; [.C366] &amp; &quot;; script_info = {sortOrder = &quot; &amp; [.C366] &amp; &quot;;};};&quot;" office:value-type="string" office:string-value="    &quot;EQ_INJECTOR_BOX&quot; = {sort_order = 1825; script_info = {sortOrder = 1825;};};">
            <text:p><text:s text:c="4"/>"EQ_INJECTOR_BOX" = {sort_order = 1825; script_info = {sortOrder = 1825;};};</text:p>
          </table:table-cell>
          <table:table-cell table:number-columns-repeated="1020"/>
        </table:table-row>
        <table:table-row table:style-name="ro1">
          <table:table-cell office:value-type="string">
            <text:p>EQ_INTEGRATED_TARGETING_SYSTEM</text:p>
          </table:table-cell>
          <table:table-cell office:value-type="string">
            <text:p>Integrated Targeting System</text:p>
          </table:table-cell>
          <table:table-cell table:formula="of:=([.$B$1] - [.$E$1])  + (ROW([.A367]) - 2) * [.$E$1]" office:value-type="float" office:value="1830">
            <text:p>1830</text:p>
          </table:table-cell>
          <table:table-cell table:formula="of:=&quot;    &quot;&quot;&quot; &amp; [.A367] &amp; &quot;&quot;&quot; = {sort_order = &quot; &amp; [.C367] &amp; &quot;; script_info = {sortOrder = &quot; &amp; [.C367] &amp; &quot;;};};&quot;" office:value-type="string" office:string-value="    &quot;EQ_INTEGRATED_TARGETING_SYSTEM&quot; = {sort_order = 1830; script_info = {sortOrder = 1830;};};">
            <text:p><text:s text:c="4"/>"EQ_INTEGRATED_TARGETING_SYSTEM" = {sort_order = 1830; script_info = {sortOrder = 1830;};};</text:p>
          </table:table-cell>
          <table:table-cell table:number-columns-repeated="1020"/>
        </table:table-row>
        <table:table-row table:style-name="ro1">
          <table:table-cell office:value-type="string">
            <text:p>EQ_INTERNAL_TANK</text:p>
          </table:table-cell>
          <table:table-cell office:value-type="string">
            <text:p>Internal Fuel Tank</text:p>
          </table:table-cell>
          <table:table-cell table:formula="of:=([.$B$1] - [.$E$1])  + (ROW([.A368]) - 2) * [.$E$1]" office:value-type="float" office:value="1835">
            <text:p>1835</text:p>
          </table:table-cell>
          <table:table-cell table:formula="of:=&quot;    &quot;&quot;&quot; &amp; [.A368] &amp; &quot;&quot;&quot; = {sort_order = &quot; &amp; [.C368] &amp; &quot;; script_info = {sortOrder = &quot; &amp; [.C368] &amp; &quot;;};};&quot;" office:value-type="string" office:string-value="    &quot;EQ_INTERNAL_TANK&quot; = {sort_order = 1835; script_info = {sortOrder = 1835;};};">
            <text:p><text:s text:c="4"/>"EQ_INTERNAL_TANK" = {sort_order = 1835; script_info = {sortOrder = 1835;};};</text:p>
          </table:table-cell>
          <table:table-cell table:number-columns-repeated="1020"/>
        </table:table-row>
        <table:table-row table:style-name="ro1">
          <table:table-cell office:value-type="string">
            <text:p>EQ_IR_FUEL_SAMPLE_MINE</text:p>
          </table:table-cell>
          <table:table-cell office:value-type="string">
            <text:p>Korshkov Fuel Sample</text:p>
          </table:table-cell>
          <table:table-cell table:formula="of:=([.$B$1] - [.$E$1])  + (ROW([.A369]) - 2) * [.$E$1]" office:value-type="float" office:value="1840">
            <text:p>1840</text:p>
          </table:table-cell>
          <table:table-cell table:formula="of:=&quot;    &quot;&quot;&quot; &amp; [.A369] &amp; &quot;&quot;&quot; = {sort_order = &quot; &amp; [.C369] &amp; &quot;; script_info = {sortOrder = &quot; &amp; [.C369] &amp; &quot;;};};&quot;" office:value-type="string" office:string-value="    &quot;EQ_IR_FUEL_SAMPLE_MINE&quot; = {sort_order = 1840; script_info = {sortOrder = 1840;};};">
            <text:p><text:s text:c="4"/>"EQ_IR_FUEL_SAMPLE_MINE" = {sort_order = 1840; script_info = {sortOrder = 1840;};};</text:p>
          </table:table-cell>
          <table:table-cell table:number-columns-repeated="1020"/>
        </table:table-row>
        <table:table-row table:style-name="ro1">
          <table:table-cell office:value-type="string">
            <text:p>EQ_IR_SABOTAGE_MINE</text:p>
          </table:table-cell>
          <table:table-cell office:value-type="string">
            <text:p>**NWE SECURITY RESTRICTED"</text:p>
          </table:table-cell>
          <table:table-cell table:formula="of:=([.$B$1] - [.$E$1])  + (ROW([.A370]) - 2) * [.$E$1]" office:value-type="float" office:value="1845">
            <text:p>1845</text:p>
          </table:table-cell>
          <table:table-cell table:formula="of:=&quot;    &quot;&quot;&quot; &amp; [.A370] &amp; &quot;&quot;&quot; = {sort_order = &quot; &amp; [.C370] &amp; &quot;; script_info = {sortOrder = &quot; &amp; [.C370] &amp; &quot;;};};&quot;" office:value-type="string" office:string-value="    &quot;EQ_IR_SABOTAGE_MINE&quot; = {sort_order = 1845; script_info = {sortOrder = 1845;};};">
            <text:p><text:s text:c="4"/>"EQ_IR_SABOTAGE_MINE" = {sort_order = 1845; script_info = {sortOrder = 1845;};};</text:p>
          </table:table-cell>
          <table:table-cell table:number-columns-repeated="1020"/>
        </table:table-row>
        <table:table-row table:style-name="ro1">
          <table:table-cell office:value-type="string">
            <text:p>EQ_IRACK_1_MISSILE</text:p>
          </table:table-cell>
          <table:table-cell office:value-type="string">
            <text:p>Interception Missile Rack</text:p>
          </table:table-cell>
          <table:table-cell table:formula="of:=([.$B$1] - [.$E$1])  + (ROW([.A371]) - 2) * [.$E$1]" office:value-type="float" office:value="1850">
            <text:p>1850</text:p>
          </table:table-cell>
          <table:table-cell table:formula="of:=&quot;    &quot;&quot;&quot; &amp; [.A371] &amp; &quot;&quot;&quot; = {sort_order = &quot; &amp; [.C371] &amp; &quot;; script_info = {sortOrder = &quot; &amp; [.C371] &amp; &quot;;};};&quot;" office:value-type="string" office:string-value="    &quot;EQ_IRACK_1_MISSILE&quot; = {sort_order = 1850; script_info = {sortOrder = 1850;};};">
            <text:p><text:s text:c="4"/>"EQ_IRACK_1_MISSILE" = {sort_order = 1850; script_info = {sortOrder = 1850;};};</text:p>
          </table:table-cell>
          <table:table-cell table:number-columns-repeated="1020"/>
        </table:table-row>
        <table:table-row table:style-name="ro1">
          <table:table-cell office:value-type="string">
            <text:p>EQ_IRACK_2_MISSILE</text:p>
          </table:table-cell>
          <table:table-cell office:value-type="string">
            <text:p>Interception Missile Rack</text:p>
          </table:table-cell>
          <table:table-cell table:formula="of:=([.$B$1] - [.$E$1])  + (ROW([.A372]) - 2) * [.$E$1]" office:value-type="float" office:value="1855">
            <text:p>1855</text:p>
          </table:table-cell>
          <table:table-cell table:formula="of:=&quot;    &quot;&quot;&quot; &amp; [.A372] &amp; &quot;&quot;&quot; = {sort_order = &quot; &amp; [.C372] &amp; &quot;; script_info = {sortOrder = &quot; &amp; [.C372] &amp; &quot;;};};&quot;" office:value-type="string" office:string-value="    &quot;EQ_IRACK_2_MISSILE&quot; = {sort_order = 1855; script_info = {sortOrder = 1855;};};">
            <text:p><text:s text:c="4"/>"EQ_IRACK_2_MISSILE" = {sort_order = 1855; script_info = {sortOrder = 1855;};};</text:p>
          </table:table-cell>
          <table:table-cell table:number-columns-repeated="1020"/>
        </table:table-row>
        <table:table-row table:style-name="ro1">
          <table:table-cell office:value-type="string">
            <text:p>EQ_IRACK_3_MISSILE</text:p>
          </table:table-cell>
          <table:table-cell office:value-type="string">
            <text:p>Interception Missile Rack</text:p>
          </table:table-cell>
          <table:table-cell table:formula="of:=([.$B$1] - [.$E$1])  + (ROW([.A373]) - 2) * [.$E$1]" office:value-type="float" office:value="1860">
            <text:p>1860</text:p>
          </table:table-cell>
          <table:table-cell table:formula="of:=&quot;    &quot;&quot;&quot; &amp; [.A373] &amp; &quot;&quot;&quot; = {sort_order = &quot; &amp; [.C373] &amp; &quot;; script_info = {sortOrder = &quot; &amp; [.C373] &amp; &quot;;};};&quot;" office:value-type="string" office:string-value="    &quot;EQ_IRACK_3_MISSILE&quot; = {sort_order = 1860; script_info = {sortOrder = 1860;};};">
            <text:p><text:s text:c="4"/>"EQ_IRACK_3_MISSILE" = {sort_order = 1860; script_info = {sortOrder = 1860;};};</text:p>
          </table:table-cell>
          <table:table-cell table:number-columns-repeated="1020"/>
        </table:table-row>
        <table:table-row table:style-name="ro1">
          <table:table-cell office:value-type="string">
            <text:p>EQ_IRONHIDE</text:p>
          </table:table-cell>
          <table:table-cell office:value-type="string">
            <text:p>IronHide Armour</text:p>
          </table:table-cell>
          <table:table-cell table:formula="of:=([.$B$1] - [.$E$1])  + (ROW([.A374]) - 2) * [.$E$1]" office:value-type="float" office:value="1865">
            <text:p>1865</text:p>
          </table:table-cell>
          <table:table-cell table:formula="of:=&quot;    &quot;&quot;&quot; &amp; [.A374] &amp; &quot;&quot;&quot; = {sort_order = &quot; &amp; [.C374] &amp; &quot;; script_info = {sortOrder = &quot; &amp; [.C374] &amp; &quot;;};};&quot;" office:value-type="string" office:string-value="    &quot;EQ_IRONHIDE&quot; = {sort_order = 1865; script_info = {sortOrder = 1865;};};">
            <text:p><text:s text:c="4"/>"EQ_IRONHIDE" = {sort_order = 1865; script_info = {sortOrder = 1865;};};</text:p>
          </table:table-cell>
          <table:table-cell table:number-columns-repeated="1020"/>
        </table:table-row>
        <table:table-row table:style-name="ro1">
          <table:table-cell office:value-type="string">
            <text:p>EQ_IRONHIDE_MIL</text:p>
          </table:table-cell>
          <table:table-cell office:value-type="string">
            <text:p>IronHide Armour Military Upgrade</text:p>
          </table:table-cell>
          <table:table-cell table:formula="of:=([.$B$1] - [.$E$1])  + (ROW([.A375]) - 2) * [.$E$1]" office:value-type="float" office:value="1870">
            <text:p>1870</text:p>
          </table:table-cell>
          <table:table-cell table:formula="of:=&quot;    &quot;&quot;&quot; &amp; [.A375] &amp; &quot;&quot;&quot; = {sort_order = &quot; &amp; [.C375] &amp; &quot;; script_info = {sortOrder = &quot; &amp; [.C375] &amp; &quot;;};};&quot;" office:value-type="string" office:string-value="    &quot;EQ_IRONHIDE_MIL&quot; = {sort_order = 1870; script_info = {sortOrder = 1870;};};">
            <text:p><text:s text:c="4"/>"EQ_IRONHIDE_MIL" = {sort_order = 1870; script_info = {sortOrder = 1870;};};</text:p>
          </table:table-cell>
          <table:table-cell table:number-columns-repeated="1020"/>
        </table:table-row>
        <table:table-row table:style-name="ro1">
          <table:table-cell office:value-type="string">
            <text:p>EQ_IRONHIDE_REPAIR</text:p>
          </table:table-cell>
          <table:table-cell office:value-type="string">
            <text:p>Quotation for repair of IronHide armour</text:p>
          </table:table-cell>
          <table:table-cell table:formula="of:=([.$B$1] - [.$E$1])  + (ROW([.A376]) - 2) * [.$E$1]" office:value-type="float" office:value="1875">
            <text:p>1875</text:p>
          </table:table-cell>
          <table:table-cell table:formula="of:=&quot;    &quot;&quot;&quot; &amp; [.A376] &amp; &quot;&quot;&quot; = {sort_order = &quot; &amp; [.C376] &amp; &quot;; script_info = {sortOrder = &quot; &amp; [.C376] &amp; &quot;;};};&quot;" office:value-type="string" office:string-value="    &quot;EQ_IRONHIDE_REPAIR&quot; = {sort_order = 1875; script_info = {sortOrder = 1875;};};">
            <text:p><text:s text:c="4"/>"EQ_IRONHIDE_REPAIR" = {sort_order = 1875; script_info = {sortOrder = 1875;};};</text:p>
          </table:table-cell>
          <table:table-cell table:number-columns-repeated="1020"/>
        </table:table-row>
        <table:table-row table:style-name="ro1">
          <table:table-cell office:value-type="string">
            <text:p>EQ_JAGUAR_COMPANY_BLACK_BOX</text:p>
          </table:table-cell>
          <table:table-cell office:value-type="string">
            <text:p>Jaguar Company Black Box</text:p>
          </table:table-cell>
          <table:table-cell table:formula="of:=([.$B$1] - [.$E$1])  + (ROW([.A377]) - 2) * [.$E$1]" office:value-type="float" office:value="1880">
            <text:p>1880</text:p>
          </table:table-cell>
          <table:table-cell table:formula="of:=&quot;    &quot;&quot;&quot; &amp; [.A377] &amp; &quot;&quot;&quot; = {sort_order = &quot; &amp; [.C377] &amp; &quot;; script_info = {sortOrder = &quot; &amp; [.C377] &amp; &quot;;};};&quot;" office:value-type="string" office:string-value="    &quot;EQ_JAGUAR_COMPANY_BLACK_BOX&quot; = {sort_order = 1880; script_info = {sortOrder = 1880;};};">
            <text:p><text:s text:c="4"/>"EQ_JAGUAR_COMPANY_BLACK_BOX" = {sort_order = 1880; script_info = {sortOrder = 1880;};};</text:p>
          </table:table-cell>
          <table:table-cell table:number-columns-repeated="1020"/>
        </table:table-row>
        <table:table-row table:style-name="ro1">
          <table:table-cell office:value-type="string">
            <text:p>EQ_JAGUAR_COMPANY_HARDENED_MISSILE_SMALL</text:p>
          </table:table-cell>
          <table:table-cell office:value-type="string">
            <text:p>Small ECM Hardened Missile</text:p>
          </table:table-cell>
          <table:table-cell table:formula="of:=([.$B$1] - [.$E$1])  + (ROW([.A378]) - 2) * [.$E$1]" office:value-type="float" office:value="1885">
            <text:p>1885</text:p>
          </table:table-cell>
          <table:table-cell table:formula="of:=&quot;    &quot;&quot;&quot; &amp; [.A378] &amp; &quot;&quot;&quot; = {sort_order = &quot; &amp; [.C378] &amp; &quot;; script_info = {sortOrder = &quot; &amp; [.C378] &amp; &quot;;};};&quot;" office:value-type="string" office:string-value="    &quot;EQ_JAGUAR_COMPANY_HARDENED_MISSILE_SMALL&quot; = {sort_order = 1885; script_info = {sortOrder = 1885;};};">
            <text:p><text:s text:c="4"/>"EQ_JAGUAR_COMPANY_HARDENED_MISSILE_SMALL" = {sort_order = 1885; script_info = {sortOrder = 1885;};};</text:p>
          </table:table-cell>
          <table:table-cell table:number-columns-repeated="1020"/>
        </table:table-row>
        <table:table-row table:style-name="ro1">
          <table:table-cell office:value-type="string">
            <text:p>EQ_KDRONE_LAUNCHER_MINE</text:p>
          </table:table-cell>
          <table:table-cell office:value-type="string">
            <text:p>Kamikaze Drone</text:p>
          </table:table-cell>
          <table:table-cell table:formula="of:=([.$B$1] - [.$E$1])  + (ROW([.A379]) - 2) * [.$E$1]" office:value-type="float" office:value="1890">
            <text:p>1890</text:p>
          </table:table-cell>
          <table:table-cell table:formula="of:=&quot;    &quot;&quot;&quot; &amp; [.A379] &amp; &quot;&quot;&quot; = {sort_order = &quot; &amp; [.C379] &amp; &quot;; script_info = {sortOrder = &quot; &amp; [.C379] &amp; &quot;;};};&quot;" office:value-type="string" office:string-value="    &quot;EQ_KDRONE_LAUNCHER_MINE&quot; = {sort_order = 1890; script_info = {sortOrder = 1890;};};">
            <text:p><text:s text:c="4"/>"EQ_KDRONE_LAUNCHER_MINE" = {sort_order = 1890; script_info = {sortOrder = 1890;};};</text:p>
          </table:table-cell>
          <table:table-cell table:number-columns-repeated="1020"/>
        </table:table-row>
        <table:table-row table:style-name="ro1">
          <table:table-cell office:value-type="string">
            <text:p>EQ_KW_JIDA_MISSILE</text:p>
          </table:table-cell>
          <table:table-cell office:value-type="string">
            <text:p>ASM-12B Jida Missile</text:p>
          </table:table-cell>
          <table:table-cell table:formula="of:=([.$B$1] - [.$E$1])  + (ROW([.A380]) - 2) * [.$E$1]" office:value-type="float" office:value="1895">
            <text:p>1895</text:p>
          </table:table-cell>
          <table:table-cell table:formula="of:=&quot;    &quot;&quot;&quot; &amp; [.A380] &amp; &quot;&quot;&quot; = {sort_order = &quot; &amp; [.C380] &amp; &quot;; script_info = {sortOrder = &quot; &amp; [.C380] &amp; &quot;;};};&quot;" office:value-type="string" office:string-value="    &quot;EQ_KW_JIDA_MISSILE&quot; = {sort_order = 1895; script_info = {sortOrder = 1895;};};">
            <text:p><text:s text:c="4"/>"EQ_KW_JIDA_MISSILE" = {sort_order = 1895; script_info = {sortOrder = 1895;};};</text:p>
          </table:table-cell>
          <table:table-cell table:number-columns-repeated="1020"/>
        </table:table-row>
        <table:table-row table:style-name="ro1">
          <table:table-cell office:value-type="string">
            <text:p>EQ_LARGE_HULL</text:p>
          </table:table-cell>
          <table:table-cell office:value-type="string">
            <text:p>Large Sized Hull</text:p>
          </table:table-cell>
          <table:table-cell table:formula="of:=([.$B$1] - [.$E$1])  + (ROW([.A381]) - 2) * [.$E$1]" office:value-type="float" office:value="1900">
            <text:p>1900</text:p>
          </table:table-cell>
          <table:table-cell table:formula="of:=&quot;    &quot;&quot;&quot; &amp; [.A381] &amp; &quot;&quot;&quot; = {sort_order = &quot; &amp; [.C381] &amp; &quot;; script_info = {sortOrder = &quot; &amp; [.C381] &amp; &quot;;};};&quot;" office:value-type="string" office:string-value="    &quot;EQ_LARGE_HULL&quot; = {sort_order = 1900; script_info = {sortOrder = 1900;};};">
            <text:p><text:s text:c="4"/>"EQ_LARGE_HULL" = {sort_order = 1900; script_info = {sortOrder = 1900;};};</text:p>
          </table:table-cell>
          <table:table-cell table:number-columns-repeated="1020"/>
        </table:table-row>
        <table:table-row table:style-name="ro1">
          <table:table-cell office:value-type="string">
            <text:p>EQ_LARGEDISH</text:p>
          </table:table-cell>
          <table:table-cell office:value-type="string">
            <text:p>Large Dish</text:p>
          </table:table-cell>
          <table:table-cell table:formula="of:=([.$B$1] - [.$E$1])  + (ROW([.A382]) - 2) * [.$E$1]" office:value-type="float" office:value="1905">
            <text:p>1905</text:p>
          </table:table-cell>
          <table:table-cell table:formula="of:=&quot;    &quot;&quot;&quot; &amp; [.A382] &amp; &quot;&quot;&quot; = {sort_order = &quot; &amp; [.C382] &amp; &quot;; script_info = {sortOrder = &quot; &amp; [.C382] &amp; &quot;;};};&quot;" office:value-type="string" office:string-value="    &quot;EQ_LARGEDISH&quot; = {sort_order = 1905; script_info = {sortOrder = 1905;};};">
            <text:p><text:s text:c="4"/>"EQ_LARGEDISH" = {sort_order = 1905; script_info = {sortOrder = 1905;};};</text:p>
          </table:table-cell>
          <table:table-cell table:number-columns-repeated="1020"/>
        </table:table-row>
        <table:table-row table:style-name="ro1">
          <table:table-cell office:value-type="string">
            <text:p>EQ_LARGEDISH_FULLREPAIR</text:p>
          </table:table-cell>
          <table:table-cell office:value-type="string">
            <text:p>Repair Large Dish</text:p>
          </table:table-cell>
          <table:table-cell table:formula="of:=([.$B$1] - [.$E$1])  + (ROW([.A383]) - 2) * [.$E$1]" office:value-type="float" office:value="1910">
            <text:p>1910</text:p>
          </table:table-cell>
          <table:table-cell table:formula="of:=&quot;    &quot;&quot;&quot; &amp; [.A383] &amp; &quot;&quot;&quot; = {sort_order = &quot; &amp; [.C383] &amp; &quot;; script_info = {sortOrder = &quot; &amp; [.C383] &amp; &quot;;};};&quot;" office:value-type="string" office:string-value="    &quot;EQ_LARGEDISH_FULLREPAIR&quot; = {sort_order = 1910; script_info = {sortOrder = 1910;};};">
            <text:p><text:s text:c="4"/>"EQ_LARGEDISH_FULLREPAIR" = {sort_order = 1910; script_info = {sortOrder = 1910;};};</text:p>
          </table:table-cell>
          <table:table-cell table:number-columns-repeated="1020"/>
        </table:table-row>
        <table:table-row table:style-name="ro1">
          <table:table-cell office:value-type="string">
            <text:p>EQ_LARGEDISH_REFUND</text:p>
          </table:table-cell>
          <table:table-cell office:value-type="string">
            <text:p>Refund Large Dish</text:p>
          </table:table-cell>
          <table:table-cell table:formula="of:=([.$B$1] - [.$E$1])  + (ROW([.A384]) - 2) * [.$E$1]" office:value-type="float" office:value="1915">
            <text:p>1915</text:p>
          </table:table-cell>
          <table:table-cell table:formula="of:=&quot;    &quot;&quot;&quot; &amp; [.A384] &amp; &quot;&quot;&quot; = {sort_order = &quot; &amp; [.C384] &amp; &quot;; script_info = {sortOrder = &quot; &amp; [.C384] &amp; &quot;;};};&quot;" office:value-type="string" office:string-value="    &quot;EQ_LARGEDISH_REFUND&quot; = {sort_order = 1915; script_info = {sortOrder = 1915;};};">
            <text:p><text:s text:c="4"/>"EQ_LARGEDISH_REFUND" = {sort_order = 1915; script_info = {sortOrder = 1915;};};</text:p>
          </table:table-cell>
          <table:table-cell table:number-columns-repeated="1020"/>
        </table:table-row>
        <table:table-row table:style-name="ro1">
          <table:table-cell office:value-type="string">
            <text:p>EQ_LARGEDISH_REPAIR</text:p>
          </table:table-cell>
          <table:table-cell office:value-type="string">
            <text:p>Repair Large Dish with wasted alloys</text:p>
          </table:table-cell>
          <table:table-cell table:formula="of:=([.$B$1] - [.$E$1])  + (ROW([.A385]) - 2) * [.$E$1]" office:value-type="float" office:value="1920">
            <text:p>1920</text:p>
          </table:table-cell>
          <table:table-cell table:formula="of:=&quot;    &quot;&quot;&quot; &amp; [.A385] &amp; &quot;&quot;&quot; = {sort_order = &quot; &amp; [.C385] &amp; &quot;; script_info = {sortOrder = &quot; &amp; [.C385] &amp; &quot;;};};&quot;" office:value-type="string" office:string-value="    &quot;EQ_LARGEDISH_REPAIR&quot; = {sort_order = 1920; script_info = {sortOrder = 1920;};};">
            <text:p><text:s text:c="4"/>"EQ_LARGEDISH_REPAIR" = {sort_order = 1920; script_info = {sortOrder = 1920;};};</text:p>
          </table:table-cell>
          <table:table-cell table:number-columns-repeated="1020"/>
        </table:table-row>
        <table:table-row table:style-name="ro1">
          <table:table-cell office:value-type="string">
            <text:p>EQ_LASER_COOLER</text:p>
          </table:table-cell>
          <table:table-cell office:value-type="string">
            <text:p>Laser Cooler</text:p>
          </table:table-cell>
          <table:table-cell table:formula="of:=([.$B$1] - [.$E$1])  + (ROW([.A386]) - 2) * [.$E$1]" office:value-type="float" office:value="1925">
            <text:p>1925</text:p>
          </table:table-cell>
          <table:table-cell table:formula="of:=&quot;    &quot;&quot;&quot; &amp; [.A386] &amp; &quot;&quot;&quot; = {sort_order = &quot; &amp; [.C386] &amp; &quot;; script_info = {sortOrder = &quot; &amp; [.C386] &amp; &quot;;};};&quot;" office:value-type="string" office:string-value="    &quot;EQ_LASER_COOLER&quot; = {sort_order = 1925; script_info = {sortOrder = 1925;};};">
            <text:p><text:s text:c="4"/>"EQ_LASER_COOLER" = {sort_order = 1925; script_info = {sortOrder = 1925;};};</text:p>
          </table:table-cell>
          <table:table-cell table:number-columns-repeated="1020"/>
        </table:table-row>
        <table:table-row table:style-name="ro1">
          <table:table-cell office:value-type="string">
            <text:p>EQ_LASER_COUPLER</text:p>
          </table:table-cell>
          <table:table-cell office:value-type="string">
            <text:p>Unrestricted Beam Emission Regulator(UBER)</text:p>
          </table:table-cell>
          <table:table-cell table:formula="of:=([.$B$1] - [.$E$1])  + (ROW([.A387]) - 2) * [.$E$1]" office:value-type="float" office:value="1930">
            <text:p>1930</text:p>
          </table:table-cell>
          <table:table-cell table:formula="of:=&quot;    &quot;&quot;&quot; &amp; [.A387] &amp; &quot;&quot;&quot; = {sort_order = &quot; &amp; [.C387] &amp; &quot;; script_info = {sortOrder = &quot; &amp; [.C387] &amp; &quot;;};};&quot;" office:value-type="string" office:string-value="    &quot;EQ_LASER_COUPLER&quot; = {sort_order = 1930; script_info = {sortOrder = 1930;};};">
            <text:p><text:s text:c="4"/>"EQ_LASER_COUPLER" = {sort_order = 1930; script_info = {sortOrder = 1930;};};</text:p>
          </table:table-cell>
          <table:table-cell table:number-columns-repeated="1020"/>
        </table:table-row>
        <table:table-row table:style-name="ro1">
          <table:table-cell office:value-type="string">
            <text:p>EQ_LASER_STABILISER</text:p>
          </table:table-cell>
          <table:table-cell office:value-type="string">
            <text:p>Stabilised MegaForce Usage Gear(SMUG)</text:p>
          </table:table-cell>
          <table:table-cell table:formula="of:=([.$B$1] - [.$E$1])  + (ROW([.A388]) - 2) * [.$E$1]" office:value-type="float" office:value="1935">
            <text:p>1935</text:p>
          </table:table-cell>
          <table:table-cell table:formula="of:=&quot;    &quot;&quot;&quot; &amp; [.A388] &amp; &quot;&quot;&quot; = {sort_order = &quot; &amp; [.C388] &amp; &quot;; script_info = {sortOrder = &quot; &amp; [.C388] &amp; &quot;;};};&quot;" office:value-type="string" office:string-value="    &quot;EQ_LASER_STABILISER&quot; = {sort_order = 1935; script_info = {sortOrder = 1935;};};">
            <text:p><text:s text:c="4"/>"EQ_LASER_STABILISER" = {sort_order = 1935; script_info = {sortOrder = 1935;};};</text:p>
          </table:table-cell>
          <table:table-cell table:number-columns-repeated="1020"/>
        </table:table-row>
        <table:table-row table:style-name="ro1">
          <table:table-cell office:value-type="string">
            <text:p>EQ_LASERBOOSTER</text:p>
          </table:table-cell>
          <table:table-cell office:value-type="string">
            <text:p>Laser Booster</text:p>
          </table:table-cell>
          <table:table-cell table:formula="of:=([.$B$1] - [.$E$1])  + (ROW([.A389]) - 2) * [.$E$1]" office:value-type="float" office:value="1940">
            <text:p>1940</text:p>
          </table:table-cell>
          <table:table-cell table:formula="of:=&quot;    &quot;&quot;&quot; &amp; [.A389] &amp; &quot;&quot;&quot; = {sort_order = &quot; &amp; [.C389] &amp; &quot;; script_info = {sortOrder = &quot; &amp; [.C389] &amp; &quot;;};};&quot;" office:value-type="string" office:string-value="    &quot;EQ_LASERBOOSTER&quot; = {sort_order = 1940; script_info = {sortOrder = 1940;};};">
            <text:p><text:s text:c="4"/>"EQ_LASERBOOSTER" = {sort_order = 1940; script_info = {sortOrder = 1940;};};</text:p>
          </table:table-cell>
          <table:table-cell table:number-columns-repeated="1020"/>
        </table:table-row>
        <table:table-row table:style-name="ro1">
          <table:table-cell office:value-type="string">
            <text:p>EQ_LASERREDUCTOR</text:p>
          </table:table-cell>
          <table:table-cell office:value-type="string">
            <text:p>Laser Reductor</text:p>
          </table:table-cell>
          <table:table-cell table:formula="of:=([.$B$1] - [.$E$1])  + (ROW([.A390]) - 2) * [.$E$1]" office:value-type="float" office:value="1945">
            <text:p>1945</text:p>
          </table:table-cell>
          <table:table-cell table:formula="of:=&quot;    &quot;&quot;&quot; &amp; [.A390] &amp; &quot;&quot;&quot; = {sort_order = &quot; &amp; [.C390] &amp; &quot;; script_info = {sortOrder = &quot; &amp; [.C390] &amp; &quot;;};};&quot;" office:value-type="string" office:string-value="    &quot;EQ_LASERREDUCTOR&quot; = {sort_order = 1945; script_info = {sortOrder = 1945;};};">
            <text:p><text:s text:c="4"/>"EQ_LASERREDUCTOR" = {sort_order = 1945; script_info = {sortOrder = 1945;};};</text:p>
          </table:table-cell>
          <table:table-cell table:number-columns-repeated="1020"/>
        </table:table-row>
        <table:table-row table:style-name="ro1">
          <table:table-cell office:value-type="string">
            <text:p>EQ_LASERREDUCTOR_REFUND</text:p>
          </table:table-cell>
          <table:table-cell office:value-type="string">
            <text:p>Refund Laser Reductor</text:p>
          </table:table-cell>
          <table:table-cell table:formula="of:=([.$B$1] - [.$E$1])  + (ROW([.A391]) - 2) * [.$E$1]" office:value-type="float" office:value="1950">
            <text:p>1950</text:p>
          </table:table-cell>
          <table:table-cell table:formula="of:=&quot;    &quot;&quot;&quot; &amp; [.A391] &amp; &quot;&quot;&quot; = {sort_order = &quot; &amp; [.C391] &amp; &quot;; script_info = {sortOrder = &quot; &amp; [.C391] &amp; &quot;;};};&quot;" office:value-type="string" office:string-value="    &quot;EQ_LASERREDUCTOR_REFUND&quot; = {sort_order = 1950; script_info = {sortOrder = 1950;};};">
            <text:p><text:s text:c="4"/>"EQ_LASERREDUCTOR_REFUND" = {sort_order = 1950; script_info = {sortOrder = 1950;};};</text:p>
          </table:table-cell>
          <table:table-cell table:number-columns-repeated="1020"/>
        </table:table-row>
        <table:table-row table:style-name="ro1">
          <table:table-cell office:value-type="string">
            <text:p>EQ_LBOOST_BEAM_AFT</text:p>
          </table:table-cell>
          <table:table-cell office:value-type="string">
            <text:p>Aft Beam Laser</text:p>
          </table:table-cell>
          <table:table-cell table:formula="of:=([.$B$1] - [.$E$1])  + (ROW([.A392]) - 2) * [.$E$1]" office:value-type="float" office:value="1955">
            <text:p>1955</text:p>
          </table:table-cell>
          <table:table-cell table:formula="of:=&quot;    &quot;&quot;&quot; &amp; [.A392] &amp; &quot;&quot;&quot; = {sort_order = &quot; &amp; [.C392] &amp; &quot;; script_info = {sortOrder = &quot; &amp; [.C392] &amp; &quot;;};};&quot;" office:value-type="string" office:string-value="    &quot;EQ_LBOOST_BEAM_AFT&quot; = {sort_order = 1955; script_info = {sortOrder = 1955;};};">
            <text:p><text:s text:c="4"/>"EQ_LBOOST_BEAM_AFT" = {sort_order = 1955; script_info = {sortOrder = 1955;};};</text:p>
          </table:table-cell>
          <table:table-cell table:number-columns-repeated="1020"/>
        </table:table-row>
        <table:table-row table:style-name="ro1">
          <table:table-cell office:value-type="string">
            <text:p>EQ_LBOOST_BEAM_FWD</text:p>
          </table:table-cell>
          <table:table-cell office:value-type="string">
            <text:p>Forward Beam Laser</text:p>
          </table:table-cell>
          <table:table-cell table:formula="of:=([.$B$1] - [.$E$1])  + (ROW([.A393]) - 2) * [.$E$1]" office:value-type="float" office:value="1960">
            <text:p>1960</text:p>
          </table:table-cell>
          <table:table-cell table:formula="of:=&quot;    &quot;&quot;&quot; &amp; [.A393] &amp; &quot;&quot;&quot; = {sort_order = &quot; &amp; [.C393] &amp; &quot;; script_info = {sortOrder = &quot; &amp; [.C393] &amp; &quot;;};};&quot;" office:value-type="string" office:string-value="    &quot;EQ_LBOOST_BEAM_FWD&quot; = {sort_order = 1960; script_info = {sortOrder = 1960;};};">
            <text:p><text:s text:c="4"/>"EQ_LBOOST_BEAM_FWD" = {sort_order = 1960; script_info = {sortOrder = 1960;};};</text:p>
          </table:table-cell>
          <table:table-cell table:number-columns-repeated="1020"/>
        </table:table-row>
        <table:table-row table:style-name="ro1">
          <table:table-cell office:value-type="string">
            <text:p>EQ_LBOOST_BEAM_PORT</text:p>
          </table:table-cell>
          <table:table-cell office:value-type="string">
            <text:p>Port Beam Laser</text:p>
          </table:table-cell>
          <table:table-cell table:formula="of:=([.$B$1] - [.$E$1])  + (ROW([.A394]) - 2) * [.$E$1]" office:value-type="float" office:value="1965">
            <text:p>1965</text:p>
          </table:table-cell>
          <table:table-cell table:formula="of:=&quot;    &quot;&quot;&quot; &amp; [.A394] &amp; &quot;&quot;&quot; = {sort_order = &quot; &amp; [.C394] &amp; &quot;; script_info = {sortOrder = &quot; &amp; [.C394] &amp; &quot;;};};&quot;" office:value-type="string" office:string-value="    &quot;EQ_LBOOST_BEAM_PORT&quot; = {sort_order = 1965; script_info = {sortOrder = 1965;};};">
            <text:p><text:s text:c="4"/>"EQ_LBOOST_BEAM_PORT" = {sort_order = 1965; script_info = {sortOrder = 1965;};};</text:p>
          </table:table-cell>
          <table:table-cell table:number-columns-repeated="1020"/>
        </table:table-row>
        <table:table-row table:style-name="ro1">
          <table:table-cell office:value-type="string">
            <text:p>EQ_LBOOST_BEAM_STAR</text:p>
          </table:table-cell>
          <table:table-cell office:value-type="string">
            <text:p>Starboard Beam Laser</text:p>
          </table:table-cell>
          <table:table-cell table:formula="of:=([.$B$1] - [.$E$1])  + (ROW([.A395]) - 2) * [.$E$1]" office:value-type="float" office:value="1970">
            <text:p>1970</text:p>
          </table:table-cell>
          <table:table-cell table:formula="of:=&quot;    &quot;&quot;&quot; &amp; [.A395] &amp; &quot;&quot;&quot; = {sort_order = &quot; &amp; [.C395] &amp; &quot;; script_info = {sortOrder = &quot; &amp; [.C395] &amp; &quot;;};};&quot;" office:value-type="string" office:string-value="    &quot;EQ_LBOOST_BEAM_STAR&quot; = {sort_order = 1970; script_info = {sortOrder = 1970;};};">
            <text:p><text:s text:c="4"/>"EQ_LBOOST_BEAM_STAR" = {sort_order = 1970; script_info = {sortOrder = 1970;};};</text:p>
          </table:table-cell>
          <table:table-cell table:number-columns-repeated="1020"/>
        </table:table-row>
        <table:table-row table:style-name="ro1">
          <table:table-cell office:value-type="string">
            <text:p>EQ_LBOOST_MILITARY_AFT</text:p>
          </table:table-cell>
          <table:table-cell office:value-type="string">
            <text:p>Aft Military Laser</text:p>
          </table:table-cell>
          <table:table-cell table:formula="of:=([.$B$1] - [.$E$1])  + (ROW([.A396]) - 2) * [.$E$1]" office:value-type="float" office:value="1975">
            <text:p>1975</text:p>
          </table:table-cell>
          <table:table-cell table:formula="of:=&quot;    &quot;&quot;&quot; &amp; [.A396] &amp; &quot;&quot;&quot; = {sort_order = &quot; &amp; [.C396] &amp; &quot;; script_info = {sortOrder = &quot; &amp; [.C396] &amp; &quot;;};};&quot;" office:value-type="string" office:string-value="    &quot;EQ_LBOOST_MILITARY_AFT&quot; = {sort_order = 1975; script_info = {sortOrder = 1975;};};">
            <text:p><text:s text:c="4"/>"EQ_LBOOST_MILITARY_AFT" = {sort_order = 1975; script_info = {sortOrder = 1975;};};</text:p>
          </table:table-cell>
          <table:table-cell table:number-columns-repeated="1020"/>
        </table:table-row>
        <table:table-row table:style-name="ro1">
          <table:table-cell office:value-type="string">
            <text:p>EQ_LBOOST_MILITARY_FWD</text:p>
          </table:table-cell>
          <table:table-cell office:value-type="string">
            <text:p>Forward Military Laser</text:p>
          </table:table-cell>
          <table:table-cell table:formula="of:=([.$B$1] - [.$E$1])  + (ROW([.A397]) - 2) * [.$E$1]" office:value-type="float" office:value="1980">
            <text:p>1980</text:p>
          </table:table-cell>
          <table:table-cell table:formula="of:=&quot;    &quot;&quot;&quot; &amp; [.A397] &amp; &quot;&quot;&quot; = {sort_order = &quot; &amp; [.C397] &amp; &quot;; script_info = {sortOrder = &quot; &amp; [.C397] &amp; &quot;;};};&quot;" office:value-type="string" office:string-value="    &quot;EQ_LBOOST_MILITARY_FWD&quot; = {sort_order = 1980; script_info = {sortOrder = 1980;};};">
            <text:p><text:s text:c="4"/>"EQ_LBOOST_MILITARY_FWD" = {sort_order = 1980; script_info = {sortOrder = 1980;};};</text:p>
          </table:table-cell>
          <table:table-cell table:number-columns-repeated="1020"/>
        </table:table-row>
        <table:table-row table:style-name="ro1">
          <table:table-cell office:value-type="string">
            <text:p>EQ_LBOOST_MILITARY_PORT</text:p>
          </table:table-cell>
          <table:table-cell office:value-type="string">
            <text:p>Port Military Laser</text:p>
          </table:table-cell>
          <table:table-cell table:formula="of:=([.$B$1] - [.$E$1])  + (ROW([.A398]) - 2) * [.$E$1]" office:value-type="float" office:value="1985">
            <text:p>1985</text:p>
          </table:table-cell>
          <table:table-cell table:formula="of:=&quot;    &quot;&quot;&quot; &amp; [.A398] &amp; &quot;&quot;&quot; = {sort_order = &quot; &amp; [.C398] &amp; &quot;; script_info = {sortOrder = &quot; &amp; [.C398] &amp; &quot;;};};&quot;" office:value-type="string" office:string-value="    &quot;EQ_LBOOST_MILITARY_PORT&quot; = {sort_order = 1985; script_info = {sortOrder = 1985;};};">
            <text:p><text:s text:c="4"/>"EQ_LBOOST_MILITARY_PORT" = {sort_order = 1985; script_info = {sortOrder = 1985;};};</text:p>
          </table:table-cell>
          <table:table-cell table:number-columns-repeated="1020"/>
        </table:table-row>
        <table:table-row table:style-name="ro1">
          <table:table-cell office:value-type="string">
            <text:p>EQ_LBOOST_MILITARY_STAR</text:p>
          </table:table-cell>
          <table:table-cell office:value-type="string">
            <text:p>Starboard Military Laser</text:p>
          </table:table-cell>
          <table:table-cell table:formula="of:=([.$B$1] - [.$E$1])  + (ROW([.A399]) - 2) * [.$E$1]" office:value-type="float" office:value="1990">
            <text:p>1990</text:p>
          </table:table-cell>
          <table:table-cell table:formula="of:=&quot;    &quot;&quot;&quot; &amp; [.A399] &amp; &quot;&quot;&quot; = {sort_order = &quot; &amp; [.C399] &amp; &quot;; script_info = {sortOrder = &quot; &amp; [.C399] &amp; &quot;;};};&quot;" office:value-type="string" office:string-value="    &quot;EQ_LBOOST_MILITARY_STAR&quot; = {sort_order = 1990; script_info = {sortOrder = 1990;};};">
            <text:p><text:s text:c="4"/>"EQ_LBOOST_MILITARY_STAR" = {sort_order = 1990; script_info = {sortOrder = 1990;};};</text:p>
          </table:table-cell>
          <table:table-cell table:number-columns-repeated="1020"/>
        </table:table-row>
        <table:table-row table:style-name="ro1">
          <table:table-cell office:value-type="string">
            <text:p>EQ_LBOOST_MINING_AFT</text:p>
          </table:table-cell>
          <table:table-cell office:value-type="string">
            <text:p>Aft Mining Laser</text:p>
          </table:table-cell>
          <table:table-cell table:formula="of:=([.$B$1] - [.$E$1])  + (ROW([.A400]) - 2) * [.$E$1]" office:value-type="float" office:value="1995">
            <text:p>1995</text:p>
          </table:table-cell>
          <table:table-cell table:formula="of:=&quot;    &quot;&quot;&quot; &amp; [.A400] &amp; &quot;&quot;&quot; = {sort_order = &quot; &amp; [.C400] &amp; &quot;; script_info = {sortOrder = &quot; &amp; [.C400] &amp; &quot;;};};&quot;" office:value-type="string" office:string-value="    &quot;EQ_LBOOST_MINING_AFT&quot; = {sort_order = 1995; script_info = {sortOrder = 1995;};};">
            <text:p><text:s text:c="4"/>"EQ_LBOOST_MINING_AFT" = {sort_order = 1995; script_info = {sortOrder = 1995;};};</text:p>
          </table:table-cell>
          <table:table-cell table:number-columns-repeated="1020"/>
        </table:table-row>
        <table:table-row table:style-name="ro1">
          <table:table-cell office:value-type="string">
            <text:p>EQ_LBOOST_MINING_FWD</text:p>
          </table:table-cell>
          <table:table-cell office:value-type="string">
            <text:p>Forward Mining Laser</text:p>
          </table:table-cell>
          <table:table-cell table:formula="of:=([.$B$1] - [.$E$1])  + (ROW([.A401]) - 2) * [.$E$1]" office:value-type="float" office:value="2000">
            <text:p>2000</text:p>
          </table:table-cell>
          <table:table-cell table:formula="of:=&quot;    &quot;&quot;&quot; &amp; [.A401] &amp; &quot;&quot;&quot; = {sort_order = &quot; &amp; [.C401] &amp; &quot;; script_info = {sortOrder = &quot; &amp; [.C401] &amp; &quot;;};};&quot;" office:value-type="string" office:string-value="    &quot;EQ_LBOOST_MINING_FWD&quot; = {sort_order = 2000; script_info = {sortOrder = 2000;};};">
            <text:p><text:s text:c="4"/>"EQ_LBOOST_MINING_FWD" = {sort_order = 2000; script_info = {sortOrder = 2000;};};</text:p>
          </table:table-cell>
          <table:table-cell table:number-columns-repeated="1020"/>
        </table:table-row>
        <table:table-row table:style-name="ro1">
          <table:table-cell office:value-type="string">
            <text:p>EQ_LBOOST_MINING_PORT</text:p>
          </table:table-cell>
          <table:table-cell office:value-type="string">
            <text:p>Port Mining Laser</text:p>
          </table:table-cell>
          <table:table-cell table:formula="of:=([.$B$1] - [.$E$1])  + (ROW([.A402]) - 2) * [.$E$1]" office:value-type="float" office:value="2005">
            <text:p>2005</text:p>
          </table:table-cell>
          <table:table-cell table:formula="of:=&quot;    &quot;&quot;&quot; &amp; [.A402] &amp; &quot;&quot;&quot; = {sort_order = &quot; &amp; [.C402] &amp; &quot;; script_info = {sortOrder = &quot; &amp; [.C402] &amp; &quot;;};};&quot;" office:value-type="string" office:string-value="    &quot;EQ_LBOOST_MINING_PORT&quot; = {sort_order = 2005; script_info = {sortOrder = 2005;};};">
            <text:p><text:s text:c="4"/>"EQ_LBOOST_MINING_PORT" = {sort_order = 2005; script_info = {sortOrder = 2005;};};</text:p>
          </table:table-cell>
          <table:table-cell table:number-columns-repeated="1020"/>
        </table:table-row>
        <table:table-row table:style-name="ro1">
          <table:table-cell office:value-type="string">
            <text:p>EQ_LBOOST_MINING_STAR</text:p>
          </table:table-cell>
          <table:table-cell office:value-type="string">
            <text:p>Starboard Mining Laser</text:p>
          </table:table-cell>
          <table:table-cell table:formula="of:=([.$B$1] - [.$E$1])  + (ROW([.A403]) - 2) * [.$E$1]" office:value-type="float" office:value="2010">
            <text:p>2010</text:p>
          </table:table-cell>
          <table:table-cell table:formula="of:=&quot;    &quot;&quot;&quot; &amp; [.A403] &amp; &quot;&quot;&quot; = {sort_order = &quot; &amp; [.C403] &amp; &quot;; script_info = {sortOrder = &quot; &amp; [.C403] &amp; &quot;;};};&quot;" office:value-type="string" office:string-value="    &quot;EQ_LBOOST_MINING_STAR&quot; = {sort_order = 2010; script_info = {sortOrder = 2010;};};">
            <text:p><text:s text:c="4"/>"EQ_LBOOST_MINING_STAR" = {sort_order = 2010; script_info = {sortOrder = 2010;};};</text:p>
          </table:table-cell>
          <table:table-cell table:number-columns-repeated="1020"/>
        </table:table-row>
        <table:table-row table:style-name="ro1">
          <table:table-cell office:value-type="string">
            <text:p>EQ_LBOOST_PULSE_AFT</text:p>
          </table:table-cell>
          <table:table-cell office:value-type="string">
            <text:p>Aft Pulse Laser</text:p>
          </table:table-cell>
          <table:table-cell table:formula="of:=([.$B$1] - [.$E$1])  + (ROW([.A404]) - 2) * [.$E$1]" office:value-type="float" office:value="2015">
            <text:p>2015</text:p>
          </table:table-cell>
          <table:table-cell table:formula="of:=&quot;    &quot;&quot;&quot; &amp; [.A404] &amp; &quot;&quot;&quot; = {sort_order = &quot; &amp; [.C404] &amp; &quot;; script_info = {sortOrder = &quot; &amp; [.C404] &amp; &quot;;};};&quot;" office:value-type="string" office:string-value="    &quot;EQ_LBOOST_PULSE_AFT&quot; = {sort_order = 2015; script_info = {sortOrder = 2015;};};">
            <text:p><text:s text:c="4"/>"EQ_LBOOST_PULSE_AFT" = {sort_order = 2015; script_info = {sortOrder = 2015;};};</text:p>
          </table:table-cell>
          <table:table-cell table:number-columns-repeated="1020"/>
        </table:table-row>
        <table:table-row table:style-name="ro1">
          <table:table-cell office:value-type="string">
            <text:p>EQ_LBOOST_PULSE_FWD</text:p>
          </table:table-cell>
          <table:table-cell office:value-type="string">
            <text:p>Forward Pulse Laser</text:p>
          </table:table-cell>
          <table:table-cell table:formula="of:=([.$B$1] - [.$E$1])  + (ROW([.A405]) - 2) * [.$E$1]" office:value-type="float" office:value="2020">
            <text:p>2020</text:p>
          </table:table-cell>
          <table:table-cell table:formula="of:=&quot;    &quot;&quot;&quot; &amp; [.A405] &amp; &quot;&quot;&quot; = {sort_order = &quot; &amp; [.C405] &amp; &quot;; script_info = {sortOrder = &quot; &amp; [.C405] &amp; &quot;;};};&quot;" office:value-type="string" office:string-value="    &quot;EQ_LBOOST_PULSE_FWD&quot; = {sort_order = 2020; script_info = {sortOrder = 2020;};};">
            <text:p><text:s text:c="4"/>"EQ_LBOOST_PULSE_FWD" = {sort_order = 2020; script_info = {sortOrder = 2020;};};</text:p>
          </table:table-cell>
          <table:table-cell table:number-columns-repeated="1020"/>
        </table:table-row>
        <table:table-row table:style-name="ro1">
          <table:table-cell office:value-type="string">
            <text:p>EQ_LBOOST_PULSE_PORT</text:p>
          </table:table-cell>
          <table:table-cell office:value-type="string">
            <text:p>Port Pulse Laser</text:p>
          </table:table-cell>
          <table:table-cell table:formula="of:=([.$B$1] - [.$E$1])  + (ROW([.A406]) - 2) * [.$E$1]" office:value-type="float" office:value="2025">
            <text:p>2025</text:p>
          </table:table-cell>
          <table:table-cell table:formula="of:=&quot;    &quot;&quot;&quot; &amp; [.A406] &amp; &quot;&quot;&quot; = {sort_order = &quot; &amp; [.C406] &amp; &quot;; script_info = {sortOrder = &quot; &amp; [.C406] &amp; &quot;;};};&quot;" office:value-type="string" office:string-value="    &quot;EQ_LBOOST_PULSE_PORT&quot; = {sort_order = 2025; script_info = {sortOrder = 2025;};};">
            <text:p><text:s text:c="4"/>"EQ_LBOOST_PULSE_PORT" = {sort_order = 2025; script_info = {sortOrder = 2025;};};</text:p>
          </table:table-cell>
          <table:table-cell table:number-columns-repeated="1020"/>
        </table:table-row>
        <table:table-row table:style-name="ro1">
          <table:table-cell office:value-type="string">
            <text:p>EQ_LBOOST_PULSE_STAR</text:p>
          </table:table-cell>
          <table:table-cell office:value-type="string">
            <text:p>Starboard Pulse Laser</text:p>
          </table:table-cell>
          <table:table-cell table:formula="of:=([.$B$1] - [.$E$1])  + (ROW([.A407]) - 2) * [.$E$1]" office:value-type="float" office:value="2030">
            <text:p>2030</text:p>
          </table:table-cell>
          <table:table-cell table:formula="of:=&quot;    &quot;&quot;&quot; &amp; [.A407] &amp; &quot;&quot;&quot; = {sort_order = &quot; &amp; [.C407] &amp; &quot;; script_info = {sortOrder = &quot; &amp; [.C407] &amp; &quot;;};};&quot;" office:value-type="string" office:string-value="    &quot;EQ_LBOOST_PULSE_STAR&quot; = {sort_order = 2030; script_info = {sortOrder = 2030;};};">
            <text:p><text:s text:c="4"/>"EQ_LBOOST_PULSE_STAR" = {sort_order = 2030; script_info = {sortOrder = 2030;};};</text:p>
          </table:table-cell>
          <table:table-cell table:number-columns-repeated="1020"/>
        </table:table-row>
        <table:table-row table:style-name="ro1">
          <table:table-cell office:value-type="string">
            <text:p>EQ_LIFE_BOX</text:p>
          </table:table-cell>
          <table:table-cell office:value-type="string">
            <text:p>Life Box</text:p>
          </table:table-cell>
          <table:table-cell table:formula="of:=([.$B$1] - [.$E$1])  + (ROW([.A408]) - 2) * [.$E$1]" office:value-type="float" office:value="2035">
            <text:p>2035</text:p>
          </table:table-cell>
          <table:table-cell table:formula="of:=&quot;    &quot;&quot;&quot; &amp; [.A408] &amp; &quot;&quot;&quot; = {sort_order = &quot; &amp; [.C408] &amp; &quot;; script_info = {sortOrder = &quot; &amp; [.C408] &amp; &quot;;};};&quot;" office:value-type="string" office:string-value="    &quot;EQ_LIFE_BOX&quot; = {sort_order = 2035; script_info = {sortOrder = 2035;};};">
            <text:p><text:s text:c="4"/>"EQ_LIFE_BOX" = {sort_order = 2035; script_info = {sortOrder = 2035;};};</text:p>
          </table:table-cell>
          <table:table-cell table:number-columns-repeated="1020"/>
        </table:table-row>
        <table:table-row table:style-name="ro1">
          <table:table-cell office:value-type="string">
            <text:p>EQ_LMSS_ACTIVATOR</text:p>
          </table:table-cell>
          <table:table-cell office:value-type="string">
            <text:p>LMSS Activator</text:p>
          </table:table-cell>
          <table:table-cell table:formula="of:=([.$B$1] - [.$E$1])  + (ROW([.A409]) - 2) * [.$E$1]" office:value-type="float" office:value="2040">
            <text:p>2040</text:p>
          </table:table-cell>
          <table:table-cell table:formula="of:=&quot;    &quot;&quot;&quot; &amp; [.A409] &amp; &quot;&quot;&quot; = {sort_order = &quot; &amp; [.C409] &amp; &quot;; script_info = {sortOrder = &quot; &amp; [.C409] &amp; &quot;;};};&quot;" office:value-type="string" office:string-value="    &quot;EQ_LMSS_ACTIVATOR&quot; = {sort_order = 2040; script_info = {sortOrder = 2040;};};">
            <text:p><text:s text:c="4"/>"EQ_LMSS_ACTIVATOR" = {sort_order = 2040; script_info = {sortOrder = 2040;};};</text:p>
          </table:table-cell>
          <table:table-cell table:number-columns-repeated="1020"/>
        </table:table-row>
        <table:table-row table:style-name="ro1">
          <table:table-cell office:value-type="string">
            <text:p>EQ_LMSS_ACTUATOR</text:p>
          </table:table-cell>
          <table:table-cell office:value-type="string">
            <text:p>LMSS - Actuator Upgrade</text:p>
          </table:table-cell>
          <table:table-cell table:formula="of:=([.$B$1] - [.$E$1])  + (ROW([.A410]) - 2) * [.$E$1]" office:value-type="float" office:value="2045">
            <text:p>2045</text:p>
          </table:table-cell>
          <table:table-cell table:formula="of:=&quot;    &quot;&quot;&quot; &amp; [.A410] &amp; &quot;&quot;&quot; = {sort_order = &quot; &amp; [.C410] &amp; &quot;; script_info = {sortOrder = &quot; &amp; [.C410] &amp; &quot;;};};&quot;" office:value-type="string" office:string-value="    &quot;EQ_LMSS_ACTUATOR&quot; = {sort_order = 2045; script_info = {sortOrder = 2045;};};">
            <text:p><text:s text:c="4"/>"EQ_LMSS_ACTUATOR" = {sort_order = 2045; script_info = {sortOrder = 2045;};};</text:p>
          </table:table-cell>
          <table:table-cell table:number-columns-repeated="1020"/>
        </table:table-row>
        <table:table-row table:style-name="ro1">
          <table:table-cell office:value-type="string">
            <text:p>EQ_LMSS_ACTUATOR_REMOVAL</text:p>
          </table:table-cell>
          <table:table-cell office:value-type="string">
            <text:p>Remove LMSS - Actuator Upgrade</text:p>
          </table:table-cell>
          <table:table-cell table:formula="of:=([.$B$1] - [.$E$1])  + (ROW([.A411]) - 2) * [.$E$1]" office:value-type="float" office:value="2050">
            <text:p>2050</text:p>
          </table:table-cell>
          <table:table-cell table:formula="of:=&quot;    &quot;&quot;&quot; &amp; [.A411] &amp; &quot;&quot;&quot; = {sort_order = &quot; &amp; [.C411] &amp; &quot;; script_info = {sortOrder = &quot; &amp; [.C411] &amp; &quot;;};};&quot;" office:value-type="string" office:string-value="    &quot;EQ_LMSS_ACTUATOR_REMOVAL&quot; = {sort_order = 2050; script_info = {sortOrder = 2050;};};">
            <text:p><text:s text:c="4"/>"EQ_LMSS_ACTUATOR_REMOVAL" = {sort_order = 2050; script_info = {sortOrder = 2050;};};</text:p>
          </table:table-cell>
          <table:table-cell table:number-columns-repeated="1020"/>
        </table:table-row>
        <table:table-row table:style-name="ro1">
          <table:table-cell office:value-type="string">
            <text:p>EQ_LMSS_AFT</text:p>
          </table:table-cell>
          <table:table-cell office:value-type="string">
            <text:p>LMSS - Aft Assembly</text:p>
          </table:table-cell>
          <table:table-cell table:formula="of:=([.$B$1] - [.$E$1])  + (ROW([.A412]) - 2) * [.$E$1]" office:value-type="float" office:value="2055">
            <text:p>2055</text:p>
          </table:table-cell>
          <table:table-cell table:formula="of:=&quot;    &quot;&quot;&quot; &amp; [.A412] &amp; &quot;&quot;&quot; = {sort_order = &quot; &amp; [.C412] &amp; &quot;; script_info = {sortOrder = &quot; &amp; [.C412] &amp; &quot;;};};&quot;" office:value-type="string" office:string-value="    &quot;EQ_LMSS_AFT&quot; = {sort_order = 2055; script_info = {sortOrder = 2055;};};">
            <text:p><text:s text:c="4"/>"EQ_LMSS_AFT" = {sort_order = 2055; script_info = {sortOrder = 2055;};};</text:p>
          </table:table-cell>
          <table:table-cell table:number-columns-repeated="1020"/>
        </table:table-row>
        <table:table-row table:style-name="ro1">
          <table:table-cell office:value-type="string">
            <text:p>EQ_LMSS_AFT_BEAM</text:p>
          </table:table-cell>
          <table:table-cell office:value-type="string">
            <text:p>LMSS - Aft Beam Laser</text:p>
          </table:table-cell>
          <table:table-cell table:formula="of:=([.$B$1] - [.$E$1])  + (ROW([.A413]) - 2) * [.$E$1]" office:value-type="float" office:value="2060">
            <text:p>2060</text:p>
          </table:table-cell>
          <table:table-cell table:formula="of:=&quot;    &quot;&quot;&quot; &amp; [.A413] &amp; &quot;&quot;&quot; = {sort_order = &quot; &amp; [.C413] &amp; &quot;; script_info = {sortOrder = &quot; &amp; [.C413] &amp; &quot;;};};&quot;" office:value-type="string" office:string-value="    &quot;EQ_LMSS_AFT_BEAM&quot; = {sort_order = 2060; script_info = {sortOrder = 2060;};};">
            <text:p><text:s text:c="4"/>"EQ_LMSS_AFT_BEAM" = {sort_order = 2060; script_info = {sortOrder = 2060;};};</text:p>
          </table:table-cell>
          <table:table-cell table:number-columns-repeated="1020"/>
        </table:table-row>
        <table:table-row table:style-name="ro1">
          <table:table-cell office:value-type="string">
            <text:p>EQ_LMSS_AFT_MILITARY</text:p>
          </table:table-cell>
          <table:table-cell office:value-type="string">
            <text:p>LMSS - Aft Military Laser</text:p>
          </table:table-cell>
          <table:table-cell table:formula="of:=([.$B$1] - [.$E$1])  + (ROW([.A414]) - 2) * [.$E$1]" office:value-type="float" office:value="2065">
            <text:p>2065</text:p>
          </table:table-cell>
          <table:table-cell table:formula="of:=&quot;    &quot;&quot;&quot; &amp; [.A414] &amp; &quot;&quot;&quot; = {sort_order = &quot; &amp; [.C414] &amp; &quot;; script_info = {sortOrder = &quot; &amp; [.C414] &amp; &quot;;};};&quot;" office:value-type="string" office:string-value="    &quot;EQ_LMSS_AFT_MILITARY&quot; = {sort_order = 2065; script_info = {sortOrder = 2065;};};">
            <text:p><text:s text:c="4"/>"EQ_LMSS_AFT_MILITARY" = {sort_order = 2065; script_info = {sortOrder = 2065;};};</text:p>
          </table:table-cell>
          <table:table-cell table:number-columns-repeated="1020"/>
        </table:table-row>
        <table:table-row table:style-name="ro1">
          <table:table-cell office:value-type="string">
            <text:p>EQ_LMSS_AFT_MINING</text:p>
          </table:table-cell>
          <table:table-cell office:value-type="string">
            <text:p>LMSS - Aft Mining Laser</text:p>
          </table:table-cell>
          <table:table-cell table:formula="of:=([.$B$1] - [.$E$1])  + (ROW([.A415]) - 2) * [.$E$1]" office:value-type="float" office:value="2070">
            <text:p>2070</text:p>
          </table:table-cell>
          <table:table-cell table:formula="of:=&quot;    &quot;&quot;&quot; &amp; [.A415] &amp; &quot;&quot;&quot; = {sort_order = &quot; &amp; [.C415] &amp; &quot;; script_info = {sortOrder = &quot; &amp; [.C415] &amp; &quot;;};};&quot;" office:value-type="string" office:string-value="    &quot;EQ_LMSS_AFT_MINING&quot; = {sort_order = 2070; script_info = {sortOrder = 2070;};};">
            <text:p><text:s text:c="4"/>"EQ_LMSS_AFT_MINING" = {sort_order = 2070; script_info = {sortOrder = 2070;};};</text:p>
          </table:table-cell>
          <table:table-cell table:number-columns-repeated="1020"/>
        </table:table-row>
        <table:table-row table:style-name="ro1">
          <table:table-cell office:value-type="string">
            <text:p>EQ_LMSS_AFT_PULSE</text:p>
          </table:table-cell>
          <table:table-cell office:value-type="string">
            <text:p>LMSS - Aft Pulse Laser</text:p>
          </table:table-cell>
          <table:table-cell table:formula="of:=([.$B$1] - [.$E$1])  + (ROW([.A416]) - 2) * [.$E$1]" office:value-type="float" office:value="2075">
            <text:p>2075</text:p>
          </table:table-cell>
          <table:table-cell table:formula="of:=&quot;    &quot;&quot;&quot; &amp; [.A416] &amp; &quot;&quot;&quot; = {sort_order = &quot; &amp; [.C416] &amp; &quot;; script_info = {sortOrder = &quot; &amp; [.C416] &amp; &quot;;};};&quot;" office:value-type="string" office:string-value="    &quot;EQ_LMSS_AFT_PULSE&quot; = {sort_order = 2075; script_info = {sortOrder = 2075;};};">
            <text:p><text:s text:c="4"/>"EQ_LMSS_AFT_PULSE" = {sort_order = 2075; script_info = {sortOrder = 2075;};};</text:p>
          </table:table-cell>
          <table:table-cell table:number-columns-repeated="1020"/>
        </table:table-row>
        <table:table-row table:style-name="ro1">
          <table:table-cell office:value-type="string">
            <text:p>EQ_LMSS_AFT_REMOVAL</text:p>
          </table:table-cell>
          <table:table-cell office:value-type="string">
            <text:p>Remove LMSS - Aft Assembly</text:p>
          </table:table-cell>
          <table:table-cell table:formula="of:=([.$B$1] - [.$E$1])  + (ROW([.A417]) - 2) * [.$E$1]" office:value-type="float" office:value="2080">
            <text:p>2080</text:p>
          </table:table-cell>
          <table:table-cell table:formula="of:=&quot;    &quot;&quot;&quot; &amp; [.A417] &amp; &quot;&quot;&quot; = {sort_order = &quot; &amp; [.C417] &amp; &quot;; script_info = {sortOrder = &quot; &amp; [.C417] &amp; &quot;;};};&quot;" office:value-type="string" office:string-value="    &quot;EQ_LMSS_AFT_REMOVAL&quot; = {sort_order = 2080; script_info = {sortOrder = 2080;};};">
            <text:p><text:s text:c="4"/>"EQ_LMSS_AFT_REMOVAL" = {sort_order = 2080; script_info = {sortOrder = 2080;};};</text:p>
          </table:table-cell>
          <table:table-cell table:number-columns-repeated="1020"/>
        </table:table-row>
        <table:table-row table:style-name="ro1">
          <table:table-cell office:value-type="string">
            <text:p>EQ_LMSS_AFT_WEAPON</text:p>
          </table:table-cell>
          <table:table-cell office:value-type="string">
            <text:p>LMSS - Aft Weapon</text:p>
          </table:table-cell>
          <table:table-cell table:formula="of:=([.$B$1] - [.$E$1])  + (ROW([.A418]) - 2) * [.$E$1]" office:value-type="float" office:value="2085">
            <text:p>2085</text:p>
          </table:table-cell>
          <table:table-cell table:formula="of:=&quot;    &quot;&quot;&quot; &amp; [.A418] &amp; &quot;&quot;&quot; = {sort_order = &quot; &amp; [.C418] &amp; &quot;; script_info = {sortOrder = &quot; &amp; [.C418] &amp; &quot;;};};&quot;" office:value-type="string" office:string-value="    &quot;EQ_LMSS_AFT_WEAPON&quot; = {sort_order = 2085; script_info = {sortOrder = 2085;};};">
            <text:p><text:s text:c="4"/>"EQ_LMSS_AFT_WEAPON" = {sort_order = 2085; script_info = {sortOrder = 2085;};};</text:p>
          </table:table-cell>
          <table:table-cell table:number-columns-repeated="1020"/>
        </table:table-row>
        <table:table-row table:style-name="ro1">
          <table:table-cell office:value-type="string">
            <text:p>EQ_LMSS_FRONT</text:p>
          </table:table-cell>
          <table:table-cell office:value-type="string">
            <text:p>LMSS - Forward Assembly</text:p>
          </table:table-cell>
          <table:table-cell table:formula="of:=([.$B$1] - [.$E$1])  + (ROW([.A419]) - 2) * [.$E$1]" office:value-type="float" office:value="2090">
            <text:p>2090</text:p>
          </table:table-cell>
          <table:table-cell table:formula="of:=&quot;    &quot;&quot;&quot; &amp; [.A419] &amp; &quot;&quot;&quot; = {sort_order = &quot; &amp; [.C419] &amp; &quot;; script_info = {sortOrder = &quot; &amp; [.C419] &amp; &quot;;};};&quot;" office:value-type="string" office:string-value="    &quot;EQ_LMSS_FRONT&quot; = {sort_order = 2090; script_info = {sortOrder = 2090;};};">
            <text:p><text:s text:c="4"/>"EQ_LMSS_FRONT" = {sort_order = 2090; script_info = {sortOrder = 2090;};};</text:p>
          </table:table-cell>
          <table:table-cell table:number-columns-repeated="1020"/>
        </table:table-row>
        <table:table-row table:style-name="ro1">
          <table:table-cell office:value-type="string">
            <text:p>EQ_LMSS_FRONT_BEAM</text:p>
          </table:table-cell>
          <table:table-cell office:value-type="string">
            <text:p>LMSS - Front Beam Laser</text:p>
          </table:table-cell>
          <table:table-cell table:formula="of:=([.$B$1] - [.$E$1])  + (ROW([.A420]) - 2) * [.$E$1]" office:value-type="float" office:value="2095">
            <text:p>2095</text:p>
          </table:table-cell>
          <table:table-cell table:formula="of:=&quot;    &quot;&quot;&quot; &amp; [.A420] &amp; &quot;&quot;&quot; = {sort_order = &quot; &amp; [.C420] &amp; &quot;; script_info = {sortOrder = &quot; &amp; [.C420] &amp; &quot;;};};&quot;" office:value-type="string" office:string-value="    &quot;EQ_LMSS_FRONT_BEAM&quot; = {sort_order = 2095; script_info = {sortOrder = 2095;};};">
            <text:p><text:s text:c="4"/>"EQ_LMSS_FRONT_BEAM" = {sort_order = 2095; script_info = {sortOrder = 2095;};};</text:p>
          </table:table-cell>
          <table:table-cell table:number-columns-repeated="1020"/>
        </table:table-row>
        <table:table-row table:style-name="ro1">
          <table:table-cell office:value-type="string">
            <text:p>EQ_LMSS_FRONT_MILITARY</text:p>
          </table:table-cell>
          <table:table-cell office:value-type="string">
            <text:p>LMSS - Front Military Laser</text:p>
          </table:table-cell>
          <table:table-cell table:formula="of:=([.$B$1] - [.$E$1])  + (ROW([.A421]) - 2) * [.$E$1]" office:value-type="float" office:value="2100">
            <text:p>2100</text:p>
          </table:table-cell>
          <table:table-cell table:formula="of:=&quot;    &quot;&quot;&quot; &amp; [.A421] &amp; &quot;&quot;&quot; = {sort_order = &quot; &amp; [.C421] &amp; &quot;; script_info = {sortOrder = &quot; &amp; [.C421] &amp; &quot;;};};&quot;" office:value-type="string" office:string-value="    &quot;EQ_LMSS_FRONT_MILITARY&quot; = {sort_order = 2100; script_info = {sortOrder = 2100;};};">
            <text:p><text:s text:c="4"/>"EQ_LMSS_FRONT_MILITARY" = {sort_order = 2100; script_info = {sortOrder = 2100;};};</text:p>
          </table:table-cell>
          <table:table-cell table:number-columns-repeated="1020"/>
        </table:table-row>
        <table:table-row table:style-name="ro1">
          <table:table-cell office:value-type="string">
            <text:p>EQ_LMSS_FRONT_MINING</text:p>
          </table:table-cell>
          <table:table-cell office:value-type="string">
            <text:p>LMSS - Front Mining Laser</text:p>
          </table:table-cell>
          <table:table-cell table:formula="of:=([.$B$1] - [.$E$1])  + (ROW([.A422]) - 2) * [.$E$1]" office:value-type="float" office:value="2105">
            <text:p>2105</text:p>
          </table:table-cell>
          <table:table-cell table:formula="of:=&quot;    &quot;&quot;&quot; &amp; [.A422] &amp; &quot;&quot;&quot; = {sort_order = &quot; &amp; [.C422] &amp; &quot;; script_info = {sortOrder = &quot; &amp; [.C422] &amp; &quot;;};};&quot;" office:value-type="string" office:string-value="    &quot;EQ_LMSS_FRONT_MINING&quot; = {sort_order = 2105; script_info = {sortOrder = 2105;};};">
            <text:p><text:s text:c="4"/>"EQ_LMSS_FRONT_MINING" = {sort_order = 2105; script_info = {sortOrder = 2105;};};</text:p>
          </table:table-cell>
          <table:table-cell table:number-columns-repeated="1020"/>
        </table:table-row>
        <table:table-row table:style-name="ro1">
          <table:table-cell office:value-type="string">
            <text:p>EQ_LMSS_FRONT_PULSE</text:p>
          </table:table-cell>
          <table:table-cell office:value-type="string">
            <text:p>LMSS - Front Pulse Laser</text:p>
          </table:table-cell>
          <table:table-cell table:formula="of:=([.$B$1] - [.$E$1])  + (ROW([.A423]) - 2) * [.$E$1]" office:value-type="float" office:value="2110">
            <text:p>2110</text:p>
          </table:table-cell>
          <table:table-cell table:formula="of:=&quot;    &quot;&quot;&quot; &amp; [.A423] &amp; &quot;&quot;&quot; = {sort_order = &quot; &amp; [.C423] &amp; &quot;; script_info = {sortOrder = &quot; &amp; [.C423] &amp; &quot;;};};&quot;" office:value-type="string" office:string-value="    &quot;EQ_LMSS_FRONT_PULSE&quot; = {sort_order = 2110; script_info = {sortOrder = 2110;};};">
            <text:p><text:s text:c="4"/>"EQ_LMSS_FRONT_PULSE" = {sort_order = 2110; script_info = {sortOrder = 2110;};};</text:p>
          </table:table-cell>
          <table:table-cell table:number-columns-repeated="1020"/>
        </table:table-row>
        <table:table-row table:style-name="ro1">
          <table:table-cell office:value-type="string">
            <text:p>EQ_LMSS_FRONT_REMOVAL</text:p>
          </table:table-cell>
          <table:table-cell office:value-type="string">
            <text:p>Remove LMSS - Forward Assembly</text:p>
          </table:table-cell>
          <table:table-cell table:formula="of:=([.$B$1] - [.$E$1])  + (ROW([.A424]) - 2) * [.$E$1]" office:value-type="float" office:value="2115">
            <text:p>2115</text:p>
          </table:table-cell>
          <table:table-cell table:formula="of:=&quot;    &quot;&quot;&quot; &amp; [.A424] &amp; &quot;&quot;&quot; = {sort_order = &quot; &amp; [.C424] &amp; &quot;; script_info = {sortOrder = &quot; &amp; [.C424] &amp; &quot;;};};&quot;" office:value-type="string" office:string-value="    &quot;EQ_LMSS_FRONT_REMOVAL&quot; = {sort_order = 2115; script_info = {sortOrder = 2115;};};">
            <text:p><text:s text:c="4"/>"EQ_LMSS_FRONT_REMOVAL" = {sort_order = 2115; script_info = {sortOrder = 2115;};};</text:p>
          </table:table-cell>
          <table:table-cell table:number-columns-repeated="1020"/>
        </table:table-row>
        <table:table-row table:style-name="ro1">
          <table:table-cell office:value-type="string">
            <text:p>EQ_LMSS_FRONT_WEAPON</text:p>
          </table:table-cell>
          <table:table-cell office:value-type="string">
            <text:p>LMSS - Forward Weapon</text:p>
          </table:table-cell>
          <table:table-cell table:formula="of:=([.$B$1] - [.$E$1])  + (ROW([.A425]) - 2) * [.$E$1]" office:value-type="float" office:value="2120">
            <text:p>2120</text:p>
          </table:table-cell>
          <table:table-cell table:formula="of:=&quot;    &quot;&quot;&quot; &amp; [.A425] &amp; &quot;&quot;&quot; = {sort_order = &quot; &amp; [.C425] &amp; &quot;; script_info = {sortOrder = &quot; &amp; [.C425] &amp; &quot;;};};&quot;" office:value-type="string" office:string-value="    &quot;EQ_LMSS_FRONT_WEAPON&quot; = {sort_order = 2120; script_info = {sortOrder = 2120;};};">
            <text:p><text:s text:c="4"/>"EQ_LMSS_FRONT_WEAPON" = {sort_order = 2120; script_info = {sortOrder = 2120;};};</text:p>
          </table:table-cell>
          <table:table-cell table:number-columns-repeated="1020"/>
        </table:table-row>
        <table:table-row table:style-name="ro1">
          <table:table-cell office:value-type="string">
            <text:p>EQ_LMSS_PORT</text:p>
          </table:table-cell>
          <table:table-cell office:value-type="string">
            <text:p>LMSS - Port Assembly</text:p>
          </table:table-cell>
          <table:table-cell table:formula="of:=([.$B$1] - [.$E$1])  + (ROW([.A426]) - 2) * [.$E$1]" office:value-type="float" office:value="2125">
            <text:p>2125</text:p>
          </table:table-cell>
          <table:table-cell table:formula="of:=&quot;    &quot;&quot;&quot; &amp; [.A426] &amp; &quot;&quot;&quot; = {sort_order = &quot; &amp; [.C426] &amp; &quot;; script_info = {sortOrder = &quot; &amp; [.C426] &amp; &quot;;};};&quot;" office:value-type="string" office:string-value="    &quot;EQ_LMSS_PORT&quot; = {sort_order = 2125; script_info = {sortOrder = 2125;};};">
            <text:p><text:s text:c="4"/>"EQ_LMSS_PORT" = {sort_order = 2125; script_info = {sortOrder = 2125;};};</text:p>
          </table:table-cell>
          <table:table-cell table:number-columns-repeated="1020"/>
        </table:table-row>
        <table:table-row table:style-name="ro1">
          <table:table-cell office:value-type="string">
            <text:p>EQ_LMSS_PORT_BEAM</text:p>
          </table:table-cell>
          <table:table-cell office:value-type="string">
            <text:p>LMSS - Port Beam Laser</text:p>
          </table:table-cell>
          <table:table-cell table:formula="of:=([.$B$1] - [.$E$1])  + (ROW([.A427]) - 2) * [.$E$1]" office:value-type="float" office:value="2130">
            <text:p>2130</text:p>
          </table:table-cell>
          <table:table-cell table:formula="of:=&quot;    &quot;&quot;&quot; &amp; [.A427] &amp; &quot;&quot;&quot; = {sort_order = &quot; &amp; [.C427] &amp; &quot;; script_info = {sortOrder = &quot; &amp; [.C427] &amp; &quot;;};};&quot;" office:value-type="string" office:string-value="    &quot;EQ_LMSS_PORT_BEAM&quot; = {sort_order = 2130; script_info = {sortOrder = 2130;};};">
            <text:p><text:s text:c="4"/>"EQ_LMSS_PORT_BEAM" = {sort_order = 2130; script_info = {sortOrder = 2130;};};</text:p>
          </table:table-cell>
          <table:table-cell table:number-columns-repeated="1020"/>
        </table:table-row>
        <table:table-row table:style-name="ro1">
          <table:table-cell office:value-type="string">
            <text:p>EQ_LMSS_PORT_MILITARY</text:p>
          </table:table-cell>
          <table:table-cell office:value-type="string">
            <text:p>LMSS - Port Military Laser</text:p>
          </table:table-cell>
          <table:table-cell table:formula="of:=([.$B$1] - [.$E$1])  + (ROW([.A428]) - 2) * [.$E$1]" office:value-type="float" office:value="2135">
            <text:p>2135</text:p>
          </table:table-cell>
          <table:table-cell table:formula="of:=&quot;    &quot;&quot;&quot; &amp; [.A428] &amp; &quot;&quot;&quot; = {sort_order = &quot; &amp; [.C428] &amp; &quot;; script_info = {sortOrder = &quot; &amp; [.C428] &amp; &quot;;};};&quot;" office:value-type="string" office:string-value="    &quot;EQ_LMSS_PORT_MILITARY&quot; = {sort_order = 2135; script_info = {sortOrder = 2135;};};">
            <text:p><text:s text:c="4"/>"EQ_LMSS_PORT_MILITARY" = {sort_order = 2135; script_info = {sortOrder = 2135;};};</text:p>
          </table:table-cell>
          <table:table-cell table:number-columns-repeated="1020"/>
        </table:table-row>
        <table:table-row table:style-name="ro1">
          <table:table-cell office:value-type="string">
            <text:p>EQ_LMSS_PORT_MINING</text:p>
          </table:table-cell>
          <table:table-cell office:value-type="string">
            <text:p>LMSS - Port Mining Laser</text:p>
          </table:table-cell>
          <table:table-cell table:formula="of:=([.$B$1] - [.$E$1])  + (ROW([.A429]) - 2) * [.$E$1]" office:value-type="float" office:value="2140">
            <text:p>2140</text:p>
          </table:table-cell>
          <table:table-cell table:formula="of:=&quot;    &quot;&quot;&quot; &amp; [.A429] &amp; &quot;&quot;&quot; = {sort_order = &quot; &amp; [.C429] &amp; &quot;; script_info = {sortOrder = &quot; &amp; [.C429] &amp; &quot;;};};&quot;" office:value-type="string" office:string-value="    &quot;EQ_LMSS_PORT_MINING&quot; = {sort_order = 2140; script_info = {sortOrder = 2140;};};">
            <text:p><text:s text:c="4"/>"EQ_LMSS_PORT_MINING" = {sort_order = 2140; script_info = {sortOrder = 2140;};};</text:p>
          </table:table-cell>
          <table:table-cell table:number-columns-repeated="1020"/>
        </table:table-row>
        <table:table-row table:style-name="ro1">
          <table:table-cell office:value-type="string">
            <text:p>EQ_LMSS_PORT_PULSE</text:p>
          </table:table-cell>
          <table:table-cell office:value-type="string">
            <text:p>LMSS - Port Pulse Laser</text:p>
          </table:table-cell>
          <table:table-cell table:formula="of:=([.$B$1] - [.$E$1])  + (ROW([.A430]) - 2) * [.$E$1]" office:value-type="float" office:value="2145">
            <text:p>2145</text:p>
          </table:table-cell>
          <table:table-cell table:formula="of:=&quot;    &quot;&quot;&quot; &amp; [.A430] &amp; &quot;&quot;&quot; = {sort_order = &quot; &amp; [.C430] &amp; &quot;; script_info = {sortOrder = &quot; &amp; [.C430] &amp; &quot;;};};&quot;" office:value-type="string" office:string-value="    &quot;EQ_LMSS_PORT_PULSE&quot; = {sort_order = 2145; script_info = {sortOrder = 2145;};};">
            <text:p><text:s text:c="4"/>"EQ_LMSS_PORT_PULSE" = {sort_order = 2145; script_info = {sortOrder = 2145;};};</text:p>
          </table:table-cell>
          <table:table-cell table:number-columns-repeated="1020"/>
        </table:table-row>
        <table:table-row table:style-name="ro1">
          <table:table-cell office:value-type="string">
            <text:p>EQ_LMSS_PORT_REMOVAL</text:p>
          </table:table-cell>
          <table:table-cell office:value-type="string">
            <text:p>Remove LMSS - Port Assembly</text:p>
          </table:table-cell>
          <table:table-cell table:formula="of:=([.$B$1] - [.$E$1])  + (ROW([.A431]) - 2) * [.$E$1]" office:value-type="float" office:value="2150">
            <text:p>2150</text:p>
          </table:table-cell>
          <table:table-cell table:formula="of:=&quot;    &quot;&quot;&quot; &amp; [.A431] &amp; &quot;&quot;&quot; = {sort_order = &quot; &amp; [.C431] &amp; &quot;; script_info = {sortOrder = &quot; &amp; [.C431] &amp; &quot;;};};&quot;" office:value-type="string" office:string-value="    &quot;EQ_LMSS_PORT_REMOVAL&quot; = {sort_order = 2150; script_info = {sortOrder = 2150;};};">
            <text:p><text:s text:c="4"/>"EQ_LMSS_PORT_REMOVAL" = {sort_order = 2150; script_info = {sortOrder = 2150;};};</text:p>
          </table:table-cell>
          <table:table-cell table:number-columns-repeated="1020"/>
        </table:table-row>
        <table:table-row table:style-name="ro1">
          <table:table-cell office:value-type="string">
            <text:p>EQ_LMSS_PORT_WEAPON</text:p>
          </table:table-cell>
          <table:table-cell office:value-type="string">
            <text:p>LMSS - Port Weapon</text:p>
          </table:table-cell>
          <table:table-cell table:formula="of:=([.$B$1] - [.$E$1])  + (ROW([.A432]) - 2) * [.$E$1]" office:value-type="float" office:value="2155">
            <text:p>2155</text:p>
          </table:table-cell>
          <table:table-cell table:formula="of:=&quot;    &quot;&quot;&quot; &amp; [.A432] &amp; &quot;&quot;&quot; = {sort_order = &quot; &amp; [.C432] &amp; &quot;; script_info = {sortOrder = &quot; &amp; [.C432] &amp; &quot;;};};&quot;" office:value-type="string" office:string-value="    &quot;EQ_LMSS_PORT_WEAPON&quot; = {sort_order = 2155; script_info = {sortOrder = 2155;};};">
            <text:p><text:s text:c="4"/>"EQ_LMSS_PORT_WEAPON" = {sort_order = 2155; script_info = {sortOrder = 2155;};};</text:p>
          </table:table-cell>
          <table:table-cell table:number-columns-repeated="1020"/>
        </table:table-row>
        <table:table-row table:style-name="ro1">
          <table:table-cell office:value-type="string">
            <text:p>EQ_LMSS_STARBOARD</text:p>
          </table:table-cell>
          <table:table-cell office:value-type="string">
            <text:p>LMSS - Starboard Assembly</text:p>
          </table:table-cell>
          <table:table-cell table:formula="of:=([.$B$1] - [.$E$1])  + (ROW([.A433]) - 2) * [.$E$1]" office:value-type="float" office:value="2160">
            <text:p>2160</text:p>
          </table:table-cell>
          <table:table-cell table:formula="of:=&quot;    &quot;&quot;&quot; &amp; [.A433] &amp; &quot;&quot;&quot; = {sort_order = &quot; &amp; [.C433] &amp; &quot;; script_info = {sortOrder = &quot; &amp; [.C433] &amp; &quot;;};};&quot;" office:value-type="string" office:string-value="    &quot;EQ_LMSS_STARBOARD&quot; = {sort_order = 2160; script_info = {sortOrder = 2160;};};">
            <text:p><text:s text:c="4"/>"EQ_LMSS_STARBOARD" = {sort_order = 2160; script_info = {sortOrder = 2160;};};</text:p>
          </table:table-cell>
          <table:table-cell table:number-columns-repeated="1020"/>
        </table:table-row>
        <table:table-row table:style-name="ro1">
          <table:table-cell office:value-type="string">
            <text:p>EQ_LMSS_STARBOARD_BEAM</text:p>
          </table:table-cell>
          <table:table-cell office:value-type="string">
            <text:p>LMSS - Starboard Beam Laser</text:p>
          </table:table-cell>
          <table:table-cell table:formula="of:=([.$B$1] - [.$E$1])  + (ROW([.A434]) - 2) * [.$E$1]" office:value-type="float" office:value="2165">
            <text:p>2165</text:p>
          </table:table-cell>
          <table:table-cell table:formula="of:=&quot;    &quot;&quot;&quot; &amp; [.A434] &amp; &quot;&quot;&quot; = {sort_order = &quot; &amp; [.C434] &amp; &quot;; script_info = {sortOrder = &quot; &amp; [.C434] &amp; &quot;;};};&quot;" office:value-type="string" office:string-value="    &quot;EQ_LMSS_STARBOARD_BEAM&quot; = {sort_order = 2165; script_info = {sortOrder = 2165;};};">
            <text:p><text:s text:c="4"/>"EQ_LMSS_STARBOARD_BEAM" = {sort_order = 2165; script_info = {sortOrder = 2165;};};</text:p>
          </table:table-cell>
          <table:table-cell table:number-columns-repeated="1020"/>
        </table:table-row>
        <table:table-row table:style-name="ro1">
          <table:table-cell office:value-type="string">
            <text:p>EQ_LMSS_STARBOARD_MILITARY</text:p>
          </table:table-cell>
          <table:table-cell office:value-type="string">
            <text:p>LMSS - Starboard Military Laser</text:p>
          </table:table-cell>
          <table:table-cell table:formula="of:=([.$B$1] - [.$E$1])  + (ROW([.A435]) - 2) * [.$E$1]" office:value-type="float" office:value="2170">
            <text:p>2170</text:p>
          </table:table-cell>
          <table:table-cell table:formula="of:=&quot;    &quot;&quot;&quot; &amp; [.A435] &amp; &quot;&quot;&quot; = {sort_order = &quot; &amp; [.C435] &amp; &quot;; script_info = {sortOrder = &quot; &amp; [.C435] &amp; &quot;;};};&quot;" office:value-type="string" office:string-value="    &quot;EQ_LMSS_STARBOARD_MILITARY&quot; = {sort_order = 2170; script_info = {sortOrder = 2170;};};">
            <text:p><text:s text:c="4"/>"EQ_LMSS_STARBOARD_MILITARY" = {sort_order = 2170; script_info = {sortOrder = 2170;};};</text:p>
          </table:table-cell>
          <table:table-cell table:number-columns-repeated="1020"/>
        </table:table-row>
        <table:table-row table:style-name="ro1">
          <table:table-cell office:value-type="string">
            <text:p>EQ_LMSS_STARBOARD_MINING</text:p>
          </table:table-cell>
          <table:table-cell office:value-type="string">
            <text:p>LMSS - Starboard Mining Laser</text:p>
          </table:table-cell>
          <table:table-cell table:formula="of:=([.$B$1] - [.$E$1])  + (ROW([.A436]) - 2) * [.$E$1]" office:value-type="float" office:value="2175">
            <text:p>2175</text:p>
          </table:table-cell>
          <table:table-cell table:formula="of:=&quot;    &quot;&quot;&quot; &amp; [.A436] &amp; &quot;&quot;&quot; = {sort_order = &quot; &amp; [.C436] &amp; &quot;; script_info = {sortOrder = &quot; &amp; [.C436] &amp; &quot;;};};&quot;" office:value-type="string" office:string-value="    &quot;EQ_LMSS_STARBOARD_MINING&quot; = {sort_order = 2175; script_info = {sortOrder = 2175;};};">
            <text:p><text:s text:c="4"/>"EQ_LMSS_STARBOARD_MINING" = {sort_order = 2175; script_info = {sortOrder = 2175;};};</text:p>
          </table:table-cell>
          <table:table-cell table:number-columns-repeated="1020"/>
        </table:table-row>
        <table:table-row table:style-name="ro1">
          <table:table-cell office:value-type="string">
            <text:p>EQ_LMSS_STARBOARD_PULSE</text:p>
          </table:table-cell>
          <table:table-cell office:value-type="string">
            <text:p>LMSS - Starboard Pulse Laser</text:p>
          </table:table-cell>
          <table:table-cell table:formula="of:=([.$B$1] - [.$E$1])  + (ROW([.A437]) - 2) * [.$E$1]" office:value-type="float" office:value="2180">
            <text:p>2180</text:p>
          </table:table-cell>
          <table:table-cell table:formula="of:=&quot;    &quot;&quot;&quot; &amp; [.A437] &amp; &quot;&quot;&quot; = {sort_order = &quot; &amp; [.C437] &amp; &quot;; script_info = {sortOrder = &quot; &amp; [.C437] &amp; &quot;;};};&quot;" office:value-type="string" office:string-value="    &quot;EQ_LMSS_STARBOARD_PULSE&quot; = {sort_order = 2180; script_info = {sortOrder = 2180;};};">
            <text:p><text:s text:c="4"/>"EQ_LMSS_STARBOARD_PULSE" = {sort_order = 2180; script_info = {sortOrder = 2180;};};</text:p>
          </table:table-cell>
          <table:table-cell table:number-columns-repeated="1020"/>
        </table:table-row>
        <table:table-row table:style-name="ro1">
          <table:table-cell office:value-type="string">
            <text:p>EQ_LMSS_STARBOARD_REMOVAL</text:p>
          </table:table-cell>
          <table:table-cell office:value-type="string">
            <text:p>Remove LMSS - Starboard Assembly</text:p>
          </table:table-cell>
          <table:table-cell table:formula="of:=([.$B$1] - [.$E$1])  + (ROW([.A438]) - 2) * [.$E$1]" office:value-type="float" office:value="2185">
            <text:p>2185</text:p>
          </table:table-cell>
          <table:table-cell table:formula="of:=&quot;    &quot;&quot;&quot; &amp; [.A438] &amp; &quot;&quot;&quot; = {sort_order = &quot; &amp; [.C438] &amp; &quot;; script_info = {sortOrder = &quot; &amp; [.C438] &amp; &quot;;};};&quot;" office:value-type="string" office:string-value="    &quot;EQ_LMSS_STARBOARD_REMOVAL&quot; = {sort_order = 2185; script_info = {sortOrder = 2185;};};">
            <text:p><text:s text:c="4"/>"EQ_LMSS_STARBOARD_REMOVAL" = {sort_order = 2185; script_info = {sortOrder = 2185;};};</text:p>
          </table:table-cell>
          <table:table-cell table:number-columns-repeated="1020"/>
        </table:table-row>
        <table:table-row table:style-name="ro1">
          <table:table-cell office:value-type="string">
            <text:p>EQ_LMSS_STARBOARD_WEAPON</text:p>
          </table:table-cell>
          <table:table-cell office:value-type="string">
            <text:p>LMSS - Starboard Weapon</text:p>
          </table:table-cell>
          <table:table-cell table:formula="of:=([.$B$1] - [.$E$1])  + (ROW([.A439]) - 2) * [.$E$1]" office:value-type="float" office:value="2190">
            <text:p>2190</text:p>
          </table:table-cell>
          <table:table-cell table:formula="of:=&quot;    &quot;&quot;&quot; &amp; [.A439] &amp; &quot;&quot;&quot; = {sort_order = &quot; &amp; [.C439] &amp; &quot;; script_info = {sortOrder = &quot; &amp; [.C439] &amp; &quot;;};};&quot;" office:value-type="string" office:string-value="    &quot;EQ_LMSS_STARBOARD_WEAPON&quot; = {sort_order = 2190; script_info = {sortOrder = 2190;};};">
            <text:p><text:s text:c="4"/>"EQ_LMSS_STARBOARD_WEAPON" = {sort_order = 2190; script_info = {sortOrder = 2190;};};</text:p>
          </table:table-cell>
          <table:table-cell table:number-columns-repeated="1020"/>
        </table:table-row>
        <table:table-row table:style-name="ro1">
          <table:table-cell office:value-type="string">
            <text:p>EQ_LOW_TECH</text:p>
          </table:table-cell>
          <table:table-cell office:value-type="string">
            <text:p>Basic Technology Interface</text:p>
          </table:table-cell>
          <table:table-cell table:formula="of:=([.$B$1] - [.$E$1])  + (ROW([.A440]) - 2) * [.$E$1]" office:value-type="float" office:value="2195">
            <text:p>2195</text:p>
          </table:table-cell>
          <table:table-cell table:formula="of:=&quot;    &quot;&quot;&quot; &amp; [.A440] &amp; &quot;&quot;&quot; = {sort_order = &quot; &amp; [.C440] &amp; &quot;; script_info = {sortOrder = &quot; &amp; [.C440] &amp; &quot;;};};&quot;" office:value-type="string" office:string-value="    &quot;EQ_LOW_TECH&quot; = {sort_order = 2195; script_info = {sortOrder = 2195;};};">
            <text:p><text:s text:c="4"/>"EQ_LOW_TECH" = {sort_order = 2195; script_info = {sortOrder = 2195;};};</text:p>
          </table:table-cell>
          <table:table-cell table:number-columns-repeated="1020"/>
        </table:table-row>
        <table:table-row table:style-name="ro1">
          <table:table-cell office:value-type="string">
            <text:p>EQ_LQG_CHARGE</text:p>
          </table:table-cell>
          <table:table-cell office:value-type="string">
            <text:p>Refill external fuel tank</text:p>
          </table:table-cell>
          <table:table-cell table:formula="of:=([.$B$1] - [.$E$1])  + (ROW([.A441]) - 2) * [.$E$1]" office:value-type="float" office:value="2200">
            <text:p>2200</text:p>
          </table:table-cell>
          <table:table-cell table:formula="of:=&quot;    &quot;&quot;&quot; &amp; [.A441] &amp; &quot;&quot;&quot; = {sort_order = &quot; &amp; [.C441] &amp; &quot;; script_info = {sortOrder = &quot; &amp; [.C441] &amp; &quot;;};};&quot;" office:value-type="string" office:string-value="    &quot;EQ_LQG_CHARGE&quot; = {sort_order = 2200; script_info = {sortOrder = 2200;};};">
            <text:p><text:s text:c="4"/>"EQ_LQG_CHARGE" = {sort_order = 2200; script_info = {sortOrder = 2200;};};</text:p>
          </table:table-cell>
          <table:table-cell table:number-columns-repeated="1020"/>
        </table:table-row>
        <table:table-row table:style-name="ro1">
          <table:table-cell office:value-type="string">
            <text:p>EQ_LQG_TANK</text:p>
          </table:table-cell>
          <table:table-cell office:value-type="string">
            <text:p>External Fuel Tanks - Full</text:p>
          </table:table-cell>
          <table:table-cell table:formula="of:=([.$B$1] - [.$E$1])  + (ROW([.A442]) - 2) * [.$E$1]" office:value-type="float" office:value="2205">
            <text:p>2205</text:p>
          </table:table-cell>
          <table:table-cell table:formula="of:=&quot;    &quot;&quot;&quot; &amp; [.A442] &amp; &quot;&quot;&quot; = {sort_order = &quot; &amp; [.C442] &amp; &quot;; script_info = {sortOrder = &quot; &amp; [.C442] &amp; &quot;;};};&quot;" office:value-type="string" office:string-value="    &quot;EQ_LQG_TANK&quot; = {sort_order = 2205; script_info = {sortOrder = 2205;};};">
            <text:p><text:s text:c="4"/>"EQ_LQG_TANK" = {sort_order = 2205; script_info = {sortOrder = 2205;};};</text:p>
          </table:table-cell>
          <table:table-cell table:number-columns-repeated="1020"/>
        </table:table-row>
        <table:table-row table:style-name="ro1">
          <table:table-cell office:value-type="string">
            <text:p>EQ_LQG_TANK_EMPTY</text:p>
          </table:table-cell>
          <table:table-cell office:value-type="string">
            <text:p>External Fuel Tanks - Empty</text:p>
          </table:table-cell>
          <table:table-cell table:formula="of:=([.$B$1] - [.$E$1])  + (ROW([.A443]) - 2) * [.$E$1]" office:value-type="float" office:value="2210">
            <text:p>2210</text:p>
          </table:table-cell>
          <table:table-cell table:formula="of:=&quot;    &quot;&quot;&quot; &amp; [.A443] &amp; &quot;&quot;&quot; = {sort_order = &quot; &amp; [.C443] &amp; &quot;; script_info = {sortOrder = &quot; &amp; [.C443] &amp; &quot;;};};&quot;" office:value-type="string" office:string-value="    &quot;EQ_LQG_TANK_EMPTY&quot; = {sort_order = 2210; script_info = {sortOrder = 2210;};};">
            <text:p><text:s text:c="4"/>"EQ_LQG_TANK_EMPTY" = {sort_order = 2210; script_info = {sortOrder = 2210;};};</text:p>
          </table:table-cell>
          <table:table-cell table:number-columns-repeated="1020"/>
        </table:table-row>
        <table:table-row table:style-name="ro1">
          <table:table-cell office:value-type="string">
            <text:p>EQ_LUCKYCHARM</text:p>
          </table:table-cell>
          <table:table-cell office:value-type="string">
            <text:p>Ebortsa's lucky charm</text:p>
          </table:table-cell>
          <table:table-cell table:formula="of:=([.$B$1] - [.$E$1])  + (ROW([.A444]) - 2) * [.$E$1]" office:value-type="float" office:value="2215">
            <text:p>2215</text:p>
          </table:table-cell>
          <table:table-cell table:formula="of:=&quot;    &quot;&quot;&quot; &amp; [.A444] &amp; &quot;&quot;&quot; = {sort_order = &quot; &amp; [.C444] &amp; &quot;; script_info = {sortOrder = &quot; &amp; [.C444] &amp; &quot;;};};&quot;" office:value-type="string" office:string-value="    &quot;EQ_LUCKYCHARM&quot; = {sort_order = 2215; script_info = {sortOrder = 2215;};};">
            <text:p><text:s text:c="4"/>"EQ_LUCKYCHARM" = {sort_order = 2215; script_info = {sortOrder = 2215;};};</text:p>
          </table:table-cell>
          <table:table-cell table:number-columns-repeated="1020"/>
        </table:table-row>
        <table:table-row table:style-name="ro1">
          <table:table-cell office:value-type="string">
            <text:p>EQ_MANIF_SCANNER</text:p>
          </table:table-cell>
          <table:table-cell office:value-type="string">
            <text:p>Manifest Scanner</text:p>
          </table:table-cell>
          <table:table-cell table:formula="of:=([.$B$1] - [.$E$1])  + (ROW([.A445]) - 2) * [.$E$1]" office:value-type="float" office:value="2220">
            <text:p>2220</text:p>
          </table:table-cell>
          <table:table-cell table:formula="of:=&quot;    &quot;&quot;&quot; &amp; [.A445] &amp; &quot;&quot;&quot; = {sort_order = &quot; &amp; [.C445] &amp; &quot;; script_info = {sortOrder = &quot; &amp; [.C445] &amp; &quot;;};};&quot;" office:value-type="string" office:string-value="    &quot;EQ_MANIF_SCANNER&quot; = {sort_order = 2220; script_info = {sortOrder = 2220;};};">
            <text:p><text:s text:c="4"/>"EQ_MANIF_SCANNER" = {sort_order = 2220; script_info = {sortOrder = 2220;};};</text:p>
          </table:table-cell>
          <table:table-cell table:number-columns-repeated="1020"/>
        </table:table-row>
        <table:table-row table:style-name="ro1">
          <table:table-cell office:value-type="string">
            <text:p>EQ_MANIF_SCANNERX</text:p>
          </table:table-cell>
          <table:table-cell office:value-type="string">
            <text:p>Remove Manifest Scanner </text:p>
          </table:table-cell>
          <table:table-cell table:formula="of:=([.$B$1] - [.$E$1])  + (ROW([.A446]) - 2) * [.$E$1]" office:value-type="float" office:value="2225">
            <text:p>2225</text:p>
          </table:table-cell>
          <table:table-cell table:formula="of:=&quot;    &quot;&quot;&quot; &amp; [.A446] &amp; &quot;&quot;&quot; = {sort_order = &quot; &amp; [.C446] &amp; &quot;; script_info = {sortOrder = &quot; &amp; [.C446] &amp; &quot;;};};&quot;" office:value-type="string" office:string-value="    &quot;EQ_MANIF_SCANNERX&quot; = {sort_order = 2225; script_info = {sortOrder = 2225;};};">
            <text:p><text:s text:c="4"/>"EQ_MANIF_SCANNERX" = {sort_order = 2225; script_info = {sortOrder = 2225;};};</text:p>
          </table:table-cell>
          <table:table-cell table:number-columns-repeated="1020"/>
        </table:table-row>
        <table:table-row table:style-name="ro1">
          <table:table-cell office:value-type="string">
            <text:p>EQ_MANIFEST_MFD</text:p>
          </table:table-cell>
          <table:table-cell office:value-type="string">
            <text:p>Manifest MFD</text:p>
          </table:table-cell>
          <table:table-cell table:formula="of:=([.$B$1] - [.$E$1])  + (ROW([.A447]) - 2) * [.$E$1]" office:value-type="float" office:value="2230">
            <text:p>2230</text:p>
          </table:table-cell>
          <table:table-cell table:formula="of:=&quot;    &quot;&quot;&quot; &amp; [.A447] &amp; &quot;&quot;&quot; = {sort_order = &quot; &amp; [.C447] &amp; &quot;; script_info = {sortOrder = &quot; &amp; [.C447] &amp; &quot;;};};&quot;" office:value-type="string" office:string-value="    &quot;EQ_MANIFEST_MFD&quot; = {sort_order = 2230; script_info = {sortOrder = 2230;};};">
            <text:p><text:s text:c="4"/>"EQ_MANIFEST_MFD" = {sort_order = 2230; script_info = {sortOrder = 2230;};};</text:p>
          </table:table-cell>
          <table:table-cell table:number-columns-repeated="1020"/>
        </table:table-row>
        <table:table-row table:style-name="ro1">
          <table:table-cell office:value-type="string">
            <text:p>EQ_MARKET_INQUIRER_MFD</text:p>
          </table:table-cell>
          <table:table-cell office:value-type="string">
            <text:p>Market Inquirer MFD</text:p>
          </table:table-cell>
          <table:table-cell table:formula="of:=([.$B$1] - [.$E$1])  + (ROW([.A448]) - 2) * [.$E$1]" office:value-type="float" office:value="2235">
            <text:p>2235</text:p>
          </table:table-cell>
          <table:table-cell table:formula="of:=&quot;    &quot;&quot;&quot; &amp; [.A448] &amp; &quot;&quot;&quot; = {sort_order = &quot; &amp; [.C448] &amp; &quot;; script_info = {sortOrder = &quot; &amp; [.C448] &amp; &quot;;};};&quot;" office:value-type="string" office:string-value="    &quot;EQ_MARKET_INQUIRER_MFD&quot; = {sort_order = 2235; script_info = {sortOrder = 2235;};};">
            <text:p><text:s text:c="4"/>"EQ_MARKET_INQUIRER_MFD" = {sort_order = 2235; script_info = {sortOrder = 2235;};};</text:p>
          </table:table-cell>
          <table:table-cell table:number-columns-repeated="1020"/>
        </table:table-row>
        <table:table-row table:style-name="ro1">
          <table:table-cell office:value-type="string">
            <text:p>EQ_MARKET_INQUIRER_MFD_REMOVE</text:p>
          </table:table-cell>
          <table:table-cell office:value-type="string">
            <text:p>Remove Market Inquirer MFD</text:p>
          </table:table-cell>
          <table:table-cell table:formula="of:=([.$B$1] - [.$E$1])  + (ROW([.A449]) - 2) * [.$E$1]" office:value-type="float" office:value="2240">
            <text:p>2240</text:p>
          </table:table-cell>
          <table:table-cell table:formula="of:=&quot;    &quot;&quot;&quot; &amp; [.A449] &amp; &quot;&quot;&quot; = {sort_order = &quot; &amp; [.C449] &amp; &quot;; script_info = {sortOrder = &quot; &amp; [.C449] &amp; &quot;;};};&quot;" office:value-type="string" office:string-value="    &quot;EQ_MARKET_INQUIRER_MFD_REMOVE&quot; = {sort_order = 2240; script_info = {sortOrder = 2240;};};">
            <text:p><text:s text:c="4"/>"EQ_MARKET_INQUIRER_MFD_REMOVE" = {sort_order = 2240; script_info = {sortOrder = 2240;};};</text:p>
          </table:table-cell>
          <table:table-cell table:number-columns-repeated="1020"/>
        </table:table-row>
        <table:table-row table:style-name="ro1">
          <table:table-cell office:value-type="string">
            <text:p>EQ_MASS_LOCK</text:p>
          </table:table-cell>
          <table:table-cell office:value-type="string">
            <text:p>Mass lock indicator</text:p>
          </table:table-cell>
          <table:table-cell table:formula="of:=([.$B$1] - [.$E$1])  + (ROW([.A450]) - 2) * [.$E$1]" office:value-type="float" office:value="2245">
            <text:p>2245</text:p>
          </table:table-cell>
          <table:table-cell table:formula="of:=&quot;    &quot;&quot;&quot; &amp; [.A450] &amp; &quot;&quot;&quot; = {sort_order = &quot; &amp; [.C450] &amp; &quot;; script_info = {sortOrder = &quot; &amp; [.C450] &amp; &quot;;};};&quot;" office:value-type="string" office:string-value="    &quot;EQ_MASS_LOCK&quot; = {sort_order = 2245; script_info = {sortOrder = 2245;};};">
            <text:p><text:s text:c="4"/>"EQ_MASS_LOCK" = {sort_order = 2245; script_info = {sortOrder = 2245;};};</text:p>
          </table:table-cell>
          <table:table-cell table:number-columns-repeated="1020"/>
        </table:table-row>
        <table:table-row table:style-name="ro1">
          <table:table-cell office:value-type="string">
            <text:p>EQ_MASS_LOCK_LAMP</text:p>
          </table:table-cell>
          <table:table-cell office:value-type="string">
            <text:p>Mass lock lamp indicator</text:p>
          </table:table-cell>
          <table:table-cell table:formula="of:=([.$B$1] - [.$E$1])  + (ROW([.A451]) - 2) * [.$E$1]" office:value-type="float" office:value="2250">
            <text:p>2250</text:p>
          </table:table-cell>
          <table:table-cell table:formula="of:=&quot;    &quot;&quot;&quot; &amp; [.A451] &amp; &quot;&quot;&quot; = {sort_order = &quot; &amp; [.C451] &amp; &quot;; script_info = {sortOrder = &quot; &amp; [.C451] &amp; &quot;;};};&quot;" office:value-type="string" office:string-value="    &quot;EQ_MASS_LOCK_LAMP&quot; = {sort_order = 2250; script_info = {sortOrder = 2250;};};">
            <text:p><text:s text:c="4"/>"EQ_MASS_LOCK_LAMP" = {sort_order = 2250; script_info = {sortOrder = 2250;};};</text:p>
          </table:table-cell>
          <table:table-cell table:number-columns-repeated="1020"/>
        </table:table-row>
        <table:table-row table:style-name="ro1">
          <table:table-cell office:value-type="string">
            <text:p>EQ_MASSLOCK_COMPENSATOR</text:p>
          </table:table-cell>
          <table:table-cell office:value-type="string">
            <text:p>Masslock Compensators active</text:p>
          </table:table-cell>
          <table:table-cell table:formula="of:=([.$B$1] - [.$E$1])  + (ROW([.A452]) - 2) * [.$E$1]" office:value-type="float" office:value="2255">
            <text:p>2255</text:p>
          </table:table-cell>
          <table:table-cell table:formula="of:=&quot;    &quot;&quot;&quot; &amp; [.A452] &amp; &quot;&quot;&quot; = {sort_order = &quot; &amp; [.C452] &amp; &quot;; script_info = {sortOrder = &quot; &amp; [.C452] &amp; &quot;;};};&quot;" office:value-type="string" office:string-value="    &quot;EQ_MASSLOCK_COMPENSATOR&quot; = {sort_order = 2255; script_info = {sortOrder = 2255;};};">
            <text:p><text:s text:c="4"/>"EQ_MASSLOCK_COMPENSATOR" = {sort_order = 2255; script_info = {sortOrder = 2255;};};</text:p>
          </table:table-cell>
          <table:table-cell table:number-columns-repeated="1020"/>
        </table:table-row>
        <table:table-row table:style-name="ro1">
          <table:table-cell office:value-type="string">
            <text:p>EQ_MC_DESCRAMBLER</text:p>
          </table:table-cell>
          <table:table-cell office:value-type="string">
            <text:p>Mining Beacon Descrambler</text:p>
          </table:table-cell>
          <table:table-cell table:formula="of:=([.$B$1] - [.$E$1])  + (ROW([.A453]) - 2) * [.$E$1]" office:value-type="float" office:value="2260">
            <text:p>2260</text:p>
          </table:table-cell>
          <table:table-cell table:formula="of:=&quot;    &quot;&quot;&quot; &amp; [.A453] &amp; &quot;&quot;&quot; = {sort_order = &quot; &amp; [.C453] &amp; &quot;; script_info = {sortOrder = &quot; &amp; [.C453] &amp; &quot;;};};&quot;" office:value-type="string" office:string-value="    &quot;EQ_MC_DESCRAMBLER&quot; = {sort_order = 2260; script_info = {sortOrder = 2260;};};">
            <text:p><text:s text:c="4"/>"EQ_MC_DESCRAMBLER" = {sort_order = 2260; script_info = {sortOrder = 2260;};};</text:p>
          </table:table-cell>
          <table:table-cell table:number-columns-repeated="1020"/>
        </table:table-row>
        <table:table-row table:style-name="ro1">
          <table:table-cell office:value-type="string">
            <text:p>EQ_MEDIUM_HULL</text:p>
          </table:table-cell>
          <table:table-cell office:value-type="string">
            <text:p>Medium Sized Hull</text:p>
          </table:table-cell>
          <table:table-cell table:formula="of:=([.$B$1] - [.$E$1])  + (ROW([.A454]) - 2) * [.$E$1]" office:value-type="float" office:value="2265">
            <text:p>2265</text:p>
          </table:table-cell>
          <table:table-cell table:formula="of:=&quot;    &quot;&quot;&quot; &amp; [.A454] &amp; &quot;&quot;&quot; = {sort_order = &quot; &amp; [.C454] &amp; &quot;; script_info = {sortOrder = &quot; &amp; [.C454] &amp; &quot;;};};&quot;" office:value-type="string" office:string-value="    &quot;EQ_MEDIUM_HULL&quot; = {sort_order = 2265; script_info = {sortOrder = 2265;};};">
            <text:p><text:s text:c="4"/>"EQ_MEDIUM_HULL" = {sort_order = 2265; script_info = {sortOrder = 2265;};};</text:p>
          </table:table-cell>
          <table:table-cell table:number-columns-repeated="1020"/>
        </table:table-row>
        <table:table-row table:style-name="ro1">
          <table:table-cell office:value-type="string">
            <text:p>EQ_MFD_FAST_CONFIG</text:p>
          </table:table-cell>
          <table:table-cell office:value-type="string">
            <text:p>MFD Fast Configuration</text:p>
          </table:table-cell>
          <table:table-cell table:formula="of:=([.$B$1] - [.$E$1])  + (ROW([.A455]) - 2) * [.$E$1]" office:value-type="float" office:value="2270">
            <text:p>2270</text:p>
          </table:table-cell>
          <table:table-cell table:formula="of:=&quot;    &quot;&quot;&quot; &amp; [.A455] &amp; &quot;&quot;&quot; = {sort_order = &quot; &amp; [.C455] &amp; &quot;; script_info = {sortOrder = &quot; &amp; [.C455] &amp; &quot;;};};&quot;" office:value-type="string" office:string-value="    &quot;EQ_MFD_FAST_CONFIG&quot; = {sort_order = 2270; script_info = {sortOrder = 2270;};};">
            <text:p><text:s text:c="4"/>"EQ_MFD_FAST_CONFIG" = {sort_order = 2270; script_info = {sortOrder = 2270;};};</text:p>
          </table:table-cell>
          <table:table-cell table:number-columns-repeated="1020"/>
        </table:table-row>
        <table:table-row table:style-name="ro1">
          <table:table-cell office:value-type="string">
            <text:p>EQ_MFD_FAST_CONFIG_REMOVAL</text:p>
          </table:table-cell>
          <table:table-cell office:value-type="string">
            <text:p>Remove MFD Fast Configuration</text:p>
          </table:table-cell>
          <table:table-cell table:formula="of:=([.$B$1] - [.$E$1])  + (ROW([.A456]) - 2) * [.$E$1]" office:value-type="float" office:value="2275">
            <text:p>2275</text:p>
          </table:table-cell>
          <table:table-cell table:formula="of:=&quot;    &quot;&quot;&quot; &amp; [.A456] &amp; &quot;&quot;&quot; = {sort_order = &quot; &amp; [.C456] &amp; &quot;; script_info = {sortOrder = &quot; &amp; [.C456] &amp; &quot;;};};&quot;" office:value-type="string" office:string-value="    &quot;EQ_MFD_FAST_CONFIG_REMOVAL&quot; = {sort_order = 2275; script_info = {sortOrder = 2275;};};">
            <text:p><text:s text:c="4"/>"EQ_MFD_FAST_CONFIG_REMOVAL" = {sort_order = 2275; script_info = {sortOrder = 2275;};};</text:p>
          </table:table-cell>
          <table:table-cell table:number-columns-repeated="1020"/>
        </table:table-row>
        <table:table-row table:style-name="ro1">
          <table:table-cell office:value-type="string">
            <text:p>EQ_MIL_INJECTION</text:p>
          </table:table-cell>
          <table:table-cell office:value-type="string">
            <text:p>Military Injector Upgrade</text:p>
          </table:table-cell>
          <table:table-cell table:formula="of:=([.$B$1] - [.$E$1])  + (ROW([.A457]) - 2) * [.$E$1]" office:value-type="float" office:value="2280">
            <text:p>2280</text:p>
          </table:table-cell>
          <table:table-cell table:formula="of:=&quot;    &quot;&quot;&quot; &amp; [.A457] &amp; &quot;&quot;&quot; = {sort_order = &quot; &amp; [.C457] &amp; &quot;; script_info = {sortOrder = &quot; &amp; [.C457] &amp; &quot;;};};&quot;" office:value-type="string" office:string-value="    &quot;EQ_MIL_INJECTION&quot; = {sort_order = 2280; script_info = {sortOrder = 2280;};};">
            <text:p><text:s text:c="4"/>"EQ_MIL_INJECTION" = {sort_order = 2280; script_info = {sortOrder = 2280;};};</text:p>
          </table:table-cell>
          <table:table-cell table:number-columns-repeated="1020"/>
        </table:table-row>
        <table:table-row table:style-name="ro1">
          <table:table-cell office:value-type="string">
            <text:p>EQ_MILITARY_GRADE</text:p>
          </table:table-cell>
          <table:table-cell office:value-type="string">
            <text:p>Military Grade Fittings</text:p>
          </table:table-cell>
          <table:table-cell table:formula="of:=([.$B$1] - [.$E$1])  + (ROW([.A458]) - 2) * [.$E$1]" office:value-type="float" office:value="2285">
            <text:p>2285</text:p>
          </table:table-cell>
          <table:table-cell table:formula="of:=&quot;    &quot;&quot;&quot; &amp; [.A458] &amp; &quot;&quot;&quot; = {sort_order = &quot; &amp; [.C458] &amp; &quot;; script_info = {sortOrder = &quot; &amp; [.C458] &amp; &quot;;};};&quot;" office:value-type="string" office:string-value="    &quot;EQ_MILITARY_GRADE&quot; = {sort_order = 2285; script_info = {sortOrder = 2285;};};">
            <text:p><text:s text:c="4"/>"EQ_MILITARY_GRADE" = {sort_order = 2285; script_info = {sortOrder = 2285;};};</text:p>
          </table:table-cell>
          <table:table-cell table:number-columns-repeated="1020"/>
        </table:table-row>
        <table:table-row table:style-name="ro1">
          <table:table-cell office:value-type="string">
            <text:p>EQ_MILITARY_JAMMER</text:p>
          </table:table-cell>
          <table:table-cell office:value-type="string">
            <text:p>Military Anti-Scanner Countermeasures (MASC'M)</text:p>
          </table:table-cell>
          <table:table-cell table:formula="of:=([.$B$1] - [.$E$1])  + (ROW([.A459]) - 2) * [.$E$1]" office:value-type="float" office:value="2290">
            <text:p>2290</text:p>
          </table:table-cell>
          <table:table-cell table:formula="of:=&quot;    &quot;&quot;&quot; &amp; [.A459] &amp; &quot;&quot;&quot; = {sort_order = &quot; &amp; [.C459] &amp; &quot;; script_info = {sortOrder = &quot; &amp; [.C459] &amp; &quot;;};};&quot;" office:value-type="string" office:string-value="    &quot;EQ_MILITARY_JAMMER&quot; = {sort_order = 2290; script_info = {sortOrder = 2290;};};">
            <text:p><text:s text:c="4"/>"EQ_MILITARY_JAMMER" = {sort_order = 2290; script_info = {sortOrder = 2290;};};</text:p>
          </table:table-cell>
          <table:table-cell table:number-columns-repeated="1020"/>
        </table:table-row>
        <table:table-row table:style-name="ro1">
          <table:table-cell office:value-type="string">
            <text:p>EQ_MILITARY_JAMMER_REMOVAL</text:p>
          </table:table-cell>
          <table:table-cell office:value-type="string">
            <text:p>Sell Military Anti-Scanner Countermeasures (MASC'M)</text:p>
          </table:table-cell>
          <table:table-cell table:formula="of:=([.$B$1] - [.$E$1])  + (ROW([.A460]) - 2) * [.$E$1]" office:value-type="float" office:value="2295">
            <text:p>2295</text:p>
          </table:table-cell>
          <table:table-cell table:formula="of:=&quot;    &quot;&quot;&quot; &amp; [.A460] &amp; &quot;&quot;&quot; = {sort_order = &quot; &amp; [.C460] &amp; &quot;; script_info = {sortOrder = &quot; &amp; [.C460] &amp; &quot;;};};&quot;" office:value-type="string" office:string-value="    &quot;EQ_MILITARY_JAMMER_REMOVAL&quot; = {sort_order = 2295; script_info = {sortOrder = 2295;};};">
            <text:p><text:s text:c="4"/>"EQ_MILITARY_JAMMER_REMOVAL" = {sort_order = 2295; script_info = {sortOrder = 2295;};};</text:p>
          </table:table-cell>
          <table:table-cell table:number-columns-repeated="1020"/>
        </table:table-row>
        <table:table-row table:style-name="ro1">
          <table:table-cell office:value-type="string">
            <text:p>EQ_MILITARY_MISSILE</text:p>
          </table:table-cell>
          <table:table-cell office:value-type="string">
            <text:p>Military Missile</text:p>
          </table:table-cell>
          <table:table-cell table:formula="of:=([.$B$1] - [.$E$1])  + (ROW([.A461]) - 2) * [.$E$1]" office:value-type="float" office:value="2300">
            <text:p>2300</text:p>
          </table:table-cell>
          <table:table-cell table:formula="of:=&quot;    &quot;&quot;&quot; &amp; [.A461] &amp; &quot;&quot;&quot; = {sort_order = &quot; &amp; [.C461] &amp; &quot;; script_info = {sortOrder = &quot; &amp; [.C461] &amp; &quot;;};};&quot;" office:value-type="string" office:string-value="    &quot;EQ_MILITARY_MISSILE&quot; = {sort_order = 2300; script_info = {sortOrder = 2300;};};">
            <text:p><text:s text:c="4"/>"EQ_MILITARY_MISSILE" = {sort_order = 2300; script_info = {sortOrder = 2300;};};</text:p>
          </table:table-cell>
          <table:table-cell table:number-columns-repeated="1020"/>
        </table:table-row>
        <table:table-row table:style-name="ro1">
          <table:table-cell office:value-type="string">
            <text:p>EQ_MILITARY_RE-FIT</text:p>
          </table:table-cell>
          <table:table-cell office:value-type="string">
            <text:p>Military Re-fit</text:p>
          </table:table-cell>
          <table:table-cell table:formula="of:=([.$B$1] - [.$E$1])  + (ROW([.A462]) - 2) * [.$E$1]" office:value-type="float" office:value="2305">
            <text:p>2305</text:p>
          </table:table-cell>
          <table:table-cell table:formula="of:=&quot;    &quot;&quot;&quot; &amp; [.A462] &amp; &quot;&quot;&quot; = {sort_order = &quot; &amp; [.C462] &amp; &quot;; script_info = {sortOrder = &quot; &amp; [.C462] &amp; &quot;;};};&quot;" office:value-type="string" office:string-value="    &quot;EQ_MILITARY_RE-FIT&quot; = {sort_order = 2305; script_info = {sortOrder = 2305;};};">
            <text:p><text:s text:c="4"/>"EQ_MILITARY_RE-FIT" = {sort_order = 2305; script_info = {sortOrder = 2305;};};</text:p>
          </table:table-cell>
          <table:table-cell table:number-columns-repeated="1020"/>
        </table:table-row>
        <table:table-row table:style-name="ro1">
          <table:table-cell office:value-type="string">
            <text:p>EQ_MILITARY_SCANNER_FILTER</text:p>
          </table:table-cell>
          <table:table-cell office:value-type="string">
            <text:p>Military Scanner Filtering</text:p>
          </table:table-cell>
          <table:table-cell table:formula="of:=([.$B$1] - [.$E$1])  + (ROW([.A463]) - 2) * [.$E$1]" office:value-type="float" office:value="2310">
            <text:p>2310</text:p>
          </table:table-cell>
          <table:table-cell table:formula="of:=&quot;    &quot;&quot;&quot; &amp; [.A463] &amp; &quot;&quot;&quot; = {sort_order = &quot; &amp; [.C463] &amp; &quot;; script_info = {sortOrder = &quot; &amp; [.C463] &amp; &quot;;};};&quot;" office:value-type="string" office:string-value="    &quot;EQ_MILITARY_SCANNER_FILTER&quot; = {sort_order = 2310; script_info = {sortOrder = 2310;};};">
            <text:p><text:s text:c="4"/>"EQ_MILITARY_SCANNER_FILTER" = {sort_order = 2310; script_info = {sortOrder = 2310;};};</text:p>
          </table:table-cell>
          <table:table-cell table:number-columns-repeated="1020"/>
        </table:table-row>
        <table:table-row table:style-name="ro1">
          <table:table-cell office:value-type="string">
            <text:p>EQ_MILITARY_SCANNER_FILTER_REMOVAL</text:p>
          </table:table-cell>
          <table:table-cell office:value-type="string">
            <text:p>Sell Military Scanner Filtering</text:p>
          </table:table-cell>
          <table:table-cell table:formula="of:=([.$B$1] - [.$E$1])  + (ROW([.A464]) - 2) * [.$E$1]" office:value-type="float" office:value="2315">
            <text:p>2315</text:p>
          </table:table-cell>
          <table:table-cell table:formula="of:=&quot;    &quot;&quot;&quot; &amp; [.A464] &amp; &quot;&quot;&quot; = {sort_order = &quot; &amp; [.C464] &amp; &quot;; script_info = {sortOrder = &quot; &amp; [.C464] &amp; &quot;;};};&quot;" office:value-type="string" office:string-value="    &quot;EQ_MILITARY_SCANNER_FILTER_REMOVAL&quot; = {sort_order = 2315; script_info = {sortOrder = 2315;};};">
            <text:p><text:s text:c="4"/>"EQ_MILITARY_SCANNER_FILTER_REMOVAL" = {sort_order = 2315; script_info = {sortOrder = 2315;};};</text:p>
          </table:table-cell>
          <table:table-cell table:number-columns-repeated="1020"/>
        </table:table-row>
        <table:table-row table:style-name="ro1">
          <table:table-cell office:value-type="string">
            <text:p>EQ_MINCE_PIE_MINE</text:p>
          </table:table-cell>
          <table:table-cell office:value-type="string">
            <text:p>Mince Pie</text:p>
          </table:table-cell>
          <table:table-cell table:formula="of:=([.$B$1] - [.$E$1])  + (ROW([.A465]) - 2) * [.$E$1]" office:value-type="float" office:value="2320">
            <text:p>2320</text:p>
          </table:table-cell>
          <table:table-cell table:formula="of:=&quot;    &quot;&quot;&quot; &amp; [.A465] &amp; &quot;&quot;&quot; = {sort_order = &quot; &amp; [.C465] &amp; &quot;; script_info = {sortOrder = &quot; &amp; [.C465] &amp; &quot;;};};&quot;" office:value-type="string" office:string-value="    &quot;EQ_MINCE_PIE_MINE&quot; = {sort_order = 2320; script_info = {sortOrder = 2320;};};">
            <text:p><text:s text:c="4"/>"EQ_MINCE_PIE_MINE" = {sort_order = 2320; script_info = {sortOrder = 2320;};};</text:p>
          </table:table-cell>
          <table:table-cell table:number-columns-repeated="1020"/>
        </table:table-row>
        <table:table-row table:style-name="ro1">
          <table:table-cell office:value-type="string">
            <text:p>EQ_MISJUMP_ANALYSER</text:p>
          </table:table-cell>
          <table:table-cell office:value-type="string">
            <text:p>Misjump Analyser</text:p>
          </table:table-cell>
          <table:table-cell table:formula="of:=([.$B$1] - [.$E$1])  + (ROW([.A466]) - 2) * [.$E$1]" office:value-type="float" office:value="2325">
            <text:p>2325</text:p>
          </table:table-cell>
          <table:table-cell table:formula="of:=&quot;    &quot;&quot;&quot; &amp; [.A466] &amp; &quot;&quot;&quot; = {sort_order = &quot; &amp; [.C466] &amp; &quot;; script_info = {sortOrder = &quot; &amp; [.C466] &amp; &quot;;};};&quot;" office:value-type="string" office:string-value="    &quot;EQ_MISJUMP_ANALYSER&quot; = {sort_order = 2325; script_info = {sortOrder = 2325;};};">
            <text:p><text:s text:c="4"/>"EQ_MISJUMP_ANALYSER" = {sort_order = 2325; script_info = {sortOrder = 2325;};};</text:p>
          </table:table-cell>
          <table:table-cell table:number-columns-repeated="1020"/>
        </table:table-row>
        <table:table-row table:style-name="ro1">
          <table:table-cell office:value-type="string">
            <text:p>EQ_MISSILE</text:p>
          </table:table-cell>
          <table:table-cell office:value-type="string">
            <text:p>Missile</text:p>
          </table:table-cell>
          <table:table-cell table:formula="of:=([.$B$1] - [.$E$1])  + (ROW([.A467]) - 2) * [.$E$1]" office:value-type="float" office:value="2330">
            <text:p>2330</text:p>
          </table:table-cell>
          <table:table-cell table:formula="of:=&quot;    &quot;&quot;&quot; &amp; [.A467] &amp; &quot;&quot;&quot; = {sort_order = &quot; &amp; [.C467] &amp; &quot;; script_info = {sortOrder = &quot; &amp; [.C467] &amp; &quot;;};};&quot;" office:value-type="string" office:string-value="    &quot;EQ_MISSILE&quot; = {sort_order = 2330; script_info = {sortOrder = 2330;};};">
            <text:p><text:s text:c="4"/>"EQ_MISSILE" = {sort_order = 2330; script_info = {sortOrder = 2330;};};</text:p>
          </table:table-cell>
          <table:table-cell table:number-columns-repeated="1020"/>
        </table:table-row>
        <table:table-row table:style-name="ro1">
          <table:table-cell office:value-type="string">
            <text:p>EQ_MISSILE_ANALYSER</text:p>
          </table:table-cell>
          <table:table-cell office:value-type="string">
            <text:p>Missile Analyser</text:p>
          </table:table-cell>
          <table:table-cell table:formula="of:=([.$B$1] - [.$E$1])  + (ROW([.A468]) - 2) * [.$E$1]" office:value-type="float" office:value="2335">
            <text:p>2335</text:p>
          </table:table-cell>
          <table:table-cell table:formula="of:=&quot;    &quot;&quot;&quot; &amp; [.A468] &amp; &quot;&quot;&quot; = {sort_order = &quot; &amp; [.C468] &amp; &quot;; script_info = {sortOrder = &quot; &amp; [.C468] &amp; &quot;;};};&quot;" office:value-type="string" office:string-value="    &quot;EQ_MISSILE_ANALYSER&quot; = {sort_order = 2335; script_info = {sortOrder = 2335;};};">
            <text:p><text:s text:c="4"/>"EQ_MISSILE_ANALYSER" = {sort_order = 2335; script_info = {sortOrder = 2335;};};</text:p>
          </table:table-cell>
          <table:table-cell table:number-columns-repeated="1020"/>
        </table:table-row>
        <table:table-row table:style-name="ro1">
          <table:table-cell office:value-type="string">
            <text:p>EQ_MISSILE_ANALYSER_REMOVER</text:p>
          </table:table-cell>
          <table:table-cell office:value-type="string">
            <text:p>Remove Missile Analyser</text:p>
          </table:table-cell>
          <table:table-cell table:formula="of:=([.$B$1] - [.$E$1])  + (ROW([.A469]) - 2) * [.$E$1]" office:value-type="float" office:value="2340">
            <text:p>2340</text:p>
          </table:table-cell>
          <table:table-cell table:formula="of:=&quot;    &quot;&quot;&quot; &amp; [.A469] &amp; &quot;&quot;&quot; = {sort_order = &quot; &amp; [.C469] &amp; &quot;; script_info = {sortOrder = &quot; &amp; [.C469] &amp; &quot;;};};&quot;" office:value-type="string" office:string-value="    &quot;EQ_MISSILE_ANALYSER_REMOVER&quot; = {sort_order = 2340; script_info = {sortOrder = 2340;};};">
            <text:p><text:s text:c="4"/>"EQ_MISSILE_ANALYSER_REMOVER" = {sort_order = 2340; script_info = {sortOrder = 2340;};};</text:p>
          </table:table-cell>
          <table:table-cell table:number-columns-repeated="1020"/>
        </table:table-row>
        <table:table-row table:style-name="ro1">
          <table:table-cell office:value-type="string">
            <text:p>EQ_MISSILE_REMOVAL</text:p>
          </table:table-cell>
          <table:table-cell office:value-type="string">
            <text:p>Unmount and sell all pylon mounted weapons</text:p>
          </table:table-cell>
          <table:table-cell table:formula="of:=([.$B$1] - [.$E$1])  + (ROW([.A470]) - 2) * [.$E$1]" office:value-type="float" office:value="2345">
            <text:p>2345</text:p>
          </table:table-cell>
          <table:table-cell table:formula="of:=&quot;    &quot;&quot;&quot; &amp; [.A470] &amp; &quot;&quot;&quot; = {sort_order = &quot; &amp; [.C470] &amp; &quot;; script_info = {sortOrder = &quot; &amp; [.C470] &amp; &quot;;};};&quot;" office:value-type="string" office:string-value="    &quot;EQ_MISSILE_REMOVAL&quot; = {sort_order = 2345; script_info = {sortOrder = 2345;};};">
            <text:p><text:s text:c="4"/>"EQ_MISSILE_REMOVAL" = {sort_order = 2345; script_info = {sortOrder = 2345;};};</text:p>
          </table:table-cell>
          <table:table-cell table:number-columns-repeated="1020"/>
        </table:table-row>
        <table:table-row table:style-name="ro1">
          <table:table-cell office:value-type="string">
            <text:p>EQ_MISSION_EMP_MINE</text:p>
          </table:table-cell>
          <table:table-cell office:value-type="string">
            <text:p>**ATU CLASSIFIED**</text:p>
          </table:table-cell>
          <table:table-cell table:formula="of:=([.$B$1] - [.$E$1])  + (ROW([.A471]) - 2) * [.$E$1]" office:value-type="float" office:value="2350">
            <text:p>2350</text:p>
          </table:table-cell>
          <table:table-cell table:formula="of:=&quot;    &quot;&quot;&quot; &amp; [.A471] &amp; &quot;&quot;&quot; = {sort_order = &quot; &amp; [.C471] &amp; &quot;; script_info = {sortOrder = &quot; &amp; [.C471] &amp; &quot;;};};&quot;" office:value-type="string" office:string-value="    &quot;EQ_MISSION_EMP_MINE&quot; = {sort_order = 2350; script_info = {sortOrder = 2350;};};">
            <text:p><text:s text:c="4"/>"EQ_MISSION_EMP_MINE" = {sort_order = 2350; script_info = {sortOrder = 2350;};};</text:p>
          </table:table-cell>
          <table:table-cell table:number-columns-repeated="1020"/>
        </table:table-row>
        <table:table-row table:style-name="ro1">
          <table:table-cell office:value-type="string">
            <text:p>EQ_MK_SCAN</text:p>
          </table:table-cell>
          <table:table-cell office:value-type="string">
            <text:p>Mark Transponder Scanner</text:p>
          </table:table-cell>
          <table:table-cell table:formula="of:=([.$B$1] - [.$E$1])  + (ROW([.A472]) - 2) * [.$E$1]" office:value-type="float" office:value="2355">
            <text:p>2355</text:p>
          </table:table-cell>
          <table:table-cell table:formula="of:=&quot;    &quot;&quot;&quot; &amp; [.A472] &amp; &quot;&quot;&quot; = {sort_order = &quot; &amp; [.C472] &amp; &quot;; script_info = {sortOrder = &quot; &amp; [.C472] &amp; &quot;;};};&quot;" office:value-type="string" office:string-value="    &quot;EQ_MK_SCAN&quot; = {sort_order = 2355; script_info = {sortOrder = 2355;};};">
            <text:p><text:s text:c="4"/>"EQ_MK_SCAN" = {sort_order = 2355; script_info = {sortOrder = 2355;};};</text:p>
          </table:table-cell>
          <table:table-cell table:number-columns-repeated="1020"/>
        </table:table-row>
        <table:table-row table:style-name="ro1">
          <table:table-cell office:value-type="string">
            <text:p>EQ_MMS_NPC_NAVAL_ENERGY_GRID</text:p>
          </table:table-cell>
          <table:table-cell office:value-type="string">
            <text:p>Naval Energy Grid</text:p>
          </table:table-cell>
          <table:table-cell table:formula="of:=([.$B$1] - [.$E$1])  + (ROW([.A473]) - 2) * [.$E$1]" office:value-type="float" office:value="2360">
            <text:p>2360</text:p>
          </table:table-cell>
          <table:table-cell table:formula="of:=&quot;    &quot;&quot;&quot; &amp; [.A473] &amp; &quot;&quot;&quot; = {sort_order = &quot; &amp; [.C473] &amp; &quot;; script_info = {sortOrder = &quot; &amp; [.C473] &amp; &quot;;};};&quot;" office:value-type="string" office:string-value="    &quot;EQ_MMS_NPC_NAVAL_ENERGY_GRID&quot; = {sort_order = 2360; script_info = {sortOrder = 2360;};};">
            <text:p><text:s text:c="4"/>"EQ_MMS_NPC_NAVAL_ENERGY_GRID" = {sort_order = 2360; script_info = {sortOrder = 2360;};};</text:p>
          </table:table-cell>
          <table:table-cell table:number-columns-repeated="1020"/>
        </table:table-row>
        <table:table-row table:style-name="ro1">
          <table:table-cell office:value-type="string">
            <text:p>EQ_MMS_NPC_NAVAL_ENERGY_UNIT</text:p>
          </table:table-cell>
          <table:table-cell office:value-type="string">
            <text:p>Naval Energy Unit</text:p>
          </table:table-cell>
          <table:table-cell table:formula="of:=([.$B$1] - [.$E$1])  + (ROW([.A474]) - 2) * [.$E$1]" office:value-type="float" office:value="2365">
            <text:p>2365</text:p>
          </table:table-cell>
          <table:table-cell table:formula="of:=&quot;    &quot;&quot;&quot; &amp; [.A474] &amp; &quot;&quot;&quot; = {sort_order = &quot; &amp; [.C474] &amp; &quot;; script_info = {sortOrder = &quot; &amp; [.C474] &amp; &quot;;};};&quot;" office:value-type="string" office:string-value="    &quot;EQ_MMS_NPC_NAVAL_ENERGY_UNIT&quot; = {sort_order = 2365; script_info = {sortOrder = 2365;};};">
            <text:p><text:s text:c="4"/>"EQ_MMS_NPC_NAVAL_ENERGY_UNIT" = {sort_order = 2365; script_info = {sortOrder = 2365;};};</text:p>
          </table:table-cell>
          <table:table-cell table:number-columns-repeated="1020"/>
        </table:table-row>
        <table:table-row table:style-name="ro1">
          <table:table-cell office:value-type="string">
            <text:p>EQ_MMS_NPC_SHIELD_BOOSTER</text:p>
          </table:table-cell>
          <table:table-cell office:value-type="string">
            <text:p>Shield Boosters</text:p>
          </table:table-cell>
          <table:table-cell table:formula="of:=([.$B$1] - [.$E$1])  + (ROW([.A475]) - 2) * [.$E$1]" office:value-type="float" office:value="2370">
            <text:p>2370</text:p>
          </table:table-cell>
          <table:table-cell table:formula="of:=&quot;    &quot;&quot;&quot; &amp; [.A475] &amp; &quot;&quot;&quot; = {sort_order = &quot; &amp; [.C475] &amp; &quot;; script_info = {sortOrder = &quot; &amp; [.C475] &amp; &quot;;};};&quot;" office:value-type="string" office:string-value="    &quot;EQ_MMS_NPC_SHIELD_BOOSTER&quot; = {sort_order = 2370; script_info = {sortOrder = 2370;};};">
            <text:p><text:s text:c="4"/>"EQ_MMS_NPC_SHIELD_BOOSTER" = {sort_order = 2370; script_info = {sortOrder = 2370;};};</text:p>
          </table:table-cell>
          <table:table-cell table:number-columns-repeated="1020"/>
        </table:table-row>
        <table:table-row table:style-name="ro1">
          <table:table-cell office:value-type="string">
            <text:p>EQ_MMS_NPC_SHIELD_ENHANCER</text:p>
          </table:table-cell>
          <table:table-cell office:value-type="string">
            <text:p>Military Shield Enhancement</text:p>
          </table:table-cell>
          <table:table-cell table:formula="of:=([.$B$1] - [.$E$1])  + (ROW([.A476]) - 2) * [.$E$1]" office:value-type="float" office:value="2375">
            <text:p>2375</text:p>
          </table:table-cell>
          <table:table-cell table:formula="of:=&quot;    &quot;&quot;&quot; &amp; [.A476] &amp; &quot;&quot;&quot; = {sort_order = &quot; &amp; [.C476] &amp; &quot;; script_info = {sortOrder = &quot; &amp; [.C476] &amp; &quot;;};};&quot;" office:value-type="string" office:string-value="    &quot;EQ_MMS_NPC_SHIELD_ENHANCER&quot; = {sort_order = 2375; script_info = {sortOrder = 2375;};};">
            <text:p><text:s text:c="4"/>"EQ_MMS_NPC_SHIELD_ENHANCER" = {sort_order = 2375; script_info = {sortOrder = 2375;};};</text:p>
          </table:table-cell>
          <table:table-cell table:number-columns-repeated="1020"/>
        </table:table-row>
        <table:table-row table:style-name="ro1">
          <table:table-cell office:value-type="string">
            <text:p>EQ_MULTI_TARGET</text:p>
          </table:table-cell>
          <table:table-cell office:value-type="string">
            <text:p>Multi-Targeting System</text:p>
          </table:table-cell>
          <table:table-cell table:formula="of:=([.$B$1] - [.$E$1])  + (ROW([.A477]) - 2) * [.$E$1]" office:value-type="float" office:value="2380">
            <text:p>2380</text:p>
          </table:table-cell>
          <table:table-cell table:formula="of:=&quot;    &quot;&quot;&quot; &amp; [.A477] &amp; &quot;&quot;&quot; = {sort_order = &quot; &amp; [.C477] &amp; &quot;; script_info = {sortOrder = &quot; &amp; [.C477] &amp; &quot;;};};&quot;" office:value-type="string" office:string-value="    &quot;EQ_MULTI_TARGET&quot; = {sort_order = 2380; script_info = {sortOrder = 2380;};};">
            <text:p><text:s text:c="4"/>"EQ_MULTI_TARGET" = {sort_order = 2380; script_info = {sortOrder = 2380;};};</text:p>
          </table:table-cell>
          <table:table-cell table:number-columns-repeated="1020"/>
        </table:table-row>
        <table:table-row table:style-name="ro1">
          <table:table-cell office:value-type="string">
            <text:p>EQ_MULTI_TARGET_REMOVAL</text:p>
          </table:table-cell>
          <table:table-cell office:value-type="string">
            <text:p>Sell Multi-Targeting System</text:p>
          </table:table-cell>
          <table:table-cell table:formula="of:=([.$B$1] - [.$E$1])  + (ROW([.A478]) - 2) * [.$E$1]" office:value-type="float" office:value="2385">
            <text:p>2385</text:p>
          </table:table-cell>
          <table:table-cell table:formula="of:=&quot;    &quot;&quot;&quot; &amp; [.A478] &amp; &quot;&quot;&quot; = {sort_order = &quot; &amp; [.C478] &amp; &quot;; script_info = {sortOrder = &quot; &amp; [.C478] &amp; &quot;;};};&quot;" office:value-type="string" office:string-value="    &quot;EQ_MULTI_TARGET_REMOVAL&quot; = {sort_order = 2385; script_info = {sortOrder = 2385;};};">
            <text:p><text:s text:c="4"/>"EQ_MULTI_TARGET_REMOVAL" = {sort_order = 2385; script_info = {sortOrder = 2385;};};</text:p>
          </table:table-cell>
          <table:table-cell table:number-columns-repeated="1020"/>
        </table:table-row>
        <table:table-row table:style-name="ro1">
          <table:table-cell office:value-type="string">
            <text:p>EQ_MULTI_TARGET_SALVAGED</text:p>
          </table:table-cell>
          <table:table-cell office:value-type="string">
            <text:p>Multi-Targeting System (salvaged)</text:p>
          </table:table-cell>
          <table:table-cell table:formula="of:=([.$B$1] - [.$E$1])  + (ROW([.A479]) - 2) * [.$E$1]" office:value-type="float" office:value="2390">
            <text:p>2390</text:p>
          </table:table-cell>
          <table:table-cell table:formula="of:=&quot;    &quot;&quot;&quot; &amp; [.A479] &amp; &quot;&quot;&quot; = {sort_order = &quot; &amp; [.C479] &amp; &quot;; script_info = {sortOrder = &quot; &amp; [.C479] &amp; &quot;;};};&quot;" office:value-type="string" office:string-value="    &quot;EQ_MULTI_TARGET_SALVAGED&quot; = {sort_order = 2390; script_info = {sortOrder = 2390;};};">
            <text:p><text:s text:c="4"/>"EQ_MULTI_TARGET_SALVAGED" = {sort_order = 2390; script_info = {sortOrder = 2390;};};</text:p>
          </table:table-cell>
          <table:table-cell table:number-columns-repeated="1020"/>
        </table:table-row>
        <table:table-row table:style-name="ro1">
          <table:table-cell office:value-type="string">
            <text:p>EQ_MULTIBAY</text:p>
          </table:table-cell>
          <table:table-cell office:value-type="string">
            <text:p>Vortex Ship Systems</text:p>
          </table:table-cell>
          <table:table-cell table:formula="of:=([.$B$1] - [.$E$1])  + (ROW([.A480]) - 2) * [.$E$1]" office:value-type="float" office:value="2395">
            <text:p>2395</text:p>
          </table:table-cell>
          <table:table-cell table:formula="of:=&quot;    &quot;&quot;&quot; &amp; [.A480] &amp; &quot;&quot;&quot; = {sort_order = &quot; &amp; [.C480] &amp; &quot;; script_info = {sortOrder = &quot; &amp; [.C480] &amp; &quot;;};};&quot;" office:value-type="string" office:string-value="    &quot;EQ_MULTIBAY&quot; = {sort_order = 2395; script_info = {sortOrder = 2395;};};">
            <text:p><text:s text:c="4"/>"EQ_MULTIBAY" = {sort_order = 2395; script_info = {sortOrder = 2395;};};</text:p>
          </table:table-cell>
          <table:table-cell table:number-columns-repeated="1020"/>
        </table:table-row>
        <table:table-row table:style-name="ro1">
          <table:table-cell office:value-type="string">
            <text:p>EQ_MULTIBAY_MISSILENEXT</text:p>
          </table:table-cell>
          <table:table-cell office:value-type="string">
            <text:p>Select Next Missile Bay</text:p>
          </table:table-cell>
          <table:table-cell table:formula="of:=([.$B$1] - [.$E$1])  + (ROW([.A481]) - 2) * [.$E$1]" office:value-type="float" office:value="2400">
            <text:p>2400</text:p>
          </table:table-cell>
          <table:table-cell table:formula="of:=&quot;    &quot;&quot;&quot; &amp; [.A481] &amp; &quot;&quot;&quot; = {sort_order = &quot; &amp; [.C481] &amp; &quot;; script_info = {sortOrder = &quot; &amp; [.C481] &amp; &quot;;};};&quot;" office:value-type="string" office:string-value="    &quot;EQ_MULTIBAY_MISSILENEXT&quot; = {sort_order = 2400; script_info = {sortOrder = 2400;};};">
            <text:p><text:s text:c="4"/>"EQ_MULTIBAY_MISSILENEXT" = {sort_order = 2400; script_info = {sortOrder = 2400;};};</text:p>
          </table:table-cell>
          <table:table-cell table:number-columns-repeated="1020"/>
        </table:table-row>
        <table:table-row table:style-name="ro1">
          <table:table-cell office:value-type="string">
            <text:p>EQ_MULTIPASS</text:p>
          </table:table-cell>
          <table:table-cell office:value-type="string">
            <text:p>Multipass</text:p>
          </table:table-cell>
          <table:table-cell table:formula="of:=([.$B$1] - [.$E$1])  + (ROW([.A482]) - 2) * [.$E$1]" office:value-type="float" office:value="2405">
            <text:p>2405</text:p>
          </table:table-cell>
          <table:table-cell table:formula="of:=&quot;    &quot;&quot;&quot; &amp; [.A482] &amp; &quot;&quot;&quot; = {sort_order = &quot; &amp; [.C482] &amp; &quot;; script_info = {sortOrder = &quot; &amp; [.C482] &amp; &quot;;};};&quot;" office:value-type="string" office:string-value="    &quot;EQ_MULTIPASS&quot; = {sort_order = 2405; script_info = {sortOrder = 2405;};};">
            <text:p><text:s text:c="4"/>"EQ_MULTIPASS" = {sort_order = 2405; script_info = {sortOrder = 2405;};};</text:p>
          </table:table-cell>
          <table:table-cell table:number-columns-repeated="1020"/>
        </table:table-row>
        <table:table-row table:style-name="ro1">
          <table:table-cell office:value-type="string">
            <text:p>EQ_MULTIPASSED_ID</text:p>
          </table:table-cell>
          <table:table-cell office:value-type="string">
            <text:p>Multi-Passed ID</text:p>
          </table:table-cell>
          <table:table-cell table:formula="of:=([.$B$1] - [.$E$1])  + (ROW([.A483]) - 2) * [.$E$1]" office:value-type="float" office:value="2410">
            <text:p>2410</text:p>
          </table:table-cell>
          <table:table-cell table:formula="of:=&quot;    &quot;&quot;&quot; &amp; [.A483] &amp; &quot;&quot;&quot; = {sort_order = &quot; &amp; [.C483] &amp; &quot;; script_info = {sortOrder = &quot; &amp; [.C483] &amp; &quot;;};};&quot;" office:value-type="string" office:string-value="    &quot;EQ_MULTIPASSED_ID&quot; = {sort_order = 2410; script_info = {sortOrder = 2410;};};">
            <text:p><text:s text:c="4"/>"EQ_MULTIPASSED_ID" = {sort_order = 2410; script_info = {sortOrder = 2410;};};</text:p>
          </table:table-cell>
          <table:table-cell table:number-columns-repeated="1020"/>
        </table:table-row>
        <table:table-row table:style-name="ro1">
          <table:table-cell office:value-type="string">
            <text:p>EQ_NAVAL_ENERGY_UNIT</text:p>
          </table:table-cell>
          <table:table-cell office:value-type="string">
            <text:p>Naval Energy Unit</text:p>
          </table:table-cell>
          <table:table-cell table:formula="of:=([.$B$1] - [.$E$1])  + (ROW([.A484]) - 2) * [.$E$1]" office:value-type="float" office:value="2415">
            <text:p>2415</text:p>
          </table:table-cell>
          <table:table-cell table:formula="of:=&quot;    &quot;&quot;&quot; &amp; [.A484] &amp; &quot;&quot;&quot; = {sort_order = &quot; &amp; [.C484] &amp; &quot;; script_info = {sortOrder = &quot; &amp; [.C484] &amp; &quot;;};};&quot;" office:value-type="string" office:string-value="    &quot;EQ_NAVAL_ENERGY_UNIT&quot; = {sort_order = 2415; script_info = {sortOrder = 2415;};};">
            <text:p><text:s text:c="4"/>"EQ_NAVAL_ENERGY_UNIT" = {sort_order = 2415; script_info = {sortOrder = 2415;};};</text:p>
          </table:table-cell>
          <table:table-cell table:number-columns-repeated="1020"/>
        </table:table-row>
        <table:table-row table:style-name="ro1">
          <table:table-cell office:value-type="string">
            <text:p>EQ_NAVAL_ENERGY_UNIT_REMOVAL</text:p>
          </table:table-cell>
          <table:table-cell office:value-type="string">
            <text:p>Sell Naval Energy Unit</text:p>
          </table:table-cell>
          <table:table-cell table:formula="of:=([.$B$1] - [.$E$1])  + (ROW([.A485]) - 2) * [.$E$1]" office:value-type="float" office:value="2420">
            <text:p>2420</text:p>
          </table:table-cell>
          <table:table-cell table:formula="of:=&quot;    &quot;&quot;&quot; &amp; [.A485] &amp; &quot;&quot;&quot; = {sort_order = &quot; &amp; [.C485] &amp; &quot;; script_info = {sortOrder = &quot; &amp; [.C485] &amp; &quot;;};};&quot;" office:value-type="string" office:string-value="    &quot;EQ_NAVAL_ENERGY_UNIT_REMOVAL&quot; = {sort_order = 2420; script_info = {sortOrder = 2420;};};">
            <text:p><text:s text:c="4"/>"EQ_NAVAL_ENERGY_UNIT_REMOVAL" = {sort_order = 2420; script_info = {sortOrder = 2420;};};</text:p>
          </table:table-cell>
          <table:table-cell table:number-columns-repeated="1020"/>
        </table:table-row>
        <table:table-row table:style-name="ro1">
          <table:table-cell office:value-type="string">
            <text:p>EQ_NAVAL_ENERGY_UNIT_SALVAGED</text:p>
          </table:table-cell>
          <table:table-cell office:value-type="string">
            <text:p>Naval Energy Unit (salvaged)</text:p>
          </table:table-cell>
          <table:table-cell table:formula="of:=([.$B$1] - [.$E$1])  + (ROW([.A486]) - 2) * [.$E$1]" office:value-type="float" office:value="2425">
            <text:p>2425</text:p>
          </table:table-cell>
          <table:table-cell table:formula="of:=&quot;    &quot;&quot;&quot; &amp; [.A486] &amp; &quot;&quot;&quot; = {sort_order = &quot; &amp; [.C486] &amp; &quot;; script_info = {sortOrder = &quot; &amp; [.C486] &amp; &quot;;};};&quot;" office:value-type="string" office:string-value="    &quot;EQ_NAVAL_ENERGY_UNIT_SALVAGED&quot; = {sort_order = 2425; script_info = {sortOrder = 2425;};};">
            <text:p><text:s text:c="4"/>"EQ_NAVAL_ENERGY_UNIT_SALVAGED" = {sort_order = 2425; script_info = {sortOrder = 2425;};};</text:p>
          </table:table-cell>
          <table:table-cell table:number-columns-repeated="1020"/>
        </table:table-row>
        <table:table-row table:style-name="ro1">
          <table:table-cell office:value-type="string">
            <text:p>EQ_NAVAL_GRID</text:p>
          </table:table-cell>
          <table:table-cell office:value-type="string">
            <text:p>Naval Energy Grid</text:p>
          </table:table-cell>
          <table:table-cell table:formula="of:=([.$B$1] - [.$E$1])  + (ROW([.A487]) - 2) * [.$E$1]" office:value-type="float" office:value="2430">
            <text:p>2430</text:p>
          </table:table-cell>
          <table:table-cell table:formula="of:=&quot;    &quot;&quot;&quot; &amp; [.A487] &amp; &quot;&quot;&quot; = {sort_order = &quot; &amp; [.C487] &amp; &quot;; script_info = {sortOrder = &quot; &amp; [.C487] &amp; &quot;;};};&quot;" office:value-type="string" office:string-value="    &quot;EQ_NAVAL_GRID&quot; = {sort_order = 2430; script_info = {sortOrder = 2430;};};">
            <text:p><text:s text:c="4"/>"EQ_NAVAL_GRID" = {sort_order = 2430; script_info = {sortOrder = 2430;};};</text:p>
          </table:table-cell>
          <table:table-cell table:number-columns-repeated="1020"/>
        </table:table-row>
        <table:table-row table:style-name="ro1">
          <table:table-cell office:value-type="string">
            <text:p>EQ_NAVAL_SHIELD_BOOSTER</text:p>
          </table:table-cell>
          <table:table-cell office:value-type="string">
            <text:p>Military Shield Enhancement</text:p>
          </table:table-cell>
          <table:table-cell table:formula="of:=([.$B$1] - [.$E$1])  + (ROW([.A488]) - 2) * [.$E$1]" office:value-type="float" office:value="2435">
            <text:p>2435</text:p>
          </table:table-cell>
          <table:table-cell table:formula="of:=&quot;    &quot;&quot;&quot; &amp; [.A488] &amp; &quot;&quot;&quot; = {sort_order = &quot; &amp; [.C488] &amp; &quot;; script_info = {sortOrder = &quot; &amp; [.C488] &amp; &quot;;};};&quot;" office:value-type="string" office:string-value="    &quot;EQ_NAVAL_SHIELD_BOOSTER&quot; = {sort_order = 2435; script_info = {sortOrder = 2435;};};">
            <text:p><text:s text:c="4"/>"EQ_NAVAL_SHIELD_BOOSTER" = {sort_order = 2435; script_info = {sortOrder = 2435;};};</text:p>
          </table:table-cell>
          <table:table-cell table:number-columns-repeated="1020"/>
        </table:table-row>
        <table:table-row table:style-name="ro1">
          <table:table-cell office:value-type="string">
            <text:p>EQ_NAVAL_SHIELD_BOOSTER_REMOVAL</text:p>
          </table:table-cell>
          <table:table-cell office:value-type="string">
            <text:p>Sell Military Shield Enhancement</text:p>
          </table:table-cell>
          <table:table-cell table:formula="of:=([.$B$1] - [.$E$1])  + (ROW([.A489]) - 2) * [.$E$1]" office:value-type="float" office:value="2440">
            <text:p>2440</text:p>
          </table:table-cell>
          <table:table-cell table:formula="of:=&quot;    &quot;&quot;&quot; &amp; [.A489] &amp; &quot;&quot;&quot; = {sort_order = &quot; &amp; [.C489] &amp; &quot;; script_info = {sortOrder = &quot; &amp; [.C489] &amp; &quot;;};};&quot;" office:value-type="string" office:string-value="    &quot;EQ_NAVAL_SHIELD_BOOSTER_REMOVAL&quot; = {sort_order = 2440; script_info = {sortOrder = 2440;};};">
            <text:p><text:s text:c="4"/>"EQ_NAVAL_SHIELD_BOOSTER_REMOVAL" = {sort_order = 2440; script_info = {sortOrder = 2440;};};</text:p>
          </table:table-cell>
          <table:table-cell table:number-columns-repeated="1020"/>
        </table:table-row>
        <table:table-row table:style-name="ro1">
          <table:table-cell office:value-type="string">
            <text:p>EQ_NAVAL_SHIELD_BOOSTER_SALVAGED</text:p>
          </table:table-cell>
          <table:table-cell office:value-type="string">
            <text:p>Military Shield Enhancement (salvaged)</text:p>
          </table:table-cell>
          <table:table-cell table:formula="of:=([.$B$1] - [.$E$1])  + (ROW([.A490]) - 2) * [.$E$1]" office:value-type="float" office:value="2445">
            <text:p>2445</text:p>
          </table:table-cell>
          <table:table-cell table:formula="of:=&quot;    &quot;&quot;&quot; &amp; [.A490] &amp; &quot;&quot;&quot; = {sort_order = &quot; &amp; [.C490] &amp; &quot;; script_info = {sortOrder = &quot; &amp; [.C490] &amp; &quot;;};};&quot;" office:value-type="string" office:string-value="    &quot;EQ_NAVAL_SHIELD_BOOSTER_SALVAGED&quot; = {sort_order = 2445; script_info = {sortOrder = 2445;};};">
            <text:p><text:s text:c="4"/>"EQ_NAVAL_SHIELD_BOOSTER_SALVAGED" = {sort_order = 2445; script_info = {sortOrder = 2445;};};</text:p>
          </table:table-cell>
          <table:table-cell table:number-columns-repeated="1020"/>
        </table:table-row>
        <table:table-row table:style-name="ro1">
          <table:table-cell office:value-type="string">
            <text:p>EQ_NAVIGATION_MFD</text:p>
          </table:table-cell>
          <table:table-cell office:value-type="string">
            <text:p>Navigation MFD</text:p>
          </table:table-cell>
          <table:table-cell table:formula="of:=([.$B$1] - [.$E$1])  + (ROW([.A491]) - 2) * [.$E$1]" office:value-type="float" office:value="2450">
            <text:p>2450</text:p>
          </table:table-cell>
          <table:table-cell table:formula="of:=&quot;    &quot;&quot;&quot; &amp; [.A491] &amp; &quot;&quot;&quot; = {sort_order = &quot; &amp; [.C491] &amp; &quot;; script_info = {sortOrder = &quot; &amp; [.C491] &amp; &quot;;};};&quot;" office:value-type="string" office:string-value="    &quot;EQ_NAVIGATION_MFD&quot; = {sort_order = 2450; script_info = {sortOrder = 2450;};};">
            <text:p><text:s text:c="4"/>"EQ_NAVIGATION_MFD" = {sort_order = 2450; script_info = {sortOrder = 2450;};};</text:p>
          </table:table-cell>
          <table:table-cell table:number-columns-repeated="1020"/>
        </table:table-row>
        <table:table-row table:style-name="ro1">
          <table:table-cell office:value-type="string">
            <text:p>EQ_NDC_AUTODOCK</text:p>
          </table:table-cell>
          <table:table-cell office:value-type="string">
            <text:p>The No-Dock-Computer Autodock facility</text:p>
          </table:table-cell>
          <table:table-cell table:formula="of:=([.$B$1] - [.$E$1])  + (ROW([.A492]) - 2) * [.$E$1]" office:value-type="float" office:value="2455">
            <text:p>2455</text:p>
          </table:table-cell>
          <table:table-cell table:formula="of:=&quot;    &quot;&quot;&quot; &amp; [.A492] &amp; &quot;&quot;&quot; = {sort_order = &quot; &amp; [.C492] &amp; &quot;; script_info = {sortOrder = &quot; &amp; [.C492] &amp; &quot;;};};&quot;" office:value-type="string" office:string-value="    &quot;EQ_NDC_AUTODOCK&quot; = {sort_order = 2455; script_info = {sortOrder = 2455;};};">
            <text:p><text:s text:c="4"/>"EQ_NDC_AUTODOCK" = {sort_order = 2455; script_info = {sortOrder = 2455;};};</text:p>
          </table:table-cell>
          <table:table-cell table:number-columns-repeated="1020"/>
        </table:table-row>
        <table:table-row table:style-name="ro1">
          <table:table-cell office:value-type="string">
            <text:p>EQ_NEXUS_BASIC_MISSILE</text:p>
          </table:table-cell>
          <table:table-cell office:value-type="string">
            <text:p>Nexus Missile</text:p>
          </table:table-cell>
          <table:table-cell table:formula="of:=([.$B$1] - [.$E$1])  + (ROW([.A493]) - 2) * [.$E$1]" office:value-type="float" office:value="2460">
            <text:p>2460</text:p>
          </table:table-cell>
          <table:table-cell table:formula="of:=&quot;    &quot;&quot;&quot; &amp; [.A493] &amp; &quot;&quot;&quot; = {sort_order = &quot; &amp; [.C493] &amp; &quot;; script_info = {sortOrder = &quot; &amp; [.C493] &amp; &quot;;};};&quot;" office:value-type="string" office:string-value="    &quot;EQ_NEXUS_BASIC_MISSILE&quot; = {sort_order = 2460; script_info = {sortOrder = 2460;};};">
            <text:p><text:s text:c="4"/>"EQ_NEXUS_BASIC_MISSILE" = {sort_order = 2460; script_info = {sortOrder = 2460;};};</text:p>
          </table:table-cell>
          <table:table-cell table:number-columns-repeated="1020"/>
        </table:table-row>
        <table:table-row table:style-name="ro1">
          <table:table-cell office:value-type="string">
            <text:p>EQ_NEXUS_BUG_MISSILE</text:p>
          </table:table-cell>
          <table:table-cell office:value-type="string">
            <text:p>Nexus Bug-Off Missile</text:p>
          </table:table-cell>
          <table:table-cell table:formula="of:=([.$B$1] - [.$E$1])  + (ROW([.A494]) - 2) * [.$E$1]" office:value-type="float" office:value="2465">
            <text:p>2465</text:p>
          </table:table-cell>
          <table:table-cell table:formula="of:=&quot;    &quot;&quot;&quot; &amp; [.A494] &amp; &quot;&quot;&quot; = {sort_order = &quot; &amp; [.C494] &amp; &quot;; script_info = {sortOrder = &quot; &amp; [.C494] &amp; &quot;;};};&quot;" office:value-type="string" office:string-value="    &quot;EQ_NEXUS_BUG_MISSILE&quot; = {sort_order = 2465; script_info = {sortOrder = 2465;};};">
            <text:p><text:s text:c="4"/>"EQ_NEXUS_BUG_MISSILE" = {sort_order = 2465; script_info = {sortOrder = 2465;};};</text:p>
          </table:table-cell>
          <table:table-cell table:number-columns-repeated="1020"/>
        </table:table-row>
        <table:table-row table:style-name="ro1">
          <table:table-cell office:value-type="string">
            <text:p>EQ_NEXUS_BUG_R_MISSILE</text:p>
          </table:table-cell>
          <table:table-cell office:value-type="string">
            <text:p>Nexus Bug-Off Missile (naval reject)</text:p>
          </table:table-cell>
          <table:table-cell table:formula="of:=([.$B$1] - [.$E$1])  + (ROW([.A495]) - 2) * [.$E$1]" office:value-type="float" office:value="2470">
            <text:p>2470</text:p>
          </table:table-cell>
          <table:table-cell table:formula="of:=&quot;    &quot;&quot;&quot; &amp; [.A495] &amp; &quot;&quot;&quot; = {sort_order = &quot; &amp; [.C495] &amp; &quot;; script_info = {sortOrder = &quot; &amp; [.C495] &amp; &quot;;};};&quot;" office:value-type="string" office:string-value="    &quot;EQ_NEXUS_BUG_R_MISSILE&quot; = {sort_order = 2470; script_info = {sortOrder = 2470;};};">
            <text:p><text:s text:c="4"/>"EQ_NEXUS_BUG_R_MISSILE" = {sort_order = 2470; script_info = {sortOrder = 2470;};};</text:p>
          </table:table-cell>
          <table:table-cell table:number-columns-repeated="1020"/>
        </table:table-row>
        <table:table-row table:style-name="ro1">
          <table:table-cell office:value-type="string">
            <text:p>EQ_NEXUS_PREMIUM_MISSILE</text:p>
          </table:table-cell>
          <table:table-cell office:value-type="string">
            <text:p>Nexus Missile (premium version)</text:p>
          </table:table-cell>
          <table:table-cell table:formula="of:=([.$B$1] - [.$E$1])  + (ROW([.A496]) - 2) * [.$E$1]" office:value-type="float" office:value="2475">
            <text:p>2475</text:p>
          </table:table-cell>
          <table:table-cell table:formula="of:=&quot;    &quot;&quot;&quot; &amp; [.A496] &amp; &quot;&quot;&quot; = {sort_order = &quot; &amp; [.C496] &amp; &quot;; script_info = {sortOrder = &quot; &amp; [.C496] &amp; &quot;;};};&quot;" office:value-type="string" office:string-value="    &quot;EQ_NEXUS_PREMIUM_MISSILE&quot; = {sort_order = 2475; script_info = {sortOrder = 2475;};};">
            <text:p><text:s text:c="4"/>"EQ_NEXUS_PREMIUM_MISSILE" = {sort_order = 2475; script_info = {sortOrder = 2475;};};</text:p>
          </table:table-cell>
          <table:table-cell table:number-columns-repeated="1020"/>
        </table:table-row>
        <table:table-row table:style-name="ro1">
          <table:table-cell office:value-type="string">
            <text:p>EQ_NEXUS_ULTIMATE_MISSILE</text:p>
          </table:table-cell>
          <table:table-cell office:value-type="string">
            <text:p>Nexus Missile (ultimate version)</text:p>
          </table:table-cell>
          <table:table-cell table:formula="of:=([.$B$1] - [.$E$1])  + (ROW([.A497]) - 2) * [.$E$1]" office:value-type="float" office:value="2480">
            <text:p>2480</text:p>
          </table:table-cell>
          <table:table-cell table:formula="of:=&quot;    &quot;&quot;&quot; &amp; [.A497] &amp; &quot;&quot;&quot; = {sort_order = &quot; &amp; [.C497] &amp; &quot;; script_info = {sortOrder = &quot; &amp; [.C497] &amp; &quot;;};};&quot;" office:value-type="string" office:string-value="    &quot;EQ_NEXUS_ULTIMATE_MISSILE&quot; = {sort_order = 2480; script_info = {sortOrder = 2480;};};">
            <text:p><text:s text:c="4"/>"EQ_NEXUS_ULTIMATE_MISSILE" = {sort_order = 2480; script_info = {sortOrder = 2480;};};</text:p>
          </table:table-cell>
          <table:table-cell table:number-columns-repeated="1020"/>
        </table:table-row>
        <table:table-row table:style-name="ro1">
          <table:table-cell office:value-type="string">
            <text:p>EQ_NO_AFT_SHIELD</text:p>
          </table:table-cell>
          <table:table-cell office:value-type="string">
            <text:p>Remove Aft Shields</text:p>
          </table:table-cell>
          <table:table-cell table:formula="of:=([.$B$1] - [.$E$1])  + (ROW([.A498]) - 2) * [.$E$1]" office:value-type="float" office:value="2485">
            <text:p>2485</text:p>
          </table:table-cell>
          <table:table-cell table:formula="of:=&quot;    &quot;&quot;&quot; &amp; [.A498] &amp; &quot;&quot;&quot; = {sort_order = &quot; &amp; [.C498] &amp; &quot;; script_info = {sortOrder = &quot; &amp; [.C498] &amp; &quot;;};};&quot;" office:value-type="string" office:string-value="    &quot;EQ_NO_AFT_SHIELD&quot; = {sort_order = 2485; script_info = {sortOrder = 2485;};};">
            <text:p><text:s text:c="4"/>"EQ_NO_AFT_SHIELD" = {sort_order = 2485; script_info = {sortOrder = 2485;};};</text:p>
          </table:table-cell>
          <table:table-cell table:number-columns-repeated="1020"/>
        </table:table-row>
        <table:table-row table:style-name="ro1">
          <table:table-cell office:value-type="string">
            <text:p>EQ_NO_FORWARD_SHIELD</text:p>
          </table:table-cell>
          <table:table-cell office:value-type="string">
            <text:p>Remove Forward Shields</text:p>
          </table:table-cell>
          <table:table-cell table:formula="of:=([.$B$1] - [.$E$1])  + (ROW([.A499]) - 2) * [.$E$1]" office:value-type="float" office:value="2490">
            <text:p>2490</text:p>
          </table:table-cell>
          <table:table-cell table:formula="of:=&quot;    &quot;&quot;&quot; &amp; [.A499] &amp; &quot;&quot;&quot; = {sort_order = &quot; &amp; [.C499] &amp; &quot;; script_info = {sortOrder = &quot; &amp; [.C499] &amp; &quot;;};};&quot;" office:value-type="string" office:string-value="    &quot;EQ_NO_FORWARD_SHIELD&quot; = {sort_order = 2490; script_info = {sortOrder = 2490;};};">
            <text:p><text:s text:c="4"/>"EQ_NO_FORWARD_SHIELD" = {sort_order = 2490; script_info = {sortOrder = 2490;};};</text:p>
          </table:table-cell>
          <table:table-cell table:number-columns-repeated="1020"/>
        </table:table-row>
        <table:table-row table:style-name="ro1">
          <table:table-cell office:value-type="string">
            <text:p>EQ_NPC_CD_MINE</text:p>
          </table:table-cell>
          <table:table-cell office:value-type="string">
            <text:p>Combat Drone</text:p>
          </table:table-cell>
          <table:table-cell table:formula="of:=([.$B$1] - [.$E$1])  + (ROW([.A500]) - 2) * [.$E$1]" office:value-type="float" office:value="2495">
            <text:p>2495</text:p>
          </table:table-cell>
          <table:table-cell table:formula="of:=&quot;    &quot;&quot;&quot; &amp; [.A500] &amp; &quot;&quot;&quot; = {sort_order = &quot; &amp; [.C500] &amp; &quot;; script_info = {sortOrder = &quot; &amp; [.C500] &amp; &quot;;};};&quot;" office:value-type="string" office:string-value="    &quot;EQ_NPC_CD_MINE&quot; = {sort_order = 2495; script_info = {sortOrder = 2495;};};">
            <text:p><text:s text:c="4"/>"EQ_NPC_CD_MINE" = {sort_order = 2495; script_info = {sortOrder = 2495;};};</text:p>
          </table:table-cell>
          <table:table-cell table:number-columns-repeated="1020"/>
        </table:table-row>
        <table:table-row table:style-name="ro1">
          <table:table-cell office:value-type="string">
            <text:p>EQ_NPC_CT_MINE</text:p>
          </table:table-cell>
          <table:table-cell office:value-type="string">
            <text:p>Reprogram Thargon Fighter</text:p>
          </table:table-cell>
          <table:table-cell table:formula="of:=([.$B$1] - [.$E$1])  + (ROW([.A501]) - 2) * [.$E$1]" office:value-type="float" office:value="2500">
            <text:p>2500</text:p>
          </table:table-cell>
          <table:table-cell table:formula="of:=&quot;    &quot;&quot;&quot; &amp; [.A501] &amp; &quot;&quot;&quot; = {sort_order = &quot; &amp; [.C501] &amp; &quot;; script_info = {sortOrder = &quot; &amp; [.C501] &amp; &quot;;};};&quot;" office:value-type="string" office:string-value="    &quot;EQ_NPC_CT_MINE&quot; = {sort_order = 2500; script_info = {sortOrder = 2500;};};">
            <text:p><text:s text:c="4"/>"EQ_NPC_CT_MINE" = {sort_order = 2500; script_info = {sortOrder = 2500;};};</text:p>
          </table:table-cell>
          <table:table-cell table:number-columns-repeated="1020"/>
        </table:table-row>
        <table:table-row table:style-name="ro1">
          <table:table-cell office:value-type="string">
            <text:p>EQ_NPC_KD_MINE</text:p>
          </table:table-cell>
          <table:table-cell office:value-type="string">
            <text:p>Kamikaze Drone</text:p>
          </table:table-cell>
          <table:table-cell table:formula="of:=([.$B$1] - [.$E$1])  + (ROW([.A502]) - 2) * [.$E$1]" office:value-type="float" office:value="2505">
            <text:p>2505</text:p>
          </table:table-cell>
          <table:table-cell table:formula="of:=&quot;    &quot;&quot;&quot; &amp; [.A502] &amp; &quot;&quot;&quot; = {sort_order = &quot; &amp; [.C502] &amp; &quot;; script_info = {sortOrder = &quot; &amp; [.C502] &amp; &quot;;};};&quot;" office:value-type="string" office:string-value="    &quot;EQ_NPC_KD_MINE&quot; = {sort_order = 2505; script_info = {sortOrder = 2505;};};">
            <text:p><text:s text:c="4"/>"EQ_NPC_KD_MINE" = {sort_order = 2505; script_info = {sortOrder = 2505;};};</text:p>
          </table:table-cell>
          <table:table-cell table:number-columns-repeated="1020"/>
        </table:table-row>
        <table:table-row table:style-name="ro1">
          <table:table-cell office:value-type="string">
            <text:p>EQ_NPC_SWARM_MISSILE</text:p>
          </table:table-cell>
          <table:table-cell office:value-type="string">
            <text:p>Swarm Fighter Group</text:p>
          </table:table-cell>
          <table:table-cell table:formula="of:=([.$B$1] - [.$E$1])  + (ROW([.A503]) - 2) * [.$E$1]" office:value-type="float" office:value="2510">
            <text:p>2510</text:p>
          </table:table-cell>
          <table:table-cell table:formula="of:=&quot;    &quot;&quot;&quot; &amp; [.A503] &amp; &quot;&quot;&quot; = {sort_order = &quot; &amp; [.C503] &amp; &quot;; script_info = {sortOrder = &quot; &amp; [.C503] &amp; &quot;;};};&quot;" office:value-type="string" office:string-value="    &quot;EQ_NPC_SWARM_MISSILE&quot; = {sort_order = 2510; script_info = {sortOrder = 2510;};};">
            <text:p><text:s text:c="4"/>"EQ_NPC_SWARM_MISSILE" = {sort_order = 2510; script_info = {sortOrder = 2510;};};</text:p>
          </table:table-cell>
          <table:table-cell table:number-columns-repeated="1020"/>
        </table:table-row>
        <table:table-row table:style-name="ro1">
          <table:table-cell office:value-type="string">
            <text:p>EQ_NRACK_1_MISSILE</text:p>
          </table:table-cell>
          <table:table-cell office:value-type="string">
            <text:p>Missile Rack (Std)</text:p>
          </table:table-cell>
          <table:table-cell table:formula="of:=([.$B$1] - [.$E$1])  + (ROW([.A504]) - 2) * [.$E$1]" office:value-type="float" office:value="2515">
            <text:p>2515</text:p>
          </table:table-cell>
          <table:table-cell table:formula="of:=&quot;    &quot;&quot;&quot; &amp; [.A504] &amp; &quot;&quot;&quot; = {sort_order = &quot; &amp; [.C504] &amp; &quot;; script_info = {sortOrder = &quot; &amp; [.C504] &amp; &quot;;};};&quot;" office:value-type="string" office:string-value="    &quot;EQ_NRACK_1_MISSILE&quot; = {sort_order = 2515; script_info = {sortOrder = 2515;};};">
            <text:p><text:s text:c="4"/>"EQ_NRACK_1_MISSILE" = {sort_order = 2515; script_info = {sortOrder = 2515;};};</text:p>
          </table:table-cell>
          <table:table-cell table:number-columns-repeated="1020"/>
        </table:table-row>
        <table:table-row table:style-name="ro1">
          <table:table-cell office:value-type="string">
            <text:p>EQ_NRACK_2_MISSILE</text:p>
          </table:table-cell>
          <table:table-cell office:value-type="string">
            <text:p>Missile Rack (Std)</text:p>
          </table:table-cell>
          <table:table-cell table:formula="of:=([.$B$1] - [.$E$1])  + (ROW([.A505]) - 2) * [.$E$1]" office:value-type="float" office:value="2520">
            <text:p>2520</text:p>
          </table:table-cell>
          <table:table-cell table:formula="of:=&quot;    &quot;&quot;&quot; &amp; [.A505] &amp; &quot;&quot;&quot; = {sort_order = &quot; &amp; [.C505] &amp; &quot;; script_info = {sortOrder = &quot; &amp; [.C505] &amp; &quot;;};};&quot;" office:value-type="string" office:string-value="    &quot;EQ_NRACK_2_MISSILE&quot; = {sort_order = 2520; script_info = {sortOrder = 2520;};};">
            <text:p><text:s text:c="4"/>"EQ_NRACK_2_MISSILE" = {sort_order = 2520; script_info = {sortOrder = 2520;};};</text:p>
          </table:table-cell>
          <table:table-cell table:number-columns-repeated="1020"/>
        </table:table-row>
        <table:table-row table:style-name="ro1">
          <table:table-cell office:value-type="string">
            <text:p>EQ_NRACK_3_MISSILE</text:p>
          </table:table-cell>
          <table:table-cell office:value-type="string">
            <text:p>Missile Rack (Std)</text:p>
          </table:table-cell>
          <table:table-cell table:formula="of:=([.$B$1] - [.$E$1])  + (ROW([.A506]) - 2) * [.$E$1]" office:value-type="float" office:value="2525">
            <text:p>2525</text:p>
          </table:table-cell>
          <table:table-cell table:formula="of:=&quot;    &quot;&quot;&quot; &amp; [.A506] &amp; &quot;&quot;&quot; = {sort_order = &quot; &amp; [.C506] &amp; &quot;; script_info = {sortOrder = &quot; &amp; [.C506] &amp; &quot;;};};&quot;" office:value-type="string" office:string-value="    &quot;EQ_NRACK_3_MISSILE&quot; = {sort_order = 2525; script_info = {sortOrder = 2525;};};">
            <text:p><text:s text:c="4"/>"EQ_NRACK_3_MISSILE" = {sort_order = 2525; script_info = {sortOrder = 2525;};};</text:p>
          </table:table-cell>
          <table:table-cell table:number-columns-repeated="1020"/>
        </table:table-row>
        <table:table-row table:style-name="ro1">
          <table:table-cell office:value-type="string">
            <text:p>EQ_NS_MINING_SCANNER_UPGRADE</text:p>
          </table:table-cell>
          <table:table-cell office:value-type="string">
            <text:p>Mining IFF Scanner Upgrade</text:p>
          </table:table-cell>
          <table:table-cell table:formula="of:=([.$B$1] - [.$E$1])  + (ROW([.A507]) - 2) * [.$E$1]" office:value-type="float" office:value="2530">
            <text:p>2530</text:p>
          </table:table-cell>
          <table:table-cell table:formula="of:=&quot;    &quot;&quot;&quot; &amp; [.A507] &amp; &quot;&quot;&quot; = {sort_order = &quot; &amp; [.C507] &amp; &quot;; script_info = {sortOrder = &quot; &amp; [.C507] &amp; &quot;;};};&quot;" office:value-type="string" office:string-value="    &quot;EQ_NS_MINING_SCANNER_UPGRADE&quot; = {sort_order = 2530; script_info = {sortOrder = 2530;};};">
            <text:p><text:s text:c="4"/>"EQ_NS_MINING_SCANNER_UPGRADE" = {sort_order = 2530; script_info = {sortOrder = 2530;};};</text:p>
          </table:table-cell>
          <table:table-cell table:number-columns-repeated="1020"/>
        </table:table-row>
        <table:table-row table:style-name="ro1">
          <table:table-cell office:value-type="string">
            <text:p>EQ_NS_MINING_SCANNER_UPGRADE_REMOVAL</text:p>
          </table:table-cell>
          <table:table-cell office:value-type="string">
            <text:p>Sell Mining IFF Scanner Upgrade</text:p>
          </table:table-cell>
          <table:table-cell table:formula="of:=([.$B$1] - [.$E$1])  + (ROW([.A508]) - 2) * [.$E$1]" office:value-type="float" office:value="2535">
            <text:p>2535</text:p>
          </table:table-cell>
          <table:table-cell table:formula="of:=&quot;    &quot;&quot;&quot; &amp; [.A508] &amp; &quot;&quot;&quot; = {sort_order = &quot; &amp; [.C508] &amp; &quot;; script_info = {sortOrder = &quot; &amp; [.C508] &amp; &quot;;};};&quot;" office:value-type="string" office:string-value="    &quot;EQ_NS_MINING_SCANNER_UPGRADE_REMOVAL&quot; = {sort_order = 2535; script_info = {sortOrder = 2535;};};">
            <text:p><text:s text:c="4"/>"EQ_NS_MINING_SCANNER_UPGRADE_REMOVAL" = {sort_order = 2535; script_info = {sortOrder = 2535;};};</text:p>
          </table:table-cell>
          <table:table-cell table:number-columns-repeated="1020"/>
        </table:table-row>
        <table:table-row table:style-name="ro1">
          <table:table-cell office:value-type="string">
            <text:p>EQ_NS_SCANNER_SCAVENGER_HACK</text:p>
          </table:table-cell>
          <table:table-cell office:value-type="string">
            <text:p>Apply Mining IFF Scanner Scavenger Hack</text:p>
          </table:table-cell>
          <table:table-cell table:formula="of:=([.$B$1] - [.$E$1])  + (ROW([.A509]) - 2) * [.$E$1]" office:value-type="float" office:value="2540">
            <text:p>2540</text:p>
          </table:table-cell>
          <table:table-cell table:formula="of:=&quot;    &quot;&quot;&quot; &amp; [.A509] &amp; &quot;&quot;&quot; = {sort_order = &quot; &amp; [.C509] &amp; &quot;; script_info = {sortOrder = &quot; &amp; [.C509] &amp; &quot;;};};&quot;" office:value-type="string" office:string-value="    &quot;EQ_NS_SCANNER_SCAVENGER_HACK&quot; = {sort_order = 2540; script_info = {sortOrder = 2540;};};">
            <text:p><text:s text:c="4"/>"EQ_NS_SCANNER_SCAVENGER_HACK" = {sort_order = 2540; script_info = {sortOrder = 2540;};};</text:p>
          </table:table-cell>
          <table:table-cell table:number-columns-repeated="1020"/>
        </table:table-row>
        <table:table-row table:style-name="ro1">
          <table:table-cell office:value-type="string">
            <text:p>EQ_NS_UNDO_SCANNER_SCAVENGER_HACK</text:p>
          </table:table-cell>
          <table:table-cell office:value-type="string">
            <text:p>Restore Standard Mining IFF Scanner Code</text:p>
          </table:table-cell>
          <table:table-cell table:formula="of:=([.$B$1] - [.$E$1])  + (ROW([.A510]) - 2) * [.$E$1]" office:value-type="float" office:value="2545">
            <text:p>2545</text:p>
          </table:table-cell>
          <table:table-cell table:formula="of:=&quot;    &quot;&quot;&quot; &amp; [.A510] &amp; &quot;&quot;&quot; = {sort_order = &quot; &amp; [.C510] &amp; &quot;; script_info = {sortOrder = &quot; &amp; [.C510] &amp; &quot;;};};&quot;" office:value-type="string" office:string-value="    &quot;EQ_NS_UNDO_SCANNER_SCAVENGER_HACK&quot; = {sort_order = 2545; script_info = {sortOrder = 2545;};};">
            <text:p><text:s text:c="4"/>"EQ_NS_UNDO_SCANNER_SCAVENGER_HACK" = {sort_order = 2545; script_info = {sortOrder = 2545;};};</text:p>
          </table:table-cell>
          <table:table-cell table:number-columns-repeated="1020"/>
        </table:table-row>
        <table:table-row table:style-name="ro1">
          <table:table-cell office:value-type="string">
            <text:p>EQ_NSHIELDS_NPC_NAVAL_SHIELD_BOOSTER</text:p>
          </table:table-cell>
          <table:table-cell office:value-type="string">
            <text:p>Military Shield Enhancement</text:p>
          </table:table-cell>
          <table:table-cell table:formula="of:=([.$B$1] - [.$E$1])  + (ROW([.A511]) - 2) * [.$E$1]" office:value-type="float" office:value="2550">
            <text:p>2550</text:p>
          </table:table-cell>
          <table:table-cell table:formula="of:=&quot;    &quot;&quot;&quot; &amp; [.A511] &amp; &quot;&quot;&quot; = {sort_order = &quot; &amp; [.C511] &amp; &quot;; script_info = {sortOrder = &quot; &amp; [.C511] &amp; &quot;;};};&quot;" office:value-type="string" office:string-value="    &quot;EQ_NSHIELDS_NPC_NAVAL_SHIELD_BOOSTER&quot; = {sort_order = 2550; script_info = {sortOrder = 2550;};};">
            <text:p><text:s text:c="4"/>"EQ_NSHIELDS_NPC_NAVAL_SHIELD_BOOSTER" = {sort_order = 2550; script_info = {sortOrder = 2550;};};</text:p>
          </table:table-cell>
          <table:table-cell table:number-columns-repeated="1020"/>
        </table:table-row>
        <table:table-row table:style-name="ro1">
          <table:table-cell office:value-type="string">
            <text:p>EQ_NSHIELDS_NPC_SHIELD_BOOSTER</text:p>
          </table:table-cell>
          <table:table-cell office:value-type="string">
            <text:p>Shield Boosters</text:p>
          </table:table-cell>
          <table:table-cell table:formula="of:=([.$B$1] - [.$E$1])  + (ROW([.A512]) - 2) * [.$E$1]" office:value-type="float" office:value="2555">
            <text:p>2555</text:p>
          </table:table-cell>
          <table:table-cell table:formula="of:=&quot;    &quot;&quot;&quot; &amp; [.A512] &amp; &quot;&quot;&quot; = {sort_order = &quot; &amp; [.C512] &amp; &quot;; script_info = {sortOrder = &quot; &amp; [.C512] &amp; &quot;;};};&quot;" office:value-type="string" office:string-value="    &quot;EQ_NSHIELDS_NPC_SHIELD_BOOSTER&quot; = {sort_order = 2555; script_info = {sortOrder = 2555;};};">
            <text:p><text:s text:c="4"/>"EQ_NSHIELDS_NPC_SHIELD_BOOSTER" = {sort_order = 2555; script_info = {sortOrder = 2555;};};</text:p>
          </table:table-cell>
          <table:table-cell table:number-columns-repeated="1020"/>
        </table:table-row>
        <table:table-row table:style-name="ro1">
          <table:table-cell office:value-type="string">
            <text:p>EQ_OOLITE_TUTORIAL_CONTROLS</text:p>
          </table:table-cell>
          <table:table-cell office:value-type="string">
            <text:p>Tutorial Controls</text:p>
          </table:table-cell>
          <table:table-cell table:formula="of:=([.$B$1] - [.$E$1])  + (ROW([.A513]) - 2) * [.$E$1]" office:value-type="float" office:value="2560">
            <text:p>2560</text:p>
          </table:table-cell>
          <table:table-cell table:formula="of:=&quot;    &quot;&quot;&quot; &amp; [.A513] &amp; &quot;&quot;&quot; = {sort_order = &quot; &amp; [.C513] &amp; &quot;; script_info = {sortOrder = &quot; &amp; [.C513] &amp; &quot;;};};&quot;" office:value-type="string" office:string-value="    &quot;EQ_OOLITE_TUTORIAL_CONTROLS&quot; = {sort_order = 2560; script_info = {sortOrder = 2560;};};">
            <text:p><text:s text:c="4"/>"EQ_OOLITE_TUTORIAL_CONTROLS" = {sort_order = 2560; script_info = {sortOrder = 2560;};};</text:p>
          </table:table-cell>
          <table:table-cell table:number-columns-repeated="1020"/>
        </table:table-row>
        <table:table-row table:style-name="ro1">
          <table:table-cell office:value-type="string">
            <text:p>EQ_ORE_PROCESSOR</text:p>
          </table:table-cell>
          <table:table-cell office:value-type="string">
            <text:p>Ore Processor</text:p>
          </table:table-cell>
          <table:table-cell table:formula="of:=([.$B$1] - [.$E$1])  + (ROW([.A514]) - 2) * [.$E$1]" office:value-type="float" office:value="2565">
            <text:p>2565</text:p>
          </table:table-cell>
          <table:table-cell table:formula="of:=&quot;    &quot;&quot;&quot; &amp; [.A514] &amp; &quot;&quot;&quot; = {sort_order = &quot; &amp; [.C514] &amp; &quot;; script_info = {sortOrder = &quot; &amp; [.C514] &amp; &quot;;};};&quot;" office:value-type="string" office:string-value="    &quot;EQ_ORE_PROCESSOR&quot; = {sort_order = 2565; script_info = {sortOrder = 2565;};};">
            <text:p><text:s text:c="4"/>"EQ_ORE_PROCESSOR" = {sort_order = 2565; script_info = {sortOrder = 2565;};};</text:p>
          </table:table-cell>
          <table:table-cell table:number-columns-repeated="1020"/>
        </table:table-row>
        <table:table-row table:style-name="ro1">
          <table:table-cell office:value-type="string">
            <text:p>EQ_ORE_PROCESSOR_REMOVAL</text:p>
          </table:table-cell>
          <table:table-cell office:value-type="string">
            <text:p>Sell Ore Processor</text:p>
          </table:table-cell>
          <table:table-cell table:formula="of:=([.$B$1] - [.$E$1])  + (ROW([.A515]) - 2) * [.$E$1]" office:value-type="float" office:value="2570">
            <text:p>2570</text:p>
          </table:table-cell>
          <table:table-cell table:formula="of:=&quot;    &quot;&quot;&quot; &amp; [.A515] &amp; &quot;&quot;&quot; = {sort_order = &quot; &amp; [.C515] &amp; &quot;; script_info = {sortOrder = &quot; &amp; [.C515] &amp; &quot;;};};&quot;" office:value-type="string" office:string-value="    &quot;EQ_ORE_PROCESSOR_REMOVAL&quot; = {sort_order = 2570; script_info = {sortOrder = 2570;};};">
            <text:p><text:s text:c="4"/>"EQ_ORE_PROCESSOR_REMOVAL" = {sort_order = 2570; script_info = {sortOrder = 2570;};};</text:p>
          </table:table-cell>
          <table:table-cell table:number-columns-repeated="1020"/>
        </table:table-row>
        <table:table-row table:style-name="ro1">
          <table:table-cell office:value-type="string">
            <text:p>EQ_ORE_SCANNER</text:p>
          </table:table-cell>
          <table:table-cell office:value-type="string">
            <text:p>Ore Scanner</text:p>
          </table:table-cell>
          <table:table-cell table:formula="of:=([.$B$1] - [.$E$1])  + (ROW([.A516]) - 2) * [.$E$1]" office:value-type="float" office:value="2575">
            <text:p>2575</text:p>
          </table:table-cell>
          <table:table-cell table:formula="of:=&quot;    &quot;&quot;&quot; &amp; [.A516] &amp; &quot;&quot;&quot; = {sort_order = &quot; &amp; [.C516] &amp; &quot;; script_info = {sortOrder = &quot; &amp; [.C516] &amp; &quot;;};};&quot;" office:value-type="string" office:string-value="    &quot;EQ_ORE_SCANNER&quot; = {sort_order = 2575; script_info = {sortOrder = 2575;};};">
            <text:p><text:s text:c="4"/>"EQ_ORE_SCANNER" = {sort_order = 2575; script_info = {sortOrder = 2575;};};</text:p>
          </table:table-cell>
          <table:table-cell table:number-columns-repeated="1020"/>
        </table:table-row>
        <table:table-row table:style-name="ro1">
          <table:table-cell office:value-type="string">
            <text:p>EQ_PASSENGER_BERTH</text:p>
          </table:table-cell>
          <table:table-cell office:value-type="string">
            <text:p>Passenger Berth - takes up 5t of cargo space</text:p>
          </table:table-cell>
          <table:table-cell table:formula="of:=([.$B$1] - [.$E$1])  + (ROW([.A517]) - 2) * [.$E$1]" office:value-type="float" office:value="2580">
            <text:p>2580</text:p>
          </table:table-cell>
          <table:table-cell table:formula="of:=&quot;    &quot;&quot;&quot; &amp; [.A517] &amp; &quot;&quot;&quot; = {sort_order = &quot; &amp; [.C517] &amp; &quot;; script_info = {sortOrder = &quot; &amp; [.C517] &amp; &quot;;};};&quot;" office:value-type="string" office:string-value="    &quot;EQ_PASSENGER_BERTH&quot; = {sort_order = 2580; script_info = {sortOrder = 2580;};};">
            <text:p><text:s text:c="4"/>"EQ_PASSENGER_BERTH" = {sort_order = 2580; script_info = {sortOrder = 2580;};};</text:p>
          </table:table-cell>
          <table:table-cell table:number-columns-repeated="1020"/>
        </table:table-row>
        <table:table-row table:style-name="ro1">
          <table:table-cell office:value-type="string">
            <text:p>EQ_PASSENGER_BERTH_REMOVAL</text:p>
          </table:table-cell>
          <table:table-cell office:value-type="string">
            <text:p>Remove Passenger Berth - reclaims 5t of cargo space</text:p>
          </table:table-cell>
          <table:table-cell table:formula="of:=([.$B$1] - [.$E$1])  + (ROW([.A518]) - 2) * [.$E$1]" office:value-type="float" office:value="2585">
            <text:p>2585</text:p>
          </table:table-cell>
          <table:table-cell table:formula="of:=&quot;    &quot;&quot;&quot; &amp; [.A518] &amp; &quot;&quot;&quot; = {sort_order = &quot; &amp; [.C518] &amp; &quot;; script_info = {sortOrder = &quot; &amp; [.C518] &amp; &quot;;};};&quot;" office:value-type="string" office:string-value="    &quot;EQ_PASSENGER_BERTH_REMOVAL&quot; = {sort_order = 2585; script_info = {sortOrder = 2585;};};">
            <text:p><text:s text:c="4"/>"EQ_PASSENGER_BERTH_REMOVAL" = {sort_order = 2585; script_info = {sortOrder = 2585;};};</text:p>
          </table:table-cell>
          <table:table-cell table:number-columns-repeated="1020"/>
        </table:table-row>
        <table:table-row table:style-name="ro1">
          <table:table-cell office:value-type="string">
            <text:p>EQ_PASSENGER_BERTH_TAXI</text:p>
          </table:table-cell>
          <table:table-cell office:value-type="string">
            <text:p>Passenger Berth - takes up 5t of cargo space</text:p>
          </table:table-cell>
          <table:table-cell table:formula="of:=([.$B$1] - [.$E$1])  + (ROW([.A519]) - 2) * [.$E$1]" office:value-type="float" office:value="2590">
            <text:p>2590</text:p>
          </table:table-cell>
          <table:table-cell table:formula="of:=&quot;    &quot;&quot;&quot; &amp; [.A519] &amp; &quot;&quot;&quot; = {sort_order = &quot; &amp; [.C519] &amp; &quot;; script_info = {sortOrder = &quot; &amp; [.C519] &amp; &quot;;};};&quot;" office:value-type="string" office:string-value="    &quot;EQ_PASSENGER_BERTH_TAXI&quot; = {sort_order = 2590; script_info = {sortOrder = 2590;};};">
            <text:p><text:s text:c="4"/>"EQ_PASSENGER_BERTH_TAXI" = {sort_order = 2590; script_info = {sortOrder = 2590;};};</text:p>
          </table:table-cell>
          <table:table-cell table:number-columns-repeated="1020"/>
        </table:table-row>
        <table:table-row table:style-name="ro1">
          <table:table-cell office:value-type="string">
            <text:p>EQ_PERFORMANCE_GRADE</text:p>
          </table:table-cell>
          <table:table-cell office:value-type="string">
            <text:p>Performance Grade Fittings</text:p>
          </table:table-cell>
          <table:table-cell table:formula="of:=([.$B$1] - [.$E$1])  + (ROW([.A520]) - 2) * [.$E$1]" office:value-type="float" office:value="2595">
            <text:p>2595</text:p>
          </table:table-cell>
          <table:table-cell table:formula="of:=&quot;    &quot;&quot;&quot; &amp; [.A520] &amp; &quot;&quot;&quot; = {sort_order = &quot; &amp; [.C520] &amp; &quot;; script_info = {sortOrder = &quot; &amp; [.C520] &amp; &quot;;};};&quot;" office:value-type="string" office:string-value="    &quot;EQ_PERFORMANCE_GRADE&quot; = {sort_order = 2595; script_info = {sortOrder = 2595;};};">
            <text:p><text:s text:c="4"/>"EQ_PERFORMANCE_GRADE" = {sort_order = 2595; script_info = {sortOrder = 2595;};};</text:p>
          </table:table-cell>
          <table:table-cell table:number-columns-repeated="1020"/>
        </table:table-row>
        <table:table-row table:style-name="ro1">
          <table:table-cell office:value-type="string">
            <text:p>EQ_PERFORMANCE_RE-FIT</text:p>
          </table:table-cell>
          <table:table-cell office:value-type="string">
            <text:p>Performance Re-fit</text:p>
          </table:table-cell>
          <table:table-cell table:formula="of:=([.$B$1] - [.$E$1])  + (ROW([.A521]) - 2) * [.$E$1]" office:value-type="float" office:value="2600">
            <text:p>2600</text:p>
          </table:table-cell>
          <table:table-cell table:formula="of:=&quot;    &quot;&quot;&quot; &amp; [.A521] &amp; &quot;&quot;&quot; = {sort_order = &quot; &amp; [.C521] &amp; &quot;; script_info = {sortOrder = &quot; &amp; [.C521] &amp; &quot;;};};&quot;" office:value-type="string" office:string-value="    &quot;EQ_PERFORMANCE_RE-FIT&quot; = {sort_order = 2600; script_info = {sortOrder = 2600;};};">
            <text:p><text:s text:c="4"/>"EQ_PERFORMANCE_RE-FIT" = {sort_order = 2600; script_info = {sortOrder = 2600;};};</text:p>
          </table:table-cell>
          <table:table-cell table:number-columns-repeated="1020"/>
        </table:table-row>
        <table:table-row table:style-name="ro1">
          <table:table-cell office:value-type="string">
            <text:p>EQ_PHASE_SCANNER</text:p>
          </table:table-cell>
          <table:table-cell office:value-type="string">
            <text:p>Customs Phase Scanner</text:p>
          </table:table-cell>
          <table:table-cell table:formula="of:=([.$B$1] - [.$E$1])  + (ROW([.A522]) - 2) * [.$E$1]" office:value-type="float" office:value="2605">
            <text:p>2605</text:p>
          </table:table-cell>
          <table:table-cell table:formula="of:=&quot;    &quot;&quot;&quot; &amp; [.A522] &amp; &quot;&quot;&quot; = {sort_order = &quot; &amp; [.C522] &amp; &quot;; script_info = {sortOrder = &quot; &amp; [.C522] &amp; &quot;;};};&quot;" office:value-type="string" office:string-value="    &quot;EQ_PHASE_SCANNER&quot; = {sort_order = 2605; script_info = {sortOrder = 2605;};};">
            <text:p><text:s text:c="4"/>"EQ_PHASE_SCANNER" = {sort_order = 2605; script_info = {sortOrder = 2605;};};</text:p>
          </table:table-cell>
          <table:table-cell table:number-columns-repeated="1020"/>
        </table:table-row>
        <table:table-row table:style-name="ro1">
          <table:table-cell office:value-type="string">
            <text:p>EQ_PHASE_SCANNER_REMOVAL</text:p>
          </table:table-cell>
          <table:table-cell office:value-type="string">
            <text:p>Remove Customs Phase Scanner</text:p>
          </table:table-cell>
          <table:table-cell table:formula="of:=([.$B$1] - [.$E$1])  + (ROW([.A523]) - 2) * [.$E$1]" office:value-type="float" office:value="2610">
            <text:p>2610</text:p>
          </table:table-cell>
          <table:table-cell table:formula="of:=&quot;    &quot;&quot;&quot; &amp; [.A523] &amp; &quot;&quot;&quot; = {sort_order = &quot; &amp; [.C523] &amp; &quot;; script_info = {sortOrder = &quot; &amp; [.C523] &amp; &quot;;};};&quot;" office:value-type="string" office:string-value="    &quot;EQ_PHASE_SCANNER_REMOVAL&quot; = {sort_order = 2610; script_info = {sortOrder = 2610;};};">
            <text:p><text:s text:c="4"/>"EQ_PHASE_SCANNER_REMOVAL" = {sort_order = 2610; script_info = {sortOrder = 2610;};};</text:p>
          </table:table-cell>
          <table:table-cell table:number-columns-repeated="1020"/>
        </table:table-row>
        <table:table-row table:style-name="ro1">
          <table:table-cell office:value-type="string">
            <text:p>EQ_PHOTONTORP_MISSILE</text:p>
          </table:table-cell>
          <table:table-cell office:value-type="string">
            <text:p>Photon Torpedo</text:p>
          </table:table-cell>
          <table:table-cell table:formula="of:=([.$B$1] - [.$E$1])  + (ROW([.A524]) - 2) * [.$E$1]" office:value-type="float" office:value="2615">
            <text:p>2615</text:p>
          </table:table-cell>
          <table:table-cell table:formula="of:=&quot;    &quot;&quot;&quot; &amp; [.A524] &amp; &quot;&quot;&quot; = {sort_order = &quot; &amp; [.C524] &amp; &quot;; script_info = {sortOrder = &quot; &amp; [.C524] &amp; &quot;;};};&quot;" office:value-type="string" office:string-value="    &quot;EQ_PHOTONTORP_MISSILE&quot; = {sort_order = 2615; script_info = {sortOrder = 2615;};};">
            <text:p><text:s text:c="4"/>"EQ_PHOTONTORP_MISSILE" = {sort_order = 2615; script_info = {sortOrder = 2615;};};</text:p>
          </table:table-cell>
          <table:table-cell table:number-columns-repeated="1020"/>
        </table:table-row>
        <table:table-row table:style-name="ro1">
          <table:table-cell office:value-type="string">
            <text:p>EQ_PIRATE_FUEL</text:p>
          </table:table-cell>
          <table:table-cell office:value-type="string">
            <text:p>Fuel</text:p>
          </table:table-cell>
          <table:table-cell table:formula="of:=([.$B$1] - [.$E$1])  + (ROW([.A525]) - 2) * [.$E$1]" office:value-type="float" office:value="2620">
            <text:p>2620</text:p>
          </table:table-cell>
          <table:table-cell table:formula="of:=&quot;    &quot;&quot;&quot; &amp; [.A525] &amp; &quot;&quot;&quot; = {sort_order = &quot; &amp; [.C525] &amp; &quot;; script_info = {sortOrder = &quot; &amp; [.C525] &amp; &quot;;};};&quot;" office:value-type="string" office:string-value="    &quot;EQ_PIRATE_FUEL&quot; = {sort_order = 2620; script_info = {sortOrder = 2620;};};">
            <text:p><text:s text:c="4"/>"EQ_PIRATE_FUEL" = {sort_order = 2620; script_info = {sortOrder = 2620;};};</text:p>
          </table:table-cell>
          <table:table-cell table:number-columns-repeated="1020"/>
        </table:table-row>
        <table:table-row table:style-name="ro1">
          <table:table-cell office:value-type="string">
            <text:p>EQ_PLANETFALL</text:p>
          </table:table-cell>
          <table:table-cell office:value-type="string">
            <text:p>Planetary Landing Capability</text:p>
          </table:table-cell>
          <table:table-cell table:formula="of:=([.$B$1] - [.$E$1])  + (ROW([.A526]) - 2) * [.$E$1]" office:value-type="float" office:value="2625">
            <text:p>2625</text:p>
          </table:table-cell>
          <table:table-cell table:formula="of:=&quot;    &quot;&quot;&quot; &amp; [.A526] &amp; &quot;&quot;&quot; = {sort_order = &quot; &amp; [.C526] &amp; &quot;; script_info = {sortOrder = &quot; &amp; [.C526] &amp; &quot;;};};&quot;" office:value-type="string" office:string-value="    &quot;EQ_PLANETFALL&quot; = {sort_order = 2625; script_info = {sortOrder = 2625;};};">
            <text:p><text:s text:c="4"/>"EQ_PLANETFALL" = {sort_order = 2625; script_info = {sortOrder = 2625;};};</text:p>
          </table:table-cell>
          <table:table-cell table:number-columns-repeated="1020"/>
        </table:table-row>
        <table:table-row table:style-name="ro1">
          <table:table-cell office:value-type="string">
            <text:p>EQ_POLICE_SCANNER_UPGRADE</text:p>
          </table:table-cell>
          <table:table-cell office:value-type="string">
            <text:p>Police IFF Scanner Upgrade</text:p>
          </table:table-cell>
          <table:table-cell table:formula="of:=([.$B$1] - [.$E$1])  + (ROW([.A527]) - 2) * [.$E$1]" office:value-type="float" office:value="2630">
            <text:p>2630</text:p>
          </table:table-cell>
          <table:table-cell table:formula="of:=&quot;    &quot;&quot;&quot; &amp; [.A527] &amp; &quot;&quot;&quot; = {sort_order = &quot; &amp; [.C527] &amp; &quot;; script_info = {sortOrder = &quot; &amp; [.C527] &amp; &quot;;};};&quot;" office:value-type="string" office:string-value="    &quot;EQ_POLICE_SCANNER_UPGRADE&quot; = {sort_order = 2630; script_info = {sortOrder = 2630;};};">
            <text:p><text:s text:c="4"/>"EQ_POLICE_SCANNER_UPGRADE" = {sort_order = 2630; script_info = {sortOrder = 2630;};};</text:p>
          </table:table-cell>
          <table:table-cell table:number-columns-repeated="1020"/>
        </table:table-row>
        <table:table-row table:style-name="ro1">
          <table:table-cell office:value-type="string">
            <text:p>EQ_POLICE_SCANNER_UPGRADE_REMOVAL</text:p>
          </table:table-cell>
          <table:table-cell office:value-type="string">
            <text:p>Sell Police IFF Scanner Upgrade</text:p>
          </table:table-cell>
          <table:table-cell table:formula="of:=([.$B$1] - [.$E$1])  + (ROW([.A528]) - 2) * [.$E$1]" office:value-type="float" office:value="2635">
            <text:p>2635</text:p>
          </table:table-cell>
          <table:table-cell table:formula="of:=&quot;    &quot;&quot;&quot; &amp; [.A528] &amp; &quot;&quot;&quot; = {sort_order = &quot; &amp; [.C528] &amp; &quot;; script_info = {sortOrder = &quot; &amp; [.C528] &amp; &quot;;};};&quot;" office:value-type="string" office:string-value="    &quot;EQ_POLICE_SCANNER_UPGRADE_REMOVAL&quot; = {sort_order = 2635; script_info = {sortOrder = 2635;};};">
            <text:p><text:s text:c="4"/>"EQ_POLICE_SCANNER_UPGRADE_REMOVAL" = {sort_order = 2635; script_info = {sortOrder = 2635;};};</text:p>
          </table:table-cell>
          <table:table-cell table:number-columns-repeated="1020"/>
        </table:table-row>
        <table:table-row table:style-name="ro1">
          <table:table-cell office:value-type="string">
            <text:p>EQ_POWER_TO_ENGINES</text:p>
          </table:table-cell>
          <table:table-cell office:value-type="string">
            <text:p>Weapons Off-line</text:p>
          </table:table-cell>
          <table:table-cell table:formula="of:=([.$B$1] - [.$E$1])  + (ROW([.A529]) - 2) * [.$E$1]" office:value-type="float" office:value="2640">
            <text:p>2640</text:p>
          </table:table-cell>
          <table:table-cell table:formula="of:=&quot;    &quot;&quot;&quot; &amp; [.A529] &amp; &quot;&quot;&quot; = {sort_order = &quot; &amp; [.C529] &amp; &quot;; script_info = {sortOrder = &quot; &amp; [.C529] &amp; &quot;;};};&quot;" office:value-type="string" office:string-value="    &quot;EQ_POWER_TO_ENGINES&quot; = {sort_order = 2640; script_info = {sortOrder = 2640;};};">
            <text:p><text:s text:c="4"/>"EQ_POWER_TO_ENGINES" = {sort_order = 2640; script_info = {sortOrder = 2640;};};</text:p>
          </table:table-cell>
          <table:table-cell table:number-columns-repeated="1020"/>
        </table:table-row>
        <table:table-row table:style-name="ro1">
          <table:table-cell office:value-type="string">
            <text:p>EQ_PROBE_LAUNCHER_MINE</text:p>
          </table:table-cell>
          <table:table-cell office:value-type="string">
            <text:p>Probe Missile</text:p>
          </table:table-cell>
          <table:table-cell table:formula="of:=([.$B$1] - [.$E$1])  + (ROW([.A530]) - 2) * [.$E$1]" office:value-type="float" office:value="2645">
            <text:p>2645</text:p>
          </table:table-cell>
          <table:table-cell table:formula="of:=&quot;    &quot;&quot;&quot; &amp; [.A530] &amp; &quot;&quot;&quot; = {sort_order = &quot; &amp; [.C530] &amp; &quot;; script_info = {sortOrder = &quot; &amp; [.C530] &amp; &quot;;};};&quot;" office:value-type="string" office:string-value="    &quot;EQ_PROBE_LAUNCHER_MINE&quot; = {sort_order = 2645; script_info = {sortOrder = 2645;};};">
            <text:p><text:s text:c="4"/>"EQ_PROBE_LAUNCHER_MINE" = {sort_order = 2645; script_info = {sortOrder = 2645;};};</text:p>
          </table:table-cell>
          <table:table-cell table:number-columns-repeated="1020"/>
        </table:table-row>
        <table:table-row table:style-name="ro1">
          <table:table-cell office:value-type="string">
            <text:p>EQ_Q-CHARGER</text:p>
          </table:table-cell>
          <table:table-cell office:value-type="string">
            <text:p>Q-Charger</text:p>
          </table:table-cell>
          <table:table-cell table:formula="of:=([.$B$1] - [.$E$1])  + (ROW([.A531]) - 2) * [.$E$1]" office:value-type="float" office:value="2650">
            <text:p>2650</text:p>
          </table:table-cell>
          <table:table-cell table:formula="of:=&quot;    &quot;&quot;&quot; &amp; [.A531] &amp; &quot;&quot;&quot; = {sort_order = &quot; &amp; [.C531] &amp; &quot;; script_info = {sortOrder = &quot; &amp; [.C531] &amp; &quot;;};};&quot;" office:value-type="string" office:string-value="    &quot;EQ_Q-CHARGER&quot; = {sort_order = 2650; script_info = {sortOrder = 2650;};};">
            <text:p><text:s text:c="4"/>"EQ_Q-CHARGER" = {sort_order = 2650; script_info = {sortOrder = 2650;};};</text:p>
          </table:table-cell>
          <table:table-cell table:number-columns-repeated="1020"/>
        </table:table-row>
        <table:table-row table:style-name="ro1">
          <table:table-cell office:value-type="string">
            <text:p>EQ_Q-CHARGER_MESS</text:p>
          </table:table-cell>
          <table:table-cell office:value-type="string">
            <text:p>There's a real 'Q-Mess' in the engine room</text:p>
          </table:table-cell>
          <table:table-cell table:formula="of:=([.$B$1] - [.$E$1])  + (ROW([.A532]) - 2) * [.$E$1]" office:value-type="float" office:value="2655">
            <text:p>2655</text:p>
          </table:table-cell>
          <table:table-cell table:formula="of:=&quot;    &quot;&quot;&quot; &amp; [.A532] &amp; &quot;&quot;&quot; = {sort_order = &quot; &amp; [.C532] &amp; &quot;; script_info = {sortOrder = &quot; &amp; [.C532] &amp; &quot;;};};&quot;" office:value-type="string" office:string-value="    &quot;EQ_Q-CHARGER_MESS&quot; = {sort_order = 2655; script_info = {sortOrder = 2655;};};">
            <text:p><text:s text:c="4"/>"EQ_Q-CHARGER_MESS" = {sort_order = 2655; script_info = {sortOrder = 2655;};};</text:p>
          </table:table-cell>
          <table:table-cell table:number-columns-repeated="1020"/>
        </table:table-row>
        <table:table-row table:style-name="ro1">
          <table:table-cell office:value-type="string">
            <text:p>EQ_Q-CHARGER_MESS_REMOVAL</text:p>
          </table:table-cell>
          <table:table-cell office:value-type="string">
            <text:p>Clean up the 'Q-Mess' in the engine room</text:p>
          </table:table-cell>
          <table:table-cell table:formula="of:=([.$B$1] - [.$E$1])  + (ROW([.A533]) - 2) * [.$E$1]" office:value-type="float" office:value="2660">
            <text:p>2660</text:p>
          </table:table-cell>
          <table:table-cell table:formula="of:=&quot;    &quot;&quot;&quot; &amp; [.A533] &amp; &quot;&quot;&quot; = {sort_order = &quot; &amp; [.C533] &amp; &quot;; script_info = {sortOrder = &quot; &amp; [.C533] &amp; &quot;;};};&quot;" office:value-type="string" office:string-value="    &quot;EQ_Q-CHARGER_MESS_REMOVAL&quot; = {sort_order = 2660; script_info = {sortOrder = 2660;};};">
            <text:p><text:s text:c="4"/>"EQ_Q-CHARGER_MESS_REMOVAL" = {sort_order = 2660; script_info = {sortOrder = 2660;};};</text:p>
          </table:table-cell>
          <table:table-cell table:number-columns-repeated="1020"/>
        </table:table-row>
        <table:table-row table:style-name="ro1">
          <table:table-cell office:value-type="string">
            <text:p>EQ_Q-CHARGER_REMOVAL</text:p>
          </table:table-cell>
          <table:table-cell office:value-type="string">
            <text:p>Sell Q-Charger</text:p>
          </table:table-cell>
          <table:table-cell table:formula="of:=([.$B$1] - [.$E$1])  + (ROW([.A534]) - 2) * [.$E$1]" office:value-type="float" office:value="2665">
            <text:p>2665</text:p>
          </table:table-cell>
          <table:table-cell table:formula="of:=&quot;    &quot;&quot;&quot; &amp; [.A534] &amp; &quot;&quot;&quot; = {sort_order = &quot; &amp; [.C534] &amp; &quot;; script_info = {sortOrder = &quot; &amp; [.C534] &amp; &quot;;};};&quot;" office:value-type="string" office:string-value="    &quot;EQ_Q-CHARGER_REMOVAL&quot; = {sort_order = 2665; script_info = {sortOrder = 2665;};};">
            <text:p><text:s text:c="4"/>"EQ_Q-CHARGER_REMOVAL" = {sort_order = 2665; script_info = {sortOrder = 2665;};};</text:p>
          </table:table-cell>
          <table:table-cell table:number-columns-repeated="1020"/>
        </table:table-row>
        <table:table-row table:style-name="ro1">
          <table:table-cell office:value-type="string">
            <text:p>EQ_QC_MINE</text:p>
          </table:table-cell>
          <table:table-cell office:value-type="string">
            <text:p>Quirium Cascade Mine</text:p>
          </table:table-cell>
          <table:table-cell table:formula="of:=([.$B$1] - [.$E$1])  + (ROW([.A535]) - 2) * [.$E$1]" office:value-type="float" office:value="2670">
            <text:p>2670</text:p>
          </table:table-cell>
          <table:table-cell table:formula="of:=&quot;    &quot;&quot;&quot; &amp; [.A535] &amp; &quot;&quot;&quot; = {sort_order = &quot; &amp; [.C535] &amp; &quot;; script_info = {sortOrder = &quot; &amp; [.C535] &amp; &quot;;};};&quot;" office:value-type="string" office:string-value="    &quot;EQ_QC_MINE&quot; = {sort_order = 2670; script_info = {sortOrder = 2670;};};">
            <text:p><text:s text:c="4"/>"EQ_QC_MINE" = {sort_order = 2670; script_info = {sortOrder = 2670;};};</text:p>
          </table:table-cell>
          <table:table-cell table:number-columns-repeated="1020"/>
        </table:table-row>
        <table:table-row table:style-name="ro1">
          <table:table-cell office:value-type="string">
            <text:p>EQ_QMINE_DETECTOR</text:p>
          </table:table-cell>
          <table:table-cell office:value-type="string">
            <text:p>Quirium Mine Detector</text:p>
          </table:table-cell>
          <table:table-cell table:formula="of:=([.$B$1] - [.$E$1])  + (ROW([.A536]) - 2) * [.$E$1]" office:value-type="float" office:value="2675">
            <text:p>2675</text:p>
          </table:table-cell>
          <table:table-cell table:formula="of:=&quot;    &quot;&quot;&quot; &amp; [.A536] &amp; &quot;&quot;&quot; = {sort_order = &quot; &amp; [.C536] &amp; &quot;; script_info = {sortOrder = &quot; &amp; [.C536] &amp; &quot;;};};&quot;" office:value-type="string" office:string-value="    &quot;EQ_QMINE_DETECTOR&quot; = {sort_order = 2675; script_info = {sortOrder = 2675;};};">
            <text:p><text:s text:c="4"/>"EQ_QMINE_DETECTOR" = {sort_order = 2675; script_info = {sortOrder = 2675;};};</text:p>
          </table:table-cell>
          <table:table-cell table:number-columns-repeated="1020"/>
        </table:table-row>
        <table:table-row table:style-name="ro1">
          <table:table-cell office:value-type="string">
            <text:p>EQ_QMINE_DETECTOR_REMOVER</text:p>
          </table:table-cell>
          <table:table-cell office:value-type="string">
            <text:p>Remove Quirium Mine Detector</text:p>
          </table:table-cell>
          <table:table-cell table:formula="of:=([.$B$1] - [.$E$1])  + (ROW([.A537]) - 2) * [.$E$1]" office:value-type="float" office:value="2680">
            <text:p>2680</text:p>
          </table:table-cell>
          <table:table-cell table:formula="of:=&quot;    &quot;&quot;&quot; &amp; [.A537] &amp; &quot;&quot;&quot; = {sort_order = &quot; &amp; [.C537] &amp; &quot;; script_info = {sortOrder = &quot; &amp; [.C537] &amp; &quot;;};};&quot;" office:value-type="string" office:string-value="    &quot;EQ_QMINE_DETECTOR_REMOVER&quot; = {sort_order = 2680; script_info = {sortOrder = 2680;};};">
            <text:p><text:s text:c="4"/>"EQ_QMINE_DETECTOR_REMOVER" = {sort_order = 2680; script_info = {sortOrder = 2680;};};</text:p>
          </table:table-cell>
          <table:table-cell table:number-columns-repeated="1020"/>
        </table:table-row>
        <table:table-row table:style-name="ro1">
          <table:table-cell office:value-type="string">
            <text:p>EQ_QTHI_AntiZap</text:p>
          </table:table-cell>
          <table:table-cell office:value-type="string">
            <text:p>QTHI AntiZap</text:p>
          </table:table-cell>
          <table:table-cell table:formula="of:=([.$B$1] - [.$E$1])  + (ROW([.A538]) - 2) * [.$E$1]" office:value-type="float" office:value="2685">
            <text:p>2685</text:p>
          </table:table-cell>
          <table:table-cell table:formula="of:=&quot;    &quot;&quot;&quot; &amp; [.A538] &amp; &quot;&quot;&quot; = {sort_order = &quot; &amp; [.C538] &amp; &quot;; script_info = {sortOrder = &quot; &amp; [.C538] &amp; &quot;;};};&quot;" office:value-type="string" office:string-value="    &quot;EQ_QTHI_AntiZap&quot; = {sort_order = 2685; script_info = {sortOrder = 2685;};};">
            <text:p><text:s text:c="4"/>"EQ_QTHI_AntiZap" = {sort_order = 2685; script_info = {sortOrder = 2685;};};</text:p>
          </table:table-cell>
          <table:table-cell table:number-columns-repeated="1020"/>
        </table:table-row>
        <table:table-row table:style-name="ro1">
          <table:table-cell office:value-type="string">
            <text:p>EQ_QTHI_AntiZap_Sell</text:p>
          </table:table-cell>
          <table:table-cell office:value-type="string">
            <text:p>Sell QTHI AntiZap</text:p>
          </table:table-cell>
          <table:table-cell table:formula="of:=([.$B$1] - [.$E$1])  + (ROW([.A539]) - 2) * [.$E$1]" office:value-type="float" office:value="2690">
            <text:p>2690</text:p>
          </table:table-cell>
          <table:table-cell table:formula="of:=&quot;    &quot;&quot;&quot; &amp; [.A539] &amp; &quot;&quot;&quot; = {sort_order = &quot; &amp; [.C539] &amp; &quot;; script_info = {sortOrder = &quot; &amp; [.C539] &amp; &quot;;};};&quot;" office:value-type="string" office:string-value="    &quot;EQ_QTHI_AntiZap_Sell&quot; = {sort_order = 2690; script_info = {sortOrder = 2690;};};">
            <text:p><text:s text:c="4"/>"EQ_QTHI_AntiZap_Sell" = {sort_order = 2690; script_info = {sortOrder = 2690;};};</text:p>
          </table:table-cell>
          <table:table-cell table:number-columns-repeated="1020"/>
        </table:table-row>
        <table:table-row table:style-name="ro1">
          <table:table-cell office:value-type="string">
            <text:p>EQ_QTHI_AuxEnergyGenerator</text:p>
          </table:table-cell>
          <table:table-cell office:value-type="string">
            <text:p>Auxiliary Energy Generator</text:p>
          </table:table-cell>
          <table:table-cell table:formula="of:=([.$B$1] - [.$E$1])  + (ROW([.A540]) - 2) * [.$E$1]" office:value-type="float" office:value="2695">
            <text:p>2695</text:p>
          </table:table-cell>
          <table:table-cell table:formula="of:=&quot;    &quot;&quot;&quot; &amp; [.A540] &amp; &quot;&quot;&quot; = {sort_order = &quot; &amp; [.C540] &amp; &quot;; script_info = {sortOrder = &quot; &amp; [.C540] &amp; &quot;;};};&quot;" office:value-type="string" office:string-value="    &quot;EQ_QTHI_AuxEnergyGenerator&quot; = {sort_order = 2695; script_info = {sortOrder = 2695;};};">
            <text:p><text:s text:c="4"/>"EQ_QTHI_AuxEnergyGenerator" = {sort_order = 2695; script_info = {sortOrder = 2695;};};</text:p>
          </table:table-cell>
          <table:table-cell table:number-columns-repeated="1020"/>
        </table:table-row>
        <table:table-row table:style-name="ro1">
          <table:table-cell office:value-type="string">
            <text:p>EQ_QTHI_AuxEnergyGenerator_Sell</text:p>
          </table:table-cell>
          <table:table-cell office:value-type="string">
            <text:p>Sell Auxiliary Energy Generator</text:p>
          </table:table-cell>
          <table:table-cell table:formula="of:=([.$B$1] - [.$E$1])  + (ROW([.A541]) - 2) * [.$E$1]" office:value-type="float" office:value="2700">
            <text:p>2700</text:p>
          </table:table-cell>
          <table:table-cell table:formula="of:=&quot;    &quot;&quot;&quot; &amp; [.A541] &amp; &quot;&quot;&quot; = {sort_order = &quot; &amp; [.C541] &amp; &quot;; script_info = {sortOrder = &quot; &amp; [.C541] &amp; &quot;;};};&quot;" office:value-type="string" office:string-value="    &quot;EQ_QTHI_AuxEnergyGenerator_Sell&quot; = {sort_order = 2700; script_info = {sortOrder = 2700;};};">
            <text:p><text:s text:c="4"/>"EQ_QTHI_AuxEnergyGenerator_Sell" = {sort_order = 2700; script_info = {sortOrder = 2700;};};</text:p>
          </table:table-cell>
          <table:table-cell table:number-columns-repeated="1020"/>
        </table:table-row>
        <table:table-row table:style-name="ro1">
          <table:table-cell office:value-type="string">
            <text:p>EQ_QTHI_AuxEnergyGeneratorHT</text:p>
          </table:table-cell>
          <table:table-cell office:value-type="string">
            <text:p>High-Tech Auxiliary Energy Generator</text:p>
          </table:table-cell>
          <table:table-cell table:formula="of:=([.$B$1] - [.$E$1])  + (ROW([.A542]) - 2) * [.$E$1]" office:value-type="float" office:value="2705">
            <text:p>2705</text:p>
          </table:table-cell>
          <table:table-cell table:formula="of:=&quot;    &quot;&quot;&quot; &amp; [.A542] &amp; &quot;&quot;&quot; = {sort_order = &quot; &amp; [.C542] &amp; &quot;; script_info = {sortOrder = &quot; &amp; [.C542] &amp; &quot;;};};&quot;" office:value-type="string" office:string-value="    &quot;EQ_QTHI_AuxEnergyGeneratorHT&quot; = {sort_order = 2705; script_info = {sortOrder = 2705;};};">
            <text:p><text:s text:c="4"/>"EQ_QTHI_AuxEnergyGeneratorHT" = {sort_order = 2705; script_info = {sortOrder = 2705;};};</text:p>
          </table:table-cell>
          <table:table-cell table:number-columns-repeated="1020"/>
        </table:table-row>
        <table:table-row table:style-name="ro1">
          <table:table-cell office:value-type="string">
            <text:p>EQ_QTHI_AuxEnergyGeneratorHT_Sell</text:p>
          </table:table-cell>
          <table:table-cell office:value-type="string">
            <text:p>Sell High-Tech Auxiliary Energy Generator</text:p>
          </table:table-cell>
          <table:table-cell table:formula="of:=([.$B$1] - [.$E$1])  + (ROW([.A543]) - 2) * [.$E$1]" office:value-type="float" office:value="2710">
            <text:p>2710</text:p>
          </table:table-cell>
          <table:table-cell table:formula="of:=&quot;    &quot;&quot;&quot; &amp; [.A543] &amp; &quot;&quot;&quot; = {sort_order = &quot; &amp; [.C543] &amp; &quot;; script_info = {sortOrder = &quot; &amp; [.C543] &amp; &quot;;};};&quot;" office:value-type="string" office:string-value="    &quot;EQ_QTHI_AuxEnergyGeneratorHT_Sell&quot; = {sort_order = 2710; script_info = {sortOrder = 2710;};};">
            <text:p><text:s text:c="4"/>"EQ_QTHI_AuxEnergyGeneratorHT_Sell" = {sort_order = 2710; script_info = {sortOrder = 2710;};};</text:p>
          </table:table-cell>
          <table:table-cell table:number-columns-repeated="1020"/>
        </table:table-row>
        <table:table-row table:style-name="ro1">
          <table:table-cell office:value-type="string">
            <text:p>EQ_QTHI_AuxEnergyGeneratorHv</text:p>
          </table:table-cell>
          <table:table-cell office:value-type="string">
            <text:p>Heavy Auxiliary Energy Generator</text:p>
          </table:table-cell>
          <table:table-cell table:formula="of:=([.$B$1] - [.$E$1])  + (ROW([.A544]) - 2) * [.$E$1]" office:value-type="float" office:value="2715">
            <text:p>2715</text:p>
          </table:table-cell>
          <table:table-cell table:formula="of:=&quot;    &quot;&quot;&quot; &amp; [.A544] &amp; &quot;&quot;&quot; = {sort_order = &quot; &amp; [.C544] &amp; &quot;; script_info = {sortOrder = &quot; &amp; [.C544] &amp; &quot;;};};&quot;" office:value-type="string" office:string-value="    &quot;EQ_QTHI_AuxEnergyGeneratorHv&quot; = {sort_order = 2715; script_info = {sortOrder = 2715;};};">
            <text:p><text:s text:c="4"/>"EQ_QTHI_AuxEnergyGeneratorHv" = {sort_order = 2715; script_info = {sortOrder = 2715;};};</text:p>
          </table:table-cell>
          <table:table-cell table:number-columns-repeated="1020"/>
        </table:table-row>
        <table:table-row table:style-name="ro1">
          <table:table-cell office:value-type="string">
            <text:p>EQ_QTHI_AuxEnergyGeneratorLt</text:p>
          </table:table-cell>
          <table:table-cell office:value-type="string">
            <text:p>Light Auxiliary Energy Generator</text:p>
          </table:table-cell>
          <table:table-cell table:formula="of:=([.$B$1] - [.$E$1])  + (ROW([.A545]) - 2) * [.$E$1]" office:value-type="float" office:value="2720">
            <text:p>2720</text:p>
          </table:table-cell>
          <table:table-cell table:formula="of:=&quot;    &quot;&quot;&quot; &amp; [.A545] &amp; &quot;&quot;&quot; = {sort_order = &quot; &amp; [.C545] &amp; &quot;; script_info = {sortOrder = &quot; &amp; [.C545] &amp; &quot;;};};&quot;" office:value-type="string" office:string-value="    &quot;EQ_QTHI_AuxEnergyGeneratorLt&quot; = {sort_order = 2720; script_info = {sortOrder = 2720;};};">
            <text:p><text:s text:c="4"/>"EQ_QTHI_AuxEnergyGeneratorLt" = {sort_order = 2720; script_info = {sortOrder = 2720;};};</text:p>
          </table:table-cell>
          <table:table-cell table:number-columns-repeated="1020"/>
        </table:table-row>
        <table:table-row table:style-name="ro1">
          <table:table-cell office:value-type="string">
            <text:p>EQ_QTHI_AuxEnergyGeneratorLt_Sell</text:p>
          </table:table-cell>
          <table:table-cell office:value-type="string">
            <text:p>Uninstall High-Tech Light Auxiliary Energy Generator</text:p>
          </table:table-cell>
          <table:table-cell table:formula="of:=([.$B$1] - [.$E$1])  + (ROW([.A546]) - 2) * [.$E$1]" office:value-type="float" office:value="2725">
            <text:p>2725</text:p>
          </table:table-cell>
          <table:table-cell table:formula="of:=&quot;    &quot;&quot;&quot; &amp; [.A546] &amp; &quot;&quot;&quot; = {sort_order = &quot; &amp; [.C546] &amp; &quot;; script_info = {sortOrder = &quot; &amp; [.C546] &amp; &quot;;};};&quot;" office:value-type="string" office:string-value="    &quot;EQ_QTHI_AuxEnergyGeneratorLt_Sell&quot; = {sort_order = 2725; script_info = {sortOrder = 2725;};};">
            <text:p><text:s text:c="4"/>"EQ_QTHI_AuxEnergyGeneratorLt_Sell" = {sort_order = 2725; script_info = {sortOrder = 2725;};};</text:p>
          </table:table-cell>
          <table:table-cell table:number-columns-repeated="1020"/>
        </table:table-row>
        <table:table-row table:style-name="ro1">
          <table:table-cell office:value-type="string">
            <text:p>EQ_RADIO_MINE</text:p>
          </table:table-cell>
          <table:table-cell office:value-type="string">
            <text:p>**ATU CLASSIFIED**</text:p>
          </table:table-cell>
          <table:table-cell table:formula="of:=([.$B$1] - [.$E$1])  + (ROW([.A547]) - 2) * [.$E$1]" office:value-type="float" office:value="2730">
            <text:p>2730</text:p>
          </table:table-cell>
          <table:table-cell table:formula="of:=&quot;    &quot;&quot;&quot; &amp; [.A547] &amp; &quot;&quot;&quot; = {sort_order = &quot; &amp; [.C547] &amp; &quot;; script_info = {sortOrder = &quot; &amp; [.C547] &amp; &quot;;};};&quot;" office:value-type="string" office:string-value="    &quot;EQ_RADIO_MINE&quot; = {sort_order = 2730; script_info = {sortOrder = 2730;};};">
            <text:p><text:s text:c="4"/>"EQ_RADIO_MINE" = {sort_order = 2730; script_info = {sortOrder = 2730;};};</text:p>
          </table:table-cell>
          <table:table-cell table:number-columns-repeated="1020"/>
        </table:table-row>
        <table:table-row table:style-name="ro1">
          <table:table-cell office:value-type="string">
            <text:p>EQ_REG</text:p>
          </table:table-cell>
          <table:table-cell office:value-type="string">
            <text:p>Renewable Energy Generator</text:p>
          </table:table-cell>
          <table:table-cell table:formula="of:=([.$B$1] - [.$E$1])  + (ROW([.A548]) - 2) * [.$E$1]" office:value-type="float" office:value="2735">
            <text:p>2735</text:p>
          </table:table-cell>
          <table:table-cell table:formula="of:=&quot;    &quot;&quot;&quot; &amp; [.A548] &amp; &quot;&quot;&quot; = {sort_order = &quot; &amp; [.C548] &amp; &quot;; script_info = {sortOrder = &quot; &amp; [.C548] &amp; &quot;;};};&quot;" office:value-type="string" office:string-value="    &quot;EQ_REG&quot; = {sort_order = 2735; script_info = {sortOrder = 2735;};};">
            <text:p><text:s text:c="4"/>"EQ_REG" = {sort_order = 2735; script_info = {sortOrder = 2735;};};</text:p>
          </table:table-cell>
          <table:table-cell table:number-columns-repeated="1020"/>
        </table:table-row>
        <table:table-row table:style-name="ro1">
          <table:table-cell office:value-type="string">
            <text:p>EQ_REG_REFUND</text:p>
          </table:table-cell>
          <table:table-cell office:value-type="string">
            <text:p>Refund Renewable Energy Generator</text:p>
          </table:table-cell>
          <table:table-cell table:formula="of:=([.$B$1] - [.$E$1])  + (ROW([.A549]) - 2) * [.$E$1]" office:value-type="float" office:value="2740">
            <text:p>2740</text:p>
          </table:table-cell>
          <table:table-cell table:formula="of:=&quot;    &quot;&quot;&quot; &amp; [.A549] &amp; &quot;&quot;&quot; = {sort_order = &quot; &amp; [.C549] &amp; &quot;; script_info = {sortOrder = &quot; &amp; [.C549] &amp; &quot;;};};&quot;" office:value-type="string" office:string-value="    &quot;EQ_REG_REFUND&quot; = {sort_order = 2740; script_info = {sortOrder = 2740;};};">
            <text:p><text:s text:c="4"/>"EQ_REG_REFUND" = {sort_order = 2740; script_info = {sortOrder = 2740;};};</text:p>
          </table:table-cell>
          <table:table-cell table:number-columns-repeated="1020"/>
        </table:table-row>
        <table:table-row table:style-name="ro1">
          <table:table-cell office:value-type="string">
            <text:p>EQ_REGROUP_MINE</text:p>
          </table:table-cell>
          <table:table-cell office:value-type="string">
            <text:p>Regroup</text:p>
          </table:table-cell>
          <table:table-cell table:formula="of:=([.$B$1] - [.$E$1])  + (ROW([.A550]) - 2) * [.$E$1]" office:value-type="float" office:value="2745">
            <text:p>2745</text:p>
          </table:table-cell>
          <table:table-cell table:formula="of:=&quot;    &quot;&quot;&quot; &amp; [.A550] &amp; &quot;&quot;&quot; = {sort_order = &quot; &amp; [.C550] &amp; &quot;; script_info = {sortOrder = &quot; &amp; [.C550] &amp; &quot;;};};&quot;" office:value-type="string" office:string-value="    &quot;EQ_REGROUP_MINE&quot; = {sort_order = 2745; script_info = {sortOrder = 2745;};};">
            <text:p><text:s text:c="4"/>"EQ_REGROUP_MINE" = {sort_order = 2745; script_info = {sortOrder = 2745;};};</text:p>
          </table:table-cell>
          <table:table-cell table:number-columns-repeated="1020"/>
        </table:table-row>
        <table:table-row table:style-name="ro1">
          <table:table-cell office:value-type="string">
            <text:p>EQ_REMOVE_TRAIL_DETECTOR</text:p>
          </table:table-cell>
          <table:table-cell office:value-type="string">
            <text:p>Remove Trail Detector</text:p>
          </table:table-cell>
          <table:table-cell table:formula="of:=([.$B$1] - [.$E$1])  + (ROW([.A551]) - 2) * [.$E$1]" office:value-type="float" office:value="2750">
            <text:p>2750</text:p>
          </table:table-cell>
          <table:table-cell table:formula="of:=&quot;    &quot;&quot;&quot; &amp; [.A551] &amp; &quot;&quot;&quot; = {sort_order = &quot; &amp; [.C551] &amp; &quot;; script_info = {sortOrder = &quot; &amp; [.C551] &amp; &quot;;};};&quot;" office:value-type="string" office:string-value="    &quot;EQ_REMOVE_TRAIL_DETECTOR&quot; = {sort_order = 2750; script_info = {sortOrder = 2750;};};">
            <text:p><text:s text:c="4"/>"EQ_REMOVE_TRAIL_DETECTOR" = {sort_order = 2750; script_info = {sortOrder = 2750;};};</text:p>
          </table:table-cell>
          <table:table-cell table:number-columns-repeated="1020"/>
        </table:table-row>
        <table:table-row table:style-name="ro1">
          <table:table-cell office:value-type="string">
            <text:p>EQ_RENOVATION</text:p>
          </table:table-cell>
          <table:table-cell office:value-type="string">
            <text:p>Maintenance Overhaul</text:p>
          </table:table-cell>
          <table:table-cell table:formula="of:=([.$B$1] - [.$E$1])  + (ROW([.A552]) - 2) * [.$E$1]" office:value-type="float" office:value="2755">
            <text:p>2755</text:p>
          </table:table-cell>
          <table:table-cell table:formula="of:=&quot;    &quot;&quot;&quot; &amp; [.A552] &amp; &quot;&quot;&quot; = {sort_order = &quot; &amp; [.C552] &amp; &quot;; script_info = {sortOrder = &quot; &amp; [.C552] &amp; &quot;;};};&quot;" office:value-type="string" office:string-value="    &quot;EQ_RENOVATION&quot; = {sort_order = 2755; script_info = {sortOrder = 2755;};};">
            <text:p><text:s text:c="4"/>"EQ_RENOVATION" = {sort_order = 2755; script_info = {sortOrder = 2755;};};</text:p>
          </table:table-cell>
          <table:table-cell table:number-columns-repeated="1020"/>
        </table:table-row>
        <table:table-row table:style-name="ro1">
          <table:table-cell office:value-type="string">
            <text:p>EQ_REPAIRBOTS_CONTROLLER</text:p>
          </table:table-cell>
          <table:table-cell office:value-type="string">
            <text:p>Self-Repair System</text:p>
          </table:table-cell>
          <table:table-cell table:formula="of:=([.$B$1] - [.$E$1])  + (ROW([.A553]) - 2) * [.$E$1]" office:value-type="float" office:value="2760">
            <text:p>2760</text:p>
          </table:table-cell>
          <table:table-cell table:formula="of:=&quot;    &quot;&quot;&quot; &amp; [.A553] &amp; &quot;&quot;&quot; = {sort_order = &quot; &amp; [.C553] &amp; &quot;; script_info = {sortOrder = &quot; &amp; [.C553] &amp; &quot;;};};&quot;" office:value-type="string" office:string-value="    &quot;EQ_REPAIRBOTS_CONTROLLER&quot; = {sort_order = 2760; script_info = {sortOrder = 2760;};};">
            <text:p><text:s text:c="4"/>"EQ_REPAIRBOTS_CONTROLLER" = {sort_order = 2760; script_info = {sortOrder = 2760;};};</text:p>
          </table:table-cell>
          <table:table-cell table:number-columns-repeated="1020"/>
        </table:table-row>
        <table:table-row table:style-name="ro1">
          <table:table-cell office:value-type="string">
            <text:p>EQ_REPAIRBOTS_CONTROLLER_LIGHT</text:p>
          </table:table-cell>
          <table:table-cell office:value-type="string">
            <text:p>Self-Repair System Light</text:p>
          </table:table-cell>
          <table:table-cell table:formula="of:=([.$B$1] - [.$E$1])  + (ROW([.A554]) - 2) * [.$E$1]" office:value-type="float" office:value="2765">
            <text:p>2765</text:p>
          </table:table-cell>
          <table:table-cell table:formula="of:=&quot;    &quot;&quot;&quot; &amp; [.A554] &amp; &quot;&quot;&quot; = {sort_order = &quot; &amp; [.C554] &amp; &quot;; script_info = {sortOrder = &quot; &amp; [.C554] &amp; &quot;;};};&quot;" office:value-type="string" office:string-value="    &quot;EQ_REPAIRBOTS_CONTROLLER_LIGHT&quot; = {sort_order = 2765; script_info = {sortOrder = 2765;};};">
            <text:p><text:s text:c="4"/>"EQ_REPAIRBOTS_CONTROLLER_LIGHT" = {sort_order = 2765; script_info = {sortOrder = 2765;};};</text:p>
          </table:table-cell>
          <table:table-cell table:number-columns-repeated="1020"/>
        </table:table-row>
        <table:table-row table:style-name="ro1">
          <table:table-cell office:value-type="string">
            <text:p>EQ_REPAIRBOTS_MINE</text:p>
          </table:table-cell>
          <table:table-cell office:value-type="string">
            <text:p>Repair Nanobots</text:p>
          </table:table-cell>
          <table:table-cell table:formula="of:=([.$B$1] - [.$E$1])  + (ROW([.A555]) - 2) * [.$E$1]" office:value-type="float" office:value="2770">
            <text:p>2770</text:p>
          </table:table-cell>
          <table:table-cell table:formula="of:=&quot;    &quot;&quot;&quot; &amp; [.A555] &amp; &quot;&quot;&quot; = {sort_order = &quot; &amp; [.C555] &amp; &quot;; script_info = {sortOrder = &quot; &amp; [.C555] &amp; &quot;;};};&quot;" office:value-type="string" office:string-value="    &quot;EQ_REPAIRBOTS_MINE&quot; = {sort_order = 2770; script_info = {sortOrder = 2770;};};">
            <text:p><text:s text:c="4"/>"EQ_REPAIRBOTS_MINE" = {sort_order = 2770; script_info = {sortOrder = 2770;};};</text:p>
          </table:table-cell>
          <table:table-cell table:number-columns-repeated="1020"/>
        </table:table-row>
        <table:table-row table:style-name="ro1">
          <table:table-cell office:value-type="string">
            <text:p>EQ_REPAIRBOTS_RECHARGE_10</text:p>
          </table:table-cell>
          <table:table-cell office:value-type="string">
            <text:p>Self-Repair System Recharge, 10-Pack</text:p>
          </table:table-cell>
          <table:table-cell table:formula="of:=([.$B$1] - [.$E$1])  + (ROW([.A556]) - 2) * [.$E$1]" office:value-type="float" office:value="2775">
            <text:p>2775</text:p>
          </table:table-cell>
          <table:table-cell table:formula="of:=&quot;    &quot;&quot;&quot; &amp; [.A556] &amp; &quot;&quot;&quot; = {sort_order = &quot; &amp; [.C556] &amp; &quot;; script_info = {sortOrder = &quot; &amp; [.C556] &amp; &quot;;};};&quot;" office:value-type="string" office:string-value="    &quot;EQ_REPAIRBOTS_RECHARGE_10&quot; = {sort_order = 2775; script_info = {sortOrder = 2775;};};">
            <text:p><text:s text:c="4"/>"EQ_REPAIRBOTS_RECHARGE_10" = {sort_order = 2775; script_info = {sortOrder = 2775;};};</text:p>
          </table:table-cell>
          <table:table-cell table:number-columns-repeated="1020"/>
        </table:table-row>
        <table:table-row table:style-name="ro1">
          <table:table-cell office:value-type="string">
            <text:p>EQ_REPAIRBOTS_RECHARGE_5</text:p>
          </table:table-cell>
          <table:table-cell office:value-type="string">
            <text:p>Self-Repair System Recharge, 5-Pack</text:p>
          </table:table-cell>
          <table:table-cell table:formula="of:=([.$B$1] - [.$E$1])  + (ROW([.A557]) - 2) * [.$E$1]" office:value-type="float" office:value="2780">
            <text:p>2780</text:p>
          </table:table-cell>
          <table:table-cell table:formula="of:=&quot;    &quot;&quot;&quot; &amp; [.A557] &amp; &quot;&quot;&quot; = {sort_order = &quot; &amp; [.C557] &amp; &quot;; script_info = {sortOrder = &quot; &amp; [.C557] &amp; &quot;;};};&quot;" office:value-type="string" office:string-value="    &quot;EQ_REPAIRBOTS_RECHARGE_5&quot; = {sort_order = 2780; script_info = {sortOrder = 2780;};};">
            <text:p><text:s text:c="4"/>"EQ_REPAIRBOTS_RECHARGE_5" = {sort_order = 2780; script_info = {sortOrder = 2780;};};</text:p>
          </table:table-cell>
          <table:table-cell table:number-columns-repeated="1020"/>
        </table:table-row>
        <table:table-row table:style-name="ro1">
          <table:table-cell office:value-type="string">
            <text:p>EQ_REPURCHASE_INSURANCE</text:p>
          </table:table-cell>
          <table:table-cell office:value-type="string">
            <text:p>Ship Repurchase Insurance</text:p>
          </table:table-cell>
          <table:table-cell table:formula="of:=([.$B$1] - [.$E$1])  + (ROW([.A558]) - 2) * [.$E$1]" office:value-type="float" office:value="2785">
            <text:p>2785</text:p>
          </table:table-cell>
          <table:table-cell table:formula="of:=&quot;    &quot;&quot;&quot; &amp; [.A558] &amp; &quot;&quot;&quot; = {sort_order = &quot; &amp; [.C558] &amp; &quot;; script_info = {sortOrder = &quot; &amp; [.C558] &amp; &quot;;};};&quot;" office:value-type="string" office:string-value="    &quot;EQ_REPURCHASE_INSURANCE&quot; = {sort_order = 2785; script_info = {sortOrder = 2785;};};">
            <text:p><text:s text:c="4"/>"EQ_REPURCHASE_INSURANCE" = {sort_order = 2785; script_info = {sortOrder = 2785;};};</text:p>
          </table:table-cell>
          <table:table-cell table:number-columns-repeated="1020"/>
        </table:table-row>
        <table:table-row table:style-name="ro1">
          <table:table-cell office:value-type="string">
            <text:p>EQ_RESCUE_MISSILE</text:p>
          </table:table-cell>
          <table:table-cell office:value-type="string">
            <text:p>Rescue EVA craft</text:p>
          </table:table-cell>
          <table:table-cell table:formula="of:=([.$B$1] - [.$E$1])  + (ROW([.A559]) - 2) * [.$E$1]" office:value-type="float" office:value="2790">
            <text:p>2790</text:p>
          </table:table-cell>
          <table:table-cell table:formula="of:=&quot;    &quot;&quot;&quot; &amp; [.A559] &amp; &quot;&quot;&quot; = {sort_order = &quot; &amp; [.C559] &amp; &quot;; script_info = {sortOrder = &quot; &amp; [.C559] &amp; &quot;;};};&quot;" office:value-type="string" office:string-value="    &quot;EQ_RESCUE_MISSILE&quot; = {sort_order = 2790; script_info = {sortOrder = 2790;};};">
            <text:p><text:s text:c="4"/>"EQ_RESCUE_MISSILE" = {sort_order = 2790; script_info = {sortOrder = 2790;};};</text:p>
          </table:table-cell>
          <table:table-cell table:number-columns-repeated="1020"/>
        </table:table-row>
        <table:table-row table:style-name="ro1">
          <table:table-cell office:value-type="string">
            <text:p>EQ_RESERVE_TANK</text:p>
          </table:table-cell>
          <table:table-cell office:value-type="string">
            <text:p>Reserve Fuel Tank - Full</text:p>
          </table:table-cell>
          <table:table-cell table:formula="of:=([.$B$1] - [.$E$1])  + (ROW([.A560]) - 2) * [.$E$1]" office:value-type="float" office:value="2795">
            <text:p>2795</text:p>
          </table:table-cell>
          <table:table-cell table:formula="of:=&quot;    &quot;&quot;&quot; &amp; [.A560] &amp; &quot;&quot;&quot; = {sort_order = &quot; &amp; [.C560] &amp; &quot;; script_info = {sortOrder = &quot; &amp; [.C560] &amp; &quot;;};};&quot;" office:value-type="string" office:string-value="    &quot;EQ_RESERVE_TANK&quot; = {sort_order = 2795; script_info = {sortOrder = 2795;};};">
            <text:p><text:s text:c="4"/>"EQ_RESERVE_TANK" = {sort_order = 2795; script_info = {sortOrder = 2795;};};</text:p>
          </table:table-cell>
          <table:table-cell table:number-columns-repeated="1020"/>
        </table:table-row>
        <table:table-row table:style-name="ro1">
          <table:table-cell office:value-type="string">
            <text:p>EQ_RESERVE_TANK_EMPTY</text:p>
          </table:table-cell>
          <table:table-cell office:value-type="string">
            <text:p>Reserve Fuel Tank - Empty</text:p>
          </table:table-cell>
          <table:table-cell table:formula="of:=([.$B$1] - [.$E$1])  + (ROW([.A561]) - 2) * [.$E$1]" office:value-type="float" office:value="2800">
            <text:p>2800</text:p>
          </table:table-cell>
          <table:table-cell table:formula="of:=&quot;    &quot;&quot;&quot; &amp; [.A561] &amp; &quot;&quot;&quot; = {sort_order = &quot; &amp; [.C561] &amp; &quot;; script_info = {sortOrder = &quot; &amp; [.C561] &amp; &quot;;};};&quot;" office:value-type="string" office:string-value="    &quot;EQ_RESERVE_TANK_EMPTY&quot; = {sort_order = 2800; script_info = {sortOrder = 2800;};};">
            <text:p><text:s text:c="4"/>"EQ_RESERVE_TANK_EMPTY" = {sort_order = 2800; script_info = {sortOrder = 2800;};};</text:p>
          </table:table-cell>
          <table:table-cell table:number-columns-repeated="1020"/>
        </table:table-row>
        <table:table-row table:style-name="ro1">
          <table:table-cell office:value-type="string">
            <text:p>EQ_RETROROCKETS</text:p>
          </table:table-cell>
          <table:table-cell office:value-type="string">
            <text:p>Retro Rockets</text:p>
          </table:table-cell>
          <table:table-cell table:formula="of:=([.$B$1] - [.$E$1])  + (ROW([.A562]) - 2) * [.$E$1]" office:value-type="float" office:value="2805">
            <text:p>2805</text:p>
          </table:table-cell>
          <table:table-cell table:formula="of:=&quot;    &quot;&quot;&quot; &amp; [.A562] &amp; &quot;&quot;&quot; = {sort_order = &quot; &amp; [.C562] &amp; &quot;; script_info = {sortOrder = &quot; &amp; [.C562] &amp; &quot;;};};&quot;" office:value-type="string" office:string-value="    &quot;EQ_RETROROCKETS&quot; = {sort_order = 2805; script_info = {sortOrder = 2805;};};">
            <text:p><text:s text:c="4"/>"EQ_RETROROCKETS" = {sort_order = 2805; script_info = {sortOrder = 2805;};};</text:p>
          </table:table-cell>
          <table:table-cell table:number-columns-repeated="1020"/>
        </table:table-row>
        <table:table-row table:style-name="ro1">
          <table:table-cell office:value-type="string">
            <text:p>EQ_RINGRACER</text:p>
          </table:table-cell>
          <table:table-cell office:value-type="string">
            <text:p>Ring Racer League Entry</text:p>
          </table:table-cell>
          <table:table-cell table:formula="of:=([.$B$1] - [.$E$1])  + (ROW([.A563]) - 2) * [.$E$1]" office:value-type="float" office:value="2810">
            <text:p>2810</text:p>
          </table:table-cell>
          <table:table-cell table:formula="of:=&quot;    &quot;&quot;&quot; &amp; [.A563] &amp; &quot;&quot;&quot; = {sort_order = &quot; &amp; [.C563] &amp; &quot;; script_info = {sortOrder = &quot; &amp; [.C563] &amp; &quot;;};};&quot;" office:value-type="string" office:string-value="    &quot;EQ_RINGRACER&quot; = {sort_order = 2810; script_info = {sortOrder = 2810;};};">
            <text:p><text:s text:c="4"/>"EQ_RINGRACER" = {sort_order = 2810; script_info = {sortOrder = 2810;};};</text:p>
          </table:table-cell>
          <table:table-cell table:number-columns-repeated="1020"/>
        </table:table-row>
        <table:table-row table:style-name="ro1">
          <table:table-cell office:value-type="string">
            <text:p>EQ_RMB_CASCADE_MISSILE</text:p>
          </table:table-cell>
          <table:table-cell office:value-type="string">
            <text:p>Cascade Missile</text:p>
          </table:table-cell>
          <table:table-cell table:formula="of:=([.$B$1] - [.$E$1])  + (ROW([.A564]) - 2) * [.$E$1]" office:value-type="float" office:value="2815">
            <text:p>2815</text:p>
          </table:table-cell>
          <table:table-cell table:formula="of:=&quot;    &quot;&quot;&quot; &amp; [.A564] &amp; &quot;&quot;&quot; = {sort_order = &quot; &amp; [.C564] &amp; &quot;; script_info = {sortOrder = &quot; &amp; [.C564] &amp; &quot;;};};&quot;" office:value-type="string" office:string-value="    &quot;EQ_RMB_CASCADE_MISSILE&quot; = {sort_order = 2815; script_info = {sortOrder = 2815;};};">
            <text:p><text:s text:c="4"/>"EQ_RMB_CASCADE_MISSILE" = {sort_order = 2815; script_info = {sortOrder = 2815;};};</text:p>
          </table:table-cell>
          <table:table-cell table:number-columns-repeated="1020"/>
        </table:table-row>
        <table:table-row table:style-name="ro1">
          <table:table-cell office:value-type="string">
            <text:p>EQ_RMB_CHAFF_LAUNCHER</text:p>
          </table:table-cell>
          <table:table-cell office:value-type="string">
            <text:p>Chaff Dispenser</text:p>
          </table:table-cell>
          <table:table-cell table:formula="of:=([.$B$1] - [.$E$1])  + (ROW([.A565]) - 2) * [.$E$1]" office:value-type="float" office:value="2820">
            <text:p>2820</text:p>
          </table:table-cell>
          <table:table-cell table:formula="of:=&quot;    &quot;&quot;&quot; &amp; [.A565] &amp; &quot;&quot;&quot; = {sort_order = &quot; &amp; [.C565] &amp; &quot;; script_info = {sortOrder = &quot; &amp; [.C565] &amp; &quot;;};};&quot;" office:value-type="string" office:string-value="    &quot;EQ_RMB_CHAFF_LAUNCHER&quot; = {sort_order = 2820; script_info = {sortOrder = 2820;};};">
            <text:p><text:s text:c="4"/>"EQ_RMB_CHAFF_LAUNCHER" = {sort_order = 2820; script_info = {sortOrder = 2820;};};</text:p>
          </table:table-cell>
          <table:table-cell table:number-columns-repeated="1020"/>
        </table:table-row>
        <table:table-row table:style-name="ro1">
          <table:table-cell office:value-type="string">
            <text:p>EQ_RMB_CHAFF_MINE</text:p>
          </table:table-cell>
          <table:table-cell office:value-type="string">
            <text:p>Chaff Refill</text:p>
          </table:table-cell>
          <table:table-cell table:formula="of:=([.$B$1] - [.$E$1])  + (ROW([.A566]) - 2) * [.$E$1]" office:value-type="float" office:value="2825">
            <text:p>2825</text:p>
          </table:table-cell>
          <table:table-cell table:formula="of:=&quot;    &quot;&quot;&quot; &amp; [.A566] &amp; &quot;&quot;&quot; = {sort_order = &quot; &amp; [.C566] &amp; &quot;; script_info = {sortOrder = &quot; &amp; [.C566] &amp; &quot;;};};&quot;" office:value-type="string" office:string-value="    &quot;EQ_RMB_CHAFF_MINE&quot; = {sort_order = 2825; script_info = {sortOrder = 2825;};};">
            <text:p><text:s text:c="4"/>"EQ_RMB_CHAFF_MINE" = {sort_order = 2825; script_info = {sortOrder = 2825;};};</text:p>
          </table:table-cell>
          <table:table-cell table:number-columns-repeated="1020"/>
        </table:table-row>
        <table:table-row table:style-name="ro1">
          <table:table-cell office:value-type="string">
            <text:p>EQ_RMB_DEFENCE_MINE</text:p>
          </table:table-cell>
          <table:table-cell office:value-type="string">
            <text:p>Defence Mine</text:p>
          </table:table-cell>
          <table:table-cell table:formula="of:=([.$B$1] - [.$E$1])  + (ROW([.A567]) - 2) * [.$E$1]" office:value-type="float" office:value="2830">
            <text:p>2830</text:p>
          </table:table-cell>
          <table:table-cell table:formula="of:=&quot;    &quot;&quot;&quot; &amp; [.A567] &amp; &quot;&quot;&quot; = {sort_order = &quot; &amp; [.C567] &amp; &quot;; script_info = {sortOrder = &quot; &amp; [.C567] &amp; &quot;;};};&quot;" office:value-type="string" office:string-value="    &quot;EQ_RMB_DEFENCE_MINE&quot; = {sort_order = 2830; script_info = {sortOrder = 2830;};};">
            <text:p><text:s text:c="4"/>"EQ_RMB_DEFENCE_MINE" = {sort_order = 2830; script_info = {sortOrder = 2830;};};</text:p>
          </table:table-cell>
          <table:table-cell table:number-columns-repeated="1020"/>
        </table:table-row>
        <table:table-row table:style-name="ro1">
          <table:table-cell office:value-type="string">
            <text:p>EQ_RMB_DISTRESS_MINE</text:p>
          </table:table-cell>
          <table:table-cell office:value-type="string">
            <text:p>Distress Beacon</text:p>
          </table:table-cell>
          <table:table-cell table:formula="of:=([.$B$1] - [.$E$1])  + (ROW([.A568]) - 2) * [.$E$1]" office:value-type="float" office:value="2835">
            <text:p>2835</text:p>
          </table:table-cell>
          <table:table-cell table:formula="of:=&quot;    &quot;&quot;&quot; &amp; [.A568] &amp; &quot;&quot;&quot; = {sort_order = &quot; &amp; [.C568] &amp; &quot;; script_info = {sortOrder = &quot; &amp; [.C568] &amp; &quot;;};};&quot;" office:value-type="string" office:string-value="    &quot;EQ_RMB_DISTRESS_MINE&quot; = {sort_order = 2835; script_info = {sortOrder = 2835;};};">
            <text:p><text:s text:c="4"/>"EQ_RMB_DISTRESS_MINE" = {sort_order = 2835; script_info = {sortOrder = 2835;};};</text:p>
          </table:table-cell>
          <table:table-cell table:number-columns-repeated="1020"/>
        </table:table-row>
        <table:table-row table:style-name="ro1">
          <table:table-cell office:value-type="string">
            <text:p>EQ_RMB_FRAG_MINE</text:p>
          </table:table-cell>
          <table:table-cell office:value-type="string">
            <text:p>Fragmentation Bomb</text:p>
          </table:table-cell>
          <table:table-cell table:formula="of:=([.$B$1] - [.$E$1])  + (ROW([.A569]) - 2) * [.$E$1]" office:value-type="float" office:value="2840">
            <text:p>2840</text:p>
          </table:table-cell>
          <table:table-cell table:formula="of:=&quot;    &quot;&quot;&quot; &amp; [.A569] &amp; &quot;&quot;&quot; = {sort_order = &quot; &amp; [.C569] &amp; &quot;; script_info = {sortOrder = &quot; &amp; [.C569] &amp; &quot;;};};&quot;" office:value-type="string" office:string-value="    &quot;EQ_RMB_FRAG_MINE&quot; = {sort_order = 2840; script_info = {sortOrder = 2840;};};">
            <text:p><text:s text:c="4"/>"EQ_RMB_FRAG_MINE" = {sort_order = 2840; script_info = {sortOrder = 2840;};};</text:p>
          </table:table-cell>
          <table:table-cell table:number-columns-repeated="1020"/>
        </table:table-row>
        <table:table-row table:style-name="ro1">
          <table:table-cell office:value-type="string">
            <text:p>EQ_RMB_FRAG_MISSILE</text:p>
          </table:table-cell>
          <table:table-cell office:value-type="string">
            <text:p>Fragmentation Missile</text:p>
          </table:table-cell>
          <table:table-cell table:formula="of:=([.$B$1] - [.$E$1])  + (ROW([.A570]) - 2) * [.$E$1]" office:value-type="float" office:value="2845">
            <text:p>2845</text:p>
          </table:table-cell>
          <table:table-cell table:formula="of:=&quot;    &quot;&quot;&quot; &amp; [.A570] &amp; &quot;&quot;&quot; = {sort_order = &quot; &amp; [.C570] &amp; &quot;; script_info = {sortOrder = &quot; &amp; [.C570] &amp; &quot;;};};&quot;" office:value-type="string" office:string-value="    &quot;EQ_RMB_FRAG_MISSILE&quot; = {sort_order = 2845; script_info = {sortOrder = 2845;};};">
            <text:p><text:s text:c="4"/>"EQ_RMB_FRAG_MISSILE" = {sort_order = 2845; script_info = {sortOrder = 2845;};};</text:p>
          </table:table-cell>
          <table:table-cell table:number-columns-repeated="1020"/>
        </table:table-row>
        <table:table-row table:style-name="ro1">
          <table:table-cell office:value-type="string">
            <text:p>EQ_RMB_INTERCEPT_MISSILE</text:p>
          </table:table-cell>
          <table:table-cell office:value-type="string">
            <text:p>Interception Missile</text:p>
          </table:table-cell>
          <table:table-cell table:formula="of:=([.$B$1] - [.$E$1])  + (ROW([.A571]) - 2) * [.$E$1]" office:value-type="float" office:value="2850">
            <text:p>2850</text:p>
          </table:table-cell>
          <table:table-cell table:formula="of:=&quot;    &quot;&quot;&quot; &amp; [.A571] &amp; &quot;&quot;&quot; = {sort_order = &quot; &amp; [.C571] &amp; &quot;; script_info = {sortOrder = &quot; &amp; [.C571] &amp; &quot;;};};&quot;" office:value-type="string" office:string-value="    &quot;EQ_RMB_INTERCEPT_MISSILE&quot; = {sort_order = 2850; script_info = {sortOrder = 2850;};};">
            <text:p><text:s text:c="4"/>"EQ_RMB_INTERCEPT_MISSILE" = {sort_order = 2850; script_info = {sortOrder = 2850;};};</text:p>
          </table:table-cell>
          <table:table-cell table:number-columns-repeated="1020"/>
        </table:table-row>
        <table:table-row table:style-name="ro1">
          <table:table-cell office:value-type="string">
            <text:p>EQ_RMB_LAW_MISSILE</text:p>
          </table:table-cell>
          <table:table-cell office:value-type="string">
            <text:p>Lawmaker Missile</text:p>
          </table:table-cell>
          <table:table-cell table:formula="of:=([.$B$1] - [.$E$1])  + (ROW([.A572]) - 2) * [.$E$1]" office:value-type="float" office:value="2855">
            <text:p>2855</text:p>
          </table:table-cell>
          <table:table-cell table:formula="of:=&quot;    &quot;&quot;&quot; &amp; [.A572] &amp; &quot;&quot;&quot; = {sort_order = &quot; &amp; [.C572] &amp; &quot;; script_info = {sortOrder = &quot; &amp; [.C572] &amp; &quot;;};};&quot;" office:value-type="string" office:string-value="    &quot;EQ_RMB_LAW_MISSILE&quot; = {sort_order = 2855; script_info = {sortOrder = 2855;};};">
            <text:p><text:s text:c="4"/>"EQ_RMB_LAW_MISSILE" = {sort_order = 2855; script_info = {sortOrder = 2855;};};</text:p>
          </table:table-cell>
          <table:table-cell table:number-columns-repeated="1020"/>
        </table:table-row>
        <table:table-row table:style-name="ro1">
          <table:table-cell office:value-type="string">
            <text:p>EQ_RMB_OVERRIDE_MISSILE</text:p>
          </table:table-cell>
          <table:table-cell office:value-type="string">
            <text:p>Override Missile</text:p>
          </table:table-cell>
          <table:table-cell table:formula="of:=([.$B$1] - [.$E$1])  + (ROW([.A573]) - 2) * [.$E$1]" office:value-type="float" office:value="2860">
            <text:p>2860</text:p>
          </table:table-cell>
          <table:table-cell table:formula="of:=&quot;    &quot;&quot;&quot; &amp; [.A573] &amp; &quot;&quot;&quot; = {sort_order = &quot; &amp; [.C573] &amp; &quot;; script_info = {sortOrder = &quot; &amp; [.C573] &amp; &quot;;};};&quot;" office:value-type="string" office:string-value="    &quot;EQ_RMB_OVERRIDE_MISSILE&quot; = {sort_order = 2860; script_info = {sortOrder = 2860;};};">
            <text:p><text:s text:c="4"/>"EQ_RMB_OVERRIDE_MISSILE" = {sort_order = 2860; script_info = {sortOrder = 2860;};};</text:p>
          </table:table-cell>
          <table:table-cell table:number-columns-repeated="1020"/>
        </table:table-row>
        <table:table-row table:style-name="ro1">
          <table:table-cell office:value-type="string">
            <text:p>EQ_RMB_REMOTE_MINE</text:p>
          </table:table-cell>
          <table:table-cell office:value-type="string">
            <text:p>Radio Mine</text:p>
          </table:table-cell>
          <table:table-cell table:formula="of:=([.$B$1] - [.$E$1])  + (ROW([.A574]) - 2) * [.$E$1]" office:value-type="float" office:value="2865">
            <text:p>2865</text:p>
          </table:table-cell>
          <table:table-cell table:formula="of:=&quot;    &quot;&quot;&quot; &amp; [.A574] &amp; &quot;&quot;&quot; = {sort_order = &quot; &amp; [.C574] &amp; &quot;; script_info = {sortOrder = &quot; &amp; [.C574] &amp; &quot;;};};&quot;" office:value-type="string" office:string-value="    &quot;EQ_RMB_REMOTE_MINE&quot; = {sort_order = 2865; script_info = {sortOrder = 2865;};};">
            <text:p><text:s text:c="4"/>"EQ_RMB_REMOTE_MINE" = {sort_order = 2865; script_info = {sortOrder = 2865;};};</text:p>
          </table:table-cell>
          <table:table-cell table:number-columns-repeated="1020"/>
        </table:table-row>
        <table:table-row table:style-name="ro1">
          <table:table-cell office:value-type="string">
            <text:p>EQ_RMB_THARGOID_MISSILE</text:p>
          </table:table-cell>
          <table:table-cell office:value-type="string">
            <text:p>Anti-Thargoid Missile</text:p>
          </table:table-cell>
          <table:table-cell table:formula="of:=([.$B$1] - [.$E$1])  + (ROW([.A575]) - 2) * [.$E$1]" office:value-type="float" office:value="2870">
            <text:p>2870</text:p>
          </table:table-cell>
          <table:table-cell table:formula="of:=&quot;    &quot;&quot;&quot; &amp; [.A575] &amp; &quot;&quot;&quot; = {sort_order = &quot; &amp; [.C575] &amp; &quot;; script_info = {sortOrder = &quot; &amp; [.C575] &amp; &quot;;};};&quot;" office:value-type="string" office:string-value="    &quot;EQ_RMB_THARGOID_MISSILE&quot; = {sort_order = 2870; script_info = {sortOrder = 2870;};};">
            <text:p><text:s text:c="4"/>"EQ_RMB_THARGOID_MISSILE" = {sort_order = 2870; script_info = {sortOrder = 2870;};};</text:p>
          </table:table-cell>
          <table:table-cell table:number-columns-repeated="1020"/>
        </table:table-row>
        <table:table-row table:style-name="ro1">
          <table:table-cell office:value-type="string">
            <text:p>EQ_ROCKHERMIT_SCANNER_REMOVAL</text:p>
          </table:table-cell>
          <table:table-cell office:value-type="string">
            <text:p>Sell Rock Hermit Locator</text:p>
          </table:table-cell>
          <table:table-cell table:formula="of:=([.$B$1] - [.$E$1])  + (ROW([.A576]) - 2) * [.$E$1]" office:value-type="float" office:value="2875">
            <text:p>2875</text:p>
          </table:table-cell>
          <table:table-cell table:formula="of:=&quot;    &quot;&quot;&quot; &amp; [.A576] &amp; &quot;&quot;&quot; = {sort_order = &quot; &amp; [.C576] &amp; &quot;; script_info = {sortOrder = &quot; &amp; [.C576] &amp; &quot;;};};&quot;" office:value-type="string" office:string-value="    &quot;EQ_ROCKHERMIT_SCANNER_REMOVAL&quot; = {sort_order = 2875; script_info = {sortOrder = 2875;};};">
            <text:p><text:s text:c="4"/>"EQ_ROCKHERMIT_SCANNER_REMOVAL" = {sort_order = 2875; script_info = {sortOrder = 2875;};};</text:p>
          </table:table-cell>
          <table:table-cell table:number-columns-repeated="1020"/>
        </table:table-row>
        <table:table-row table:style-name="ro1">
          <table:table-cell office:value-type="string">
            <text:p>EQ_RRS_ANA</text:p>
          </table:table-cell>
          <table:table-cell office:value-type="string">
            <text:p>Advanced Navigation Array (RRS discount)</text:p>
          </table:table-cell>
          <table:table-cell table:formula="of:=([.$B$1] - [.$E$1])  + (ROW([.A577]) - 2) * [.$E$1]" office:value-type="float" office:value="2880">
            <text:p>2880</text:p>
          </table:table-cell>
          <table:table-cell table:formula="of:=&quot;    &quot;&quot;&quot; &amp; [.A577] &amp; &quot;&quot;&quot; = {sort_order = &quot; &amp; [.C577] &amp; &quot;; script_info = {sortOrder = &quot; &amp; [.C577] &amp; &quot;;};};&quot;" office:value-type="string" office:string-value="    &quot;EQ_RRS_ANA&quot; = {sort_order = 2880; script_info = {sortOrder = 2880;};};">
            <text:p><text:s text:c="4"/>"EQ_RRS_ANA" = {sort_order = 2880; script_info = {sortOrder = 2880;};};</text:p>
          </table:table-cell>
          <table:table-cell table:number-columns-repeated="1020"/>
        </table:table-row>
        <table:table-row table:style-name="ro1">
          <table:table-cell office:value-type="string">
            <text:p>EQ_RRS_ASC</text:p>
          </table:table-cell>
          <table:table-cell office:value-type="string">
            <text:p>Advanced Space Compass (RRS discount)</text:p>
          </table:table-cell>
          <table:table-cell table:formula="of:=([.$B$1] - [.$E$1])  + (ROW([.A578]) - 2) * [.$E$1]" office:value-type="float" office:value="2885">
            <text:p>2885</text:p>
          </table:table-cell>
          <table:table-cell table:formula="of:=&quot;    &quot;&quot;&quot; &amp; [.A578] &amp; &quot;&quot;&quot; = {sort_order = &quot; &amp; [.C578] &amp; &quot;; script_info = {sortOrder = &quot; &amp; [.C578] &amp; &quot;;};};&quot;" office:value-type="string" office:string-value="    &quot;EQ_RRS_ASC&quot; = {sort_order = 2885; script_info = {sortOrder = 2885;};};">
            <text:p><text:s text:c="4"/>"EQ_RRS_ASC" = {sort_order = 2885; script_info = {sortOrder = 2885;};};</text:p>
          </table:table-cell>
          <table:table-cell table:number-columns-repeated="1020"/>
        </table:table-row>
        <table:table-row table:style-name="ro1">
          <table:table-cell office:value-type="string">
            <text:p>EQ_RRS_CARGO_HOLDER1</text:p>
          </table:table-cell>
          <table:table-cell office:value-type="string">
            <text:p>Special cargo holder</text:p>
          </table:table-cell>
          <table:table-cell table:formula="of:=([.$B$1] - [.$E$1])  + (ROW([.A579]) - 2) * [.$E$1]" office:value-type="float" office:value="2890">
            <text:p>2890</text:p>
          </table:table-cell>
          <table:table-cell table:formula="of:=&quot;    &quot;&quot;&quot; &amp; [.A579] &amp; &quot;&quot;&quot; = {sort_order = &quot; &amp; [.C579] &amp; &quot;; script_info = {sortOrder = &quot; &amp; [.C579] &amp; &quot;;};};&quot;" office:value-type="string" office:string-value="    &quot;EQ_RRS_CARGO_HOLDER1&quot; = {sort_order = 2890; script_info = {sortOrder = 2890;};};">
            <text:p><text:s text:c="4"/>"EQ_RRS_CARGO_HOLDER1" = {sort_order = 2890; script_info = {sortOrder = 2890;};};</text:p>
          </table:table-cell>
          <table:table-cell table:number-columns-repeated="1020"/>
        </table:table-row>
        <table:table-row table:style-name="ro1">
          <table:table-cell office:value-type="string">
            <text:p>EQ_RRS_CARGO_HOLDER2</text:p>
          </table:table-cell>
          <table:table-cell office:value-type="string">
            <text:p>Special cargo holder</text:p>
          </table:table-cell>
          <table:table-cell table:formula="of:=([.$B$1] - [.$E$1])  + (ROW([.A580]) - 2) * [.$E$1]" office:value-type="float" office:value="2895">
            <text:p>2895</text:p>
          </table:table-cell>
          <table:table-cell table:formula="of:=&quot;    &quot;&quot;&quot; &amp; [.A580] &amp; &quot;&quot;&quot; = {sort_order = &quot; &amp; [.C580] &amp; &quot;; script_info = {sortOrder = &quot; &amp; [.C580] &amp; &quot;;};};&quot;" office:value-type="string" office:string-value="    &quot;EQ_RRS_CARGO_HOLDER2&quot; = {sort_order = 2895; script_info = {sortOrder = 2895;};};">
            <text:p><text:s text:c="4"/>"EQ_RRS_CARGO_HOLDER2" = {sort_order = 2895; script_info = {sortOrder = 2895;};};</text:p>
          </table:table-cell>
          <table:table-cell table:number-columns-repeated="1020"/>
        </table:table-row>
        <table:table-row table:style-name="ro1">
          <table:table-cell office:value-type="string">
            <text:p>EQ_RRS_CARGO_HOLDER3</text:p>
          </table:table-cell>
          <table:table-cell office:value-type="string">
            <text:p>Special cargo holder</text:p>
          </table:table-cell>
          <table:table-cell table:formula="of:=([.$B$1] - [.$E$1])  + (ROW([.A581]) - 2) * [.$E$1]" office:value-type="float" office:value="2900">
            <text:p>2900</text:p>
          </table:table-cell>
          <table:table-cell table:formula="of:=&quot;    &quot;&quot;&quot; &amp; [.A581] &amp; &quot;&quot;&quot; = {sort_order = &quot; &amp; [.C581] &amp; &quot;; script_info = {sortOrder = &quot; &amp; [.C581] &amp; &quot;;};};&quot;" office:value-type="string" office:string-value="    &quot;EQ_RRS_CARGO_HOLDER3&quot; = {sort_order = 2900; script_info = {sortOrder = 2900;};};">
            <text:p><text:s text:c="4"/>"EQ_RRS_CARGO_HOLDER3" = {sort_order = 2900; script_info = {sortOrder = 2900;};};</text:p>
          </table:table-cell>
          <table:table-cell table:number-columns-repeated="1020"/>
        </table:table-row>
        <table:table-row table:style-name="ro1">
          <table:table-cell office:value-type="string">
            <text:p>EQ_RRS_CARGO_HOLDER4</text:p>
          </table:table-cell>
          <table:table-cell office:value-type="string">
            <text:p>Special cargo holder</text:p>
          </table:table-cell>
          <table:table-cell table:formula="of:=([.$B$1] - [.$E$1])  + (ROW([.A582]) - 2) * [.$E$1]" office:value-type="float" office:value="2905">
            <text:p>2905</text:p>
          </table:table-cell>
          <table:table-cell table:formula="of:=&quot;    &quot;&quot;&quot; &amp; [.A582] &amp; &quot;&quot;&quot; = {sort_order = &quot; &amp; [.C582] &amp; &quot;; script_info = {sortOrder = &quot; &amp; [.C582] &amp; &quot;;};};&quot;" office:value-type="string" office:string-value="    &quot;EQ_RRS_CARGO_HOLDER4&quot; = {sort_order = 2905; script_info = {sortOrder = 2905;};};">
            <text:p><text:s text:c="4"/>"EQ_RRS_CARGO_HOLDER4" = {sort_order = 2905; script_info = {sortOrder = 2905;};};</text:p>
          </table:table-cell>
          <table:table-cell table:number-columns-repeated="1020"/>
        </table:table-row>
        <table:table-row table:style-name="ro1">
          <table:table-cell office:value-type="string">
            <text:p>EQ_RRS_CARGO_HOLDER5</text:p>
          </table:table-cell>
          <table:table-cell office:value-type="string">
            <text:p>Special cargo holder</text:p>
          </table:table-cell>
          <table:table-cell table:formula="of:=([.$B$1] - [.$E$1])  + (ROW([.A583]) - 2) * [.$E$1]" office:value-type="float" office:value="2910">
            <text:p>2910</text:p>
          </table:table-cell>
          <table:table-cell table:formula="of:=&quot;    &quot;&quot;&quot; &amp; [.A583] &amp; &quot;&quot;&quot; = {sort_order = &quot; &amp; [.C583] &amp; &quot;; script_info = {sortOrder = &quot; &amp; [.C583] &amp; &quot;;};};&quot;" office:value-type="string" office:string-value="    &quot;EQ_RRS_CARGO_HOLDER5&quot; = {sort_order = 2910; script_info = {sortOrder = 2910;};};">
            <text:p><text:s text:c="4"/>"EQ_RRS_CARGO_HOLDER5" = {sort_order = 2910; script_info = {sortOrder = 2910;};};</text:p>
          </table:table-cell>
          <table:table-cell table:number-columns-repeated="1020"/>
        </table:table-row>
        <table:table-row table:style-name="ro1">
          <table:table-cell office:value-type="string">
            <text:p>EQ_RRS_DOCK_COMP</text:p>
          </table:table-cell>
          <table:table-cell office:value-type="string">
            <text:p>Docking Computer (RRS discount)</text:p>
          </table:table-cell>
          <table:table-cell table:formula="of:=([.$B$1] - [.$E$1])  + (ROW([.A584]) - 2) * [.$E$1]" office:value-type="float" office:value="2915">
            <text:p>2915</text:p>
          </table:table-cell>
          <table:table-cell table:formula="of:=&quot;    &quot;&quot;&quot; &amp; [.A584] &amp; &quot;&quot;&quot; = {sort_order = &quot; &amp; [.C584] &amp; &quot;; script_info = {sortOrder = &quot; &amp; [.C584] &amp; &quot;;};};&quot;" office:value-type="string" office:string-value="    &quot;EQ_RRS_DOCK_COMP&quot; = {sort_order = 2915; script_info = {sortOrder = 2915;};};">
            <text:p><text:s text:c="4"/>"EQ_RRS_DOCK_COMP" = {sort_order = 2915; script_info = {sortOrder = 2915;};};</text:p>
          </table:table-cell>
          <table:table-cell table:number-columns-repeated="1020"/>
        </table:table-row>
        <table:table-row table:style-name="ro1">
          <table:table-cell office:value-type="string">
            <text:p>EQ_RRS_ESCORT_TARGETING_SYSTEM</text:p>
          </table:table-cell>
          <table:table-cell office:value-type="string">
            <text:p>Escort Targeting System</text:p>
          </table:table-cell>
          <table:table-cell table:formula="of:=([.$B$1] - [.$E$1])  + (ROW([.A585]) - 2) * [.$E$1]" office:value-type="float" office:value="2920">
            <text:p>2920</text:p>
          </table:table-cell>
          <table:table-cell table:formula="of:=&quot;    &quot;&quot;&quot; &amp; [.A585] &amp; &quot;&quot;&quot; = {sort_order = &quot; &amp; [.C585] &amp; &quot;; script_info = {sortOrder = &quot; &amp; [.C585] &amp; &quot;;};};&quot;" office:value-type="string" office:string-value="    &quot;EQ_RRS_ESCORT_TARGETING_SYSTEM&quot; = {sort_order = 2920; script_info = {sortOrder = 2920;};};">
            <text:p><text:s text:c="4"/>"EQ_RRS_ESCORT_TARGETING_SYSTEM" = {sort_order = 2920; script_info = {sortOrder = 2920;};};</text:p>
          </table:table-cell>
          <table:table-cell table:number-columns-repeated="1020"/>
        </table:table-row>
        <table:table-row table:style-name="ro1">
          <table:table-cell office:value-type="string">
            <text:p>EQ_RRS_ESCORT_TARGETING_SYSTEM_DISCOUNT</text:p>
          </table:table-cell>
          <table:table-cell office:value-type="string">
            <text:p>Escort Targeting System (RRS discount)</text:p>
          </table:table-cell>
          <table:table-cell table:formula="of:=([.$B$1] - [.$E$1])  + (ROW([.A586]) - 2) * [.$E$1]" office:value-type="float" office:value="2925">
            <text:p>2925</text:p>
          </table:table-cell>
          <table:table-cell table:formula="of:=&quot;    &quot;&quot;&quot; &amp; [.A586] &amp; &quot;&quot;&quot; = {sort_order = &quot; &amp; [.C586] &amp; &quot;; script_info = {sortOrder = &quot; &amp; [.C586] &amp; &quot;;};};&quot;" office:value-type="string" office:string-value="    &quot;EQ_RRS_ESCORT_TARGETING_SYSTEM_DISCOUNT&quot; = {sort_order = 2925; script_info = {sortOrder = 2925;};};">
            <text:p><text:s text:c="4"/>"EQ_RRS_ESCORT_TARGETING_SYSTEM_DISCOUNT" = {sort_order = 2925; script_info = {sortOrder = 2925;};};</text:p>
          </table:table-cell>
          <table:table-cell table:number-columns-repeated="1020"/>
        </table:table-row>
        <table:table-row table:style-name="ro1">
          <table:table-cell office:value-type="string">
            <text:p>EQ_RRS_ESCORT_TARGETING_SYSTEM_WAYSTATION</text:p>
          </table:table-cell>
          <table:table-cell office:value-type="string">
            <text:p>Escort Targeting System</text:p>
          </table:table-cell>
          <table:table-cell table:formula="of:=([.$B$1] - [.$E$1])  + (ROW([.A587]) - 2) * [.$E$1]" office:value-type="float" office:value="2930">
            <text:p>2930</text:p>
          </table:table-cell>
          <table:table-cell table:formula="of:=&quot;    &quot;&quot;&quot; &amp; [.A587] &amp; &quot;&quot;&quot; = {sort_order = &quot; &amp; [.C587] &amp; &quot;; script_info = {sortOrder = &quot; &amp; [.C587] &amp; &quot;;};};&quot;" office:value-type="string" office:string-value="    &quot;EQ_RRS_ESCORT_TARGETING_SYSTEM_WAYSTATION&quot; = {sort_order = 2930; script_info = {sortOrder = 2930;};};">
            <text:p><text:s text:c="4"/>"EQ_RRS_ESCORT_TARGETING_SYSTEM_WAYSTATION" = {sort_order = 2930; script_info = {sortOrder = 2930;};};</text:p>
          </table:table-cell>
          <table:table-cell table:number-columns-repeated="1020"/>
        </table:table-row>
        <table:table-row table:style-name="ro1">
          <table:table-cell office:value-type="string">
            <text:p>EQ_RRS_FLIGHTFORM</text:p>
          </table:table-cell>
          <table:table-cell office:value-type="string">
            <text:p>Flight Formation Autopilot</text:p>
          </table:table-cell>
          <table:table-cell table:formula="of:=([.$B$1] - [.$E$1])  + (ROW([.A588]) - 2) * [.$E$1]" office:value-type="float" office:value="2935">
            <text:p>2935</text:p>
          </table:table-cell>
          <table:table-cell table:formula="of:=&quot;    &quot;&quot;&quot; &amp; [.A588] &amp; &quot;&quot;&quot; = {sort_order = &quot; &amp; [.C588] &amp; &quot;; script_info = {sortOrder = &quot; &amp; [.C588] &amp; &quot;;};};&quot;" office:value-type="string" office:string-value="    &quot;EQ_RRS_FLIGHTFORM&quot; = {sort_order = 2935; script_info = {sortOrder = 2935;};};">
            <text:p><text:s text:c="4"/>"EQ_RRS_FLIGHTFORM" = {sort_order = 2935; script_info = {sortOrder = 2935;};};</text:p>
          </table:table-cell>
          <table:table-cell table:number-columns-repeated="1020"/>
        </table:table-row>
        <table:table-row table:style-name="ro1">
          <table:table-cell office:value-type="string">
            <text:p>EQ_RRS_FLIGHTFORM_DISCOUNT</text:p>
          </table:table-cell>
          <table:table-cell office:value-type="string">
            <text:p>Flight Formation Autopilot (RRS discount)</text:p>
          </table:table-cell>
          <table:table-cell table:formula="of:=([.$B$1] - [.$E$1])  + (ROW([.A589]) - 2) * [.$E$1]" office:value-type="float" office:value="2940">
            <text:p>2940</text:p>
          </table:table-cell>
          <table:table-cell table:formula="of:=&quot;    &quot;&quot;&quot; &amp; [.A589] &amp; &quot;&quot;&quot; = {sort_order = &quot; &amp; [.C589] &amp; &quot;; script_info = {sortOrder = &quot; &amp; [.C589] &amp; &quot;;};};&quot;" office:value-type="string" office:string-value="    &quot;EQ_RRS_FLIGHTFORM_DISCOUNT&quot; = {sort_order = 2940; script_info = {sortOrder = 2940;};};">
            <text:p><text:s text:c="4"/>"EQ_RRS_FLIGHTFORM_DISCOUNT" = {sort_order = 2940; script_info = {sortOrder = 2940;};};</text:p>
          </table:table-cell>
          <table:table-cell table:number-columns-repeated="1020"/>
        </table:table-row>
        <table:table-row table:style-name="ro1">
          <table:table-cell office:value-type="string">
            <text:p>EQ_RRS_FUEL</text:p>
          </table:table-cell>
          <table:table-cell office:value-type="string">
            <text:p>Complimentary refuelling</text:p>
          </table:table-cell>
          <table:table-cell table:formula="of:=([.$B$1] - [.$E$1])  + (ROW([.A590]) - 2) * [.$E$1]" office:value-type="float" office:value="2945">
            <text:p>2945</text:p>
          </table:table-cell>
          <table:table-cell table:formula="of:=&quot;    &quot;&quot;&quot; &amp; [.A590] &amp; &quot;&quot;&quot; = {sort_order = &quot; &amp; [.C590] &amp; &quot;; script_info = {sortOrder = &quot; &amp; [.C590] &amp; &quot;;};};&quot;" office:value-type="string" office:string-value="    &quot;EQ_RRS_FUEL&quot; = {sort_order = 2945; script_info = {sortOrder = 2945;};};">
            <text:p><text:s text:c="4"/>"EQ_RRS_FUEL" = {sort_order = 2945; script_info = {sortOrder = 2945;};};</text:p>
          </table:table-cell>
          <table:table-cell table:number-columns-repeated="1020"/>
        </table:table-row>
        <table:table-row table:style-name="ro1">
          <table:table-cell office:value-type="string">
            <text:p>EQ_RRS_FULLEQUIP</text:p>
          </table:table-cell>
          <table:table-cell office:value-type="string">
            <text:p>RRS Equipment Package</text:p>
          </table:table-cell>
          <table:table-cell table:formula="of:=([.$B$1] - [.$E$1])  + (ROW([.A591]) - 2) * [.$E$1]" office:value-type="float" office:value="2950">
            <text:p>2950</text:p>
          </table:table-cell>
          <table:table-cell table:formula="of:=&quot;    &quot;&quot;&quot; &amp; [.A591] &amp; &quot;&quot;&quot; = {sort_order = &quot; &amp; [.C591] &amp; &quot;; script_info = {sortOrder = &quot; &amp; [.C591] &amp; &quot;;};};&quot;" office:value-type="string" office:string-value="    &quot;EQ_RRS_FULLEQUIP&quot; = {sort_order = 2950; script_info = {sortOrder = 2950;};};">
            <text:p><text:s text:c="4"/>"EQ_RRS_FULLEQUIP" = {sort_order = 2950; script_info = {sortOrder = 2950;};};</text:p>
          </table:table-cell>
          <table:table-cell table:number-columns-repeated="1020"/>
        </table:table-row>
        <table:table-row table:style-name="ro1">
          <table:table-cell office:value-type="string">
            <text:p>EQ_RRS_HEAT_SHIELD</text:p>
          </table:table-cell>
          <table:table-cell office:value-type="string">
            <text:p>Heat shielding (RRS discount)</text:p>
          </table:table-cell>
          <table:table-cell table:formula="of:=([.$B$1] - [.$E$1])  + (ROW([.A592]) - 2) * [.$E$1]" office:value-type="float" office:value="2955">
            <text:p>2955</text:p>
          </table:table-cell>
          <table:table-cell table:formula="of:=&quot;    &quot;&quot;&quot; &amp; [.A592] &amp; &quot;&quot;&quot; = {sort_order = &quot; &amp; [.C592] &amp; &quot;; script_info = {sortOrder = &quot; &amp; [.C592] &amp; &quot;;};};&quot;" office:value-type="string" office:string-value="    &quot;EQ_RRS_HEAT_SHIELD&quot; = {sort_order = 2955; script_info = {sortOrder = 2955;};};">
            <text:p><text:s text:c="4"/>"EQ_RRS_HEAT_SHIELD" = {sort_order = 2955; script_info = {sortOrder = 2955;};};</text:p>
          </table:table-cell>
          <table:table-cell table:number-columns-repeated="1020"/>
        </table:table-row>
        <table:table-row table:style-name="ro1">
          <table:table-cell office:value-type="string">
            <text:p>EQ_RRS_SCANNER_SHOW_MISSILE_TARGET</text:p>
          </table:table-cell>
          <table:table-cell office:value-type="string">
            <text:p>Scanner Targeting Enhancement</text:p>
          </table:table-cell>
          <table:table-cell table:formula="of:=([.$B$1] - [.$E$1])  + (ROW([.A593]) - 2) * [.$E$1]" office:value-type="float" office:value="2960">
            <text:p>2960</text:p>
          </table:table-cell>
          <table:table-cell table:formula="of:=&quot;    &quot;&quot;&quot; &amp; [.A593] &amp; &quot;&quot;&quot; = {sort_order = &quot; &amp; [.C593] &amp; &quot;; script_info = {sortOrder = &quot; &amp; [.C593] &amp; &quot;;};};&quot;" office:value-type="string" office:string-value="    &quot;EQ_RRS_SCANNER_SHOW_MISSILE_TARGET&quot; = {sort_order = 2960; script_info = {sortOrder = 2960;};};">
            <text:p><text:s text:c="4"/>"EQ_RRS_SCANNER_SHOW_MISSILE_TARGET" = {sort_order = 2960; script_info = {sortOrder = 2960;};};</text:p>
          </table:table-cell>
          <table:table-cell table:number-columns-repeated="1020"/>
        </table:table-row>
        <table:table-row table:style-name="ro1">
          <table:table-cell office:value-type="string">
            <text:p>EQ_RRS_SCANNER_SHOW_MISSILE_TARGET_DISCOUNT</text:p>
          </table:table-cell>
          <table:table-cell office:value-type="string">
            <text:p>Scanner Targeting Enhancement (RRS discount)</text:p>
          </table:table-cell>
          <table:table-cell table:formula="of:=([.$B$1] - [.$E$1])  + (ROW([.A594]) - 2) * [.$E$1]" office:value-type="float" office:value="2965">
            <text:p>2965</text:p>
          </table:table-cell>
          <table:table-cell table:formula="of:=&quot;    &quot;&quot;&quot; &amp; [.A594] &amp; &quot;&quot;&quot; = {sort_order = &quot; &amp; [.C594] &amp; &quot;; script_info = {sortOrder = &quot; &amp; [.C594] &amp; &quot;;};};&quot;" office:value-type="string" office:string-value="    &quot;EQ_RRS_SCANNER_SHOW_MISSILE_TARGET_DISCOUNT&quot; = {sort_order = 2965; script_info = {sortOrder = 2965;};};">
            <text:p><text:s text:c="4"/>"EQ_RRS_SCANNER_SHOW_MISSILE_TARGET_DISCOUNT" = {sort_order = 2965; script_info = {sortOrder = 2965;};};</text:p>
          </table:table-cell>
          <table:table-cell table:number-columns-repeated="1020"/>
        </table:table-row>
        <table:table-row table:style-name="ro1">
          <table:table-cell office:value-type="string">
            <text:p>EQ_RRS_SCOOPS</text:p>
          </table:table-cell>
          <table:table-cell office:value-type="string">
            <text:p>Fuel Scoops (RRS discount)</text:p>
          </table:table-cell>
          <table:table-cell table:formula="of:=([.$B$1] - [.$E$1])  + (ROW([.A595]) - 2) * [.$E$1]" office:value-type="float" office:value="2970">
            <text:p>2970</text:p>
          </table:table-cell>
          <table:table-cell table:formula="of:=&quot;    &quot;&quot;&quot; &amp; [.A595] &amp; &quot;&quot;&quot; = {sort_order = &quot; &amp; [.C595] &amp; &quot;; script_info = {sortOrder = &quot; &amp; [.C595] &amp; &quot;;};};&quot;" office:value-type="string" office:string-value="    &quot;EQ_RRS_SCOOPS&quot; = {sort_order = 2970; script_info = {sortOrder = 2970;};};">
            <text:p><text:s text:c="4"/>"EQ_RRS_SCOOPS" = {sort_order = 2970; script_info = {sortOrder = 2970;};};</text:p>
          </table:table-cell>
          <table:table-cell table:number-columns-repeated="1020"/>
        </table:table-row>
        <table:table-row table:style-name="ro1">
          <table:table-cell office:value-type="string">
            <text:p>EQ_RRS_SERVICE</text:p>
          </table:table-cell>
          <table:table-cell office:value-type="string">
            <text:p>RRS Service</text:p>
          </table:table-cell>
          <table:table-cell table:formula="of:=([.$B$1] - [.$E$1])  + (ROW([.A596]) - 2) * [.$E$1]" office:value-type="float" office:value="2975">
            <text:p>2975</text:p>
          </table:table-cell>
          <table:table-cell table:formula="of:=&quot;    &quot;&quot;&quot; &amp; [.A596] &amp; &quot;&quot;&quot; = {sort_order = &quot; &amp; [.C596] &amp; &quot;; script_info = {sortOrder = &quot; &amp; [.C596] &amp; &quot;;};};&quot;" office:value-type="string" office:string-value="    &quot;EQ_RRS_SERVICE&quot; = {sort_order = 2975; script_info = {sortOrder = 2975;};};">
            <text:p><text:s text:c="4"/>"EQ_RRS_SERVICE" = {sort_order = 2975; script_info = {sortOrder = 2975;};};</text:p>
          </table:table-cell>
          <table:table-cell table:number-columns-repeated="1020"/>
        </table:table-row>
        <table:table-row table:style-name="ro1">
          <table:table-cell office:value-type="string">
            <text:p>EQ_RRS_SOLAR_MINE</text:p>
          </table:table-cell>
          <table:table-cell office:value-type="string">
            <text:p>RRS Solar laboratory</text:p>
          </table:table-cell>
          <table:table-cell table:formula="of:=([.$B$1] - [.$E$1])  + (ROW([.A597]) - 2) * [.$E$1]" office:value-type="float" office:value="2980">
            <text:p>2980</text:p>
          </table:table-cell>
          <table:table-cell table:formula="of:=&quot;    &quot;&quot;&quot; &amp; [.A597] &amp; &quot;&quot;&quot; = {sort_order = &quot; &amp; [.C597] &amp; &quot;; script_info = {sortOrder = &quot; &amp; [.C597] &amp; &quot;;};};&quot;" office:value-type="string" office:string-value="    &quot;EQ_RRS_SOLAR_MINE&quot; = {sort_order = 2980; script_info = {sortOrder = 2980;};};">
            <text:p><text:s text:c="4"/>"EQ_RRS_SOLAR_MINE" = {sort_order = 2980; script_info = {sortOrder = 2980;};};</text:p>
          </table:table-cell>
          <table:table-cell table:number-columns-repeated="1020"/>
        </table:table-row>
        <table:table-row table:style-name="ro1">
          <table:table-cell office:value-type="string">
            <text:p>EQ_SAFETY_MINE</text:p>
          </table:table-cell>
          <table:table-cell office:value-type="string">
            <text:p>Safety Mine</text:p>
          </table:table-cell>
          <table:table-cell table:formula="of:=([.$B$1] - [.$E$1])  + (ROW([.A598]) - 2) * [.$E$1]" office:value-type="float" office:value="2985">
            <text:p>2985</text:p>
          </table:table-cell>
          <table:table-cell table:formula="of:=&quot;    &quot;&quot;&quot; &amp; [.A598] &amp; &quot;&quot;&quot; = {sort_order = &quot; &amp; [.C598] &amp; &quot;; script_info = {sortOrder = &quot; &amp; [.C598] &amp; &quot;;};};&quot;" office:value-type="string" office:string-value="    &quot;EQ_SAFETY_MINE&quot; = {sort_order = 2985; script_info = {sortOrder = 2985;};};">
            <text:p><text:s text:c="4"/>"EQ_SAFETY_MINE" = {sort_order = 2985; script_info = {sortOrder = 2985;};};</text:p>
          </table:table-cell>
          <table:table-cell table:number-columns-repeated="1020"/>
        </table:table-row>
        <table:table-row table:style-name="ro1">
          <table:table-cell office:value-type="string">
            <text:p>EQ_SAFETYCATCH</text:p>
          </table:table-cell>
          <table:table-cell office:value-type="string">
            <text:p>Mine Safety Catch</text:p>
          </table:table-cell>
          <table:table-cell table:formula="of:=([.$B$1] - [.$E$1])  + (ROW([.A599]) - 2) * [.$E$1]" office:value-type="float" office:value="2990">
            <text:p>2990</text:p>
          </table:table-cell>
          <table:table-cell table:formula="of:=&quot;    &quot;&quot;&quot; &amp; [.A599] &amp; &quot;&quot;&quot; = {sort_order = &quot; &amp; [.C599] &amp; &quot;; script_info = {sortOrder = &quot; &amp; [.C599] &amp; &quot;;};};&quot;" office:value-type="string" office:string-value="    &quot;EQ_SAFETYCATCH&quot; = {sort_order = 2990; script_info = {sortOrder = 2990;};};">
            <text:p><text:s text:c="4"/>"EQ_SAFETYCATCH" = {sort_order = 2990; script_info = {sortOrder = 2990;};};</text:p>
          </table:table-cell>
          <table:table-cell table:number-columns-repeated="1020"/>
        </table:table-row>
        <table:table-row table:style-name="ro1">
          <table:table-cell office:value-type="string">
            <text:p>EQ_SALON_CONTROL</text:p>
          </table:table-cell>
          <table:table-cell office:value-type="string">
            <text:p>Private Exhibition Control</text:p>
          </table:table-cell>
          <table:table-cell table:formula="of:=([.$B$1] - [.$E$1])  + (ROW([.A600]) - 2) * [.$E$1]" office:value-type="float" office:value="2995">
            <text:p>2995</text:p>
          </table:table-cell>
          <table:table-cell table:formula="of:=&quot;    &quot;&quot;&quot; &amp; [.A600] &amp; &quot;&quot;&quot; = {sort_order = &quot; &amp; [.C600] &amp; &quot;; script_info = {sortOrder = &quot; &amp; [.C600] &amp; &quot;;};};&quot;" office:value-type="string" office:string-value="    &quot;EQ_SALON_CONTROL&quot; = {sort_order = 2995; script_info = {sortOrder = 2995;};};">
            <text:p><text:s text:c="4"/>"EQ_SALON_CONTROL" = {sort_order = 2995; script_info = {sortOrder = 2995;};};</text:p>
          </table:table-cell>
          <table:table-cell table:number-columns-repeated="1020"/>
        </table:table-row>
        <table:table-row table:style-name="ro1">
          <table:table-cell office:value-type="string">
            <text:p>EQ_Santa_Letter</text:p>
          </table:table-cell>
          <table:table-cell office:value-type="string">
            <text:p>Santas Lists</text:p>
          </table:table-cell>
          <table:table-cell table:formula="of:=([.$B$1] - [.$E$1])  + (ROW([.A601]) - 2) * [.$E$1]" office:value-type="float" office:value="3000">
            <text:p>3000</text:p>
          </table:table-cell>
          <table:table-cell table:formula="of:=&quot;    &quot;&quot;&quot; &amp; [.A601] &amp; &quot;&quot;&quot; = {sort_order = &quot; &amp; [.C601] &amp; &quot;; script_info = {sortOrder = &quot; &amp; [.C601] &amp; &quot;;};};&quot;" office:value-type="string" office:string-value="    &quot;EQ_Santa_Letter&quot; = {sort_order = 3000; script_info = {sortOrder = 3000;};};">
            <text:p><text:s text:c="4"/>"EQ_Santa_Letter" = {sort_order = 3000; script_info = {sortOrder = 3000;};};</text:p>
          </table:table-cell>
          <table:table-cell table:number-columns-repeated="1020"/>
        </table:table-row>
        <table:table-row table:style-name="ro1">
          <table:table-cell office:value-type="string">
            <text:p>EQ_SAPPERMODE</text:p>
          </table:table-cell>
          <table:table-cell office:value-type="string">
            <text:p>Sapper Mode</text:p>
          </table:table-cell>
          <table:table-cell table:formula="of:=([.$B$1] - [.$E$1])  + (ROW([.A602]) - 2) * [.$E$1]" office:value-type="float" office:value="3005">
            <text:p>3005</text:p>
          </table:table-cell>
          <table:table-cell table:formula="of:=&quot;    &quot;&quot;&quot; &amp; [.A602] &amp; &quot;&quot;&quot; = {sort_order = &quot; &amp; [.C602] &amp; &quot;; script_info = {sortOrder = &quot; &amp; [.C602] &amp; &quot;;};};&quot;" office:value-type="string" office:string-value="    &quot;EQ_SAPPERMODE&quot; = {sort_order = 3005; script_info = {sortOrder = 3005;};};">
            <text:p><text:s text:c="4"/>"EQ_SAPPERMODE" = {sort_order = 3005; script_info = {sortOrder = 3005;};};</text:p>
          </table:table-cell>
          <table:table-cell table:number-columns-repeated="1020"/>
        </table:table-row>
        <table:table-row table:style-name="ro1">
          <table:table-cell office:value-type="string">
            <text:p>EQ_SAPPERNULLIFIER</text:p>
          </table:table-cell>
          <table:table-cell office:value-type="string">
            <text:p>Sapper Nullifier</text:p>
          </table:table-cell>
          <table:table-cell table:formula="of:=([.$B$1] - [.$E$1])  + (ROW([.A603]) - 2) * [.$E$1]" office:value-type="float" office:value="3010">
            <text:p>3010</text:p>
          </table:table-cell>
          <table:table-cell table:formula="of:=&quot;    &quot;&quot;&quot; &amp; [.A603] &amp; &quot;&quot;&quot; = {sort_order = &quot; &amp; [.C603] &amp; &quot;; script_info = {sortOrder = &quot; &amp; [.C603] &amp; &quot;;};};&quot;" office:value-type="string" office:string-value="    &quot;EQ_SAPPERNULLIFIER&quot; = {sort_order = 3010; script_info = {sortOrder = 3010;};};">
            <text:p><text:s text:c="4"/>"EQ_SAPPERNULLIFIER" = {sort_order = 3010; script_info = {sortOrder = 3010;};};</text:p>
          </table:table-cell>
          <table:table-cell table:number-columns-repeated="1020"/>
        </table:table-row>
        <table:table-row table:style-name="ro1">
          <table:table-cell office:value-type="string">
            <text:p>EQ_SC_MANUAL_CONFIGURATOR_ADVANCED</text:p>
          </table:table-cell>
          <table:table-cell office:value-type="string">
            <text:p>Advanced in-flight Shield Cycler configurator</text:p>
          </table:table-cell>
          <table:table-cell table:formula="of:=([.$B$1] - [.$E$1])  + (ROW([.A604]) - 2) * [.$E$1]" office:value-type="float" office:value="3015">
            <text:p>3015</text:p>
          </table:table-cell>
          <table:table-cell table:formula="of:=&quot;    &quot;&quot;&quot; &amp; [.A604] &amp; &quot;&quot;&quot; = {sort_order = &quot; &amp; [.C604] &amp; &quot;; script_info = {sortOrder = &quot; &amp; [.C604] &amp; &quot;;};};&quot;" office:value-type="string" office:string-value="    &quot;EQ_SC_MANUAL_CONFIGURATOR_ADVANCED&quot; = {sort_order = 3015; script_info = {sortOrder = 3015;};};">
            <text:p><text:s text:c="4"/>"EQ_SC_MANUAL_CONFIGURATOR_ADVANCED" = {sort_order = 3015; script_info = {sortOrder = 3015;};};</text:p>
          </table:table-cell>
          <table:table-cell table:number-columns-repeated="1020"/>
        </table:table-row>
        <table:table-row table:style-name="ro1">
          <table:table-cell office:value-type="string">
            <text:p>EQ_SC_MANUAL_CONFIGURATOR_BASIC</text:p>
          </table:table-cell>
          <table:table-cell office:value-type="string">
            <text:p>Basic in-flight Shield Cycler configurator</text:p>
          </table:table-cell>
          <table:table-cell table:formula="of:=([.$B$1] - [.$E$1])  + (ROW([.A605]) - 2) * [.$E$1]" office:value-type="float" office:value="3020">
            <text:p>3020</text:p>
          </table:table-cell>
          <table:table-cell table:formula="of:=&quot;    &quot;&quot;&quot; &amp; [.A605] &amp; &quot;&quot;&quot; = {sort_order = &quot; &amp; [.C605] &amp; &quot;; script_info = {sortOrder = &quot; &amp; [.C605] &amp; &quot;;};};&quot;" office:value-type="string" office:string-value="    &quot;EQ_SC_MANUAL_CONFIGURATOR_BASIC&quot; = {sort_order = 3020; script_info = {sortOrder = 3020;};};">
            <text:p><text:s text:c="4"/>"EQ_SC_MANUAL_CONFIGURATOR_BASIC" = {sort_order = 3020; script_info = {sortOrder = 3020;};};</text:p>
          </table:table-cell>
          <table:table-cell table:number-columns-repeated="1020"/>
        </table:table-row>
        <table:table-row table:style-name="ro1">
          <table:table-cell office:value-type="string">
            <text:p>EQ_SC_MANUAL_CONFIGURATOR_INTERNAL</text:p>
          </table:table-cell>
          <table:table-cell office:value-type="string">
            <text:p>SC Manual Configurator</text:p>
          </table:table-cell>
          <table:table-cell table:formula="of:=([.$B$1] - [.$E$1])  + (ROW([.A606]) - 2) * [.$E$1]" office:value-type="float" office:value="3025">
            <text:p>3025</text:p>
          </table:table-cell>
          <table:table-cell table:formula="of:=&quot;    &quot;&quot;&quot; &amp; [.A606] &amp; &quot;&quot;&quot; = {sort_order = &quot; &amp; [.C606] &amp; &quot;; script_info = {sortOrder = &quot; &amp; [.C606] &amp; &quot;;};};&quot;" office:value-type="string" office:string-value="    &quot;EQ_SC_MANUAL_CONFIGURATOR_INTERNAL&quot; = {sort_order = 3025; script_info = {sortOrder = 3025;};};">
            <text:p><text:s text:c="4"/>"EQ_SC_MANUAL_CONFIGURATOR_INTERNAL" = {sort_order = 3025; script_info = {sortOrder = 3025;};};</text:p>
          </table:table-cell>
          <table:table-cell table:number-columns-repeated="1020"/>
        </table:table-row>
        <table:table-row table:style-name="ro1">
          <table:table-cell office:value-type="string">
            <text:p>EQ_SC_MANUAL_CONFIGURATOR_STANDARD</text:p>
          </table:table-cell>
          <table:table-cell office:value-type="string">
            <text:p>Standard in-flight Shield Cycler configurator</text:p>
          </table:table-cell>
          <table:table-cell table:formula="of:=([.$B$1] - [.$E$1])  + (ROW([.A607]) - 2) * [.$E$1]" office:value-type="float" office:value="3030">
            <text:p>3030</text:p>
          </table:table-cell>
          <table:table-cell table:formula="of:=&quot;    &quot;&quot;&quot; &amp; [.A607] &amp; &quot;&quot;&quot; = {sort_order = &quot; &amp; [.C607] &amp; &quot;; script_info = {sortOrder = &quot; &amp; [.C607] &amp; &quot;;};};&quot;" office:value-type="string" office:string-value="    &quot;EQ_SC_MANUAL_CONFIGURATOR_STANDARD&quot; = {sort_order = 3030; script_info = {sortOrder = 3030;};};">
            <text:p><text:s text:c="4"/>"EQ_SC_MANUAL_CONFIGURATOR_STANDARD" = {sort_order = 3030; script_info = {sortOrder = 3030;};};</text:p>
          </table:table-cell>
          <table:table-cell table:number-columns-repeated="1020"/>
        </table:table-row>
        <table:table-row table:style-name="ro1">
          <table:table-cell office:value-type="string">
            <text:p>EQ_SC_SC_REPAIR</text:p>
          </table:table-cell>
          <table:table-cell office:value-type="string">
            <text:p>Repair SC devices</text:p>
          </table:table-cell>
          <table:table-cell table:formula="of:=([.$B$1] - [.$E$1])  + (ROW([.A608]) - 2) * [.$E$1]" office:value-type="float" office:value="3035">
            <text:p>3035</text:p>
          </table:table-cell>
          <table:table-cell table:formula="of:=&quot;    &quot;&quot;&quot; &amp; [.A608] &amp; &quot;&quot;&quot; = {sort_order = &quot; &amp; [.C608] &amp; &quot;; script_info = {sortOrder = &quot; &amp; [.C608] &amp; &quot;;};};&quot;" office:value-type="string" office:string-value="    &quot;EQ_SC_SC_REPAIR&quot; = {sort_order = 3035; script_info = {sortOrder = 3035;};};">
            <text:p><text:s text:c="4"/>"EQ_SC_SC_REPAIR" = {sort_order = 3035; script_info = {sortOrder = 3035;};};</text:p>
          </table:table-cell>
          <table:table-cell table:number-columns-repeated="1020"/>
        </table:table-row>
        <table:table-row table:style-name="ro1">
          <table:table-cell office:value-type="string">
            <text:p>EQ_SC_SELL_MANUAL_CONFIGURATOR</text:p>
          </table:table-cell>
          <table:table-cell office:value-type="string">
            <text:p>Sell in-flight configurator</text:p>
          </table:table-cell>
          <table:table-cell table:formula="of:=([.$B$1] - [.$E$1])  + (ROW([.A609]) - 2) * [.$E$1]" office:value-type="float" office:value="3040">
            <text:p>3040</text:p>
          </table:table-cell>
          <table:table-cell table:formula="of:=&quot;    &quot;&quot;&quot; &amp; [.A609] &amp; &quot;&quot;&quot; = {sort_order = &quot; &amp; [.C609] &amp; &quot;; script_info = {sortOrder = &quot; &amp; [.C609] &amp; &quot;;};};&quot;" office:value-type="string" office:string-value="    &quot;EQ_SC_SELL_MANUAL_CONFIGURATOR&quot; = {sort_order = 3040; script_info = {sortOrder = 3040;};};">
            <text:p><text:s text:c="4"/>"EQ_SC_SELL_MANUAL_CONFIGURATOR" = {sort_order = 3040; script_info = {sortOrder = 3040;};};</text:p>
          </table:table-cell>
          <table:table-cell table:number-columns-repeated="1020"/>
        </table:table-row>
        <table:table-row table:style-name="ro1">
          <table:table-cell office:value-type="string">
            <text:p>EQ_SC_SELL_SHIELD_CYCLER</text:p>
          </table:table-cell>
          <table:table-cell office:value-type="string">
            <text:p>Sell Shield Cycler</text:p>
          </table:table-cell>
          <table:table-cell table:formula="of:=([.$B$1] - [.$E$1])  + (ROW([.A610]) - 2) * [.$E$1]" office:value-type="float" office:value="3045">
            <text:p>3045</text:p>
          </table:table-cell>
          <table:table-cell table:formula="of:=&quot;    &quot;&quot;&quot; &amp; [.A610] &amp; &quot;&quot;&quot; = {sort_order = &quot; &amp; [.C610] &amp; &quot;; script_info = {sortOrder = &quot; &amp; [.C610] &amp; &quot;;};};&quot;" office:value-type="string" office:string-value="    &quot;EQ_SC_SELL_SHIELD_CYCLER&quot; = {sort_order = 3045; script_info = {sortOrder = 3045;};};">
            <text:p><text:s text:c="4"/>"EQ_SC_SELL_SHIELD_CYCLER" = {sort_order = 3045; script_info = {sortOrder = 3045;};};</text:p>
          </table:table-cell>
          <table:table-cell table:number-columns-repeated="1020"/>
        </table:table-row>
        <table:table-row table:style-name="ro1">
          <table:table-cell office:value-type="string">
            <text:p>EQ_SC_SHIELD_CYCLER_ADVANCED</text:p>
          </table:table-cell>
          <table:table-cell office:value-type="string">
            <text:p>Advanced Shield Cycler</text:p>
          </table:table-cell>
          <table:table-cell table:formula="of:=([.$B$1] - [.$E$1])  + (ROW([.A611]) - 2) * [.$E$1]" office:value-type="float" office:value="3050">
            <text:p>3050</text:p>
          </table:table-cell>
          <table:table-cell table:formula="of:=&quot;    &quot;&quot;&quot; &amp; [.A611] &amp; &quot;&quot;&quot; = {sort_order = &quot; &amp; [.C611] &amp; &quot;; script_info = {sortOrder = &quot; &amp; [.C611] &amp; &quot;;};};&quot;" office:value-type="string" office:string-value="    &quot;EQ_SC_SHIELD_CYCLER_ADVANCED&quot; = {sort_order = 3050; script_info = {sortOrder = 3050;};};">
            <text:p><text:s text:c="4"/>"EQ_SC_SHIELD_CYCLER_ADVANCED" = {sort_order = 3050; script_info = {sortOrder = 3050;};};</text:p>
          </table:table-cell>
          <table:table-cell table:number-columns-repeated="1020"/>
        </table:table-row>
        <table:table-row table:style-name="ro1">
          <table:table-cell office:value-type="string">
            <text:p>EQ_SC_SHIELD_CYCLER_BASIC</text:p>
          </table:table-cell>
          <table:table-cell office:value-type="string">
            <text:p>Basic Shield Cycler</text:p>
          </table:table-cell>
          <table:table-cell table:formula="of:=([.$B$1] - [.$E$1])  + (ROW([.A612]) - 2) * [.$E$1]" office:value-type="float" office:value="3055">
            <text:p>3055</text:p>
          </table:table-cell>
          <table:table-cell table:formula="of:=&quot;    &quot;&quot;&quot; &amp; [.A612] &amp; &quot;&quot;&quot; = {sort_order = &quot; &amp; [.C612] &amp; &quot;; script_info = {sortOrder = &quot; &amp; [.C612] &amp; &quot;;};};&quot;" office:value-type="string" office:string-value="    &quot;EQ_SC_SHIELD_CYCLER_BASIC&quot; = {sort_order = 3055; script_info = {sortOrder = 3055;};};">
            <text:p><text:s text:c="4"/>"EQ_SC_SHIELD_CYCLER_BASIC" = {sort_order = 3055; script_info = {sortOrder = 3055;};};</text:p>
          </table:table-cell>
          <table:table-cell table:number-columns-repeated="1020"/>
        </table:table-row>
        <table:table-row table:style-name="ro1">
          <table:table-cell office:value-type="string">
            <text:p>EQ_SC_SHIELD_CYCLER_INTERNAL</text:p>
          </table:table-cell>
          <table:table-cell office:value-type="string">
            <text:p>Shield Cycler</text:p>
          </table:table-cell>
          <table:table-cell table:formula="of:=([.$B$1] - [.$E$1])  + (ROW([.A613]) - 2) * [.$E$1]" office:value-type="float" office:value="3060">
            <text:p>3060</text:p>
          </table:table-cell>
          <table:table-cell table:formula="of:=&quot;    &quot;&quot;&quot; &amp; [.A613] &amp; &quot;&quot;&quot; = {sort_order = &quot; &amp; [.C613] &amp; &quot;; script_info = {sortOrder = &quot; &amp; [.C613] &amp; &quot;;};};&quot;" office:value-type="string" office:string-value="    &quot;EQ_SC_SHIELD_CYCLER_INTERNAL&quot; = {sort_order = 3060; script_info = {sortOrder = 3060;};};">
            <text:p><text:s text:c="4"/>"EQ_SC_SHIELD_CYCLER_INTERNAL" = {sort_order = 3060; script_info = {sortOrder = 3060;};};</text:p>
          </table:table-cell>
          <table:table-cell table:number-columns-repeated="1020"/>
        </table:table-row>
        <table:table-row table:style-name="ro1">
          <table:table-cell office:value-type="string">
            <text:p>EQ_SC_SHIELD_CYCLER_STANDARD</text:p>
          </table:table-cell>
          <table:table-cell office:value-type="string">
            <text:p>Standard Shield Cycler</text:p>
          </table:table-cell>
          <table:table-cell table:formula="of:=([.$B$1] - [.$E$1])  + (ROW([.A614]) - 2) * [.$E$1]" office:value-type="float" office:value="3065">
            <text:p>3065</text:p>
          </table:table-cell>
          <table:table-cell table:formula="of:=&quot;    &quot;&quot;&quot; &amp; [.A614] &amp; &quot;&quot;&quot; = {sort_order = &quot; &amp; [.C614] &amp; &quot;; script_info = {sortOrder = &quot; &amp; [.C614] &amp; &quot;;};};&quot;" office:value-type="string" office:string-value="    &quot;EQ_SC_SHIELD_CYCLER_STANDARD&quot; = {sort_order = 3065; script_info = {sortOrder = 3065;};};">
            <text:p><text:s text:c="4"/>"EQ_SC_SHIELD_CYCLER_STANDARD" = {sort_order = 3065; script_info = {sortOrder = 3065;};};</text:p>
          </table:table-cell>
          <table:table-cell table:number-columns-repeated="1020"/>
        </table:table-row>
        <table:table-row table:style-name="ro1">
          <table:table-cell office:value-type="string">
            <text:p>EQ_SCANNER_ALERTING_ENHANCEMENT</text:p>
          </table:table-cell>
          <table:table-cell office:value-type="string">
            <text:p>Scanner Alerting Enhancement</text:p>
          </table:table-cell>
          <table:table-cell table:formula="of:=([.$B$1] - [.$E$1])  + (ROW([.A615]) - 2) * [.$E$1]" office:value-type="float" office:value="3070">
            <text:p>3070</text:p>
          </table:table-cell>
          <table:table-cell table:formula="of:=&quot;    &quot;&quot;&quot; &amp; [.A615] &amp; &quot;&quot;&quot; = {sort_order = &quot; &amp; [.C615] &amp; &quot;; script_info = {sortOrder = &quot; &amp; [.C615] &amp; &quot;;};};&quot;" office:value-type="string" office:string-value="    &quot;EQ_SCANNER_ALERTING_ENHANCEMENT&quot; = {sort_order = 3070; script_info = {sortOrder = 3070;};};">
            <text:p><text:s text:c="4"/>"EQ_SCANNER_ALERTING_ENHANCEMENT" = {sort_order = 3070; script_info = {sortOrder = 3070;};};</text:p>
          </table:table-cell>
          <table:table-cell table:number-columns-repeated="1020"/>
        </table:table-row>
        <table:table-row table:style-name="ro1">
          <table:table-cell office:value-type="string">
            <text:p>EQ_SCANNER_FRAME_1</text:p>
          </table:table-cell>
          <table:table-cell office:value-type="string">
            <text:p>Scanner Frame 1</text:p>
          </table:table-cell>
          <table:table-cell table:formula="of:=([.$B$1] - [.$E$1])  + (ROW([.A616]) - 2) * [.$E$1]" office:value-type="float" office:value="3075">
            <text:p>3075</text:p>
          </table:table-cell>
          <table:table-cell table:formula="of:=&quot;    &quot;&quot;&quot; &amp; [.A616] &amp; &quot;&quot;&quot; = {sort_order = &quot; &amp; [.C616] &amp; &quot;; script_info = {sortOrder = &quot; &amp; [.C616] &amp; &quot;;};};&quot;" office:value-type="string" office:string-value="    &quot;EQ_SCANNER_FRAME_1&quot; = {sort_order = 3075; script_info = {sortOrder = 3075;};};">
            <text:p><text:s text:c="4"/>"EQ_SCANNER_FRAME_1" = {sort_order = 3075; script_info = {sortOrder = 3075;};};</text:p>
          </table:table-cell>
          <table:table-cell table:number-columns-repeated="1020"/>
        </table:table-row>
        <table:table-row table:style-name="ro1">
          <table:table-cell office:value-type="string">
            <text:p>EQ_SCANNER_FRAME_2</text:p>
          </table:table-cell>
          <table:table-cell office:value-type="string">
            <text:p>Scanner Frame 2</text:p>
          </table:table-cell>
          <table:table-cell table:formula="of:=([.$B$1] - [.$E$1])  + (ROW([.A617]) - 2) * [.$E$1]" office:value-type="float" office:value="3080">
            <text:p>3080</text:p>
          </table:table-cell>
          <table:table-cell table:formula="of:=&quot;    &quot;&quot;&quot; &amp; [.A617] &amp; &quot;&quot;&quot; = {sort_order = &quot; &amp; [.C617] &amp; &quot;; script_info = {sortOrder = &quot; &amp; [.C617] &amp; &quot;;};};&quot;" office:value-type="string" office:string-value="    &quot;EQ_SCANNER_FRAME_2&quot; = {sort_order = 3080; script_info = {sortOrder = 3080;};};">
            <text:p><text:s text:c="4"/>"EQ_SCANNER_FRAME_2" = {sort_order = 3080; script_info = {sortOrder = 3080;};};</text:p>
          </table:table-cell>
          <table:table-cell table:number-columns-repeated="1020"/>
        </table:table-row>
        <table:table-row table:style-name="ro1">
          <table:table-cell office:value-type="string">
            <text:p>EQ_SCANNER_FRAME_3</text:p>
          </table:table-cell>
          <table:table-cell office:value-type="string">
            <text:p>Scanner Frame 3</text:p>
          </table:table-cell>
          <table:table-cell table:formula="of:=([.$B$1] - [.$E$1])  + (ROW([.A618]) - 2) * [.$E$1]" office:value-type="float" office:value="3085">
            <text:p>3085</text:p>
          </table:table-cell>
          <table:table-cell table:formula="of:=&quot;    &quot;&quot;&quot; &amp; [.A618] &amp; &quot;&quot;&quot; = {sort_order = &quot; &amp; [.C618] &amp; &quot;; script_info = {sortOrder = &quot; &amp; [.C618] &amp; &quot;;};};&quot;" office:value-type="string" office:string-value="    &quot;EQ_SCANNER_FRAME_3&quot; = {sort_order = 3085; script_info = {sortOrder = 3085;};};">
            <text:p><text:s text:c="4"/>"EQ_SCANNER_FRAME_3" = {sort_order = 3085; script_info = {sortOrder = 3085;};};</text:p>
          </table:table-cell>
          <table:table-cell table:number-columns-repeated="1020"/>
        </table:table-row>
        <table:table-row table:style-name="ro1">
          <table:table-cell office:value-type="string">
            <text:p>EQ_SCANNER_FRAME_4</text:p>
          </table:table-cell>
          <table:table-cell office:value-type="string">
            <text:p>Scanner Frame 4</text:p>
          </table:table-cell>
          <table:table-cell table:formula="of:=([.$B$1] - [.$E$1])  + (ROW([.A619]) - 2) * [.$E$1]" office:value-type="float" office:value="3090">
            <text:p>3090</text:p>
          </table:table-cell>
          <table:table-cell table:formula="of:=&quot;    &quot;&quot;&quot; &amp; [.A619] &amp; &quot;&quot;&quot; = {sort_order = &quot; &amp; [.C619] &amp; &quot;; script_info = {sortOrder = &quot; &amp; [.C619] &amp; &quot;;};};&quot;" office:value-type="string" office:string-value="    &quot;EQ_SCANNER_FRAME_4&quot; = {sort_order = 3090; script_info = {sortOrder = 3090;};};">
            <text:p><text:s text:c="4"/>"EQ_SCANNER_FRAME_4" = {sort_order = 3090; script_info = {sortOrder = 3090;};};</text:p>
          </table:table-cell>
          <table:table-cell table:number-columns-repeated="1020"/>
        </table:table-row>
        <table:table-row table:style-name="ro1">
          <table:table-cell office:value-type="string">
            <text:p>EQ_SCANNER_FRAME_5</text:p>
          </table:table-cell>
          <table:table-cell office:value-type="string">
            <text:p>Scanner Frame 5</text:p>
          </table:table-cell>
          <table:table-cell table:formula="of:=([.$B$1] - [.$E$1])  + (ROW([.A620]) - 2) * [.$E$1]" office:value-type="float" office:value="3095">
            <text:p>3095</text:p>
          </table:table-cell>
          <table:table-cell table:formula="of:=&quot;    &quot;&quot;&quot; &amp; [.A620] &amp; &quot;&quot;&quot; = {sort_order = &quot; &amp; [.C620] &amp; &quot;; script_info = {sortOrder = &quot; &amp; [.C620] &amp; &quot;;};};&quot;" office:value-type="string" office:string-value="    &quot;EQ_SCANNER_FRAME_5&quot; = {sort_order = 3095; script_info = {sortOrder = 3095;};};">
            <text:p><text:s text:c="4"/>"EQ_SCANNER_FRAME_5" = {sort_order = 3095; script_info = {sortOrder = 3095;};};</text:p>
          </table:table-cell>
          <table:table-cell table:number-columns-repeated="1020"/>
        </table:table-row>
        <table:table-row table:style-name="ro1">
          <table:table-cell office:value-type="string">
            <text:p>EQ_SCANNER_FRAME_6</text:p>
          </table:table-cell>
          <table:table-cell office:value-type="string">
            <text:p>Scanner Frame 6</text:p>
          </table:table-cell>
          <table:table-cell table:formula="of:=([.$B$1] - [.$E$1])  + (ROW([.A621]) - 2) * [.$E$1]" office:value-type="float" office:value="3100">
            <text:p>3100</text:p>
          </table:table-cell>
          <table:table-cell table:formula="of:=&quot;    &quot;&quot;&quot; &amp; [.A621] &amp; &quot;&quot;&quot; = {sort_order = &quot; &amp; [.C621] &amp; &quot;; script_info = {sortOrder = &quot; &amp; [.C621] &amp; &quot;;};};&quot;" office:value-type="string" office:string-value="    &quot;EQ_SCANNER_FRAME_6&quot; = {sort_order = 3100; script_info = {sortOrder = 3100;};};">
            <text:p><text:s text:c="4"/>"EQ_SCANNER_FRAME_6" = {sort_order = 3100; script_info = {sortOrder = 3100;};};</text:p>
          </table:table-cell>
          <table:table-cell table:number-columns-repeated="1020"/>
        </table:table-row>
        <table:table-row table:style-name="ro1">
          <table:table-cell office:value-type="string">
            <text:p>EQ_SCANNER_FRAME_7</text:p>
          </table:table-cell>
          <table:table-cell office:value-type="string">
            <text:p>Scanner Frame 7</text:p>
          </table:table-cell>
          <table:table-cell table:formula="of:=([.$B$1] - [.$E$1])  + (ROW([.A622]) - 2) * [.$E$1]" office:value-type="float" office:value="3105">
            <text:p>3105</text:p>
          </table:table-cell>
          <table:table-cell table:formula="of:=&quot;    &quot;&quot;&quot; &amp; [.A622] &amp; &quot;&quot;&quot; = {sort_order = &quot; &amp; [.C622] &amp; &quot;; script_info = {sortOrder = &quot; &amp; [.C622] &amp; &quot;;};};&quot;" office:value-type="string" office:string-value="    &quot;EQ_SCANNER_FRAME_7&quot; = {sort_order = 3105; script_info = {sortOrder = 3105;};};">
            <text:p><text:s text:c="4"/>"EQ_SCANNER_FRAME_7" = {sort_order = 3105; script_info = {sortOrder = 3105;};};</text:p>
          </table:table-cell>
          <table:table-cell table:number-columns-repeated="1020"/>
        </table:table-row>
        <table:table-row table:style-name="ro1">
          <table:table-cell office:value-type="string">
            <text:p>EQ_SCANNER_FRAME_8</text:p>
          </table:table-cell>
          <table:table-cell office:value-type="string">
            <text:p>Scanner Frame 8</text:p>
          </table:table-cell>
          <table:table-cell table:formula="of:=([.$B$1] - [.$E$1])  + (ROW([.A623]) - 2) * [.$E$1]" office:value-type="float" office:value="3110">
            <text:p>3110</text:p>
          </table:table-cell>
          <table:table-cell table:formula="of:=&quot;    &quot;&quot;&quot; &amp; [.A623] &amp; &quot;&quot;&quot; = {sort_order = &quot; &amp; [.C623] &amp; &quot;; script_info = {sortOrder = &quot; &amp; [.C623] &amp; &quot;;};};&quot;" office:value-type="string" office:string-value="    &quot;EQ_SCANNER_FRAME_8&quot; = {sort_order = 3110; script_info = {sortOrder = 3110;};};">
            <text:p><text:s text:c="4"/>"EQ_SCANNER_FRAME_8" = {sort_order = 3110; script_info = {sortOrder = 3110;};};</text:p>
          </table:table-cell>
          <table:table-cell table:number-columns-repeated="1020"/>
        </table:table-row>
        <table:table-row table:style-name="ro1">
          <table:table-cell office:value-type="string">
            <text:p>EQ_SCANNER_SHOW_MISSILE_TARGET</text:p>
          </table:table-cell>
          <table:table-cell office:value-type="string">
            <text:p>Scanner Targeting Enhancement</text:p>
          </table:table-cell>
          <table:table-cell table:formula="of:=([.$B$1] - [.$E$1])  + (ROW([.A624]) - 2) * [.$E$1]" office:value-type="float" office:value="3115">
            <text:p>3115</text:p>
          </table:table-cell>
          <table:table-cell table:formula="of:=&quot;    &quot;&quot;&quot; &amp; [.A624] &amp; &quot;&quot;&quot; = {sort_order = &quot; &amp; [.C624] &amp; &quot;; script_info = {sortOrder = &quot; &amp; [.C624] &amp; &quot;;};};&quot;" office:value-type="string" office:string-value="    &quot;EQ_SCANNER_SHOW_MISSILE_TARGET&quot; = {sort_order = 3115; script_info = {sortOrder = 3115;};};">
            <text:p><text:s text:c="4"/>"EQ_SCANNER_SHOW_MISSILE_TARGET" = {sort_order = 3115; script_info = {sortOrder = 3115;};};</text:p>
          </table:table-cell>
          <table:table-cell table:number-columns-repeated="1020"/>
        </table:table-row>
        <table:table-row table:style-name="ro1">
          <table:table-cell office:value-type="string">
            <text:p>EQ_SCANNER_SHOW_MISSILE_TARGET_REMOVAL</text:p>
          </table:table-cell>
          <table:table-cell office:value-type="string">
            <text:p>Sell Scanner Targeting Enhancement</text:p>
          </table:table-cell>
          <table:table-cell table:formula="of:=([.$B$1] - [.$E$1])  + (ROW([.A625]) - 2) * [.$E$1]" office:value-type="float" office:value="3120">
            <text:p>3120</text:p>
          </table:table-cell>
          <table:table-cell table:formula="of:=&quot;    &quot;&quot;&quot; &amp; [.A625] &amp; &quot;&quot;&quot; = {sort_order = &quot; &amp; [.C625] &amp; &quot;; script_info = {sortOrder = &quot; &amp; [.C625] &amp; &quot;;};};&quot;" office:value-type="string" office:string-value="    &quot;EQ_SCANNER_SHOW_MISSILE_TARGET_REMOVAL&quot; = {sort_order = 3120; script_info = {sortOrder = 3120;};};">
            <text:p><text:s text:c="4"/>"EQ_SCANNER_SHOW_MISSILE_TARGET_REMOVAL" = {sort_order = 3120; script_info = {sortOrder = 3120;};};</text:p>
          </table:table-cell>
          <table:table-cell table:number-columns-repeated="1020"/>
        </table:table-row>
        <table:table-row table:style-name="ro1">
          <table:table-cell office:value-type="string">
            <text:p>EQ_SCANNER_SHOW_MISSILE_TARGET_SALVAGED</text:p>
          </table:table-cell>
          <table:table-cell office:value-type="string">
            <text:p>Scanner Targeting Enhancement (salvaged)</text:p>
          </table:table-cell>
          <table:table-cell table:formula="of:=([.$B$1] - [.$E$1])  + (ROW([.A626]) - 2) * [.$E$1]" office:value-type="float" office:value="3125">
            <text:p>3125</text:p>
          </table:table-cell>
          <table:table-cell table:formula="of:=&quot;    &quot;&quot;&quot; &amp; [.A626] &amp; &quot;&quot;&quot; = {sort_order = &quot; &amp; [.C626] &amp; &quot;; script_info = {sortOrder = &quot; &amp; [.C626] &amp; &quot;;};};&quot;" office:value-type="string" office:string-value="    &quot;EQ_SCANNER_SHOW_MISSILE_TARGET_SALVAGED&quot; = {sort_order = 3125; script_info = {sortOrder = 3125;};};">
            <text:p><text:s text:c="4"/>"EQ_SCANNER_SHOW_MISSILE_TARGET_SALVAGED" = {sort_order = 3125; script_info = {sortOrder = 3125;};};</text:p>
          </table:table-cell>
          <table:table-cell table:number-columns-repeated="1020"/>
        </table:table-row>
        <table:table-row table:style-name="ro1">
          <table:table-cell office:value-type="string">
            <text:p>EQ_SCU</text:p>
          </table:table-cell>
          <table:table-cell office:value-type="string">
            <text:p>Special Cargo Unit</text:p>
          </table:table-cell>
          <table:table-cell table:formula="of:=([.$B$1] - [.$E$1])  + (ROW([.A627]) - 2) * [.$E$1]" office:value-type="float" office:value="3130">
            <text:p>3130</text:p>
          </table:table-cell>
          <table:table-cell table:formula="of:=&quot;    &quot;&quot;&quot; &amp; [.A627] &amp; &quot;&quot;&quot; = {sort_order = &quot; &amp; [.C627] &amp; &quot;; script_info = {sortOrder = &quot; &amp; [.C627] &amp; &quot;;};};&quot;" office:value-type="string" office:string-value="    &quot;EQ_SCU&quot; = {sort_order = 3130; script_info = {sortOrder = 3130;};};">
            <text:p><text:s text:c="4"/>"EQ_SCU" = {sort_order = 3130; script_info = {sortOrder = 3130;};};</text:p>
          </table:table-cell>
          <table:table-cell table:number-columns-repeated="1020"/>
        </table:table-row>
        <table:table-row table:style-name="ro1">
          <table:table-cell office:value-type="string">
            <text:p>EQ_SDC_HACK_CHIP</text:p>
          </table:table-cell>
          <table:table-cell office:value-type="string">
            <text:p>SDC Hack Chip</text:p>
          </table:table-cell>
          <table:table-cell table:formula="of:=([.$B$1] - [.$E$1])  + (ROW([.A628]) - 2) * [.$E$1]" office:value-type="float" office:value="3135">
            <text:p>3135</text:p>
          </table:table-cell>
          <table:table-cell table:formula="of:=&quot;    &quot;&quot;&quot; &amp; [.A628] &amp; &quot;&quot;&quot; = {sort_order = &quot; &amp; [.C628] &amp; &quot;; script_info = {sortOrder = &quot; &amp; [.C628] &amp; &quot;;};};&quot;" office:value-type="string" office:string-value="    &quot;EQ_SDC_HACK_CHIP&quot; = {sort_order = 3135; script_info = {sortOrder = 3135;};};">
            <text:p><text:s text:c="4"/>"EQ_SDC_HACK_CHIP" = {sort_order = 3135; script_info = {sortOrder = 3135;};};</text:p>
          </table:table-cell>
          <table:table-cell table:number-columns-repeated="1020"/>
        </table:table-row>
        <table:table-row table:style-name="ro1">
          <table:table-cell office:value-type="string">
            <text:p>EQ_SELL_ENERGY_GRID</text:p>
          </table:table-cell>
          <table:table-cell office:value-type="string">
            <text:p>Sell Energy Grid</text:p>
          </table:table-cell>
          <table:table-cell table:formula="of:=([.$B$1] - [.$E$1])  + (ROW([.A629]) - 2) * [.$E$1]" office:value-type="float" office:value="3140">
            <text:p>3140</text:p>
          </table:table-cell>
          <table:table-cell table:formula="of:=&quot;    &quot;&quot;&quot; &amp; [.A629] &amp; &quot;&quot;&quot; = {sort_order = &quot; &amp; [.C629] &amp; &quot;; script_info = {sortOrder = &quot; &amp; [.C629] &amp; &quot;;};};&quot;" office:value-type="string" office:string-value="    &quot;EQ_SELL_ENERGY_GRID&quot; = {sort_order = 3140; script_info = {sortOrder = 3140;};};">
            <text:p><text:s text:c="4"/>"EQ_SELL_ENERGY_GRID" = {sort_order = 3140; script_info = {sortOrder = 3140;};};</text:p>
          </table:table-cell>
          <table:table-cell table:number-columns-repeated="1020"/>
        </table:table-row>
        <table:table-row table:style-name="ro1">
          <table:table-cell office:value-type="string">
            <text:p>EQ_SELL_NAVAL_GRID</text:p>
          </table:table-cell>
          <table:table-cell office:value-type="string">
            <text:p>Sell Naval Energy Grid</text:p>
          </table:table-cell>
          <table:table-cell table:formula="of:=([.$B$1] - [.$E$1])  + (ROW([.A630]) - 2) * [.$E$1]" office:value-type="float" office:value="3145">
            <text:p>3145</text:p>
          </table:table-cell>
          <table:table-cell table:formula="of:=&quot;    &quot;&quot;&quot; &amp; [.A630] &amp; &quot;&quot;&quot; = {sort_order = &quot; &amp; [.C630] &amp; &quot;; script_info = {sortOrder = &quot; &amp; [.C630] &amp; &quot;;};};&quot;" office:value-type="string" office:string-value="    &quot;EQ_SELL_NAVAL_GRID&quot; = {sort_order = 3145; script_info = {sortOrder = 3145;};};">
            <text:p><text:s text:c="4"/>"EQ_SELL_NAVAL_GRID" = {sort_order = 3145; script_info = {sortOrder = 3145;};};</text:p>
          </table:table-cell>
          <table:table-cell table:number-columns-repeated="1020"/>
        </table:table-row>
        <table:table-row table:style-name="ro1">
          <table:table-cell office:value-type="string">
            <text:p>EQ_SERVICE_GRADE</text:p>
          </table:table-cell>
          <table:table-cell office:value-type="string">
            <text:p>Service Grade Fittings</text:p>
          </table:table-cell>
          <table:table-cell table:formula="of:=([.$B$1] - [.$E$1])  + (ROW([.A631]) - 2) * [.$E$1]" office:value-type="float" office:value="3150">
            <text:p>3150</text:p>
          </table:table-cell>
          <table:table-cell table:formula="of:=&quot;    &quot;&quot;&quot; &amp; [.A631] &amp; &quot;&quot;&quot; = {sort_order = &quot; &amp; [.C631] &amp; &quot;; script_info = {sortOrder = &quot; &amp; [.C631] &amp; &quot;;};};&quot;" office:value-type="string" office:string-value="    &quot;EQ_SERVICE_GRADE&quot; = {sort_order = 3150; script_info = {sortOrder = 3150;};};">
            <text:p><text:s text:c="4"/>"EQ_SERVICE_GRADE" = {sort_order = 3150; script_info = {sortOrder = 315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100</text:p>
          </table:table-cell>
          <table:table-cell office:value-type="string">
            <text:p>Service Level Perfect</text:p>
          </table:table-cell>
          <table:table-cell table:formula="of:=([.$B$1] - [.$E$1])  + (ROW([.A632]) - 2) * [.$E$1]" office:value-type="float" office:value="3155">
            <text:p>3155</text:p>
          </table:table-cell>
          <table:table-cell table:formula="of:=&quot;    &quot;&quot;&quot; &amp; [.A632] &amp; &quot;&quot;&quot; = {sort_order = &quot; &amp; [.C632] &amp; &quot;; script_info = {sortOrder = &quot; &amp; [.C632] &amp; &quot;;};};&quot;" office:value-type="string" office:string-value="    &quot;EQ_SERVICE_LEVEL_100&quot; = {sort_order = 3155; script_info = {sortOrder = 3155;};};">
            <text:p><text:s text:c="4"/>"EQ_SERVICE_LEVEL_100" = {sort_order = 3155; script_info = {sortOrder = 315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75</text:p>
          </table:table-cell>
          <table:table-cell office:value-type="string">
            <text:p>Service Level Minimal!</text:p>
          </table:table-cell>
          <table:table-cell table:formula="of:=([.$B$1] - [.$E$1])  + (ROW([.A633]) - 2) * [.$E$1]" office:value-type="float" office:value="3160">
            <text:p>3160</text:p>
          </table:table-cell>
          <table:table-cell table:formula="of:=&quot;    &quot;&quot;&quot; &amp; [.A633] &amp; &quot;&quot;&quot; = {sort_order = &quot; &amp; [.C633] &amp; &quot;; script_info = {sortOrder = &quot; &amp; [.C633] &amp; &quot;;};};&quot;" office:value-type="string" office:string-value="    &quot;EQ_SERVICE_LEVEL_75&quot; = {sort_order = 3160; script_info = {sortOrder = 3160;};};">
            <text:p><text:s text:c="4"/>"EQ_SERVICE_LEVEL_75" = {sort_order = 3160; script_info = {sortOrder = 316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76</text:p>
          </table:table-cell>
          <table:table-cell office:value-type="string">
            <text:p>Service Level Bad</text:p>
          </table:table-cell>
          <table:table-cell table:formula="of:=([.$B$1] - [.$E$1])  + (ROW([.A634]) - 2) * [.$E$1]" office:value-type="float" office:value="3165">
            <text:p>3165</text:p>
          </table:table-cell>
          <table:table-cell table:formula="of:=&quot;    &quot;&quot;&quot; &amp; [.A634] &amp; &quot;&quot;&quot; = {sort_order = &quot; &amp; [.C634] &amp; &quot;; script_info = {sortOrder = &quot; &amp; [.C634] &amp; &quot;;};};&quot;" office:value-type="string" office:string-value="    &quot;EQ_SERVICE_LEVEL_76&quot; = {sort_order = 3165; script_info = {sortOrder = 3165;};};">
            <text:p><text:s text:c="4"/>"EQ_SERVICE_LEVEL_76" = {sort_order = 3165; script_info = {sortOrder = 316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77</text:p>
          </table:table-cell>
          <table:table-cell office:value-type="string">
            <text:p>Service Level Bad</text:p>
          </table:table-cell>
          <table:table-cell table:formula="of:=([.$B$1] - [.$E$1])  + (ROW([.A635]) - 2) * [.$E$1]" office:value-type="float" office:value="3170">
            <text:p>3170</text:p>
          </table:table-cell>
          <table:table-cell table:formula="of:=&quot;    &quot;&quot;&quot; &amp; [.A635] &amp; &quot;&quot;&quot; = {sort_order = &quot; &amp; [.C635] &amp; &quot;; script_info = {sortOrder = &quot; &amp; [.C635] &amp; &quot;;};};&quot;" office:value-type="string" office:string-value="    &quot;EQ_SERVICE_LEVEL_77&quot; = {sort_order = 3170; script_info = {sortOrder = 3170;};};">
            <text:p><text:s text:c="4"/>"EQ_SERVICE_LEVEL_77" = {sort_order = 3170; script_info = {sortOrder = 317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78</text:p>
          </table:table-cell>
          <table:table-cell office:value-type="string">
            <text:p>Service Level Bad</text:p>
          </table:table-cell>
          <table:table-cell table:formula="of:=([.$B$1] - [.$E$1])  + (ROW([.A636]) - 2) * [.$E$1]" office:value-type="float" office:value="3175">
            <text:p>3175</text:p>
          </table:table-cell>
          <table:table-cell table:formula="of:=&quot;    &quot;&quot;&quot; &amp; [.A636] &amp; &quot;&quot;&quot; = {sort_order = &quot; &amp; [.C636] &amp; &quot;; script_info = {sortOrder = &quot; &amp; [.C636] &amp; &quot;;};};&quot;" office:value-type="string" office:string-value="    &quot;EQ_SERVICE_LEVEL_78&quot; = {sort_order = 3175; script_info = {sortOrder = 3175;};};">
            <text:p><text:s text:c="4"/>"EQ_SERVICE_LEVEL_78" = {sort_order = 3175; script_info = {sortOrder = 317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79</text:p>
          </table:table-cell>
          <table:table-cell office:value-type="string">
            <text:p>Service Level Bad</text:p>
          </table:table-cell>
          <table:table-cell table:formula="of:=([.$B$1] - [.$E$1])  + (ROW([.A637]) - 2) * [.$E$1]" office:value-type="float" office:value="3180">
            <text:p>3180</text:p>
          </table:table-cell>
          <table:table-cell table:formula="of:=&quot;    &quot;&quot;&quot; &amp; [.A637] &amp; &quot;&quot;&quot; = {sort_order = &quot; &amp; [.C637] &amp; &quot;; script_info = {sortOrder = &quot; &amp; [.C637] &amp; &quot;;};};&quot;" office:value-type="string" office:string-value="    &quot;EQ_SERVICE_LEVEL_79&quot; = {sort_order = 3180; script_info = {sortOrder = 3180;};};">
            <text:p><text:s text:c="4"/>"EQ_SERVICE_LEVEL_79" = {sort_order = 3180; script_info = {sortOrder = 318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0</text:p>
          </table:table-cell>
          <table:table-cell office:value-type="string">
            <text:p>Service Level Weak</text:p>
          </table:table-cell>
          <table:table-cell table:formula="of:=([.$B$1] - [.$E$1])  + (ROW([.A638]) - 2) * [.$E$1]" office:value-type="float" office:value="3185">
            <text:p>3185</text:p>
          </table:table-cell>
          <table:table-cell table:formula="of:=&quot;    &quot;&quot;&quot; &amp; [.A638] &amp; &quot;&quot;&quot; = {sort_order = &quot; &amp; [.C638] &amp; &quot;; script_info = {sortOrder = &quot; &amp; [.C638] &amp; &quot;;};};&quot;" office:value-type="string" office:string-value="    &quot;EQ_SERVICE_LEVEL_80&quot; = {sort_order = 3185; script_info = {sortOrder = 3185;};};">
            <text:p><text:s text:c="4"/>"EQ_SERVICE_LEVEL_80" = {sort_order = 3185; script_info = {sortOrder = 318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1</text:p>
          </table:table-cell>
          <table:table-cell office:value-type="string">
            <text:p>Service Level Weak</text:p>
          </table:table-cell>
          <table:table-cell table:formula="of:=([.$B$1] - [.$E$1])  + (ROW([.A639]) - 2) * [.$E$1]" office:value-type="float" office:value="3190">
            <text:p>3190</text:p>
          </table:table-cell>
          <table:table-cell table:formula="of:=&quot;    &quot;&quot;&quot; &amp; [.A639] &amp; &quot;&quot;&quot; = {sort_order = &quot; &amp; [.C639] &amp; &quot;; script_info = {sortOrder = &quot; &amp; [.C639] &amp; &quot;;};};&quot;" office:value-type="string" office:string-value="    &quot;EQ_SERVICE_LEVEL_81&quot; = {sort_order = 3190; script_info = {sortOrder = 3190;};};">
            <text:p><text:s text:c="4"/>"EQ_SERVICE_LEVEL_81" = {sort_order = 3190; script_info = {sortOrder = 319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2</text:p>
          </table:table-cell>
          <table:table-cell office:value-type="string">
            <text:p>Service Level Weak</text:p>
          </table:table-cell>
          <table:table-cell table:formula="of:=([.$B$1] - [.$E$1])  + (ROW([.A640]) - 2) * [.$E$1]" office:value-type="float" office:value="3195">
            <text:p>3195</text:p>
          </table:table-cell>
          <table:table-cell table:formula="of:=&quot;    &quot;&quot;&quot; &amp; [.A640] &amp; &quot;&quot;&quot; = {sort_order = &quot; &amp; [.C640] &amp; &quot;; script_info = {sortOrder = &quot; &amp; [.C640] &amp; &quot;;};};&quot;" office:value-type="string" office:string-value="    &quot;EQ_SERVICE_LEVEL_82&quot; = {sort_order = 3195; script_info = {sortOrder = 3195;};};">
            <text:p><text:s text:c="4"/>"EQ_SERVICE_LEVEL_82" = {sort_order = 3195; script_info = {sortOrder = 319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3</text:p>
          </table:table-cell>
          <table:table-cell office:value-type="string">
            <text:p>Service Level Weak</text:p>
          </table:table-cell>
          <table:table-cell table:formula="of:=([.$B$1] - [.$E$1])  + (ROW([.A641]) - 2) * [.$E$1]" office:value-type="float" office:value="3200">
            <text:p>3200</text:p>
          </table:table-cell>
          <table:table-cell table:formula="of:=&quot;    &quot;&quot;&quot; &amp; [.A641] &amp; &quot;&quot;&quot; = {sort_order = &quot; &amp; [.C641] &amp; &quot;; script_info = {sortOrder = &quot; &amp; [.C641] &amp; &quot;;};};&quot;" office:value-type="string" office:string-value="    &quot;EQ_SERVICE_LEVEL_83&quot; = {sort_order = 3200; script_info = {sortOrder = 3200;};};">
            <text:p><text:s text:c="4"/>"EQ_SERVICE_LEVEL_83" = {sort_order = 3200; script_info = {sortOrder = 320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4</text:p>
          </table:table-cell>
          <table:table-cell office:value-type="string">
            <text:p>Service Level Weak</text:p>
          </table:table-cell>
          <table:table-cell table:formula="of:=([.$B$1] - [.$E$1])  + (ROW([.A642]) - 2) * [.$E$1]" office:value-type="float" office:value="3205">
            <text:p>3205</text:p>
          </table:table-cell>
          <table:table-cell table:formula="of:=&quot;    &quot;&quot;&quot; &amp; [.A642] &amp; &quot;&quot;&quot; = {sort_order = &quot; &amp; [.C642] &amp; &quot;; script_info = {sortOrder = &quot; &amp; [.C642] &amp; &quot;;};};&quot;" office:value-type="string" office:string-value="    &quot;EQ_SERVICE_LEVEL_84&quot; = {sort_order = 3205; script_info = {sortOrder = 3205;};};">
            <text:p><text:s text:c="4"/>"EQ_SERVICE_LEVEL_84" = {sort_order = 3205; script_info = {sortOrder = 320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5</text:p>
          </table:table-cell>
          <table:table-cell office:value-type="string">
            <text:p>Service Level Weak</text:p>
          </table:table-cell>
          <table:table-cell table:formula="of:=([.$B$1] - [.$E$1])  + (ROW([.A643]) - 2) * [.$E$1]" office:value-type="float" office:value="3210">
            <text:p>3210</text:p>
          </table:table-cell>
          <table:table-cell table:formula="of:=&quot;    &quot;&quot;&quot; &amp; [.A643] &amp; &quot;&quot;&quot; = {sort_order = &quot; &amp; [.C643] &amp; &quot;; script_info = {sortOrder = &quot; &amp; [.C643] &amp; &quot;;};};&quot;" office:value-type="string" office:string-value="    &quot;EQ_SERVICE_LEVEL_85&quot; = {sort_order = 3210; script_info = {sortOrder = 3210;};};">
            <text:p><text:s text:c="4"/>"EQ_SERVICE_LEVEL_85" = {sort_order = 3210; script_info = {sortOrder = 321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6</text:p>
          </table:table-cell>
          <table:table-cell office:value-type="string">
            <text:p>Service Level Weak</text:p>
          </table:table-cell>
          <table:table-cell table:formula="of:=([.$B$1] - [.$E$1])  + (ROW([.A644]) - 2) * [.$E$1]" office:value-type="float" office:value="3215">
            <text:p>3215</text:p>
          </table:table-cell>
          <table:table-cell table:formula="of:=&quot;    &quot;&quot;&quot; &amp; [.A644] &amp; &quot;&quot;&quot; = {sort_order = &quot; &amp; [.C644] &amp; &quot;; script_info = {sortOrder = &quot; &amp; [.C644] &amp; &quot;;};};&quot;" office:value-type="string" office:string-value="    &quot;EQ_SERVICE_LEVEL_86&quot; = {sort_order = 3215; script_info = {sortOrder = 3215;};};">
            <text:p><text:s text:c="4"/>"EQ_SERVICE_LEVEL_86" = {sort_order = 3215; script_info = {sortOrder = 321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7</text:p>
          </table:table-cell>
          <table:table-cell office:value-type="string">
            <text:p>Service Level Weak</text:p>
          </table:table-cell>
          <table:table-cell table:formula="of:=([.$B$1] - [.$E$1])  + (ROW([.A645]) - 2) * [.$E$1]" office:value-type="float" office:value="3220">
            <text:p>3220</text:p>
          </table:table-cell>
          <table:table-cell table:formula="of:=&quot;    &quot;&quot;&quot; &amp; [.A645] &amp; &quot;&quot;&quot; = {sort_order = &quot; &amp; [.C645] &amp; &quot;; script_info = {sortOrder = &quot; &amp; [.C645] &amp; &quot;;};};&quot;" office:value-type="string" office:string-value="    &quot;EQ_SERVICE_LEVEL_87&quot; = {sort_order = 3220; script_info = {sortOrder = 3220;};};">
            <text:p><text:s text:c="4"/>"EQ_SERVICE_LEVEL_87" = {sort_order = 3220; script_info = {sortOrder = 322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8</text:p>
          </table:table-cell>
          <table:table-cell office:value-type="string">
            <text:p>Service Level Weak</text:p>
          </table:table-cell>
          <table:table-cell table:formula="of:=([.$B$1] - [.$E$1])  + (ROW([.A646]) - 2) * [.$E$1]" office:value-type="float" office:value="3225">
            <text:p>3225</text:p>
          </table:table-cell>
          <table:table-cell table:formula="of:=&quot;    &quot;&quot;&quot; &amp; [.A646] &amp; &quot;&quot;&quot; = {sort_order = &quot; &amp; [.C646] &amp; &quot;; script_info = {sortOrder = &quot; &amp; [.C646] &amp; &quot;;};};&quot;" office:value-type="string" office:string-value="    &quot;EQ_SERVICE_LEVEL_88&quot; = {sort_order = 3225; script_info = {sortOrder = 3225;};};">
            <text:p><text:s text:c="4"/>"EQ_SERVICE_LEVEL_88" = {sort_order = 3225; script_info = {sortOrder = 322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89</text:p>
          </table:table-cell>
          <table:table-cell office:value-type="string">
            <text:p>Service Level Weak</text:p>
          </table:table-cell>
          <table:table-cell table:formula="of:=([.$B$1] - [.$E$1])  + (ROW([.A647]) - 2) * [.$E$1]" office:value-type="float" office:value="3230">
            <text:p>3230</text:p>
          </table:table-cell>
          <table:table-cell table:formula="of:=&quot;    &quot;&quot;&quot; &amp; [.A647] &amp; &quot;&quot;&quot; = {sort_order = &quot; &amp; [.C647] &amp; &quot;; script_info = {sortOrder = &quot; &amp; [.C647] &amp; &quot;;};};&quot;" office:value-type="string" office:string-value="    &quot;EQ_SERVICE_LEVEL_89&quot; = {sort_order = 3230; script_info = {sortOrder = 3230;};};">
            <text:p><text:s text:c="4"/>"EQ_SERVICE_LEVEL_89" = {sort_order = 3230; script_info = {sortOrder = 323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0</text:p>
          </table:table-cell>
          <table:table-cell office:value-type="string">
            <text:p>Service Level Good</text:p>
          </table:table-cell>
          <table:table-cell table:formula="of:=([.$B$1] - [.$E$1])  + (ROW([.A648]) - 2) * [.$E$1]" office:value-type="float" office:value="3235">
            <text:p>3235</text:p>
          </table:table-cell>
          <table:table-cell table:formula="of:=&quot;    &quot;&quot;&quot; &amp; [.A648] &amp; &quot;&quot;&quot; = {sort_order = &quot; &amp; [.C648] &amp; &quot;; script_info = {sortOrder = &quot; &amp; [.C648] &amp; &quot;;};};&quot;" office:value-type="string" office:string-value="    &quot;EQ_SERVICE_LEVEL_90&quot; = {sort_order = 3235; script_info = {sortOrder = 3235;};};">
            <text:p><text:s text:c="4"/>"EQ_SERVICE_LEVEL_90" = {sort_order = 3235; script_info = {sortOrder = 323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1</text:p>
          </table:table-cell>
          <table:table-cell office:value-type="string">
            <text:p>Service Level Good</text:p>
          </table:table-cell>
          <table:table-cell table:formula="of:=([.$B$1] - [.$E$1])  + (ROW([.A649]) - 2) * [.$E$1]" office:value-type="float" office:value="3240">
            <text:p>3240</text:p>
          </table:table-cell>
          <table:table-cell table:formula="of:=&quot;    &quot;&quot;&quot; &amp; [.A649] &amp; &quot;&quot;&quot; = {sort_order = &quot; &amp; [.C649] &amp; &quot;; script_info = {sortOrder = &quot; &amp; [.C649] &amp; &quot;;};};&quot;" office:value-type="string" office:string-value="    &quot;EQ_SERVICE_LEVEL_91&quot; = {sort_order = 3240; script_info = {sortOrder = 3240;};};">
            <text:p><text:s text:c="4"/>"EQ_SERVICE_LEVEL_91" = {sort_order = 3240; script_info = {sortOrder = 324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2</text:p>
          </table:table-cell>
          <table:table-cell office:value-type="string">
            <text:p>Service Level Good</text:p>
          </table:table-cell>
          <table:table-cell table:formula="of:=([.$B$1] - [.$E$1])  + (ROW([.A650]) - 2) * [.$E$1]" office:value-type="float" office:value="3245">
            <text:p>3245</text:p>
          </table:table-cell>
          <table:table-cell table:formula="of:=&quot;    &quot;&quot;&quot; &amp; [.A650] &amp; &quot;&quot;&quot; = {sort_order = &quot; &amp; [.C650] &amp; &quot;; script_info = {sortOrder = &quot; &amp; [.C650] &amp; &quot;;};};&quot;" office:value-type="string" office:string-value="    &quot;EQ_SERVICE_LEVEL_92&quot; = {sort_order = 3245; script_info = {sortOrder = 3245;};};">
            <text:p><text:s text:c="4"/>"EQ_SERVICE_LEVEL_92" = {sort_order = 3245; script_info = {sortOrder = 324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3</text:p>
          </table:table-cell>
          <table:table-cell office:value-type="string">
            <text:p>Service Level Good</text:p>
          </table:table-cell>
          <table:table-cell table:formula="of:=([.$B$1] - [.$E$1])  + (ROW([.A651]) - 2) * [.$E$1]" office:value-type="float" office:value="3250">
            <text:p>3250</text:p>
          </table:table-cell>
          <table:table-cell table:formula="of:=&quot;    &quot;&quot;&quot; &amp; [.A651] &amp; &quot;&quot;&quot; = {sort_order = &quot; &amp; [.C651] &amp; &quot;; script_info = {sortOrder = &quot; &amp; [.C651] &amp; &quot;;};};&quot;" office:value-type="string" office:string-value="    &quot;EQ_SERVICE_LEVEL_93&quot; = {sort_order = 3250; script_info = {sortOrder = 3250;};};">
            <text:p><text:s text:c="4"/>"EQ_SERVICE_LEVEL_93" = {sort_order = 3250; script_info = {sortOrder = 325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4</text:p>
          </table:table-cell>
          <table:table-cell office:value-type="string">
            <text:p>Service Level Good</text:p>
          </table:table-cell>
          <table:table-cell table:formula="of:=([.$B$1] - [.$E$1])  + (ROW([.A652]) - 2) * [.$E$1]" office:value-type="float" office:value="3255">
            <text:p>3255</text:p>
          </table:table-cell>
          <table:table-cell table:formula="of:=&quot;    &quot;&quot;&quot; &amp; [.A652] &amp; &quot;&quot;&quot; = {sort_order = &quot; &amp; [.C652] &amp; &quot;; script_info = {sortOrder = &quot; &amp; [.C652] &amp; &quot;;};};&quot;" office:value-type="string" office:string-value="    &quot;EQ_SERVICE_LEVEL_94&quot; = {sort_order = 3255; script_info = {sortOrder = 3255;};};">
            <text:p><text:s text:c="4"/>"EQ_SERVICE_LEVEL_94" = {sort_order = 3255; script_info = {sortOrder = 325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5</text:p>
          </table:table-cell>
          <table:table-cell office:value-type="string">
            <text:p>Service Level Good</text:p>
          </table:table-cell>
          <table:table-cell table:formula="of:=([.$B$1] - [.$E$1])  + (ROW([.A653]) - 2) * [.$E$1]" office:value-type="float" office:value="3260">
            <text:p>3260</text:p>
          </table:table-cell>
          <table:table-cell table:formula="of:=&quot;    &quot;&quot;&quot; &amp; [.A653] &amp; &quot;&quot;&quot; = {sort_order = &quot; &amp; [.C653] &amp; &quot;; script_info = {sortOrder = &quot; &amp; [.C653] &amp; &quot;;};};&quot;" office:value-type="string" office:string-value="    &quot;EQ_SERVICE_LEVEL_95&quot; = {sort_order = 3260; script_info = {sortOrder = 3260;};};">
            <text:p><text:s text:c="4"/>"EQ_SERVICE_LEVEL_95" = {sort_order = 3260; script_info = {sortOrder = 326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6</text:p>
          </table:table-cell>
          <table:table-cell office:value-type="string">
            <text:p>Service Level Good</text:p>
          </table:table-cell>
          <table:table-cell table:formula="of:=([.$B$1] - [.$E$1])  + (ROW([.A654]) - 2) * [.$E$1]" office:value-type="float" office:value="3265">
            <text:p>3265</text:p>
          </table:table-cell>
          <table:table-cell table:formula="of:=&quot;    &quot;&quot;&quot; &amp; [.A654] &amp; &quot;&quot;&quot; = {sort_order = &quot; &amp; [.C654] &amp; &quot;; script_info = {sortOrder = &quot; &amp; [.C654] &amp; &quot;;};};&quot;" office:value-type="string" office:string-value="    &quot;EQ_SERVICE_LEVEL_96&quot; = {sort_order = 3265; script_info = {sortOrder = 3265;};};">
            <text:p><text:s text:c="4"/>"EQ_SERVICE_LEVEL_96" = {sort_order = 3265; script_info = {sortOrder = 326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7</text:p>
          </table:table-cell>
          <table:table-cell office:value-type="string">
            <text:p>Service Level Good</text:p>
          </table:table-cell>
          <table:table-cell table:formula="of:=([.$B$1] - [.$E$1])  + (ROW([.A655]) - 2) * [.$E$1]" office:value-type="float" office:value="3270">
            <text:p>3270</text:p>
          </table:table-cell>
          <table:table-cell table:formula="of:=&quot;    &quot;&quot;&quot; &amp; [.A655] &amp; &quot;&quot;&quot; = {sort_order = &quot; &amp; [.C655] &amp; &quot;; script_info = {sortOrder = &quot; &amp; [.C655] &amp; &quot;;};};&quot;" office:value-type="string" office:string-value="    &quot;EQ_SERVICE_LEVEL_97&quot; = {sort_order = 3270; script_info = {sortOrder = 3270;};};">
            <text:p><text:s text:c="4"/>"EQ_SERVICE_LEVEL_97" = {sort_order = 3270; script_info = {sortOrder = 327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8</text:p>
          </table:table-cell>
          <table:table-cell office:value-type="string">
            <text:p>Service Level Good</text:p>
          </table:table-cell>
          <table:table-cell table:formula="of:=([.$B$1] - [.$E$1])  + (ROW([.A656]) - 2) * [.$E$1]" office:value-type="float" office:value="3275">
            <text:p>3275</text:p>
          </table:table-cell>
          <table:table-cell table:formula="of:=&quot;    &quot;&quot;&quot; &amp; [.A656] &amp; &quot;&quot;&quot; = {sort_order = &quot; &amp; [.C656] &amp; &quot;; script_info = {sortOrder = &quot; &amp; [.C656] &amp; &quot;;};};&quot;" office:value-type="string" office:string-value="    &quot;EQ_SERVICE_LEVEL_98&quot; = {sort_order = 3275; script_info = {sortOrder = 3275;};};">
            <text:p><text:s text:c="4"/>"EQ_SERVICE_LEVEL_98" = {sort_order = 3275; script_info = {sortOrder = 327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99</text:p>
          </table:table-cell>
          <table:table-cell office:value-type="string">
            <text:p>Service Level Good</text:p>
          </table:table-cell>
          <table:table-cell table:formula="of:=([.$B$1] - [.$E$1])  + (ROW([.A657]) - 2) * [.$E$1]" office:value-type="float" office:value="3280">
            <text:p>3280</text:p>
          </table:table-cell>
          <table:table-cell table:formula="of:=&quot;    &quot;&quot;&quot; &amp; [.A657] &amp; &quot;&quot;&quot; = {sort_order = &quot; &amp; [.C657] &amp; &quot;; script_info = {sortOrder = &quot; &amp; [.C657] &amp; &quot;;};};&quot;" office:value-type="string" office:string-value="    &quot;EQ_SERVICE_LEVEL_99&quot; = {sort_order = 3280; script_info = {sortOrder = 3280;};};">
            <text:p><text:s text:c="4"/>"EQ_SERVICE_LEVEL_99" = {sort_order = 3280; script_info = {sortOrder = 328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REPAIR</text:p>
          </table:table-cell>
          <table:table-cell office:value-type="string">
            <text:p>Service Level Repair Kit renewal</text:p>
          </table:table-cell>
          <table:table-cell table:formula="of:=([.$B$1] - [.$E$1])  + (ROW([.A658]) - 2) * [.$E$1]" office:value-type="float" office:value="3285">
            <text:p>3285</text:p>
          </table:table-cell>
          <table:table-cell table:formula="of:=&quot;    &quot;&quot;&quot; &amp; [.A658] &amp; &quot;&quot;&quot; = {sort_order = &quot; &amp; [.C658] &amp; &quot;; script_info = {sortOrder = &quot; &amp; [.C658] &amp; &quot;;};};&quot;" office:value-type="string" office:string-value="    &quot;EQ_SERVICE_LEVEL_REPAIR&quot; = {sort_order = 3285; script_info = {sortOrder = 3285;};};">
            <text:p><text:s text:c="4"/>"EQ_SERVICE_LEVEL_REPAIR" = {sort_order = 3285; script_info = {sortOrder = 328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SMALL_FIX_1</text:p>
          </table:table-cell>
          <table:table-cell office:value-type="string">
            <text:p>Small Fix on Minimal Service Level</text:p>
          </table:table-cell>
          <table:table-cell table:formula="of:=([.$B$1] - [.$E$1])  + (ROW([.A659]) - 2) * [.$E$1]" office:value-type="float" office:value="3290">
            <text:p>3290</text:p>
          </table:table-cell>
          <table:table-cell table:formula="of:=&quot;    &quot;&quot;&quot; &amp; [.A659] &amp; &quot;&quot;&quot; = {sort_order = &quot; &amp; [.C659] &amp; &quot;; script_info = {sortOrder = &quot; &amp; [.C659] &amp; &quot;;};};&quot;" office:value-type="string" office:string-value="    &quot;EQ_SERVICE_LEVEL_SMALL_FIX_1&quot; = {sort_order = 3290; script_info = {sortOrder = 3290;};};">
            <text:p><text:s text:c="4"/>"EQ_SERVICE_LEVEL_SMALL_FIX_1" = {sort_order = 3290; script_info = {sortOrder = 329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SMALL_FIX_2</text:p>
          </table:table-cell>
          <table:table-cell office:value-type="string">
            <text:p>Small Fix on Bad Service Level</text:p>
          </table:table-cell>
          <table:table-cell table:formula="of:=([.$B$1] - [.$E$1])  + (ROW([.A660]) - 2) * [.$E$1]" office:value-type="float" office:value="3295">
            <text:p>3295</text:p>
          </table:table-cell>
          <table:table-cell table:formula="of:=&quot;    &quot;&quot;&quot; &amp; [.A660] &amp; &quot;&quot;&quot; = {sort_order = &quot; &amp; [.C660] &amp; &quot;; script_info = {sortOrder = &quot; &amp; [.C660] &amp; &quot;;};};&quot;" office:value-type="string" office:string-value="    &quot;EQ_SERVICE_LEVEL_SMALL_FIX_2&quot; = {sort_order = 3295; script_info = {sortOrder = 3295;};};">
            <text:p><text:s text:c="4"/>"EQ_SERVICE_LEVEL_SMALL_FIX_2" = {sort_order = 3295; script_info = {sortOrder = 3295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SMALL_FIX_3</text:p>
          </table:table-cell>
          <table:table-cell office:value-type="string">
            <text:p>Small Fix on Weak Service Level</text:p>
          </table:table-cell>
          <table:table-cell table:formula="of:=([.$B$1] - [.$E$1])  + (ROW([.A661]) - 2) * [.$E$1]" office:value-type="float" office:value="3300">
            <text:p>3300</text:p>
          </table:table-cell>
          <table:table-cell table:formula="of:=&quot;    &quot;&quot;&quot; &amp; [.A661] &amp; &quot;&quot;&quot; = {sort_order = &quot; &amp; [.C661] &amp; &quot;; script_info = {sortOrder = &quot; &amp; [.C661] &amp; &quot;;};};&quot;" office:value-type="string" office:string-value="    &quot;EQ_SERVICE_LEVEL_SMALL_FIX_3&quot; = {sort_order = 3300; script_info = {sortOrder = 3300;};};">
            <text:p><text:s text:c="4"/>"EQ_SERVICE_LEVEL_SMALL_FIX_3" = {sort_order = 3300; script_info = {sortOrder = 3300;};};</text:p>
          </table:table-cell>
          <table:table-cell table:number-columns-repeated="1020"/>
        </table:table-row>
        <table:table-row table:style-name="ro1">
          <table:table-cell office:value-type="string">
            <text:p>EQ_SERVICE_LEVEL_SMALL_FIX_4</text:p>
          </table:table-cell>
          <table:table-cell office:value-type="string">
            <text:p>Small Fix on Good Service Level</text:p>
          </table:table-cell>
          <table:table-cell table:formula="of:=([.$B$1] - [.$E$1])  + (ROW([.A662]) - 2) * [.$E$1]" office:value-type="float" office:value="3305">
            <text:p>3305</text:p>
          </table:table-cell>
          <table:table-cell table:formula="of:=&quot;    &quot;&quot;&quot; &amp; [.A662] &amp; &quot;&quot;&quot; = {sort_order = &quot; &amp; [.C662] &amp; &quot;; script_info = {sortOrder = &quot; &amp; [.C662] &amp; &quot;;};};&quot;" office:value-type="string" office:string-value="    &quot;EQ_SERVICE_LEVEL_SMALL_FIX_4&quot; = {sort_order = 3305; script_info = {sortOrder = 3305;};};">
            <text:p><text:s text:c="4"/>"EQ_SERVICE_LEVEL_SMALL_FIX_4" = {sort_order = 3305; script_info = {sortOrder = 3305;};};</text:p>
          </table:table-cell>
          <table:table-cell table:number-columns-repeated="1020"/>
        </table:table-row>
        <table:table-row table:style-name="ro1">
          <table:table-cell office:value-type="string">
            <text:p>EQ_SERVICE_RE-FIT</text:p>
          </table:table-cell>
          <table:table-cell office:value-type="string">
            <text:p>Service Re-fit</text:p>
          </table:table-cell>
          <table:table-cell table:formula="of:=([.$B$1] - [.$E$1])  + (ROW([.A663]) - 2) * [.$E$1]" office:value-type="float" office:value="3310">
            <text:p>3310</text:p>
          </table:table-cell>
          <table:table-cell table:formula="of:=&quot;    &quot;&quot;&quot; &amp; [.A663] &amp; &quot;&quot;&quot; = {sort_order = &quot; &amp; [.C663] &amp; &quot;; script_info = {sortOrder = &quot; &amp; [.C663] &amp; &quot;;};};&quot;" office:value-type="string" office:string-value="    &quot;EQ_SERVICE_RE-FIT&quot; = {sort_order = 3310; script_info = {sortOrder = 3310;};};">
            <text:p><text:s text:c="4"/>"EQ_SERVICE_RE-FIT" = {sort_order = 3310; script_info = {sortOrder = 3310;};};</text:p>
          </table:table-cell>
          <table:table-cell table:number-columns-repeated="1020"/>
        </table:table-row>
        <table:table-row table:style-name="ro1">
          <table:table-cell office:value-type="string">
            <text:p>EQ_SHIELD_BOOSTER</text:p>
          </table:table-cell>
          <table:table-cell office:value-type="string">
            <text:p>Shield Boosters</text:p>
          </table:table-cell>
          <table:table-cell table:formula="of:=([.$B$1] - [.$E$1])  + (ROW([.A664]) - 2) * [.$E$1]" office:value-type="float" office:value="3315">
            <text:p>3315</text:p>
          </table:table-cell>
          <table:table-cell table:formula="of:=&quot;    &quot;&quot;&quot; &amp; [.A664] &amp; &quot;&quot;&quot; = {sort_order = &quot; &amp; [.C664] &amp; &quot;; script_info = {sortOrder = &quot; &amp; [.C664] &amp; &quot;;};};&quot;" office:value-type="string" office:string-value="    &quot;EQ_SHIELD_BOOSTER&quot; = {sort_order = 3315; script_info = {sortOrder = 3315;};};">
            <text:p><text:s text:c="4"/>"EQ_SHIELD_BOOSTER" = {sort_order = 3315; script_info = {sortOrder = 3315;};};</text:p>
          </table:table-cell>
          <table:table-cell table:number-columns-repeated="1020"/>
        </table:table-row>
        <table:table-row table:style-name="ro1">
          <table:table-cell office:value-type="string">
            <text:p>EQ_SHIELD_BOOSTER_REMOVAL</text:p>
          </table:table-cell>
          <table:table-cell office:value-type="string">
            <text:p>Sell Shield Boosters</text:p>
          </table:table-cell>
          <table:table-cell table:formula="of:=([.$B$1] - [.$E$1])  + (ROW([.A665]) - 2) * [.$E$1]" office:value-type="float" office:value="3320">
            <text:p>3320</text:p>
          </table:table-cell>
          <table:table-cell table:formula="of:=&quot;    &quot;&quot;&quot; &amp; [.A665] &amp; &quot;&quot;&quot; = {sort_order = &quot; &amp; [.C665] &amp; &quot;; script_info = {sortOrder = &quot; &amp; [.C665] &amp; &quot;;};};&quot;" office:value-type="string" office:string-value="    &quot;EQ_SHIELD_BOOSTER_REMOVAL&quot; = {sort_order = 3320; script_info = {sortOrder = 3320;};};">
            <text:p><text:s text:c="4"/>"EQ_SHIELD_BOOSTER_REMOVAL" = {sort_order = 3320; script_info = {sortOrder = 3320;};};</text:p>
          </table:table-cell>
          <table:table-cell table:number-columns-repeated="1020"/>
        </table:table-row>
        <table:table-row table:style-name="ro1">
          <table:table-cell office:value-type="string">
            <text:p>EQ_SHIELD_BOOSTER_SALVAGED</text:p>
          </table:table-cell>
          <table:table-cell office:value-type="string">
            <text:p>Shield Boosters (salvaged)</text:p>
          </table:table-cell>
          <table:table-cell table:formula="of:=([.$B$1] - [.$E$1])  + (ROW([.A666]) - 2) * [.$E$1]" office:value-type="float" office:value="3325">
            <text:p>3325</text:p>
          </table:table-cell>
          <table:table-cell table:formula="of:=&quot;    &quot;&quot;&quot; &amp; [.A666] &amp; &quot;&quot;&quot; = {sort_order = &quot; &amp; [.C666] &amp; &quot;; script_info = {sortOrder = &quot; &amp; [.C666] &amp; &quot;;};};&quot;" office:value-type="string" office:string-value="    &quot;EQ_SHIELD_BOOSTER_SALVAGED&quot; = {sort_order = 3325; script_info = {sortOrder = 3325;};};">
            <text:p><text:s text:c="4"/>"EQ_SHIELD_BOOSTER_SALVAGED" = {sort_order = 3325; script_info = {sortOrder = 3325;};};</text:p>
          </table:table-cell>
          <table:table-cell table:number-columns-repeated="1020"/>
        </table:table-row>
        <table:table-row table:style-name="ro1">
          <table:table-cell office:value-type="string">
            <text:p>EQ_SHIELD_BOX</text:p>
          </table:table-cell>
          <table:table-cell office:value-type="string">
            <text:p>Shield Box</text:p>
          </table:table-cell>
          <table:table-cell table:formula="of:=([.$B$1] - [.$E$1])  + (ROW([.A667]) - 2) * [.$E$1]" office:value-type="float" office:value="3330">
            <text:p>3330</text:p>
          </table:table-cell>
          <table:table-cell table:formula="of:=&quot;    &quot;&quot;&quot; &amp; [.A667] &amp; &quot;&quot;&quot; = {sort_order = &quot; &amp; [.C667] &amp; &quot;; script_info = {sortOrder = &quot; &amp; [.C667] &amp; &quot;;};};&quot;" office:value-type="string" office:string-value="    &quot;EQ_SHIELD_BOX&quot; = {sort_order = 3330; script_info = {sortOrder = 3330;};};">
            <text:p><text:s text:c="4"/>"EQ_SHIELD_BOX" = {sort_order = 3330; script_info = {sortOrder = 3330;};};</text:p>
          </table:table-cell>
          <table:table-cell table:number-columns-repeated="1020"/>
        </table:table-row>
        <table:table-row table:style-name="ro1">
          <table:table-cell office:value-type="string">
            <text:p>EQ_SHIELD_ENHANCER</text:p>
          </table:table-cell>
          <table:table-cell office:value-type="string">
            <text:p>Shield Enhancers</text:p>
          </table:table-cell>
          <table:table-cell table:formula="of:=([.$B$1] - [.$E$1])  + (ROW([.A668]) - 2) * [.$E$1]" office:value-type="float" office:value="3335">
            <text:p>3335</text:p>
          </table:table-cell>
          <table:table-cell table:formula="of:=&quot;    &quot;&quot;&quot; &amp; [.A668] &amp; &quot;&quot;&quot; = {sort_order = &quot; &amp; [.C668] &amp; &quot;; script_info = {sortOrder = &quot; &amp; [.C668] &amp; &quot;;};};&quot;" office:value-type="string" office:string-value="    &quot;EQ_SHIELD_ENHANCER&quot; = {sort_order = 3335; script_info = {sortOrder = 3335;};};">
            <text:p><text:s text:c="4"/>"EQ_SHIELD_ENHANCER" = {sort_order = 3335; script_info = {sortOrder = 3335;};};</text:p>
          </table:table-cell>
          <table:table-cell table:number-columns-repeated="1020"/>
        </table:table-row>
        <table:table-row table:style-name="ro1">
          <table:table-cell office:value-type="string">
            <text:p>EQ_SHIELD_EQUALIZER</text:p>
          </table:table-cell>
          <table:table-cell office:value-type="string">
            <text:p>Shield Equalizer</text:p>
          </table:table-cell>
          <table:table-cell table:formula="of:=([.$B$1] - [.$E$1])  + (ROW([.A669]) - 2) * [.$E$1]" office:value-type="float" office:value="3340">
            <text:p>3340</text:p>
          </table:table-cell>
          <table:table-cell table:formula="of:=&quot;    &quot;&quot;&quot; &amp; [.A669] &amp; &quot;&quot;&quot; = {sort_order = &quot; &amp; [.C669] &amp; &quot;; script_info = {sortOrder = &quot; &amp; [.C669] &amp; &quot;;};};&quot;" office:value-type="string" office:string-value="    &quot;EQ_SHIELD_EQUALIZER&quot; = {sort_order = 3340; script_info = {sortOrder = 3340;};};">
            <text:p><text:s text:c="4"/>"EQ_SHIELD_EQUALIZER" = {sort_order = 3340; script_info = {sortOrder = 3340;};};</text:p>
          </table:table-cell>
          <table:table-cell table:number-columns-repeated="1020"/>
        </table:table-row>
        <table:table-row table:style-name="ro1">
          <table:table-cell office:value-type="string">
            <text:p>EQ_SHIELD_EQUALIZER_REMOVAL</text:p>
          </table:table-cell>
          <table:table-cell office:value-type="string">
            <text:p>Sell Shield Equalizer</text:p>
          </table:table-cell>
          <table:table-cell table:formula="of:=([.$B$1] - [.$E$1])  + (ROW([.A670]) - 2) * [.$E$1]" office:value-type="float" office:value="3345">
            <text:p>3345</text:p>
          </table:table-cell>
          <table:table-cell table:formula="of:=&quot;    &quot;&quot;&quot; &amp; [.A670] &amp; &quot;&quot;&quot; = {sort_order = &quot; &amp; [.C670] &amp; &quot;; script_info = {sortOrder = &quot; &amp; [.C670] &amp; &quot;;};};&quot;" office:value-type="string" office:string-value="    &quot;EQ_SHIELD_EQUALIZER_REMOVAL&quot; = {sort_order = 3345; script_info = {sortOrder = 3345;};};">
            <text:p><text:s text:c="4"/>"EQ_SHIELD_EQUALIZER_REMOVAL" = {sort_order = 3345; script_info = {sortOrder = 3345;};};</text:p>
          </table:table-cell>
          <table:table-cell table:number-columns-repeated="1020"/>
        </table:table-row>
        <table:table-row table:style-name="ro1">
          <table:table-cell office:value-type="string">
            <text:p>EQ_SHIELDS_OFFLINE</text:p>
          </table:table-cell>
          <table:table-cell office:value-type="string">
            <text:p>Shields Offline Warning</text:p>
          </table:table-cell>
          <table:table-cell table:formula="of:=([.$B$1] - [.$E$1])  + (ROW([.A671]) - 2) * [.$E$1]" office:value-type="float" office:value="3350">
            <text:p>3350</text:p>
          </table:table-cell>
          <table:table-cell table:formula="of:=&quot;    &quot;&quot;&quot; &amp; [.A671] &amp; &quot;&quot;&quot; = {sort_order = &quot; &amp; [.C671] &amp; &quot;; script_info = {sortOrder = &quot; &amp; [.C671] &amp; &quot;;};};&quot;" office:value-type="string" office:string-value="    &quot;EQ_SHIELDS_OFFLINE&quot; = {sort_order = 3350; script_info = {sortOrder = 3350;};};">
            <text:p><text:s text:c="4"/>"EQ_SHIELDS_OFFLINE" = {sort_order = 3350; script_info = {sortOrder = 3350;};};</text:p>
          </table:table-cell>
          <table:table-cell table:number-columns-repeated="1020"/>
        </table:table-row>
        <table:table-row table:style-name="ro1">
          <table:table-cell office:value-type="string">
            <text:p>EQ_SHIP_RESPRAY</text:p>
          </table:table-cell>
          <table:table-cell office:value-type="string">
            <text:p>Ship Respray</text:p>
          </table:table-cell>
          <table:table-cell table:formula="of:=([.$B$1] - [.$E$1])  + (ROW([.A672]) - 2) * [.$E$1]" office:value-type="float" office:value="3355">
            <text:p>3355</text:p>
          </table:table-cell>
          <table:table-cell table:formula="of:=&quot;    &quot;&quot;&quot; &amp; [.A672] &amp; &quot;&quot;&quot; = {sort_order = &quot; &amp; [.C672] &amp; &quot;; script_info = {sortOrder = &quot; &amp; [.C672] &amp; &quot;;};};&quot;" office:value-type="string" office:string-value="    &quot;EQ_SHIP_RESPRAY&quot; = {sort_order = 3355; script_info = {sortOrder = 3355;};};">
            <text:p><text:s text:c="4"/>"EQ_SHIP_RESPRAY" = {sort_order = 3355; script_info = {sortOrder = 3355;};};</text:p>
          </table:table-cell>
          <table:table-cell table:number-columns-repeated="1020"/>
        </table:table-row>
        <table:table-row table:style-name="ro1">
          <table:table-cell office:value-type="string">
            <text:p>EQ_SHIP_RESPRAY_180</text:p>
          </table:table-cell>
          <table:table-cell office:value-type="string">
            <text:p>Ship Respray</text:p>
          </table:table-cell>
          <table:table-cell table:formula="of:=([.$B$1] - [.$E$1])  + (ROW([.A673]) - 2) * [.$E$1]" office:value-type="float" office:value="3360">
            <text:p>3360</text:p>
          </table:table-cell>
          <table:table-cell table:formula="of:=&quot;    &quot;&quot;&quot; &amp; [.A673] &amp; &quot;&quot;&quot; = {sort_order = &quot; &amp; [.C673] &amp; &quot;; script_info = {sortOrder = &quot; &amp; [.C673] &amp; &quot;;};};&quot;" office:value-type="string" office:string-value="    &quot;EQ_SHIP_RESPRAY_180&quot; = {sort_order = 3360; script_info = {sortOrder = 3360;};};">
            <text:p><text:s text:c="4"/>"EQ_SHIP_RESPRAY_180" = {sort_order = 3360; script_info = {sortOrder = 336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0</text:p>
          </table:table-cell>
          <table:table-cell office:value-type="string">
            <text:p>Ship Version 1.0</text:p>
          </table:table-cell>
          <table:table-cell table:formula="of:=([.$B$1] - [.$E$1])  + (ROW([.A674]) - 2) * [.$E$1]" office:value-type="float" office:value="3365">
            <text:p>3365</text:p>
          </table:table-cell>
          <table:table-cell table:formula="of:=&quot;    &quot;&quot;&quot; &amp; [.A674] &amp; &quot;&quot;&quot; = {sort_order = &quot; &amp; [.C674] &amp; &quot;; script_info = {sortOrder = &quot; &amp; [.C674] &amp; &quot;;};};&quot;" office:value-type="string" office:string-value="    &quot;EQ_SHIP_VERSION_10&quot; = {sort_order = 3365; script_info = {sortOrder = 3365;};};">
            <text:p><text:s text:c="4"/>"EQ_SHIP_VERSION_10" = {sort_order = 3365; script_info = {sortOrder = 336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00</text:p>
          </table:table-cell>
          <table:table-cell office:value-type="string">
            <text:p>Ship Version 10.0</text:p>
          </table:table-cell>
          <table:table-cell table:formula="of:=([.$B$1] - [.$E$1])  + (ROW([.A675]) - 2) * [.$E$1]" office:value-type="float" office:value="3370">
            <text:p>3370</text:p>
          </table:table-cell>
          <table:table-cell table:formula="of:=&quot;    &quot;&quot;&quot; &amp; [.A675] &amp; &quot;&quot;&quot; = {sort_order = &quot; &amp; [.C675] &amp; &quot;; script_info = {sortOrder = &quot; &amp; [.C675] &amp; &quot;;};};&quot;" office:value-type="string" office:string-value="    &quot;EQ_SHIP_VERSION_100&quot; = {sort_order = 3370; script_info = {sortOrder = 3370;};};">
            <text:p><text:s text:c="4"/>"EQ_SHIP_VERSION_100" = {sort_order = 3370; script_info = {sortOrder = 337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1</text:p>
          </table:table-cell>
          <table:table-cell office:value-type="string">
            <text:p>Ship Version 1.1</text:p>
          </table:table-cell>
          <table:table-cell table:formula="of:=([.$B$1] - [.$E$1])  + (ROW([.A676]) - 2) * [.$E$1]" office:value-type="float" office:value="3375">
            <text:p>3375</text:p>
          </table:table-cell>
          <table:table-cell table:formula="of:=&quot;    &quot;&quot;&quot; &amp; [.A676] &amp; &quot;&quot;&quot; = {sort_order = &quot; &amp; [.C676] &amp; &quot;; script_info = {sortOrder = &quot; &amp; [.C676] &amp; &quot;;};};&quot;" office:value-type="string" office:string-value="    &quot;EQ_SHIP_VERSION_11&quot; = {sort_order = 3375; script_info = {sortOrder = 3375;};};">
            <text:p><text:s text:c="4"/>"EQ_SHIP_VERSION_11" = {sort_order = 3375; script_info = {sortOrder = 337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2</text:p>
          </table:table-cell>
          <table:table-cell office:value-type="string">
            <text:p>Ship Version 1.2</text:p>
          </table:table-cell>
          <table:table-cell table:formula="of:=([.$B$1] - [.$E$1])  + (ROW([.A677]) - 2) * [.$E$1]" office:value-type="float" office:value="3380">
            <text:p>3380</text:p>
          </table:table-cell>
          <table:table-cell table:formula="of:=&quot;    &quot;&quot;&quot; &amp; [.A677] &amp; &quot;&quot;&quot; = {sort_order = &quot; &amp; [.C677] &amp; &quot;; script_info = {sortOrder = &quot; &amp; [.C677] &amp; &quot;;};};&quot;" office:value-type="string" office:string-value="    &quot;EQ_SHIP_VERSION_12&quot; = {sort_order = 3380; script_info = {sortOrder = 3380;};};">
            <text:p><text:s text:c="4"/>"EQ_SHIP_VERSION_12" = {sort_order = 3380; script_info = {sortOrder = 338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3</text:p>
          </table:table-cell>
          <table:table-cell office:value-type="string">
            <text:p>Ship Version 1.3</text:p>
          </table:table-cell>
          <table:table-cell table:formula="of:=([.$B$1] - [.$E$1])  + (ROW([.A678]) - 2) * [.$E$1]" office:value-type="float" office:value="3385">
            <text:p>3385</text:p>
          </table:table-cell>
          <table:table-cell table:formula="of:=&quot;    &quot;&quot;&quot; &amp; [.A678] &amp; &quot;&quot;&quot; = {sort_order = &quot; &amp; [.C678] &amp; &quot;; script_info = {sortOrder = &quot; &amp; [.C678] &amp; &quot;;};};&quot;" office:value-type="string" office:string-value="    &quot;EQ_SHIP_VERSION_13&quot; = {sort_order = 3385; script_info = {sortOrder = 3385;};};">
            <text:p><text:s text:c="4"/>"EQ_SHIP_VERSION_13" = {sort_order = 3385; script_info = {sortOrder = 338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4</text:p>
          </table:table-cell>
          <table:table-cell office:value-type="string">
            <text:p>Ship Version 1.4</text:p>
          </table:table-cell>
          <table:table-cell table:formula="of:=([.$B$1] - [.$E$1])  + (ROW([.A679]) - 2) * [.$E$1]" office:value-type="float" office:value="3390">
            <text:p>3390</text:p>
          </table:table-cell>
          <table:table-cell table:formula="of:=&quot;    &quot;&quot;&quot; &amp; [.A679] &amp; &quot;&quot;&quot; = {sort_order = &quot; &amp; [.C679] &amp; &quot;; script_info = {sortOrder = &quot; &amp; [.C679] &amp; &quot;;};};&quot;" office:value-type="string" office:string-value="    &quot;EQ_SHIP_VERSION_14&quot; = {sort_order = 3390; script_info = {sortOrder = 3390;};};">
            <text:p><text:s text:c="4"/>"EQ_SHIP_VERSION_14" = {sort_order = 3390; script_info = {sortOrder = 339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5</text:p>
          </table:table-cell>
          <table:table-cell office:value-type="string">
            <text:p>Ship Version 1.5</text:p>
          </table:table-cell>
          <table:table-cell table:formula="of:=([.$B$1] - [.$E$1])  + (ROW([.A680]) - 2) * [.$E$1]" office:value-type="float" office:value="3395">
            <text:p>3395</text:p>
          </table:table-cell>
          <table:table-cell table:formula="of:=&quot;    &quot;&quot;&quot; &amp; [.A680] &amp; &quot;&quot;&quot; = {sort_order = &quot; &amp; [.C680] &amp; &quot;; script_info = {sortOrder = &quot; &amp; [.C680] &amp; &quot;;};};&quot;" office:value-type="string" office:string-value="    &quot;EQ_SHIP_VERSION_15&quot; = {sort_order = 3395; script_info = {sortOrder = 3395;};};">
            <text:p><text:s text:c="4"/>"EQ_SHIP_VERSION_15" = {sort_order = 3395; script_info = {sortOrder = 339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6</text:p>
          </table:table-cell>
          <table:table-cell office:value-type="string">
            <text:p>Ship Version 1.6</text:p>
          </table:table-cell>
          <table:table-cell table:formula="of:=([.$B$1] - [.$E$1])  + (ROW([.A681]) - 2) * [.$E$1]" office:value-type="float" office:value="3400">
            <text:p>3400</text:p>
          </table:table-cell>
          <table:table-cell table:formula="of:=&quot;    &quot;&quot;&quot; &amp; [.A681] &amp; &quot;&quot;&quot; = {sort_order = &quot; &amp; [.C681] &amp; &quot;; script_info = {sortOrder = &quot; &amp; [.C681] &amp; &quot;;};};&quot;" office:value-type="string" office:string-value="    &quot;EQ_SHIP_VERSION_16&quot; = {sort_order = 3400; script_info = {sortOrder = 3400;};};">
            <text:p><text:s text:c="4"/>"EQ_SHIP_VERSION_16" = {sort_order = 3400; script_info = {sortOrder = 340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7</text:p>
          </table:table-cell>
          <table:table-cell office:value-type="string">
            <text:p>Ship Version 1.7</text:p>
          </table:table-cell>
          <table:table-cell table:formula="of:=([.$B$1] - [.$E$1])  + (ROW([.A682]) - 2) * [.$E$1]" office:value-type="float" office:value="3405">
            <text:p>3405</text:p>
          </table:table-cell>
          <table:table-cell table:formula="of:=&quot;    &quot;&quot;&quot; &amp; [.A682] &amp; &quot;&quot;&quot; = {sort_order = &quot; &amp; [.C682] &amp; &quot;; script_info = {sortOrder = &quot; &amp; [.C682] &amp; &quot;;};};&quot;" office:value-type="string" office:string-value="    &quot;EQ_SHIP_VERSION_17&quot; = {sort_order = 3405; script_info = {sortOrder = 3405;};};">
            <text:p><text:s text:c="4"/>"EQ_SHIP_VERSION_17" = {sort_order = 3405; script_info = {sortOrder = 340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8</text:p>
          </table:table-cell>
          <table:table-cell office:value-type="string">
            <text:p>Ship Version 1.8</text:p>
          </table:table-cell>
          <table:table-cell table:formula="of:=([.$B$1] - [.$E$1])  + (ROW([.A683]) - 2) * [.$E$1]" office:value-type="float" office:value="3410">
            <text:p>3410</text:p>
          </table:table-cell>
          <table:table-cell table:formula="of:=&quot;    &quot;&quot;&quot; &amp; [.A683] &amp; &quot;&quot;&quot; = {sort_order = &quot; &amp; [.C683] &amp; &quot;; script_info = {sortOrder = &quot; &amp; [.C683] &amp; &quot;;};};&quot;" office:value-type="string" office:string-value="    &quot;EQ_SHIP_VERSION_18&quot; = {sort_order = 3410; script_info = {sortOrder = 3410;};};">
            <text:p><text:s text:c="4"/>"EQ_SHIP_VERSION_18" = {sort_order = 3410; script_info = {sortOrder = 341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19</text:p>
          </table:table-cell>
          <table:table-cell office:value-type="string">
            <text:p>Ship Version 1.9</text:p>
          </table:table-cell>
          <table:table-cell table:formula="of:=([.$B$1] - [.$E$1])  + (ROW([.A684]) - 2) * [.$E$1]" office:value-type="float" office:value="3415">
            <text:p>3415</text:p>
          </table:table-cell>
          <table:table-cell table:formula="of:=&quot;    &quot;&quot;&quot; &amp; [.A684] &amp; &quot;&quot;&quot; = {sort_order = &quot; &amp; [.C684] &amp; &quot;; script_info = {sortOrder = &quot; &amp; [.C684] &amp; &quot;;};};&quot;" office:value-type="string" office:string-value="    &quot;EQ_SHIP_VERSION_19&quot; = {sort_order = 3415; script_info = {sortOrder = 3415;};};">
            <text:p><text:s text:c="4"/>"EQ_SHIP_VERSION_19" = {sort_order = 3415; script_info = {sortOrder = 341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0</text:p>
          </table:table-cell>
          <table:table-cell office:value-type="string">
            <text:p>Ship Version 2.0</text:p>
          </table:table-cell>
          <table:table-cell table:formula="of:=([.$B$1] - [.$E$1])  + (ROW([.A685]) - 2) * [.$E$1]" office:value-type="float" office:value="3420">
            <text:p>3420</text:p>
          </table:table-cell>
          <table:table-cell table:formula="of:=&quot;    &quot;&quot;&quot; &amp; [.A685] &amp; &quot;&quot;&quot; = {sort_order = &quot; &amp; [.C685] &amp; &quot;; script_info = {sortOrder = &quot; &amp; [.C685] &amp; &quot;;};};&quot;" office:value-type="string" office:string-value="    &quot;EQ_SHIP_VERSION_20&quot; = {sort_order = 3420; script_info = {sortOrder = 3420;};};">
            <text:p><text:s text:c="4"/>"EQ_SHIP_VERSION_20" = {sort_order = 3420; script_info = {sortOrder = 342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1</text:p>
          </table:table-cell>
          <table:table-cell office:value-type="string">
            <text:p>Ship Version 2.1</text:p>
          </table:table-cell>
          <table:table-cell table:formula="of:=([.$B$1] - [.$E$1])  + (ROW([.A686]) - 2) * [.$E$1]" office:value-type="float" office:value="3425">
            <text:p>3425</text:p>
          </table:table-cell>
          <table:table-cell table:formula="of:=&quot;    &quot;&quot;&quot; &amp; [.A686] &amp; &quot;&quot;&quot; = {sort_order = &quot; &amp; [.C686] &amp; &quot;; script_info = {sortOrder = &quot; &amp; [.C686] &amp; &quot;;};};&quot;" office:value-type="string" office:string-value="    &quot;EQ_SHIP_VERSION_21&quot; = {sort_order = 3425; script_info = {sortOrder = 3425;};};">
            <text:p><text:s text:c="4"/>"EQ_SHIP_VERSION_21" = {sort_order = 3425; script_info = {sortOrder = 342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2</text:p>
          </table:table-cell>
          <table:table-cell office:value-type="string">
            <text:p>Ship Version 2.2</text:p>
          </table:table-cell>
          <table:table-cell table:formula="of:=([.$B$1] - [.$E$1])  + (ROW([.A687]) - 2) * [.$E$1]" office:value-type="float" office:value="3430">
            <text:p>3430</text:p>
          </table:table-cell>
          <table:table-cell table:formula="of:=&quot;    &quot;&quot;&quot; &amp; [.A687] &amp; &quot;&quot;&quot; = {sort_order = &quot; &amp; [.C687] &amp; &quot;; script_info = {sortOrder = &quot; &amp; [.C687] &amp; &quot;;};};&quot;" office:value-type="string" office:string-value="    &quot;EQ_SHIP_VERSION_22&quot; = {sort_order = 3430; script_info = {sortOrder = 3430;};};">
            <text:p><text:s text:c="4"/>"EQ_SHIP_VERSION_22" = {sort_order = 3430; script_info = {sortOrder = 343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3</text:p>
          </table:table-cell>
          <table:table-cell office:value-type="string">
            <text:p>Ship Version 2.3</text:p>
          </table:table-cell>
          <table:table-cell table:formula="of:=([.$B$1] - [.$E$1])  + (ROW([.A688]) - 2) * [.$E$1]" office:value-type="float" office:value="3435">
            <text:p>3435</text:p>
          </table:table-cell>
          <table:table-cell table:formula="of:=&quot;    &quot;&quot;&quot; &amp; [.A688] &amp; &quot;&quot;&quot; = {sort_order = &quot; &amp; [.C688] &amp; &quot;; script_info = {sortOrder = &quot; &amp; [.C688] &amp; &quot;;};};&quot;" office:value-type="string" office:string-value="    &quot;EQ_SHIP_VERSION_23&quot; = {sort_order = 3435; script_info = {sortOrder = 3435;};};">
            <text:p><text:s text:c="4"/>"EQ_SHIP_VERSION_23" = {sort_order = 3435; script_info = {sortOrder = 343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4</text:p>
          </table:table-cell>
          <table:table-cell office:value-type="string">
            <text:p>Ship Version 2.4</text:p>
          </table:table-cell>
          <table:table-cell table:formula="of:=([.$B$1] - [.$E$1])  + (ROW([.A689]) - 2) * [.$E$1]" office:value-type="float" office:value="3440">
            <text:p>3440</text:p>
          </table:table-cell>
          <table:table-cell table:formula="of:=&quot;    &quot;&quot;&quot; &amp; [.A689] &amp; &quot;&quot;&quot; = {sort_order = &quot; &amp; [.C689] &amp; &quot;; script_info = {sortOrder = &quot; &amp; [.C689] &amp; &quot;;};};&quot;" office:value-type="string" office:string-value="    &quot;EQ_SHIP_VERSION_24&quot; = {sort_order = 3440; script_info = {sortOrder = 3440;};};">
            <text:p><text:s text:c="4"/>"EQ_SHIP_VERSION_24" = {sort_order = 3440; script_info = {sortOrder = 344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5</text:p>
          </table:table-cell>
          <table:table-cell office:value-type="string">
            <text:p>Ship Version 2.5</text:p>
          </table:table-cell>
          <table:table-cell table:formula="of:=([.$B$1] - [.$E$1])  + (ROW([.A690]) - 2) * [.$E$1]" office:value-type="float" office:value="3445">
            <text:p>3445</text:p>
          </table:table-cell>
          <table:table-cell table:formula="of:=&quot;    &quot;&quot;&quot; &amp; [.A690] &amp; &quot;&quot;&quot; = {sort_order = &quot; &amp; [.C690] &amp; &quot;; script_info = {sortOrder = &quot; &amp; [.C690] &amp; &quot;;};};&quot;" office:value-type="string" office:string-value="    &quot;EQ_SHIP_VERSION_25&quot; = {sort_order = 3445; script_info = {sortOrder = 3445;};};">
            <text:p><text:s text:c="4"/>"EQ_SHIP_VERSION_25" = {sort_order = 3445; script_info = {sortOrder = 344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6</text:p>
          </table:table-cell>
          <table:table-cell office:value-type="string">
            <text:p>Ship Version 2.6</text:p>
          </table:table-cell>
          <table:table-cell table:formula="of:=([.$B$1] - [.$E$1])  + (ROW([.A691]) - 2) * [.$E$1]" office:value-type="float" office:value="3450">
            <text:p>3450</text:p>
          </table:table-cell>
          <table:table-cell table:formula="of:=&quot;    &quot;&quot;&quot; &amp; [.A691] &amp; &quot;&quot;&quot; = {sort_order = &quot; &amp; [.C691] &amp; &quot;; script_info = {sortOrder = &quot; &amp; [.C691] &amp; &quot;;};};&quot;" office:value-type="string" office:string-value="    &quot;EQ_SHIP_VERSION_26&quot; = {sort_order = 3450; script_info = {sortOrder = 3450;};};">
            <text:p><text:s text:c="4"/>"EQ_SHIP_VERSION_26" = {sort_order = 3450; script_info = {sortOrder = 345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7</text:p>
          </table:table-cell>
          <table:table-cell office:value-type="string">
            <text:p>Ship Version 2.7</text:p>
          </table:table-cell>
          <table:table-cell table:formula="of:=([.$B$1] - [.$E$1])  + (ROW([.A692]) - 2) * [.$E$1]" office:value-type="float" office:value="3455">
            <text:p>3455</text:p>
          </table:table-cell>
          <table:table-cell table:formula="of:=&quot;    &quot;&quot;&quot; &amp; [.A692] &amp; &quot;&quot;&quot; = {sort_order = &quot; &amp; [.C692] &amp; &quot;; script_info = {sortOrder = &quot; &amp; [.C692] &amp; &quot;;};};&quot;" office:value-type="string" office:string-value="    &quot;EQ_SHIP_VERSION_27&quot; = {sort_order = 3455; script_info = {sortOrder = 3455;};};">
            <text:p><text:s text:c="4"/>"EQ_SHIP_VERSION_27" = {sort_order = 3455; script_info = {sortOrder = 345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8</text:p>
          </table:table-cell>
          <table:table-cell office:value-type="string">
            <text:p>Ship Version 2.8</text:p>
          </table:table-cell>
          <table:table-cell table:formula="of:=([.$B$1] - [.$E$1])  + (ROW([.A693]) - 2) * [.$E$1]" office:value-type="float" office:value="3460">
            <text:p>3460</text:p>
          </table:table-cell>
          <table:table-cell table:formula="of:=&quot;    &quot;&quot;&quot; &amp; [.A693] &amp; &quot;&quot;&quot; = {sort_order = &quot; &amp; [.C693] &amp; &quot;; script_info = {sortOrder = &quot; &amp; [.C693] &amp; &quot;;};};&quot;" office:value-type="string" office:string-value="    &quot;EQ_SHIP_VERSION_28&quot; = {sort_order = 3460; script_info = {sortOrder = 3460;};};">
            <text:p><text:s text:c="4"/>"EQ_SHIP_VERSION_28" = {sort_order = 3460; script_info = {sortOrder = 346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29</text:p>
          </table:table-cell>
          <table:table-cell office:value-type="string">
            <text:p>Ship Version 2.9</text:p>
          </table:table-cell>
          <table:table-cell table:formula="of:=([.$B$1] - [.$E$1])  + (ROW([.A694]) - 2) * [.$E$1]" office:value-type="float" office:value="3465">
            <text:p>3465</text:p>
          </table:table-cell>
          <table:table-cell table:formula="of:=&quot;    &quot;&quot;&quot; &amp; [.A694] &amp; &quot;&quot;&quot; = {sort_order = &quot; &amp; [.C694] &amp; &quot;; script_info = {sortOrder = &quot; &amp; [.C694] &amp; &quot;;};};&quot;" office:value-type="string" office:string-value="    &quot;EQ_SHIP_VERSION_29&quot; = {sort_order = 3465; script_info = {sortOrder = 3465;};};">
            <text:p><text:s text:c="4"/>"EQ_SHIP_VERSION_29" = {sort_order = 3465; script_info = {sortOrder = 346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0</text:p>
          </table:table-cell>
          <table:table-cell office:value-type="string">
            <text:p>Ship Version 3.0</text:p>
          </table:table-cell>
          <table:table-cell table:formula="of:=([.$B$1] - [.$E$1])  + (ROW([.A695]) - 2) * [.$E$1]" office:value-type="float" office:value="3470">
            <text:p>3470</text:p>
          </table:table-cell>
          <table:table-cell table:formula="of:=&quot;    &quot;&quot;&quot; &amp; [.A695] &amp; &quot;&quot;&quot; = {sort_order = &quot; &amp; [.C695] &amp; &quot;; script_info = {sortOrder = &quot; &amp; [.C695] &amp; &quot;;};};&quot;" office:value-type="string" office:string-value="    &quot;EQ_SHIP_VERSION_30&quot; = {sort_order = 3470; script_info = {sortOrder = 3470;};};">
            <text:p><text:s text:c="4"/>"EQ_SHIP_VERSION_30" = {sort_order = 3470; script_info = {sortOrder = 347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1</text:p>
          </table:table-cell>
          <table:table-cell office:value-type="string">
            <text:p>Ship Version 3.1</text:p>
          </table:table-cell>
          <table:table-cell table:formula="of:=([.$B$1] - [.$E$1])  + (ROW([.A696]) - 2) * [.$E$1]" office:value-type="float" office:value="3475">
            <text:p>3475</text:p>
          </table:table-cell>
          <table:table-cell table:formula="of:=&quot;    &quot;&quot;&quot; &amp; [.A696] &amp; &quot;&quot;&quot; = {sort_order = &quot; &amp; [.C696] &amp; &quot;; script_info = {sortOrder = &quot; &amp; [.C696] &amp; &quot;;};};&quot;" office:value-type="string" office:string-value="    &quot;EQ_SHIP_VERSION_31&quot; = {sort_order = 3475; script_info = {sortOrder = 3475;};};">
            <text:p><text:s text:c="4"/>"EQ_SHIP_VERSION_31" = {sort_order = 3475; script_info = {sortOrder = 347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2</text:p>
          </table:table-cell>
          <table:table-cell office:value-type="string">
            <text:p>Ship Version 3.2</text:p>
          </table:table-cell>
          <table:table-cell table:formula="of:=([.$B$1] - [.$E$1])  + (ROW([.A697]) - 2) * [.$E$1]" office:value-type="float" office:value="3480">
            <text:p>3480</text:p>
          </table:table-cell>
          <table:table-cell table:formula="of:=&quot;    &quot;&quot;&quot; &amp; [.A697] &amp; &quot;&quot;&quot; = {sort_order = &quot; &amp; [.C697] &amp; &quot;; script_info = {sortOrder = &quot; &amp; [.C697] &amp; &quot;;};};&quot;" office:value-type="string" office:string-value="    &quot;EQ_SHIP_VERSION_32&quot; = {sort_order = 3480; script_info = {sortOrder = 3480;};};">
            <text:p><text:s text:c="4"/>"EQ_SHIP_VERSION_32" = {sort_order = 3480; script_info = {sortOrder = 348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3</text:p>
          </table:table-cell>
          <table:table-cell office:value-type="string">
            <text:p>Ship Version 3.3</text:p>
          </table:table-cell>
          <table:table-cell table:formula="of:=([.$B$1] - [.$E$1])  + (ROW([.A698]) - 2) * [.$E$1]" office:value-type="float" office:value="3485">
            <text:p>3485</text:p>
          </table:table-cell>
          <table:table-cell table:formula="of:=&quot;    &quot;&quot;&quot; &amp; [.A698] &amp; &quot;&quot;&quot; = {sort_order = &quot; &amp; [.C698] &amp; &quot;; script_info = {sortOrder = &quot; &amp; [.C698] &amp; &quot;;};};&quot;" office:value-type="string" office:string-value="    &quot;EQ_SHIP_VERSION_33&quot; = {sort_order = 3485; script_info = {sortOrder = 3485;};};">
            <text:p><text:s text:c="4"/>"EQ_SHIP_VERSION_33" = {sort_order = 3485; script_info = {sortOrder = 348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4</text:p>
          </table:table-cell>
          <table:table-cell office:value-type="string">
            <text:p>Ship Version 3.4</text:p>
          </table:table-cell>
          <table:table-cell table:formula="of:=([.$B$1] - [.$E$1])  + (ROW([.A699]) - 2) * [.$E$1]" office:value-type="float" office:value="3490">
            <text:p>3490</text:p>
          </table:table-cell>
          <table:table-cell table:formula="of:=&quot;    &quot;&quot;&quot; &amp; [.A699] &amp; &quot;&quot;&quot; = {sort_order = &quot; &amp; [.C699] &amp; &quot;; script_info = {sortOrder = &quot; &amp; [.C699] &amp; &quot;;};};&quot;" office:value-type="string" office:string-value="    &quot;EQ_SHIP_VERSION_34&quot; = {sort_order = 3490; script_info = {sortOrder = 3490;};};">
            <text:p><text:s text:c="4"/>"EQ_SHIP_VERSION_34" = {sort_order = 3490; script_info = {sortOrder = 349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5</text:p>
          </table:table-cell>
          <table:table-cell office:value-type="string">
            <text:p>Ship Version 3.5</text:p>
          </table:table-cell>
          <table:table-cell table:formula="of:=([.$B$1] - [.$E$1])  + (ROW([.A700]) - 2) * [.$E$1]" office:value-type="float" office:value="3495">
            <text:p>3495</text:p>
          </table:table-cell>
          <table:table-cell table:formula="of:=&quot;    &quot;&quot;&quot; &amp; [.A700] &amp; &quot;&quot;&quot; = {sort_order = &quot; &amp; [.C700] &amp; &quot;; script_info = {sortOrder = &quot; &amp; [.C700] &amp; &quot;;};};&quot;" office:value-type="string" office:string-value="    &quot;EQ_SHIP_VERSION_35&quot; = {sort_order = 3495; script_info = {sortOrder = 3495;};};">
            <text:p><text:s text:c="4"/>"EQ_SHIP_VERSION_35" = {sort_order = 3495; script_info = {sortOrder = 349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6</text:p>
          </table:table-cell>
          <table:table-cell office:value-type="string">
            <text:p>Ship Version 3.6</text:p>
          </table:table-cell>
          <table:table-cell table:formula="of:=([.$B$1] - [.$E$1])  + (ROW([.A701]) - 2) * [.$E$1]" office:value-type="float" office:value="3500">
            <text:p>3500</text:p>
          </table:table-cell>
          <table:table-cell table:formula="of:=&quot;    &quot;&quot;&quot; &amp; [.A701] &amp; &quot;&quot;&quot; = {sort_order = &quot; &amp; [.C701] &amp; &quot;; script_info = {sortOrder = &quot; &amp; [.C701] &amp; &quot;;};};&quot;" office:value-type="string" office:string-value="    &quot;EQ_SHIP_VERSION_36&quot; = {sort_order = 3500; script_info = {sortOrder = 3500;};};">
            <text:p><text:s text:c="4"/>"EQ_SHIP_VERSION_36" = {sort_order = 3500; script_info = {sortOrder = 350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7</text:p>
          </table:table-cell>
          <table:table-cell office:value-type="string">
            <text:p>Ship Version 3.7</text:p>
          </table:table-cell>
          <table:table-cell table:formula="of:=([.$B$1] - [.$E$1])  + (ROW([.A702]) - 2) * [.$E$1]" office:value-type="float" office:value="3505">
            <text:p>3505</text:p>
          </table:table-cell>
          <table:table-cell table:formula="of:=&quot;    &quot;&quot;&quot; &amp; [.A702] &amp; &quot;&quot;&quot; = {sort_order = &quot; &amp; [.C702] &amp; &quot;; script_info = {sortOrder = &quot; &amp; [.C702] &amp; &quot;;};};&quot;" office:value-type="string" office:string-value="    &quot;EQ_SHIP_VERSION_37&quot; = {sort_order = 3505; script_info = {sortOrder = 3505;};};">
            <text:p><text:s text:c="4"/>"EQ_SHIP_VERSION_37" = {sort_order = 3505; script_info = {sortOrder = 350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8</text:p>
          </table:table-cell>
          <table:table-cell office:value-type="string">
            <text:p>Ship Version 3.8</text:p>
          </table:table-cell>
          <table:table-cell table:formula="of:=([.$B$1] - [.$E$1])  + (ROW([.A703]) - 2) * [.$E$1]" office:value-type="float" office:value="3510">
            <text:p>3510</text:p>
          </table:table-cell>
          <table:table-cell table:formula="of:=&quot;    &quot;&quot;&quot; &amp; [.A703] &amp; &quot;&quot;&quot; = {sort_order = &quot; &amp; [.C703] &amp; &quot;; script_info = {sortOrder = &quot; &amp; [.C703] &amp; &quot;;};};&quot;" office:value-type="string" office:string-value="    &quot;EQ_SHIP_VERSION_38&quot; = {sort_order = 3510; script_info = {sortOrder = 3510;};};">
            <text:p><text:s text:c="4"/>"EQ_SHIP_VERSION_38" = {sort_order = 3510; script_info = {sortOrder = 351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39</text:p>
          </table:table-cell>
          <table:table-cell office:value-type="string">
            <text:p>Ship Version 3.9</text:p>
          </table:table-cell>
          <table:table-cell table:formula="of:=([.$B$1] - [.$E$1])  + (ROW([.A704]) - 2) * [.$E$1]" office:value-type="float" office:value="3515">
            <text:p>3515</text:p>
          </table:table-cell>
          <table:table-cell table:formula="of:=&quot;    &quot;&quot;&quot; &amp; [.A704] &amp; &quot;&quot;&quot; = {sort_order = &quot; &amp; [.C704] &amp; &quot;; script_info = {sortOrder = &quot; &amp; [.C704] &amp; &quot;;};};&quot;" office:value-type="string" office:string-value="    &quot;EQ_SHIP_VERSION_39&quot; = {sort_order = 3515; script_info = {sortOrder = 3515;};};">
            <text:p><text:s text:c="4"/>"EQ_SHIP_VERSION_39" = {sort_order = 3515; script_info = {sortOrder = 351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0</text:p>
          </table:table-cell>
          <table:table-cell office:value-type="string">
            <text:p>Ship Version 4.0</text:p>
          </table:table-cell>
          <table:table-cell table:formula="of:=([.$B$1] - [.$E$1])  + (ROW([.A705]) - 2) * [.$E$1]" office:value-type="float" office:value="3520">
            <text:p>3520</text:p>
          </table:table-cell>
          <table:table-cell table:formula="of:=&quot;    &quot;&quot;&quot; &amp; [.A705] &amp; &quot;&quot;&quot; = {sort_order = &quot; &amp; [.C705] &amp; &quot;; script_info = {sortOrder = &quot; &amp; [.C705] &amp; &quot;;};};&quot;" office:value-type="string" office:string-value="    &quot;EQ_SHIP_VERSION_40&quot; = {sort_order = 3520; script_info = {sortOrder = 3520;};};">
            <text:p><text:s text:c="4"/>"EQ_SHIP_VERSION_40" = {sort_order = 3520; script_info = {sortOrder = 352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1</text:p>
          </table:table-cell>
          <table:table-cell office:value-type="string">
            <text:p>Ship Version 4.1</text:p>
          </table:table-cell>
          <table:table-cell table:formula="of:=([.$B$1] - [.$E$1])  + (ROW([.A706]) - 2) * [.$E$1]" office:value-type="float" office:value="3525">
            <text:p>3525</text:p>
          </table:table-cell>
          <table:table-cell table:formula="of:=&quot;    &quot;&quot;&quot; &amp; [.A706] &amp; &quot;&quot;&quot; = {sort_order = &quot; &amp; [.C706] &amp; &quot;; script_info = {sortOrder = &quot; &amp; [.C706] &amp; &quot;;};};&quot;" office:value-type="string" office:string-value="    &quot;EQ_SHIP_VERSION_41&quot; = {sort_order = 3525; script_info = {sortOrder = 3525;};};">
            <text:p><text:s text:c="4"/>"EQ_SHIP_VERSION_41" = {sort_order = 3525; script_info = {sortOrder = 352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2</text:p>
          </table:table-cell>
          <table:table-cell office:value-type="string">
            <text:p>Ship Version 4.2</text:p>
          </table:table-cell>
          <table:table-cell table:formula="of:=([.$B$1] - [.$E$1])  + (ROW([.A707]) - 2) * [.$E$1]" office:value-type="float" office:value="3530">
            <text:p>3530</text:p>
          </table:table-cell>
          <table:table-cell table:formula="of:=&quot;    &quot;&quot;&quot; &amp; [.A707] &amp; &quot;&quot;&quot; = {sort_order = &quot; &amp; [.C707] &amp; &quot;; script_info = {sortOrder = &quot; &amp; [.C707] &amp; &quot;;};};&quot;" office:value-type="string" office:string-value="    &quot;EQ_SHIP_VERSION_42&quot; = {sort_order = 3530; script_info = {sortOrder = 3530;};};">
            <text:p><text:s text:c="4"/>"EQ_SHIP_VERSION_42" = {sort_order = 3530; script_info = {sortOrder = 353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3</text:p>
          </table:table-cell>
          <table:table-cell office:value-type="string">
            <text:p>Ship Version 4.3</text:p>
          </table:table-cell>
          <table:table-cell table:formula="of:=([.$B$1] - [.$E$1])  + (ROW([.A708]) - 2) * [.$E$1]" office:value-type="float" office:value="3535">
            <text:p>3535</text:p>
          </table:table-cell>
          <table:table-cell table:formula="of:=&quot;    &quot;&quot;&quot; &amp; [.A708] &amp; &quot;&quot;&quot; = {sort_order = &quot; &amp; [.C708] &amp; &quot;; script_info = {sortOrder = &quot; &amp; [.C708] &amp; &quot;;};};&quot;" office:value-type="string" office:string-value="    &quot;EQ_SHIP_VERSION_43&quot; = {sort_order = 3535; script_info = {sortOrder = 3535;};};">
            <text:p><text:s text:c="4"/>"EQ_SHIP_VERSION_43" = {sort_order = 3535; script_info = {sortOrder = 353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4</text:p>
          </table:table-cell>
          <table:table-cell office:value-type="string">
            <text:p>Ship Version 4.4</text:p>
          </table:table-cell>
          <table:table-cell table:formula="of:=([.$B$1] - [.$E$1])  + (ROW([.A709]) - 2) * [.$E$1]" office:value-type="float" office:value="3540">
            <text:p>3540</text:p>
          </table:table-cell>
          <table:table-cell table:formula="of:=&quot;    &quot;&quot;&quot; &amp; [.A709] &amp; &quot;&quot;&quot; = {sort_order = &quot; &amp; [.C709] &amp; &quot;; script_info = {sortOrder = &quot; &amp; [.C709] &amp; &quot;;};};&quot;" office:value-type="string" office:string-value="    &quot;EQ_SHIP_VERSION_44&quot; = {sort_order = 3540; script_info = {sortOrder = 3540;};};">
            <text:p><text:s text:c="4"/>"EQ_SHIP_VERSION_44" = {sort_order = 3540; script_info = {sortOrder = 354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5</text:p>
          </table:table-cell>
          <table:table-cell office:value-type="string">
            <text:p>Ship Version 4.5</text:p>
          </table:table-cell>
          <table:table-cell table:formula="of:=([.$B$1] - [.$E$1])  + (ROW([.A710]) - 2) * [.$E$1]" office:value-type="float" office:value="3545">
            <text:p>3545</text:p>
          </table:table-cell>
          <table:table-cell table:formula="of:=&quot;    &quot;&quot;&quot; &amp; [.A710] &amp; &quot;&quot;&quot; = {sort_order = &quot; &amp; [.C710] &amp; &quot;; script_info = {sortOrder = &quot; &amp; [.C710] &amp; &quot;;};};&quot;" office:value-type="string" office:string-value="    &quot;EQ_SHIP_VERSION_45&quot; = {sort_order = 3545; script_info = {sortOrder = 3545;};};">
            <text:p><text:s text:c="4"/>"EQ_SHIP_VERSION_45" = {sort_order = 3545; script_info = {sortOrder = 354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6</text:p>
          </table:table-cell>
          <table:table-cell office:value-type="string">
            <text:p>Ship Version 4.6</text:p>
          </table:table-cell>
          <table:table-cell table:formula="of:=([.$B$1] - [.$E$1])  + (ROW([.A711]) - 2) * [.$E$1]" office:value-type="float" office:value="3550">
            <text:p>3550</text:p>
          </table:table-cell>
          <table:table-cell table:formula="of:=&quot;    &quot;&quot;&quot; &amp; [.A711] &amp; &quot;&quot;&quot; = {sort_order = &quot; &amp; [.C711] &amp; &quot;; script_info = {sortOrder = &quot; &amp; [.C711] &amp; &quot;;};};&quot;" office:value-type="string" office:string-value="    &quot;EQ_SHIP_VERSION_46&quot; = {sort_order = 3550; script_info = {sortOrder = 3550;};};">
            <text:p><text:s text:c="4"/>"EQ_SHIP_VERSION_46" = {sort_order = 3550; script_info = {sortOrder = 355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7</text:p>
          </table:table-cell>
          <table:table-cell office:value-type="string">
            <text:p>Ship Version 4.7</text:p>
          </table:table-cell>
          <table:table-cell table:formula="of:=([.$B$1] - [.$E$1])  + (ROW([.A712]) - 2) * [.$E$1]" office:value-type="float" office:value="3555">
            <text:p>3555</text:p>
          </table:table-cell>
          <table:table-cell table:formula="of:=&quot;    &quot;&quot;&quot; &amp; [.A712] &amp; &quot;&quot;&quot; = {sort_order = &quot; &amp; [.C712] &amp; &quot;; script_info = {sortOrder = &quot; &amp; [.C712] &amp; &quot;;};};&quot;" office:value-type="string" office:string-value="    &quot;EQ_SHIP_VERSION_47&quot; = {sort_order = 3555; script_info = {sortOrder = 3555;};};">
            <text:p><text:s text:c="4"/>"EQ_SHIP_VERSION_47" = {sort_order = 3555; script_info = {sortOrder = 355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8</text:p>
          </table:table-cell>
          <table:table-cell office:value-type="string">
            <text:p>Ship Version 4.8</text:p>
          </table:table-cell>
          <table:table-cell table:formula="of:=([.$B$1] - [.$E$1])  + (ROW([.A713]) - 2) * [.$E$1]" office:value-type="float" office:value="3560">
            <text:p>3560</text:p>
          </table:table-cell>
          <table:table-cell table:formula="of:=&quot;    &quot;&quot;&quot; &amp; [.A713] &amp; &quot;&quot;&quot; = {sort_order = &quot; &amp; [.C713] &amp; &quot;; script_info = {sortOrder = &quot; &amp; [.C713] &amp; &quot;;};};&quot;" office:value-type="string" office:string-value="    &quot;EQ_SHIP_VERSION_48&quot; = {sort_order = 3560; script_info = {sortOrder = 3560;};};">
            <text:p><text:s text:c="4"/>"EQ_SHIP_VERSION_48" = {sort_order = 3560; script_info = {sortOrder = 356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49</text:p>
          </table:table-cell>
          <table:table-cell office:value-type="string">
            <text:p>Ship Version 4.9</text:p>
          </table:table-cell>
          <table:table-cell table:formula="of:=([.$B$1] - [.$E$1])  + (ROW([.A714]) - 2) * [.$E$1]" office:value-type="float" office:value="3565">
            <text:p>3565</text:p>
          </table:table-cell>
          <table:table-cell table:formula="of:=&quot;    &quot;&quot;&quot; &amp; [.A714] &amp; &quot;&quot;&quot; = {sort_order = &quot; &amp; [.C714] &amp; &quot;; script_info = {sortOrder = &quot; &amp; [.C714] &amp; &quot;;};};&quot;" office:value-type="string" office:string-value="    &quot;EQ_SHIP_VERSION_49&quot; = {sort_order = 3565; script_info = {sortOrder = 3565;};};">
            <text:p><text:s text:c="4"/>"EQ_SHIP_VERSION_49" = {sort_order = 3565; script_info = {sortOrder = 356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0</text:p>
          </table:table-cell>
          <table:table-cell office:value-type="string">
            <text:p>Ship Version 5.0</text:p>
          </table:table-cell>
          <table:table-cell table:formula="of:=([.$B$1] - [.$E$1])  + (ROW([.A715]) - 2) * [.$E$1]" office:value-type="float" office:value="3570">
            <text:p>3570</text:p>
          </table:table-cell>
          <table:table-cell table:formula="of:=&quot;    &quot;&quot;&quot; &amp; [.A715] &amp; &quot;&quot;&quot; = {sort_order = &quot; &amp; [.C715] &amp; &quot;; script_info = {sortOrder = &quot; &amp; [.C715] &amp; &quot;;};};&quot;" office:value-type="string" office:string-value="    &quot;EQ_SHIP_VERSION_50&quot; = {sort_order = 3570; script_info = {sortOrder = 3570;};};">
            <text:p><text:s text:c="4"/>"EQ_SHIP_VERSION_50" = {sort_order = 3570; script_info = {sortOrder = 357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1</text:p>
          </table:table-cell>
          <table:table-cell office:value-type="string">
            <text:p>Ship Version 5.1</text:p>
          </table:table-cell>
          <table:table-cell table:formula="of:=([.$B$1] - [.$E$1])  + (ROW([.A716]) - 2) * [.$E$1]" office:value-type="float" office:value="3575">
            <text:p>3575</text:p>
          </table:table-cell>
          <table:table-cell table:formula="of:=&quot;    &quot;&quot;&quot; &amp; [.A716] &amp; &quot;&quot;&quot; = {sort_order = &quot; &amp; [.C716] &amp; &quot;; script_info = {sortOrder = &quot; &amp; [.C716] &amp; &quot;;};};&quot;" office:value-type="string" office:string-value="    &quot;EQ_SHIP_VERSION_51&quot; = {sort_order = 3575; script_info = {sortOrder = 3575;};};">
            <text:p><text:s text:c="4"/>"EQ_SHIP_VERSION_51" = {sort_order = 3575; script_info = {sortOrder = 357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2</text:p>
          </table:table-cell>
          <table:table-cell office:value-type="string">
            <text:p>Ship Version 5.2</text:p>
          </table:table-cell>
          <table:table-cell table:formula="of:=([.$B$1] - [.$E$1])  + (ROW([.A717]) - 2) * [.$E$1]" office:value-type="float" office:value="3580">
            <text:p>3580</text:p>
          </table:table-cell>
          <table:table-cell table:formula="of:=&quot;    &quot;&quot;&quot; &amp; [.A717] &amp; &quot;&quot;&quot; = {sort_order = &quot; &amp; [.C717] &amp; &quot;; script_info = {sortOrder = &quot; &amp; [.C717] &amp; &quot;;};};&quot;" office:value-type="string" office:string-value="    &quot;EQ_SHIP_VERSION_52&quot; = {sort_order = 3580; script_info = {sortOrder = 3580;};};">
            <text:p><text:s text:c="4"/>"EQ_SHIP_VERSION_52" = {sort_order = 3580; script_info = {sortOrder = 358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3</text:p>
          </table:table-cell>
          <table:table-cell office:value-type="string">
            <text:p>Ship Version 5.3</text:p>
          </table:table-cell>
          <table:table-cell table:formula="of:=([.$B$1] - [.$E$1])  + (ROW([.A718]) - 2) * [.$E$1]" office:value-type="float" office:value="3585">
            <text:p>3585</text:p>
          </table:table-cell>
          <table:table-cell table:formula="of:=&quot;    &quot;&quot;&quot; &amp; [.A718] &amp; &quot;&quot;&quot; = {sort_order = &quot; &amp; [.C718] &amp; &quot;; script_info = {sortOrder = &quot; &amp; [.C718] &amp; &quot;;};};&quot;" office:value-type="string" office:string-value="    &quot;EQ_SHIP_VERSION_53&quot; = {sort_order = 3585; script_info = {sortOrder = 3585;};};">
            <text:p><text:s text:c="4"/>"EQ_SHIP_VERSION_53" = {sort_order = 3585; script_info = {sortOrder = 358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4</text:p>
          </table:table-cell>
          <table:table-cell office:value-type="string">
            <text:p>Ship Version 5.4</text:p>
          </table:table-cell>
          <table:table-cell table:formula="of:=([.$B$1] - [.$E$1])  + (ROW([.A719]) - 2) * [.$E$1]" office:value-type="float" office:value="3590">
            <text:p>3590</text:p>
          </table:table-cell>
          <table:table-cell table:formula="of:=&quot;    &quot;&quot;&quot; &amp; [.A719] &amp; &quot;&quot;&quot; = {sort_order = &quot; &amp; [.C719] &amp; &quot;; script_info = {sortOrder = &quot; &amp; [.C719] &amp; &quot;;};};&quot;" office:value-type="string" office:string-value="    &quot;EQ_SHIP_VERSION_54&quot; = {sort_order = 3590; script_info = {sortOrder = 3590;};};">
            <text:p><text:s text:c="4"/>"EQ_SHIP_VERSION_54" = {sort_order = 3590; script_info = {sortOrder = 359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5</text:p>
          </table:table-cell>
          <table:table-cell office:value-type="string">
            <text:p>Ship Version 5.5</text:p>
          </table:table-cell>
          <table:table-cell table:formula="of:=([.$B$1] - [.$E$1])  + (ROW([.A720]) - 2) * [.$E$1]" office:value-type="float" office:value="3595">
            <text:p>3595</text:p>
          </table:table-cell>
          <table:table-cell table:formula="of:=&quot;    &quot;&quot;&quot; &amp; [.A720] &amp; &quot;&quot;&quot; = {sort_order = &quot; &amp; [.C720] &amp; &quot;; script_info = {sortOrder = &quot; &amp; [.C720] &amp; &quot;;};};&quot;" office:value-type="string" office:string-value="    &quot;EQ_SHIP_VERSION_55&quot; = {sort_order = 3595; script_info = {sortOrder = 3595;};};">
            <text:p><text:s text:c="4"/>"EQ_SHIP_VERSION_55" = {sort_order = 3595; script_info = {sortOrder = 359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6</text:p>
          </table:table-cell>
          <table:table-cell office:value-type="string">
            <text:p>Ship Version 5.6</text:p>
          </table:table-cell>
          <table:table-cell table:formula="of:=([.$B$1] - [.$E$1])  + (ROW([.A721]) - 2) * [.$E$1]" office:value-type="float" office:value="3600">
            <text:p>3600</text:p>
          </table:table-cell>
          <table:table-cell table:formula="of:=&quot;    &quot;&quot;&quot; &amp; [.A721] &amp; &quot;&quot;&quot; = {sort_order = &quot; &amp; [.C721] &amp; &quot;; script_info = {sortOrder = &quot; &amp; [.C721] &amp; &quot;;};};&quot;" office:value-type="string" office:string-value="    &quot;EQ_SHIP_VERSION_56&quot; = {sort_order = 3600; script_info = {sortOrder = 3600;};};">
            <text:p><text:s text:c="4"/>"EQ_SHIP_VERSION_56" = {sort_order = 3600; script_info = {sortOrder = 360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7</text:p>
          </table:table-cell>
          <table:table-cell office:value-type="string">
            <text:p>Ship Version 5.7</text:p>
          </table:table-cell>
          <table:table-cell table:formula="of:=([.$B$1] - [.$E$1])  + (ROW([.A722]) - 2) * [.$E$1]" office:value-type="float" office:value="3605">
            <text:p>3605</text:p>
          </table:table-cell>
          <table:table-cell table:formula="of:=&quot;    &quot;&quot;&quot; &amp; [.A722] &amp; &quot;&quot;&quot; = {sort_order = &quot; &amp; [.C722] &amp; &quot;; script_info = {sortOrder = &quot; &amp; [.C722] &amp; &quot;;};};&quot;" office:value-type="string" office:string-value="    &quot;EQ_SHIP_VERSION_57&quot; = {sort_order = 3605; script_info = {sortOrder = 3605;};};">
            <text:p><text:s text:c="4"/>"EQ_SHIP_VERSION_57" = {sort_order = 3605; script_info = {sortOrder = 360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8</text:p>
          </table:table-cell>
          <table:table-cell office:value-type="string">
            <text:p>Ship Version 5.8</text:p>
          </table:table-cell>
          <table:table-cell table:formula="of:=([.$B$1] - [.$E$1])  + (ROW([.A723]) - 2) * [.$E$1]" office:value-type="float" office:value="3610">
            <text:p>3610</text:p>
          </table:table-cell>
          <table:table-cell table:formula="of:=&quot;    &quot;&quot;&quot; &amp; [.A723] &amp; &quot;&quot;&quot; = {sort_order = &quot; &amp; [.C723] &amp; &quot;; script_info = {sortOrder = &quot; &amp; [.C723] &amp; &quot;;};};&quot;" office:value-type="string" office:string-value="    &quot;EQ_SHIP_VERSION_58&quot; = {sort_order = 3610; script_info = {sortOrder = 3610;};};">
            <text:p><text:s text:c="4"/>"EQ_SHIP_VERSION_58" = {sort_order = 3610; script_info = {sortOrder = 361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59</text:p>
          </table:table-cell>
          <table:table-cell office:value-type="string">
            <text:p>Ship Version 5.9</text:p>
          </table:table-cell>
          <table:table-cell table:formula="of:=([.$B$1] - [.$E$1])  + (ROW([.A724]) - 2) * [.$E$1]" office:value-type="float" office:value="3615">
            <text:p>3615</text:p>
          </table:table-cell>
          <table:table-cell table:formula="of:=&quot;    &quot;&quot;&quot; &amp; [.A724] &amp; &quot;&quot;&quot; = {sort_order = &quot; &amp; [.C724] &amp; &quot;; script_info = {sortOrder = &quot; &amp; [.C724] &amp; &quot;;};};&quot;" office:value-type="string" office:string-value="    &quot;EQ_SHIP_VERSION_59&quot; = {sort_order = 3615; script_info = {sortOrder = 3615;};};">
            <text:p><text:s text:c="4"/>"EQ_SHIP_VERSION_59" = {sort_order = 3615; script_info = {sortOrder = 361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0</text:p>
          </table:table-cell>
          <table:table-cell office:value-type="string">
            <text:p>Ship Version 6.0</text:p>
          </table:table-cell>
          <table:table-cell table:formula="of:=([.$B$1] - [.$E$1])  + (ROW([.A725]) - 2) * [.$E$1]" office:value-type="float" office:value="3620">
            <text:p>3620</text:p>
          </table:table-cell>
          <table:table-cell table:formula="of:=&quot;    &quot;&quot;&quot; &amp; [.A725] &amp; &quot;&quot;&quot; = {sort_order = &quot; &amp; [.C725] &amp; &quot;; script_info = {sortOrder = &quot; &amp; [.C725] &amp; &quot;;};};&quot;" office:value-type="string" office:string-value="    &quot;EQ_SHIP_VERSION_60&quot; = {sort_order = 3620; script_info = {sortOrder = 3620;};};">
            <text:p><text:s text:c="4"/>"EQ_SHIP_VERSION_60" = {sort_order = 3620; script_info = {sortOrder = 362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1</text:p>
          </table:table-cell>
          <table:table-cell office:value-type="string">
            <text:p>Ship Version 6.1</text:p>
          </table:table-cell>
          <table:table-cell table:formula="of:=([.$B$1] - [.$E$1])  + (ROW([.A726]) - 2) * [.$E$1]" office:value-type="float" office:value="3625">
            <text:p>3625</text:p>
          </table:table-cell>
          <table:table-cell table:formula="of:=&quot;    &quot;&quot;&quot; &amp; [.A726] &amp; &quot;&quot;&quot; = {sort_order = &quot; &amp; [.C726] &amp; &quot;; script_info = {sortOrder = &quot; &amp; [.C726] &amp; &quot;;};};&quot;" office:value-type="string" office:string-value="    &quot;EQ_SHIP_VERSION_61&quot; = {sort_order = 3625; script_info = {sortOrder = 3625;};};">
            <text:p><text:s text:c="4"/>"EQ_SHIP_VERSION_61" = {sort_order = 3625; script_info = {sortOrder = 362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2</text:p>
          </table:table-cell>
          <table:table-cell office:value-type="string">
            <text:p>Ship Version 6.2</text:p>
          </table:table-cell>
          <table:table-cell table:formula="of:=([.$B$1] - [.$E$1])  + (ROW([.A727]) - 2) * [.$E$1]" office:value-type="float" office:value="3630">
            <text:p>3630</text:p>
          </table:table-cell>
          <table:table-cell table:formula="of:=&quot;    &quot;&quot;&quot; &amp; [.A727] &amp; &quot;&quot;&quot; = {sort_order = &quot; &amp; [.C727] &amp; &quot;; script_info = {sortOrder = &quot; &amp; [.C727] &amp; &quot;;};};&quot;" office:value-type="string" office:string-value="    &quot;EQ_SHIP_VERSION_62&quot; = {sort_order = 3630; script_info = {sortOrder = 3630;};};">
            <text:p><text:s text:c="4"/>"EQ_SHIP_VERSION_62" = {sort_order = 3630; script_info = {sortOrder = 363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3</text:p>
          </table:table-cell>
          <table:table-cell office:value-type="string">
            <text:p>Ship Version 6.3</text:p>
          </table:table-cell>
          <table:table-cell table:formula="of:=([.$B$1] - [.$E$1])  + (ROW([.A728]) - 2) * [.$E$1]" office:value-type="float" office:value="3635">
            <text:p>3635</text:p>
          </table:table-cell>
          <table:table-cell table:formula="of:=&quot;    &quot;&quot;&quot; &amp; [.A728] &amp; &quot;&quot;&quot; = {sort_order = &quot; &amp; [.C728] &amp; &quot;; script_info = {sortOrder = &quot; &amp; [.C728] &amp; &quot;;};};&quot;" office:value-type="string" office:string-value="    &quot;EQ_SHIP_VERSION_63&quot; = {sort_order = 3635; script_info = {sortOrder = 3635;};};">
            <text:p><text:s text:c="4"/>"EQ_SHIP_VERSION_63" = {sort_order = 3635; script_info = {sortOrder = 363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4</text:p>
          </table:table-cell>
          <table:table-cell office:value-type="string">
            <text:p>Ship Version 6.4</text:p>
          </table:table-cell>
          <table:table-cell table:formula="of:=([.$B$1] - [.$E$1])  + (ROW([.A729]) - 2) * [.$E$1]" office:value-type="float" office:value="3640">
            <text:p>3640</text:p>
          </table:table-cell>
          <table:table-cell table:formula="of:=&quot;    &quot;&quot;&quot; &amp; [.A729] &amp; &quot;&quot;&quot; = {sort_order = &quot; &amp; [.C729] &amp; &quot;; script_info = {sortOrder = &quot; &amp; [.C729] &amp; &quot;;};};&quot;" office:value-type="string" office:string-value="    &quot;EQ_SHIP_VERSION_64&quot; = {sort_order = 3640; script_info = {sortOrder = 3640;};};">
            <text:p><text:s text:c="4"/>"EQ_SHIP_VERSION_64" = {sort_order = 3640; script_info = {sortOrder = 364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5</text:p>
          </table:table-cell>
          <table:table-cell office:value-type="string">
            <text:p>Ship Version 6.5</text:p>
          </table:table-cell>
          <table:table-cell table:formula="of:=([.$B$1] - [.$E$1])  + (ROW([.A730]) - 2) * [.$E$1]" office:value-type="float" office:value="3645">
            <text:p>3645</text:p>
          </table:table-cell>
          <table:table-cell table:formula="of:=&quot;    &quot;&quot;&quot; &amp; [.A730] &amp; &quot;&quot;&quot; = {sort_order = &quot; &amp; [.C730] &amp; &quot;; script_info = {sortOrder = &quot; &amp; [.C730] &amp; &quot;;};};&quot;" office:value-type="string" office:string-value="    &quot;EQ_SHIP_VERSION_65&quot; = {sort_order = 3645; script_info = {sortOrder = 3645;};};">
            <text:p><text:s text:c="4"/>"EQ_SHIP_VERSION_65" = {sort_order = 3645; script_info = {sortOrder = 364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6</text:p>
          </table:table-cell>
          <table:table-cell office:value-type="string">
            <text:p>Ship Version 6.6</text:p>
          </table:table-cell>
          <table:table-cell table:formula="of:=([.$B$1] - [.$E$1])  + (ROW([.A731]) - 2) * [.$E$1]" office:value-type="float" office:value="3650">
            <text:p>3650</text:p>
          </table:table-cell>
          <table:table-cell table:formula="of:=&quot;    &quot;&quot;&quot; &amp; [.A731] &amp; &quot;&quot;&quot; = {sort_order = &quot; &amp; [.C731] &amp; &quot;; script_info = {sortOrder = &quot; &amp; [.C731] &amp; &quot;;};};&quot;" office:value-type="string" office:string-value="    &quot;EQ_SHIP_VERSION_66&quot; = {sort_order = 3650; script_info = {sortOrder = 3650;};};">
            <text:p><text:s text:c="4"/>"EQ_SHIP_VERSION_66" = {sort_order = 3650; script_info = {sortOrder = 365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7</text:p>
          </table:table-cell>
          <table:table-cell office:value-type="string">
            <text:p>Ship Version 6.7</text:p>
          </table:table-cell>
          <table:table-cell table:formula="of:=([.$B$1] - [.$E$1])  + (ROW([.A732]) - 2) * [.$E$1]" office:value-type="float" office:value="3655">
            <text:p>3655</text:p>
          </table:table-cell>
          <table:table-cell table:formula="of:=&quot;    &quot;&quot;&quot; &amp; [.A732] &amp; &quot;&quot;&quot; = {sort_order = &quot; &amp; [.C732] &amp; &quot;; script_info = {sortOrder = &quot; &amp; [.C732] &amp; &quot;;};};&quot;" office:value-type="string" office:string-value="    &quot;EQ_SHIP_VERSION_67&quot; = {sort_order = 3655; script_info = {sortOrder = 3655;};};">
            <text:p><text:s text:c="4"/>"EQ_SHIP_VERSION_67" = {sort_order = 3655; script_info = {sortOrder = 365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8</text:p>
          </table:table-cell>
          <table:table-cell office:value-type="string">
            <text:p>Ship Version 6.8</text:p>
          </table:table-cell>
          <table:table-cell table:formula="of:=([.$B$1] - [.$E$1])  + (ROW([.A733]) - 2) * [.$E$1]" office:value-type="float" office:value="3660">
            <text:p>3660</text:p>
          </table:table-cell>
          <table:table-cell table:formula="of:=&quot;    &quot;&quot;&quot; &amp; [.A733] &amp; &quot;&quot;&quot; = {sort_order = &quot; &amp; [.C733] &amp; &quot;; script_info = {sortOrder = &quot; &amp; [.C733] &amp; &quot;;};};&quot;" office:value-type="string" office:string-value="    &quot;EQ_SHIP_VERSION_68&quot; = {sort_order = 3660; script_info = {sortOrder = 3660;};};">
            <text:p><text:s text:c="4"/>"EQ_SHIP_VERSION_68" = {sort_order = 3660; script_info = {sortOrder = 366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69</text:p>
          </table:table-cell>
          <table:table-cell office:value-type="string">
            <text:p>Ship Version 6.9</text:p>
          </table:table-cell>
          <table:table-cell table:formula="of:=([.$B$1] - [.$E$1])  + (ROW([.A734]) - 2) * [.$E$1]" office:value-type="float" office:value="3665">
            <text:p>3665</text:p>
          </table:table-cell>
          <table:table-cell table:formula="of:=&quot;    &quot;&quot;&quot; &amp; [.A734] &amp; &quot;&quot;&quot; = {sort_order = &quot; &amp; [.C734] &amp; &quot;; script_info = {sortOrder = &quot; &amp; [.C734] &amp; &quot;;};};&quot;" office:value-type="string" office:string-value="    &quot;EQ_SHIP_VERSION_69&quot; = {sort_order = 3665; script_info = {sortOrder = 3665;};};">
            <text:p><text:s text:c="4"/>"EQ_SHIP_VERSION_69" = {sort_order = 3665; script_info = {sortOrder = 366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0</text:p>
          </table:table-cell>
          <table:table-cell office:value-type="string">
            <text:p>Ship Version 7.0</text:p>
          </table:table-cell>
          <table:table-cell table:formula="of:=([.$B$1] - [.$E$1])  + (ROW([.A735]) - 2) * [.$E$1]" office:value-type="float" office:value="3670">
            <text:p>3670</text:p>
          </table:table-cell>
          <table:table-cell table:formula="of:=&quot;    &quot;&quot;&quot; &amp; [.A735] &amp; &quot;&quot;&quot; = {sort_order = &quot; &amp; [.C735] &amp; &quot;; script_info = {sortOrder = &quot; &amp; [.C735] &amp; &quot;;};};&quot;" office:value-type="string" office:string-value="    &quot;EQ_SHIP_VERSION_70&quot; = {sort_order = 3670; script_info = {sortOrder = 3670;};};">
            <text:p><text:s text:c="4"/>"EQ_SHIP_VERSION_70" = {sort_order = 3670; script_info = {sortOrder = 367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1</text:p>
          </table:table-cell>
          <table:table-cell office:value-type="string">
            <text:p>Ship Version 7.1</text:p>
          </table:table-cell>
          <table:table-cell table:formula="of:=([.$B$1] - [.$E$1])  + (ROW([.A736]) - 2) * [.$E$1]" office:value-type="float" office:value="3675">
            <text:p>3675</text:p>
          </table:table-cell>
          <table:table-cell table:formula="of:=&quot;    &quot;&quot;&quot; &amp; [.A736] &amp; &quot;&quot;&quot; = {sort_order = &quot; &amp; [.C736] &amp; &quot;; script_info = {sortOrder = &quot; &amp; [.C736] &amp; &quot;;};};&quot;" office:value-type="string" office:string-value="    &quot;EQ_SHIP_VERSION_71&quot; = {sort_order = 3675; script_info = {sortOrder = 3675;};};">
            <text:p><text:s text:c="4"/>"EQ_SHIP_VERSION_71" = {sort_order = 3675; script_info = {sortOrder = 367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2</text:p>
          </table:table-cell>
          <table:table-cell office:value-type="string">
            <text:p>Ship Version 7.2</text:p>
          </table:table-cell>
          <table:table-cell table:formula="of:=([.$B$1] - [.$E$1])  + (ROW([.A737]) - 2) * [.$E$1]" office:value-type="float" office:value="3680">
            <text:p>3680</text:p>
          </table:table-cell>
          <table:table-cell table:formula="of:=&quot;    &quot;&quot;&quot; &amp; [.A737] &amp; &quot;&quot;&quot; = {sort_order = &quot; &amp; [.C737] &amp; &quot;; script_info = {sortOrder = &quot; &amp; [.C737] &amp; &quot;;};};&quot;" office:value-type="string" office:string-value="    &quot;EQ_SHIP_VERSION_72&quot; = {sort_order = 3680; script_info = {sortOrder = 3680;};};">
            <text:p><text:s text:c="4"/>"EQ_SHIP_VERSION_72" = {sort_order = 3680; script_info = {sortOrder = 368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3</text:p>
          </table:table-cell>
          <table:table-cell office:value-type="string">
            <text:p>Ship Version 7.3</text:p>
          </table:table-cell>
          <table:table-cell table:formula="of:=([.$B$1] - [.$E$1])  + (ROW([.A738]) - 2) * [.$E$1]" office:value-type="float" office:value="3685">
            <text:p>3685</text:p>
          </table:table-cell>
          <table:table-cell table:formula="of:=&quot;    &quot;&quot;&quot; &amp; [.A738] &amp; &quot;&quot;&quot; = {sort_order = &quot; &amp; [.C738] &amp; &quot;; script_info = {sortOrder = &quot; &amp; [.C738] &amp; &quot;;};};&quot;" office:value-type="string" office:string-value="    &quot;EQ_SHIP_VERSION_73&quot; = {sort_order = 3685; script_info = {sortOrder = 3685;};};">
            <text:p><text:s text:c="4"/>"EQ_SHIP_VERSION_73" = {sort_order = 3685; script_info = {sortOrder = 368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4</text:p>
          </table:table-cell>
          <table:table-cell office:value-type="string">
            <text:p>Ship Version 7.4</text:p>
          </table:table-cell>
          <table:table-cell table:formula="of:=([.$B$1] - [.$E$1])  + (ROW([.A739]) - 2) * [.$E$1]" office:value-type="float" office:value="3690">
            <text:p>3690</text:p>
          </table:table-cell>
          <table:table-cell table:formula="of:=&quot;    &quot;&quot;&quot; &amp; [.A739] &amp; &quot;&quot;&quot; = {sort_order = &quot; &amp; [.C739] &amp; &quot;; script_info = {sortOrder = &quot; &amp; [.C739] &amp; &quot;;};};&quot;" office:value-type="string" office:string-value="    &quot;EQ_SHIP_VERSION_74&quot; = {sort_order = 3690; script_info = {sortOrder = 3690;};};">
            <text:p><text:s text:c="4"/>"EQ_SHIP_VERSION_74" = {sort_order = 3690; script_info = {sortOrder = 369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5</text:p>
          </table:table-cell>
          <table:table-cell office:value-type="string">
            <text:p>Ship Version 7.5</text:p>
          </table:table-cell>
          <table:table-cell table:formula="of:=([.$B$1] - [.$E$1])  + (ROW([.A740]) - 2) * [.$E$1]" office:value-type="float" office:value="3695">
            <text:p>3695</text:p>
          </table:table-cell>
          <table:table-cell table:formula="of:=&quot;    &quot;&quot;&quot; &amp; [.A740] &amp; &quot;&quot;&quot; = {sort_order = &quot; &amp; [.C740] &amp; &quot;; script_info = {sortOrder = &quot; &amp; [.C740] &amp; &quot;;};};&quot;" office:value-type="string" office:string-value="    &quot;EQ_SHIP_VERSION_75&quot; = {sort_order = 3695; script_info = {sortOrder = 3695;};};">
            <text:p><text:s text:c="4"/>"EQ_SHIP_VERSION_75" = {sort_order = 3695; script_info = {sortOrder = 369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6</text:p>
          </table:table-cell>
          <table:table-cell office:value-type="string">
            <text:p>Ship Version 7.6</text:p>
          </table:table-cell>
          <table:table-cell table:formula="of:=([.$B$1] - [.$E$1])  + (ROW([.A741]) - 2) * [.$E$1]" office:value-type="float" office:value="3700">
            <text:p>3700</text:p>
          </table:table-cell>
          <table:table-cell table:formula="of:=&quot;    &quot;&quot;&quot; &amp; [.A741] &amp; &quot;&quot;&quot; = {sort_order = &quot; &amp; [.C741] &amp; &quot;; script_info = {sortOrder = &quot; &amp; [.C741] &amp; &quot;;};};&quot;" office:value-type="string" office:string-value="    &quot;EQ_SHIP_VERSION_76&quot; = {sort_order = 3700; script_info = {sortOrder = 3700;};};">
            <text:p><text:s text:c="4"/>"EQ_SHIP_VERSION_76" = {sort_order = 3700; script_info = {sortOrder = 370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7</text:p>
          </table:table-cell>
          <table:table-cell office:value-type="string">
            <text:p>Ship Version 7.7</text:p>
          </table:table-cell>
          <table:table-cell table:formula="of:=([.$B$1] - [.$E$1])  + (ROW([.A742]) - 2) * [.$E$1]" office:value-type="float" office:value="3705">
            <text:p>3705</text:p>
          </table:table-cell>
          <table:table-cell table:formula="of:=&quot;    &quot;&quot;&quot; &amp; [.A742] &amp; &quot;&quot;&quot; = {sort_order = &quot; &amp; [.C742] &amp; &quot;; script_info = {sortOrder = &quot; &amp; [.C742] &amp; &quot;;};};&quot;" office:value-type="string" office:string-value="    &quot;EQ_SHIP_VERSION_77&quot; = {sort_order = 3705; script_info = {sortOrder = 3705;};};">
            <text:p><text:s text:c="4"/>"EQ_SHIP_VERSION_77" = {sort_order = 3705; script_info = {sortOrder = 370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8</text:p>
          </table:table-cell>
          <table:table-cell office:value-type="string">
            <text:p>Ship Version 7.8</text:p>
          </table:table-cell>
          <table:table-cell table:formula="of:=([.$B$1] - [.$E$1])  + (ROW([.A743]) - 2) * [.$E$1]" office:value-type="float" office:value="3710">
            <text:p>3710</text:p>
          </table:table-cell>
          <table:table-cell table:formula="of:=&quot;    &quot;&quot;&quot; &amp; [.A743] &amp; &quot;&quot;&quot; = {sort_order = &quot; &amp; [.C743] &amp; &quot;; script_info = {sortOrder = &quot; &amp; [.C743] &amp; &quot;;};};&quot;" office:value-type="string" office:string-value="    &quot;EQ_SHIP_VERSION_78&quot; = {sort_order = 3710; script_info = {sortOrder = 3710;};};">
            <text:p><text:s text:c="4"/>"EQ_SHIP_VERSION_78" = {sort_order = 3710; script_info = {sortOrder = 371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79</text:p>
          </table:table-cell>
          <table:table-cell office:value-type="string">
            <text:p>Ship Version 7.9</text:p>
          </table:table-cell>
          <table:table-cell table:formula="of:=([.$B$1] - [.$E$1])  + (ROW([.A744]) - 2) * [.$E$1]" office:value-type="float" office:value="3715">
            <text:p>3715</text:p>
          </table:table-cell>
          <table:table-cell table:formula="of:=&quot;    &quot;&quot;&quot; &amp; [.A744] &amp; &quot;&quot;&quot; = {sort_order = &quot; &amp; [.C744] &amp; &quot;; script_info = {sortOrder = &quot; &amp; [.C744] &amp; &quot;;};};&quot;" office:value-type="string" office:string-value="    &quot;EQ_SHIP_VERSION_79&quot; = {sort_order = 3715; script_info = {sortOrder = 3715;};};">
            <text:p><text:s text:c="4"/>"EQ_SHIP_VERSION_79" = {sort_order = 3715; script_info = {sortOrder = 371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0</text:p>
          </table:table-cell>
          <table:table-cell office:value-type="string">
            <text:p>Ship Version 8.0</text:p>
          </table:table-cell>
          <table:table-cell table:formula="of:=([.$B$1] - [.$E$1])  + (ROW([.A745]) - 2) * [.$E$1]" office:value-type="float" office:value="3720">
            <text:p>3720</text:p>
          </table:table-cell>
          <table:table-cell table:formula="of:=&quot;    &quot;&quot;&quot; &amp; [.A745] &amp; &quot;&quot;&quot; = {sort_order = &quot; &amp; [.C745] &amp; &quot;; script_info = {sortOrder = &quot; &amp; [.C745] &amp; &quot;;};};&quot;" office:value-type="string" office:string-value="    &quot;EQ_SHIP_VERSION_80&quot; = {sort_order = 3720; script_info = {sortOrder = 3720;};};">
            <text:p><text:s text:c="4"/>"EQ_SHIP_VERSION_80" = {sort_order = 3720; script_info = {sortOrder = 372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1</text:p>
          </table:table-cell>
          <table:table-cell office:value-type="string">
            <text:p>Ship Version 8.1</text:p>
          </table:table-cell>
          <table:table-cell table:formula="of:=([.$B$1] - [.$E$1])  + (ROW([.A746]) - 2) * [.$E$1]" office:value-type="float" office:value="3725">
            <text:p>3725</text:p>
          </table:table-cell>
          <table:table-cell table:formula="of:=&quot;    &quot;&quot;&quot; &amp; [.A746] &amp; &quot;&quot;&quot; = {sort_order = &quot; &amp; [.C746] &amp; &quot;; script_info = {sortOrder = &quot; &amp; [.C746] &amp; &quot;;};};&quot;" office:value-type="string" office:string-value="    &quot;EQ_SHIP_VERSION_81&quot; = {sort_order = 3725; script_info = {sortOrder = 3725;};};">
            <text:p><text:s text:c="4"/>"EQ_SHIP_VERSION_81" = {sort_order = 3725; script_info = {sortOrder = 372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2</text:p>
          </table:table-cell>
          <table:table-cell office:value-type="string">
            <text:p>Ship Version 8.2</text:p>
          </table:table-cell>
          <table:table-cell table:formula="of:=([.$B$1] - [.$E$1])  + (ROW([.A747]) - 2) * [.$E$1]" office:value-type="float" office:value="3730">
            <text:p>3730</text:p>
          </table:table-cell>
          <table:table-cell table:formula="of:=&quot;    &quot;&quot;&quot; &amp; [.A747] &amp; &quot;&quot;&quot; = {sort_order = &quot; &amp; [.C747] &amp; &quot;; script_info = {sortOrder = &quot; &amp; [.C747] &amp; &quot;;};};&quot;" office:value-type="string" office:string-value="    &quot;EQ_SHIP_VERSION_82&quot; = {sort_order = 3730; script_info = {sortOrder = 3730;};};">
            <text:p><text:s text:c="4"/>"EQ_SHIP_VERSION_82" = {sort_order = 3730; script_info = {sortOrder = 373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3</text:p>
          </table:table-cell>
          <table:table-cell office:value-type="string">
            <text:p>Ship Version 8.3</text:p>
          </table:table-cell>
          <table:table-cell table:formula="of:=([.$B$1] - [.$E$1])  + (ROW([.A748]) - 2) * [.$E$1]" office:value-type="float" office:value="3735">
            <text:p>3735</text:p>
          </table:table-cell>
          <table:table-cell table:formula="of:=&quot;    &quot;&quot;&quot; &amp; [.A748] &amp; &quot;&quot;&quot; = {sort_order = &quot; &amp; [.C748] &amp; &quot;; script_info = {sortOrder = &quot; &amp; [.C748] &amp; &quot;;};};&quot;" office:value-type="string" office:string-value="    &quot;EQ_SHIP_VERSION_83&quot; = {sort_order = 3735; script_info = {sortOrder = 3735;};};">
            <text:p><text:s text:c="4"/>"EQ_SHIP_VERSION_83" = {sort_order = 3735; script_info = {sortOrder = 373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4</text:p>
          </table:table-cell>
          <table:table-cell office:value-type="string">
            <text:p>Ship Version 8.4</text:p>
          </table:table-cell>
          <table:table-cell table:formula="of:=([.$B$1] - [.$E$1])  + (ROW([.A749]) - 2) * [.$E$1]" office:value-type="float" office:value="3740">
            <text:p>3740</text:p>
          </table:table-cell>
          <table:table-cell table:formula="of:=&quot;    &quot;&quot;&quot; &amp; [.A749] &amp; &quot;&quot;&quot; = {sort_order = &quot; &amp; [.C749] &amp; &quot;; script_info = {sortOrder = &quot; &amp; [.C749] &amp; &quot;;};};&quot;" office:value-type="string" office:string-value="    &quot;EQ_SHIP_VERSION_84&quot; = {sort_order = 3740; script_info = {sortOrder = 3740;};};">
            <text:p><text:s text:c="4"/>"EQ_SHIP_VERSION_84" = {sort_order = 3740; script_info = {sortOrder = 374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5</text:p>
          </table:table-cell>
          <table:table-cell office:value-type="string">
            <text:p>Ship Version 8.5</text:p>
          </table:table-cell>
          <table:table-cell table:formula="of:=([.$B$1] - [.$E$1])  + (ROW([.A750]) - 2) * [.$E$1]" office:value-type="float" office:value="3745">
            <text:p>3745</text:p>
          </table:table-cell>
          <table:table-cell table:formula="of:=&quot;    &quot;&quot;&quot; &amp; [.A750] &amp; &quot;&quot;&quot; = {sort_order = &quot; &amp; [.C750] &amp; &quot;; script_info = {sortOrder = &quot; &amp; [.C750] &amp; &quot;;};};&quot;" office:value-type="string" office:string-value="    &quot;EQ_SHIP_VERSION_85&quot; = {sort_order = 3745; script_info = {sortOrder = 3745;};};">
            <text:p><text:s text:c="4"/>"EQ_SHIP_VERSION_85" = {sort_order = 3745; script_info = {sortOrder = 374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6</text:p>
          </table:table-cell>
          <table:table-cell office:value-type="string">
            <text:p>Ship Version 8.6</text:p>
          </table:table-cell>
          <table:table-cell table:formula="of:=([.$B$1] - [.$E$1])  + (ROW([.A751]) - 2) * [.$E$1]" office:value-type="float" office:value="3750">
            <text:p>3750</text:p>
          </table:table-cell>
          <table:table-cell table:formula="of:=&quot;    &quot;&quot;&quot; &amp; [.A751] &amp; &quot;&quot;&quot; = {sort_order = &quot; &amp; [.C751] &amp; &quot;; script_info = {sortOrder = &quot; &amp; [.C751] &amp; &quot;;};};&quot;" office:value-type="string" office:string-value="    &quot;EQ_SHIP_VERSION_86&quot; = {sort_order = 3750; script_info = {sortOrder = 3750;};};">
            <text:p><text:s text:c="4"/>"EQ_SHIP_VERSION_86" = {sort_order = 3750; script_info = {sortOrder = 375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7</text:p>
          </table:table-cell>
          <table:table-cell office:value-type="string">
            <text:p>Ship Version 8.7</text:p>
          </table:table-cell>
          <table:table-cell table:formula="of:=([.$B$1] - [.$E$1])  + (ROW([.A752]) - 2) * [.$E$1]" office:value-type="float" office:value="3755">
            <text:p>3755</text:p>
          </table:table-cell>
          <table:table-cell table:formula="of:=&quot;    &quot;&quot;&quot; &amp; [.A752] &amp; &quot;&quot;&quot; = {sort_order = &quot; &amp; [.C752] &amp; &quot;; script_info = {sortOrder = &quot; &amp; [.C752] &amp; &quot;;};};&quot;" office:value-type="string" office:string-value="    &quot;EQ_SHIP_VERSION_87&quot; = {sort_order = 3755; script_info = {sortOrder = 3755;};};">
            <text:p><text:s text:c="4"/>"EQ_SHIP_VERSION_87" = {sort_order = 3755; script_info = {sortOrder = 375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8</text:p>
          </table:table-cell>
          <table:table-cell office:value-type="string">
            <text:p>Ship Version 8.8</text:p>
          </table:table-cell>
          <table:table-cell table:formula="of:=([.$B$1] - [.$E$1])  + (ROW([.A753]) - 2) * [.$E$1]" office:value-type="float" office:value="3760">
            <text:p>3760</text:p>
          </table:table-cell>
          <table:table-cell table:formula="of:=&quot;    &quot;&quot;&quot; &amp; [.A753] &amp; &quot;&quot;&quot; = {sort_order = &quot; &amp; [.C753] &amp; &quot;; script_info = {sortOrder = &quot; &amp; [.C753] &amp; &quot;;};};&quot;" office:value-type="string" office:string-value="    &quot;EQ_SHIP_VERSION_88&quot; = {sort_order = 3760; script_info = {sortOrder = 3760;};};">
            <text:p><text:s text:c="4"/>"EQ_SHIP_VERSION_88" = {sort_order = 3760; script_info = {sortOrder = 376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89</text:p>
          </table:table-cell>
          <table:table-cell office:value-type="string">
            <text:p>Ship Version 8.9</text:p>
          </table:table-cell>
          <table:table-cell table:formula="of:=([.$B$1] - [.$E$1])  + (ROW([.A754]) - 2) * [.$E$1]" office:value-type="float" office:value="3765">
            <text:p>3765</text:p>
          </table:table-cell>
          <table:table-cell table:formula="of:=&quot;    &quot;&quot;&quot; &amp; [.A754] &amp; &quot;&quot;&quot; = {sort_order = &quot; &amp; [.C754] &amp; &quot;; script_info = {sortOrder = &quot; &amp; [.C754] &amp; &quot;;};};&quot;" office:value-type="string" office:string-value="    &quot;EQ_SHIP_VERSION_89&quot; = {sort_order = 3765; script_info = {sortOrder = 3765;};};">
            <text:p><text:s text:c="4"/>"EQ_SHIP_VERSION_89" = {sort_order = 3765; script_info = {sortOrder = 376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0</text:p>
          </table:table-cell>
          <table:table-cell office:value-type="string">
            <text:p>Ship Version 9.0</text:p>
          </table:table-cell>
          <table:table-cell table:formula="of:=([.$B$1] - [.$E$1])  + (ROW([.A755]) - 2) * [.$E$1]" office:value-type="float" office:value="3770">
            <text:p>3770</text:p>
          </table:table-cell>
          <table:table-cell table:formula="of:=&quot;    &quot;&quot;&quot; &amp; [.A755] &amp; &quot;&quot;&quot; = {sort_order = &quot; &amp; [.C755] &amp; &quot;; script_info = {sortOrder = &quot; &amp; [.C755] &amp; &quot;;};};&quot;" office:value-type="string" office:string-value="    &quot;EQ_SHIP_VERSION_90&quot; = {sort_order = 3770; script_info = {sortOrder = 3770;};};">
            <text:p><text:s text:c="4"/>"EQ_SHIP_VERSION_90" = {sort_order = 3770; script_info = {sortOrder = 377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1</text:p>
          </table:table-cell>
          <table:table-cell office:value-type="string">
            <text:p>Ship Version 9.1</text:p>
          </table:table-cell>
          <table:table-cell table:formula="of:=([.$B$1] - [.$E$1])  + (ROW([.A756]) - 2) * [.$E$1]" office:value-type="float" office:value="3775">
            <text:p>3775</text:p>
          </table:table-cell>
          <table:table-cell table:formula="of:=&quot;    &quot;&quot;&quot; &amp; [.A756] &amp; &quot;&quot;&quot; = {sort_order = &quot; &amp; [.C756] &amp; &quot;; script_info = {sortOrder = &quot; &amp; [.C756] &amp; &quot;;};};&quot;" office:value-type="string" office:string-value="    &quot;EQ_SHIP_VERSION_91&quot; = {sort_order = 3775; script_info = {sortOrder = 3775;};};">
            <text:p><text:s text:c="4"/>"EQ_SHIP_VERSION_91" = {sort_order = 3775; script_info = {sortOrder = 377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2</text:p>
          </table:table-cell>
          <table:table-cell office:value-type="string">
            <text:p>Ship Version 9.2</text:p>
          </table:table-cell>
          <table:table-cell table:formula="of:=([.$B$1] - [.$E$1])  + (ROW([.A757]) - 2) * [.$E$1]" office:value-type="float" office:value="3780">
            <text:p>3780</text:p>
          </table:table-cell>
          <table:table-cell table:formula="of:=&quot;    &quot;&quot;&quot; &amp; [.A757] &amp; &quot;&quot;&quot; = {sort_order = &quot; &amp; [.C757] &amp; &quot;; script_info = {sortOrder = &quot; &amp; [.C757] &amp; &quot;;};};&quot;" office:value-type="string" office:string-value="    &quot;EQ_SHIP_VERSION_92&quot; = {sort_order = 3780; script_info = {sortOrder = 3780;};};">
            <text:p><text:s text:c="4"/>"EQ_SHIP_VERSION_92" = {sort_order = 3780; script_info = {sortOrder = 378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3</text:p>
          </table:table-cell>
          <table:table-cell office:value-type="string">
            <text:p>Ship Version 9.3</text:p>
          </table:table-cell>
          <table:table-cell table:formula="of:=([.$B$1] - [.$E$1])  + (ROW([.A758]) - 2) * [.$E$1]" office:value-type="float" office:value="3785">
            <text:p>3785</text:p>
          </table:table-cell>
          <table:table-cell table:formula="of:=&quot;    &quot;&quot;&quot; &amp; [.A758] &amp; &quot;&quot;&quot; = {sort_order = &quot; &amp; [.C758] &amp; &quot;; script_info = {sortOrder = &quot; &amp; [.C758] &amp; &quot;;};};&quot;" office:value-type="string" office:string-value="    &quot;EQ_SHIP_VERSION_93&quot; = {sort_order = 3785; script_info = {sortOrder = 3785;};};">
            <text:p><text:s text:c="4"/>"EQ_SHIP_VERSION_93" = {sort_order = 3785; script_info = {sortOrder = 378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4</text:p>
          </table:table-cell>
          <table:table-cell office:value-type="string">
            <text:p>Ship Version 9.4</text:p>
          </table:table-cell>
          <table:table-cell table:formula="of:=([.$B$1] - [.$E$1])  + (ROW([.A759]) - 2) * [.$E$1]" office:value-type="float" office:value="3790">
            <text:p>3790</text:p>
          </table:table-cell>
          <table:table-cell table:formula="of:=&quot;    &quot;&quot;&quot; &amp; [.A759] &amp; &quot;&quot;&quot; = {sort_order = &quot; &amp; [.C759] &amp; &quot;; script_info = {sortOrder = &quot; &amp; [.C759] &amp; &quot;;};};&quot;" office:value-type="string" office:string-value="    &quot;EQ_SHIP_VERSION_94&quot; = {sort_order = 3790; script_info = {sortOrder = 3790;};};">
            <text:p><text:s text:c="4"/>"EQ_SHIP_VERSION_94" = {sort_order = 3790; script_info = {sortOrder = 379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5</text:p>
          </table:table-cell>
          <table:table-cell office:value-type="string">
            <text:p>Ship Version 9.5</text:p>
          </table:table-cell>
          <table:table-cell table:formula="of:=([.$B$1] - [.$E$1])  + (ROW([.A760]) - 2) * [.$E$1]" office:value-type="float" office:value="3795">
            <text:p>3795</text:p>
          </table:table-cell>
          <table:table-cell table:formula="of:=&quot;    &quot;&quot;&quot; &amp; [.A760] &amp; &quot;&quot;&quot; = {sort_order = &quot; &amp; [.C760] &amp; &quot;; script_info = {sortOrder = &quot; &amp; [.C760] &amp; &quot;;};};&quot;" office:value-type="string" office:string-value="    &quot;EQ_SHIP_VERSION_95&quot; = {sort_order = 3795; script_info = {sortOrder = 3795;};};">
            <text:p><text:s text:c="4"/>"EQ_SHIP_VERSION_95" = {sort_order = 3795; script_info = {sortOrder = 379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6</text:p>
          </table:table-cell>
          <table:table-cell office:value-type="string">
            <text:p>Ship Version 9.6</text:p>
          </table:table-cell>
          <table:table-cell table:formula="of:=([.$B$1] - [.$E$1])  + (ROW([.A761]) - 2) * [.$E$1]" office:value-type="float" office:value="3800">
            <text:p>3800</text:p>
          </table:table-cell>
          <table:table-cell table:formula="of:=&quot;    &quot;&quot;&quot; &amp; [.A761] &amp; &quot;&quot;&quot; = {sort_order = &quot; &amp; [.C761] &amp; &quot;; script_info = {sortOrder = &quot; &amp; [.C761] &amp; &quot;;};};&quot;" office:value-type="string" office:string-value="    &quot;EQ_SHIP_VERSION_96&quot; = {sort_order = 3800; script_info = {sortOrder = 3800;};};">
            <text:p><text:s text:c="4"/>"EQ_SHIP_VERSION_96" = {sort_order = 3800; script_info = {sortOrder = 380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7</text:p>
          </table:table-cell>
          <table:table-cell office:value-type="string">
            <text:p>Ship Version 9.7</text:p>
          </table:table-cell>
          <table:table-cell table:formula="of:=([.$B$1] - [.$E$1])  + (ROW([.A762]) - 2) * [.$E$1]" office:value-type="float" office:value="3805">
            <text:p>3805</text:p>
          </table:table-cell>
          <table:table-cell table:formula="of:=&quot;    &quot;&quot;&quot; &amp; [.A762] &amp; &quot;&quot;&quot; = {sort_order = &quot; &amp; [.C762] &amp; &quot;; script_info = {sortOrder = &quot; &amp; [.C762] &amp; &quot;;};};&quot;" office:value-type="string" office:string-value="    &quot;EQ_SHIP_VERSION_97&quot; = {sort_order = 3805; script_info = {sortOrder = 3805;};};">
            <text:p><text:s text:c="4"/>"EQ_SHIP_VERSION_97" = {sort_order = 3805; script_info = {sortOrder = 380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8</text:p>
          </table:table-cell>
          <table:table-cell office:value-type="string">
            <text:p>Ship Version 9.8</text:p>
          </table:table-cell>
          <table:table-cell table:formula="of:=([.$B$1] - [.$E$1])  + (ROW([.A763]) - 2) * [.$E$1]" office:value-type="float" office:value="3810">
            <text:p>3810</text:p>
          </table:table-cell>
          <table:table-cell table:formula="of:=&quot;    &quot;&quot;&quot; &amp; [.A763] &amp; &quot;&quot;&quot; = {sort_order = &quot; &amp; [.C763] &amp; &quot;; script_info = {sortOrder = &quot; &amp; [.C763] &amp; &quot;;};};&quot;" office:value-type="string" office:string-value="    &quot;EQ_SHIP_VERSION_98&quot; = {sort_order = 3810; script_info = {sortOrder = 3810;};};">
            <text:p><text:s text:c="4"/>"EQ_SHIP_VERSION_98" = {sort_order = 3810; script_info = {sortOrder = 3810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99</text:p>
          </table:table-cell>
          <table:table-cell office:value-type="string">
            <text:p>Ship Version 9.9</text:p>
          </table:table-cell>
          <table:table-cell table:formula="of:=([.$B$1] - [.$E$1])  + (ROW([.A764]) - 2) * [.$E$1]" office:value-type="float" office:value="3815">
            <text:p>3815</text:p>
          </table:table-cell>
          <table:table-cell table:formula="of:=&quot;    &quot;&quot;&quot; &amp; [.A764] &amp; &quot;&quot;&quot; = {sort_order = &quot; &amp; [.C764] &amp; &quot;; script_info = {sortOrder = &quot; &amp; [.C764] &amp; &quot;;};};&quot;" office:value-type="string" office:string-value="    &quot;EQ_SHIP_VERSION_99&quot; = {sort_order = 3815; script_info = {sortOrder = 3815;};};">
            <text:p><text:s text:c="4"/>"EQ_SHIP_VERSION_99" = {sort_order = 3815; script_info = {sortOrder = 3815;};};</text:p>
          </table:table-cell>
          <table:table-cell table:number-columns-repeated="1020"/>
        </table:table-row>
        <table:table-row table:style-name="ro1">
          <table:table-cell office:value-type="string">
            <text:p>EQ_SHIP_VERSION_REPAIR</text:p>
          </table:table-cell>
          <table:table-cell office:value-type="string">
            <text:p>Repair Ship Version</text:p>
          </table:table-cell>
          <table:table-cell table:formula="of:=([.$B$1] - [.$E$1])  + (ROW([.A765]) - 2) * [.$E$1]" office:value-type="float" office:value="3820">
            <text:p>3820</text:p>
          </table:table-cell>
          <table:table-cell table:formula="of:=&quot;    &quot;&quot;&quot; &amp; [.A765] &amp; &quot;&quot;&quot; = {sort_order = &quot; &amp; [.C765] &amp; &quot;; script_info = {sortOrder = &quot; &amp; [.C765] &amp; &quot;;};};&quot;" office:value-type="string" office:string-value="    &quot;EQ_SHIP_VERSION_REPAIR&quot; = {sort_order = 3820; script_info = {sortOrder = 3820;};};">
            <text:p><text:s text:c="4"/>"EQ_SHIP_VERSION_REPAIR" = {sort_order = 3820; script_info = {sortOrder = 3820;};};</text:p>
          </table:table-cell>
          <table:table-cell table:number-columns-repeated="1020"/>
        </table:table-row>
        <table:table-row table:style-name="ro1">
          <table:table-cell office:value-type="string">
            <text:p>EQ_SHIPCONFIG</text:p>
          </table:table-cell>
          <table:table-cell office:value-type="string">
            <text:p>Ship Configuration</text:p>
          </table:table-cell>
          <table:table-cell table:formula="of:=([.$B$1] - [.$E$1])  + (ROW([.A766]) - 2) * [.$E$1]" office:value-type="float" office:value="3825">
            <text:p>3825</text:p>
          </table:table-cell>
          <table:table-cell table:formula="of:=&quot;    &quot;&quot;&quot; &amp; [.A766] &amp; &quot;&quot;&quot; = {sort_order = &quot; &amp; [.C766] &amp; &quot;; script_info = {sortOrder = &quot; &amp; [.C766] &amp; &quot;;};};&quot;" office:value-type="string" office:string-value="    &quot;EQ_SHIPCONFIG&quot; = {sort_order = 3825; script_info = {sortOrder = 3825;};};">
            <text:p><text:s text:c="4"/>"EQ_SHIPCONFIG" = {sort_order = 3825; script_info = {sortOrder = 3825;};};</text:p>
          </table:table-cell>
          <table:table-cell table:number-columns-repeated="1020"/>
        </table:table-row>
        <table:table-row table:style-name="ro1">
          <table:table-cell office:value-type="string">
            <text:p>EQ_SHIPMINER</text:p>
          </table:table-cell>
          <table:table-cell office:value-type="string">
            <text:p>Ship Miner</text:p>
          </table:table-cell>
          <table:table-cell table:formula="of:=([.$B$1] - [.$E$1])  + (ROW([.A767]) - 2) * [.$E$1]" office:value-type="float" office:value="3830">
            <text:p>3830</text:p>
          </table:table-cell>
          <table:table-cell table:formula="of:=&quot;    &quot;&quot;&quot; &amp; [.A767] &amp; &quot;&quot;&quot; = {sort_order = &quot; &amp; [.C767] &amp; &quot;; script_info = {sortOrder = &quot; &amp; [.C767] &amp; &quot;;};};&quot;" office:value-type="string" office:string-value="    &quot;EQ_SHIPMINER&quot; = {sort_order = 3830; script_info = {sortOrder = 3830;};};">
            <text:p><text:s text:c="4"/>"EQ_SHIPMINER" = {sort_order = 3830; script_info = {sortOrder = 3830;};};</text:p>
          </table:table-cell>
          <table:table-cell table:number-columns-repeated="1020"/>
        </table:table-row>
        <table:table-row table:style-name="ro1">
          <table:table-cell office:value-type="string">
            <text:p>EQ_SHIPMINER_REFUND</text:p>
          </table:table-cell>
          <table:table-cell office:value-type="string">
            <text:p>Refund Ship Miner</text:p>
          </table:table-cell>
          <table:table-cell table:formula="of:=([.$B$1] - [.$E$1])  + (ROW([.A768]) - 2) * [.$E$1]" office:value-type="float" office:value="3835">
            <text:p>3835</text:p>
          </table:table-cell>
          <table:table-cell table:formula="of:=&quot;    &quot;&quot;&quot; &amp; [.A768] &amp; &quot;&quot;&quot; = {sort_order = &quot; &amp; [.C768] &amp; &quot;; script_info = {sortOrder = &quot; &amp; [.C768] &amp; &quot;;};};&quot;" office:value-type="string" office:string-value="    &quot;EQ_SHIPMINER_REFUND&quot; = {sort_order = 3835; script_info = {sortOrder = 3835;};};">
            <text:p><text:s text:c="4"/>"EQ_SHIPMINER_REFUND" = {sort_order = 3835; script_info = {sortOrder = 3835;};};</text:p>
          </table:table-cell>
          <table:table-cell table:number-columns-repeated="1020"/>
        </table:table-row>
        <table:table-row table:style-name="ro1">
          <table:table-cell office:value-type="string">
            <text:p>EQ_SHIPMINERASSISTANT</text:p>
          </table:table-cell>
          <table:table-cell office:value-type="string">
            <text:p>Ship Miner Assistant</text:p>
          </table:table-cell>
          <table:table-cell table:formula="of:=([.$B$1] - [.$E$1])  + (ROW([.A769]) - 2) * [.$E$1]" office:value-type="float" office:value="3840">
            <text:p>3840</text:p>
          </table:table-cell>
          <table:table-cell table:formula="of:=&quot;    &quot;&quot;&quot; &amp; [.A769] &amp; &quot;&quot;&quot; = {sort_order = &quot; &amp; [.C769] &amp; &quot;; script_info = {sortOrder = &quot; &amp; [.C769] &amp; &quot;;};};&quot;" office:value-type="string" office:string-value="    &quot;EQ_SHIPMINERASSISTANT&quot; = {sort_order = 3840; script_info = {sortOrder = 3840;};};">
            <text:p><text:s text:c="4"/>"EQ_SHIPMINERASSISTANT" = {sort_order = 3840; script_info = {sortOrder = 3840;};};</text:p>
          </table:table-cell>
          <table:table-cell table:number-columns-repeated="1020"/>
        </table:table-row>
        <table:table-row table:style-name="ro1">
          <table:table-cell office:value-type="string">
            <text:p>EQ_SHIPMINERASSISTANT_REFUND</text:p>
          </table:table-cell>
          <table:table-cell office:value-type="string">
            <text:p>Refund Ship Miner Assistant</text:p>
          </table:table-cell>
          <table:table-cell table:formula="of:=([.$B$1] - [.$E$1])  + (ROW([.A770]) - 2) * [.$E$1]" office:value-type="float" office:value="3845">
            <text:p>3845</text:p>
          </table:table-cell>
          <table:table-cell table:formula="of:=&quot;    &quot;&quot;&quot; &amp; [.A770] &amp; &quot;&quot;&quot; = {sort_order = &quot; &amp; [.C770] &amp; &quot;; script_info = {sortOrder = &quot; &amp; [.C770] &amp; &quot;;};};&quot;" office:value-type="string" office:string-value="    &quot;EQ_SHIPMINERASSISTANT_REFUND&quot; = {sort_order = 3845; script_info = {sortOrder = 3845;};};">
            <text:p><text:s text:c="4"/>"EQ_SHIPMINERASSISTANT_REFUND" = {sort_order = 3845; script_info = {sortOrder = 3845;};};</text:p>
          </table:table-cell>
          <table:table-cell table:number-columns-repeated="1020"/>
        </table:table-row>
        <table:table-row table:style-name="ro1">
          <table:table-cell office:value-type="string">
            <text:p>EQ_SHIPS_CAT_1</text:p>
          </table:table-cell>
          <table:table-cell office:value-type="string">
            <text:p>Ship's Cat: Jones</text:p>
          </table:table-cell>
          <table:table-cell table:formula="of:=([.$B$1] - [.$E$1])  + (ROW([.A771]) - 2) * [.$E$1]" office:value-type="float" office:value="3850">
            <text:p>3850</text:p>
          </table:table-cell>
          <table:table-cell table:formula="of:=&quot;    &quot;&quot;&quot; &amp; [.A771] &amp; &quot;&quot;&quot; = {sort_order = &quot; &amp; [.C771] &amp; &quot;; script_info = {sortOrder = &quot; &amp; [.C771] &amp; &quot;;};};&quot;" office:value-type="string" office:string-value="    &quot;EQ_SHIPS_CAT_1&quot; = {sort_order = 3850; script_info = {sortOrder = 3850;};};">
            <text:p><text:s text:c="4"/>"EQ_SHIPS_CAT_1" = {sort_order = 3850; script_info = {sortOrder = 3850;};};</text:p>
          </table:table-cell>
          <table:table-cell table:number-columns-repeated="1020"/>
        </table:table-row>
        <table:table-row table:style-name="ro1">
          <table:table-cell office:value-type="string">
            <text:p>EQ_SHIPS_CAT_2</text:p>
          </table:table-cell>
          <table:table-cell office:value-type="string">
            <text:p>Ship's Cat: Spot</text:p>
          </table:table-cell>
          <table:table-cell table:formula="of:=([.$B$1] - [.$E$1])  + (ROW([.A772]) - 2) * [.$E$1]" office:value-type="float" office:value="3855">
            <text:p>3855</text:p>
          </table:table-cell>
          <table:table-cell table:formula="of:=&quot;    &quot;&quot;&quot; &amp; [.A772] &amp; &quot;&quot;&quot; = {sort_order = &quot; &amp; [.C772] &amp; &quot;; script_info = {sortOrder = &quot; &amp; [.C772] &amp; &quot;;};};&quot;" office:value-type="string" office:string-value="    &quot;EQ_SHIPS_CAT_2&quot; = {sort_order = 3855; script_info = {sortOrder = 3855;};};">
            <text:p><text:s text:c="4"/>"EQ_SHIPS_CAT_2" = {sort_order = 3855; script_info = {sortOrder = 3855;};};</text:p>
          </table:table-cell>
          <table:table-cell table:number-columns-repeated="1020"/>
        </table:table-row>
        <table:table-row table:style-name="ro1">
          <table:table-cell office:value-type="string">
            <text:p>EQ_SHIPS_CAT_3</text:p>
          </table:table-cell>
          <table:table-cell office:value-type="string">
            <text:p>Ship's Cat: Sparks</text:p>
          </table:table-cell>
          <table:table-cell table:formula="of:=([.$B$1] - [.$E$1])  + (ROW([.A773]) - 2) * [.$E$1]" office:value-type="float" office:value="3860">
            <text:p>3860</text:p>
          </table:table-cell>
          <table:table-cell table:formula="of:=&quot;    &quot;&quot;&quot; &amp; [.A773] &amp; &quot;&quot;&quot; = {sort_order = &quot; &amp; [.C773] &amp; &quot;; script_info = {sortOrder = &quot; &amp; [.C773] &amp; &quot;;};};&quot;" office:value-type="string" office:string-value="    &quot;EQ_SHIPS_CAT_3&quot; = {sort_order = 3860; script_info = {sortOrder = 3860;};};">
            <text:p><text:s text:c="4"/>"EQ_SHIPS_CAT_3" = {sort_order = 3860; script_info = {sortOrder = 3860;};};</text:p>
          </table:table-cell>
          <table:table-cell table:number-columns-repeated="1020"/>
        </table:table-row>
        <table:table-row table:style-name="ro1">
          <table:table-cell office:value-type="string">
            <text:p>EQ_SHIPS_CAT_4</text:p>
          </table:table-cell>
          <table:table-cell office:value-type="string">
            <text:p>Ship's Cat: Lucifer</text:p>
          </table:table-cell>
          <table:table-cell table:formula="of:=([.$B$1] - [.$E$1])  + (ROW([.A774]) - 2) * [.$E$1]" office:value-type="float" office:value="3865">
            <text:p>3865</text:p>
          </table:table-cell>
          <table:table-cell table:formula="of:=&quot;    &quot;&quot;&quot; &amp; [.A774] &amp; &quot;&quot;&quot; = {sort_order = &quot; &amp; [.C774] &amp; &quot;; script_info = {sortOrder = &quot; &amp; [.C774] &amp; &quot;;};};&quot;" office:value-type="string" office:string-value="    &quot;EQ_SHIPS_CAT_4&quot; = {sort_order = 3865; script_info = {sortOrder = 3865;};};">
            <text:p><text:s text:c="4"/>"EQ_SHIPS_CAT_4" = {sort_order = 3865; script_info = {sortOrder = 3865;};};</text:p>
          </table:table-cell>
          <table:table-cell table:number-columns-repeated="1020"/>
        </table:table-row>
        <table:table-row table:style-name="ro1">
          <table:table-cell office:value-type="string">
            <text:p>EQ_SHIPS_CAT_5</text:p>
          </table:table-cell>
          <table:table-cell office:value-type="string">
            <text:p>Ship's Cat: Stray</text:p>
          </table:table-cell>
          <table:table-cell table:formula="of:=([.$B$1] - [.$E$1])  + (ROW([.A775]) - 2) * [.$E$1]" office:value-type="float" office:value="3870">
            <text:p>3870</text:p>
          </table:table-cell>
          <table:table-cell table:formula="of:=&quot;    &quot;&quot;&quot; &amp; [.A775] &amp; &quot;&quot;&quot; = {sort_order = &quot; &amp; [.C775] &amp; &quot;; script_info = {sortOrder = &quot; &amp; [.C775] &amp; &quot;;};};&quot;" office:value-type="string" office:string-value="    &quot;EQ_SHIPS_CAT_5&quot; = {sort_order = 3870; script_info = {sortOrder = 3870;};};">
            <text:p><text:s text:c="4"/>"EQ_SHIPS_CAT_5" = {sort_order = 3870; script_info = {sortOrder = 3870;};};</text:p>
          </table:table-cell>
          <table:table-cell table:number-columns-repeated="1020"/>
        </table:table-row>
        <table:table-row table:style-name="ro1">
          <table:table-cell office:value-type="string">
            <text:p>EQ_SHIPS_CAT_6</text:p>
          </table:table-cell>
          <table:table-cell office:value-type="string">
            <text:p>Ship's Cat: The Captain</text:p>
          </table:table-cell>
          <table:table-cell table:formula="of:=([.$B$1] - [.$E$1])  + (ROW([.A776]) - 2) * [.$E$1]" office:value-type="float" office:value="3875">
            <text:p>3875</text:p>
          </table:table-cell>
          <table:table-cell table:formula="of:=&quot;    &quot;&quot;&quot; &amp; [.A776] &amp; &quot;&quot;&quot; = {sort_order = &quot; &amp; [.C776] &amp; &quot;; script_info = {sortOrder = &quot; &amp; [.C776] &amp; &quot;;};};&quot;" office:value-type="string" office:string-value="    &quot;EQ_SHIPS_CAT_6&quot; = {sort_order = 3875; script_info = {sortOrder = 3875;};};">
            <text:p><text:s text:c="4"/>"EQ_SHIPS_CAT_6" = {sort_order = 3875; script_info = {sortOrder = 3875;};};</text:p>
          </table:table-cell>
          <table:table-cell table:number-columns-repeated="1020"/>
        </table:table-row>
        <table:table-row table:style-name="ro1">
          <table:table-cell office:value-type="string">
            <text:p>EQ_SHIPS_CAT_7</text:p>
          </table:table-cell>
          <table:table-cell office:value-type="string">
            <text:p>Ship's Cat: Smivs</text:p>
          </table:table-cell>
          <table:table-cell table:formula="of:=([.$B$1] - [.$E$1])  + (ROW([.A777]) - 2) * [.$E$1]" office:value-type="float" office:value="3880">
            <text:p>3880</text:p>
          </table:table-cell>
          <table:table-cell table:formula="of:=&quot;    &quot;&quot;&quot; &amp; [.A777] &amp; &quot;&quot;&quot; = {sort_order = &quot; &amp; [.C777] &amp; &quot;; script_info = {sortOrder = &quot; &amp; [.C777] &amp; &quot;;};};&quot;" office:value-type="string" office:string-value="    &quot;EQ_SHIPS_CAT_7&quot; = {sort_order = 3880; script_info = {sortOrder = 3880;};};">
            <text:p><text:s text:c="4"/>"EQ_SHIPS_CAT_7" = {sort_order = 3880; script_info = {sortOrder = 3880;};};</text:p>
          </table:table-cell>
          <table:table-cell table:number-columns-repeated="1020"/>
        </table:table-row>
        <table:table-row table:style-name="ro1">
          <table:table-cell office:value-type="string">
            <text:p>EQ_SHIPS_CAT_8</text:p>
          </table:table-cell>
          <table:table-cell office:value-type="string">
            <text:p>Ship's Cat: Tiddles</text:p>
          </table:table-cell>
          <table:table-cell table:formula="of:=([.$B$1] - [.$E$1])  + (ROW([.A778]) - 2) * [.$E$1]" office:value-type="float" office:value="3885">
            <text:p>3885</text:p>
          </table:table-cell>
          <table:table-cell table:formula="of:=&quot;    &quot;&quot;&quot; &amp; [.A778] &amp; &quot;&quot;&quot; = {sort_order = &quot; &amp; [.C778] &amp; &quot;; script_info = {sortOrder = &quot; &amp; [.C778] &amp; &quot;;};};&quot;" office:value-type="string" office:string-value="    &quot;EQ_SHIPS_CAT_8&quot; = {sort_order = 3885; script_info = {sortOrder = 3885;};};">
            <text:p><text:s text:c="4"/>"EQ_SHIPS_CAT_8" = {sort_order = 3885; script_info = {sortOrder = 3885;};};</text:p>
          </table:table-cell>
          <table:table-cell table:number-columns-repeated="1020"/>
        </table:table-row>
        <table:table-row table:style-name="ro1">
          <table:table-cell office:value-type="string">
            <text:p>EQ_SHIPS_CAT_9</text:p>
          </table:table-cell>
          <table:table-cell office:value-type="string">
            <text:p>Ship's Dog: Peasbody</text:p>
          </table:table-cell>
          <table:table-cell table:formula="of:=([.$B$1] - [.$E$1])  + (ROW([.A779]) - 2) * [.$E$1]" office:value-type="float" office:value="3890">
            <text:p>3890</text:p>
          </table:table-cell>
          <table:table-cell table:formula="of:=&quot;    &quot;&quot;&quot; &amp; [.A779] &amp; &quot;&quot;&quot; = {sort_order = &quot; &amp; [.C779] &amp; &quot;; script_info = {sortOrder = &quot; &amp; [.C779] &amp; &quot;;};};&quot;" office:value-type="string" office:string-value="    &quot;EQ_SHIPS_CAT_9&quot; = {sort_order = 3890; script_info = {sortOrder = 3890;};};">
            <text:p><text:s text:c="4"/>"EQ_SHIPS_CAT_9" = {sort_order = 3890; script_info = {sortOrder = 3890;};};</text:p>
          </table:table-cell>
          <table:table-cell table:number-columns-repeated="1020"/>
        </table:table-row>
        <table:table-row table:style-name="ro1">
          <table:table-cell office:value-type="string">
            <text:p>EQ_SHIPS_LIBRARY</text:p>
          </table:table-cell>
          <table:table-cell office:value-type="string">
            <text:p>Ship's Library Flight Interface</text:p>
          </table:table-cell>
          <table:table-cell table:formula="of:=([.$B$1] - [.$E$1])  + (ROW([.A780]) - 2) * [.$E$1]" office:value-type="float" office:value="3895">
            <text:p>3895</text:p>
          </table:table-cell>
          <table:table-cell table:formula="of:=&quot;    &quot;&quot;&quot; &amp; [.A780] &amp; &quot;&quot;&quot; = {sort_order = &quot; &amp; [.C780] &amp; &quot;; script_info = {sortOrder = &quot; &amp; [.C780] &amp; &quot;;};};&quot;" office:value-type="string" office:string-value="    &quot;EQ_SHIPS_LIBRARY&quot; = {sort_order = 3895; script_info = {sortOrder = 3895;};};">
            <text:p><text:s text:c="4"/>"EQ_SHIPS_LIBRARY" = {sort_order = 3895; script_info = {sortOrder = 3895;};};</text:p>
          </table:table-cell>
          <table:table-cell table:number-columns-repeated="1020"/>
        </table:table-row>
        <table:table-row table:style-name="ro1">
          <table:table-cell office:value-type="string">
            <text:p>EQ_SMALL_HULL</text:p>
          </table:table-cell>
          <table:table-cell office:value-type="string">
            <text:p>Small Sized Hull</text:p>
          </table:table-cell>
          <table:table-cell table:formula="of:=([.$B$1] - [.$E$1])  + (ROW([.A781]) - 2) * [.$E$1]" office:value-type="float" office:value="3900">
            <text:p>3900</text:p>
          </table:table-cell>
          <table:table-cell table:formula="of:=&quot;    &quot;&quot;&quot; &amp; [.A781] &amp; &quot;&quot;&quot; = {sort_order = &quot; &amp; [.C781] &amp; &quot;; script_info = {sortOrder = &quot; &amp; [.C781] &amp; &quot;;};};&quot;" office:value-type="string" office:string-value="    &quot;EQ_SMALL_HULL&quot; = {sort_order = 3900; script_info = {sortOrder = 3900;};};">
            <text:p><text:s text:c="4"/>"EQ_SMALL_HULL" = {sort_order = 3900; script_info = {sortOrder = 3900;};};</text:p>
          </table:table-cell>
          <table:table-cell table:number-columns-repeated="1020"/>
        </table:table-row>
        <table:table-row table:style-name="ro1">
          <table:table-cell office:value-type="string">
            <text:p>EQ_SMALLDISH</text:p>
          </table:table-cell>
          <table:table-cell office:value-type="string">
            <text:p>Small Dish</text:p>
          </table:table-cell>
          <table:table-cell table:formula="of:=([.$B$1] - [.$E$1])  + (ROW([.A782]) - 2) * [.$E$1]" office:value-type="float" office:value="3905">
            <text:p>3905</text:p>
          </table:table-cell>
          <table:table-cell table:formula="of:=&quot;    &quot;&quot;&quot; &amp; [.A782] &amp; &quot;&quot;&quot; = {sort_order = &quot; &amp; [.C782] &amp; &quot;; script_info = {sortOrder = &quot; &amp; [.C782] &amp; &quot;;};};&quot;" office:value-type="string" office:string-value="    &quot;EQ_SMALLDISH&quot; = {sort_order = 3905; script_info = {sortOrder = 3905;};};">
            <text:p><text:s text:c="4"/>"EQ_SMALLDISH" = {sort_order = 3905; script_info = {sortOrder = 3905;};};</text:p>
          </table:table-cell>
          <table:table-cell table:number-columns-repeated="1020"/>
        </table:table-row>
        <table:table-row table:style-name="ro1">
          <table:table-cell office:value-type="string">
            <text:p>EQ_SMALLDISH_FULLREPAIR</text:p>
          </table:table-cell>
          <table:table-cell office:value-type="string">
            <text:p>Repair Small Dish</text:p>
          </table:table-cell>
          <table:table-cell table:formula="of:=([.$B$1] - [.$E$1])  + (ROW([.A783]) - 2) * [.$E$1]" office:value-type="float" office:value="3910">
            <text:p>3910</text:p>
          </table:table-cell>
          <table:table-cell table:formula="of:=&quot;    &quot;&quot;&quot; &amp; [.A783] &amp; &quot;&quot;&quot; = {sort_order = &quot; &amp; [.C783] &amp; &quot;; script_info = {sortOrder = &quot; &amp; [.C783] &amp; &quot;;};};&quot;" office:value-type="string" office:string-value="    &quot;EQ_SMALLDISH_FULLREPAIR&quot; = {sort_order = 3910; script_info = {sortOrder = 3910;};};">
            <text:p><text:s text:c="4"/>"EQ_SMALLDISH_FULLREPAIR" = {sort_order = 3910; script_info = {sortOrder = 3910;};};</text:p>
          </table:table-cell>
          <table:table-cell table:number-columns-repeated="1020"/>
        </table:table-row>
        <table:table-row table:style-name="ro1">
          <table:table-cell office:value-type="string">
            <text:p>EQ_SMALLDISH_REFUND</text:p>
          </table:table-cell>
          <table:table-cell office:value-type="string">
            <text:p>Refund Small Dish</text:p>
          </table:table-cell>
          <table:table-cell table:formula="of:=([.$B$1] - [.$E$1])  + (ROW([.A784]) - 2) * [.$E$1]" office:value-type="float" office:value="3915">
            <text:p>3915</text:p>
          </table:table-cell>
          <table:table-cell table:formula="of:=&quot;    &quot;&quot;&quot; &amp; [.A784] &amp; &quot;&quot;&quot; = {sort_order = &quot; &amp; [.C784] &amp; &quot;; script_info = {sortOrder = &quot; &amp; [.C784] &amp; &quot;;};};&quot;" office:value-type="string" office:string-value="    &quot;EQ_SMALLDISH_REFUND&quot; = {sort_order = 3915; script_info = {sortOrder = 3915;};};">
            <text:p><text:s text:c="4"/>"EQ_SMALLDISH_REFUND" = {sort_order = 3915; script_info = {sortOrder = 3915;};};</text:p>
          </table:table-cell>
          <table:table-cell table:number-columns-repeated="1020"/>
        </table:table-row>
        <table:table-row table:style-name="ro1">
          <table:table-cell office:value-type="string">
            <text:p>EQ_SMALLDISH_REPAIR</text:p>
          </table:table-cell>
          <table:table-cell office:value-type="string">
            <text:p>Repair Small Dish with wasted alloys</text:p>
          </table:table-cell>
          <table:table-cell table:formula="of:=([.$B$1] - [.$E$1])  + (ROW([.A785]) - 2) * [.$E$1]" office:value-type="float" office:value="3920">
            <text:p>3920</text:p>
          </table:table-cell>
          <table:table-cell table:formula="of:=&quot;    &quot;&quot;&quot; &amp; [.A785] &amp; &quot;&quot;&quot; = {sort_order = &quot; &amp; [.C785] &amp; &quot;; script_info = {sortOrder = &quot; &amp; [.C785] &amp; &quot;;};};&quot;" office:value-type="string" office:string-value="    &quot;EQ_SMALLDISH_REPAIR&quot; = {sort_order = 3920; script_info = {sortOrder = 3920;};};">
            <text:p><text:s text:c="4"/>"EQ_SMALLDISH_REPAIR" = {sort_order = 3920; script_info = {sortOrder = 392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</text:p>
          </table:table-cell>
          <table:table-cell office:value-type="string">
            <text:p>Smuggling Compartment</text:p>
          </table:table-cell>
          <table:table-cell table:formula="of:=([.$B$1] - [.$E$1])  + (ROW([.A786]) - 2) * [.$E$1]" office:value-type="float" office:value="3925">
            <text:p>3925</text:p>
          </table:table-cell>
          <table:table-cell table:formula="of:=&quot;    &quot;&quot;&quot; &amp; [.A786] &amp; &quot;&quot;&quot; = {sort_order = &quot; &amp; [.C786] &amp; &quot;; script_info = {sortOrder = &quot; &amp; [.C786] &amp; &quot;;};};&quot;" office:value-type="string" office:string-value="    &quot;EQ_SMUGGLING_COMPARTMENT&quot; = {sort_order = 3925; script_info = {sortOrder = 3925;};};">
            <text:p><text:s text:c="4"/>"EQ_SMUGGLING_COMPARTMENT" = {sort_order = 3925; script_info = {sortOrder = 392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</text:p>
          </table:table-cell>
          <table:table-cell office:value-type="string">
            <text:p>Smuggling Compartment (1t)</text:p>
          </table:table-cell>
          <table:table-cell table:formula="of:=([.$B$1] - [.$E$1])  + (ROW([.A787]) - 2) * [.$E$1]" office:value-type="float" office:value="3930">
            <text:p>3930</text:p>
          </table:table-cell>
          <table:table-cell table:formula="of:=&quot;    &quot;&quot;&quot; &amp; [.A787] &amp; &quot;&quot;&quot; = {sort_order = &quot; &amp; [.C787] &amp; &quot;; script_info = {sortOrder = &quot; &amp; [.C787] &amp; &quot;;};};&quot;" office:value-type="string" office:string-value="    &quot;EQ_SMUGGLING_COMPARTMENT_1&quot; = {sort_order = 3930; script_info = {sortOrder = 3930;};};">
            <text:p><text:s text:c="4"/>"EQ_SMUGGLING_COMPARTMENT_1" = {sort_order = 3930; script_info = {sortOrder = 393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0</text:p>
          </table:table-cell>
          <table:table-cell office:value-type="string">
            <text:p>Smuggling Compartment (10t)</text:p>
          </table:table-cell>
          <table:table-cell table:formula="of:=([.$B$1] - [.$E$1])  + (ROW([.A788]) - 2) * [.$E$1]" office:value-type="float" office:value="3935">
            <text:p>3935</text:p>
          </table:table-cell>
          <table:table-cell table:formula="of:=&quot;    &quot;&quot;&quot; &amp; [.A788] &amp; &quot;&quot;&quot; = {sort_order = &quot; &amp; [.C788] &amp; &quot;; script_info = {sortOrder = &quot; &amp; [.C788] &amp; &quot;;};};&quot;" office:value-type="string" office:string-value="    &quot;EQ_SMUGGLING_COMPARTMENT_10&quot; = {sort_order = 3935; script_info = {sortOrder = 3935;};};">
            <text:p><text:s text:c="4"/>"EQ_SMUGGLING_COMPARTMENT_10" = {sort_order = 3935; script_info = {sortOrder = 393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1</text:p>
          </table:table-cell>
          <table:table-cell office:value-type="string">
            <text:p>Smuggling Compartment (11t)</text:p>
          </table:table-cell>
          <table:table-cell table:formula="of:=([.$B$1] - [.$E$1])  + (ROW([.A789]) - 2) * [.$E$1]" office:value-type="float" office:value="3940">
            <text:p>3940</text:p>
          </table:table-cell>
          <table:table-cell table:formula="of:=&quot;    &quot;&quot;&quot; &amp; [.A789] &amp; &quot;&quot;&quot; = {sort_order = &quot; &amp; [.C789] &amp; &quot;; script_info = {sortOrder = &quot; &amp; [.C789] &amp; &quot;;};};&quot;" office:value-type="string" office:string-value="    &quot;EQ_SMUGGLING_COMPARTMENT_11&quot; = {sort_order = 3940; script_info = {sortOrder = 3940;};};">
            <text:p><text:s text:c="4"/>"EQ_SMUGGLING_COMPARTMENT_11" = {sort_order = 3940; script_info = {sortOrder = 394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2</text:p>
          </table:table-cell>
          <table:table-cell office:value-type="string">
            <text:p>Smuggling Compartment (12t)</text:p>
          </table:table-cell>
          <table:table-cell table:formula="of:=([.$B$1] - [.$E$1])  + (ROW([.A790]) - 2) * [.$E$1]" office:value-type="float" office:value="3945">
            <text:p>3945</text:p>
          </table:table-cell>
          <table:table-cell table:formula="of:=&quot;    &quot;&quot;&quot; &amp; [.A790] &amp; &quot;&quot;&quot; = {sort_order = &quot; &amp; [.C790] &amp; &quot;; script_info = {sortOrder = &quot; &amp; [.C790] &amp; &quot;;};};&quot;" office:value-type="string" office:string-value="    &quot;EQ_SMUGGLING_COMPARTMENT_12&quot; = {sort_order = 3945; script_info = {sortOrder = 3945;};};">
            <text:p><text:s text:c="4"/>"EQ_SMUGGLING_COMPARTMENT_12" = {sort_order = 3945; script_info = {sortOrder = 394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3</text:p>
          </table:table-cell>
          <table:table-cell office:value-type="string">
            <text:p>Smuggling Compartment (13t)</text:p>
          </table:table-cell>
          <table:table-cell table:formula="of:=([.$B$1] - [.$E$1])  + (ROW([.A791]) - 2) * [.$E$1]" office:value-type="float" office:value="3950">
            <text:p>3950</text:p>
          </table:table-cell>
          <table:table-cell table:formula="of:=&quot;    &quot;&quot;&quot; &amp; [.A791] &amp; &quot;&quot;&quot; = {sort_order = &quot; &amp; [.C791] &amp; &quot;; script_info = {sortOrder = &quot; &amp; [.C791] &amp; &quot;;};};&quot;" office:value-type="string" office:string-value="    &quot;EQ_SMUGGLING_COMPARTMENT_13&quot; = {sort_order = 3950; script_info = {sortOrder = 3950;};};">
            <text:p><text:s text:c="4"/>"EQ_SMUGGLING_COMPARTMENT_13" = {sort_order = 3950; script_info = {sortOrder = 395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4</text:p>
          </table:table-cell>
          <table:table-cell office:value-type="string">
            <text:p>Smuggling Compartment (14t)</text:p>
          </table:table-cell>
          <table:table-cell table:formula="of:=([.$B$1] - [.$E$1])  + (ROW([.A792]) - 2) * [.$E$1]" office:value-type="float" office:value="3955">
            <text:p>3955</text:p>
          </table:table-cell>
          <table:table-cell table:formula="of:=&quot;    &quot;&quot;&quot; &amp; [.A792] &amp; &quot;&quot;&quot; = {sort_order = &quot; &amp; [.C792] &amp; &quot;; script_info = {sortOrder = &quot; &amp; [.C792] &amp; &quot;;};};&quot;" office:value-type="string" office:string-value="    &quot;EQ_SMUGGLING_COMPARTMENT_14&quot; = {sort_order = 3955; script_info = {sortOrder = 3955;};};">
            <text:p><text:s text:c="4"/>"EQ_SMUGGLING_COMPARTMENT_14" = {sort_order = 3955; script_info = {sortOrder = 395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5</text:p>
          </table:table-cell>
          <table:table-cell office:value-type="string">
            <text:p>Smuggling Compartment (15t)</text:p>
          </table:table-cell>
          <table:table-cell table:formula="of:=([.$B$1] - [.$E$1])  + (ROW([.A793]) - 2) * [.$E$1]" office:value-type="float" office:value="3960">
            <text:p>3960</text:p>
          </table:table-cell>
          <table:table-cell table:formula="of:=&quot;    &quot;&quot;&quot; &amp; [.A793] &amp; &quot;&quot;&quot; = {sort_order = &quot; &amp; [.C793] &amp; &quot;; script_info = {sortOrder = &quot; &amp; [.C793] &amp; &quot;;};};&quot;" office:value-type="string" office:string-value="    &quot;EQ_SMUGGLING_COMPARTMENT_15&quot; = {sort_order = 3960; script_info = {sortOrder = 3960;};};">
            <text:p><text:s text:c="4"/>"EQ_SMUGGLING_COMPARTMENT_15" = {sort_order = 3960; script_info = {sortOrder = 396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6</text:p>
          </table:table-cell>
          <table:table-cell office:value-type="string">
            <text:p>Smuggling Compartment (16t)</text:p>
          </table:table-cell>
          <table:table-cell table:formula="of:=([.$B$1] - [.$E$1])  + (ROW([.A794]) - 2) * [.$E$1]" office:value-type="float" office:value="3965">
            <text:p>3965</text:p>
          </table:table-cell>
          <table:table-cell table:formula="of:=&quot;    &quot;&quot;&quot; &amp; [.A794] &amp; &quot;&quot;&quot; = {sort_order = &quot; &amp; [.C794] &amp; &quot;; script_info = {sortOrder = &quot; &amp; [.C794] &amp; &quot;;};};&quot;" office:value-type="string" office:string-value="    &quot;EQ_SMUGGLING_COMPARTMENT_16&quot; = {sort_order = 3965; script_info = {sortOrder = 3965;};};">
            <text:p><text:s text:c="4"/>"EQ_SMUGGLING_COMPARTMENT_16" = {sort_order = 3965; script_info = {sortOrder = 396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7</text:p>
          </table:table-cell>
          <table:table-cell office:value-type="string">
            <text:p>Smuggling Compartment (17t)</text:p>
          </table:table-cell>
          <table:table-cell table:formula="of:=([.$B$1] - [.$E$1])  + (ROW([.A795]) - 2) * [.$E$1]" office:value-type="float" office:value="3970">
            <text:p>3970</text:p>
          </table:table-cell>
          <table:table-cell table:formula="of:=&quot;    &quot;&quot;&quot; &amp; [.A795] &amp; &quot;&quot;&quot; = {sort_order = &quot; &amp; [.C795] &amp; &quot;; script_info = {sortOrder = &quot; &amp; [.C795] &amp; &quot;;};};&quot;" office:value-type="string" office:string-value="    &quot;EQ_SMUGGLING_COMPARTMENT_17&quot; = {sort_order = 3970; script_info = {sortOrder = 3970;};};">
            <text:p><text:s text:c="4"/>"EQ_SMUGGLING_COMPARTMENT_17" = {sort_order = 3970; script_info = {sortOrder = 397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8</text:p>
          </table:table-cell>
          <table:table-cell office:value-type="string">
            <text:p>Smuggling Compartment (18t)</text:p>
          </table:table-cell>
          <table:table-cell table:formula="of:=([.$B$1] - [.$E$1])  + (ROW([.A796]) - 2) * [.$E$1]" office:value-type="float" office:value="3975">
            <text:p>3975</text:p>
          </table:table-cell>
          <table:table-cell table:formula="of:=&quot;    &quot;&quot;&quot; &amp; [.A796] &amp; &quot;&quot;&quot; = {sort_order = &quot; &amp; [.C796] &amp; &quot;; script_info = {sortOrder = &quot; &amp; [.C796] &amp; &quot;;};};&quot;" office:value-type="string" office:string-value="    &quot;EQ_SMUGGLING_COMPARTMENT_18&quot; = {sort_order = 3975; script_info = {sortOrder = 3975;};};">
            <text:p><text:s text:c="4"/>"EQ_SMUGGLING_COMPARTMENT_18" = {sort_order = 3975; script_info = {sortOrder = 397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19</text:p>
          </table:table-cell>
          <table:table-cell office:value-type="string">
            <text:p>Smuggling Compartment (19t)</text:p>
          </table:table-cell>
          <table:table-cell table:formula="of:=([.$B$1] - [.$E$1])  + (ROW([.A797]) - 2) * [.$E$1]" office:value-type="float" office:value="3980">
            <text:p>3980</text:p>
          </table:table-cell>
          <table:table-cell table:formula="of:=&quot;    &quot;&quot;&quot; &amp; [.A797] &amp; &quot;&quot;&quot; = {sort_order = &quot; &amp; [.C797] &amp; &quot;; script_info = {sortOrder = &quot; &amp; [.C797] &amp; &quot;;};};&quot;" office:value-type="string" office:string-value="    &quot;EQ_SMUGGLING_COMPARTMENT_19&quot; = {sort_order = 3980; script_info = {sortOrder = 3980;};};">
            <text:p><text:s text:c="4"/>"EQ_SMUGGLING_COMPARTMENT_19" = {sort_order = 3980; script_info = {sortOrder = 398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2</text:p>
          </table:table-cell>
          <table:table-cell office:value-type="string">
            <text:p>Smuggling Compartment (2t)</text:p>
          </table:table-cell>
          <table:table-cell table:formula="of:=([.$B$1] - [.$E$1])  + (ROW([.A798]) - 2) * [.$E$1]" office:value-type="float" office:value="3985">
            <text:p>3985</text:p>
          </table:table-cell>
          <table:table-cell table:formula="of:=&quot;    &quot;&quot;&quot; &amp; [.A798] &amp; &quot;&quot;&quot; = {sort_order = &quot; &amp; [.C798] &amp; &quot;; script_info = {sortOrder = &quot; &amp; [.C798] &amp; &quot;;};};&quot;" office:value-type="string" office:string-value="    &quot;EQ_SMUGGLING_COMPARTMENT_2&quot; = {sort_order = 3985; script_info = {sortOrder = 3985;};};">
            <text:p><text:s text:c="4"/>"EQ_SMUGGLING_COMPARTMENT_2" = {sort_order = 3985; script_info = {sortOrder = 398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20</text:p>
          </table:table-cell>
          <table:table-cell office:value-type="string">
            <text:p>Smuggling Compartment (20t)</text:p>
          </table:table-cell>
          <table:table-cell table:formula="of:=([.$B$1] - [.$E$1])  + (ROW([.A799]) - 2) * [.$E$1]" office:value-type="float" office:value="3990">
            <text:p>3990</text:p>
          </table:table-cell>
          <table:table-cell table:formula="of:=&quot;    &quot;&quot;&quot; &amp; [.A799] &amp; &quot;&quot;&quot; = {sort_order = &quot; &amp; [.C799] &amp; &quot;; script_info = {sortOrder = &quot; &amp; [.C799] &amp; &quot;;};};&quot;" office:value-type="string" office:string-value="    &quot;EQ_SMUGGLING_COMPARTMENT_20&quot; = {sort_order = 3990; script_info = {sortOrder = 3990;};};">
            <text:p><text:s text:c="4"/>"EQ_SMUGGLING_COMPARTMENT_20" = {sort_order = 3990; script_info = {sortOrder = 399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3</text:p>
          </table:table-cell>
          <table:table-cell office:value-type="string">
            <text:p>Smuggling Compartment (3t)</text:p>
          </table:table-cell>
          <table:table-cell table:formula="of:=([.$B$1] - [.$E$1])  + (ROW([.A800]) - 2) * [.$E$1]" office:value-type="float" office:value="3995">
            <text:p>3995</text:p>
          </table:table-cell>
          <table:table-cell table:formula="of:=&quot;    &quot;&quot;&quot; &amp; [.A800] &amp; &quot;&quot;&quot; = {sort_order = &quot; &amp; [.C800] &amp; &quot;; script_info = {sortOrder = &quot; &amp; [.C800] &amp; &quot;;};};&quot;" office:value-type="string" office:string-value="    &quot;EQ_SMUGGLING_COMPARTMENT_3&quot; = {sort_order = 3995; script_info = {sortOrder = 3995;};};">
            <text:p><text:s text:c="4"/>"EQ_SMUGGLING_COMPARTMENT_3" = {sort_order = 3995; script_info = {sortOrder = 399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4</text:p>
          </table:table-cell>
          <table:table-cell office:value-type="string">
            <text:p>Smuggling Compartment (4t)</text:p>
          </table:table-cell>
          <table:table-cell table:formula="of:=([.$B$1] - [.$E$1])  + (ROW([.A801]) - 2) * [.$E$1]" office:value-type="float" office:value="4000">
            <text:p>4000</text:p>
          </table:table-cell>
          <table:table-cell table:formula="of:=&quot;    &quot;&quot;&quot; &amp; [.A801] &amp; &quot;&quot;&quot; = {sort_order = &quot; &amp; [.C801] &amp; &quot;; script_info = {sortOrder = &quot; &amp; [.C801] &amp; &quot;;};};&quot;" office:value-type="string" office:string-value="    &quot;EQ_SMUGGLING_COMPARTMENT_4&quot; = {sort_order = 4000; script_info = {sortOrder = 4000;};};">
            <text:p><text:s text:c="4"/>"EQ_SMUGGLING_COMPARTMENT_4" = {sort_order = 4000; script_info = {sortOrder = 400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5</text:p>
          </table:table-cell>
          <table:table-cell office:value-type="string">
            <text:p>Smuggling Compartment (5t)</text:p>
          </table:table-cell>
          <table:table-cell table:formula="of:=([.$B$1] - [.$E$1])  + (ROW([.A802]) - 2) * [.$E$1]" office:value-type="float" office:value="4005">
            <text:p>4005</text:p>
          </table:table-cell>
          <table:table-cell table:formula="of:=&quot;    &quot;&quot;&quot; &amp; [.A802] &amp; &quot;&quot;&quot; = {sort_order = &quot; &amp; [.C802] &amp; &quot;; script_info = {sortOrder = &quot; &amp; [.C802] &amp; &quot;;};};&quot;" office:value-type="string" office:string-value="    &quot;EQ_SMUGGLING_COMPARTMENT_5&quot; = {sort_order = 4005; script_info = {sortOrder = 4005;};};">
            <text:p><text:s text:c="4"/>"EQ_SMUGGLING_COMPARTMENT_5" = {sort_order = 4005; script_info = {sortOrder = 400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6</text:p>
          </table:table-cell>
          <table:table-cell office:value-type="string">
            <text:p>Smuggling Compartment (6t)</text:p>
          </table:table-cell>
          <table:table-cell table:formula="of:=([.$B$1] - [.$E$1])  + (ROW([.A803]) - 2) * [.$E$1]" office:value-type="float" office:value="4010">
            <text:p>4010</text:p>
          </table:table-cell>
          <table:table-cell table:formula="of:=&quot;    &quot;&quot;&quot; &amp; [.A803] &amp; &quot;&quot;&quot; = {sort_order = &quot; &amp; [.C803] &amp; &quot;; script_info = {sortOrder = &quot; &amp; [.C803] &amp; &quot;;};};&quot;" office:value-type="string" office:string-value="    &quot;EQ_SMUGGLING_COMPARTMENT_6&quot; = {sort_order = 4010; script_info = {sortOrder = 4010;};};">
            <text:p><text:s text:c="4"/>"EQ_SMUGGLING_COMPARTMENT_6" = {sort_order = 4010; script_info = {sortOrder = 401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7</text:p>
          </table:table-cell>
          <table:table-cell office:value-type="string">
            <text:p>Smuggling Compartment (7t)</text:p>
          </table:table-cell>
          <table:table-cell table:formula="of:=([.$B$1] - [.$E$1])  + (ROW([.A804]) - 2) * [.$E$1]" office:value-type="float" office:value="4015">
            <text:p>4015</text:p>
          </table:table-cell>
          <table:table-cell table:formula="of:=&quot;    &quot;&quot;&quot; &amp; [.A804] &amp; &quot;&quot;&quot; = {sort_order = &quot; &amp; [.C804] &amp; &quot;; script_info = {sortOrder = &quot; &amp; [.C804] &amp; &quot;;};};&quot;" office:value-type="string" office:string-value="    &quot;EQ_SMUGGLING_COMPARTMENT_7&quot; = {sort_order = 4015; script_info = {sortOrder = 4015;};};">
            <text:p><text:s text:c="4"/>"EQ_SMUGGLING_COMPARTMENT_7" = {sort_order = 4015; script_info = {sortOrder = 401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8</text:p>
          </table:table-cell>
          <table:table-cell office:value-type="string">
            <text:p>Smuggling Compartment (8t)</text:p>
          </table:table-cell>
          <table:table-cell table:formula="of:=([.$B$1] - [.$E$1])  + (ROW([.A805]) - 2) * [.$E$1]" office:value-type="float" office:value="4020">
            <text:p>4020</text:p>
          </table:table-cell>
          <table:table-cell table:formula="of:=&quot;    &quot;&quot;&quot; &amp; [.A805] &amp; &quot;&quot;&quot; = {sort_order = &quot; &amp; [.C805] &amp; &quot;; script_info = {sortOrder = &quot; &amp; [.C805] &amp; &quot;;};};&quot;" office:value-type="string" office:string-value="    &quot;EQ_SMUGGLING_COMPARTMENT_8&quot; = {sort_order = 4020; script_info = {sortOrder = 4020;};};">
            <text:p><text:s text:c="4"/>"EQ_SMUGGLING_COMPARTMENT_8" = {sort_order = 4020; script_info = {sortOrder = 402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9</text:p>
          </table:table-cell>
          <table:table-cell office:value-type="string">
            <text:p>Smuggling Compartment (9t)</text:p>
          </table:table-cell>
          <table:table-cell table:formula="of:=([.$B$1] - [.$E$1])  + (ROW([.A806]) - 2) * [.$E$1]" office:value-type="float" office:value="4025">
            <text:p>4025</text:p>
          </table:table-cell>
          <table:table-cell table:formula="of:=&quot;    &quot;&quot;&quot; &amp; [.A806] &amp; &quot;&quot;&quot; = {sort_order = &quot; &amp; [.C806] &amp; &quot;; script_info = {sortOrder = &quot; &amp; [.C806] &amp; &quot;;};};&quot;" office:value-type="string" office:string-value="    &quot;EQ_SMUGGLING_COMPARTMENT_9&quot; = {sort_order = 4025; script_info = {sortOrder = 4025;};};">
            <text:p><text:s text:c="4"/>"EQ_SMUGGLING_COMPARTMENT_9" = {sort_order = 4025; script_info = {sortOrder = 402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MOVAL</text:p>
          </table:table-cell>
          <table:table-cell office:value-type="string">
            <text:p>Remove Smuggling Compartment</text:p>
          </table:table-cell>
          <table:table-cell table:formula="of:=([.$B$1] - [.$E$1])  + (ROW([.A807]) - 2) * [.$E$1]" office:value-type="float" office:value="4030">
            <text:p>4030</text:p>
          </table:table-cell>
          <table:table-cell table:formula="of:=&quot;    &quot;&quot;&quot; &amp; [.A807] &amp; &quot;&quot;&quot; = {sort_order = &quot; &amp; [.C807] &amp; &quot;; script_info = {sortOrder = &quot; &amp; [.C807] &amp; &quot;;};};&quot;" office:value-type="string" office:string-value="    &quot;EQ_SMUGGLING_COMPARTMENT_REMOVAL&quot; = {sort_order = 4030; script_info = {sortOrder = 4030;};};">
            <text:p><text:s text:c="4"/>"EQ_SMUGGLING_COMPARTMENT_REMOVAL" = {sort_order = 4030; script_info = {sortOrder = 403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</text:p>
          </table:table-cell>
          <table:table-cell office:value-type="string">
            <text:p>Repair: Smuggling Compartment</text:p>
          </table:table-cell>
          <table:table-cell table:formula="of:=([.$B$1] - [.$E$1])  + (ROW([.A808]) - 2) * [.$E$1]" office:value-type="float" office:value="4035">
            <text:p>4035</text:p>
          </table:table-cell>
          <table:table-cell table:formula="of:=&quot;    &quot;&quot;&quot; &amp; [.A808] &amp; &quot;&quot;&quot; = {sort_order = &quot; &amp; [.C808] &amp; &quot;; script_info = {sortOrder = &quot; &amp; [.C808] &amp; &quot;;};};&quot;" office:value-type="string" office:string-value="    &quot;EQ_SMUGGLING_COMPARTMENT_REPAIR_1&quot; = {sort_order = 4035; script_info = {sortOrder = 4035;};};">
            <text:p><text:s text:c="4"/>"EQ_SMUGGLING_COMPARTMENT_REPAIR_1" = {sort_order = 4035; script_info = {sortOrder = 403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0</text:p>
          </table:table-cell>
          <table:table-cell office:value-type="string">
            <text:p>Repair: Smuggling Compartment</text:p>
          </table:table-cell>
          <table:table-cell table:formula="of:=([.$B$1] - [.$E$1])  + (ROW([.A809]) - 2) * [.$E$1]" office:value-type="float" office:value="4040">
            <text:p>4040</text:p>
          </table:table-cell>
          <table:table-cell table:formula="of:=&quot;    &quot;&quot;&quot; &amp; [.A809] &amp; &quot;&quot;&quot; = {sort_order = &quot; &amp; [.C809] &amp; &quot;; script_info = {sortOrder = &quot; &amp; [.C809] &amp; &quot;;};};&quot;" office:value-type="string" office:string-value="    &quot;EQ_SMUGGLING_COMPARTMENT_REPAIR_10&quot; = {sort_order = 4040; script_info = {sortOrder = 4040;};};">
            <text:p><text:s text:c="4"/>"EQ_SMUGGLING_COMPARTMENT_REPAIR_10" = {sort_order = 4040; script_info = {sortOrder = 404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1</text:p>
          </table:table-cell>
          <table:table-cell office:value-type="string">
            <text:p>Repair: Smuggling Compartment</text:p>
          </table:table-cell>
          <table:table-cell table:formula="of:=([.$B$1] - [.$E$1])  + (ROW([.A810]) - 2) * [.$E$1]" office:value-type="float" office:value="4045">
            <text:p>4045</text:p>
          </table:table-cell>
          <table:table-cell table:formula="of:=&quot;    &quot;&quot;&quot; &amp; [.A810] &amp; &quot;&quot;&quot; = {sort_order = &quot; &amp; [.C810] &amp; &quot;; script_info = {sortOrder = &quot; &amp; [.C810] &amp; &quot;;};};&quot;" office:value-type="string" office:string-value="    &quot;EQ_SMUGGLING_COMPARTMENT_REPAIR_11&quot; = {sort_order = 4045; script_info = {sortOrder = 4045;};};">
            <text:p><text:s text:c="4"/>"EQ_SMUGGLING_COMPARTMENT_REPAIR_11" = {sort_order = 4045; script_info = {sortOrder = 404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2</text:p>
          </table:table-cell>
          <table:table-cell office:value-type="string">
            <text:p>Repair: Smuggling Compartment</text:p>
          </table:table-cell>
          <table:table-cell table:formula="of:=([.$B$1] - [.$E$1])  + (ROW([.A811]) - 2) * [.$E$1]" office:value-type="float" office:value="4050">
            <text:p>4050</text:p>
          </table:table-cell>
          <table:table-cell table:formula="of:=&quot;    &quot;&quot;&quot; &amp; [.A811] &amp; &quot;&quot;&quot; = {sort_order = &quot; &amp; [.C811] &amp; &quot;; script_info = {sortOrder = &quot; &amp; [.C811] &amp; &quot;;};};&quot;" office:value-type="string" office:string-value="    &quot;EQ_SMUGGLING_COMPARTMENT_REPAIR_12&quot; = {sort_order = 4050; script_info = {sortOrder = 4050;};};">
            <text:p><text:s text:c="4"/>"EQ_SMUGGLING_COMPARTMENT_REPAIR_12" = {sort_order = 4050; script_info = {sortOrder = 405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3</text:p>
          </table:table-cell>
          <table:table-cell office:value-type="string">
            <text:p>Repair: Smuggling Compartment</text:p>
          </table:table-cell>
          <table:table-cell table:formula="of:=([.$B$1] - [.$E$1])  + (ROW([.A812]) - 2) * [.$E$1]" office:value-type="float" office:value="4055">
            <text:p>4055</text:p>
          </table:table-cell>
          <table:table-cell table:formula="of:=&quot;    &quot;&quot;&quot; &amp; [.A812] &amp; &quot;&quot;&quot; = {sort_order = &quot; &amp; [.C812] &amp; &quot;; script_info = {sortOrder = &quot; &amp; [.C812] &amp; &quot;;};};&quot;" office:value-type="string" office:string-value="    &quot;EQ_SMUGGLING_COMPARTMENT_REPAIR_13&quot; = {sort_order = 4055; script_info = {sortOrder = 4055;};};">
            <text:p><text:s text:c="4"/>"EQ_SMUGGLING_COMPARTMENT_REPAIR_13" = {sort_order = 4055; script_info = {sortOrder = 405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4</text:p>
          </table:table-cell>
          <table:table-cell office:value-type="string">
            <text:p>Repair: Smuggling Compartment</text:p>
          </table:table-cell>
          <table:table-cell table:formula="of:=([.$B$1] - [.$E$1])  + (ROW([.A813]) - 2) * [.$E$1]" office:value-type="float" office:value="4060">
            <text:p>4060</text:p>
          </table:table-cell>
          <table:table-cell table:formula="of:=&quot;    &quot;&quot;&quot; &amp; [.A813] &amp; &quot;&quot;&quot; = {sort_order = &quot; &amp; [.C813] &amp; &quot;; script_info = {sortOrder = &quot; &amp; [.C813] &amp; &quot;;};};&quot;" office:value-type="string" office:string-value="    &quot;EQ_SMUGGLING_COMPARTMENT_REPAIR_14&quot; = {sort_order = 4060; script_info = {sortOrder = 4060;};};">
            <text:p><text:s text:c="4"/>"EQ_SMUGGLING_COMPARTMENT_REPAIR_14" = {sort_order = 4060; script_info = {sortOrder = 406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5</text:p>
          </table:table-cell>
          <table:table-cell office:value-type="string">
            <text:p>Repair: Smuggling Compartment</text:p>
          </table:table-cell>
          <table:table-cell table:formula="of:=([.$B$1] - [.$E$1])  + (ROW([.A814]) - 2) * [.$E$1]" office:value-type="float" office:value="4065">
            <text:p>4065</text:p>
          </table:table-cell>
          <table:table-cell table:formula="of:=&quot;    &quot;&quot;&quot; &amp; [.A814] &amp; &quot;&quot;&quot; = {sort_order = &quot; &amp; [.C814] &amp; &quot;; script_info = {sortOrder = &quot; &amp; [.C814] &amp; &quot;;};};&quot;" office:value-type="string" office:string-value="    &quot;EQ_SMUGGLING_COMPARTMENT_REPAIR_15&quot; = {sort_order = 4065; script_info = {sortOrder = 4065;};};">
            <text:p><text:s text:c="4"/>"EQ_SMUGGLING_COMPARTMENT_REPAIR_15" = {sort_order = 4065; script_info = {sortOrder = 406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6</text:p>
          </table:table-cell>
          <table:table-cell office:value-type="string">
            <text:p>Repair: Smuggling Compartment</text:p>
          </table:table-cell>
          <table:table-cell table:formula="of:=([.$B$1] - [.$E$1])  + (ROW([.A815]) - 2) * [.$E$1]" office:value-type="float" office:value="4070">
            <text:p>4070</text:p>
          </table:table-cell>
          <table:table-cell table:formula="of:=&quot;    &quot;&quot;&quot; &amp; [.A815] &amp; &quot;&quot;&quot; = {sort_order = &quot; &amp; [.C815] &amp; &quot;; script_info = {sortOrder = &quot; &amp; [.C815] &amp; &quot;;};};&quot;" office:value-type="string" office:string-value="    &quot;EQ_SMUGGLING_COMPARTMENT_REPAIR_16&quot; = {sort_order = 4070; script_info = {sortOrder = 4070;};};">
            <text:p><text:s text:c="4"/>"EQ_SMUGGLING_COMPARTMENT_REPAIR_16" = {sort_order = 4070; script_info = {sortOrder = 407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7</text:p>
          </table:table-cell>
          <table:table-cell office:value-type="string">
            <text:p>Repair: Smuggling Compartment</text:p>
          </table:table-cell>
          <table:table-cell table:formula="of:=([.$B$1] - [.$E$1])  + (ROW([.A816]) - 2) * [.$E$1]" office:value-type="float" office:value="4075">
            <text:p>4075</text:p>
          </table:table-cell>
          <table:table-cell table:formula="of:=&quot;    &quot;&quot;&quot; &amp; [.A816] &amp; &quot;&quot;&quot; = {sort_order = &quot; &amp; [.C816] &amp; &quot;; script_info = {sortOrder = &quot; &amp; [.C816] &amp; &quot;;};};&quot;" office:value-type="string" office:string-value="    &quot;EQ_SMUGGLING_COMPARTMENT_REPAIR_17&quot; = {sort_order = 4075; script_info = {sortOrder = 4075;};};">
            <text:p><text:s text:c="4"/>"EQ_SMUGGLING_COMPARTMENT_REPAIR_17" = {sort_order = 4075; script_info = {sortOrder = 407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8</text:p>
          </table:table-cell>
          <table:table-cell office:value-type="string">
            <text:p>Repair: Smuggling Compartment</text:p>
          </table:table-cell>
          <table:table-cell table:formula="of:=([.$B$1] - [.$E$1])  + (ROW([.A817]) - 2) * [.$E$1]" office:value-type="float" office:value="4080">
            <text:p>4080</text:p>
          </table:table-cell>
          <table:table-cell table:formula="of:=&quot;    &quot;&quot;&quot; &amp; [.A817] &amp; &quot;&quot;&quot; = {sort_order = &quot; &amp; [.C817] &amp; &quot;; script_info = {sortOrder = &quot; &amp; [.C817] &amp; &quot;;};};&quot;" office:value-type="string" office:string-value="    &quot;EQ_SMUGGLING_COMPARTMENT_REPAIR_18&quot; = {sort_order = 4080; script_info = {sortOrder = 4080;};};">
            <text:p><text:s text:c="4"/>"EQ_SMUGGLING_COMPARTMENT_REPAIR_18" = {sort_order = 4080; script_info = {sortOrder = 408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19</text:p>
          </table:table-cell>
          <table:table-cell office:value-type="string">
            <text:p>Repair: Smuggling Compartment</text:p>
          </table:table-cell>
          <table:table-cell table:formula="of:=([.$B$1] - [.$E$1])  + (ROW([.A818]) - 2) * [.$E$1]" office:value-type="float" office:value="4085">
            <text:p>4085</text:p>
          </table:table-cell>
          <table:table-cell table:formula="of:=&quot;    &quot;&quot;&quot; &amp; [.A818] &amp; &quot;&quot;&quot; = {sort_order = &quot; &amp; [.C818] &amp; &quot;; script_info = {sortOrder = &quot; &amp; [.C818] &amp; &quot;;};};&quot;" office:value-type="string" office:string-value="    &quot;EQ_SMUGGLING_COMPARTMENT_REPAIR_19&quot; = {sort_order = 4085; script_info = {sortOrder = 4085;};};">
            <text:p><text:s text:c="4"/>"EQ_SMUGGLING_COMPARTMENT_REPAIR_19" = {sort_order = 4085; script_info = {sortOrder = 408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2</text:p>
          </table:table-cell>
          <table:table-cell office:value-type="string">
            <text:p>Repair: Smuggling Compartment</text:p>
          </table:table-cell>
          <table:table-cell table:formula="of:=([.$B$1] - [.$E$1])  + (ROW([.A819]) - 2) * [.$E$1]" office:value-type="float" office:value="4090">
            <text:p>4090</text:p>
          </table:table-cell>
          <table:table-cell table:formula="of:=&quot;    &quot;&quot;&quot; &amp; [.A819] &amp; &quot;&quot;&quot; = {sort_order = &quot; &amp; [.C819] &amp; &quot;; script_info = {sortOrder = &quot; &amp; [.C819] &amp; &quot;;};};&quot;" office:value-type="string" office:string-value="    &quot;EQ_SMUGGLING_COMPARTMENT_REPAIR_2&quot; = {sort_order = 4090; script_info = {sortOrder = 4090;};};">
            <text:p><text:s text:c="4"/>"EQ_SMUGGLING_COMPARTMENT_REPAIR_2" = {sort_order = 4090; script_info = {sortOrder = 409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20</text:p>
          </table:table-cell>
          <table:table-cell office:value-type="string">
            <text:p>Repair: Smuggling Compartment</text:p>
          </table:table-cell>
          <table:table-cell table:formula="of:=([.$B$1] - [.$E$1])  + (ROW([.A820]) - 2) * [.$E$1]" office:value-type="float" office:value="4095">
            <text:p>4095</text:p>
          </table:table-cell>
          <table:table-cell table:formula="of:=&quot;    &quot;&quot;&quot; &amp; [.A820] &amp; &quot;&quot;&quot; = {sort_order = &quot; &amp; [.C820] &amp; &quot;; script_info = {sortOrder = &quot; &amp; [.C820] &amp; &quot;;};};&quot;" office:value-type="string" office:string-value="    &quot;EQ_SMUGGLING_COMPARTMENT_REPAIR_20&quot; = {sort_order = 4095; script_info = {sortOrder = 4095;};};">
            <text:p><text:s text:c="4"/>"EQ_SMUGGLING_COMPARTMENT_REPAIR_20" = {sort_order = 4095; script_info = {sortOrder = 409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3</text:p>
          </table:table-cell>
          <table:table-cell office:value-type="string">
            <text:p>Repair: Smuggling Compartment</text:p>
          </table:table-cell>
          <table:table-cell table:formula="of:=([.$B$1] - [.$E$1])  + (ROW([.A821]) - 2) * [.$E$1]" office:value-type="float" office:value="4100">
            <text:p>4100</text:p>
          </table:table-cell>
          <table:table-cell table:formula="of:=&quot;    &quot;&quot;&quot; &amp; [.A821] &amp; &quot;&quot;&quot; = {sort_order = &quot; &amp; [.C821] &amp; &quot;; script_info = {sortOrder = &quot; &amp; [.C821] &amp; &quot;;};};&quot;" office:value-type="string" office:string-value="    &quot;EQ_SMUGGLING_COMPARTMENT_REPAIR_3&quot; = {sort_order = 4100; script_info = {sortOrder = 4100;};};">
            <text:p><text:s text:c="4"/>"EQ_SMUGGLING_COMPARTMENT_REPAIR_3" = {sort_order = 4100; script_info = {sortOrder = 410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4</text:p>
          </table:table-cell>
          <table:table-cell office:value-type="string">
            <text:p>Repair: Smuggling Compartment</text:p>
          </table:table-cell>
          <table:table-cell table:formula="of:=([.$B$1] - [.$E$1])  + (ROW([.A822]) - 2) * [.$E$1]" office:value-type="float" office:value="4105">
            <text:p>4105</text:p>
          </table:table-cell>
          <table:table-cell table:formula="of:=&quot;    &quot;&quot;&quot; &amp; [.A822] &amp; &quot;&quot;&quot; = {sort_order = &quot; &amp; [.C822] &amp; &quot;; script_info = {sortOrder = &quot; &amp; [.C822] &amp; &quot;;};};&quot;" office:value-type="string" office:string-value="    &quot;EQ_SMUGGLING_COMPARTMENT_REPAIR_4&quot; = {sort_order = 4105; script_info = {sortOrder = 4105;};};">
            <text:p><text:s text:c="4"/>"EQ_SMUGGLING_COMPARTMENT_REPAIR_4" = {sort_order = 4105; script_info = {sortOrder = 410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5</text:p>
          </table:table-cell>
          <table:table-cell office:value-type="string">
            <text:p>Repair: Smuggling Compartment</text:p>
          </table:table-cell>
          <table:table-cell table:formula="of:=([.$B$1] - [.$E$1])  + (ROW([.A823]) - 2) * [.$E$1]" office:value-type="float" office:value="4110">
            <text:p>4110</text:p>
          </table:table-cell>
          <table:table-cell table:formula="of:=&quot;    &quot;&quot;&quot; &amp; [.A823] &amp; &quot;&quot;&quot; = {sort_order = &quot; &amp; [.C823] &amp; &quot;; script_info = {sortOrder = &quot; &amp; [.C823] &amp; &quot;;};};&quot;" office:value-type="string" office:string-value="    &quot;EQ_SMUGGLING_COMPARTMENT_REPAIR_5&quot; = {sort_order = 4110; script_info = {sortOrder = 4110;};};">
            <text:p><text:s text:c="4"/>"EQ_SMUGGLING_COMPARTMENT_REPAIR_5" = {sort_order = 4110; script_info = {sortOrder = 411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6</text:p>
          </table:table-cell>
          <table:table-cell office:value-type="string">
            <text:p>Repair: Smuggling Compartment</text:p>
          </table:table-cell>
          <table:table-cell table:formula="of:=([.$B$1] - [.$E$1])  + (ROW([.A824]) - 2) * [.$E$1]" office:value-type="float" office:value="4115">
            <text:p>4115</text:p>
          </table:table-cell>
          <table:table-cell table:formula="of:=&quot;    &quot;&quot;&quot; &amp; [.A824] &amp; &quot;&quot;&quot; = {sort_order = &quot; &amp; [.C824] &amp; &quot;; script_info = {sortOrder = &quot; &amp; [.C824] &amp; &quot;;};};&quot;" office:value-type="string" office:string-value="    &quot;EQ_SMUGGLING_COMPARTMENT_REPAIR_6&quot; = {sort_order = 4115; script_info = {sortOrder = 4115;};};">
            <text:p><text:s text:c="4"/>"EQ_SMUGGLING_COMPARTMENT_REPAIR_6" = {sort_order = 4115; script_info = {sortOrder = 411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7</text:p>
          </table:table-cell>
          <table:table-cell office:value-type="string">
            <text:p>Repair: Smuggling Compartment</text:p>
          </table:table-cell>
          <table:table-cell table:formula="of:=([.$B$1] - [.$E$1])  + (ROW([.A825]) - 2) * [.$E$1]" office:value-type="float" office:value="4120">
            <text:p>4120</text:p>
          </table:table-cell>
          <table:table-cell table:formula="of:=&quot;    &quot;&quot;&quot; &amp; [.A825] &amp; &quot;&quot;&quot; = {sort_order = &quot; &amp; [.C825] &amp; &quot;; script_info = {sortOrder = &quot; &amp; [.C825] &amp; &quot;;};};&quot;" office:value-type="string" office:string-value="    &quot;EQ_SMUGGLING_COMPARTMENT_REPAIR_7&quot; = {sort_order = 4120; script_info = {sortOrder = 4120;};};">
            <text:p><text:s text:c="4"/>"EQ_SMUGGLING_COMPARTMENT_REPAIR_7" = {sort_order = 4120; script_info = {sortOrder = 4120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8</text:p>
          </table:table-cell>
          <table:table-cell office:value-type="string">
            <text:p>Repair: Smuggling Compartment</text:p>
          </table:table-cell>
          <table:table-cell table:formula="of:=([.$B$1] - [.$E$1])  + (ROW([.A826]) - 2) * [.$E$1]" office:value-type="float" office:value="4125">
            <text:p>4125</text:p>
          </table:table-cell>
          <table:table-cell table:formula="of:=&quot;    &quot;&quot;&quot; &amp; [.A826] &amp; &quot;&quot;&quot; = {sort_order = &quot; &amp; [.C826] &amp; &quot;; script_info = {sortOrder = &quot; &amp; [.C826] &amp; &quot;;};};&quot;" office:value-type="string" office:string-value="    &quot;EQ_SMUGGLING_COMPARTMENT_REPAIR_8&quot; = {sort_order = 4125; script_info = {sortOrder = 4125;};};">
            <text:p><text:s text:c="4"/>"EQ_SMUGGLING_COMPARTMENT_REPAIR_8" = {sort_order = 4125; script_info = {sortOrder = 4125;};};</text:p>
          </table:table-cell>
          <table:table-cell table:number-columns-repeated="1020"/>
        </table:table-row>
        <table:table-row table:style-name="ro1">
          <table:table-cell office:value-type="string">
            <text:p>EQ_SMUGGLING_COMPARTMENT_REPAIR_9</text:p>
          </table:table-cell>
          <table:table-cell office:value-type="string">
            <text:p>Repair: Smuggling Compartment</text:p>
          </table:table-cell>
          <table:table-cell table:formula="of:=([.$B$1] - [.$E$1])  + (ROW([.A827]) - 2) * [.$E$1]" office:value-type="float" office:value="4130">
            <text:p>4130</text:p>
          </table:table-cell>
          <table:table-cell table:formula="of:=&quot;    &quot;&quot;&quot; &amp; [.A827] &amp; &quot;&quot;&quot; = {sort_order = &quot; &amp; [.C827] &amp; &quot;; script_info = {sortOrder = &quot; &amp; [.C827] &amp; &quot;;};};&quot;" office:value-type="string" office:string-value="    &quot;EQ_SMUGGLING_COMPARTMENT_REPAIR_9&quot; = {sort_order = 4130; script_info = {sortOrder = 4130;};};">
            <text:p><text:s text:c="4"/>"EQ_SMUGGLING_COMPARTMENT_REPAIR_9" = {sort_order = 4130; script_info = {sortOrder = 4130;};};</text:p>
          </table:table-cell>
          <table:table-cell table:number-columns-repeated="1020"/>
        </table:table-row>
        <table:table-row table:style-name="ro1">
          <table:table-cell office:value-type="string">
            <text:p>EQ_SMUGGLING_INFLIGHT_STORAGE</text:p>
          </table:table-cell>
          <table:table-cell office:value-type="string">
            <text:p>Smuggling Compartment Storage</text:p>
          </table:table-cell>
          <table:table-cell table:formula="of:=([.$B$1] - [.$E$1])  + (ROW([.A828]) - 2) * [.$E$1]" office:value-type="float" office:value="4135">
            <text:p>4135</text:p>
          </table:table-cell>
          <table:table-cell table:formula="of:=&quot;    &quot;&quot;&quot; &amp; [.A828] &amp; &quot;&quot;&quot; = {sort_order = &quot; &amp; [.C828] &amp; &quot;; script_info = {sortOrder = &quot; &amp; [.C828] &amp; &quot;;};};&quot;" office:value-type="string" office:string-value="    &quot;EQ_SMUGGLING_INFLIGHT_STORAGE&quot; = {sort_order = 4135; script_info = {sortOrder = 4135;};};">
            <text:p><text:s text:c="4"/>"EQ_SMUGGLING_INFLIGHT_STORAGE" = {sort_order = 4135; script_info = {sortOrder = 4135;};};</text:p>
          </table:table-cell>
          <table:table-cell table:number-columns-repeated="1020"/>
        </table:table-row>
        <table:table-row table:style-name="ro1">
          <table:table-cell office:value-type="string">
            <text:p>EQ_SMUGGLING_PHASE_ADJUSTMENT</text:p>
          </table:table-cell>
          <table:table-cell office:value-type="string">
            <text:p>Smuggling Compartment Phase Adjustment</text:p>
          </table:table-cell>
          <table:table-cell table:formula="of:=([.$B$1] - [.$E$1])  + (ROW([.A829]) - 2) * [.$E$1]" office:value-type="float" office:value="4140">
            <text:p>4140</text:p>
          </table:table-cell>
          <table:table-cell table:formula="of:=&quot;    &quot;&quot;&quot; &amp; [.A829] &amp; &quot;&quot;&quot; = {sort_order = &quot; &amp; [.C829] &amp; &quot;; script_info = {sortOrder = &quot; &amp; [.C829] &amp; &quot;;};};&quot;" office:value-type="string" office:string-value="    &quot;EQ_SMUGGLING_PHASE_ADJUSTMENT&quot; = {sort_order = 4140; script_info = {sortOrder = 4140;};};">
            <text:p><text:s text:c="4"/>"EQ_SMUGGLING_PHASE_ADJUSTMENT" = {sort_order = 4140; script_info = {sortOrder = 4140;};};</text:p>
          </table:table-cell>
          <table:table-cell table:number-columns-repeated="1020"/>
        </table:table-row>
        <table:table-row table:style-name="ro1">
          <table:table-cell office:value-type="string">
            <text:p>EQ_SMUGGLING_VERSION_UPGRADE</text:p>
          </table:table-cell>
          <table:table-cell office:value-type="string">
            <text:p>Smuggling Compartment Version Upgrade</text:p>
          </table:table-cell>
          <table:table-cell table:formula="of:=([.$B$1] - [.$E$1])  + (ROW([.A830]) - 2) * [.$E$1]" office:value-type="float" office:value="4145">
            <text:p>4145</text:p>
          </table:table-cell>
          <table:table-cell table:formula="of:=&quot;    &quot;&quot;&quot; &amp; [.A830] &amp; &quot;&quot;&quot; = {sort_order = &quot; &amp; [.C830] &amp; &quot;; script_info = {sortOrder = &quot; &amp; [.C830] &amp; &quot;;};};&quot;" office:value-type="string" office:string-value="    &quot;EQ_SMUGGLING_VERSION_UPGRADE&quot; = {sort_order = 4145; script_info = {sortOrder = 4145;};};">
            <text:p><text:s text:c="4"/>"EQ_SMUGGLING_VERSION_UPGRADE" = {sort_order = 4145; script_info = {sortOrder = 4145;};};</text:p>
          </table:table-cell>
          <table:table-cell table:number-columns-repeated="1020"/>
        </table:table-row>
        <table:table-row table:style-name="ro1">
          <table:table-cell office:value-type="string">
            <text:p>EQ_SNIPERLOCK</text:p>
          </table:table-cell>
          <table:table-cell office:value-type="string">
            <text:p>SniperLock Software &amp; Control Interface</text:p>
          </table:table-cell>
          <table:table-cell table:formula="of:=([.$B$1] - [.$E$1])  + (ROW([.A831]) - 2) * [.$E$1]" office:value-type="float" office:value="4150">
            <text:p>4150</text:p>
          </table:table-cell>
          <table:table-cell table:formula="of:=&quot;    &quot;&quot;&quot; &amp; [.A831] &amp; &quot;&quot;&quot; = {sort_order = &quot; &amp; [.C831] &amp; &quot;; script_info = {sortOrder = &quot; &amp; [.C831] &amp; &quot;;};};&quot;" office:value-type="string" office:string-value="    &quot;EQ_SNIPERLOCK&quot; = {sort_order = 4150; script_info = {sortOrder = 4150;};};">
            <text:p><text:s text:c="4"/>"EQ_SNIPERLOCK" = {sort_order = 4150; script_info = {sortOrder = 4150;};};</text:p>
          </table:table-cell>
          <table:table-cell table:number-columns-repeated="1020"/>
        </table:table-row>
        <table:table-row table:style-name="ro1">
          <table:table-cell office:value-type="string">
            <text:p>EQ_SNIPERLOCK_PLUS</text:p>
          </table:table-cell>
          <table:table-cell office:value-type="string">
            <text:p>SniperLock Plus Software &amp; Control Interface</text:p>
          </table:table-cell>
          <table:table-cell table:formula="of:=([.$B$1] - [.$E$1])  + (ROW([.A832]) - 2) * [.$E$1]" office:value-type="float" office:value="4155">
            <text:p>4155</text:p>
          </table:table-cell>
          <table:table-cell table:formula="of:=&quot;    &quot;&quot;&quot; &amp; [.A832] &amp; &quot;&quot;&quot; = {sort_order = &quot; &amp; [.C832] &amp; &quot;; script_info = {sortOrder = &quot; &amp; [.C832] &amp; &quot;;};};&quot;" office:value-type="string" office:string-value="    &quot;EQ_SNIPERLOCK_PLUS&quot; = {sort_order = 4155; script_info = {sortOrder = 4155;};};">
            <text:p><text:s text:c="4"/>"EQ_SNIPERLOCK_PLUS" = {sort_order = 4155; script_info = {sortOrder = 4155;};};</text:p>
          </table:table-cell>
          <table:table-cell table:number-columns-repeated="1020"/>
        </table:table-row>
        <table:table-row table:style-name="ro1">
          <table:table-cell office:value-type="string">
            <text:p>EQ_SNIPERLOCK_PLUS_REMOVAL</text:p>
          </table:table-cell>
          <table:table-cell office:value-type="string">
            <text:p>Sell SniperLock Plus</text:p>
          </table:table-cell>
          <table:table-cell table:formula="of:=([.$B$1] - [.$E$1])  + (ROW([.A833]) - 2) * [.$E$1]" office:value-type="float" office:value="4160">
            <text:p>4160</text:p>
          </table:table-cell>
          <table:table-cell table:formula="of:=&quot;    &quot;&quot;&quot; &amp; [.A833] &amp; &quot;&quot;&quot; = {sort_order = &quot; &amp; [.C833] &amp; &quot;; script_info = {sortOrder = &quot; &amp; [.C833] &amp; &quot;;};};&quot;" office:value-type="string" office:string-value="    &quot;EQ_SNIPERLOCK_PLUS_REMOVAL&quot; = {sort_order = 4160; script_info = {sortOrder = 4160;};};">
            <text:p><text:s text:c="4"/>"EQ_SNIPERLOCK_PLUS_REMOVAL" = {sort_order = 4160; script_info = {sortOrder = 4160;};};</text:p>
          </table:table-cell>
          <table:table-cell table:number-columns-repeated="1020"/>
        </table:table-row>
        <table:table-row table:style-name="ro1">
          <table:table-cell office:value-type="string">
            <text:p>EQ_SNIPERLOCK_REMOVAL</text:p>
          </table:table-cell>
          <table:table-cell office:value-type="string">
            <text:p>Sell SniperLock</text:p>
          </table:table-cell>
          <table:table-cell table:formula="of:=([.$B$1] - [.$E$1])  + (ROW([.A834]) - 2) * [.$E$1]" office:value-type="float" office:value="4165">
            <text:p>4165</text:p>
          </table:table-cell>
          <table:table-cell table:formula="of:=&quot;    &quot;&quot;&quot; &amp; [.A834] &amp; &quot;&quot;&quot; = {sort_order = &quot; &amp; [.C834] &amp; &quot;; script_info = {sortOrder = &quot; &amp; [.C834] &amp; &quot;;};};&quot;" office:value-type="string" office:string-value="    &quot;EQ_SNIPERLOCK_REMOVAL&quot; = {sort_order = 4165; script_info = {sortOrder = 4165;};};">
            <text:p><text:s text:c="4"/>"EQ_SNIPERLOCK_REMOVAL" = {sort_order = 4165; script_info = {sortOrder = 4165;};};</text:p>
          </table:table-cell>
          <table:table-cell table:number-columns-repeated="1020"/>
        </table:table-row>
        <table:table-row table:style-name="ro1">
          <table:table-cell office:value-type="string">
            <text:p>EQ_SRACK_1_MISSILE</text:p>
          </table:table-cell>
          <table:table-cell office:value-type="string">
            <text:p>Missile Rack (Stun)</text:p>
          </table:table-cell>
          <table:table-cell table:formula="of:=([.$B$1] - [.$E$1])  + (ROW([.A835]) - 2) * [.$E$1]" office:value-type="float" office:value="4170">
            <text:p>4170</text:p>
          </table:table-cell>
          <table:table-cell table:formula="of:=&quot;    &quot;&quot;&quot; &amp; [.A835] &amp; &quot;&quot;&quot; = {sort_order = &quot; &amp; [.C835] &amp; &quot;; script_info = {sortOrder = &quot; &amp; [.C835] &amp; &quot;;};};&quot;" office:value-type="string" office:string-value="    &quot;EQ_SRACK_1_MISSILE&quot; = {sort_order = 4170; script_info = {sortOrder = 4170;};};">
            <text:p><text:s text:c="4"/>"EQ_SRACK_1_MISSILE" = {sort_order = 4170; script_info = {sortOrder = 4170;};};</text:p>
          </table:table-cell>
          <table:table-cell table:number-columns-repeated="1020"/>
        </table:table-row>
        <table:table-row table:style-name="ro1">
          <table:table-cell office:value-type="string">
            <text:p>EQ_SRACK_2_MISSILE</text:p>
          </table:table-cell>
          <table:table-cell office:value-type="string">
            <text:p>Missile Rack (Stun)</text:p>
          </table:table-cell>
          <table:table-cell table:formula="of:=([.$B$1] - [.$E$1])  + (ROW([.A836]) - 2) * [.$E$1]" office:value-type="float" office:value="4175">
            <text:p>4175</text:p>
          </table:table-cell>
          <table:table-cell table:formula="of:=&quot;    &quot;&quot;&quot; &amp; [.A836] &amp; &quot;&quot;&quot; = {sort_order = &quot; &amp; [.C836] &amp; &quot;; script_info = {sortOrder = &quot; &amp; [.C836] &amp; &quot;;};};&quot;" office:value-type="string" office:string-value="    &quot;EQ_SRACK_2_MISSILE&quot; = {sort_order = 4175; script_info = {sortOrder = 4175;};};">
            <text:p><text:s text:c="4"/>"EQ_SRACK_2_MISSILE" = {sort_order = 4175; script_info = {sortOrder = 4175;};};</text:p>
          </table:table-cell>
          <table:table-cell table:number-columns-repeated="1020"/>
        </table:table-row>
        <table:table-row table:style-name="ro1">
          <table:table-cell office:value-type="string">
            <text:p>EQ_SRACK_3_MISSILE</text:p>
          </table:table-cell>
          <table:table-cell office:value-type="string">
            <text:p>Missile Rack (Stun)</text:p>
          </table:table-cell>
          <table:table-cell table:formula="of:=([.$B$1] - [.$E$1])  + (ROW([.A837]) - 2) * [.$E$1]" office:value-type="float" office:value="4180">
            <text:p>4180</text:p>
          </table:table-cell>
          <table:table-cell table:formula="of:=&quot;    &quot;&quot;&quot; &amp; [.A837] &amp; &quot;&quot;&quot; = {sort_order = &quot; &amp; [.C837] &amp; &quot;; script_info = {sortOrder = &quot; &amp; [.C837] &amp; &quot;;};};&quot;" office:value-type="string" office:string-value="    &quot;EQ_SRACK_3_MISSILE&quot; = {sort_order = 4180; script_info = {sortOrder = 4180;};};">
            <text:p><text:s text:c="4"/>"EQ_SRACK_3_MISSILE" = {sort_order = 4180; script_info = {sortOrder = 4180;};};</text:p>
          </table:table-cell>
          <table:table-cell table:number-columns-repeated="1020"/>
        </table:table-row>
        <table:table-row table:style-name="ro1">
          <table:table-cell office:value-type="string">
            <text:p>EQ_SSLI_MFD</text:p>
          </table:table-cell>
          <table:table-cell office:value-type="string">
            <text:p>Star System Lane Indicator MFD</text:p>
          </table:table-cell>
          <table:table-cell table:formula="of:=([.$B$1] - [.$E$1])  + (ROW([.A838]) - 2) * [.$E$1]" office:value-type="float" office:value="4185">
            <text:p>4185</text:p>
          </table:table-cell>
          <table:table-cell table:formula="of:=&quot;    &quot;&quot;&quot; &amp; [.A838] &amp; &quot;&quot;&quot; = {sort_order = &quot; &amp; [.C838] &amp; &quot;; script_info = {sortOrder = &quot; &amp; [.C838] &amp; &quot;;};};&quot;" office:value-type="string" office:string-value="    &quot;EQ_SSLI_MFD&quot; = {sort_order = 4185; script_info = {sortOrder = 4185;};};">
            <text:p><text:s text:c="4"/>"EQ_SSLI_MFD" = {sort_order = 4185; script_info = {sortOrder = 4185;};};</text:p>
          </table:table-cell>
          <table:table-cell table:number-columns-repeated="1020"/>
        </table:table-row>
        <table:table-row table:style-name="ro1">
          <table:table-cell office:value-type="string">
            <text:p>EQ_STANDARD_TECH</text:p>
          </table:table-cell>
          <table:table-cell office:value-type="string">
            <text:p>Standard Technology Interface</text:p>
          </table:table-cell>
          <table:table-cell table:formula="of:=([.$B$1] - [.$E$1])  + (ROW([.A839]) - 2) * [.$E$1]" office:value-type="float" office:value="4190">
            <text:p>4190</text:p>
          </table:table-cell>
          <table:table-cell table:formula="of:=&quot;    &quot;&quot;&quot; &amp; [.A839] &amp; &quot;&quot;&quot; = {sort_order = &quot; &amp; [.C839] &amp; &quot;; script_info = {sortOrder = &quot; &amp; [.C839] &amp; &quot;;};};&quot;" office:value-type="string" office:string-value="    &quot;EQ_STANDARD_TECH&quot; = {sort_order = 4190; script_info = {sortOrder = 4190;};};">
            <text:p><text:s text:c="4"/>"EQ_STANDARD_TECH" = {sort_order = 4190; script_info = {sortOrder = 4190;};};</text:p>
          </table:table-cell>
          <table:table-cell table:number-columns-repeated="1020"/>
        </table:table-row>
        <table:table-row table:style-name="ro1">
          <table:table-cell office:value-type="string">
            <text:p>EQ_STAR_FUEL</text:p>
          </table:table-cell>
          <table:table-cell office:value-type="string">
            <text:p>Star Fuel</text:p>
          </table:table-cell>
          <table:table-cell table:formula="of:=([.$B$1] - [.$E$1])  + (ROW([.A840]) - 2) * [.$E$1]" office:value-type="float" office:value="4195">
            <text:p>4195</text:p>
          </table:table-cell>
          <table:table-cell table:formula="of:=&quot;    &quot;&quot;&quot; &amp; [.A840] &amp; &quot;&quot;&quot; = {sort_order = &quot; &amp; [.C840] &amp; &quot;; script_info = {sortOrder = &quot; &amp; [.C840] &amp; &quot;;};};&quot;" office:value-type="string" office:string-value="    &quot;EQ_STAR_FUEL&quot; = {sort_order = 4195; script_info = {sortOrder = 4195;};};">
            <text:p><text:s text:c="4"/>"EQ_STAR_FUEL" = {sort_order = 4195; script_info = {sortOrder = 4195;};};</text:p>
          </table:table-cell>
          <table:table-cell table:number-columns-repeated="1020"/>
        </table:table-row>
        <table:table-row table:style-name="ro1">
          <table:table-cell office:value-type="string">
            <text:p>EQ_STATION_DESTRUCTION_CODES</text:p>
          </table:table-cell>
          <table:table-cell office:value-type="string">
            <text:p>Station Self-Destruction Codes</text:p>
          </table:table-cell>
          <table:table-cell table:formula="of:=([.$B$1] - [.$E$1])  + (ROW([.A841]) - 2) * [.$E$1]" office:value-type="float" office:value="4200">
            <text:p>4200</text:p>
          </table:table-cell>
          <table:table-cell table:formula="of:=&quot;    &quot;&quot;&quot; &amp; [.A841] &amp; &quot;&quot;&quot; = {sort_order = &quot; &amp; [.C841] &amp; &quot;; script_info = {sortOrder = &quot; &amp; [.C841] &amp; &quot;;};};&quot;" office:value-type="string" office:string-value="    &quot;EQ_STATION_DESTRUCTION_CODES&quot; = {sort_order = 4200; script_info = {sortOrder = 4200;};};">
            <text:p><text:s text:c="4"/>"EQ_STATION_DESTRUCTION_CODES" = {sort_order = 4200; script_info = {sortOrder = 4200;};};</text:p>
          </table:table-cell>
          <table:table-cell table:number-columns-repeated="1020"/>
        </table:table-row>
        <table:table-row table:style-name="ro1">
          <table:table-cell office:value-type="string">
            <text:p>EQ_SUWITCHDRIVE</text:p>
          </table:table-cell>
          <table:table-cell office:value-type="string">
            <text:p>Singel-Use Witchdrive</text:p>
          </table:table-cell>
          <table:table-cell table:formula="of:=([.$B$1] - [.$E$1])  + (ROW([.A842]) - 2) * [.$E$1]" office:value-type="float" office:value="4205">
            <text:p>4205</text:p>
          </table:table-cell>
          <table:table-cell table:formula="of:=&quot;    &quot;&quot;&quot; &amp; [.A842] &amp; &quot;&quot;&quot; = {sort_order = &quot; &amp; [.C842] &amp; &quot;; script_info = {sortOrder = &quot; &amp; [.C842] &amp; &quot;;};};&quot;" office:value-type="string" office:string-value="    &quot;EQ_SUWITCHDRIVE&quot; = {sort_order = 4205; script_info = {sortOrder = 4205;};};">
            <text:p><text:s text:c="4"/>"EQ_SUWITCHDRIVE" = {sort_order = 4205; script_info = {sortOrder = 4205;};};</text:p>
          </table:table-cell>
          <table:table-cell table:number-columns-repeated="1020"/>
        </table:table-row>
        <table:table-row table:style-name="ro1">
          <table:table-cell office:value-type="string">
            <text:p>EQ_SUWITCHDRIVE_REMOVE</text:p>
          </table:table-cell>
          <table:table-cell office:value-type="string">
            <text:p>Remove Single-Use Witchdrive</text:p>
          </table:table-cell>
          <table:table-cell table:formula="of:=([.$B$1] - [.$E$1])  + (ROW([.A843]) - 2) * [.$E$1]" office:value-type="float" office:value="4210">
            <text:p>4210</text:p>
          </table:table-cell>
          <table:table-cell table:formula="of:=&quot;    &quot;&quot;&quot; &amp; [.A843] &amp; &quot;&quot;&quot; = {sort_order = &quot; &amp; [.C843] &amp; &quot;; script_info = {sortOrder = &quot; &amp; [.C843] &amp; &quot;;};};&quot;" office:value-type="string" office:string-value="    &quot;EQ_SUWITCHDRIVE_REMOVE&quot; = {sort_order = 4210; script_info = {sortOrder = 4210;};};">
            <text:p><text:s text:c="4"/>"EQ_SUWITCHDRIVE_REMOVE" = {sort_order = 4210; script_info = {sortOrder = 4210;};};</text:p>
          </table:table-cell>
          <table:table-cell table:number-columns-repeated="1020"/>
        </table:table-row>
        <table:table-row table:style-name="ro1">
          <table:table-cell office:value-type="string">
            <text:p>EQ_SUWITCHDRIVE_REP</text:p>
          </table:table-cell>
          <table:table-cell office:value-type="string">
            <text:p>Repair: Singel-Use Witchdrive</text:p>
          </table:table-cell>
          <table:table-cell table:formula="of:=([.$B$1] - [.$E$1])  + (ROW([.A844]) - 2) * [.$E$1]" office:value-type="float" office:value="4215">
            <text:p>4215</text:p>
          </table:table-cell>
          <table:table-cell table:formula="of:=&quot;    &quot;&quot;&quot; &amp; [.A844] &amp; &quot;&quot;&quot; = {sort_order = &quot; &amp; [.C844] &amp; &quot;; script_info = {sortOrder = &quot; &amp; [.C844] &amp; &quot;;};};&quot;" office:value-type="string" office:string-value="    &quot;EQ_SUWITCHDRIVE_REP&quot; = {sort_order = 4215; script_info = {sortOrder = 4215;};};">
            <text:p><text:s text:c="4"/>"EQ_SUWITCHDRIVE_REP" = {sort_order = 4215; script_info = {sortOrder = 4215;};};</text:p>
          </table:table-cell>
          <table:table-cell table:number-columns-repeated="1020"/>
        </table:table-row>
        <table:table-row table:style-name="ro1">
          <table:table-cell office:value-type="string">
            <text:p>EQ_SUWITCHDRIVEANDSPARECOILS_REMOVE</text:p>
          </table:table-cell>
          <table:table-cell office:value-type="string">
            <text:p>Remove Single-Use Witchdrive and Spare Coils</text:p>
          </table:table-cell>
          <table:table-cell table:formula="of:=([.$B$1] - [.$E$1])  + (ROW([.A845]) - 2) * [.$E$1]" office:value-type="float" office:value="4220">
            <text:p>4220</text:p>
          </table:table-cell>
          <table:table-cell table:formula="of:=&quot;    &quot;&quot;&quot; &amp; [.A845] &amp; &quot;&quot;&quot; = {sort_order = &quot; &amp; [.C845] &amp; &quot;; script_info = {sortOrder = &quot; &amp; [.C845] &amp; &quot;;};};&quot;" office:value-type="string" office:string-value="    &quot;EQ_SUWITCHDRIVEANDSPARECOILS_REMOVE&quot; = {sort_order = 4220; script_info = {sortOrder = 4220;};};">
            <text:p><text:s text:c="4"/>"EQ_SUWITCHDRIVEANDSPARECOILS_REMOVE" = {sort_order = 4220; script_info = {sortOrder = 4220;};};</text:p>
          </table:table-cell>
          <table:table-cell table:number-columns-repeated="1020"/>
        </table:table-row>
        <table:table-row table:style-name="ro1">
          <table:table-cell office:value-type="string">
            <text:p>EQ_SUWITCHDRIVEBUY</text:p>
          </table:table-cell>
          <table:table-cell office:value-type="string">
            <text:p>Singel-Use Witchdrive</text:p>
          </table:table-cell>
          <table:table-cell table:formula="of:=([.$B$1] - [.$E$1])  + (ROW([.A846]) - 2) * [.$E$1]" office:value-type="float" office:value="4225">
            <text:p>4225</text:p>
          </table:table-cell>
          <table:table-cell table:formula="of:=&quot;    &quot;&quot;&quot; &amp; [.A846] &amp; &quot;&quot;&quot; = {sort_order = &quot; &amp; [.C846] &amp; &quot;; script_info = {sortOrder = &quot; &amp; [.C846] &amp; &quot;;};};&quot;" office:value-type="string" office:string-value="    &quot;EQ_SUWITCHDRIVEBUY&quot; = {sort_order = 4225; script_info = {sortOrder = 4225;};};">
            <text:p><text:s text:c="4"/>"EQ_SUWITCHDRIVEBUY" = {sort_order = 4225; script_info = {sortOrder = 4225;};};</text:p>
          </table:table-cell>
          <table:table-cell table:number-columns-repeated="1020"/>
        </table:table-row>
        <table:table-row table:style-name="ro1">
          <table:table-cell office:value-type="string">
            <text:p>EQ_SUWITCHDRIVESPARECOILS</text:p>
          </table:table-cell>
          <table:table-cell office:value-type="string">
            <text:p>Single-Use Witchdrive Spare Coils</text:p>
          </table:table-cell>
          <table:table-cell table:formula="of:=([.$B$1] - [.$E$1])  + (ROW([.A847]) - 2) * [.$E$1]" office:value-type="float" office:value="4230">
            <text:p>4230</text:p>
          </table:table-cell>
          <table:table-cell table:formula="of:=&quot;    &quot;&quot;&quot; &amp; [.A847] &amp; &quot;&quot;&quot; = {sort_order = &quot; &amp; [.C847] &amp; &quot;; script_info = {sortOrder = &quot; &amp; [.C847] &amp; &quot;;};};&quot;" office:value-type="string" office:string-value="    &quot;EQ_SUWITCHDRIVESPARECOILS&quot; = {sort_order = 4230; script_info = {sortOrder = 4230;};};">
            <text:p><text:s text:c="4"/>"EQ_SUWITCHDRIVESPARECOILS" = {sort_order = 4230; script_info = {sortOrder = 4230;};};</text:p>
          </table:table-cell>
          <table:table-cell table:number-columns-repeated="1020"/>
        </table:table-row>
        <table:table-row table:style-name="ro1">
          <table:table-cell office:value-type="string">
            <text:p>EQ_SUWITCHDRIVESPARECOILS_REMOVE</text:p>
          </table:table-cell>
          <table:table-cell office:value-type="string">
            <text:p>Remove Single-Use Witchdrive Spare Coils</text:p>
          </table:table-cell>
          <table:table-cell table:formula="of:=([.$B$1] - [.$E$1])  + (ROW([.A848]) - 2) * [.$E$1]" office:value-type="float" office:value="4235">
            <text:p>4235</text:p>
          </table:table-cell>
          <table:table-cell table:formula="of:=&quot;    &quot;&quot;&quot; &amp; [.A848] &amp; &quot;&quot;&quot; = {sort_order = &quot; &amp; [.C848] &amp; &quot;; script_info = {sortOrder = &quot; &amp; [.C848] &amp; &quot;;};};&quot;" office:value-type="string" office:string-value="    &quot;EQ_SUWITCHDRIVESPARECOILS_REMOVE&quot; = {sort_order = 4235; script_info = {sortOrder = 4235;};};">
            <text:p><text:s text:c="4"/>"EQ_SUWITCHDRIVESPARECOILS_REMOVE" = {sort_order = 4235; script_info = {sortOrder = 4235;};};</text:p>
          </table:table-cell>
          <table:table-cell table:number-columns-repeated="1020"/>
        </table:table-row>
        <table:table-row table:style-name="ro1">
          <table:table-cell office:value-type="string">
            <text:p>EQ_SW_ST_THARGON_MISSILE</text:p>
          </table:table-cell>
          <table:table-cell office:value-type="string">
            <text:p>Thargon</text:p>
          </table:table-cell>
          <table:table-cell table:formula="of:=([.$B$1] - [.$E$1])  + (ROW([.A849]) - 2) * [.$E$1]" office:value-type="float" office:value="4240">
            <text:p>4240</text:p>
          </table:table-cell>
          <table:table-cell table:formula="of:=&quot;    &quot;&quot;&quot; &amp; [.A849] &amp; &quot;&quot;&quot; = {sort_order = &quot; &amp; [.C849] &amp; &quot;; script_info = {sortOrder = &quot; &amp; [.C849] &amp; &quot;;};};&quot;" office:value-type="string" office:string-value="    &quot;EQ_SW_ST_THARGON_MISSILE&quot; = {sort_order = 4240; script_info = {sortOrder = 4240;};};">
            <text:p><text:s text:c="4"/>"EQ_SW_ST_THARGON_MISSILE" = {sort_order = 4240; script_info = {sortOrder = 4240;};};</text:p>
          </table:table-cell>
          <table:table-cell table:number-columns-repeated="1020"/>
        </table:table-row>
        <table:table-row table:style-name="ro1">
          <table:table-cell office:value-type="string">
            <text:p>EQ_SWARM_MISSILE</text:p>
          </table:table-cell>
          <table:table-cell office:value-type="string">
            <text:p>Thargon</text:p>
          </table:table-cell>
          <table:table-cell table:formula="of:=([.$B$1] - [.$E$1])  + (ROW([.A850]) - 2) * [.$E$1]" office:value-type="float" office:value="4245">
            <text:p>4245</text:p>
          </table:table-cell>
          <table:table-cell table:formula="of:=&quot;    &quot;&quot;&quot; &amp; [.A850] &amp; &quot;&quot;&quot; = {sort_order = &quot; &amp; [.C850] &amp; &quot;; script_info = {sortOrder = &quot; &amp; [.C850] &amp; &quot;;};};&quot;" office:value-type="string" office:string-value="    &quot;EQ_SWARM_MISSILE&quot; = {sort_order = 4245; script_info = {sortOrder = 4245;};};">
            <text:p><text:s text:c="4"/>"EQ_SWARM_MISSILE" = {sort_order = 4245; script_info = {sortOrder = 4245;};};</text:p>
          </table:table-cell>
          <table:table-cell table:number-columns-repeated="1020"/>
        </table:table-row>
        <table:table-row table:style-name="ro1">
          <table:table-cell office:value-type="string">
            <text:p>EQ_SWEEP_MINE</text:p>
          </table:table-cell>
          <table:table-cell office:value-type="string">
            <text:p>Sweep Button</text:p>
          </table:table-cell>
          <table:table-cell table:formula="of:=([.$B$1] - [.$E$1])  + (ROW([.A851]) - 2) * [.$E$1]" office:value-type="float" office:value="4250">
            <text:p>4250</text:p>
          </table:table-cell>
          <table:table-cell table:formula="of:=&quot;    &quot;&quot;&quot; &amp; [.A851] &amp; &quot;&quot;&quot; = {sort_order = &quot; &amp; [.C851] &amp; &quot;; script_info = {sortOrder = &quot; &amp; [.C851] &amp; &quot;;};};&quot;" office:value-type="string" office:string-value="    &quot;EQ_SWEEP_MINE&quot; = {sort_order = 4250; script_info = {sortOrder = 4250;};};">
            <text:p><text:s text:c="4"/>"EQ_SWEEP_MINE" = {sort_order = 4250; script_info = {sortOrder = 4250;};};</text:p>
          </table:table-cell>
          <table:table-cell table:number-columns-repeated="1020"/>
        </table:table-row>
        <table:table-row table:style-name="ro1">
          <table:table-cell office:value-type="string">
            <text:p>EQ_SYNC_TORUS</text:p>
          </table:table-cell>
          <table:table-cell office:value-type="string">
            <text:p>Torus synchronisation</text:p>
          </table:table-cell>
          <table:table-cell table:formula="of:=([.$B$1] - [.$E$1])  + (ROW([.A852]) - 2) * [.$E$1]" office:value-type="float" office:value="4255">
            <text:p>4255</text:p>
          </table:table-cell>
          <table:table-cell table:formula="of:=&quot;    &quot;&quot;&quot; &amp; [.A852] &amp; &quot;&quot;&quot; = {sort_order = &quot; &amp; [.C852] &amp; &quot;; script_info = {sortOrder = &quot; &amp; [.C852] &amp; &quot;;};};&quot;" office:value-type="string" office:string-value="    &quot;EQ_SYNC_TORUS&quot; = {sort_order = 4255; script_info = {sortOrder = 4255;};};">
            <text:p><text:s text:c="4"/>"EQ_SYNC_TORUS" = {sort_order = 4255; script_info = {sortOrder = 4255;};};</text:p>
          </table:table-cell>
          <table:table-cell table:number-columns-repeated="1020"/>
        </table:table-row>
        <table:table-row table:style-name="ro1">
          <table:table-cell office:value-type="string">
            <text:p>EQ_SYSTEM_MARKET_WATCH</text:p>
          </table:table-cell>
          <table:table-cell office:value-type="string">
            <text:p>AMW_Unit</text:p>
          </table:table-cell>
          <table:table-cell table:formula="of:=([.$B$1] - [.$E$1])  + (ROW([.A853]) - 2) * [.$E$1]" office:value-type="float" office:value="4260">
            <text:p>4260</text:p>
          </table:table-cell>
          <table:table-cell table:formula="of:=&quot;    &quot;&quot;&quot; &amp; [.A853] &amp; &quot;&quot;&quot; = {sort_order = &quot; &amp; [.C853] &amp; &quot;; script_info = {sortOrder = &quot; &amp; [.C853] &amp; &quot;;};};&quot;" office:value-type="string" office:string-value="    &quot;EQ_SYSTEM_MARKET_WATCH&quot; = {sort_order = 4260; script_info = {sortOrder = 4260;};};">
            <text:p><text:s text:c="4"/>"EQ_SYSTEM_MARKET_WATCH" = {sort_order = 4260; script_info = {sortOrder = 4260;};};</text:p>
          </table:table-cell>
          <table:table-cell table:number-columns-repeated="1020"/>
        </table:table-row>
        <table:table-row table:style-name="ro1">
          <table:table-cell office:value-type="string">
            <text:p>EQ_TARGET_AUTOLOCK</text:p>
          </table:table-cell>
          <table:table-cell office:value-type="string">
            <text:p>Automatic Target Acquisition</text:p>
          </table:table-cell>
          <table:table-cell table:formula="of:=([.$B$1] - [.$E$1])  + (ROW([.A854]) - 2) * [.$E$1]" office:value-type="float" office:value="4265">
            <text:p>4265</text:p>
          </table:table-cell>
          <table:table-cell table:formula="of:=&quot;    &quot;&quot;&quot; &amp; [.A854] &amp; &quot;&quot;&quot; = {sort_order = &quot; &amp; [.C854] &amp; &quot;; script_info = {sortOrder = &quot; &amp; [.C854] &amp; &quot;;};};&quot;" office:value-type="string" office:string-value="    &quot;EQ_TARGET_AUTOLOCK&quot; = {sort_order = 4265; script_info = {sortOrder = 4265;};};">
            <text:p><text:s text:c="4"/>"EQ_TARGET_AUTOLOCK" = {sort_order = 4265; script_info = {sortOrder = 4265;};};</text:p>
          </table:table-cell>
          <table:table-cell table:number-columns-repeated="1020"/>
        </table:table-row>
        <table:table-row table:style-name="ro1">
          <table:table-cell office:value-type="string">
            <text:p>EQ_TARGET_FILTERING_SYSTEM</text:p>
          </table:table-cell>
          <table:table-cell office:value-type="string">
            <text:p>TFSys</text:p>
          </table:table-cell>
          <table:table-cell table:formula="of:=([.$B$1] - [.$E$1])  + (ROW([.A855]) - 2) * [.$E$1]" office:value-type="float" office:value="4270">
            <text:p>4270</text:p>
          </table:table-cell>
          <table:table-cell table:formula="of:=&quot;    &quot;&quot;&quot; &amp; [.A855] &amp; &quot;&quot;&quot; = {sort_order = &quot; &amp; [.C855] &amp; &quot;; script_info = {sortOrder = &quot; &amp; [.C855] &amp; &quot;;};};&quot;" office:value-type="string" office:string-value="    &quot;EQ_TARGET_FILTERING_SYSTEM&quot; = {sort_order = 4270; script_info = {sortOrder = 4270;};};">
            <text:p><text:s text:c="4"/>"EQ_TARGET_FILTERING_SYSTEM" = {sort_order = 4270; script_info = {sortOrder = 4270;};};</text:p>
          </table:table-cell>
          <table:table-cell table:number-columns-repeated="1020"/>
        </table:table-row>
        <table:table-row table:style-name="ro1">
          <table:table-cell office:value-type="string">
            <text:p>EQ_TARGET_FILTERING_SYSTEM_REMOVAL</text:p>
          </table:table-cell>
          <table:table-cell office:value-type="string">
            <text:p>Sell TFSys</text:p>
          </table:table-cell>
          <table:table-cell table:formula="of:=([.$B$1] - [.$E$1])  + (ROW([.A856]) - 2) * [.$E$1]" office:value-type="float" office:value="4275">
            <text:p>4275</text:p>
          </table:table-cell>
          <table:table-cell table:formula="of:=&quot;    &quot;&quot;&quot; &amp; [.A856] &amp; &quot;&quot;&quot; = {sort_order = &quot; &amp; [.C856] &amp; &quot;; script_info = {sortOrder = &quot; &amp; [.C856] &amp; &quot;;};};&quot;" office:value-type="string" office:string-value="    &quot;EQ_TARGET_FILTERING_SYSTEM_REMOVAL&quot; = {sort_order = 4275; script_info = {sortOrder = 4275;};};">
            <text:p><text:s text:c="4"/>"EQ_TARGET_FILTERING_SYSTEM_REMOVAL" = {sort_order = 4275; script_info = {sortOrder = 4275;};};</text:p>
          </table:table-cell>
          <table:table-cell table:number-columns-repeated="1020"/>
        </table:table-row>
        <table:table-row table:style-name="ro1">
          <table:table-cell office:value-type="string">
            <text:p>EQ_TARGET_MEMORY</text:p>
          </table:table-cell>
          <table:table-cell office:value-type="string">
            <text:p>Target System Memory Expansion</text:p>
          </table:table-cell>
          <table:table-cell table:formula="of:=([.$B$1] - [.$E$1])  + (ROW([.A857]) - 2) * [.$E$1]" office:value-type="float" office:value="4280">
            <text:p>4280</text:p>
          </table:table-cell>
          <table:table-cell table:formula="of:=&quot;    &quot;&quot;&quot; &amp; [.A857] &amp; &quot;&quot;&quot; = {sort_order = &quot; &amp; [.C857] &amp; &quot;; script_info = {sortOrder = &quot; &amp; [.C857] &amp; &quot;;};};&quot;" office:value-type="string" office:string-value="    &quot;EQ_TARGET_MEMORY&quot; = {sort_order = 4280; script_info = {sortOrder = 4280;};};">
            <text:p><text:s text:c="4"/>"EQ_TARGET_MEMORY" = {sort_order = 4280; script_info = {sortOrder = 4280;};};</text:p>
          </table:table-cell>
          <table:table-cell table:number-columns-repeated="1020"/>
        </table:table-row>
        <table:table-row table:style-name="ro1">
          <table:table-cell office:value-type="string">
            <text:p>EQ_TARGET_MEMORY_REMOVAL</text:p>
          </table:table-cell>
          <table:table-cell office:value-type="string">
            <text:p>Sell Target System Memory Expansion</text:p>
          </table:table-cell>
          <table:table-cell table:formula="of:=([.$B$1] - [.$E$1])  + (ROW([.A858]) - 2) * [.$E$1]" office:value-type="float" office:value="4285">
            <text:p>4285</text:p>
          </table:table-cell>
          <table:table-cell table:formula="of:=&quot;    &quot;&quot;&quot; &amp; [.A858] &amp; &quot;&quot;&quot; = {sort_order = &quot; &amp; [.C858] &amp; &quot;; script_info = {sortOrder = &quot; &amp; [.C858] &amp; &quot;;};};&quot;" office:value-type="string" office:string-value="    &quot;EQ_TARGET_MEMORY_REMOVAL&quot; = {sort_order = 4285; script_info = {sortOrder = 4285;};};">
            <text:p><text:s text:c="4"/>"EQ_TARGET_MEMORY_REMOVAL" = {sort_order = 4285; script_info = {sortOrder = 4285;};};</text:p>
          </table:table-cell>
          <table:table-cell table:number-columns-repeated="1020"/>
        </table:table-row>
        <table:table-row table:style-name="ro1">
          <table:table-cell office:value-type="string">
            <text:p>EQ_TARGET_MEMORY_SALVAGED</text:p>
          </table:table-cell>
          <table:table-cell office:value-type="string">
            <text:p>Target System Memory Expansion (salvaged)</text:p>
          </table:table-cell>
          <table:table-cell table:formula="of:=([.$B$1] - [.$E$1])  + (ROW([.A859]) - 2) * [.$E$1]" office:value-type="float" office:value="4290">
            <text:p>4290</text:p>
          </table:table-cell>
          <table:table-cell table:formula="of:=&quot;    &quot;&quot;&quot; &amp; [.A859] &amp; &quot;&quot;&quot; = {sort_order = &quot; &amp; [.C859] &amp; &quot;; script_info = {sortOrder = &quot; &amp; [.C859] &amp; &quot;;};};&quot;" office:value-type="string" office:string-value="    &quot;EQ_TARGET_MEMORY_SALVAGED&quot; = {sort_order = 4290; script_info = {sortOrder = 4290;};};">
            <text:p><text:s text:c="4"/>"EQ_TARGET_MEMORY_SALVAGED" = {sort_order = 4290; script_info = {sortOrder = 4290;};};</text:p>
          </table:table-cell>
          <table:table-cell table:number-columns-repeated="1020"/>
        </table:table-row>
        <table:table-row table:style-name="ro1">
          <table:table-cell office:value-type="string">
            <text:p>EQ_TARGETSELECTOR</text:p>
          </table:table-cell>
          <table:table-cell office:value-type="string">
            <text:p>Fast Target Selector</text:p>
          </table:table-cell>
          <table:table-cell table:formula="of:=([.$B$1] - [.$E$1])  + (ROW([.A860]) - 2) * [.$E$1]" office:value-type="float" office:value="4295">
            <text:p>4295</text:p>
          </table:table-cell>
          <table:table-cell table:formula="of:=&quot;    &quot;&quot;&quot; &amp; [.A860] &amp; &quot;&quot;&quot; = {sort_order = &quot; &amp; [.C860] &amp; &quot;; script_info = {sortOrder = &quot; &amp; [.C860] &amp; &quot;;};};&quot;" office:value-type="string" office:string-value="    &quot;EQ_TARGETSELECTOR&quot; = {sort_order = 4295; script_info = {sortOrder = 4295;};};">
            <text:p><text:s text:c="4"/>"EQ_TARGETSELECTOR" = {sort_order = 4295; script_info = {sortOrder = 4295;};};</text:p>
          </table:table-cell>
          <table:table-cell table:number-columns-repeated="1020"/>
        </table:table-row>
        <table:table-row table:style-name="ro1">
          <table:table-cell office:value-type="string">
            <text:p>EQ_TARGETSELECTOR_MODECHANGER</text:p>
          </table:table-cell>
          <table:table-cell office:value-type="string">
            <text:p>FTS Mode Changer</text:p>
          </table:table-cell>
          <table:table-cell table:formula="of:=([.$B$1] - [.$E$1])  + (ROW([.A861]) - 2) * [.$E$1]" office:value-type="float" office:value="4300">
            <text:p>4300</text:p>
          </table:table-cell>
          <table:table-cell table:formula="of:=&quot;    &quot;&quot;&quot; &amp; [.A861] &amp; &quot;&quot;&quot; = {sort_order = &quot; &amp; [.C861] &amp; &quot;; script_info = {sortOrder = &quot; &amp; [.C861] &amp; &quot;;};};&quot;" office:value-type="string" office:string-value="    &quot;EQ_TARGETSELECTOR_MODECHANGER&quot; = {sort_order = 4300; script_info = {sortOrder = 4300;};};">
            <text:p><text:s text:c="4"/>"EQ_TARGETSELECTOR_MODECHANGER" = {sort_order = 4300; script_info = {sortOrder = 4300;};};</text:p>
          </table:table-cell>
          <table:table-cell table:number-columns-repeated="1020"/>
        </table:table-row>
        <table:table-row table:style-name="ro1">
          <table:table-cell office:value-type="string">
            <text:p>EQ_TARGETSELECTOR_REMOVAL</text:p>
          </table:table-cell>
          <table:table-cell office:value-type="string">
            <text:p>Remove Fast Target Selector</text:p>
          </table:table-cell>
          <table:table-cell table:formula="of:=([.$B$1] - [.$E$1])  + (ROW([.A862]) - 2) * [.$E$1]" office:value-type="float" office:value="4305">
            <text:p>4305</text:p>
          </table:table-cell>
          <table:table-cell table:formula="of:=&quot;    &quot;&quot;&quot; &amp; [.A862] &amp; &quot;&quot;&quot; = {sort_order = &quot; &amp; [.C862] &amp; &quot;; script_info = {sortOrder = &quot; &amp; [.C862] &amp; &quot;;};};&quot;" office:value-type="string" office:string-value="    &quot;EQ_TARGETSELECTOR_REMOVAL&quot; = {sort_order = 4305; script_info = {sortOrder = 4305;};};">
            <text:p><text:s text:c="4"/>"EQ_TARGETSELECTOR_REMOVAL" = {sort_order = 4305; script_info = {sortOrder = 4305;};};</text:p>
          </table:table-cell>
          <table:table-cell table:number-columns-repeated="1020"/>
        </table:table-row>
        <table:table-row table:style-name="ro1">
          <table:table-cell office:value-type="string">
            <text:p>EQ_TCAT_CLEARPYLONS</text:p>
          </table:table-cell>
          <table:table-cell office:value-type="string">
            <text:p>Dump all pylon mounted weapons</text:p>
          </table:table-cell>
          <table:table-cell table:formula="of:=([.$B$1] - [.$E$1])  + (ROW([.A863]) - 2) * [.$E$1]" office:value-type="float" office:value="4310">
            <text:p>4310</text:p>
          </table:table-cell>
          <table:table-cell table:formula="of:=&quot;    &quot;&quot;&quot; &amp; [.A863] &amp; &quot;&quot;&quot; = {sort_order = &quot; &amp; [.C863] &amp; &quot;; script_info = {sortOrder = &quot; &amp; [.C863] &amp; &quot;;};};&quot;" office:value-type="string" office:string-value="    &quot;EQ_TCAT_CLEARPYLONS&quot; = {sort_order = 4310; script_info = {sortOrder = 4310;};};">
            <text:p><text:s text:c="4"/>"EQ_TCAT_CLEARPYLONS" = {sort_order = 4310; script_info = {sortOrder = 4310;};};</text:p>
          </table:table-cell>
          <table:table-cell table:number-columns-repeated="1020"/>
        </table:table-row>
        <table:table-row table:style-name="ro1">
          <table:table-cell office:value-type="string">
            <text:p>EQ_TCAT_DISABLED_ECM</text:p>
          </table:table-cell>
          <table:table-cell office:value-type="string">
            <text:p>Disabled ECM System</text:p>
          </table:table-cell>
          <table:table-cell table:formula="of:=([.$B$1] - [.$E$1])  + (ROW([.A864]) - 2) * [.$E$1]" office:value-type="float" office:value="4315">
            <text:p>4315</text:p>
          </table:table-cell>
          <table:table-cell table:formula="of:=&quot;    &quot;&quot;&quot; &amp; [.A864] &amp; &quot;&quot;&quot; = {sort_order = &quot; &amp; [.C864] &amp; &quot;; script_info = {sortOrder = &quot; &amp; [.C864] &amp; &quot;;};};&quot;" office:value-type="string" office:string-value="    &quot;EQ_TCAT_DISABLED_ECM&quot; = {sort_order = 4315; script_info = {sortOrder = 4315;};};">
            <text:p><text:s text:c="4"/>"EQ_TCAT_DISABLED_ECM" = {sort_order = 4315; script_info = {sortOrder = 4315;};};</text:p>
          </table:table-cell>
          <table:table-cell table:number-columns-repeated="1020"/>
        </table:table-row>
        <table:table-row table:style-name="ro1">
          <table:table-cell office:value-type="string">
            <text:p>EQ_TCAT_DUMMY_MINE</text:p>
          </table:table-cell>
          <table:table-cell office:value-type="string">
            <text:p>Quirium Cascade Mine</text:p>
          </table:table-cell>
          <table:table-cell table:formula="of:=([.$B$1] - [.$E$1])  + (ROW([.A865]) - 2) * [.$E$1]" office:value-type="float" office:value="4320">
            <text:p>4320</text:p>
          </table:table-cell>
          <table:table-cell table:formula="of:=&quot;    &quot;&quot;&quot; &amp; [.A865] &amp; &quot;&quot;&quot; = {sort_order = &quot; &amp; [.C865] &amp; &quot;; script_info = {sortOrder = &quot; &amp; [.C865] &amp; &quot;;};};&quot;" office:value-type="string" office:string-value="    &quot;EQ_TCAT_DUMMY_MINE&quot; = {sort_order = 4320; script_info = {sortOrder = 4320;};};">
            <text:p><text:s text:c="4"/>"EQ_TCAT_DUMMY_MINE" = {sort_order = 4320; script_info = {sortOrder = 4320;};};</text:p>
          </table:table-cell>
          <table:table-cell table:number-columns-repeated="1020"/>
        </table:table-row>
        <table:table-row table:style-name="ro1">
          <table:table-cell office:value-type="string">
            <text:p>EQ_TCAT_DUMMY_MISSILE</text:p>
          </table:table-cell>
          <table:table-cell office:value-type="string">
            <text:p>ECM Hardened Missile</text:p>
          </table:table-cell>
          <table:table-cell table:formula="of:=([.$B$1] - [.$E$1])  + (ROW([.A866]) - 2) * [.$E$1]" office:value-type="float" office:value="4325">
            <text:p>4325</text:p>
          </table:table-cell>
          <table:table-cell table:formula="of:=&quot;    &quot;&quot;&quot; &amp; [.A866] &amp; &quot;&quot;&quot; = {sort_order = &quot; &amp; [.C866] &amp; &quot;; script_info = {sortOrder = &quot; &amp; [.C866] &amp; &quot;;};};&quot;" office:value-type="string" office:string-value="    &quot;EQ_TCAT_DUMMY_MISSILE&quot; = {sort_order = 4325; script_info = {sortOrder = 4325;};};">
            <text:p><text:s text:c="4"/>"EQ_TCAT_DUMMY_MISSILE" = {sort_order = 4325; script_info = {sortOrder = 4325;};};</text:p>
          </table:table-cell>
          <table:table-cell table:number-columns-repeated="1020"/>
        </table:table-row>
        <table:table-row table:style-name="ro1">
          <table:table-cell office:value-type="string">
            <text:p>EQ_TCAT_DUMMY_NEU</text:p>
          </table:table-cell>
          <table:table-cell office:value-type="string">
            <text:p>Naval Energy Unit</text:p>
          </table:table-cell>
          <table:table-cell table:formula="of:=([.$B$1] - [.$E$1])  + (ROW([.A867]) - 2) * [.$E$1]" office:value-type="float" office:value="4330">
            <text:p>4330</text:p>
          </table:table-cell>
          <table:table-cell table:formula="of:=&quot;    &quot;&quot;&quot; &amp; [.A867] &amp; &quot;&quot;&quot; = {sort_order = &quot; &amp; [.C867] &amp; &quot;; script_info = {sortOrder = &quot; &amp; [.C867] &amp; &quot;;};};&quot;" office:value-type="string" office:string-value="    &quot;EQ_TCAT_DUMMY_NEU&quot; = {sort_order = 4330; script_info = {sortOrder = 4330;};};">
            <text:p><text:s text:c="4"/>"EQ_TCAT_DUMMY_NEU" = {sort_order = 4330; script_info = {sortOrder = 4330;};};</text:p>
          </table:table-cell>
          <table:table-cell table:number-columns-repeated="1020"/>
        </table:table-row>
        <table:table-row table:style-name="ro1">
          <table:table-cell office:value-type="string">
            <text:p>EQ_TCAT_DUMMY_SHIELDS</text:p>
          </table:table-cell>
          <table:table-cell office:value-type="string">
            <text:p>Military Shield Enhancement</text:p>
          </table:table-cell>
          <table:table-cell table:formula="of:=([.$B$1] - [.$E$1])  + (ROW([.A868]) - 2) * [.$E$1]" office:value-type="float" office:value="4335">
            <text:p>4335</text:p>
          </table:table-cell>
          <table:table-cell table:formula="of:=&quot;    &quot;&quot;&quot; &amp; [.A868] &amp; &quot;&quot;&quot; = {sort_order = &quot; &amp; [.C868] &amp; &quot;; script_info = {sortOrder = &quot; &amp; [.C868] &amp; &quot;;};};&quot;" office:value-type="string" office:string-value="    &quot;EQ_TCAT_DUMMY_SHIELDS&quot; = {sort_order = 4335; script_info = {sortOrder = 4335;};};">
            <text:p><text:s text:c="4"/>"EQ_TCAT_DUMMY_SHIELDS" = {sort_order = 4335; script_info = {sortOrder = 4335;};};</text:p>
          </table:table-cell>
          <table:table-cell table:number-columns-repeated="1020"/>
        </table:table-row>
        <table:table-row table:style-name="ro1">
          <table:table-cell office:value-type="string">
            <text:p>EQ_TCAT_ECM_JAMMER</text:p>
          </table:table-cell>
          <table:table-cell office:value-type="string">
            <text:p>E.C.M. Jammer</text:p>
          </table:table-cell>
          <table:table-cell table:formula="of:=([.$B$1] - [.$E$1])  + (ROW([.A869]) - 2) * [.$E$1]" office:value-type="float" office:value="4340">
            <text:p>4340</text:p>
          </table:table-cell>
          <table:table-cell table:formula="of:=&quot;    &quot;&quot;&quot; &amp; [.A869] &amp; &quot;&quot;&quot; = {sort_order = &quot; &amp; [.C869] &amp; &quot;; script_info = {sortOrder = &quot; &amp; [.C869] &amp; &quot;;};};&quot;" office:value-type="string" office:string-value="    &quot;EQ_TCAT_ECM_JAMMER&quot; = {sort_order = 4340; script_info = {sortOrder = 4340;};};">
            <text:p><text:s text:c="4"/>"EQ_TCAT_ECM_JAMMER" = {sort_order = 4340; script_info = {sortOrder = 4340;};};</text:p>
          </table:table-cell>
          <table:table-cell table:number-columns-repeated="1020"/>
        </table:table-row>
        <table:table-row table:style-name="ro1">
          <table:table-cell office:value-type="string">
            <text:p>EQ_TCAT_EU_FIXGRADE</text:p>
          </table:table-cell>
          <table:table-cell office:value-type="string">
            <text:p>Energy Unit Upgrade</text:p>
          </table:table-cell>
          <table:table-cell table:formula="of:=([.$B$1] - [.$E$1])  + (ROW([.A870]) - 2) * [.$E$1]" office:value-type="float" office:value="4345">
            <text:p>4345</text:p>
          </table:table-cell>
          <table:table-cell table:formula="of:=&quot;    &quot;&quot;&quot; &amp; [.A870] &amp; &quot;&quot;&quot; = {sort_order = &quot; &amp; [.C870] &amp; &quot;; script_info = {sortOrder = &quot; &amp; [.C870] &amp; &quot;;};};&quot;" office:value-type="string" office:string-value="    &quot;EQ_TCAT_EU_FIXGRADE&quot; = {sort_order = 4345; script_info = {sortOrder = 4345;};};">
            <text:p><text:s text:c="4"/>"EQ_TCAT_EU_FIXGRADE" = {sort_order = 4345; script_info = {sortOrder = 4345;};};</text:p>
          </table:table-cell>
          <table:table-cell table:number-columns-repeated="1020"/>
        </table:table-row>
        <table:table-row table:style-name="ro1">
          <table:table-cell office:value-type="string">
            <text:p>EQ_TCAT_EU_UPGRADE</text:p>
          </table:table-cell>
          <table:table-cell office:value-type="string">
            <text:p>Energy Unit Upgrade</text:p>
          </table:table-cell>
          <table:table-cell table:formula="of:=([.$B$1] - [.$E$1])  + (ROW([.A871]) - 2) * [.$E$1]" office:value-type="float" office:value="4350">
            <text:p>4350</text:p>
          </table:table-cell>
          <table:table-cell table:formula="of:=&quot;    &quot;&quot;&quot; &amp; [.A871] &amp; &quot;&quot;&quot; = {sort_order = &quot; &amp; [.C871] &amp; &quot;; script_info = {sortOrder = &quot; &amp; [.C871] &amp; &quot;;};};&quot;" office:value-type="string" office:string-value="    &quot;EQ_TCAT_EU_UPGRADE&quot; = {sort_order = 4350; script_info = {sortOrder = 4350;};};">
            <text:p><text:s text:c="4"/>"EQ_TCAT_EU_UPGRADE" = {sort_order = 4350; script_info = {sortOrder = 4350;};};</text:p>
          </table:table-cell>
          <table:table-cell table:number-columns-repeated="1020"/>
        </table:table-row>
        <table:table-row table:style-name="ro1">
          <table:table-cell office:value-type="string">
            <text:p>EQ_TCAT_FREE_JAMMER_MINE</text:p>
          </table:table-cell>
          <table:table-cell office:value-type="string">
            <text:p>Thargon Jammer Mine</text:p>
          </table:table-cell>
          <table:table-cell table:formula="of:=([.$B$1] - [.$E$1])  + (ROW([.A872]) - 2) * [.$E$1]" office:value-type="float" office:value="4355">
            <text:p>4355</text:p>
          </table:table-cell>
          <table:table-cell table:formula="of:=&quot;    &quot;&quot;&quot; &amp; [.A872] &amp; &quot;&quot;&quot; = {sort_order = &quot; &amp; [.C872] &amp; &quot;; script_info = {sortOrder = &quot; &amp; [.C872] &amp; &quot;;};};&quot;" office:value-type="string" office:string-value="    &quot;EQ_TCAT_FREE_JAMMER_MINE&quot; = {sort_order = 4355; script_info = {sortOrder = 4355;};};">
            <text:p><text:s text:c="4"/>"EQ_TCAT_FREE_JAMMER_MINE" = {sort_order = 4355; script_info = {sortOrder = 4355;};};</text:p>
          </table:table-cell>
          <table:table-cell table:number-columns-repeated="1020"/>
        </table:table-row>
        <table:table-row table:style-name="ro1">
          <table:table-cell office:value-type="string">
            <text:p>EQ_TCAT_FREE_MINE</text:p>
          </table:table-cell>
          <table:table-cell office:value-type="string">
            <text:p>Quirium Cascade Mine</text:p>
          </table:table-cell>
          <table:table-cell table:formula="of:=([.$B$1] - [.$E$1])  + (ROW([.A873]) - 2) * [.$E$1]" office:value-type="float" office:value="4360">
            <text:p>4360</text:p>
          </table:table-cell>
          <table:table-cell table:formula="of:=&quot;    &quot;&quot;&quot; &amp; [.A873] &amp; &quot;&quot;&quot; = {sort_order = &quot; &amp; [.C873] &amp; &quot;; script_info = {sortOrder = &quot; &amp; [.C873] &amp; &quot;;};};&quot;" office:value-type="string" office:string-value="    &quot;EQ_TCAT_FREE_MINE&quot; = {sort_order = 4360; script_info = {sortOrder = 4360;};};">
            <text:p><text:s text:c="4"/>"EQ_TCAT_FREE_MINE" = {sort_order = 4360; script_info = {sortOrder = 4360;};};</text:p>
          </table:table-cell>
          <table:table-cell table:number-columns-repeated="1020"/>
        </table:table-row>
        <table:table-row table:style-name="ro1">
          <table:table-cell office:value-type="string">
            <text:p>EQ_TCAT_FREE_MISSILE</text:p>
          </table:table-cell>
          <table:table-cell office:value-type="string">
            <text:p>ECM Hardened Missile</text:p>
          </table:table-cell>
          <table:table-cell table:formula="of:=([.$B$1] - [.$E$1])  + (ROW([.A874]) - 2) * [.$E$1]" office:value-type="float" office:value="4365">
            <text:p>4365</text:p>
          </table:table-cell>
          <table:table-cell table:formula="of:=&quot;    &quot;&quot;&quot; &amp; [.A874] &amp; &quot;&quot;&quot; = {sort_order = &quot; &amp; [.C874] &amp; &quot;; script_info = {sortOrder = &quot; &amp; [.C874] &amp; &quot;;};};&quot;" office:value-type="string" office:string-value="    &quot;EQ_TCAT_FREE_MISSILE&quot; = {sort_order = 4365; script_info = {sortOrder = 4365;};};">
            <text:p><text:s text:c="4"/>"EQ_TCAT_FREE_MISSILE" = {sort_order = 4365; script_info = {sortOrder = 4365;};};</text:p>
          </table:table-cell>
          <table:table-cell table:number-columns-repeated="1020"/>
        </table:table-row>
        <table:table-row table:style-name="ro1">
          <table:table-cell office:value-type="string">
            <text:p>EQ_TCAT_JAMMER_MINE</text:p>
          </table:table-cell>
          <table:table-cell office:value-type="string">
            <text:p>Thargon Jammer Mine</text:p>
          </table:table-cell>
          <table:table-cell table:formula="of:=([.$B$1] - [.$E$1])  + (ROW([.A875]) - 2) * [.$E$1]" office:value-type="float" office:value="4370">
            <text:p>4370</text:p>
          </table:table-cell>
          <table:table-cell table:formula="of:=&quot;    &quot;&quot;&quot; &amp; [.A875] &amp; &quot;&quot;&quot; = {sort_order = &quot; &amp; [.C875] &amp; &quot;; script_info = {sortOrder = &quot; &amp; [.C875] &amp; &quot;;};};&quot;" office:value-type="string" office:string-value="    &quot;EQ_TCAT_JAMMER_MINE&quot; = {sort_order = 4370; script_info = {sortOrder = 4370;};};">
            <text:p><text:s text:c="4"/>"EQ_TCAT_JAMMER_MINE" = {sort_order = 4370; script_info = {sortOrder = 4370;};};</text:p>
          </table:table-cell>
          <table:table-cell table:number-columns-repeated="1020"/>
        </table:table-row>
        <table:table-row table:style-name="ro1">
          <table:table-cell office:value-type="string">
            <text:p>EQ_TCAT_MANTIS_FLEET_MISSILE</text:p>
          </table:table-cell>
          <table:table-cell office:value-type="string">
            <text:p>Fleet of ships for the Mantis Dreadnaught</text:p>
          </table:table-cell>
          <table:table-cell table:formula="of:=([.$B$1] - [.$E$1])  + (ROW([.A876]) - 2) * [.$E$1]" office:value-type="float" office:value="4375">
            <text:p>4375</text:p>
          </table:table-cell>
          <table:table-cell table:formula="of:=&quot;    &quot;&quot;&quot; &amp; [.A876] &amp; &quot;&quot;&quot; = {sort_order = &quot; &amp; [.C876] &amp; &quot;; script_info = {sortOrder = &quot; &amp; [.C876] &amp; &quot;;};};&quot;" office:value-type="string" office:string-value="    &quot;EQ_TCAT_MANTIS_FLEET_MISSILE&quot; = {sort_order = 4375; script_info = {sortOrder = 4375;};};">
            <text:p><text:s text:c="4"/>"EQ_TCAT_MANTIS_FLEET_MISSILE" = {sort_order = 4375; script_info = {sortOrder = 4375;};};</text:p>
          </table:table-cell>
          <table:table-cell table:number-columns-repeated="1020"/>
        </table:table-row>
        <table:table-row table:style-name="ro1">
          <table:table-cell office:value-type="string">
            <text:p>EQ_TCAT_NEU_REPAIR</text:p>
          </table:table-cell>
          <table:table-cell office:value-type="string">
            <text:p>Naval Energy Unit Repair</text:p>
          </table:table-cell>
          <table:table-cell table:formula="of:=([.$B$1] - [.$E$1])  + (ROW([.A877]) - 2) * [.$E$1]" office:value-type="float" office:value="4380">
            <text:p>4380</text:p>
          </table:table-cell>
          <table:table-cell table:formula="of:=&quot;    &quot;&quot;&quot; &amp; [.A877] &amp; &quot;&quot;&quot; = {sort_order = &quot; &amp; [.C877] &amp; &quot;; script_info = {sortOrder = &quot; &amp; [.C877] &amp; &quot;;};};&quot;" office:value-type="string" office:string-value="    &quot;EQ_TCAT_NEU_REPAIR&quot; = {sort_order = 4380; script_info = {sortOrder = 4380;};};">
            <text:p><text:s text:c="4"/>"EQ_TCAT_NEU_REPAIR" = {sort_order = 4380; script_info = {sortOrder = 4380;};};</text:p>
          </table:table-cell>
          <table:table-cell table:number-columns-repeated="1020"/>
        </table:table-row>
        <table:table-row table:style-name="ro1">
          <table:table-cell office:value-type="string">
            <text:p>EQ_TCAT_NPC_DRONE_MISSILE</text:p>
          </table:table-cell>
          <table:table-cell office:value-type="string">
            <text:p>NPC Thargon Drone</text:p>
          </table:table-cell>
          <table:table-cell table:formula="of:=([.$B$1] - [.$E$1])  + (ROW([.A878]) - 2) * [.$E$1]" office:value-type="float" office:value="4385">
            <text:p>4385</text:p>
          </table:table-cell>
          <table:table-cell table:formula="of:=&quot;    &quot;&quot;&quot; &amp; [.A878] &amp; &quot;&quot;&quot; = {sort_order = &quot; &amp; [.C878] &amp; &quot;; script_info = {sortOrder = &quot; &amp; [.C878] &amp; &quot;;};};&quot;" office:value-type="string" office:string-value="    &quot;EQ_TCAT_NPC_DRONE_MISSILE&quot; = {sort_order = 4385; script_info = {sortOrder = 4385;};};">
            <text:p><text:s text:c="4"/>"EQ_TCAT_NPC_DRONE_MISSILE" = {sort_order = 4385; script_info = {sortOrder = 4385;};};</text:p>
          </table:table-cell>
          <table:table-cell table:number-columns-repeated="1020"/>
        </table:table-row>
        <table:table-row table:style-name="ro1">
          <table:table-cell office:value-type="string">
            <text:p>EQ_TCAT_NPC_NAILBOMB_MISSILE</text:p>
          </table:table-cell>
          <table:table-cell office:value-type="string">
            <text:p>NPC Nailbomb Missile</text:p>
          </table:table-cell>
          <table:table-cell table:formula="of:=([.$B$1] - [.$E$1])  + (ROW([.A879]) - 2) * [.$E$1]" office:value-type="float" office:value="4390">
            <text:p>4390</text:p>
          </table:table-cell>
          <table:table-cell table:formula="of:=&quot;    &quot;&quot;&quot; &amp; [.A879] &amp; &quot;&quot;&quot; = {sort_order = &quot; &amp; [.C879] &amp; &quot;; script_info = {sortOrder = &quot; &amp; [.C879] &amp; &quot;;};};&quot;" office:value-type="string" office:string-value="    &quot;EQ_TCAT_NPC_NAILBOMB_MISSILE&quot; = {sort_order = 4390; script_info = {sortOrder = 4390;};};">
            <text:p><text:s text:c="4"/>"EQ_TCAT_NPC_NAILBOMB_MISSILE" = {sort_order = 4390; script_info = {sortOrder = 4390;};};</text:p>
          </table:table-cell>
          <table:table-cell table:number-columns-repeated="1020"/>
        </table:table-row>
        <table:table-row table:style-name="ro1">
          <table:table-cell office:value-type="string">
            <text:p>EQ_TCAT_NPC_TRIDENT_MISSILE</text:p>
          </table:table-cell>
          <table:table-cell office:value-type="string">
            <text:p>NPC Trident Missile</text:p>
          </table:table-cell>
          <table:table-cell table:formula="of:=([.$B$1] - [.$E$1])  + (ROW([.A880]) - 2) * [.$E$1]" office:value-type="float" office:value="4395">
            <text:p>4395</text:p>
          </table:table-cell>
          <table:table-cell table:formula="of:=&quot;    &quot;&quot;&quot; &amp; [.A880] &amp; &quot;&quot;&quot; = {sort_order = &quot; &amp; [.C880] &amp; &quot;; script_info = {sortOrder = &quot; &amp; [.C880] &amp; &quot;;};};&quot;" office:value-type="string" office:string-value="    &quot;EQ_TCAT_NPC_TRIDENT_MISSILE&quot; = {sort_order = 4395; script_info = {sortOrder = 4395;};};">
            <text:p><text:s text:c="4"/>"EQ_TCAT_NPC_TRIDENT_MISSILE" = {sort_order = 4395; script_info = {sortOrder = 4395;};};</text:p>
          </table:table-cell>
          <table:table-cell table:number-columns-repeated="1020"/>
        </table:table-row>
        <table:table-row table:style-name="ro1">
          <table:table-cell office:value-type="string">
            <text:p>EQ_TEA_MAKER</text:p>
          </table:table-cell>
          <table:table-cell office:value-type="string">
            <text:p>Express Tea Maker</text:p>
          </table:table-cell>
          <table:table-cell table:formula="of:=([.$B$1] - [.$E$1])  + (ROW([.A881]) - 2) * [.$E$1]" office:value-type="float" office:value="4400">
            <text:p>4400</text:p>
          </table:table-cell>
          <table:table-cell table:formula="of:=&quot;    &quot;&quot;&quot; &amp; [.A881] &amp; &quot;&quot;&quot; = {sort_order = &quot; &amp; [.C881] &amp; &quot;; script_info = {sortOrder = &quot; &amp; [.C881] &amp; &quot;;};};&quot;" office:value-type="string" office:string-value="    &quot;EQ_TEA_MAKER&quot; = {sort_order = 4400; script_info = {sortOrder = 4400;};};">
            <text:p><text:s text:c="4"/>"EQ_TEA_MAKER" = {sort_order = 4400; script_info = {sortOrder = 4400;};};</text:p>
          </table:table-cell>
          <table:table-cell table:number-columns-repeated="1020"/>
        </table:table-row>
        <table:table-row table:style-name="ro1">
          <table:table-cell office:value-type="string">
            <text:p>EQ_TEA_REFILL_1</text:p>
          </table:table-cell>
          <table:table-cell office:value-type="string">
            <text:p>Tea 'T-Pods'</text:p>
          </table:table-cell>
          <table:table-cell table:formula="of:=([.$B$1] - [.$E$1])  + (ROW([.A882]) - 2) * [.$E$1]" office:value-type="float" office:value="4405">
            <text:p>4405</text:p>
          </table:table-cell>
          <table:table-cell table:formula="of:=&quot;    &quot;&quot;&quot; &amp; [.A882] &amp; &quot;&quot;&quot; = {sort_order = &quot; &amp; [.C882] &amp; &quot;; script_info = {sortOrder = &quot; &amp; [.C882] &amp; &quot;;};};&quot;" office:value-type="string" office:string-value="    &quot;EQ_TEA_REFILL_1&quot; = {sort_order = 4405; script_info = {sortOrder = 4405;};};">
            <text:p><text:s text:c="4"/>"EQ_TEA_REFILL_1" = {sort_order = 4405; script_info = {sortOrder = 4405;};};</text:p>
          </table:table-cell>
          <table:table-cell table:number-columns-repeated="1020"/>
        </table:table-row>
        <table:table-row table:style-name="ro1">
          <table:table-cell office:value-type="string">
            <text:p>EQ_TEA_REFILL_2</text:p>
          </table:table-cell>
          <table:table-cell office:value-type="string">
            <text:p>Tea with Milk 'T-Pods'</text:p>
          </table:table-cell>
          <table:table-cell table:formula="of:=([.$B$1] - [.$E$1])  + (ROW([.A883]) - 2) * [.$E$1]" office:value-type="float" office:value="4410">
            <text:p>4410</text:p>
          </table:table-cell>
          <table:table-cell table:formula="of:=&quot;    &quot;&quot;&quot; &amp; [.A883] &amp; &quot;&quot;&quot; = {sort_order = &quot; &amp; [.C883] &amp; &quot;; script_info = {sortOrder = &quot; &amp; [.C883] &amp; &quot;;};};&quot;" office:value-type="string" office:string-value="    &quot;EQ_TEA_REFILL_2&quot; = {sort_order = 4410; script_info = {sortOrder = 4410;};};">
            <text:p><text:s text:c="4"/>"EQ_TEA_REFILL_2" = {sort_order = 4410; script_info = {sortOrder = 4410;};};</text:p>
          </table:table-cell>
          <table:table-cell table:number-columns-repeated="1020"/>
        </table:table-row>
        <table:table-row table:style-name="ro1">
          <table:table-cell office:value-type="string">
            <text:p>EQ_TEA_REFILL_3</text:p>
          </table:table-cell>
          <table:table-cell office:value-type="string">
            <text:p>Tea with Sugar 'T-Pods'</text:p>
          </table:table-cell>
          <table:table-cell table:formula="of:=([.$B$1] - [.$E$1])  + (ROW([.A884]) - 2) * [.$E$1]" office:value-type="float" office:value="4415">
            <text:p>4415</text:p>
          </table:table-cell>
          <table:table-cell table:formula="of:=&quot;    &quot;&quot;&quot; &amp; [.A884] &amp; &quot;&quot;&quot; = {sort_order = &quot; &amp; [.C884] &amp; &quot;; script_info = {sortOrder = &quot; &amp; [.C884] &amp; &quot;;};};&quot;" office:value-type="string" office:string-value="    &quot;EQ_TEA_REFILL_3&quot; = {sort_order = 4415; script_info = {sortOrder = 4415;};};">
            <text:p><text:s text:c="4"/>"EQ_TEA_REFILL_3" = {sort_order = 4415; script_info = {sortOrder = 4415;};};</text:p>
          </table:table-cell>
          <table:table-cell table:number-columns-repeated="1020"/>
        </table:table-row>
        <table:table-row table:style-name="ro1">
          <table:table-cell office:value-type="string">
            <text:p>EQ_TEA_REFILL_4</text:p>
          </table:table-cell>
          <table:table-cell office:value-type="string">
            <text:p>Tea with Milk and Sugar 'T-Pods'</text:p>
          </table:table-cell>
          <table:table-cell table:formula="of:=([.$B$1] - [.$E$1])  + (ROW([.A885]) - 2) * [.$E$1]" office:value-type="float" office:value="4420">
            <text:p>4420</text:p>
          </table:table-cell>
          <table:table-cell table:formula="of:=&quot;    &quot;&quot;&quot; &amp; [.A885] &amp; &quot;&quot;&quot; = {sort_order = &quot; &amp; [.C885] &amp; &quot;; script_info = {sortOrder = &quot; &amp; [.C885] &amp; &quot;;};};&quot;" office:value-type="string" office:string-value="    &quot;EQ_TEA_REFILL_4&quot; = {sort_order = 4420; script_info = {sortOrder = 4420;};};">
            <text:p><text:s text:c="4"/>"EQ_TEA_REFILL_4" = {sort_order = 4420; script_info = {sortOrder = 4420;};};</text:p>
          </table:table-cell>
          <table:table-cell table:number-columns-repeated="1020"/>
        </table:table-row>
        <table:table-row table:style-name="ro1">
          <table:table-cell office:value-type="string">
            <text:p>EQ_TEAPOT</text:p>
          </table:table-cell>
          <table:table-cell office:value-type="string">
            <text:p>Express Tea Maker</text:p>
          </table:table-cell>
          <table:table-cell table:formula="of:=([.$B$1] - [.$E$1])  + (ROW([.A886]) - 2) * [.$E$1]" office:value-type="float" office:value="4425">
            <text:p>4425</text:p>
          </table:table-cell>
          <table:table-cell table:formula="of:=&quot;    &quot;&quot;&quot; &amp; [.A886] &amp; &quot;&quot;&quot; = {sort_order = &quot; &amp; [.C886] &amp; &quot;; script_info = {sortOrder = &quot; &amp; [.C886] &amp; &quot;;};};&quot;" office:value-type="string" office:string-value="    &quot;EQ_TEAPOT&quot; = {sort_order = 4425; script_info = {sortOrder = 4425;};};">
            <text:p><text:s text:c="4"/>"EQ_TEAPOT" = {sort_order = 4425; script_info = {sortOrder = 4425;};};</text:p>
          </table:table-cell>
          <table:table-cell table:number-columns-repeated="1020"/>
        </table:table-row>
        <table:table-row table:style-name="ro1">
          <table:table-cell office:value-type="string">
            <text:p>EQ_TECH_REF_LIB</text:p>
          </table:table-cell>
          <table:table-cell office:value-type="string">
            <text:p>HUD Integration of Ship Identifier</text:p>
          </table:table-cell>
          <table:table-cell table:formula="of:=([.$B$1] - [.$E$1])  + (ROW([.A887]) - 2) * [.$E$1]" office:value-type="float" office:value="4430">
            <text:p>4430</text:p>
          </table:table-cell>
          <table:table-cell table:formula="of:=&quot;    &quot;&quot;&quot; &amp; [.A887] &amp; &quot;&quot;&quot; = {sort_order = &quot; &amp; [.C887] &amp; &quot;; script_info = {sortOrder = &quot; &amp; [.C887] &amp; &quot;;};};&quot;" office:value-type="string" office:string-value="    &quot;EQ_TECH_REF_LIB&quot; = {sort_order = 4430; script_info = {sortOrder = 4430;};};">
            <text:p><text:s text:c="4"/>"EQ_TECH_REF_LIB" = {sort_order = 4430; script_info = {sortOrder = 4430;};};</text:p>
          </table:table-cell>
          <table:table-cell table:number-columns-repeated="1020"/>
        </table:table-row>
        <table:table-row table:style-name="ro1">
          <table:table-cell office:value-type="string">
            <text:p>EQ_TECH_REF_LIB_BASE</text:p>
          </table:table-cell>
          <table:table-cell office:value-type="string">
            <text:p>Ship Identifier</text:p>
          </table:table-cell>
          <table:table-cell table:formula="of:=([.$B$1] - [.$E$1])  + (ROW([.A888]) - 2) * [.$E$1]" office:value-type="float" office:value="4435">
            <text:p>4435</text:p>
          </table:table-cell>
          <table:table-cell table:formula="of:=&quot;    &quot;&quot;&quot; &amp; [.A888] &amp; &quot;&quot;&quot; = {sort_order = &quot; &amp; [.C888] &amp; &quot;; script_info = {sortOrder = &quot; &amp; [.C888] &amp; &quot;;};};&quot;" office:value-type="string" office:string-value="    &quot;EQ_TECH_REF_LIB_BASE&quot; = {sort_order = 4435; script_info = {sortOrder = 4435;};};">
            <text:p><text:s text:c="4"/>"EQ_TECH_REF_LIB_BASE" = {sort_order = 4435; script_info = {sortOrder = 4435;};};</text:p>
          </table:table-cell>
          <table:table-cell table:number-columns-repeated="1020"/>
        </table:table-row>
        <table:table-row table:style-name="ro1">
          <table:table-cell office:value-type="string">
            <text:p>EQ_TELESCOPE</text:p>
          </table:table-cell>
          <table:table-cell office:value-type="string">
            <text:p>Telescope</text:p>
          </table:table-cell>
          <table:table-cell table:formula="of:=([.$B$1] - [.$E$1])  + (ROW([.A889]) - 2) * [.$E$1]" office:value-type="float" office:value="4440">
            <text:p>4440</text:p>
          </table:table-cell>
          <table:table-cell table:formula="of:=&quot;    &quot;&quot;&quot; &amp; [.A889] &amp; &quot;&quot;&quot; = {sort_order = &quot; &amp; [.C889] &amp; &quot;; script_info = {sortOrder = &quot; &amp; [.C889] &amp; &quot;;};};&quot;" office:value-type="string" office:string-value="    &quot;EQ_TELESCOPE&quot; = {sort_order = 4440; script_info = {sortOrder = 4440;};};">
            <text:p><text:s text:c="4"/>"EQ_TELESCOPE" = {sort_order = 4440; script_info = {sortOrder = 4440;};};</text:p>
          </table:table-cell>
          <table:table-cell table:number-columns-repeated="1020"/>
        </table:table-row>
        <table:table-row table:style-name="ro1">
          <table:table-cell office:value-type="string">
            <text:p>EQ_TELESCOPE_FULLREPAIR</text:p>
          </table:table-cell>
          <table:table-cell office:value-type="string">
            <text:p>Repair Telescope</text:p>
          </table:table-cell>
          <table:table-cell table:formula="of:=([.$B$1] - [.$E$1])  + (ROW([.A890]) - 2) * [.$E$1]" office:value-type="float" office:value="4445">
            <text:p>4445</text:p>
          </table:table-cell>
          <table:table-cell table:formula="of:=&quot;    &quot;&quot;&quot; &amp; [.A890] &amp; &quot;&quot;&quot; = {sort_order = &quot; &amp; [.C890] &amp; &quot;; script_info = {sortOrder = &quot; &amp; [.C890] &amp; &quot;;};};&quot;" office:value-type="string" office:string-value="    &quot;EQ_TELESCOPE_FULLREPAIR&quot; = {sort_order = 4445; script_info = {sortOrder = 4445;};};">
            <text:p><text:s text:c="4"/>"EQ_TELESCOPE_FULLREPAIR" = {sort_order = 4445; script_info = {sortOrder = 4445;};};</text:p>
          </table:table-cell>
          <table:table-cell table:number-columns-repeated="1020"/>
        </table:table-row>
        <table:table-row table:style-name="ro1">
          <table:table-cell office:value-type="string">
            <text:p>EQ_TELESCOPE_REFUND</text:p>
          </table:table-cell>
          <table:table-cell office:value-type="string">
            <text:p>Refund Telescope</text:p>
          </table:table-cell>
          <table:table-cell table:formula="of:=([.$B$1] - [.$E$1])  + (ROW([.A891]) - 2) * [.$E$1]" office:value-type="float" office:value="4450">
            <text:p>4450</text:p>
          </table:table-cell>
          <table:table-cell table:formula="of:=&quot;    &quot;&quot;&quot; &amp; [.A891] &amp; &quot;&quot;&quot; = {sort_order = &quot; &amp; [.C891] &amp; &quot;; script_info = {sortOrder = &quot; &amp; [.C891] &amp; &quot;;};};&quot;" office:value-type="string" office:string-value="    &quot;EQ_TELESCOPE_REFUND&quot; = {sort_order = 4450; script_info = {sortOrder = 4450;};};">
            <text:p><text:s text:c="4"/>"EQ_TELESCOPE_REFUND" = {sort_order = 4450; script_info = {sortOrder = 4450;};};</text:p>
          </table:table-cell>
          <table:table-cell table:number-columns-repeated="1020"/>
        </table:table-row>
        <table:table-row table:style-name="ro1">
          <table:table-cell office:value-type="string">
            <text:p>EQ_TELESCOPE_REPAIR</text:p>
          </table:table-cell>
          <table:table-cell office:value-type="string">
            <text:p>Repair Telescope targeting only</text:p>
          </table:table-cell>
          <table:table-cell table:formula="of:=([.$B$1] - [.$E$1])  + (ROW([.A892]) - 2) * [.$E$1]" office:value-type="float" office:value="4455">
            <text:p>4455</text:p>
          </table:table-cell>
          <table:table-cell table:formula="of:=&quot;    &quot;&quot;&quot; &amp; [.A892] &amp; &quot;&quot;&quot; = {sort_order = &quot; &amp; [.C892] &amp; &quot;; script_info = {sortOrder = &quot; &amp; [.C892] &amp; &quot;;};};&quot;" office:value-type="string" office:string-value="    &quot;EQ_TELESCOPE_REPAIR&quot; = {sort_order = 4455; script_info = {sortOrder = 4455;};};">
            <text:p><text:s text:c="4"/>"EQ_TELESCOPE_REPAIR" = {sort_order = 4455; script_info = {sortOrder = 4455;};};</text:p>
          </table:table-cell>
          <table:table-cell table:number-columns-repeated="1020"/>
        </table:table-row>
        <table:table-row table:style-name="ro1">
          <table:table-cell office:value-type="string">
            <text:p>EQ_TELESCOPEEXT</text:p>
          </table:table-cell>
          <table:table-cell office:value-type="string">
            <text:p>Telescope Extender</text:p>
          </table:table-cell>
          <table:table-cell table:formula="of:=([.$B$1] - [.$E$1])  + (ROW([.A893]) - 2) * [.$E$1]" office:value-type="float" office:value="4460">
            <text:p>4460</text:p>
          </table:table-cell>
          <table:table-cell table:formula="of:=&quot;    &quot;&quot;&quot; &amp; [.A893] &amp; &quot;&quot;&quot; = {sort_order = &quot; &amp; [.C893] &amp; &quot;; script_info = {sortOrder = &quot; &amp; [.C893] &amp; &quot;;};};&quot;" office:value-type="string" office:string-value="    &quot;EQ_TELESCOPEEXT&quot; = {sort_order = 4460; script_info = {sortOrder = 4460;};};">
            <text:p><text:s text:c="4"/>"EQ_TELESCOPEEXT" = {sort_order = 4460; script_info = {sortOrder = 4460;};};</text:p>
          </table:table-cell>
          <table:table-cell table:number-columns-repeated="1020"/>
        </table:table-row>
        <table:table-row table:style-name="ro1">
          <table:table-cell office:value-type="string">
            <text:p>EQ_TELESCOPEEXT_REFUND</text:p>
          </table:table-cell>
          <table:table-cell office:value-type="string">
            <text:p>Refund Telescope Extender</text:p>
          </table:table-cell>
          <table:table-cell table:formula="of:=([.$B$1] - [.$E$1])  + (ROW([.A894]) - 2) * [.$E$1]" office:value-type="float" office:value="4465">
            <text:p>4465</text:p>
          </table:table-cell>
          <table:table-cell table:formula="of:=&quot;    &quot;&quot;&quot; &amp; [.A894] &amp; &quot;&quot;&quot; = {sort_order = &quot; &amp; [.C894] &amp; &quot;; script_info = {sortOrder = &quot; &amp; [.C894] &amp; &quot;;};};&quot;" office:value-type="string" office:string-value="    &quot;EQ_TELESCOPEEXT_REFUND&quot; = {sort_order = 4465; script_info = {sortOrder = 4465;};};">
            <text:p><text:s text:c="4"/>"EQ_TELESCOPEEXT_REFUND" = {sort_order = 4465; script_info = {sortOrder = 4465;};};</text:p>
          </table:table-cell>
          <table:table-cell table:number-columns-repeated="1020"/>
        </table:table-row>
        <table:table-row table:style-name="ro1">
          <table:table-cell office:value-type="string">
            <text:p>EQ_THARGON</text:p>
          </table:table-cell>
          <table:table-cell office:value-type="string">
            <text:p>Thargon</text:p>
          </table:table-cell>
          <table:table-cell table:formula="of:=([.$B$1] - [.$E$1])  + (ROW([.A895]) - 2) * [.$E$1]" office:value-type="float" office:value="4470">
            <text:p>4470</text:p>
          </table:table-cell>
          <table:table-cell table:formula="of:=&quot;    &quot;&quot;&quot; &amp; [.A895] &amp; &quot;&quot;&quot; = {sort_order = &quot; &amp; [.C895] &amp; &quot;; script_info = {sortOrder = &quot; &amp; [.C895] &amp; &quot;;};};&quot;" office:value-type="string" office:string-value="    &quot;EQ_THARGON&quot; = {sort_order = 4470; script_info = {sortOrder = 4470;};};">
            <text:p><text:s text:c="4"/>"EQ_THARGON" = {sort_order = 4470; script_info = {sortOrder = 4470;};};</text:p>
          </table:table-cell>
          <table:table-cell table:number-columns-repeated="1020"/>
        </table:table-row>
        <table:table-row table:style-name="ro1">
          <table:table-cell office:value-type="string">
            <text:p>EQ_TIANVE_STICKER</text:p>
          </table:table-cell>
          <table:table-cell office:value-type="string">
            <text:p>Tianve Dashboard Sticker</text:p>
          </table:table-cell>
          <table:table-cell table:formula="of:=([.$B$1] - [.$E$1])  + (ROW([.A896]) - 2) * [.$E$1]" office:value-type="float" office:value="4475">
            <text:p>4475</text:p>
          </table:table-cell>
          <table:table-cell table:formula="of:=&quot;    &quot;&quot;&quot; &amp; [.A896] &amp; &quot;&quot;&quot; = {sort_order = &quot; &amp; [.C896] &amp; &quot;; script_info = {sortOrder = &quot; &amp; [.C896] &amp; &quot;;};};&quot;" office:value-type="string" office:string-value="    &quot;EQ_TIANVE_STICKER&quot; = {sort_order = 4475; script_info = {sortOrder = 4475;};};">
            <text:p><text:s text:c="4"/>"EQ_TIANVE_STICKER" = {sort_order = 4475; script_info = {sortOrder = 4475;};};</text:p>
          </table:table-cell>
          <table:table-cell table:number-columns-repeated="1020"/>
        </table:table-row>
        <table:table-row table:style-name="ro1">
          <table:table-cell office:value-type="string">
            <text:p>EQ_TIE_F</text:p>
          </table:table-cell>
          <table:table-cell office:value-type="string">
            <text:p>TIE Fighter</text:p>
          </table:table-cell>
          <table:table-cell table:formula="of:=([.$B$1] - [.$E$1])  + (ROW([.A897]) - 2) * [.$E$1]" office:value-type="float" office:value="4480">
            <text:p>4480</text:p>
          </table:table-cell>
          <table:table-cell table:formula="of:=&quot;    &quot;&quot;&quot; &amp; [.A897] &amp; &quot;&quot;&quot; = {sort_order = &quot; &amp; [.C897] &amp; &quot;; script_info = {sortOrder = &quot; &amp; [.C897] &amp; &quot;;};};&quot;" office:value-type="string" office:string-value="    &quot;EQ_TIE_F&quot; = {sort_order = 4480; script_info = {sortOrder = 4480;};};">
            <text:p><text:s text:c="4"/>"EQ_TIE_F" = {sort_order = 4480; script_info = {sortOrder = 4480;};};</text:p>
          </table:table-cell>
          <table:table-cell table:number-columns-repeated="1020"/>
        </table:table-row>
        <table:table-row table:style-name="ro1">
          <table:table-cell office:value-type="string">
            <text:p>EQ_TIE_FF</text:p>
          </table:table-cell>
          <table:table-cell office:value-type="string">
            <text:p>TIE Fighter Factory</text:p>
          </table:table-cell>
          <table:table-cell table:formula="of:=([.$B$1] - [.$E$1])  + (ROW([.A898]) - 2) * [.$E$1]" office:value-type="float" office:value="4485">
            <text:p>4485</text:p>
          </table:table-cell>
          <table:table-cell table:formula="of:=&quot;    &quot;&quot;&quot; &amp; [.A898] &amp; &quot;&quot;&quot; = {sort_order = &quot; &amp; [.C898] &amp; &quot;; script_info = {sortOrder = &quot; &amp; [.C898] &amp; &quot;;};};&quot;" office:value-type="string" office:string-value="    &quot;EQ_TIE_FF&quot; = {sort_order = 4485; script_info = {sortOrder = 4485;};};">
            <text:p><text:s text:c="4"/>"EQ_TIE_FF" = {sort_order = 4485; script_info = {sortOrder = 4485;};};</text:p>
          </table:table-cell>
          <table:table-cell table:number-columns-repeated="1020"/>
        </table:table-row>
        <table:table-row table:style-name="ro1">
          <table:table-cell office:value-type="string">
            <text:p>EQ_TIE_I</text:p>
          </table:table-cell>
          <table:table-cell office:value-type="string">
            <text:p>TIE Interceptor</text:p>
          </table:table-cell>
          <table:table-cell table:formula="of:=([.$B$1] - [.$E$1])  + (ROW([.A899]) - 2) * [.$E$1]" office:value-type="float" office:value="4490">
            <text:p>4490</text:p>
          </table:table-cell>
          <table:table-cell table:formula="of:=&quot;    &quot;&quot;&quot; &amp; [.A899] &amp; &quot;&quot;&quot; = {sort_order = &quot; &amp; [.C899] &amp; &quot;; script_info = {sortOrder = &quot; &amp; [.C899] &amp; &quot;;};};&quot;" office:value-type="string" office:string-value="    &quot;EQ_TIE_I&quot; = {sort_order = 4490; script_info = {sortOrder = 4490;};};">
            <text:p><text:s text:c="4"/>"EQ_TIE_I" = {sort_order = 4490; script_info = {sortOrder = 4490;};};</text:p>
          </table:table-cell>
          <table:table-cell table:number-columns-repeated="1020"/>
        </table:table-row>
        <table:table-row table:style-name="ro1">
          <table:table-cell office:value-type="string">
            <text:p>EQ_TIE_IF</text:p>
          </table:table-cell>
          <table:table-cell office:value-type="string">
            <text:p>TIE Interceptor Factory</text:p>
          </table:table-cell>
          <table:table-cell table:formula="of:=([.$B$1] - [.$E$1])  + (ROW([.A900]) - 2) * [.$E$1]" office:value-type="float" office:value="4495">
            <text:p>4495</text:p>
          </table:table-cell>
          <table:table-cell table:formula="of:=&quot;    &quot;&quot;&quot; &amp; [.A900] &amp; &quot;&quot;&quot; = {sort_order = &quot; &amp; [.C900] &amp; &quot;; script_info = {sortOrder = &quot; &amp; [.C900] &amp; &quot;;};};&quot;" office:value-type="string" office:string-value="    &quot;EQ_TIE_IF&quot; = {sort_order = 4495; script_info = {sortOrder = 4495;};};">
            <text:p><text:s text:c="4"/>"EQ_TIE_IF" = {sort_order = 4495; script_info = {sortOrder = 4495;};};</text:p>
          </table:table-cell>
          <table:table-cell table:number-columns-repeated="1020"/>
        </table:table-row>
        <table:table-row table:style-name="ro1">
          <table:table-cell office:value-type="string">
            <text:p>EQ_TORPEDO_MISSILE</text:p>
          </table:table-cell>
          <table:table-cell office:value-type="string">
            <text:p>Torpedo</text:p>
          </table:table-cell>
          <table:table-cell table:formula="of:=([.$B$1] - [.$E$1])  + (ROW([.A901]) - 2) * [.$E$1]" office:value-type="float" office:value="4500">
            <text:p>4500</text:p>
          </table:table-cell>
          <table:table-cell table:formula="of:=&quot;    &quot;&quot;&quot; &amp; [.A901] &amp; &quot;&quot;&quot; = {sort_order = &quot; &amp; [.C901] &amp; &quot;; script_info = {sortOrder = &quot; &amp; [.C901] &amp; &quot;;};};&quot;" office:value-type="string" office:string-value="    &quot;EQ_TORPEDO_MISSILE&quot; = {sort_order = 4500; script_info = {sortOrder = 4500;};};">
            <text:p><text:s text:c="4"/>"EQ_TORPEDO_MISSILE" = {sort_order = 4500; script_info = {sortOrder = 4500;};};</text:p>
          </table:table-cell>
          <table:table-cell table:number-columns-repeated="1020"/>
        </table:table-row>
        <table:table-row table:style-name="ro1">
          <table:table-cell office:value-type="string">
            <text:p>EQ_TORUSTOSUN</text:p>
          </table:table-cell>
          <table:table-cell office:value-type="string">
            <text:p>Torus To Sun Drive</text:p>
          </table:table-cell>
          <table:table-cell table:formula="of:=([.$B$1] - [.$E$1])  + (ROW([.A902]) - 2) * [.$E$1]" office:value-type="float" office:value="4505">
            <text:p>4505</text:p>
          </table:table-cell>
          <table:table-cell table:formula="of:=&quot;    &quot;&quot;&quot; &amp; [.A902] &amp; &quot;&quot;&quot; = {sort_order = &quot; &amp; [.C902] &amp; &quot;; script_info = {sortOrder = &quot; &amp; [.C902] &amp; &quot;;};};&quot;" office:value-type="string" office:string-value="    &quot;EQ_TORUSTOSUN&quot; = {sort_order = 4505; script_info = {sortOrder = 4505;};};">
            <text:p><text:s text:c="4"/>"EQ_TORUSTOSUN" = {sort_order = 4505; script_info = {sortOrder = 4505;};};</text:p>
          </table:table-cell>
          <table:table-cell table:number-columns-repeated="1020"/>
        </table:table-row>
        <table:table-row table:style-name="ro1">
          <table:table-cell office:value-type="string">
            <text:p>EQ_TOWBAR</text:p>
          </table:table-cell>
          <table:table-cell office:value-type="string">
            <text:p>Towbar</text:p>
          </table:table-cell>
          <table:table-cell table:formula="of:=([.$B$1] - [.$E$1])  + (ROW([.A903]) - 2) * [.$E$1]" office:value-type="float" office:value="4510">
            <text:p>4510</text:p>
          </table:table-cell>
          <table:table-cell table:formula="of:=&quot;    &quot;&quot;&quot; &amp; [.A903] &amp; &quot;&quot;&quot; = {sort_order = &quot; &amp; [.C903] &amp; &quot;; script_info = {sortOrder = &quot; &amp; [.C903] &amp; &quot;;};};&quot;" office:value-type="string" office:string-value="    &quot;EQ_TOWBAR&quot; = {sort_order = 4510; script_info = {sortOrder = 4510;};};">
            <text:p><text:s text:c="4"/>"EQ_TOWBAR" = {sort_order = 4510; script_info = {sortOrder = 4510;};};</text:p>
          </table:table-cell>
          <table:table-cell table:number-columns-repeated="1020"/>
        </table:table-row>
        <table:table-row table:style-name="ro1">
          <table:table-cell office:value-type="string">
            <text:p>EQ_TOWBAR_REFUND</text:p>
          </table:table-cell>
          <table:table-cell office:value-type="string">
            <text:p>Refund Towbar</text:p>
          </table:table-cell>
          <table:table-cell table:formula="of:=([.$B$1] - [.$E$1])  + (ROW([.A904]) - 2) * [.$E$1]" office:value-type="float" office:value="4515">
            <text:p>4515</text:p>
          </table:table-cell>
          <table:table-cell table:formula="of:=&quot;    &quot;&quot;&quot; &amp; [.A904] &amp; &quot;&quot;&quot; = {sort_order = &quot; &amp; [.C904] &amp; &quot;; script_info = {sortOrder = &quot; &amp; [.C904] &amp; &quot;;};};&quot;" office:value-type="string" office:string-value="    &quot;EQ_TOWBAR_REFUND&quot; = {sort_order = 4515; script_info = {sortOrder = 4515;};};">
            <text:p><text:s text:c="4"/>"EQ_TOWBAR_REFUND" = {sort_order = 4515; script_info = {sortOrder = 4515;};};</text:p>
          </table:table-cell>
          <table:table-cell table:number-columns-repeated="1020"/>
        </table:table-row>
        <table:table-row table:style-name="ro1">
          <table:table-cell office:value-type="string">
            <text:p>EQ_TOWBARINJ</text:p>
          </table:table-cell>
          <table:table-cell office:value-type="string">
            <text:p>Towbar Compatible Injectors</text:p>
          </table:table-cell>
          <table:table-cell table:formula="of:=([.$B$1] - [.$E$1])  + (ROW([.A905]) - 2) * [.$E$1]" office:value-type="float" office:value="4520">
            <text:p>4520</text:p>
          </table:table-cell>
          <table:table-cell table:formula="of:=&quot;    &quot;&quot;&quot; &amp; [.A905] &amp; &quot;&quot;&quot; = {sort_order = &quot; &amp; [.C905] &amp; &quot;; script_info = {sortOrder = &quot; &amp; [.C905] &amp; &quot;;};};&quot;" office:value-type="string" office:string-value="    &quot;EQ_TOWBARINJ&quot; = {sort_order = 4520; script_info = {sortOrder = 4520;};};">
            <text:p><text:s text:c="4"/>"EQ_TOWBARINJ" = {sort_order = 4520; script_info = {sortOrder = 4520;};};</text:p>
          </table:table-cell>
          <table:table-cell table:number-columns-repeated="1020"/>
        </table:table-row>
        <table:table-row table:style-name="ro1">
          <table:table-cell office:value-type="string">
            <text:p>EQ_TOWBARINJ_REFUND</text:p>
          </table:table-cell>
          <table:table-cell office:value-type="string">
            <text:p>Refund Towbar Compatible Injectors</text:p>
          </table:table-cell>
          <table:table-cell table:formula="of:=([.$B$1] - [.$E$1])  + (ROW([.A906]) - 2) * [.$E$1]" office:value-type="float" office:value="4525">
            <text:p>4525</text:p>
          </table:table-cell>
          <table:table-cell table:formula="of:=&quot;    &quot;&quot;&quot; &amp; [.A906] &amp; &quot;&quot;&quot; = {sort_order = &quot; &amp; [.C906] &amp; &quot;; script_info = {sortOrder = &quot; &amp; [.C906] &amp; &quot;;};};&quot;" office:value-type="string" office:string-value="    &quot;EQ_TOWBARINJ_REFUND&quot; = {sort_order = 4525; script_info = {sortOrder = 4525;};};">
            <text:p><text:s text:c="4"/>"EQ_TOWBARINJ_REFUND" = {sort_order = 4525; script_info = {sortOrder = 4525;};};</text:p>
          </table:table-cell>
          <table:table-cell table:number-columns-repeated="1020"/>
        </table:table-row>
        <table:table-row table:style-name="ro1">
          <table:table-cell office:value-type="string">
            <text:p>EQ_TOWBARREPAIRBOT</text:p>
          </table:table-cell>
          <table:table-cell office:value-type="string">
            <text:p>Towbar Repair Bot</text:p>
          </table:table-cell>
          <table:table-cell table:formula="of:=([.$B$1] - [.$E$1])  + (ROW([.A907]) - 2) * [.$E$1]" office:value-type="float" office:value="4530">
            <text:p>4530</text:p>
          </table:table-cell>
          <table:table-cell table:formula="of:=&quot;    &quot;&quot;&quot; &amp; [.A907] &amp; &quot;&quot;&quot; = {sort_order = &quot; &amp; [.C907] &amp; &quot;; script_info = {sortOrder = &quot; &amp; [.C907] &amp; &quot;;};};&quot;" office:value-type="string" office:string-value="    &quot;EQ_TOWBARREPAIRBOT&quot; = {sort_order = 4530; script_info = {sortOrder = 4530;};};">
            <text:p><text:s text:c="4"/>"EQ_TOWBARREPAIRBOT" = {sort_order = 4530; script_info = {sortOrder = 4530;};};</text:p>
          </table:table-cell>
          <table:table-cell table:number-columns-repeated="1020"/>
        </table:table-row>
        <table:table-row table:style-name="ro1">
          <table:table-cell office:value-type="string">
            <text:p>EQ_TOWBARREPAIRBOT_REFUND</text:p>
          </table:table-cell>
          <table:table-cell office:value-type="string">
            <text:p>Refund Towbar Repair Bot</text:p>
          </table:table-cell>
          <table:table-cell table:formula="of:=([.$B$1] - [.$E$1])  + (ROW([.A908]) - 2) * [.$E$1]" office:value-type="float" office:value="4535">
            <text:p>4535</text:p>
          </table:table-cell>
          <table:table-cell table:formula="of:=&quot;    &quot;&quot;&quot; &amp; [.A908] &amp; &quot;&quot;&quot; = {sort_order = &quot; &amp; [.C908] &amp; &quot;; script_info = {sortOrder = &quot; &amp; [.C908] &amp; &quot;;};};&quot;" office:value-type="string" office:string-value="    &quot;EQ_TOWBARREPAIRBOT_REFUND&quot; = {sort_order = 4535; script_info = {sortOrder = 4535;};};">
            <text:p><text:s text:c="4"/>"EQ_TOWBARREPAIRBOT_REFUND" = {sort_order = 4535; script_info = {sortOrder = 4535;};};</text:p>
          </table:table-cell>
          <table:table-cell table:number-columns-repeated="1020"/>
        </table:table-row>
        <table:table-row table:style-name="ro1">
          <table:table-cell office:value-type="string">
            <text:p>EQ_TOWBARSTAB_MINE</text:p>
          </table:table-cell>
          <table:table-cell office:value-type="string">
            <text:p>Towbar Stabilizer</text:p>
          </table:table-cell>
          <table:table-cell table:formula="of:=([.$B$1] - [.$E$1])  + (ROW([.A909]) - 2) * [.$E$1]" office:value-type="float" office:value="4540">
            <text:p>4540</text:p>
          </table:table-cell>
          <table:table-cell table:formula="of:=&quot;    &quot;&quot;&quot; &amp; [.A909] &amp; &quot;&quot;&quot; = {sort_order = &quot; &amp; [.C909] &amp; &quot;; script_info = {sortOrder = &quot; &amp; [.C909] &amp; &quot;;};};&quot;" office:value-type="string" office:string-value="    &quot;EQ_TOWBARSTAB_MINE&quot; = {sort_order = 4540; script_info = {sortOrder = 4540;};};">
            <text:p><text:s text:c="4"/>"EQ_TOWBARSTAB_MINE" = {sort_order = 4540; script_info = {sortOrder = 4540;};};</text:p>
          </table:table-cell>
          <table:table-cell table:number-columns-repeated="1020"/>
        </table:table-row>
        <table:table-row table:style-name="ro1">
          <table:table-cell office:value-type="string">
            <text:p>EQ_TOWBARSTAB_MINE_REFUND</text:p>
          </table:table-cell>
          <table:table-cell office:value-type="string">
            <text:p>Refund Towbar Stabilizer</text:p>
          </table:table-cell>
          <table:table-cell table:formula="of:=([.$B$1] - [.$E$1])  + (ROW([.A910]) - 2) * [.$E$1]" office:value-type="float" office:value="4545">
            <text:p>4545</text:p>
          </table:table-cell>
          <table:table-cell table:formula="of:=&quot;    &quot;&quot;&quot; &amp; [.A910] &amp; &quot;&quot;&quot; = {sort_order = &quot; &amp; [.C910] &amp; &quot;; script_info = {sortOrder = &quot; &amp; [.C910] &amp; &quot;;};};&quot;" office:value-type="string" office:string-value="    &quot;EQ_TOWBARSTAB_MINE_REFUND&quot; = {sort_order = 4545; script_info = {sortOrder = 4545;};};">
            <text:p><text:s text:c="4"/>"EQ_TOWBARSTAB_MINE_REFUND" = {sort_order = 4545; script_info = {sortOrder = 4545;};};</text:p>
          </table:table-cell>
          <table:table-cell table:number-columns-repeated="1020"/>
        </table:table-row>
        <table:table-row table:style-name="ro1">
          <table:table-cell office:value-type="string">
            <text:p>EQ_TR_FOUR</text:p>
          </table:table-cell>
          <table:table-cell office:value-type="string">
            <text:p>TR Four</text:p>
          </table:table-cell>
          <table:table-cell table:formula="of:=([.$B$1] - [.$E$1])  + (ROW([.A911]) - 2) * [.$E$1]" office:value-type="float" office:value="4550">
            <text:p>4550</text:p>
          </table:table-cell>
          <table:table-cell table:formula="of:=&quot;    &quot;&quot;&quot; &amp; [.A911] &amp; &quot;&quot;&quot; = {sort_order = &quot; &amp; [.C911] &amp; &quot;; script_info = {sortOrder = &quot; &amp; [.C911] &amp; &quot;;};};&quot;" office:value-type="string" office:string-value="    &quot;EQ_TR_FOUR&quot; = {sort_order = 4550; script_info = {sortOrder = 4550;};};">
            <text:p><text:s text:c="4"/>"EQ_TR_FOUR" = {sort_order = 4550; script_info = {sortOrder = 4550;};};</text:p>
          </table:table-cell>
          <table:table-cell table:number-columns-repeated="1020"/>
        </table:table-row>
        <table:table-row table:style-name="ro1">
          <table:table-cell office:value-type="string">
            <text:p>EQ_TR_ONE</text:p>
          </table:table-cell>
          <table:table-cell office:value-type="string">
            <text:p>TR One</text:p>
          </table:table-cell>
          <table:table-cell table:formula="of:=([.$B$1] - [.$E$1])  + (ROW([.A912]) - 2) * [.$E$1]" office:value-type="float" office:value="4555">
            <text:p>4555</text:p>
          </table:table-cell>
          <table:table-cell table:formula="of:=&quot;    &quot;&quot;&quot; &amp; [.A912] &amp; &quot;&quot;&quot; = {sort_order = &quot; &amp; [.C912] &amp; &quot;; script_info = {sortOrder = &quot; &amp; [.C912] &amp; &quot;;};};&quot;" office:value-type="string" office:string-value="    &quot;EQ_TR_ONE&quot; = {sort_order = 4555; script_info = {sortOrder = 4555;};};">
            <text:p><text:s text:c="4"/>"EQ_TR_ONE" = {sort_order = 4555; script_info = {sortOrder = 4555;};};</text:p>
          </table:table-cell>
          <table:table-cell table:number-columns-repeated="1020"/>
        </table:table-row>
        <table:table-row table:style-name="ro1">
          <table:table-cell office:value-type="string">
            <text:p>EQ_TR_THREE</text:p>
          </table:table-cell>
          <table:table-cell office:value-type="string">
            <text:p>TR Three</text:p>
          </table:table-cell>
          <table:table-cell table:formula="of:=([.$B$1] - [.$E$1])  + (ROW([.A913]) - 2) * [.$E$1]" office:value-type="float" office:value="4560">
            <text:p>4560</text:p>
          </table:table-cell>
          <table:table-cell table:formula="of:=&quot;    &quot;&quot;&quot; &amp; [.A913] &amp; &quot;&quot;&quot; = {sort_order = &quot; &amp; [.C913] &amp; &quot;; script_info = {sortOrder = &quot; &amp; [.C913] &amp; &quot;;};};&quot;" office:value-type="string" office:string-value="    &quot;EQ_TR_THREE&quot; = {sort_order = 4560; script_info = {sortOrder = 4560;};};">
            <text:p><text:s text:c="4"/>"EQ_TR_THREE" = {sort_order = 4560; script_info = {sortOrder = 4560;};};</text:p>
          </table:table-cell>
          <table:table-cell table:number-columns-repeated="1020"/>
        </table:table-row>
        <table:table-row table:style-name="ro1">
          <table:table-cell office:value-type="string">
            <text:p>EQ_TR_TWO</text:p>
          </table:table-cell>
          <table:table-cell office:value-type="string">
            <text:p>TR Two</text:p>
          </table:table-cell>
          <table:table-cell table:formula="of:=([.$B$1] - [.$E$1])  + (ROW([.A914]) - 2) * [.$E$1]" office:value-type="float" office:value="4565">
            <text:p>4565</text:p>
          </table:table-cell>
          <table:table-cell table:formula="of:=&quot;    &quot;&quot;&quot; &amp; [.A914] &amp; &quot;&quot;&quot; = {sort_order = &quot; &amp; [.C914] &amp; &quot;; script_info = {sortOrder = &quot; &amp; [.C914] &amp; &quot;;};};&quot;" office:value-type="string" office:string-value="    &quot;EQ_TR_TWO&quot; = {sort_order = 4565; script_info = {sortOrder = 4565;};};">
            <text:p><text:s text:c="4"/>"EQ_TR_TWO" = {sort_order = 4565; script_info = {sortOrder = 4565;};};</text:p>
          </table:table-cell>
          <table:table-cell table:number-columns-repeated="1020"/>
        </table:table-row>
        <table:table-row table:style-name="ro1">
          <table:table-cell office:value-type="string">
            <text:p>EQ_TRACKER</text:p>
          </table:table-cell>
          <table:table-cell office:value-type="string">
            <text:p>Tracker</text:p>
          </table:table-cell>
          <table:table-cell table:formula="of:=([.$B$1] - [.$E$1])  + (ROW([.A915]) - 2) * [.$E$1]" office:value-type="float" office:value="4570">
            <text:p>4570</text:p>
          </table:table-cell>
          <table:table-cell table:formula="of:=&quot;    &quot;&quot;&quot; &amp; [.A915] &amp; &quot;&quot;&quot; = {sort_order = &quot; &amp; [.C915] &amp; &quot;; script_info = {sortOrder = &quot; &amp; [.C915] &amp; &quot;;};};&quot;" office:value-type="string" office:string-value="    &quot;EQ_TRACKER&quot; = {sort_order = 4570; script_info = {sortOrder = 4570;};};">
            <text:p><text:s text:c="4"/>"EQ_TRACKER" = {sort_order = 4570; script_info = {sortOrder = 4570;};};</text:p>
          </table:table-cell>
          <table:table-cell table:number-columns-repeated="1020"/>
        </table:table-row>
        <table:table-row table:style-name="ro1">
          <table:table-cell office:value-type="string">
            <text:p>EQ_TRACKERCAM_LINK</text:p>
          </table:table-cell>
          <table:table-cell office:value-type="string">
            <text:p>Tracker Camera Link</text:p>
          </table:table-cell>
          <table:table-cell table:formula="of:=([.$B$1] - [.$E$1])  + (ROW([.A916]) - 2) * [.$E$1]" office:value-type="float" office:value="4575">
            <text:p>4575</text:p>
          </table:table-cell>
          <table:table-cell table:formula="of:=&quot;    &quot;&quot;&quot; &amp; [.A916] &amp; &quot;&quot;&quot; = {sort_order = &quot; &amp; [.C916] &amp; &quot;; script_info = {sortOrder = &quot; &amp; [.C916] &amp; &quot;;};};&quot;" office:value-type="string" office:string-value="    &quot;EQ_TRACKERCAM_LINK&quot; = {sort_order = 4575; script_info = {sortOrder = 4575;};};">
            <text:p><text:s text:c="4"/>"EQ_TRACKERCAM_LINK" = {sort_order = 4575; script_info = {sortOrder = 4575;};};</text:p>
          </table:table-cell>
          <table:table-cell table:number-columns-repeated="1020"/>
        </table:table-row>
        <table:table-row table:style-name="ro1">
          <table:table-cell office:value-type="string">
            <text:p>EQ_TRACKERCAM_MINE</text:p>
          </table:table-cell>
          <table:table-cell office:value-type="string">
            <text:p>Tracker Camera</text:p>
          </table:table-cell>
          <table:table-cell table:formula="of:=([.$B$1] - [.$E$1])  + (ROW([.A917]) - 2) * [.$E$1]" office:value-type="float" office:value="4580">
            <text:p>4580</text:p>
          </table:table-cell>
          <table:table-cell table:formula="of:=&quot;    &quot;&quot;&quot; &amp; [.A917] &amp; &quot;&quot;&quot; = {sort_order = &quot; &amp; [.C917] &amp; &quot;; script_info = {sortOrder = &quot; &amp; [.C917] &amp; &quot;;};};&quot;" office:value-type="string" office:string-value="    &quot;EQ_TRACKERCAM_MINE&quot; = {sort_order = 4580; script_info = {sortOrder = 4580;};};">
            <text:p><text:s text:c="4"/>"EQ_TRACKERCAM_MINE" = {sort_order = 4580; script_info = {sortOrder = 4580;};};</text:p>
          </table:table-cell>
          <table:table-cell table:number-columns-repeated="1020"/>
        </table:table-row>
        <table:table-row table:style-name="ro1">
          <table:table-cell office:value-type="string">
            <text:p>EQ_TRAIL_DETECTOR</text:p>
          </table:table-cell>
          <table:table-cell office:value-type="string">
            <text:p>Trail Detector</text:p>
          </table:table-cell>
          <table:table-cell table:formula="of:=([.$B$1] - [.$E$1])  + (ROW([.A918]) - 2) * [.$E$1]" office:value-type="float" office:value="4585">
            <text:p>4585</text:p>
          </table:table-cell>
          <table:table-cell table:formula="of:=&quot;    &quot;&quot;&quot; &amp; [.A918] &amp; &quot;&quot;&quot; = {sort_order = &quot; &amp; [.C918] &amp; &quot;; script_info = {sortOrder = &quot; &amp; [.C918] &amp; &quot;;};};&quot;" office:value-type="string" office:string-value="    &quot;EQ_TRAIL_DETECTOR&quot; = {sort_order = 4585; script_info = {sortOrder = 4585;};};">
            <text:p><text:s text:c="4"/>"EQ_TRAIL_DETECTOR" = {sort_order = 4585; script_info = {sortOrder = 4585;};};</text:p>
          </table:table-cell>
          <table:table-cell table:number-columns-repeated="1020"/>
        </table:table-row>
        <table:table-row table:style-name="ro1">
          <table:table-cell office:value-type="string">
            <text:p>EQ_TRANSIT_GRADE</text:p>
          </table:table-cell>
          <table:table-cell office:value-type="string">
            <text:p>Transit Grade Fittings</text:p>
          </table:table-cell>
          <table:table-cell table:formula="of:=([.$B$1] - [.$E$1])  + (ROW([.A919]) - 2) * [.$E$1]" office:value-type="float" office:value="4590">
            <text:p>4590</text:p>
          </table:table-cell>
          <table:table-cell table:formula="of:=&quot;    &quot;&quot;&quot; &amp; [.A919] &amp; &quot;&quot;&quot; = {sort_order = &quot; &amp; [.C919] &amp; &quot;; script_info = {sortOrder = &quot; &amp; [.C919] &amp; &quot;;};};&quot;" office:value-type="string" office:string-value="    &quot;EQ_TRANSIT_GRADE&quot; = {sort_order = 4590; script_info = {sortOrder = 4590;};};">
            <text:p><text:s text:c="4"/>"EQ_TRANSIT_GRADE" = {sort_order = 4590; script_info = {sortOrder = 4590;};};</text:p>
          </table:table-cell>
          <table:table-cell table:number-columns-repeated="1020"/>
        </table:table-row>
        <table:table-row table:style-name="ro1">
          <table:table-cell office:value-type="string">
            <text:p>EQ_TRANSIT_RE-FIT</text:p>
          </table:table-cell>
          <table:table-cell office:value-type="string">
            <text:p>Transit Re-fit</text:p>
          </table:table-cell>
          <table:table-cell table:formula="of:=([.$B$1] - [.$E$1])  + (ROW([.A920]) - 2) * [.$E$1]" office:value-type="float" office:value="4595">
            <text:p>4595</text:p>
          </table:table-cell>
          <table:table-cell table:formula="of:=&quot;    &quot;&quot;&quot; &amp; [.A920] &amp; &quot;&quot;&quot; = {sort_order = &quot; &amp; [.C920] &amp; &quot;; script_info = {sortOrder = &quot; &amp; [.C920] &amp; &quot;;};};&quot;" office:value-type="string" office:string-value="    &quot;EQ_TRANSIT_RE-FIT&quot; = {sort_order = 4595; script_info = {sortOrder = 4595;};};">
            <text:p><text:s text:c="4"/>"EQ_TRANSIT_RE-FIT" = {sort_order = 4595; script_info = {sortOrder = 4595;};};</text:p>
          </table:table-cell>
          <table:table-cell table:number-columns-repeated="1020"/>
        </table:table-row>
        <table:table-row table:style-name="ro1">
          <table:table-cell office:value-type="string">
            <text:p>EQ_TROPHY_MFD</text:p>
          </table:table-cell>
          <table:table-cell office:value-type="string">
            <text:p>Trophy Log MFD</text:p>
          </table:table-cell>
          <table:table-cell table:formula="of:=([.$B$1] - [.$E$1])  + (ROW([.A921]) - 2) * [.$E$1]" office:value-type="float" office:value="4600">
            <text:p>4600</text:p>
          </table:table-cell>
          <table:table-cell table:formula="of:=&quot;    &quot;&quot;&quot; &amp; [.A921] &amp; &quot;&quot;&quot; = {sort_order = &quot; &amp; [.C921] &amp; &quot;; script_info = {sortOrder = &quot; &amp; [.C921] &amp; &quot;;};};&quot;" office:value-type="string" office:string-value="    &quot;EQ_TROPHY_MFD&quot; = {sort_order = 4600; script_info = {sortOrder = 4600;};};">
            <text:p><text:s text:c="4"/>"EQ_TROPHY_MFD" = {sort_order = 4600; script_info = {sortOrder = 4600;};};</text:p>
          </table:table-cell>
          <table:table-cell table:number-columns-repeated="1020"/>
        </table:table-row>
        <table:table-row table:style-name="ro1">
          <table:table-cell office:value-type="string">
            <text:p>EQ_TROPHY_MFD_REMOVE</text:p>
          </table:table-cell>
          <table:table-cell office:value-type="string">
            <text:p>Remove Trophy Log MFD</text:p>
          </table:table-cell>
          <table:table-cell table:formula="of:=([.$B$1] - [.$E$1])  + (ROW([.A922]) - 2) * [.$E$1]" office:value-type="float" office:value="4605">
            <text:p>4605</text:p>
          </table:table-cell>
          <table:table-cell table:formula="of:=&quot;    &quot;&quot;&quot; &amp; [.A922] &amp; &quot;&quot;&quot; = {sort_order = &quot; &amp; [.C922] &amp; &quot;; script_info = {sortOrder = &quot; &amp; [.C922] &amp; &quot;;};};&quot;" office:value-type="string" office:string-value="    &quot;EQ_TROPHY_MFD_REMOVE&quot; = {sort_order = 4605; script_info = {sortOrder = 4605;};};">
            <text:p><text:s text:c="4"/>"EQ_TROPHY_MFD_REMOVE" = {sort_order = 4605; script_info = {sortOrder = 4605;};};</text:p>
          </table:table-cell>
          <table:table-cell table:number-columns-repeated="1020"/>
        </table:table-row>
        <table:table-row table:style-name="ro1">
          <table:table-cell office:value-type="string">
            <text:p>EQ_TRUMBLE</text:p>
          </table:table-cell>
          <table:table-cell office:value-type="string">
            <text:p>Trumble</text:p>
          </table:table-cell>
          <table:table-cell table:formula="of:=([.$B$1] - [.$E$1])  + (ROW([.A923]) - 2) * [.$E$1]" office:value-type="float" office:value="4610">
            <text:p>4610</text:p>
          </table:table-cell>
          <table:table-cell table:formula="of:=&quot;    &quot;&quot;&quot; &amp; [.A923] &amp; &quot;&quot;&quot; = {sort_order = &quot; &amp; [.C923] &amp; &quot;; script_info = {sortOrder = &quot; &amp; [.C923] &amp; &quot;;};};&quot;" office:value-type="string" office:string-value="    &quot;EQ_TRUMBLE&quot; = {sort_order = 4610; script_info = {sortOrder = 4610;};};">
            <text:p><text:s text:c="4"/>"EQ_TRUMBLE" = {sort_order = 4610; script_info = {sortOrder = 4610;};};</text:p>
          </table:table-cell>
          <table:table-cell table:number-columns-repeated="1020"/>
        </table:table-row>
        <table:table-row table:style-name="ro1">
          <table:table-cell office:value-type="string">
            <text:p>EQ_TSP_SHORT_RANGE_SNAPSHOT</text:p>
          </table:table-cell>
          <table:table-cell office:value-type="string">
            <text:p>Short Range Snapshot</text:p>
          </table:table-cell>
          <table:table-cell table:formula="of:=([.$B$1] - [.$E$1])  + (ROW([.A924]) - 2) * [.$E$1]" office:value-type="float" office:value="4615">
            <text:p>4615</text:p>
          </table:table-cell>
          <table:table-cell table:formula="of:=&quot;    &quot;&quot;&quot; &amp; [.A924] &amp; &quot;&quot;&quot; = {sort_order = &quot; &amp; [.C924] &amp; &quot;; script_info = {sortOrder = &quot; &amp; [.C924] &amp; &quot;;};};&quot;" office:value-type="string" office:string-value="    &quot;EQ_TSP_SHORT_RANGE_SNAPSHOT&quot; = {sort_order = 4615; script_info = {sortOrder = 4615;};};">
            <text:p><text:s text:c="4"/>"EQ_TSP_SHORT_RANGE_SNAPSHOT" = {sort_order = 4615; script_info = {sortOrder = 4615;};};</text:p>
          </table:table-cell>
          <table:table-cell table:number-columns-repeated="1020"/>
        </table:table-row>
        <table:table-row table:style-name="ro1">
          <table:table-cell office:value-type="string">
            <text:p>EQ_TSP_SHORT_RANGE_SNAPSHOT_REMOVAL</text:p>
          </table:table-cell>
          <table:table-cell office:value-type="string">
            <text:p>Sell Short Range Snapshot</text:p>
          </table:table-cell>
          <table:table-cell table:formula="of:=([.$B$1] - [.$E$1])  + (ROW([.A925]) - 2) * [.$E$1]" office:value-type="float" office:value="4620">
            <text:p>4620</text:p>
          </table:table-cell>
          <table:table-cell table:formula="of:=&quot;    &quot;&quot;&quot; &amp; [.A925] &amp; &quot;&quot;&quot; = {sort_order = &quot; &amp; [.C925] &amp; &quot;; script_info = {sortOrder = &quot; &amp; [.C925] &amp; &quot;;};};&quot;" office:value-type="string" office:string-value="    &quot;EQ_TSP_SHORT_RANGE_SNAPSHOT_REMOVAL&quot; = {sort_order = 4620; script_info = {sortOrder = 4620;};};">
            <text:p><text:s text:c="4"/>"EQ_TSP_SHORT_RANGE_SNAPSHOT_REMOVAL" = {sort_order = 4620; script_info = {sortOrder = 4620;};};</text:p>
          </table:table-cell>
          <table:table-cell table:number-columns-repeated="1020"/>
        </table:table-row>
        <table:table-row table:style-name="ro1">
          <table:table-cell office:value-type="string">
            <text:p>EQ_TSP_TARGET_BANKING_MODULE</text:p>
          </table:table-cell>
          <table:table-cell office:value-type="string">
            <text:p>Target Banking Module</text:p>
          </table:table-cell>
          <table:table-cell table:formula="of:=([.$B$1] - [.$E$1])  + (ROW([.A926]) - 2) * [.$E$1]" office:value-type="float" office:value="4625">
            <text:p>4625</text:p>
          </table:table-cell>
          <table:table-cell table:formula="of:=&quot;    &quot;&quot;&quot; &amp; [.A926] &amp; &quot;&quot;&quot; = {sort_order = &quot; &amp; [.C926] &amp; &quot;; script_info = {sortOrder = &quot; &amp; [.C926] &amp; &quot;;};};&quot;" office:value-type="string" office:string-value="    &quot;EQ_TSP_TARGET_BANKING_MODULE&quot; = {sort_order = 4625; script_info = {sortOrder = 4625;};};">
            <text:p><text:s text:c="4"/>"EQ_TSP_TARGET_BANKING_MODULE" = {sort_order = 4625; script_info = {sortOrder = 4625;};};</text:p>
          </table:table-cell>
          <table:table-cell table:number-columns-repeated="1020"/>
        </table:table-row>
        <table:table-row table:style-name="ro1">
          <table:table-cell office:value-type="string">
            <text:p>EQ_TSP_TARGET_BANKING_MODULE_REMOVAL</text:p>
          </table:table-cell>
          <table:table-cell office:value-type="string">
            <text:p>Sell Target Banking Module</text:p>
          </table:table-cell>
          <table:table-cell table:formula="of:=([.$B$1] - [.$E$1])  + (ROW([.A927]) - 2) * [.$E$1]" office:value-type="float" office:value="4630">
            <text:p>4630</text:p>
          </table:table-cell>
          <table:table-cell table:formula="of:=&quot;    &quot;&quot;&quot; &amp; [.A927] &amp; &quot;&quot;&quot; = {sort_order = &quot; &amp; [.C927] &amp; &quot;; script_info = {sortOrder = &quot; &amp; [.C927] &amp; &quot;;};};&quot;" office:value-type="string" office:string-value="    &quot;EQ_TSP_TARGET_BANKING_MODULE_REMOVAL&quot; = {sort_order = 4630; script_info = {sortOrder = 4630;};};">
            <text:p><text:s text:c="4"/>"EQ_TSP_TARGET_BANKING_MODULE_REMOVAL" = {sort_order = 4630; script_info = {sortOrder = 4630;};};</text:p>
          </table:table-cell>
          <table:table-cell table:number-columns-repeated="1020"/>
        </table:table-row>
        <table:table-row table:style-name="ro1">
          <table:table-cell office:value-type="string">
            <text:p>EQ_TSP_TARGET_MEMORY_INTERFACE</text:p>
          </table:table-cell>
          <table:table-cell office:value-type="string">
            <text:p>Target Memory Interface</text:p>
          </table:table-cell>
          <table:table-cell table:formula="of:=([.$B$1] - [.$E$1])  + (ROW([.A928]) - 2) * [.$E$1]" office:value-type="float" office:value="4635">
            <text:p>4635</text:p>
          </table:table-cell>
          <table:table-cell table:formula="of:=&quot;    &quot;&quot;&quot; &amp; [.A928] &amp; &quot;&quot;&quot; = {sort_order = &quot; &amp; [.C928] &amp; &quot;; script_info = {sortOrder = &quot; &amp; [.C928] &amp; &quot;;};};&quot;" office:value-type="string" office:string-value="    &quot;EQ_TSP_TARGET_MEMORY_INTERFACE&quot; = {sort_order = 4635; script_info = {sortOrder = 4635;};};">
            <text:p><text:s text:c="4"/>"EQ_TSP_TARGET_MEMORY_INTERFACE" = {sort_order = 4635; script_info = {sortOrder = 4635;};};</text:p>
          </table:table-cell>
          <table:table-cell table:number-columns-repeated="1020"/>
        </table:table-row>
        <table:table-row table:style-name="ro1">
          <table:table-cell office:value-type="string">
            <text:p>EQ_TSP_TARGET_MEMORY_INTERFACE_REMOVAL</text:p>
          </table:table-cell>
          <table:table-cell office:value-type="string">
            <text:p>Sell Target Memory Interface</text:p>
          </table:table-cell>
          <table:table-cell table:formula="of:=([.$B$1] - [.$E$1])  + (ROW([.A929]) - 2) * [.$E$1]" office:value-type="float" office:value="4640">
            <text:p>4640</text:p>
          </table:table-cell>
          <table:table-cell table:formula="of:=&quot;    &quot;&quot;&quot; &amp; [.A929] &amp; &quot;&quot;&quot; = {sort_order = &quot; &amp; [.C929] &amp; &quot;; script_info = {sortOrder = &quot; &amp; [.C929] &amp; &quot;;};};&quot;" office:value-type="string" office:string-value="    &quot;EQ_TSP_TARGET_MEMORY_INTERFACE_REMOVAL&quot; = {sort_order = 4640; script_info = {sortOrder = 4640;};};">
            <text:p><text:s text:c="4"/>"EQ_TSP_TARGET_MEMORY_INTERFACE_REMOVAL" = {sort_order = 4640; script_info = {sortOrder = 4640;};};</text:p>
          </table:table-cell>
          <table:table-cell table:number-columns-repeated="1020"/>
        </table:table-row>
        <table:table-row table:style-name="ro1">
          <table:table-cell office:value-type="string">
            <text:p>EQ_TUGDRONE_MISSILE</text:p>
          </table:table-cell>
          <table:table-cell office:value-type="string">
            <text:p>Tug Drone</text:p>
          </table:table-cell>
          <table:table-cell table:formula="of:=([.$B$1] - [.$E$1])  + (ROW([.A930]) - 2) * [.$E$1]" office:value-type="float" office:value="4645">
            <text:p>4645</text:p>
          </table:table-cell>
          <table:table-cell table:formula="of:=&quot;    &quot;&quot;&quot; &amp; [.A930] &amp; &quot;&quot;&quot; = {sort_order = &quot; &amp; [.C930] &amp; &quot;; script_info = {sortOrder = &quot; &amp; [.C930] &amp; &quot;;};};&quot;" office:value-type="string" office:string-value="    &quot;EQ_TUGDRONE_MISSILE&quot; = {sort_order = 4645; script_info = {sortOrder = 4645;};};">
            <text:p><text:s text:c="4"/>"EQ_TUGDRONE_MISSILE" = {sort_order = 4645; script_info = {sortOrder = 4645;};};</text:p>
          </table:table-cell>
          <table:table-cell table:number-columns-repeated="1020"/>
        </table:table-row>
        <table:table-row table:style-name="ro1">
          <table:table-cell office:value-type="string">
            <text:p>EQ_TUGDRONE_MISSILE_REFUND</text:p>
          </table:table-cell>
          <table:table-cell office:value-type="string">
            <text:p>Refund Tug Drone</text:p>
          </table:table-cell>
          <table:table-cell table:formula="of:=([.$B$1] - [.$E$1])  + (ROW([.A931]) - 2) * [.$E$1]" office:value-type="float" office:value="4650">
            <text:p>4650</text:p>
          </table:table-cell>
          <table:table-cell table:formula="of:=&quot;    &quot;&quot;&quot; &amp; [.A931] &amp; &quot;&quot;&quot; = {sort_order = &quot; &amp; [.C931] &amp; &quot;; script_info = {sortOrder = &quot; &amp; [.C931] &amp; &quot;;};};&quot;" office:value-type="string" office:string-value="    &quot;EQ_TUGDRONE_MISSILE_REFUND&quot; = {sort_order = 4650; script_info = {sortOrder = 4650;};};">
            <text:p><text:s text:c="4"/>"EQ_TUGDRONE_MISSILE_REFUND" = {sort_order = 4650; script_info = {sortOrder = 4650;};};</text:p>
          </table:table-cell>
          <table:table-cell table:number-columns-repeated="1020"/>
        </table:table-row>
        <table:table-row table:style-name="ro1">
          <table:table-cell office:value-type="string">
            <text:p>EQ_TURRET_RECOVER</text:p>
          </table:table-cell>
          <table:table-cell office:value-type="string">
            <text:p>Recover Turrets</text:p>
          </table:table-cell>
          <table:table-cell table:formula="of:=([.$B$1] - [.$E$1])  + (ROW([.A932]) - 2) * [.$E$1]" office:value-type="float" office:value="4655">
            <text:p>4655</text:p>
          </table:table-cell>
          <table:table-cell table:formula="of:=&quot;    &quot;&quot;&quot; &amp; [.A932] &amp; &quot;&quot;&quot; = {sort_order = &quot; &amp; [.C932] &amp; &quot;; script_info = {sortOrder = &quot; &amp; [.C932] &amp; &quot;;};};&quot;" office:value-type="string" office:string-value="    &quot;EQ_TURRET_RECOVER&quot; = {sort_order = 4655; script_info = {sortOrder = 4655;};};">
            <text:p><text:s text:c="4"/>"EQ_TURRET_RECOVER" = {sort_order = 4655; script_info = {sortOrder = 4655;};};</text:p>
          </table:table-cell>
          <table:table-cell table:number-columns-repeated="1020"/>
        </table:table-row>
        <table:table-row table:style-name="ro1">
          <table:table-cell office:value-type="string">
            <text:p>EQ_TWS_GALACTICSATNAV</text:p>
          </table:table-cell>
          <table:table-cell office:value-type="string">
            <text:p>Galactic Sat Nav</text:p>
          </table:table-cell>
          <table:table-cell table:formula="of:=([.$B$1] - [.$E$1])  + (ROW([.A933]) - 2) * [.$E$1]" office:value-type="float" office:value="4660">
            <text:p>4660</text:p>
          </table:table-cell>
          <table:table-cell table:formula="of:=&quot;    &quot;&quot;&quot; &amp; [.A933] &amp; &quot;&quot;&quot; = {sort_order = &quot; &amp; [.C933] &amp; &quot;; script_info = {sortOrder = &quot; &amp; [.C933] &amp; &quot;;};};&quot;" office:value-type="string" office:string-value="    &quot;EQ_TWS_GALACTICSATNAV&quot; = {sort_order = 4660; script_info = {sortOrder = 4660;};};">
            <text:p><text:s text:c="4"/>"EQ_TWS_GALACTICSATNAV" = {sort_order = 4660; script_info = {sortOrder = 4660;};};</text:p>
          </table:table-cell>
          <table:table-cell table:number-columns-repeated="1020"/>
        </table:table-row>
        <table:table-row table:style-name="ro1">
          <table:table-cell office:value-type="string">
            <text:p>EQ_UCU</text:p>
          </table:table-cell>
          <table:table-cell office:value-type="string">
            <text:p>Urgent Cargo Unit</text:p>
          </table:table-cell>
          <table:table-cell table:formula="of:=([.$B$1] - [.$E$1])  + (ROW([.A934]) - 2) * [.$E$1]" office:value-type="float" office:value="4665">
            <text:p>4665</text:p>
          </table:table-cell>
          <table:table-cell table:formula="of:=&quot;    &quot;&quot;&quot; &amp; [.A934] &amp; &quot;&quot;&quot; = {sort_order = &quot; &amp; [.C934] &amp; &quot;; script_info = {sortOrder = &quot; &amp; [.C934] &amp; &quot;;};};&quot;" office:value-type="string" office:string-value="    &quot;EQ_UCU&quot; = {sort_order = 4665; script_info = {sortOrder = 4665;};};">
            <text:p><text:s text:c="4"/>"EQ_UCU" = {sort_order = 4665; script_info = {sortOrder = 4665;};};</text:p>
          </table:table-cell>
          <table:table-cell table:number-columns-repeated="1020"/>
        </table:table-row>
        <table:table-row table:style-name="ro1">
          <table:table-cell office:value-type="string">
            <text:p>EQ_UNDO_HARDWIRE_ORE_PROCESSOR</text:p>
          </table:table-cell>
          <table:table-cell office:value-type="string">
            <text:p>Undo Hardwiring from Ore Processor</text:p>
          </table:table-cell>
          <table:table-cell table:formula="of:=([.$B$1] - [.$E$1])  + (ROW([.A935]) - 2) * [.$E$1]" office:value-type="float" office:value="4670">
            <text:p>4670</text:p>
          </table:table-cell>
          <table:table-cell table:formula="of:=&quot;    &quot;&quot;&quot; &amp; [.A935] &amp; &quot;&quot;&quot; = {sort_order = &quot; &amp; [.C935] &amp; &quot;; script_info = {sortOrder = &quot; &amp; [.C935] &amp; &quot;;};};&quot;" office:value-type="string" office:string-value="    &quot;EQ_UNDO_HARDWIRE_ORE_PROCESSOR&quot; = {sort_order = 4670; script_info = {sortOrder = 4670;};};">
            <text:p><text:s text:c="4"/>"EQ_UNDO_HARDWIRE_ORE_PROCESSOR" = {sort_order = 4670; script_info = {sortOrder = 4670;};};</text:p>
          </table:table-cell>
          <table:table-cell table:number-columns-repeated="1020"/>
        </table:table-row>
        <table:table-row table:style-name="ro1">
          <table:table-cell office:value-type="string">
            <text:p>EQ_UNDO_MINE</text:p>
          </table:table-cell>
          <table:table-cell office:value-type="string">
            <text:p>Undo button</text:p>
          </table:table-cell>
          <table:table-cell table:formula="of:=([.$B$1] - [.$E$1])  + (ROW([.A936]) - 2) * [.$E$1]" office:value-type="float" office:value="4675">
            <text:p>4675</text:p>
          </table:table-cell>
          <table:table-cell table:formula="of:=&quot;    &quot;&quot;&quot; &amp; [.A936] &amp; &quot;&quot;&quot; = {sort_order = &quot; &amp; [.C936] &amp; &quot;; script_info = {sortOrder = &quot; &amp; [.C936] &amp; &quot;;};};&quot;" office:value-type="string" office:string-value="    &quot;EQ_UNDO_MINE&quot; = {sort_order = 4675; script_info = {sortOrder = 4675;};};">
            <text:p><text:s text:c="4"/>"EQ_UNDO_MINE" = {sort_order = 4675; script_info = {sortOrder = 4675;};};</text:p>
          </table:table-cell>
          <table:table-cell table:number-columns-repeated="1020"/>
        </table:table-row>
        <table:table-row table:style-name="ro1">
          <table:table-cell office:value-type="string">
            <text:p>EQ_UNDOCUMENTED_LAUNCH</text:p>
          </table:table-cell>
          <table:table-cell office:value-type="string">
            <text:p>Undocumented Launch</text:p>
          </table:table-cell>
          <table:table-cell table:formula="of:=([.$B$1] - [.$E$1])  + (ROW([.A937]) - 2) * [.$E$1]" office:value-type="float" office:value="4680">
            <text:p>4680</text:p>
          </table:table-cell>
          <table:table-cell table:formula="of:=&quot;    &quot;&quot;&quot; &amp; [.A937] &amp; &quot;&quot;&quot; = {sort_order = &quot; &amp; [.C937] &amp; &quot;; script_info = {sortOrder = &quot; &amp; [.C937] &amp; &quot;;};};&quot;" office:value-type="string" office:string-value="    &quot;EQ_UNDOCUMENTED_LAUNCH&quot; = {sort_order = 4680; script_info = {sortOrder = 4680;};};">
            <text:p><text:s text:c="4"/>"EQ_UNDOCUMENTED_LAUNCH" = {sort_order = 4680; script_info = {sortOrder = 4680;};};</text:p>
          </table:table-cell>
          <table:table-cell table:number-columns-repeated="1020"/>
        </table:table-row>
        <table:table-row table:style-name="ro1">
          <table:table-cell office:value-type="string">
            <text:p>EQ_UNIT_1_MINE</text:p>
          </table:table-cell>
          <table:table-cell office:value-type="string">
            <text:p>Unit 1 button</text:p>
          </table:table-cell>
          <table:table-cell table:formula="of:=([.$B$1] - [.$E$1])  + (ROW([.A938]) - 2) * [.$E$1]" office:value-type="float" office:value="4685">
            <text:p>4685</text:p>
          </table:table-cell>
          <table:table-cell table:formula="of:=&quot;    &quot;&quot;&quot; &amp; [.A938] &amp; &quot;&quot;&quot; = {sort_order = &quot; &amp; [.C938] &amp; &quot;; script_info = {sortOrder = &quot; &amp; [.C938] &amp; &quot;;};};&quot;" office:value-type="string" office:string-value="    &quot;EQ_UNIT_1_MINE&quot; = {sort_order = 4685; script_info = {sortOrder = 4685;};};">
            <text:p><text:s text:c="4"/>"EQ_UNIT_1_MINE" = {sort_order = 4685; script_info = {sortOrder = 4685;};};</text:p>
          </table:table-cell>
          <table:table-cell table:number-columns-repeated="1020"/>
        </table:table-row>
        <table:table-row table:style-name="ro1">
          <table:table-cell office:value-type="string">
            <text:p>EQ_UNIT_2_MINE</text:p>
          </table:table-cell>
          <table:table-cell office:value-type="string">
            <text:p>Unit 2 button</text:p>
          </table:table-cell>
          <table:table-cell table:formula="of:=([.$B$1] - [.$E$1])  + (ROW([.A939]) - 2) * [.$E$1]" office:value-type="float" office:value="4690">
            <text:p>4690</text:p>
          </table:table-cell>
          <table:table-cell table:formula="of:=&quot;    &quot;&quot;&quot; &amp; [.A939] &amp; &quot;&quot;&quot; = {sort_order = &quot; &amp; [.C939] &amp; &quot;; script_info = {sortOrder = &quot; &amp; [.C939] &amp; &quot;;};};&quot;" office:value-type="string" office:string-value="    &quot;EQ_UNIT_2_MINE&quot; = {sort_order = 4690; script_info = {sortOrder = 4690;};};">
            <text:p><text:s text:c="4"/>"EQ_UNIT_2_MINE" = {sort_order = 4690; script_info = {sortOrder = 4690;};};</text:p>
          </table:table-cell>
          <table:table-cell table:number-columns-repeated="1020"/>
        </table:table-row>
        <table:table-row table:style-name="ro1">
          <table:table-cell office:value-type="string">
            <text:p>EQ_UNIT_3_MINE</text:p>
          </table:table-cell>
          <table:table-cell office:value-type="string">
            <text:p>Unit 3 button</text:p>
          </table:table-cell>
          <table:table-cell table:formula="of:=([.$B$1] - [.$E$1])  + (ROW([.A940]) - 2) * [.$E$1]" office:value-type="float" office:value="4695">
            <text:p>4695</text:p>
          </table:table-cell>
          <table:table-cell table:formula="of:=&quot;    &quot;&quot;&quot; &amp; [.A940] &amp; &quot;&quot;&quot; = {sort_order = &quot; &amp; [.C940] &amp; &quot;; script_info = {sortOrder = &quot; &amp; [.C940] &amp; &quot;;};};&quot;" office:value-type="string" office:string-value="    &quot;EQ_UNIT_3_MINE&quot; = {sort_order = 4695; script_info = {sortOrder = 4695;};};">
            <text:p><text:s text:c="4"/>"EQ_UNIT_3_MINE" = {sort_order = 4695; script_info = {sortOrder = 4695;};};</text:p>
          </table:table-cell>
          <table:table-cell table:number-columns-repeated="1020"/>
        </table:table-row>
        <table:table-row table:style-name="ro1">
          <table:table-cell office:value-type="string">
            <text:p>EQ_UNIT_4_MINE</text:p>
          </table:table-cell>
          <table:table-cell office:value-type="string">
            <text:p>Unit 4 button</text:p>
          </table:table-cell>
          <table:table-cell table:formula="of:=([.$B$1] - [.$E$1])  + (ROW([.A941]) - 2) * [.$E$1]" office:value-type="float" office:value="4700">
            <text:p>4700</text:p>
          </table:table-cell>
          <table:table-cell table:formula="of:=&quot;    &quot;&quot;&quot; &amp; [.A941] &amp; &quot;&quot;&quot; = {sort_order = &quot; &amp; [.C941] &amp; &quot;; script_info = {sortOrder = &quot; &amp; [.C941] &amp; &quot;;};};&quot;" office:value-type="string" office:string-value="    &quot;EQ_UNIT_4_MINE&quot; = {sort_order = 4700; script_info = {sortOrder = 4700;};};">
            <text:p><text:s text:c="4"/>"EQ_UNIT_4_MINE" = {sort_order = 4700; script_info = {sortOrder = 4700;};};</text:p>
          </table:table-cell>
          <table:table-cell table:number-columns-repeated="1020"/>
        </table:table-row>
        <table:table-row table:style-name="ro1">
          <table:table-cell office:value-type="string">
            <text:p>EQ_UNIT_99_MINE</text:p>
          </table:table-cell>
          <table:table-cell office:value-type="string">
            <text:p>Unit 99 button</text:p>
          </table:table-cell>
          <table:table-cell table:formula="of:=([.$B$1] - [.$E$1])  + (ROW([.A942]) - 2) * [.$E$1]" office:value-type="float" office:value="4705">
            <text:p>4705</text:p>
          </table:table-cell>
          <table:table-cell table:formula="of:=&quot;    &quot;&quot;&quot; &amp; [.A942] &amp; &quot;&quot;&quot; = {sort_order = &quot; &amp; [.C942] &amp; &quot;; script_info = {sortOrder = &quot; &amp; [.C942] &amp; &quot;;};};&quot;" office:value-type="string" office:string-value="    &quot;EQ_UNIT_99_MINE&quot; = {sort_order = 4705; script_info = {sortOrder = 4705;};};">
            <text:p><text:s text:c="4"/>"EQ_UNIT_99_MINE" = {sort_order = 4705; script_info = {sortOrder = 4705;};};</text:p>
          </table:table-cell>
          <table:table-cell table:number-columns-repeated="1020"/>
        </table:table-row>
        <table:table-row table:style-name="ro1">
          <table:table-cell office:value-type="string">
            <text:p>EQ_UNIT_ALL_MINE</text:p>
          </table:table-cell>
          <table:table-cell office:value-type="string">
            <text:p>Unit All button</text:p>
          </table:table-cell>
          <table:table-cell table:formula="of:=([.$B$1] - [.$E$1])  + (ROW([.A943]) - 2) * [.$E$1]" office:value-type="float" office:value="4710">
            <text:p>4710</text:p>
          </table:table-cell>
          <table:table-cell table:formula="of:=&quot;    &quot;&quot;&quot; &amp; [.A943] &amp; &quot;&quot;&quot; = {sort_order = &quot; &amp; [.C943] &amp; &quot;; script_info = {sortOrder = &quot; &amp; [.C943] &amp; &quot;;};};&quot;" office:value-type="string" office:string-value="    &quot;EQ_UNIT_ALL_MINE&quot; = {sort_order = 4710; script_info = {sortOrder = 4710;};};">
            <text:p><text:s text:c="4"/>"EQ_UNIT_ALL_MINE" = {sort_order = 4710; script_info = {sortOrder = 4710;};};</text:p>
          </table:table-cell>
          <table:table-cell table:number-columns-repeated="1020"/>
        </table:table-row>
        <table:table-row table:style-name="ro1">
          <table:table-cell office:value-type="string">
            <text:p>EQ_UNIT_HYPERSPACE_MINE</text:p>
          </table:table-cell>
          <table:table-cell office:value-type="string">
            <text:p>Special function button</text:p>
          </table:table-cell>
          <table:table-cell table:formula="of:=([.$B$1] - [.$E$1])  + (ROW([.A944]) - 2) * [.$E$1]" office:value-type="float" office:value="4715">
            <text:p>4715</text:p>
          </table:table-cell>
          <table:table-cell table:formula="of:=&quot;    &quot;&quot;&quot; &amp; [.A944] &amp; &quot;&quot;&quot; = {sort_order = &quot; &amp; [.C944] &amp; &quot;; script_info = {sortOrder = &quot; &amp; [.C944] &amp; &quot;;};};&quot;" office:value-type="string" office:string-value="    &quot;EQ_UNIT_HYPERSPACE_MINE&quot; = {sort_order = 4715; script_info = {sortOrder = 4715;};};">
            <text:p><text:s text:c="4"/>"EQ_UNIT_HYPERSPACE_MINE" = {sort_order = 4715; script_info = {sortOrder = 4715;};};</text:p>
          </table:table-cell>
          <table:table-cell table:number-columns-repeated="1020"/>
        </table:table-row>
        <table:table-row table:style-name="ro1">
          <table:table-cell office:value-type="string">
            <text:p>EQ_UNIT_SPECIAL_MINE</text:p>
          </table:table-cell>
          <table:table-cell office:value-type="string">
            <text:p>Special function button</text:p>
          </table:table-cell>
          <table:table-cell table:formula="of:=([.$B$1] - [.$E$1])  + (ROW([.A945]) - 2) * [.$E$1]" office:value-type="float" office:value="4720">
            <text:p>4720</text:p>
          </table:table-cell>
          <table:table-cell table:formula="of:=&quot;    &quot;&quot;&quot; &amp; [.A945] &amp; &quot;&quot;&quot; = {sort_order = &quot; &amp; [.C945] &amp; &quot;; script_info = {sortOrder = &quot; &amp; [.C945] &amp; &quot;;};};&quot;" office:value-type="string" office:string-value="    &quot;EQ_UNIT_SPECIAL_MINE&quot; = {sort_order = 4720; script_info = {sortOrder = 4720;};};">
            <text:p><text:s text:c="4"/>"EQ_UNIT_SPECIAL_MINE" = {sort_order = 4720; script_info = {sortOrder = 4720;};};</text:p>
          </table:table-cell>
          <table:table-cell table:number-columns-repeated="1020"/>
        </table:table-row>
        <table:table-row table:style-name="ro1">
          <table:table-cell office:value-type="string">
            <text:p>EQ_UPGRADE_TANK</text:p>
          </table:table-cell>
          <table:table-cell office:value-type="string">
            <text:p>Upgrade Reserve Fuel Tank to Auxiliary Fuel Tank</text:p>
          </table:table-cell>
          <table:table-cell table:formula="of:=([.$B$1] - [.$E$1])  + (ROW([.A946]) - 2) * [.$E$1]" office:value-type="float" office:value="4725">
            <text:p>4725</text:p>
          </table:table-cell>
          <table:table-cell table:formula="of:=&quot;    &quot;&quot;&quot; &amp; [.A946] &amp; &quot;&quot;&quot; = {sort_order = &quot; &amp; [.C946] &amp; &quot;; script_info = {sortOrder = &quot; &amp; [.C946] &amp; &quot;;};};&quot;" office:value-type="string" office:string-value="    &quot;EQ_UPGRADE_TANK&quot; = {sort_order = 4725; script_info = {sortOrder = 4725;};};">
            <text:p><text:s text:c="4"/>"EQ_UPGRADE_TANK" = {sort_order = 4725; script_info = {sortOrder = 4725;};};</text:p>
          </table:table-cell>
          <table:table-cell table:number-columns-repeated="1020"/>
        </table:table-row>
        <table:table-row table:style-name="ro1">
          <table:table-cell office:value-type="string">
            <text:p>EQ_UPS_IDCLEANER</text:p>
          </table:table-cell>
          <table:table-cell office:value-type="string">
            <text:p>Pirate ID Cleaner</text:p>
          </table:table-cell>
          <table:table-cell table:formula="of:=([.$B$1] - [.$E$1])  + (ROW([.A947]) - 2) * [.$E$1]" office:value-type="float" office:value="4730">
            <text:p>4730</text:p>
          </table:table-cell>
          <table:table-cell table:formula="of:=&quot;    &quot;&quot;&quot; &amp; [.A947] &amp; &quot;&quot;&quot; = {sort_order = &quot; &amp; [.C947] &amp; &quot;; script_info = {sortOrder = &quot; &amp; [.C947] &amp; &quot;;};};&quot;" office:value-type="string" office:string-value="    &quot;EQ_UPS_IDCLEANER&quot; = {sort_order = 4730; script_info = {sortOrder = 4730;};};">
            <text:p><text:s text:c="4"/>"EQ_UPS_IDCLEANER" = {sort_order = 4730; script_info = {sortOrder = 4730;};};</text:p>
          </table:table-cell>
          <table:table-cell table:number-columns-repeated="1020"/>
        </table:table-row>
        <table:table-row table:style-name="ro1">
          <table:table-cell office:value-type="string">
            <text:p>EQ_UPS_POLICE_SCANNER</text:p>
          </table:table-cell>
          <table:table-cell office:value-type="string">
            <text:p>GalCop Scanner</text:p>
          </table:table-cell>
          <table:table-cell table:formula="of:=([.$B$1] - [.$E$1])  + (ROW([.A948]) - 2) * [.$E$1]" office:value-type="float" office:value="4735">
            <text:p>4735</text:p>
          </table:table-cell>
          <table:table-cell table:formula="of:=&quot;    &quot;&quot;&quot; &amp; [.A948] &amp; &quot;&quot;&quot; = {sort_order = &quot; &amp; [.C948] &amp; &quot;; script_info = {sortOrder = &quot; &amp; [.C948] &amp; &quot;;};};&quot;" office:value-type="string" office:string-value="    &quot;EQ_UPS_POLICE_SCANNER&quot; = {sort_order = 4735; script_info = {sortOrder = 4735;};};">
            <text:p><text:s text:c="4"/>"EQ_UPS_POLICE_SCANNER" = {sort_order = 4735; script_info = {sortOrder = 4735;};};</text:p>
          </table:table-cell>
          <table:table-cell table:number-columns-repeated="1020"/>
        </table:table-row>
        <table:table-row table:style-name="ro1">
          <table:table-cell office:value-type="string">
            <text:p>EQ_UPS_PRIVATE_ESCORT</text:p>
          </table:table-cell>
          <table:table-cell office:value-type="string">
            <text:p>Private Escort</text:p>
          </table:table-cell>
          <table:table-cell table:formula="of:=([.$B$1] - [.$E$1])  + (ROW([.A949]) - 2) * [.$E$1]" office:value-type="float" office:value="4740">
            <text:p>4740</text:p>
          </table:table-cell>
          <table:table-cell table:formula="of:=&quot;    &quot;&quot;&quot; &amp; [.A949] &amp; &quot;&quot;&quot; = {sort_order = &quot; &amp; [.C949] &amp; &quot;; script_info = {sortOrder = &quot; &amp; [.C949] &amp; &quot;;};};&quot;" office:value-type="string" office:string-value="    &quot;EQ_UPS_PRIVATE_ESCORT&quot; = {sort_order = 4740; script_info = {sortOrder = 4740;};};">
            <text:p><text:s text:c="4"/>"EQ_UPS_PRIVATE_ESCORT" = {sort_order = 4740; script_info = {sortOrder = 4740;};};</text:p>
          </table:table-cell>
          <table:table-cell table:number-columns-repeated="1020"/>
        </table:table-row>
        <table:table-row table:style-name="ro1">
          <table:table-cell office:value-type="string">
            <text:p>EQ_UPS_UNIVERSAL_SCANNER</text:p>
          </table:table-cell>
          <table:table-cell office:value-type="string">
            <text:p>Universal Scanner</text:p>
          </table:table-cell>
          <table:table-cell table:formula="of:=([.$B$1] - [.$E$1])  + (ROW([.A950]) - 2) * [.$E$1]" office:value-type="float" office:value="4745">
            <text:p>4745</text:p>
          </table:table-cell>
          <table:table-cell table:formula="of:=&quot;    &quot;&quot;&quot; &amp; [.A950] &amp; &quot;&quot;&quot; = {sort_order = &quot; &amp; [.C950] &amp; &quot;; script_info = {sortOrder = &quot; &amp; [.C950] &amp; &quot;;};};&quot;" office:value-type="string" office:string-value="    &quot;EQ_UPS_UNIVERSAL_SCANNER&quot; = {sort_order = 4745; script_info = {sortOrder = 4745;};};">
            <text:p><text:s text:c="4"/>"EQ_UPS_UNIVERSAL_SCANNER" = {sort_order = 4745; script_info = {sortOrder = 4745;};};</text:p>
          </table:table-cell>
          <table:table-cell table:number-columns-repeated="1020"/>
        </table:table-row>
        <table:table-row table:style-name="ro1">
          <table:table-cell office:value-type="string">
            <text:p>EQ_UPS_UNIVERSAL_SCANNER_REMOVER</text:p>
          </table:table-cell>
          <table:table-cell office:value-type="string">
            <text:p>Remove Universal Scanner</text:p>
          </table:table-cell>
          <table:table-cell table:formula="of:=([.$B$1] - [.$E$1])  + (ROW([.A951]) - 2) * [.$E$1]" office:value-type="float" office:value="4750">
            <text:p>4750</text:p>
          </table:table-cell>
          <table:table-cell table:formula="of:=&quot;    &quot;&quot;&quot; &amp; [.A951] &amp; &quot;&quot;&quot; = {sort_order = &quot; &amp; [.C951] &amp; &quot;; script_info = {sortOrder = &quot; &amp; [.C951] &amp; &quot;;};};&quot;" office:value-type="string" office:string-value="    &quot;EQ_UPS_UNIVERSAL_SCANNER_REMOVER&quot; = {sort_order = 4750; script_info = {sortOrder = 4750;};};">
            <text:p><text:s text:c="4"/>"EQ_UPS_UNIVERSAL_SCANNER_REMOVER" = {sort_order = 4750; script_info = {sortOrder = 4750;};};</text:p>
          </table:table-cell>
          <table:table-cell table:number-columns-repeated="1020"/>
        </table:table-row>
        <table:table-row table:style-name="ro1">
          <table:table-cell office:value-type="string">
            <text:p>EQ_VACUUM_PUMP</text:p>
          </table:table-cell>
          <table:table-cell office:value-type="string">
            <text:p>Vacuum Pump</text:p>
          </table:table-cell>
          <table:table-cell table:formula="of:=([.$B$1] - [.$E$1])  + (ROW([.A952]) - 2) * [.$E$1]" office:value-type="float" office:value="4755">
            <text:p>4755</text:p>
          </table:table-cell>
          <table:table-cell table:formula="of:=&quot;    &quot;&quot;&quot; &amp; [.A952] &amp; &quot;&quot;&quot; = {sort_order = &quot; &amp; [.C952] &amp; &quot;; script_info = {sortOrder = &quot; &amp; [.C952] &amp; &quot;;};};&quot;" office:value-type="string" office:string-value="    &quot;EQ_VACUUM_PUMP&quot; = {sort_order = 4755; script_info = {sortOrder = 4755;};};">
            <text:p><text:s text:c="4"/>"EQ_VACUUM_PUMP" = {sort_order = 4755; script_info = {sortOrder = 4755;};};</text:p>
          </table:table-cell>
          <table:table-cell table:number-columns-repeated="1020"/>
        </table:table-row>
        <table:table-row table:style-name="ro1">
          <table:table-cell office:value-type="string">
            <text:p>EQ_VECTOR_ALDRIN</text:p>
          </table:table-cell>
          <table:table-cell office:value-type="string">
            <text:p>Aldrin Escobar (Passenger)</text:p>
          </table:table-cell>
          <table:table-cell table:formula="of:=([.$B$1] - [.$E$1])  + (ROW([.A953]) - 2) * [.$E$1]" office:value-type="float" office:value="4760">
            <text:p>4760</text:p>
          </table:table-cell>
          <table:table-cell table:formula="of:=&quot;    &quot;&quot;&quot; &amp; [.A953] &amp; &quot;&quot;&quot; = {sort_order = &quot; &amp; [.C953] &amp; &quot;; script_info = {sortOrder = &quot; &amp; [.C953] &amp; &quot;;};};&quot;" office:value-type="string" office:string-value="    &quot;EQ_VECTOR_ALDRIN&quot; = {sort_order = 4760; script_info = {sortOrder = 4760;};};">
            <text:p><text:s text:c="4"/>"EQ_VECTOR_ALDRIN" = {sort_order = 4760; script_info = {sortOrder = 4760;};};</text:p>
          </table:table-cell>
          <table:table-cell table:number-columns-repeated="1020"/>
        </table:table-row>
        <table:table-row table:style-name="ro1">
          <table:table-cell office:value-type="string">
            <text:p>EQ_VECTOR_AREIDIS_SCANNER</text:p>
          </table:table-cell>
          <table:table-cell office:value-type="string">
            <text:p>Areidis Scanner</text:p>
          </table:table-cell>
          <table:table-cell table:formula="of:=([.$B$1] - [.$E$1])  + (ROW([.A954]) - 2) * [.$E$1]" office:value-type="float" office:value="4765">
            <text:p>4765</text:p>
          </table:table-cell>
          <table:table-cell table:formula="of:=&quot;    &quot;&quot;&quot; &amp; [.A954] &amp; &quot;&quot;&quot; = {sort_order = &quot; &amp; [.C954] &amp; &quot;; script_info = {sortOrder = &quot; &amp; [.C954] &amp; &quot;;};};&quot;" office:value-type="string" office:string-value="    &quot;EQ_VECTOR_AREIDIS_SCANNER&quot; = {sort_order = 4765; script_info = {sortOrder = 4765;};};">
            <text:p><text:s text:c="4"/>"EQ_VECTOR_AREIDIS_SCANNER" = {sort_order = 4765; script_info = {sortOrder = 4765;};};</text:p>
          </table:table-cell>
          <table:table-cell table:number-columns-repeated="1020"/>
        </table:table-row>
        <table:table-row table:style-name="ro1">
          <table:table-cell office:value-type="string">
            <text:p>EQ_VECTOR_ARNP</text:p>
          </table:table-cell>
          <table:table-cell office:value-type="string">
            <text:p>Arn D'ercul (Passenger)</text:p>
          </table:table-cell>
          <table:table-cell table:formula="of:=([.$B$1] - [.$E$1])  + (ROW([.A955]) - 2) * [.$E$1]" office:value-type="float" office:value="4770">
            <text:p>4770</text:p>
          </table:table-cell>
          <table:table-cell table:formula="of:=&quot;    &quot;&quot;&quot; &amp; [.A955] &amp; &quot;&quot;&quot; = {sort_order = &quot; &amp; [.C955] &amp; &quot;; script_info = {sortOrder = &quot; &amp; [.C955] &amp; &quot;;};};&quot;" office:value-type="string" office:string-value="    &quot;EQ_VECTOR_ARNP&quot; = {sort_order = 4770; script_info = {sortOrder = 4770;};};">
            <text:p><text:s text:c="4"/>"EQ_VECTOR_ARNP" = {sort_order = 4770; script_info = {sortOrder = 4770;};};</text:p>
          </table:table-cell>
          <table:table-cell table:number-columns-repeated="1020"/>
        </table:table-row>
        <table:table-row table:style-name="ro1">
          <table:table-cell office:value-type="string">
            <text:p>EQ_VECTOR_EMP_MINE</text:p>
          </table:table-cell>
          <table:table-cell office:value-type="string">
            <text:p>EMP Device</text:p>
          </table:table-cell>
          <table:table-cell table:formula="of:=([.$B$1] - [.$E$1])  + (ROW([.A956]) - 2) * [.$E$1]" office:value-type="float" office:value="4775">
            <text:p>4775</text:p>
          </table:table-cell>
          <table:table-cell table:formula="of:=&quot;    &quot;&quot;&quot; &amp; [.A956] &amp; &quot;&quot;&quot; = {sort_order = &quot; &amp; [.C956] &amp; &quot;; script_info = {sortOrder = &quot; &amp; [.C956] &amp; &quot;;};};&quot;" office:value-type="string" office:string-value="    &quot;EQ_VECTOR_EMP_MINE&quot; = {sort_order = 4775; script_info = {sortOrder = 4775;};};">
            <text:p><text:s text:c="4"/>"EQ_VECTOR_EMP_MINE" = {sort_order = 4775; script_info = {sortOrder = 4775;};};</text:p>
          </table:table-cell>
          <table:table-cell table:number-columns-repeated="1020"/>
        </table:table-row>
        <table:table-row table:style-name="ro1">
          <table:table-cell office:value-type="string">
            <text:p>EQ_VECTOR_FUNA_MISSILE</text:p>
          </table:table-cell>
          <table:table-cell office:value-type="string">
            <text:p>Missile</text:p>
          </table:table-cell>
          <table:table-cell table:formula="of:=([.$B$1] - [.$E$1])  + (ROW([.A957]) - 2) * [.$E$1]" office:value-type="float" office:value="4780">
            <text:p>4780</text:p>
          </table:table-cell>
          <table:table-cell table:formula="of:=&quot;    &quot;&quot;&quot; &amp; [.A957] &amp; &quot;&quot;&quot; = {sort_order = &quot; &amp; [.C957] &amp; &quot;; script_info = {sortOrder = &quot; &amp; [.C957] &amp; &quot;;};};&quot;" office:value-type="string" office:string-value="    &quot;EQ_VECTOR_FUNA_MISSILE&quot; = {sort_order = 4780; script_info = {sortOrder = 4780;};};">
            <text:p><text:s text:c="4"/>"EQ_VECTOR_FUNA_MISSILE" = {sort_order = 4780; script_info = {sortOrder = 4780;};};</text:p>
          </table:table-cell>
          <table:table-cell table:number-columns-repeated="1020"/>
        </table:table-row>
        <table:table-row table:style-name="ro1">
          <table:table-cell office:value-type="string">
            <text:p>EQ_VECTOR_FUNB_MISSILE</text:p>
          </table:table-cell>
          <table:table-cell office:value-type="string">
            <text:p>Missile</text:p>
          </table:table-cell>
          <table:table-cell table:formula="of:=([.$B$1] - [.$E$1])  + (ROW([.A958]) - 2) * [.$E$1]" office:value-type="float" office:value="4785">
            <text:p>4785</text:p>
          </table:table-cell>
          <table:table-cell table:formula="of:=&quot;    &quot;&quot;&quot; &amp; [.A958] &amp; &quot;&quot;&quot; = {sort_order = &quot; &amp; [.C958] &amp; &quot;; script_info = {sortOrder = &quot; &amp; [.C958] &amp; &quot;;};};&quot;" office:value-type="string" office:string-value="    &quot;EQ_VECTOR_FUNB_MISSILE&quot; = {sort_order = 4785; script_info = {sortOrder = 4785;};};">
            <text:p><text:s text:c="4"/>"EQ_VECTOR_FUNB_MISSILE" = {sort_order = 4785; script_info = {sortOrder = 4785;};};</text:p>
          </table:table-cell>
          <table:table-cell table:number-columns-repeated="1020"/>
        </table:table-row>
        <table:table-row table:style-name="ro1">
          <table:table-cell office:value-type="string">
            <text:p>EQ_VECTOR_FUNC_MISSILE</text:p>
          </table:table-cell>
          <table:table-cell office:value-type="string">
            <text:p>Missile</text:p>
          </table:table-cell>
          <table:table-cell table:formula="of:=([.$B$1] - [.$E$1])  + (ROW([.A959]) - 2) * [.$E$1]" office:value-type="float" office:value="4790">
            <text:p>4790</text:p>
          </table:table-cell>
          <table:table-cell table:formula="of:=&quot;    &quot;&quot;&quot; &amp; [.A959] &amp; &quot;&quot;&quot; = {sort_order = &quot; &amp; [.C959] &amp; &quot;; script_info = {sortOrder = &quot; &amp; [.C959] &amp; &quot;;};};&quot;" office:value-type="string" office:string-value="    &quot;EQ_VECTOR_FUNC_MISSILE&quot; = {sort_order = 4790; script_info = {sortOrder = 4790;};};">
            <text:p><text:s text:c="4"/>"EQ_VECTOR_FUNC_MISSILE" = {sort_order = 4790; script_info = {sortOrder = 4790;};};</text:p>
          </table:table-cell>
          <table:table-cell table:number-columns-repeated="1020"/>
        </table:table-row>
        <table:table-row table:style-name="ro1">
          <table:table-cell office:value-type="string">
            <text:p>EQ_VECTOR_PAD</text:p>
          </table:table-cell>
          <table:table-cell office:value-type="string">
            <text:p>PAD (Personal Assistance Device)</text:p>
          </table:table-cell>
          <table:table-cell table:formula="of:=([.$B$1] - [.$E$1])  + (ROW([.A960]) - 2) * [.$E$1]" office:value-type="float" office:value="4795">
            <text:p>4795</text:p>
          </table:table-cell>
          <table:table-cell table:formula="of:=&quot;    &quot;&quot;&quot; &amp; [.A960] &amp; &quot;&quot;&quot; = {sort_order = &quot; &amp; [.C960] &amp; &quot;; script_info = {sortOrder = &quot; &amp; [.C960] &amp; &quot;;};};&quot;" office:value-type="string" office:string-value="    &quot;EQ_VECTOR_PAD&quot; = {sort_order = 4795; script_info = {sortOrder = 4795;};};">
            <text:p><text:s text:c="4"/>"EQ_VECTOR_PAD" = {sort_order = 4795; script_info = {sortOrder = 4795;};};</text:p>
          </table:table-cell>
          <table:table-cell table:number-columns-repeated="1020"/>
        </table:table-row>
        <table:table-row table:style-name="ro1">
          <table:table-cell office:value-type="string">
            <text:p>EQ_VECTOR_SCOOPS</text:p>
          </table:table-cell>
          <table:table-cell office:value-type="string">
            <text:p>Arn D'erculs FuelScoops Extension</text:p>
          </table:table-cell>
          <table:table-cell table:formula="of:=([.$B$1] - [.$E$1])  + (ROW([.A961]) - 2) * [.$E$1]" office:value-type="float" office:value="4800">
            <text:p>4800</text:p>
          </table:table-cell>
          <table:table-cell table:formula="of:=&quot;    &quot;&quot;&quot; &amp; [.A961] &amp; &quot;&quot;&quot; = {sort_order = &quot; &amp; [.C961] &amp; &quot;; script_info = {sortOrder = &quot; &amp; [.C961] &amp; &quot;;};};&quot;" office:value-type="string" office:string-value="    &quot;EQ_VECTOR_SCOOPS&quot; = {sort_order = 4800; script_info = {sortOrder = 4800;};};">
            <text:p><text:s text:c="4"/>"EQ_VECTOR_SCOOPS" = {sort_order = 4800; script_info = {sortOrder = 4800;};};</text:p>
          </table:table-cell>
          <table:table-cell table:number-columns-repeated="1020"/>
        </table:table-row>
        <table:table-row table:style-name="ro1">
          <table:table-cell office:value-type="string">
            <text:p>EQ_VECTOR_SPACELANE</text:p>
          </table:table-cell>
          <table:table-cell office:value-type="string">
            <text:p>Spacelane scanner</text:p>
          </table:table-cell>
          <table:table-cell table:formula="of:=([.$B$1] - [.$E$1])  + (ROW([.A962]) - 2) * [.$E$1]" office:value-type="float" office:value="4805">
            <text:p>4805</text:p>
          </table:table-cell>
          <table:table-cell table:formula="of:=&quot;    &quot;&quot;&quot; &amp; [.A962] &amp; &quot;&quot;&quot; = {sort_order = &quot; &amp; [.C962] &amp; &quot;; script_info = {sortOrder = &quot; &amp; [.C962] &amp; &quot;;};};&quot;" office:value-type="string" office:string-value="    &quot;EQ_VECTOR_SPACELANE&quot; = {sort_order = 4805; script_info = {sortOrder = 4805;};};">
            <text:p><text:s text:c="4"/>"EQ_VECTOR_SPACELANE" = {sort_order = 4805; script_info = {sortOrder = 4805;};};</text:p>
          </table:table-cell>
          <table:table-cell table:number-columns-repeated="1020"/>
        </table:table-row>
        <table:table-row table:style-name="ro1">
          <table:table-cell office:value-type="string">
            <text:p>EQ_VERY_SMALL_HULL</text:p>
          </table:table-cell>
          <table:table-cell office:value-type="string">
            <text:p>Very Small Sized Hull</text:p>
          </table:table-cell>
          <table:table-cell table:formula="of:=([.$B$1] - [.$E$1])  + (ROW([.A963]) - 2) * [.$E$1]" office:value-type="float" office:value="4810">
            <text:p>4810</text:p>
          </table:table-cell>
          <table:table-cell table:formula="of:=&quot;    &quot;&quot;&quot; &amp; [.A963] &amp; &quot;&quot;&quot; = {sort_order = &quot; &amp; [.C963] &amp; &quot;; script_info = {sortOrder = &quot; &amp; [.C963] &amp; &quot;;};};&quot;" office:value-type="string" office:string-value="    &quot;EQ_VERY_SMALL_HULL&quot; = {sort_order = 4810; script_info = {sortOrder = 4810;};};">
            <text:p><text:s text:c="4"/>"EQ_VERY_SMALL_HULL" = {sort_order = 4810; script_info = {sortOrder = 4810;};};</text:p>
          </table:table-cell>
          <table:table-cell table:number-columns-repeated="1020"/>
        </table:table-row>
        <table:table-row table:style-name="ro1">
          <table:table-cell office:value-type="string">
            <text:p>EQ_VERYHARDNOSE</text:p>
          </table:table-cell>
          <table:table-cell office:value-type="string">
            <text:p>Very Hard Nose</text:p>
          </table:table-cell>
          <table:table-cell table:formula="of:=([.$B$1] - [.$E$1])  + (ROW([.A964]) - 2) * [.$E$1]" office:value-type="float" office:value="4815">
            <text:p>4815</text:p>
          </table:table-cell>
          <table:table-cell table:formula="of:=&quot;    &quot;&quot;&quot; &amp; [.A964] &amp; &quot;&quot;&quot; = {sort_order = &quot; &amp; [.C964] &amp; &quot;; script_info = {sortOrder = &quot; &amp; [.C964] &amp; &quot;;};};&quot;" office:value-type="string" office:string-value="    &quot;EQ_VERYHARDNOSE&quot; = {sort_order = 4815; script_info = {sortOrder = 4815;};};">
            <text:p><text:s text:c="4"/>"EQ_VERYHARDNOSE" = {sort_order = 4815; script_info = {sortOrder = 4815;};};</text:p>
          </table:table-cell>
          <table:table-cell table:number-columns-repeated="1020"/>
        </table:table-row>
        <table:table-row table:style-name="ro1">
          <table:table-cell office:value-type="string">
            <text:p>EQ_VERYVERYHARDNOSE</text:p>
          </table:table-cell>
          <table:table-cell office:value-type="string">
            <text:p>Very Very Hard Nose</text:p>
          </table:table-cell>
          <table:table-cell table:formula="of:=([.$B$1] - [.$E$1])  + (ROW([.A965]) - 2) * [.$E$1]" office:value-type="float" office:value="4820">
            <text:p>4820</text:p>
          </table:table-cell>
          <table:table-cell table:formula="of:=&quot;    &quot;&quot;&quot; &amp; [.A965] &amp; &quot;&quot;&quot; = {sort_order = &quot; &amp; [.C965] &amp; &quot;; script_info = {sortOrder = &quot; &amp; [.C965] &amp; &quot;;};};&quot;" office:value-type="string" office:string-value="    &quot;EQ_VERYVERYHARDNOSE&quot; = {sort_order = 4820; script_info = {sortOrder = 4820;};};">
            <text:p><text:s text:c="4"/>"EQ_VERYVERYHARDNOSE" = {sort_order = 4820; script_info = {sortOrder = 4820;};};</text:p>
          </table:table-cell>
          <table:table-cell table:number-columns-repeated="1020"/>
        </table:table-row>
        <table:table-row table:style-name="ro1">
          <table:table-cell office:value-type="string">
            <text:p>EQ_VIMANA_SHIP_MODULE</text:p>
          </table:table-cell>
          <table:table-cell office:value-type="string">
            <text:p>Ship Mod</text:p>
          </table:table-cell>
          <table:table-cell table:formula="of:=([.$B$1] - [.$E$1])  + (ROW([.A966]) - 2) * [.$E$1]" office:value-type="float" office:value="4825">
            <text:p>4825</text:p>
          </table:table-cell>
          <table:table-cell table:formula="of:=&quot;    &quot;&quot;&quot; &amp; [.A966] &amp; &quot;&quot;&quot; = {sort_order = &quot; &amp; [.C966] &amp; &quot;; script_info = {sortOrder = &quot; &amp; [.C966] &amp; &quot;;};};&quot;" office:value-type="string" office:string-value="    &quot;EQ_VIMANA_SHIP_MODULE&quot; = {sort_order = 4825; script_info = {sortOrder = 4825;};};">
            <text:p><text:s text:c="4"/>"EQ_VIMANA_SHIP_MODULE" = {sort_order = 4825; script_info = {sortOrder = 4825;};};</text:p>
          </table:table-cell>
          <table:table-cell table:number-columns-repeated="1020"/>
        </table:table-row>
        <table:table-row table:style-name="ro1">
          <table:table-cell office:value-type="string">
            <text:p>EQ_VIMANA_TARGET_MODULE</text:p>
          </table:table-cell>
          <table:table-cell office:value-type="string">
            <text:p>Target Mod</text:p>
          </table:table-cell>
          <table:table-cell table:formula="of:=([.$B$1] - [.$E$1])  + (ROW([.A967]) - 2) * [.$E$1]" office:value-type="float" office:value="4830">
            <text:p>4830</text:p>
          </table:table-cell>
          <table:table-cell table:formula="of:=&quot;    &quot;&quot;&quot; &amp; [.A967] &amp; &quot;&quot;&quot; = {sort_order = &quot; &amp; [.C967] &amp; &quot;; script_info = {sortOrder = &quot; &amp; [.C967] &amp; &quot;;};};&quot;" office:value-type="string" office:string-value="    &quot;EQ_VIMANA_TARGET_MODULE&quot; = {sort_order = 4830; script_info = {sortOrder = 4830;};};">
            <text:p><text:s text:c="4"/>"EQ_VIMANA_TARGET_MODULE" = {sort_order = 4830; script_info = {sortOrder = 4830;};};</text:p>
          </table:table-cell>
          <table:table-cell table:number-columns-repeated="1020"/>
        </table:table-row>
        <table:table-row table:style-name="ro1">
          <table:table-cell office:value-type="string">
            <text:p>EQ_VIMANA_TRAVEL_MODULE</text:p>
          </table:table-cell>
          <table:table-cell office:value-type="string">
            <text:p>Travel Mod</text:p>
          </table:table-cell>
          <table:table-cell table:formula="of:=([.$B$1] - [.$E$1])  + (ROW([.A968]) - 2) * [.$E$1]" office:value-type="float" office:value="4835">
            <text:p>4835</text:p>
          </table:table-cell>
          <table:table-cell table:formula="of:=&quot;    &quot;&quot;&quot; &amp; [.A968] &amp; &quot;&quot;&quot; = {sort_order = &quot; &amp; [.C968] &amp; &quot;; script_info = {sortOrder = &quot; &amp; [.C968] &amp; &quot;;};};&quot;" office:value-type="string" office:string-value="    &quot;EQ_VIMANA_TRAVEL_MODULE&quot; = {sort_order = 4835; script_info = {sortOrder = 4835;};};">
            <text:p><text:s text:c="4"/>"EQ_VIMANA_TRAVEL_MODULE" = {sort_order = 4835; script_info = {sortOrder = 4835;};};</text:p>
          </table:table-cell>
          <table:table-cell table:number-columns-repeated="1020"/>
        </table:table-row>
        <table:table-row table:style-name="ro1">
          <table:table-cell office:value-type="string">
            <text:p>EQ_VORTEX_TURRET</text:p>
          </table:table-cell>
          <table:table-cell office:value-type="string">
            <text:p>Turret Switcher</text:p>
          </table:table-cell>
          <table:table-cell table:formula="of:=([.$B$1] - [.$E$1])  + (ROW([.A969]) - 2) * [.$E$1]" office:value-type="float" office:value="4840">
            <text:p>4840</text:p>
          </table:table-cell>
          <table:table-cell table:formula="of:=&quot;    &quot;&quot;&quot; &amp; [.A969] &amp; &quot;&quot;&quot; = {sort_order = &quot; &amp; [.C969] &amp; &quot;; script_info = {sortOrder = &quot; &amp; [.C969] &amp; &quot;;};};&quot;" office:value-type="string" office:string-value="    &quot;EQ_VORTEX_TURRET&quot; = {sort_order = 4840; script_info = {sortOrder = 4840;};};">
            <text:p><text:s text:c="4"/>"EQ_VORTEX_TURRET" = {sort_order = 4840; script_info = {sortOrder = 4840;};};</text:p>
          </table:table-cell>
          <table:table-cell table:number-columns-repeated="1020"/>
        </table:table-row>
        <table:table-row table:style-name="ro1">
          <table:table-cell office:value-type="string">
            <text:p>EQ_WARRANT_SCANNER</text:p>
          </table:table-cell>
          <table:table-cell office:value-type="string">
            <text:p>Warrant Scanner</text:p>
          </table:table-cell>
          <table:table-cell table:formula="of:=([.$B$1] - [.$E$1])  + (ROW([.A970]) - 2) * [.$E$1]" office:value-type="float" office:value="4845">
            <text:p>4845</text:p>
          </table:table-cell>
          <table:table-cell table:formula="of:=&quot;    &quot;&quot;&quot; &amp; [.A970] &amp; &quot;&quot;&quot; = {sort_order = &quot; &amp; [.C970] &amp; &quot;; script_info = {sortOrder = &quot; &amp; [.C970] &amp; &quot;;};};&quot;" office:value-type="string" office:string-value="    &quot;EQ_WARRANT_SCANNER&quot; = {sort_order = 4845; script_info = {sortOrder = 4845;};};">
            <text:p><text:s text:c="4"/>"EQ_WARRANT_SCANNER" = {sort_order = 4845; script_info = {sortOrder = 4845;};};</text:p>
          </table:table-cell>
          <table:table-cell table:number-columns-repeated="1020"/>
        </table:table-row>
        <table:table-row table:style-name="ro1">
          <table:table-cell office:value-type="string">
            <text:p>EQ_WARRANT_SCANNER_PASSIVE</text:p>
          </table:table-cell>
          <table:table-cell office:value-type="string">
            <text:p>Warrant Scanner</text:p>
          </table:table-cell>
          <table:table-cell table:formula="of:=([.$B$1] - [.$E$1])  + (ROW([.A971]) - 2) * [.$E$1]" office:value-type="float" office:value="4850">
            <text:p>4850</text:p>
          </table:table-cell>
          <table:table-cell table:formula="of:=&quot;    &quot;&quot;&quot; &amp; [.A971] &amp; &quot;&quot;&quot; = {sort_order = &quot; &amp; [.C971] &amp; &quot;; script_info = {sortOrder = &quot; &amp; [.C971] &amp; &quot;;};};&quot;" office:value-type="string" office:string-value="    &quot;EQ_WARRANT_SCANNER_PASSIVE&quot; = {sort_order = 4850; script_info = {sortOrder = 4850;};};">
            <text:p><text:s text:c="4"/>"EQ_WARRANT_SCANNER_PASSIVE" = {sort_order = 4850; script_info = {sortOrder = 4850;};};</text:p>
          </table:table-cell>
          <table:table-cell table:number-columns-repeated="1020"/>
        </table:table-row>
        <table:table-row table:style-name="ro1">
          <table:table-cell office:value-type="string">
            <text:p>EQ_WARRANT_SCANNER_POLICE</text:p>
          </table:table-cell>
          <table:table-cell office:value-type="string">
            <text:p>Police Warrant Scanner</text:p>
          </table:table-cell>
          <table:table-cell table:formula="of:=([.$B$1] - [.$E$1])  + (ROW([.A972]) - 2) * [.$E$1]" office:value-type="float" office:value="4855">
            <text:p>4855</text:p>
          </table:table-cell>
          <table:table-cell table:formula="of:=&quot;    &quot;&quot;&quot; &amp; [.A972] &amp; &quot;&quot;&quot; = {sort_order = &quot; &amp; [.C972] &amp; &quot;; script_info = {sortOrder = &quot; &amp; [.C972] &amp; &quot;;};};&quot;" office:value-type="string" office:string-value="    &quot;EQ_WARRANT_SCANNER_POLICE&quot; = {sort_order = 4855; script_info = {sortOrder = 4855;};};">
            <text:p><text:s text:c="4"/>"EQ_WARRANT_SCANNER_POLICE" = {sort_order = 4855; script_info = {sortOrder = 4855;};};</text:p>
          </table:table-cell>
          <table:table-cell table:number-columns-repeated="1020"/>
        </table:table-row>
        <table:table-row table:style-name="ro1">
          <table:table-cell office:value-type="string">
            <text:p>EQ_WARRANT_SCANNER_POLICE_PASSIVE</text:p>
          </table:table-cell>
          <table:table-cell office:value-type="string">
            <text:p>Police Warrant Scanner</text:p>
          </table:table-cell>
          <table:table-cell table:formula="of:=([.$B$1] - [.$E$1])  + (ROW([.A973]) - 2) * [.$E$1]" office:value-type="float" office:value="4860">
            <text:p>4860</text:p>
          </table:table-cell>
          <table:table-cell table:formula="of:=&quot;    &quot;&quot;&quot; &amp; [.A973] &amp; &quot;&quot;&quot; = {sort_order = &quot; &amp; [.C973] &amp; &quot;; script_info = {sortOrder = &quot; &amp; [.C973] &amp; &quot;;};};&quot;" office:value-type="string" office:string-value="    &quot;EQ_WARRANT_SCANNER_POLICE_PASSIVE&quot; = {sort_order = 4860; script_info = {sortOrder = 4860;};};">
            <text:p><text:s text:c="4"/>"EQ_WARRANT_SCANNER_POLICE_PASSIVE" = {sort_order = 4860; script_info = {sortOrder = 4860;};};</text:p>
          </table:table-cell>
          <table:table-cell table:number-columns-repeated="1020"/>
        </table:table-row>
        <table:table-row table:style-name="ro1">
          <table:table-cell office:value-type="string">
            <text:p>EQ_WARRANT_SCANNER_REMOVAL</text:p>
          </table:table-cell>
          <table:table-cell office:value-type="string">
            <text:p>Remove Warrant Scanner</text:p>
          </table:table-cell>
          <table:table-cell table:formula="of:=([.$B$1] - [.$E$1])  + (ROW([.A974]) - 2) * [.$E$1]" office:value-type="float" office:value="4865">
            <text:p>4865</text:p>
          </table:table-cell>
          <table:table-cell table:formula="of:=&quot;    &quot;&quot;&quot; &amp; [.A974] &amp; &quot;&quot;&quot; = {sort_order = &quot; &amp; [.C974] &amp; &quot;; script_info = {sortOrder = &quot; &amp; [.C974] &amp; &quot;;};};&quot;" office:value-type="string" office:string-value="    &quot;EQ_WARRANT_SCANNER_REMOVAL&quot; = {sort_order = 4865; script_info = {sortOrder = 4865;};};">
            <text:p><text:s text:c="4"/>"EQ_WARRANT_SCANNER_REMOVAL" = {sort_order = 4865; script_info = {sortOrder = 4865;};};</text:p>
          </table:table-cell>
          <table:table-cell table:number-columns-repeated="1020"/>
        </table:table-row>
        <table:table-row table:style-name="ro1">
          <table:table-cell office:value-type="string">
            <text:p>EQ_WEAPON_ANDERSON_LASER</text:p>
          </table:table-cell>
          <table:table-cell office:value-type="string">
            <text:p>Anderson ITC 'Belter' Sp.(1999)</text:p>
          </table:table-cell>
          <table:table-cell table:formula="of:=([.$B$1] - [.$E$1])  + (ROW([.A975]) - 2) * [.$E$1]" office:value-type="float" office:value="4870">
            <text:p>4870</text:p>
          </table:table-cell>
          <table:table-cell table:formula="of:=&quot;    &quot;&quot;&quot; &amp; [.A975] &amp; &quot;&quot;&quot; = {sort_order = &quot; &amp; [.C975] &amp; &quot;; script_info = {sortOrder = &quot; &amp; [.C975] &amp; &quot;;};};&quot;" office:value-type="string" office:string-value="    &quot;EQ_WEAPON_ANDERSON_LASER&quot; = {sort_order = 4870; script_info = {sortOrder = 4870;};};">
            <text:p><text:s text:c="4"/>"EQ_WEAPON_ANDERSON_LASER" = {sort_order = 4870; script_info = {sortOrder = 4870;};};</text:p>
          </table:table-cell>
          <table:table-cell table:number-columns-repeated="1020"/>
        </table:table-row>
        <table:table-row table:style-name="ro1">
          <table:table-cell office:value-type="string">
            <text:p>EQ_WEAPON_ASSAULT_LASER</text:p>
          </table:table-cell>
          <table:table-cell office:value-type="string">
            <text:p>ColtMaster CM4 Assault Laser</text:p>
          </table:table-cell>
          <table:table-cell table:formula="of:=([.$B$1] - [.$E$1])  + (ROW([.A976]) - 2) * [.$E$1]" office:value-type="float" office:value="4875">
            <text:p>4875</text:p>
          </table:table-cell>
          <table:table-cell table:formula="of:=&quot;    &quot;&quot;&quot; &amp; [.A976] &amp; &quot;&quot;&quot; = {sort_order = &quot; &amp; [.C976] &amp; &quot;; script_info = {sortOrder = &quot; &amp; [.C976] &amp; &quot;;};};&quot;" office:value-type="string" office:string-value="    &quot;EQ_WEAPON_ASSAULT_LASER&quot; = {sort_order = 4875; script_info = {sortOrder = 4875;};};">
            <text:p><text:s text:c="4"/>"EQ_WEAPON_ASSAULT_LASER" = {sort_order = 4875; script_info = {sortOrder = 4875;};};</text:p>
          </table:table-cell>
          <table:table-cell table:number-columns-repeated="1020"/>
        </table:table-row>
        <table:table-row table:style-name="ro1">
          <table:table-cell office:value-type="string">
            <text:p>EQ_WEAPON_BEAM_LASER</text:p>
          </table:table-cell>
          <table:table-cell office:value-type="string">
            <text:p>Ingram M1928A2 Beam Laser</text:p>
          </table:table-cell>
          <table:table-cell table:formula="of:=([.$B$1] - [.$E$1])  + (ROW([.A977]) - 2) * [.$E$1]" office:value-type="float" office:value="4880">
            <text:p>4880</text:p>
          </table:table-cell>
          <table:table-cell table:formula="of:=&quot;    &quot;&quot;&quot; &amp; [.A977] &amp; &quot;&quot;&quot; = {sort_order = &quot; &amp; [.C977] &amp; &quot;; script_info = {sortOrder = &quot; &amp; [.C977] &amp; &quot;;};};&quot;" office:value-type="string" office:string-value="    &quot;EQ_WEAPON_BEAM_LASER&quot; = {sort_order = 4880; script_info = {sortOrder = 4880;};};">
            <text:p><text:s text:c="4"/>"EQ_WEAPON_BEAM_LASER" = {sort_order = 4880; script_info = {sortOrder = 4880;};};</text:p>
          </table:table-cell>
          <table:table-cell table:number-columns-repeated="1020"/>
        </table:table-row>
        <table:table-row table:style-name="ro1">
          <table:table-cell office:value-type="string">
            <text:p>EQ_WEAPON_BEAM_LASER_2</text:p>
          </table:table-cell>
          <table:table-cell office:value-type="string">
            <text:p>Dual Beam Laser</text:p>
          </table:table-cell>
          <table:table-cell table:formula="of:=([.$B$1] - [.$E$1])  + (ROW([.A978]) - 2) * [.$E$1]" office:value-type="float" office:value="4885">
            <text:p>4885</text:p>
          </table:table-cell>
          <table:table-cell table:formula="of:=&quot;    &quot;&quot;&quot; &amp; [.A978] &amp; &quot;&quot;&quot; = {sort_order = &quot; &amp; [.C978] &amp; &quot;; script_info = {sortOrder = &quot; &amp; [.C978] &amp; &quot;;};};&quot;" office:value-type="string" office:string-value="    &quot;EQ_WEAPON_BEAM_LASER_2&quot; = {sort_order = 4885; script_info = {sortOrder = 4885;};};">
            <text:p><text:s text:c="4"/>"EQ_WEAPON_BEAM_LASER_2" = {sort_order = 4885; script_info = {sortOrder = 4885;};};</text:p>
          </table:table-cell>
          <table:table-cell table:number-columns-repeated="1020"/>
        </table:table-row>
        <table:table-row table:style-name="ro1">
          <table:table-cell office:value-type="string">
            <text:p>EQ_WEAPON_BEAM_LASER_3</text:p>
          </table:table-cell>
          <table:table-cell office:value-type="string">
            <text:p>Triple Beam Laser</text:p>
          </table:table-cell>
          <table:table-cell table:formula="of:=([.$B$1] - [.$E$1])  + (ROW([.A979]) - 2) * [.$E$1]" office:value-type="float" office:value="4890">
            <text:p>4890</text:p>
          </table:table-cell>
          <table:table-cell table:formula="of:=&quot;    &quot;&quot;&quot; &amp; [.A979] &amp; &quot;&quot;&quot; = {sort_order = &quot; &amp; [.C979] &amp; &quot;; script_info = {sortOrder = &quot; &amp; [.C979] &amp; &quot;;};};&quot;" office:value-type="string" office:string-value="    &quot;EQ_WEAPON_BEAM_LASER_3&quot; = {sort_order = 4890; script_info = {sortOrder = 4890;};};">
            <text:p><text:s text:c="4"/>"EQ_WEAPON_BEAM_LASER_3" = {sort_order = 4890; script_info = {sortOrder = 4890;};};</text:p>
          </table:table-cell>
          <table:table-cell table:number-columns-repeated="1020"/>
        </table:table-row>
        <table:table-row table:style-name="ro1">
          <table:table-cell office:value-type="string">
            <text:p>EQ_WEAPON_BEAM_LASER_4</text:p>
          </table:table-cell>
          <table:table-cell office:value-type="string">
            <text:p>Quad Beam Laser</text:p>
          </table:table-cell>
          <table:table-cell table:formula="of:=([.$B$1] - [.$E$1])  + (ROW([.A980]) - 2) * [.$E$1]" office:value-type="float" office:value="4895">
            <text:p>4895</text:p>
          </table:table-cell>
          <table:table-cell table:formula="of:=&quot;    &quot;&quot;&quot; &amp; [.A980] &amp; &quot;&quot;&quot; = {sort_order = &quot; &amp; [.C980] &amp; &quot;; script_info = {sortOrder = &quot; &amp; [.C980] &amp; &quot;;};};&quot;" office:value-type="string" office:string-value="    &quot;EQ_WEAPON_BEAM_LASER_4&quot; = {sort_order = 4895; script_info = {sortOrder = 4895;};};">
            <text:p><text:s text:c="4"/>"EQ_WEAPON_BEAM_LASER_4" = {sort_order = 4895; script_info = {sortOrder = 4895;};};</text:p>
          </table:table-cell>
          <table:table-cell table:number-columns-repeated="1020"/>
        </table:table-row>
        <table:table-row table:style-name="ro1">
          <table:table-cell office:value-type="string">
            <text:p>EQ_WEAPON_BEAM_LASER_5</text:p>
          </table:table-cell>
          <table:table-cell office:value-type="string">
            <text:p>Broadside Beam Laser</text:p>
          </table:table-cell>
          <table:table-cell table:formula="of:=([.$B$1] - [.$E$1])  + (ROW([.A981]) - 2) * [.$E$1]" office:value-type="float" office:value="4900">
            <text:p>4900</text:p>
          </table:table-cell>
          <table:table-cell table:formula="of:=&quot;    &quot;&quot;&quot; &amp; [.A981] &amp; &quot;&quot;&quot; = {sort_order = &quot; &amp; [.C981] &amp; &quot;; script_info = {sortOrder = &quot; &amp; [.C981] &amp; &quot;;};};&quot;" office:value-type="string" office:string-value="    &quot;EQ_WEAPON_BEAM_LASER_5&quot; = {sort_order = 4900; script_info = {sortOrder = 4900;};};">
            <text:p><text:s text:c="4"/>"EQ_WEAPON_BEAM_LASER_5" = {sort_order = 4900; script_info = {sortOrder = 4900;};};</text:p>
          </table:table-cell>
          <table:table-cell table:number-columns-repeated="1020"/>
        </table:table-row>
        <table:table-row table:style-name="ro1">
          <table:table-cell office:value-type="string">
            <text:p>EQ_WEAPON_BLAST_LASER</text:p>
          </table:table-cell>
          <table:table-cell office:value-type="string">
            <text:p>Ingram 1867GC1 MegaBlast Defence Laser</text:p>
          </table:table-cell>
          <table:table-cell table:formula="of:=([.$B$1] - [.$E$1])  + (ROW([.A982]) - 2) * [.$E$1]" office:value-type="float" office:value="4905">
            <text:p>4905</text:p>
          </table:table-cell>
          <table:table-cell table:formula="of:=&quot;    &quot;&quot;&quot; &amp; [.A982] &amp; &quot;&quot;&quot; = {sort_order = &quot; &amp; [.C982] &amp; &quot;; script_info = {sortOrder = &quot; &amp; [.C982] &amp; &quot;;};};&quot;" office:value-type="string" office:string-value="    &quot;EQ_WEAPON_BLAST_LASER&quot; = {sort_order = 4905; script_info = {sortOrder = 4905;};};">
            <text:p><text:s text:c="4"/>"EQ_WEAPON_BLAST_LASER" = {sort_order = 4905; script_info = {sortOrder = 4905;};};</text:p>
          </table:table-cell>
          <table:table-cell table:number-columns-repeated="1020"/>
        </table:table-row>
        <table:table-row table:style-name="ro1">
          <table:table-cell office:value-type="string">
            <text:p>EQ_WEAPON_BURST_LASER</text:p>
          </table:table-cell>
          <table:table-cell office:value-type="string">
            <text:p>Hassoni-Kruger HK1-GCW Burst Laser</text:p>
          </table:table-cell>
          <table:table-cell table:formula="of:=([.$B$1] - [.$E$1])  + (ROW([.A983]) - 2) * [.$E$1]" office:value-type="float" office:value="4910">
            <text:p>4910</text:p>
          </table:table-cell>
          <table:table-cell table:formula="of:=&quot;    &quot;&quot;&quot; &amp; [.A983] &amp; &quot;&quot;&quot; = {sort_order = &quot; &amp; [.C983] &amp; &quot;; script_info = {sortOrder = &quot; &amp; [.C983] &amp; &quot;;};};&quot;" office:value-type="string" office:string-value="    &quot;EQ_WEAPON_BURST_LASER&quot; = {sort_order = 4910; script_info = {sortOrder = 4910;};};">
            <text:p><text:s text:c="4"/>"EQ_WEAPON_BURST_LASER" = {sort_order = 4910; script_info = {sortOrder = 491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</text:p>
          </table:table-cell>
          <table:table-cell office:value-type="string">
            <text:p>Kruger CRM38 Mining Cannon</text:p>
          </table:table-cell>
          <table:table-cell table:formula="of:=([.$B$1] - [.$E$1])  + (ROW([.A984]) - 2) * [.$E$1]" office:value-type="float" office:value="4915">
            <text:p>4915</text:p>
          </table:table-cell>
          <table:table-cell table:formula="of:=&quot;    &quot;&quot;&quot; &amp; [.A984] &amp; &quot;&quot;&quot; = {sort_order = &quot; &amp; [.C984] &amp; &quot;; script_info = {sortOrder = &quot; &amp; [.C984] &amp; &quot;;};};&quot;" office:value-type="string" office:string-value="    &quot;EQ_WEAPON_CANNON_1&quot; = {sort_order = 4915; script_info = {sortOrder = 4915;};};">
            <text:p><text:s text:c="4"/>"EQ_WEAPON_CANNON_1" = {sort_order = 4915; script_info = {sortOrder = 491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0</text:p>
          </table:table-cell>
          <table:table-cell office:value-type="string">
            <text:p>JK-V38 Plasma Ray</text:p>
          </table:table-cell>
          <table:table-cell table:formula="of:=([.$B$1] - [.$E$1])  + (ROW([.A985]) - 2) * [.$E$1]" office:value-type="float" office:value="4920">
            <text:p>4920</text:p>
          </table:table-cell>
          <table:table-cell table:formula="of:=&quot;    &quot;&quot;&quot; &amp; [.A985] &amp; &quot;&quot;&quot; = {sort_order = &quot; &amp; [.C985] &amp; &quot;; script_info = {sortOrder = &quot; &amp; [.C985] &amp; &quot;;};};&quot;" office:value-type="string" office:string-value="    &quot;EQ_WEAPON_CANNON_10&quot; = {sort_order = 4920; script_info = {sortOrder = 4920;};};">
            <text:p><text:s text:c="4"/>"EQ_WEAPON_CANNON_10" = {sort_order = 4920; script_info = {sortOrder = 492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0_2</text:p>
          </table:table-cell>
          <table:table-cell office:value-type="string">
            <text:p>Dual Plasma Ray</text:p>
          </table:table-cell>
          <table:table-cell table:formula="of:=([.$B$1] - [.$E$1])  + (ROW([.A986]) - 2) * [.$E$1]" office:value-type="float" office:value="4925">
            <text:p>4925</text:p>
          </table:table-cell>
          <table:table-cell table:formula="of:=&quot;    &quot;&quot;&quot; &amp; [.A986] &amp; &quot;&quot;&quot; = {sort_order = &quot; &amp; [.C986] &amp; &quot;; script_info = {sortOrder = &quot; &amp; [.C986] &amp; &quot;;};};&quot;" office:value-type="string" office:string-value="    &quot;EQ_WEAPON_CANNON_10_2&quot; = {sort_order = 4925; script_info = {sortOrder = 4925;};};">
            <text:p><text:s text:c="4"/>"EQ_WEAPON_CANNON_10_2" = {sort_order = 4925; script_info = {sortOrder = 492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0_3</text:p>
          </table:table-cell>
          <table:table-cell office:value-type="string">
            <text:p>Triple Plasma Ray</text:p>
          </table:table-cell>
          <table:table-cell table:formula="of:=([.$B$1] - [.$E$1])  + (ROW([.A987]) - 2) * [.$E$1]" office:value-type="float" office:value="4930">
            <text:p>4930</text:p>
          </table:table-cell>
          <table:table-cell table:formula="of:=&quot;    &quot;&quot;&quot; &amp; [.A987] &amp; &quot;&quot;&quot; = {sort_order = &quot; &amp; [.C987] &amp; &quot;; script_info = {sortOrder = &quot; &amp; [.C987] &amp; &quot;;};};&quot;" office:value-type="string" office:string-value="    &quot;EQ_WEAPON_CANNON_10_3&quot; = {sort_order = 4930; script_info = {sortOrder = 4930;};};">
            <text:p><text:s text:c="4"/>"EQ_WEAPON_CANNON_10_3" = {sort_order = 4930; script_info = {sortOrder = 493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0_4</text:p>
          </table:table-cell>
          <table:table-cell office:value-type="string">
            <text:p>Quad Plasma Ray</text:p>
          </table:table-cell>
          <table:table-cell table:formula="of:=([.$B$1] - [.$E$1])  + (ROW([.A988]) - 2) * [.$E$1]" office:value-type="float" office:value="4935">
            <text:p>4935</text:p>
          </table:table-cell>
          <table:table-cell table:formula="of:=&quot;    &quot;&quot;&quot; &amp; [.A988] &amp; &quot;&quot;&quot; = {sort_order = &quot; &amp; [.C988] &amp; &quot;; script_info = {sortOrder = &quot; &amp; [.C988] &amp; &quot;;};};&quot;" office:value-type="string" office:string-value="    &quot;EQ_WEAPON_CANNON_10_4&quot; = {sort_order = 4935; script_info = {sortOrder = 4935;};};">
            <text:p><text:s text:c="4"/>"EQ_WEAPON_CANNON_10_4" = {sort_order = 4935; script_info = {sortOrder = 493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0_5</text:p>
          </table:table-cell>
          <table:table-cell office:value-type="string">
            <text:p>Broadside Plasma Ray</text:p>
          </table:table-cell>
          <table:table-cell table:formula="of:=([.$B$1] - [.$E$1])  + (ROW([.A989]) - 2) * [.$E$1]" office:value-type="float" office:value="4940">
            <text:p>4940</text:p>
          </table:table-cell>
          <table:table-cell table:formula="of:=&quot;    &quot;&quot;&quot; &amp; [.A989] &amp; &quot;&quot;&quot; = {sort_order = &quot; &amp; [.C989] &amp; &quot;; script_info = {sortOrder = &quot; &amp; [.C989] &amp; &quot;;};};&quot;" office:value-type="string" office:string-value="    &quot;EQ_WEAPON_CANNON_10_5&quot; = {sort_order = 4940; script_info = {sortOrder = 4940;};};">
            <text:p><text:s text:c="4"/>"EQ_WEAPON_CANNON_10_5" = {sort_order = 4940; script_info = {sortOrder = 494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1</text:p>
          </table:table-cell>
          <table:table-cell office:value-type="string">
            <text:p>Kruger Artillery Cannon</text:p>
          </table:table-cell>
          <table:table-cell table:formula="of:=([.$B$1] - [.$E$1])  + (ROW([.A990]) - 2) * [.$E$1]" office:value-type="float" office:value="4945">
            <text:p>4945</text:p>
          </table:table-cell>
          <table:table-cell table:formula="of:=&quot;    &quot;&quot;&quot; &amp; [.A990] &amp; &quot;&quot;&quot; = {sort_order = &quot; &amp; [.C990] &amp; &quot;; script_info = {sortOrder = &quot; &amp; [.C990] &amp; &quot;;};};&quot;" office:value-type="string" office:string-value="    &quot;EQ_WEAPON_CANNON_11&quot; = {sort_order = 4945; script_info = {sortOrder = 4945;};};">
            <text:p><text:s text:c="4"/>"EQ_WEAPON_CANNON_11" = {sort_order = 4945; script_info = {sortOrder = 494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1_2</text:p>
          </table:table-cell>
          <table:table-cell office:value-type="string">
            <text:p>Dual Artillery Cannon</text:p>
          </table:table-cell>
          <table:table-cell table:formula="of:=([.$B$1] - [.$E$1])  + (ROW([.A991]) - 2) * [.$E$1]" office:value-type="float" office:value="4950">
            <text:p>4950</text:p>
          </table:table-cell>
          <table:table-cell table:formula="of:=&quot;    &quot;&quot;&quot; &amp; [.A991] &amp; &quot;&quot;&quot; = {sort_order = &quot; &amp; [.C991] &amp; &quot;; script_info = {sortOrder = &quot; &amp; [.C991] &amp; &quot;;};};&quot;" office:value-type="string" office:string-value="    &quot;EQ_WEAPON_CANNON_11_2&quot; = {sort_order = 4950; script_info = {sortOrder = 4950;};};">
            <text:p><text:s text:c="4"/>"EQ_WEAPON_CANNON_11_2" = {sort_order = 4950; script_info = {sortOrder = 495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1_3</text:p>
          </table:table-cell>
          <table:table-cell office:value-type="string">
            <text:p>Triple Artillery Cannon</text:p>
          </table:table-cell>
          <table:table-cell table:formula="of:=([.$B$1] - [.$E$1])  + (ROW([.A992]) - 2) * [.$E$1]" office:value-type="float" office:value="4955">
            <text:p>4955</text:p>
          </table:table-cell>
          <table:table-cell table:formula="of:=&quot;    &quot;&quot;&quot; &amp; [.A992] &amp; &quot;&quot;&quot; = {sort_order = &quot; &amp; [.C992] &amp; &quot;; script_info = {sortOrder = &quot; &amp; [.C992] &amp; &quot;;};};&quot;" office:value-type="string" office:string-value="    &quot;EQ_WEAPON_CANNON_11_3&quot; = {sort_order = 4955; script_info = {sortOrder = 4955;};};">
            <text:p><text:s text:c="4"/>"EQ_WEAPON_CANNON_11_3" = {sort_order = 4955; script_info = {sortOrder = 495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1_4</text:p>
          </table:table-cell>
          <table:table-cell office:value-type="string">
            <text:p>Quad Artillery Cannon</text:p>
          </table:table-cell>
          <table:table-cell table:formula="of:=([.$B$1] - [.$E$1])  + (ROW([.A993]) - 2) * [.$E$1]" office:value-type="float" office:value="4960">
            <text:p>4960</text:p>
          </table:table-cell>
          <table:table-cell table:formula="of:=&quot;    &quot;&quot;&quot; &amp; [.A993] &amp; &quot;&quot;&quot; = {sort_order = &quot; &amp; [.C993] &amp; &quot;; script_info = {sortOrder = &quot; &amp; [.C993] &amp; &quot;;};};&quot;" office:value-type="string" office:string-value="    &quot;EQ_WEAPON_CANNON_11_4&quot; = {sort_order = 4960; script_info = {sortOrder = 4960;};};">
            <text:p><text:s text:c="4"/>"EQ_WEAPON_CANNON_11_4" = {sort_order = 4960; script_info = {sortOrder = 496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1_5</text:p>
          </table:table-cell>
          <table:table-cell office:value-type="string">
            <text:p>Broadside Artillery Cannon</text:p>
          </table:table-cell>
          <table:table-cell table:formula="of:=([.$B$1] - [.$E$1])  + (ROW([.A994]) - 2) * [.$E$1]" office:value-type="float" office:value="4965">
            <text:p>4965</text:p>
          </table:table-cell>
          <table:table-cell table:formula="of:=&quot;    &quot;&quot;&quot; &amp; [.A994] &amp; &quot;&quot;&quot; = {sort_order = &quot; &amp; [.C994] &amp; &quot;; script_info = {sortOrder = &quot; &amp; [.C994] &amp; &quot;;};};&quot;" office:value-type="string" office:string-value="    &quot;EQ_WEAPON_CANNON_11_5&quot; = {sort_order = 4965; script_info = {sortOrder = 4965;};};">
            <text:p><text:s text:c="4"/>"EQ_WEAPON_CANNON_11_5" = {sort_order = 4965; script_info = {sortOrder = 496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2</text:p>
          </table:table-cell>
          <table:table-cell office:value-type="string">
            <text:p>Kruger Twin Artillery Cannon</text:p>
          </table:table-cell>
          <table:table-cell table:formula="of:=([.$B$1] - [.$E$1])  + (ROW([.A995]) - 2) * [.$E$1]" office:value-type="float" office:value="4970">
            <text:p>4970</text:p>
          </table:table-cell>
          <table:table-cell table:formula="of:=&quot;    &quot;&quot;&quot; &amp; [.A995] &amp; &quot;&quot;&quot; = {sort_order = &quot; &amp; [.C995] &amp; &quot;; script_info = {sortOrder = &quot; &amp; [.C995] &amp; &quot;;};};&quot;" office:value-type="string" office:string-value="    &quot;EQ_WEAPON_CANNON_12&quot; = {sort_order = 4970; script_info = {sortOrder = 4970;};};">
            <text:p><text:s text:c="4"/>"EQ_WEAPON_CANNON_12" = {sort_order = 4970; script_info = {sortOrder = 497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2_2</text:p>
          </table:table-cell>
          <table:table-cell office:value-type="string">
            <text:p>Dual Twin Artillery Cannon</text:p>
          </table:table-cell>
          <table:table-cell table:formula="of:=([.$B$1] - [.$E$1])  + (ROW([.A996]) - 2) * [.$E$1]" office:value-type="float" office:value="4975">
            <text:p>4975</text:p>
          </table:table-cell>
          <table:table-cell table:formula="of:=&quot;    &quot;&quot;&quot; &amp; [.A996] &amp; &quot;&quot;&quot; = {sort_order = &quot; &amp; [.C996] &amp; &quot;; script_info = {sortOrder = &quot; &amp; [.C996] &amp; &quot;;};};&quot;" office:value-type="string" office:string-value="    &quot;EQ_WEAPON_CANNON_12_2&quot; = {sort_order = 4975; script_info = {sortOrder = 4975;};};">
            <text:p><text:s text:c="4"/>"EQ_WEAPON_CANNON_12_2" = {sort_order = 4975; script_info = {sortOrder = 497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2_3</text:p>
          </table:table-cell>
          <table:table-cell office:value-type="string">
            <text:p>Triple Twin Artillery Cannon</text:p>
          </table:table-cell>
          <table:table-cell table:formula="of:=([.$B$1] - [.$E$1])  + (ROW([.A997]) - 2) * [.$E$1]" office:value-type="float" office:value="4980">
            <text:p>4980</text:p>
          </table:table-cell>
          <table:table-cell table:formula="of:=&quot;    &quot;&quot;&quot; &amp; [.A997] &amp; &quot;&quot;&quot; = {sort_order = &quot; &amp; [.C997] &amp; &quot;; script_info = {sortOrder = &quot; &amp; [.C997] &amp; &quot;;};};&quot;" office:value-type="string" office:string-value="    &quot;EQ_WEAPON_CANNON_12_3&quot; = {sort_order = 4980; script_info = {sortOrder = 4980;};};">
            <text:p><text:s text:c="4"/>"EQ_WEAPON_CANNON_12_3" = {sort_order = 4980; script_info = {sortOrder = 498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2_4</text:p>
          </table:table-cell>
          <table:table-cell office:value-type="string">
            <text:p>Quad Twin Artillery Cannon</text:p>
          </table:table-cell>
          <table:table-cell table:formula="of:=([.$B$1] - [.$E$1])  + (ROW([.A998]) - 2) * [.$E$1]" office:value-type="float" office:value="4985">
            <text:p>4985</text:p>
          </table:table-cell>
          <table:table-cell table:formula="of:=&quot;    &quot;&quot;&quot; &amp; [.A998] &amp; &quot;&quot;&quot; = {sort_order = &quot; &amp; [.C998] &amp; &quot;; script_info = {sortOrder = &quot; &amp; [.C998] &amp; &quot;;};};&quot;" office:value-type="string" office:string-value="    &quot;EQ_WEAPON_CANNON_12_4&quot; = {sort_order = 4985; script_info = {sortOrder = 4985;};};">
            <text:p><text:s text:c="4"/>"EQ_WEAPON_CANNON_12_4" = {sort_order = 4985; script_info = {sortOrder = 498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2_5</text:p>
          </table:table-cell>
          <table:table-cell office:value-type="string">
            <text:p>Broadside Twin Artillery Cannon</text:p>
          </table:table-cell>
          <table:table-cell table:formula="of:=([.$B$1] - [.$E$1])  + (ROW([.A999]) - 2) * [.$E$1]" office:value-type="float" office:value="4990">
            <text:p>4990</text:p>
          </table:table-cell>
          <table:table-cell table:formula="of:=&quot;    &quot;&quot;&quot; &amp; [.A999] &amp; &quot;&quot;&quot; = {sort_order = &quot; &amp; [.C999] &amp; &quot;; script_info = {sortOrder = &quot; &amp; [.C999] &amp; &quot;;};};&quot;" office:value-type="string" office:string-value="    &quot;EQ_WEAPON_CANNON_12_5&quot; = {sort_order = 4990; script_info = {sortOrder = 4990;};};">
            <text:p><text:s text:c="4"/>"EQ_WEAPON_CANNON_12_5" = {sort_order = 4990; script_info = {sortOrder = 499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3</text:p>
          </table:table-cell>
          <table:table-cell office:value-type="string">
            <text:p>Kruger Battle Artillery Cannon</text:p>
          </table:table-cell>
          <table:table-cell table:formula="of:=([.$B$1] - [.$E$1])  + (ROW([.A1000]) - 2) * [.$E$1]" office:value-type="float" office:value="4995">
            <text:p>4995</text:p>
          </table:table-cell>
          <table:table-cell table:formula="of:=&quot;    &quot;&quot;&quot; &amp; [.A1000] &amp; &quot;&quot;&quot; = {sort_order = &quot; &amp; [.C1000] &amp; &quot;; script_info = {sortOrder = &quot; &amp; [.C1000] &amp; &quot;;};};&quot;" office:value-type="string" office:string-value="    &quot;EQ_WEAPON_CANNON_13&quot; = {sort_order = 4995; script_info = {sortOrder = 4995;};};">
            <text:p><text:s text:c="4"/>"EQ_WEAPON_CANNON_13" = {sort_order = 4995; script_info = {sortOrder = 499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4</text:p>
          </table:table-cell>
          <table:table-cell office:value-type="string">
            <text:p>JK Plasma Artillery Cannon</text:p>
          </table:table-cell>
          <table:table-cell table:formula="of:=([.$B$1] - [.$E$1])  + (ROW([.A1001]) - 2) * [.$E$1]" office:value-type="float" office:value="5000">
            <text:p>5000</text:p>
          </table:table-cell>
          <table:table-cell table:formula="of:=&quot;    &quot;&quot;&quot; &amp; [.A1001] &amp; &quot;&quot;&quot; = {sort_order = &quot; &amp; [.C1001] &amp; &quot;; script_info = {sortOrder = &quot; &amp; [.C1001] &amp; &quot;;};};&quot;" office:value-type="string" office:string-value="    &quot;EQ_WEAPON_CANNON_14&quot; = {sort_order = 5000; script_info = {sortOrder = 5000;};};">
            <text:p><text:s text:c="4"/>"EQ_WEAPON_CANNON_14" = {sort_order = 5000; script_info = {sortOrder = 500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5</text:p>
          </table:table-cell>
          <table:table-cell office:value-type="string">
            <text:p>Ergon Behemoth Cannon</text:p>
          </table:table-cell>
          <table:table-cell table:formula="of:=([.$B$1] - [.$E$1])  + (ROW([.A1002]) - 2) * [.$E$1]" office:value-type="float" office:value="5005">
            <text:p>5005</text:p>
          </table:table-cell>
          <table:table-cell table:formula="of:=&quot;    &quot;&quot;&quot; &amp; [.A1002] &amp; &quot;&quot;&quot; = {sort_order = &quot; &amp; [.C1002] &amp; &quot;; script_info = {sortOrder = &quot; &amp; [.C1002] &amp; &quot;;};};&quot;" office:value-type="string" office:string-value="    &quot;EQ_WEAPON_CANNON_15&quot; = {sort_order = 5005; script_info = {sortOrder = 5005;};};">
            <text:p><text:s text:c="4"/>"EQ_WEAPON_CANNON_15" = {sort_order = 5005; script_info = {sortOrder = 500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6</text:p>
          </table:table-cell>
          <table:table-cell office:value-type="string">
            <text:p>ColtMaster Behemoth Plasma Web</text:p>
          </table:table-cell>
          <table:table-cell table:formula="of:=([.$B$1] - [.$E$1])  + (ROW([.A1003]) - 2) * [.$E$1]" office:value-type="float" office:value="5010">
            <text:p>5010</text:p>
          </table:table-cell>
          <table:table-cell table:formula="of:=&quot;    &quot;&quot;&quot; &amp; [.A1003] &amp; &quot;&quot;&quot; = {sort_order = &quot; &amp; [.C1003] &amp; &quot;; script_info = {sortOrder = &quot; &amp; [.C1003] &amp; &quot;;};};&quot;" office:value-type="string" office:string-value="    &quot;EQ_WEAPON_CANNON_16&quot; = {sort_order = 5010; script_info = {sortOrder = 5010;};};">
            <text:p><text:s text:c="4"/>"EQ_WEAPON_CANNON_16" = {sort_order = 5010; script_info = {sortOrder = 501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7</text:p>
          </table:table-cell>
          <table:table-cell office:value-type="string">
            <text:p>Lance &amp; Ferman Base Cannon</text:p>
          </table:table-cell>
          <table:table-cell table:formula="of:=([.$B$1] - [.$E$1])  + (ROW([.A1004]) - 2) * [.$E$1]" office:value-type="float" office:value="5015">
            <text:p>5015</text:p>
          </table:table-cell>
          <table:table-cell table:formula="of:=&quot;    &quot;&quot;&quot; &amp; [.A1004] &amp; &quot;&quot;&quot; = {sort_order = &quot; &amp; [.C1004] &amp; &quot;; script_info = {sortOrder = &quot; &amp; [.C1004] &amp; &quot;;};};&quot;" office:value-type="string" office:string-value="    &quot;EQ_WEAPON_CANNON_17&quot; = {sort_order = 5015; script_info = {sortOrder = 5015;};};">
            <text:p><text:s text:c="4"/>"EQ_WEAPON_CANNON_17" = {sort_order = 5015; script_info = {sortOrder = 501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18</text:p>
          </table:table-cell>
          <table:table-cell office:value-type="string">
            <text:p>Kruger Base Artillery Cannon</text:p>
          </table:table-cell>
          <table:table-cell table:formula="of:=([.$B$1] - [.$E$1])  + (ROW([.A1005]) - 2) * [.$E$1]" office:value-type="float" office:value="5020">
            <text:p>5020</text:p>
          </table:table-cell>
          <table:table-cell table:formula="of:=&quot;    &quot;&quot;&quot; &amp; [.A1005] &amp; &quot;&quot;&quot; = {sort_order = &quot; &amp; [.C1005] &amp; &quot;; script_info = {sortOrder = &quot; &amp; [.C1005] &amp; &quot;;};};&quot;" office:value-type="string" office:string-value="    &quot;EQ_WEAPON_CANNON_18&quot; = {sort_order = 5020; script_info = {sortOrder = 5020;};};">
            <text:p><text:s text:c="4"/>"EQ_WEAPON_CANNON_18" = {sort_order = 5020; script_info = {sortOrder = 502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2</text:p>
          </table:table-cell>
          <table:table-cell office:value-type="string">
            <text:p>Ingram 3838C8 Mini Cannon</text:p>
          </table:table-cell>
          <table:table-cell table:formula="of:=([.$B$1] - [.$E$1])  + (ROW([.A1006]) - 2) * [.$E$1]" office:value-type="float" office:value="5025">
            <text:p>5025</text:p>
          </table:table-cell>
          <table:table-cell table:formula="of:=&quot;    &quot;&quot;&quot; &amp; [.A1006] &amp; &quot;&quot;&quot; = {sort_order = &quot; &amp; [.C1006] &amp; &quot;; script_info = {sortOrder = &quot; &amp; [.C1006] &amp; &quot;;};};&quot;" office:value-type="string" office:string-value="    &quot;EQ_WEAPON_CANNON_2&quot; = {sort_order = 5025; script_info = {sortOrder = 5025;};};">
            <text:p><text:s text:c="4"/>"EQ_WEAPON_CANNON_2" = {sort_order = 5025; script_info = {sortOrder = 502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2_2</text:p>
          </table:table-cell>
          <table:table-cell office:value-type="string">
            <text:p>Dual Mini Cannon</text:p>
          </table:table-cell>
          <table:table-cell table:formula="of:=([.$B$1] - [.$E$1])  + (ROW([.A1007]) - 2) * [.$E$1]" office:value-type="float" office:value="5030">
            <text:p>5030</text:p>
          </table:table-cell>
          <table:table-cell table:formula="of:=&quot;    &quot;&quot;&quot; &amp; [.A1007] &amp; &quot;&quot;&quot; = {sort_order = &quot; &amp; [.C1007] &amp; &quot;; script_info = {sortOrder = &quot; &amp; [.C1007] &amp; &quot;;};};&quot;" office:value-type="string" office:string-value="    &quot;EQ_WEAPON_CANNON_2_2&quot; = {sort_order = 5030; script_info = {sortOrder = 5030;};};">
            <text:p><text:s text:c="4"/>"EQ_WEAPON_CANNON_2_2" = {sort_order = 5030; script_info = {sortOrder = 503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2_3</text:p>
          </table:table-cell>
          <table:table-cell office:value-type="string">
            <text:p>Triple Mini Cannon</text:p>
          </table:table-cell>
          <table:table-cell table:formula="of:=([.$B$1] - [.$E$1])  + (ROW([.A1008]) - 2) * [.$E$1]" office:value-type="float" office:value="5035">
            <text:p>5035</text:p>
          </table:table-cell>
          <table:table-cell table:formula="of:=&quot;    &quot;&quot;&quot; &amp; [.A1008] &amp; &quot;&quot;&quot; = {sort_order = &quot; &amp; [.C1008] &amp; &quot;; script_info = {sortOrder = &quot; &amp; [.C1008] &amp; &quot;;};};&quot;" office:value-type="string" office:string-value="    &quot;EQ_WEAPON_CANNON_2_3&quot; = {sort_order = 5035; script_info = {sortOrder = 5035;};};">
            <text:p><text:s text:c="4"/>"EQ_WEAPON_CANNON_2_3" = {sort_order = 5035; script_info = {sortOrder = 503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2_4</text:p>
          </table:table-cell>
          <table:table-cell office:value-type="string">
            <text:p>Quad Mini Cannon</text:p>
          </table:table-cell>
          <table:table-cell table:formula="of:=([.$B$1] - [.$E$1])  + (ROW([.A1009]) - 2) * [.$E$1]" office:value-type="float" office:value="5040">
            <text:p>5040</text:p>
          </table:table-cell>
          <table:table-cell table:formula="of:=&quot;    &quot;&quot;&quot; &amp; [.A1009] &amp; &quot;&quot;&quot; = {sort_order = &quot; &amp; [.C1009] &amp; &quot;; script_info = {sortOrder = &quot; &amp; [.C1009] &amp; &quot;;};};&quot;" office:value-type="string" office:string-value="    &quot;EQ_WEAPON_CANNON_2_4&quot; = {sort_order = 5040; script_info = {sortOrder = 5040;};};">
            <text:p><text:s text:c="4"/>"EQ_WEAPON_CANNON_2_4" = {sort_order = 5040; script_info = {sortOrder = 504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2_5</text:p>
          </table:table-cell>
          <table:table-cell office:value-type="string">
            <text:p>Broadside Mini Cannon</text:p>
          </table:table-cell>
          <table:table-cell table:formula="of:=([.$B$1] - [.$E$1])  + (ROW([.A1010]) - 2) * [.$E$1]" office:value-type="float" office:value="5045">
            <text:p>5045</text:p>
          </table:table-cell>
          <table:table-cell table:formula="of:=&quot;    &quot;&quot;&quot; &amp; [.A1010] &amp; &quot;&quot;&quot; = {sort_order = &quot; &amp; [.C1010] &amp; &quot;; script_info = {sortOrder = &quot; &amp; [.C1010] &amp; &quot;;};};&quot;" office:value-type="string" office:string-value="    &quot;EQ_WEAPON_CANNON_2_5&quot; = {sort_order = 5045; script_info = {sortOrder = 5045;};};">
            <text:p><text:s text:c="4"/>"EQ_WEAPON_CANNON_2_5" = {sort_order = 5045; script_info = {sortOrder = 504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3</text:p>
          </table:table-cell>
          <table:table-cell office:value-type="string">
            <text:p>Hassoni C38 Dual Cannon</text:p>
          </table:table-cell>
          <table:table-cell table:formula="of:=([.$B$1] - [.$E$1])  + (ROW([.A1011]) - 2) * [.$E$1]" office:value-type="float" office:value="5050">
            <text:p>5050</text:p>
          </table:table-cell>
          <table:table-cell table:formula="of:=&quot;    &quot;&quot;&quot; &amp; [.A1011] &amp; &quot;&quot;&quot; = {sort_order = &quot; &amp; [.C1011] &amp; &quot;; script_info = {sortOrder = &quot; &amp; [.C1011] &amp; &quot;;};};&quot;" office:value-type="string" office:string-value="    &quot;EQ_WEAPON_CANNON_3&quot; = {sort_order = 5050; script_info = {sortOrder = 5050;};};">
            <text:p><text:s text:c="4"/>"EQ_WEAPON_CANNON_3" = {sort_order = 5050; script_info = {sortOrder = 505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4</text:p>
          </table:table-cell>
          <table:table-cell office:value-type="string">
            <text:p>Lance &amp; Ferman Military Cannon</text:p>
          </table:table-cell>
          <table:table-cell table:formula="of:=([.$B$1] - [.$E$1])  + (ROW([.A1012]) - 2) * [.$E$1]" office:value-type="float" office:value="5055">
            <text:p>5055</text:p>
          </table:table-cell>
          <table:table-cell table:formula="of:=&quot;    &quot;&quot;&quot; &amp; [.A1012] &amp; &quot;&quot;&quot; = {sort_order = &quot; &amp; [.C1012] &amp; &quot;; script_info = {sortOrder = &quot; &amp; [.C1012] &amp; &quot;;};};&quot;" office:value-type="string" office:string-value="    &quot;EQ_WEAPON_CANNON_4&quot; = {sort_order = 5055; script_info = {sortOrder = 5055;};};">
            <text:p><text:s text:c="4"/>"EQ_WEAPON_CANNON_4" = {sort_order = 5055; script_info = {sortOrder = 505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4_2</text:p>
          </table:table-cell>
          <table:table-cell office:value-type="string">
            <text:p>Dual Military Cannon</text:p>
          </table:table-cell>
          <table:table-cell table:formula="of:=([.$B$1] - [.$E$1])  + (ROW([.A1013]) - 2) * [.$E$1]" office:value-type="float" office:value="5060">
            <text:p>5060</text:p>
          </table:table-cell>
          <table:table-cell table:formula="of:=&quot;    &quot;&quot;&quot; &amp; [.A1013] &amp; &quot;&quot;&quot; = {sort_order = &quot; &amp; [.C1013] &amp; &quot;; script_info = {sortOrder = &quot; &amp; [.C1013] &amp; &quot;;};};&quot;" office:value-type="string" office:string-value="    &quot;EQ_WEAPON_CANNON_4_2&quot; = {sort_order = 5060; script_info = {sortOrder = 5060;};};">
            <text:p><text:s text:c="4"/>"EQ_WEAPON_CANNON_4_2" = {sort_order = 5060; script_info = {sortOrder = 506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4_3</text:p>
          </table:table-cell>
          <table:table-cell office:value-type="string">
            <text:p>Triple Military Cannon</text:p>
          </table:table-cell>
          <table:table-cell table:formula="of:=([.$B$1] - [.$E$1])  + (ROW([.A1014]) - 2) * [.$E$1]" office:value-type="float" office:value="5065">
            <text:p>5065</text:p>
          </table:table-cell>
          <table:table-cell table:formula="of:=&quot;    &quot;&quot;&quot; &amp; [.A1014] &amp; &quot;&quot;&quot; = {sort_order = &quot; &amp; [.C1014] &amp; &quot;; script_info = {sortOrder = &quot; &amp; [.C1014] &amp; &quot;;};};&quot;" office:value-type="string" office:string-value="    &quot;EQ_WEAPON_CANNON_4_3&quot; = {sort_order = 5065; script_info = {sortOrder = 5065;};};">
            <text:p><text:s text:c="4"/>"EQ_WEAPON_CANNON_4_3" = {sort_order = 5065; script_info = {sortOrder = 506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4_4</text:p>
          </table:table-cell>
          <table:table-cell office:value-type="string">
            <text:p>Quad Military Cannon</text:p>
          </table:table-cell>
          <table:table-cell table:formula="of:=([.$B$1] - [.$E$1])  + (ROW([.A1015]) - 2) * [.$E$1]" office:value-type="float" office:value="5070">
            <text:p>5070</text:p>
          </table:table-cell>
          <table:table-cell table:formula="of:=&quot;    &quot;&quot;&quot; &amp; [.A1015] &amp; &quot;&quot;&quot; = {sort_order = &quot; &amp; [.C1015] &amp; &quot;; script_info = {sortOrder = &quot; &amp; [.C1015] &amp; &quot;;};};&quot;" office:value-type="string" office:string-value="    &quot;EQ_WEAPON_CANNON_4_4&quot; = {sort_order = 5070; script_info = {sortOrder = 5070;};};">
            <text:p><text:s text:c="4"/>"EQ_WEAPON_CANNON_4_4" = {sort_order = 5070; script_info = {sortOrder = 507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4_5</text:p>
          </table:table-cell>
          <table:table-cell office:value-type="string">
            <text:p>Broadside Military Cannon</text:p>
          </table:table-cell>
          <table:table-cell table:formula="of:=([.$B$1] - [.$E$1])  + (ROW([.A1016]) - 2) * [.$E$1]" office:value-type="float" office:value="5075">
            <text:p>5075</text:p>
          </table:table-cell>
          <table:table-cell table:formula="of:=&quot;    &quot;&quot;&quot; &amp; [.A1016] &amp; &quot;&quot;&quot; = {sort_order = &quot; &amp; [.C1016] &amp; &quot;; script_info = {sortOrder = &quot; &amp; [.C1016] &amp; &quot;;};};&quot;" office:value-type="string" office:string-value="    &quot;EQ_WEAPON_CANNON_4_5&quot; = {sort_order = 5075; script_info = {sortOrder = 5075;};};">
            <text:p><text:s text:c="4"/>"EQ_WEAPON_CANNON_4_5" = {sort_order = 5075; script_info = {sortOrder = 507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5</text:p>
          </table:table-cell>
          <table:table-cell office:value-type="string">
            <text:p>LF38 Twin Military Cannon</text:p>
          </table:table-cell>
          <table:table-cell table:formula="of:=([.$B$1] - [.$E$1])  + (ROW([.A1017]) - 2) * [.$E$1]" office:value-type="float" office:value="5080">
            <text:p>5080</text:p>
          </table:table-cell>
          <table:table-cell table:formula="of:=&quot;    &quot;&quot;&quot; &amp; [.A1017] &amp; &quot;&quot;&quot; = {sort_order = &quot; &amp; [.C1017] &amp; &quot;; script_info = {sortOrder = &quot; &amp; [.C1017] &amp; &quot;;};};&quot;" office:value-type="string" office:string-value="    &quot;EQ_WEAPON_CANNON_5&quot; = {sort_order = 5080; script_info = {sortOrder = 5080;};};">
            <text:p><text:s text:c="4"/>"EQ_WEAPON_CANNON_5" = {sort_order = 5080; script_info = {sortOrder = 508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5_2</text:p>
          </table:table-cell>
          <table:table-cell office:value-type="string">
            <text:p>Dual Twin Military Cannon</text:p>
          </table:table-cell>
          <table:table-cell table:formula="of:=([.$B$1] - [.$E$1])  + (ROW([.A1018]) - 2) * [.$E$1]" office:value-type="float" office:value="5085">
            <text:p>5085</text:p>
          </table:table-cell>
          <table:table-cell table:formula="of:=&quot;    &quot;&quot;&quot; &amp; [.A1018] &amp; &quot;&quot;&quot; = {sort_order = &quot; &amp; [.C1018] &amp; &quot;; script_info = {sortOrder = &quot; &amp; [.C1018] &amp; &quot;;};};&quot;" office:value-type="string" office:string-value="    &quot;EQ_WEAPON_CANNON_5_2&quot; = {sort_order = 5085; script_info = {sortOrder = 5085;};};">
            <text:p><text:s text:c="4"/>"EQ_WEAPON_CANNON_5_2" = {sort_order = 5085; script_info = {sortOrder = 508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5_3</text:p>
          </table:table-cell>
          <table:table-cell office:value-type="string">
            <text:p>Triple Twin Military Cannon</text:p>
          </table:table-cell>
          <table:table-cell table:formula="of:=([.$B$1] - [.$E$1])  + (ROW([.A1019]) - 2) * [.$E$1]" office:value-type="float" office:value="5090">
            <text:p>5090</text:p>
          </table:table-cell>
          <table:table-cell table:formula="of:=&quot;    &quot;&quot;&quot; &amp; [.A1019] &amp; &quot;&quot;&quot; = {sort_order = &quot; &amp; [.C1019] &amp; &quot;; script_info = {sortOrder = &quot; &amp; [.C1019] &amp; &quot;;};};&quot;" office:value-type="string" office:string-value="    &quot;EQ_WEAPON_CANNON_5_3&quot; = {sort_order = 5090; script_info = {sortOrder = 5090;};};">
            <text:p><text:s text:c="4"/>"EQ_WEAPON_CANNON_5_3" = {sort_order = 5090; script_info = {sortOrder = 509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5_4</text:p>
          </table:table-cell>
          <table:table-cell office:value-type="string">
            <text:p>Quad Twin Military Cannon</text:p>
          </table:table-cell>
          <table:table-cell table:formula="of:=([.$B$1] - [.$E$1])  + (ROW([.A1020]) - 2) * [.$E$1]" office:value-type="float" office:value="5095">
            <text:p>5095</text:p>
          </table:table-cell>
          <table:table-cell table:formula="of:=&quot;    &quot;&quot;&quot; &amp; [.A1020] &amp; &quot;&quot;&quot; = {sort_order = &quot; &amp; [.C1020] &amp; &quot;; script_info = {sortOrder = &quot; &amp; [.C1020] &amp; &quot;;};};&quot;" office:value-type="string" office:string-value="    &quot;EQ_WEAPON_CANNON_5_4&quot; = {sort_order = 5095; script_info = {sortOrder = 5095;};};">
            <text:p><text:s text:c="4"/>"EQ_WEAPON_CANNON_5_4" = {sort_order = 5095; script_info = {sortOrder = 509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5_5</text:p>
          </table:table-cell>
          <table:table-cell office:value-type="string">
            <text:p>Broadside Twin Military Cannon</text:p>
          </table:table-cell>
          <table:table-cell table:formula="of:=([.$B$1] - [.$E$1])  + (ROW([.A1021]) - 2) * [.$E$1]" office:value-type="float" office:value="5100">
            <text:p>5100</text:p>
          </table:table-cell>
          <table:table-cell table:formula="of:=&quot;    &quot;&quot;&quot; &amp; [.A1021] &amp; &quot;&quot;&quot; = {sort_order = &quot; &amp; [.C1021] &amp; &quot;; script_info = {sortOrder = &quot; &amp; [.C1021] &amp; &quot;;};};&quot;" office:value-type="string" office:string-value="    &quot;EQ_WEAPON_CANNON_5_5&quot; = {sort_order = 5100; script_info = {sortOrder = 5100;};};">
            <text:p><text:s text:c="4"/>"EQ_WEAPON_CANNON_5_5" = {sort_order = 5100; script_info = {sortOrder = 510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6</text:p>
          </table:table-cell>
          <table:table-cell office:value-type="string">
            <text:p>Ergon A38 Blunderbuss Cannon</text:p>
          </table:table-cell>
          <table:table-cell table:formula="of:=([.$B$1] - [.$E$1])  + (ROW([.A1022]) - 2) * [.$E$1]" office:value-type="float" office:value="5105">
            <text:p>5105</text:p>
          </table:table-cell>
          <table:table-cell table:formula="of:=&quot;    &quot;&quot;&quot; &amp; [.A1022] &amp; &quot;&quot;&quot; = {sort_order = &quot; &amp; [.C1022] &amp; &quot;; script_info = {sortOrder = &quot; &amp; [.C1022] &amp; &quot;;};};&quot;" office:value-type="string" office:string-value="    &quot;EQ_WEAPON_CANNON_6&quot; = {sort_order = 5105; script_info = {sortOrder = 5105;};};">
            <text:p><text:s text:c="4"/>"EQ_WEAPON_CANNON_6" = {sort_order = 5105; script_info = {sortOrder = 510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7</text:p>
          </table:table-cell>
          <table:table-cell office:value-type="string">
            <text:p>Volt V38 Vulcan Cannon</text:p>
          </table:table-cell>
          <table:table-cell table:formula="of:=([.$B$1] - [.$E$1])  + (ROW([.A1023]) - 2) * [.$E$1]" office:value-type="float" office:value="5110">
            <text:p>5110</text:p>
          </table:table-cell>
          <table:table-cell table:formula="of:=&quot;    &quot;&quot;&quot; &amp; [.A1023] &amp; &quot;&quot;&quot; = {sort_order = &quot; &amp; [.C1023] &amp; &quot;; script_info = {sortOrder = &quot; &amp; [.C1023] &amp; &quot;;};};&quot;" office:value-type="string" office:string-value="    &quot;EQ_WEAPON_CANNON_7&quot; = {sort_order = 5110; script_info = {sortOrder = 5110;};};">
            <text:p><text:s text:c="4"/>"EQ_WEAPON_CANNON_7" = {sort_order = 5110; script_info = {sortOrder = 511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7_2</text:p>
          </table:table-cell>
          <table:table-cell office:value-type="string">
            <text:p>Dual Vulcan Cannon</text:p>
          </table:table-cell>
          <table:table-cell table:formula="of:=([.$B$1] - [.$E$1])  + (ROW([.A1024]) - 2) * [.$E$1]" office:value-type="float" office:value="5115">
            <text:p>5115</text:p>
          </table:table-cell>
          <table:table-cell table:formula="of:=&quot;    &quot;&quot;&quot; &amp; [.A1024] &amp; &quot;&quot;&quot; = {sort_order = &quot; &amp; [.C1024] &amp; &quot;; script_info = {sortOrder = &quot; &amp; [.C1024] &amp; &quot;;};};&quot;" office:value-type="string" office:string-value="    &quot;EQ_WEAPON_CANNON_7_2&quot; = {sort_order = 5115; script_info = {sortOrder = 5115;};};">
            <text:p><text:s text:c="4"/>"EQ_WEAPON_CANNON_7_2" = {sort_order = 5115; script_info = {sortOrder = 511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7_3</text:p>
          </table:table-cell>
          <table:table-cell office:value-type="string">
            <text:p>Triple Vulcan Cannon</text:p>
          </table:table-cell>
          <table:table-cell table:formula="of:=([.$B$1] - [.$E$1])  + (ROW([.A1025]) - 2) * [.$E$1]" office:value-type="float" office:value="5120">
            <text:p>5120</text:p>
          </table:table-cell>
          <table:table-cell table:formula="of:=&quot;    &quot;&quot;&quot; &amp; [.A1025] &amp; &quot;&quot;&quot; = {sort_order = &quot; &amp; [.C1025] &amp; &quot;; script_info = {sortOrder = &quot; &amp; [.C1025] &amp; &quot;;};};&quot;" office:value-type="string" office:string-value="    &quot;EQ_WEAPON_CANNON_7_3&quot; = {sort_order = 5120; script_info = {sortOrder = 5120;};};">
            <text:p><text:s text:c="4"/>"EQ_WEAPON_CANNON_7_3" = {sort_order = 5120; script_info = {sortOrder = 512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7_4</text:p>
          </table:table-cell>
          <table:table-cell office:value-type="string">
            <text:p>Quad Vulcan Cannon</text:p>
          </table:table-cell>
          <table:table-cell table:formula="of:=([.$B$1] - [.$E$1])  + (ROW([.A1026]) - 2) * [.$E$1]" office:value-type="float" office:value="5125">
            <text:p>5125</text:p>
          </table:table-cell>
          <table:table-cell table:formula="of:=&quot;    &quot;&quot;&quot; &amp; [.A1026] &amp; &quot;&quot;&quot; = {sort_order = &quot; &amp; [.C1026] &amp; &quot;; script_info = {sortOrder = &quot; &amp; [.C1026] &amp; &quot;;};};&quot;" office:value-type="string" office:string-value="    &quot;EQ_WEAPON_CANNON_7_4&quot; = {sort_order = 5125; script_info = {sortOrder = 5125;};};">
            <text:p><text:s text:c="4"/>"EQ_WEAPON_CANNON_7_4" = {sort_order = 5125; script_info = {sortOrder = 512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7_5</text:p>
          </table:table-cell>
          <table:table-cell office:value-type="string">
            <text:p>Broadside Vulcan Cannon</text:p>
          </table:table-cell>
          <table:table-cell table:formula="of:=([.$B$1] - [.$E$1])  + (ROW([.A1027]) - 2) * [.$E$1]" office:value-type="float" office:value="5130">
            <text:p>5130</text:p>
          </table:table-cell>
          <table:table-cell table:formula="of:=&quot;    &quot;&quot;&quot; &amp; [.A1027] &amp; &quot;&quot;&quot; = {sort_order = &quot; &amp; [.C1027] &amp; &quot;; script_info = {sortOrder = &quot; &amp; [.C1027] &amp; &quot;;};};&quot;" office:value-type="string" office:string-value="    &quot;EQ_WEAPON_CANNON_7_5&quot; = {sort_order = 5130; script_info = {sortOrder = 5130;};};">
            <text:p><text:s text:c="4"/>"EQ_WEAPON_CANNON_7_5" = {sort_order = 5130; script_info = {sortOrder = 513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8</text:p>
          </table:table-cell>
          <table:table-cell office:value-type="string">
            <text:p>JK-38 Mini Plasma Ray</text:p>
          </table:table-cell>
          <table:table-cell table:formula="of:=([.$B$1] - [.$E$1])  + (ROW([.A1028]) - 2) * [.$E$1]" office:value-type="float" office:value="5135">
            <text:p>5135</text:p>
          </table:table-cell>
          <table:table-cell table:formula="of:=&quot;    &quot;&quot;&quot; &amp; [.A1028] &amp; &quot;&quot;&quot; = {sort_order = &quot; &amp; [.C1028] &amp; &quot;; script_info = {sortOrder = &quot; &amp; [.C1028] &amp; &quot;;};};&quot;" office:value-type="string" office:string-value="    &quot;EQ_WEAPON_CANNON_8&quot; = {sort_order = 5135; script_info = {sortOrder = 5135;};};">
            <text:p><text:s text:c="4"/>"EQ_WEAPON_CANNON_8" = {sort_order = 5135; script_info = {sortOrder = 513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9</text:p>
          </table:table-cell>
          <table:table-cell office:value-type="string">
            <text:p>ColtMaster CM-38 Plasma Web</text:p>
          </table:table-cell>
          <table:table-cell table:formula="of:=([.$B$1] - [.$E$1])  + (ROW([.A1029]) - 2) * [.$E$1]" office:value-type="float" office:value="5140">
            <text:p>5140</text:p>
          </table:table-cell>
          <table:table-cell table:formula="of:=&quot;    &quot;&quot;&quot; &amp; [.A1029] &amp; &quot;&quot;&quot; = {sort_order = &quot; &amp; [.C1029] &amp; &quot;; script_info = {sortOrder = &quot; &amp; [.C1029] &amp; &quot;;};};&quot;" office:value-type="string" office:string-value="    &quot;EQ_WEAPON_CANNON_9&quot; = {sort_order = 5140; script_info = {sortOrder = 5140;};};">
            <text:p><text:s text:c="4"/>"EQ_WEAPON_CANNON_9" = {sort_order = 5140; script_info = {sortOrder = 514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A</text:p>
          </table:table-cell>
          <table:table-cell office:value-type="string">
            <text:p>Eco Artillery</text:p>
          </table:table-cell>
          <table:table-cell table:formula="of:=([.$B$1] - [.$E$1])  + (ROW([.A1030]) - 2) * [.$E$1]" office:value-type="float" office:value="5145">
            <text:p>5145</text:p>
          </table:table-cell>
          <table:table-cell table:formula="of:=&quot;    &quot;&quot;&quot; &amp; [.A1030] &amp; &quot;&quot;&quot; = {sort_order = &quot; &amp; [.C1030] &amp; &quot;; script_info = {sortOrder = &quot; &amp; [.C1030] &amp; &quot;;};};&quot;" office:value-type="string" office:string-value="    &quot;EQ_WEAPON_CANNON_EA&quot; = {sort_order = 5145; script_info = {sortOrder = 5145;};};">
            <text:p><text:s text:c="4"/>"EQ_WEAPON_CANNON_EA" = {sort_order = 5145; script_info = {sortOrder = 514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A_2</text:p>
          </table:table-cell>
          <table:table-cell office:value-type="string">
            <text:p>Dual Eco Artillery</text:p>
          </table:table-cell>
          <table:table-cell table:formula="of:=([.$B$1] - [.$E$1])  + (ROW([.A1031]) - 2) * [.$E$1]" office:value-type="float" office:value="5150">
            <text:p>5150</text:p>
          </table:table-cell>
          <table:table-cell table:formula="of:=&quot;    &quot;&quot;&quot; &amp; [.A1031] &amp; &quot;&quot;&quot; = {sort_order = &quot; &amp; [.C1031] &amp; &quot;; script_info = {sortOrder = &quot; &amp; [.C1031] &amp; &quot;;};};&quot;" office:value-type="string" office:string-value="    &quot;EQ_WEAPON_CANNON_EA_2&quot; = {sort_order = 5150; script_info = {sortOrder = 5150;};};">
            <text:p><text:s text:c="4"/>"EQ_WEAPON_CANNON_EA_2" = {sort_order = 5150; script_info = {sortOrder = 515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A_3</text:p>
          </table:table-cell>
          <table:table-cell office:value-type="string">
            <text:p>Triple Eco Artillery</text:p>
          </table:table-cell>
          <table:table-cell table:formula="of:=([.$B$1] - [.$E$1])  + (ROW([.A1032]) - 2) * [.$E$1]" office:value-type="float" office:value="5155">
            <text:p>5155</text:p>
          </table:table-cell>
          <table:table-cell table:formula="of:=&quot;    &quot;&quot;&quot; &amp; [.A1032] &amp; &quot;&quot;&quot; = {sort_order = &quot; &amp; [.C1032] &amp; &quot;; script_info = {sortOrder = &quot; &amp; [.C1032] &amp; &quot;;};};&quot;" office:value-type="string" office:string-value="    &quot;EQ_WEAPON_CANNON_EA_3&quot; = {sort_order = 5155; script_info = {sortOrder = 5155;};};">
            <text:p><text:s text:c="4"/>"EQ_WEAPON_CANNON_EA_3" = {sort_order = 5155; script_info = {sortOrder = 515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A_4</text:p>
          </table:table-cell>
          <table:table-cell office:value-type="string">
            <text:p>Quad Eco Artillery</text:p>
          </table:table-cell>
          <table:table-cell table:formula="of:=([.$B$1] - [.$E$1])  + (ROW([.A1033]) - 2) * [.$E$1]" office:value-type="float" office:value="5160">
            <text:p>5160</text:p>
          </table:table-cell>
          <table:table-cell table:formula="of:=&quot;    &quot;&quot;&quot; &amp; [.A1033] &amp; &quot;&quot;&quot; = {sort_order = &quot; &amp; [.C1033] &amp; &quot;; script_info = {sortOrder = &quot; &amp; [.C1033] &amp; &quot;;};};&quot;" office:value-type="string" office:string-value="    &quot;EQ_WEAPON_CANNON_EA_4&quot; = {sort_order = 5160; script_info = {sortOrder = 5160;};};">
            <text:p><text:s text:c="4"/>"EQ_WEAPON_CANNON_EA_4" = {sort_order = 5160; script_info = {sortOrder = 516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A_5</text:p>
          </table:table-cell>
          <table:table-cell office:value-type="string">
            <text:p>Broadside Eco Artillery</text:p>
          </table:table-cell>
          <table:table-cell table:formula="of:=([.$B$1] - [.$E$1])  + (ROW([.A1034]) - 2) * [.$E$1]" office:value-type="float" office:value="5165">
            <text:p>5165</text:p>
          </table:table-cell>
          <table:table-cell table:formula="of:=&quot;    &quot;&quot;&quot; &amp; [.A1034] &amp; &quot;&quot;&quot; = {sort_order = &quot; &amp; [.C1034] &amp; &quot;; script_info = {sortOrder = &quot; &amp; [.C1034] &amp; &quot;;};};&quot;" office:value-type="string" office:string-value="    &quot;EQ_WEAPON_CANNON_EA_5&quot; = {sort_order = 5165; script_info = {sortOrder = 5165;};};">
            <text:p><text:s text:c="4"/>"EQ_WEAPON_CANNON_EA_5" = {sort_order = 5165; script_info = {sortOrder = 516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CO</text:p>
          </table:table-cell>
          <table:table-cell office:value-type="string">
            <text:p>Eco Cannon</text:p>
          </table:table-cell>
          <table:table-cell table:formula="of:=([.$B$1] - [.$E$1])  + (ROW([.A1035]) - 2) * [.$E$1]" office:value-type="float" office:value="5170">
            <text:p>5170</text:p>
          </table:table-cell>
          <table:table-cell table:formula="of:=&quot;    &quot;&quot;&quot; &amp; [.A1035] &amp; &quot;&quot;&quot; = {sort_order = &quot; &amp; [.C1035] &amp; &quot;; script_info = {sortOrder = &quot; &amp; [.C1035] &amp; &quot;;};};&quot;" office:value-type="string" office:string-value="    &quot;EQ_WEAPON_CANNON_ECO&quot; = {sort_order = 5170; script_info = {sortOrder = 5170;};};">
            <text:p><text:s text:c="4"/>"EQ_WEAPON_CANNON_ECO" = {sort_order = 5170; script_info = {sortOrder = 517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CO_2</text:p>
          </table:table-cell>
          <table:table-cell office:value-type="string">
            <text:p>Dual Eco Cannon</text:p>
          </table:table-cell>
          <table:table-cell table:formula="of:=([.$B$1] - [.$E$1])  + (ROW([.A1036]) - 2) * [.$E$1]" office:value-type="float" office:value="5175">
            <text:p>5175</text:p>
          </table:table-cell>
          <table:table-cell table:formula="of:=&quot;    &quot;&quot;&quot; &amp; [.A1036] &amp; &quot;&quot;&quot; = {sort_order = &quot; &amp; [.C1036] &amp; &quot;; script_info = {sortOrder = &quot; &amp; [.C1036] &amp; &quot;;};};&quot;" office:value-type="string" office:string-value="    &quot;EQ_WEAPON_CANNON_ECO_2&quot; = {sort_order = 5175; script_info = {sortOrder = 5175;};};">
            <text:p><text:s text:c="4"/>"EQ_WEAPON_CANNON_ECO_2" = {sort_order = 5175; script_info = {sortOrder = 517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CO_3</text:p>
          </table:table-cell>
          <table:table-cell office:value-type="string">
            <text:p>Triple Eco Cannon</text:p>
          </table:table-cell>
          <table:table-cell table:formula="of:=([.$B$1] - [.$E$1])  + (ROW([.A1037]) - 2) * [.$E$1]" office:value-type="float" office:value="5180">
            <text:p>5180</text:p>
          </table:table-cell>
          <table:table-cell table:formula="of:=&quot;    &quot;&quot;&quot; &amp; [.A1037] &amp; &quot;&quot;&quot; = {sort_order = &quot; &amp; [.C1037] &amp; &quot;; script_info = {sortOrder = &quot; &amp; [.C1037] &amp; &quot;;};};&quot;" office:value-type="string" office:string-value="    &quot;EQ_WEAPON_CANNON_ECO_3&quot; = {sort_order = 5180; script_info = {sortOrder = 5180;};};">
            <text:p><text:s text:c="4"/>"EQ_WEAPON_CANNON_ECO_3" = {sort_order = 5180; script_info = {sortOrder = 518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CO_4</text:p>
          </table:table-cell>
          <table:table-cell office:value-type="string">
            <text:p>Quad Eco Cannon</text:p>
          </table:table-cell>
          <table:table-cell table:formula="of:=([.$B$1] - [.$E$1])  + (ROW([.A1038]) - 2) * [.$E$1]" office:value-type="float" office:value="5185">
            <text:p>5185</text:p>
          </table:table-cell>
          <table:table-cell table:formula="of:=&quot;    &quot;&quot;&quot; &amp; [.A1038] &amp; &quot;&quot;&quot; = {sort_order = &quot; &amp; [.C1038] &amp; &quot;; script_info = {sortOrder = &quot; &amp; [.C1038] &amp; &quot;;};};&quot;" office:value-type="string" office:string-value="    &quot;EQ_WEAPON_CANNON_ECO_4&quot; = {sort_order = 5185; script_info = {sortOrder = 5185;};};">
            <text:p><text:s text:c="4"/>"EQ_WEAPON_CANNON_ECO_4" = {sort_order = 5185; script_info = {sortOrder = 518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ECO_5</text:p>
          </table:table-cell>
          <table:table-cell office:value-type="string">
            <text:p>Broadside Eco Cannon</text:p>
          </table:table-cell>
          <table:table-cell table:formula="of:=([.$B$1] - [.$E$1])  + (ROW([.A1039]) - 2) * [.$E$1]" office:value-type="float" office:value="5190">
            <text:p>5190</text:p>
          </table:table-cell>
          <table:table-cell table:formula="of:=&quot;    &quot;&quot;&quot; &amp; [.A1039] &amp; &quot;&quot;&quot; = {sort_order = &quot; &amp; [.C1039] &amp; &quot;; script_info = {sortOrder = &quot; &amp; [.C1039] &amp; &quot;;};};&quot;" office:value-type="string" office:string-value="    &quot;EQ_WEAPON_CANNON_ECO_5&quot; = {sort_order = 5190; script_info = {sortOrder = 5190;};};">
            <text:p><text:s text:c="4"/>"EQ_WEAPON_CANNON_ECO_5" = {sort_order = 5190; script_info = {sortOrder = 519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HEAVY_SAPPER</text:p>
          </table:table-cell>
          <table:table-cell office:value-type="string">
            <text:p>Heavy Sapper</text:p>
          </table:table-cell>
          <table:table-cell table:formula="of:=([.$B$1] - [.$E$1])  + (ROW([.A1040]) - 2) * [.$E$1]" office:value-type="float" office:value="5195">
            <text:p>5195</text:p>
          </table:table-cell>
          <table:table-cell table:formula="of:=&quot;    &quot;&quot;&quot; &amp; [.A1040] &amp; &quot;&quot;&quot; = {sort_order = &quot; &amp; [.C1040] &amp; &quot;; script_info = {sortOrder = &quot; &amp; [.C1040] &amp; &quot;;};};&quot;" office:value-type="string" office:string-value="    &quot;EQ_WEAPON_CANNON_HEAVY_SAPPER&quot; = {sort_order = 5195; script_info = {sortOrder = 5195;};};">
            <text:p><text:s text:c="4"/>"EQ_WEAPON_CANNON_HEAVY_SAPPER" = {sort_order = 5195; script_info = {sortOrder = 519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HEAVY_SNIPER_GUN</text:p>
          </table:table-cell>
          <table:table-cell office:value-type="string">
            <text:p>Heavy Sniper Gun</text:p>
          </table:table-cell>
          <table:table-cell table:formula="of:=([.$B$1] - [.$E$1])  + (ROW([.A1041]) - 2) * [.$E$1]" office:value-type="float" office:value="5200">
            <text:p>5200</text:p>
          </table:table-cell>
          <table:table-cell table:formula="of:=&quot;    &quot;&quot;&quot; &amp; [.A1041] &amp; &quot;&quot;&quot; = {sort_order = &quot; &amp; [.C1041] &amp; &quot;; script_info = {sortOrder = &quot; &amp; [.C1041] &amp; &quot;;};};&quot;" office:value-type="string" office:string-value="    &quot;EQ_WEAPON_CANNON_HEAVY_SNIPER_GUN&quot; = {sort_order = 5200; script_info = {sortOrder = 5200;};};">
            <text:p><text:s text:c="4"/>"EQ_WEAPON_CANNON_HEAVY_SNIPER_GUN" = {sort_order = 5200; script_info = {sortOrder = 520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HEAVY_SNIPER_GUN_2</text:p>
          </table:table-cell>
          <table:table-cell office:value-type="string">
            <text:p>Dual Heavy Sniper Gun</text:p>
          </table:table-cell>
          <table:table-cell table:formula="of:=([.$B$1] - [.$E$1])  + (ROW([.A1042]) - 2) * [.$E$1]" office:value-type="float" office:value="5205">
            <text:p>5205</text:p>
          </table:table-cell>
          <table:table-cell table:formula="of:=&quot;    &quot;&quot;&quot; &amp; [.A1042] &amp; &quot;&quot;&quot; = {sort_order = &quot; &amp; [.C1042] &amp; &quot;; script_info = {sortOrder = &quot; &amp; [.C1042] &amp; &quot;;};};&quot;" office:value-type="string" office:string-value="    &quot;EQ_WEAPON_CANNON_HEAVY_SNIPER_GUN_2&quot; = {sort_order = 5205; script_info = {sortOrder = 5205;};};">
            <text:p><text:s text:c="4"/>"EQ_WEAPON_CANNON_HEAVY_SNIPER_GUN_2" = {sort_order = 5205; script_info = {sortOrder = 520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HEAVY_SNIPER_GUN_3</text:p>
          </table:table-cell>
          <table:table-cell office:value-type="string">
            <text:p>Triple Heavy Sniper Gun</text:p>
          </table:table-cell>
          <table:table-cell table:formula="of:=([.$B$1] - [.$E$1])  + (ROW([.A1043]) - 2) * [.$E$1]" office:value-type="float" office:value="5210">
            <text:p>5210</text:p>
          </table:table-cell>
          <table:table-cell table:formula="of:=&quot;    &quot;&quot;&quot; &amp; [.A1043] &amp; &quot;&quot;&quot; = {sort_order = &quot; &amp; [.C1043] &amp; &quot;; script_info = {sortOrder = &quot; &amp; [.C1043] &amp; &quot;;};};&quot;" office:value-type="string" office:string-value="    &quot;EQ_WEAPON_CANNON_HEAVY_SNIPER_GUN_3&quot; = {sort_order = 5210; script_info = {sortOrder = 5210;};};">
            <text:p><text:s text:c="4"/>"EQ_WEAPON_CANNON_HEAVY_SNIPER_GUN_3" = {sort_order = 5210; script_info = {sortOrder = 521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HEAVY_SNIPER_GUN_4</text:p>
          </table:table-cell>
          <table:table-cell office:value-type="string">
            <text:p>Quad Heavy Sniper Gun</text:p>
          </table:table-cell>
          <table:table-cell table:formula="of:=([.$B$1] - [.$E$1])  + (ROW([.A1044]) - 2) * [.$E$1]" office:value-type="float" office:value="5215">
            <text:p>5215</text:p>
          </table:table-cell>
          <table:table-cell table:formula="of:=&quot;    &quot;&quot;&quot; &amp; [.A1044] &amp; &quot;&quot;&quot; = {sort_order = &quot; &amp; [.C1044] &amp; &quot;; script_info = {sortOrder = &quot; &amp; [.C1044] &amp; &quot;;};};&quot;" office:value-type="string" office:string-value="    &quot;EQ_WEAPON_CANNON_HEAVY_SNIPER_GUN_4&quot; = {sort_order = 5215; script_info = {sortOrder = 5215;};};">
            <text:p><text:s text:c="4"/>"EQ_WEAPON_CANNON_HEAVY_SNIPER_GUN_4" = {sort_order = 5215; script_info = {sortOrder = 521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HEAVY_SNIPER_GUN_5</text:p>
          </table:table-cell>
          <table:table-cell office:value-type="string">
            <text:p>Broadside Heavy Sniper Gun</text:p>
          </table:table-cell>
          <table:table-cell table:formula="of:=([.$B$1] - [.$E$1])  + (ROW([.A1045]) - 2) * [.$E$1]" office:value-type="float" office:value="5220">
            <text:p>5220</text:p>
          </table:table-cell>
          <table:table-cell table:formula="of:=&quot;    &quot;&quot;&quot; &amp; [.A1045] &amp; &quot;&quot;&quot; = {sort_order = &quot; &amp; [.C1045] &amp; &quot;; script_info = {sortOrder = &quot; &amp; [.C1045] &amp; &quot;;};};&quot;" office:value-type="string" office:string-value="    &quot;EQ_WEAPON_CANNON_HEAVY_SNIPER_GUN_5&quot; = {sort_order = 5220; script_info = {sortOrder = 5220;};};">
            <text:p><text:s text:c="4"/>"EQ_WEAPON_CANNON_HEAVY_SNIPER_GUN_5" = {sort_order = 5220; script_info = {sortOrder = 522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SAPPER</text:p>
          </table:table-cell>
          <table:table-cell office:value-type="string">
            <text:p>Sapper</text:p>
          </table:table-cell>
          <table:table-cell table:formula="of:=([.$B$1] - [.$E$1])  + (ROW([.A1046]) - 2) * [.$E$1]" office:value-type="float" office:value="5225">
            <text:p>5225</text:p>
          </table:table-cell>
          <table:table-cell table:formula="of:=&quot;    &quot;&quot;&quot; &amp; [.A1046] &amp; &quot;&quot;&quot; = {sort_order = &quot; &amp; [.C1046] &amp; &quot;; script_info = {sortOrder = &quot; &amp; [.C1046] &amp; &quot;;};};&quot;" office:value-type="string" office:string-value="    &quot;EQ_WEAPON_CANNON_SAPPER&quot; = {sort_order = 5225; script_info = {sortOrder = 5225;};};">
            <text:p><text:s text:c="4"/>"EQ_WEAPON_CANNON_SAPPER" = {sort_order = 5225; script_info = {sortOrder = 522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SNIPER_GUN</text:p>
          </table:table-cell>
          <table:table-cell office:value-type="string">
            <text:p>Sniper Gun</text:p>
          </table:table-cell>
          <table:table-cell table:formula="of:=([.$B$1] - [.$E$1])  + (ROW([.A1047]) - 2) * [.$E$1]" office:value-type="float" office:value="5230">
            <text:p>5230</text:p>
          </table:table-cell>
          <table:table-cell table:formula="of:=&quot;    &quot;&quot;&quot; &amp; [.A1047] &amp; &quot;&quot;&quot; = {sort_order = &quot; &amp; [.C1047] &amp; &quot;; script_info = {sortOrder = &quot; &amp; [.C1047] &amp; &quot;;};};&quot;" office:value-type="string" office:string-value="    &quot;EQ_WEAPON_CANNON_SNIPER_GUN&quot; = {sort_order = 5230; script_info = {sortOrder = 5230;};};">
            <text:p><text:s text:c="4"/>"EQ_WEAPON_CANNON_SNIPER_GUN" = {sort_order = 5230; script_info = {sortOrder = 523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SNIPER_GUN_2</text:p>
          </table:table-cell>
          <table:table-cell office:value-type="string">
            <text:p>Dual Sniper Gun</text:p>
          </table:table-cell>
          <table:table-cell table:formula="of:=([.$B$1] - [.$E$1])  + (ROW([.A1048]) - 2) * [.$E$1]" office:value-type="float" office:value="5235">
            <text:p>5235</text:p>
          </table:table-cell>
          <table:table-cell table:formula="of:=&quot;    &quot;&quot;&quot; &amp; [.A1048] &amp; &quot;&quot;&quot; = {sort_order = &quot; &amp; [.C1048] &amp; &quot;; script_info = {sortOrder = &quot; &amp; [.C1048] &amp; &quot;;};};&quot;" office:value-type="string" office:string-value="    &quot;EQ_WEAPON_CANNON_SNIPER_GUN_2&quot; = {sort_order = 5235; script_info = {sortOrder = 5235;};};">
            <text:p><text:s text:c="4"/>"EQ_WEAPON_CANNON_SNIPER_GUN_2" = {sort_order = 5235; script_info = {sortOrder = 523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SNIPER_GUN_3</text:p>
          </table:table-cell>
          <table:table-cell office:value-type="string">
            <text:p>Triple Sniper Gun</text:p>
          </table:table-cell>
          <table:table-cell table:formula="of:=([.$B$1] - [.$E$1])  + (ROW([.A1049]) - 2) * [.$E$1]" office:value-type="float" office:value="5240">
            <text:p>5240</text:p>
          </table:table-cell>
          <table:table-cell table:formula="of:=&quot;    &quot;&quot;&quot; &amp; [.A1049] &amp; &quot;&quot;&quot; = {sort_order = &quot; &amp; [.C1049] &amp; &quot;; script_info = {sortOrder = &quot; &amp; [.C1049] &amp; &quot;;};};&quot;" office:value-type="string" office:string-value="    &quot;EQ_WEAPON_CANNON_SNIPER_GUN_3&quot; = {sort_order = 5240; script_info = {sortOrder = 5240;};};">
            <text:p><text:s text:c="4"/>"EQ_WEAPON_CANNON_SNIPER_GUN_3" = {sort_order = 5240; script_info = {sortOrder = 524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SNIPER_GUN_4</text:p>
          </table:table-cell>
          <table:table-cell office:value-type="string">
            <text:p>Quad Sniper Gun</text:p>
          </table:table-cell>
          <table:table-cell table:formula="of:=([.$B$1] - [.$E$1])  + (ROW([.A1050]) - 2) * [.$E$1]" office:value-type="float" office:value="5245">
            <text:p>5245</text:p>
          </table:table-cell>
          <table:table-cell table:formula="of:=&quot;    &quot;&quot;&quot; &amp; [.A1050] &amp; &quot;&quot;&quot; = {sort_order = &quot; &amp; [.C1050] &amp; &quot;; script_info = {sortOrder = &quot; &amp; [.C1050] &amp; &quot;;};};&quot;" office:value-type="string" office:string-value="    &quot;EQ_WEAPON_CANNON_SNIPER_GUN_4&quot; = {sort_order = 5245; script_info = {sortOrder = 5245;};};">
            <text:p><text:s text:c="4"/>"EQ_WEAPON_CANNON_SNIPER_GUN_4" = {sort_order = 5245; script_info = {sortOrder = 5245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SNIPER_GUN_5</text:p>
          </table:table-cell>
          <table:table-cell office:value-type="string">
            <text:p>Broadside Sniper Gun</text:p>
          </table:table-cell>
          <table:table-cell table:formula="of:=([.$B$1] - [.$E$1])  + (ROW([.A1051]) - 2) * [.$E$1]" office:value-type="float" office:value="5250">
            <text:p>5250</text:p>
          </table:table-cell>
          <table:table-cell table:formula="of:=&quot;    &quot;&quot;&quot; &amp; [.A1051] &amp; &quot;&quot;&quot; = {sort_order = &quot; &amp; [.C1051] &amp; &quot;; script_info = {sortOrder = &quot; &amp; [.C1051] &amp; &quot;;};};&quot;" office:value-type="string" office:string-value="    &quot;EQ_WEAPON_CANNON_SNIPER_GUN_5&quot; = {sort_order = 5250; script_info = {sortOrder = 5250;};};">
            <text:p><text:s text:c="4"/>"EQ_WEAPON_CANNON_SNIPER_GUN_5" = {sort_order = 5250; script_info = {sortOrder = 5250;};};</text:p>
          </table:table-cell>
          <table:table-cell table:number-columns-repeated="1020"/>
        </table:table-row>
        <table:table-row table:style-name="ro1">
          <table:table-cell office:value-type="string">
            <text:p>EQ_WEAPON_CANNON_THARGOID</text:p>
          </table:table-cell>
          <table:table-cell office:value-type="string">
            <text:p>Thargoid Cannon</text:p>
          </table:table-cell>
          <table:table-cell table:formula="of:=([.$B$1] - [.$E$1])  + (ROW([.A1052]) - 2) * [.$E$1]" office:value-type="float" office:value="5255">
            <text:p>5255</text:p>
          </table:table-cell>
          <table:table-cell table:formula="of:=&quot;    &quot;&quot;&quot; &amp; [.A1052] &amp; &quot;&quot;&quot; = {sort_order = &quot; &amp; [.C1052] &amp; &quot;; script_info = {sortOrder = &quot; &amp; [.C1052] &amp; &quot;;};};&quot;" office:value-type="string" office:string-value="    &quot;EQ_WEAPON_CANNON_THARGOID&quot; = {sort_order = 5255; script_info = {sortOrder = 5255;};};">
            <text:p><text:s text:c="4"/>"EQ_WEAPON_CANNON_THARGOID" = {sort_order = 5255; script_info = {sortOrder = 5255;};};</text:p>
          </table:table-cell>
          <table:table-cell table:number-columns-repeated="1020"/>
        </table:table-row>
        <table:table-row table:style-name="ro1">
          <table:table-cell office:value-type="string">
            <text:p>EQ_WEAPON_DEXM_LASER</text:p>
          </table:table-cell>
          <table:table-cell office:value-type="string">
            <text:p>DeXM-trope 'DoomLens'</text:p>
          </table:table-cell>
          <table:table-cell table:formula="of:=([.$B$1] - [.$E$1])  + (ROW([.A1053]) - 2) * [.$E$1]" office:value-type="float" office:value="5260">
            <text:p>5260</text:p>
          </table:table-cell>
          <table:table-cell table:formula="of:=&quot;    &quot;&quot;&quot; &amp; [.A1053] &amp; &quot;&quot;&quot; = {sort_order = &quot; &amp; [.C1053] &amp; &quot;; script_info = {sortOrder = &quot; &amp; [.C1053] &amp; &quot;;};};&quot;" office:value-type="string" office:string-value="    &quot;EQ_WEAPON_DEXM_LASER&quot; = {sort_order = 5260; script_info = {sortOrder = 5260;};};">
            <text:p><text:s text:c="4"/>"EQ_WEAPON_DEXM_LASER" = {sort_order = 5260; script_info = {sortOrder = 5260;};};</text:p>
          </table:table-cell>
          <table:table-cell table:number-columns-repeated="1020"/>
        </table:table-row>
        <table:table-row table:style-name="ro1">
          <table:table-cell office:value-type="string">
            <text:p>EQ_WEAPON_DUAL_LASER</text:p>
          </table:table-cell>
          <table:table-cell office:value-type="string">
            <text:p>Dual 22-18 Defence Lasers</text:p>
          </table:table-cell>
          <table:table-cell table:formula="of:=([.$B$1] - [.$E$1])  + (ROW([.A1054]) - 2) * [.$E$1]" office:value-type="float" office:value="5265">
            <text:p>5265</text:p>
          </table:table-cell>
          <table:table-cell table:formula="of:=&quot;    &quot;&quot;&quot; &amp; [.A1054] &amp; &quot;&quot;&quot; = {sort_order = &quot; &amp; [.C1054] &amp; &quot;; script_info = {sortOrder = &quot; &amp; [.C1054] &amp; &quot;;};};&quot;" office:value-type="string" office:string-value="    &quot;EQ_WEAPON_DUAL_LASER&quot; = {sort_order = 5265; script_info = {sortOrder = 5265;};};">
            <text:p><text:s text:c="4"/>"EQ_WEAPON_DUAL_LASER" = {sort_order = 5265; script_info = {sortOrder = 5265;};};</text:p>
          </table:table-cell>
          <table:table-cell table:number-columns-repeated="1020"/>
        </table:table-row>
        <table:table-row table:style-name="ro1">
          <table:table-cell office:value-type="string">
            <text:p>EQ_WEAPON_EBEAM_LASER</text:p>
          </table:table-cell>
          <table:table-cell office:value-type="string">
            <text:p>Ergon A19 Beam Laser</text:p>
          </table:table-cell>
          <table:table-cell table:formula="of:=([.$B$1] - [.$E$1])  + (ROW([.A1055]) - 2) * [.$E$1]" office:value-type="float" office:value="5270">
            <text:p>5270</text:p>
          </table:table-cell>
          <table:table-cell table:formula="of:=&quot;    &quot;&quot;&quot; &amp; [.A1055] &amp; &quot;&quot;&quot; = {sort_order = &quot; &amp; [.C1055] &amp; &quot;; script_info = {sortOrder = &quot; &amp; [.C1055] &amp; &quot;;};};&quot;" office:value-type="string" office:string-value="    &quot;EQ_WEAPON_EBEAM_LASER&quot; = {sort_order = 5270; script_info = {sortOrder = 5270;};};">
            <text:p><text:s text:c="4"/>"EQ_WEAPON_EBEAM_LASER" = {sort_order = 5270; script_info = {sortOrder = 5270;};};</text:p>
          </table:table-cell>
          <table:table-cell table:number-columns-repeated="1020"/>
        </table:table-row>
        <table:table-row table:style-name="ro1">
          <table:table-cell office:value-type="string">
            <text:p>EQ_WEAPON_ECO_LASER</text:p>
          </table:table-cell>
          <table:table-cell office:value-type="string">
            <text:p>Eco Laser</text:p>
          </table:table-cell>
          <table:table-cell table:formula="of:=([.$B$1] - [.$E$1])  + (ROW([.A1056]) - 2) * [.$E$1]" office:value-type="float" office:value="5275">
            <text:p>5275</text:p>
          </table:table-cell>
          <table:table-cell table:formula="of:=&quot;    &quot;&quot;&quot; &amp; [.A1056] &amp; &quot;&quot;&quot; = {sort_order = &quot; &amp; [.C1056] &amp; &quot;; script_info = {sortOrder = &quot; &amp; [.C1056] &amp; &quot;;};};&quot;" office:value-type="string" office:string-value="    &quot;EQ_WEAPON_ECO_LASER&quot; = {sort_order = 5275; script_info = {sortOrder = 5275;};};">
            <text:p><text:s text:c="4"/>"EQ_WEAPON_ECO_LASER" = {sort_order = 5275; script_info = {sortOrder = 5275;};};</text:p>
          </table:table-cell>
          <table:table-cell table:number-columns-repeated="1020"/>
        </table:table-row>
        <table:table-row table:style-name="ro1">
          <table:table-cell office:value-type="string">
            <text:p>EQ_WEAPON_ECO_LASER_2</text:p>
          </table:table-cell>
          <table:table-cell office:value-type="string">
            <text:p>Dual Eco Laser</text:p>
          </table:table-cell>
          <table:table-cell table:formula="of:=([.$B$1] - [.$E$1])  + (ROW([.A1057]) - 2) * [.$E$1]" office:value-type="float" office:value="5280">
            <text:p>5280</text:p>
          </table:table-cell>
          <table:table-cell table:formula="of:=&quot;    &quot;&quot;&quot; &amp; [.A1057] &amp; &quot;&quot;&quot; = {sort_order = &quot; &amp; [.C1057] &amp; &quot;; script_info = {sortOrder = &quot; &amp; [.C1057] &amp; &quot;;};};&quot;" office:value-type="string" office:string-value="    &quot;EQ_WEAPON_ECO_LASER_2&quot; = {sort_order = 5280; script_info = {sortOrder = 5280;};};">
            <text:p><text:s text:c="4"/>"EQ_WEAPON_ECO_LASER_2" = {sort_order = 5280; script_info = {sortOrder = 5280;};};</text:p>
          </table:table-cell>
          <table:table-cell table:number-columns-repeated="1020"/>
        </table:table-row>
        <table:table-row table:style-name="ro1">
          <table:table-cell office:value-type="string">
            <text:p>EQ_WEAPON_ECO_LASER_3</text:p>
          </table:table-cell>
          <table:table-cell office:value-type="string">
            <text:p>Triple Eco Laser</text:p>
          </table:table-cell>
          <table:table-cell table:formula="of:=([.$B$1] - [.$E$1])  + (ROW([.A1058]) - 2) * [.$E$1]" office:value-type="float" office:value="5285">
            <text:p>5285</text:p>
          </table:table-cell>
          <table:table-cell table:formula="of:=&quot;    &quot;&quot;&quot; &amp; [.A1058] &amp; &quot;&quot;&quot; = {sort_order = &quot; &amp; [.C1058] &amp; &quot;; script_info = {sortOrder = &quot; &amp; [.C1058] &amp; &quot;;};};&quot;" office:value-type="string" office:string-value="    &quot;EQ_WEAPON_ECO_LASER_3&quot; = {sort_order = 5285; script_info = {sortOrder = 5285;};};">
            <text:p><text:s text:c="4"/>"EQ_WEAPON_ECO_LASER_3" = {sort_order = 5285; script_info = {sortOrder = 5285;};};</text:p>
          </table:table-cell>
          <table:table-cell table:number-columns-repeated="1020"/>
        </table:table-row>
        <table:table-row table:style-name="ro1">
          <table:table-cell office:value-type="string">
            <text:p>EQ_WEAPON_ECO_LASER_4</text:p>
          </table:table-cell>
          <table:table-cell office:value-type="string">
            <text:p>Quad Eco Laser</text:p>
          </table:table-cell>
          <table:table-cell table:formula="of:=([.$B$1] - [.$E$1])  + (ROW([.A1059]) - 2) * [.$E$1]" office:value-type="float" office:value="5290">
            <text:p>5290</text:p>
          </table:table-cell>
          <table:table-cell table:formula="of:=&quot;    &quot;&quot;&quot; &amp; [.A1059] &amp; &quot;&quot;&quot; = {sort_order = &quot; &amp; [.C1059] &amp; &quot;; script_info = {sortOrder = &quot; &amp; [.C1059] &amp; &quot;;};};&quot;" office:value-type="string" office:string-value="    &quot;EQ_WEAPON_ECO_LASER_4&quot; = {sort_order = 5290; script_info = {sortOrder = 5290;};};">
            <text:p><text:s text:c="4"/>"EQ_WEAPON_ECO_LASER_4" = {sort_order = 5290; script_info = {sortOrder = 5290;};};</text:p>
          </table:table-cell>
          <table:table-cell table:number-columns-repeated="1020"/>
        </table:table-row>
        <table:table-row table:style-name="ro1">
          <table:table-cell office:value-type="string">
            <text:p>EQ_WEAPON_ECO_LASER_5</text:p>
          </table:table-cell>
          <table:table-cell office:value-type="string">
            <text:p>Broadside Eco Laser</text:p>
          </table:table-cell>
          <table:table-cell table:formula="of:=([.$B$1] - [.$E$1])  + (ROW([.A1060]) - 2) * [.$E$1]" office:value-type="float" office:value="5295">
            <text:p>5295</text:p>
          </table:table-cell>
          <table:table-cell table:formula="of:=&quot;    &quot;&quot;&quot; &amp; [.A1060] &amp; &quot;&quot;&quot; = {sort_order = &quot; &amp; [.C1060] &amp; &quot;; script_info = {sortOrder = &quot; &amp; [.C1060] &amp; &quot;;};};&quot;" office:value-type="string" office:string-value="    &quot;EQ_WEAPON_ECO_LASER_5&quot; = {sort_order = 5295; script_info = {sortOrder = 5295;};};">
            <text:p><text:s text:c="4"/>"EQ_WEAPON_ECO_LASER_5" = {sort_order = 5295; script_info = {sortOrder = 5295;};};</text:p>
          </table:table-cell>
          <table:table-cell table:number-columns-repeated="1020"/>
        </table:table-row>
        <table:table-row table:style-name="ro1">
          <table:table-cell office:value-type="string">
            <text:p>EQ_WEAPON_ECO_REACTOR</text:p>
          </table:table-cell>
          <table:table-cell office:value-type="string">
            <text:p>Eco Reactor</text:p>
          </table:table-cell>
          <table:table-cell table:formula="of:=([.$B$1] - [.$E$1])  + (ROW([.A1061]) - 2) * [.$E$1]" office:value-type="float" office:value="5300">
            <text:p>5300</text:p>
          </table:table-cell>
          <table:table-cell table:formula="of:=&quot;    &quot;&quot;&quot; &amp; [.A1061] &amp; &quot;&quot;&quot; = {sort_order = &quot; &amp; [.C1061] &amp; &quot;; script_info = {sortOrder = &quot; &amp; [.C1061] &amp; &quot;;};};&quot;" office:value-type="string" office:string-value="    &quot;EQ_WEAPON_ECO_REACTOR&quot; = {sort_order = 5300; script_info = {sortOrder = 5300;};};">
            <text:p><text:s text:c="4"/>"EQ_WEAPON_ECO_REACTOR" = {sort_order = 5300; script_info = {sortOrder = 5300;};};</text:p>
          </table:table-cell>
          <table:table-cell table:number-columns-repeated="1020"/>
        </table:table-row>
        <table:table-row table:style-name="ro1">
          <table:table-cell office:value-type="string">
            <text:p>EQ_WEAPON_ECO_REACTOR_2</text:p>
          </table:table-cell>
          <table:table-cell office:value-type="string">
            <text:p>Dual Eco Reactor</text:p>
          </table:table-cell>
          <table:table-cell table:formula="of:=([.$B$1] - [.$E$1])  + (ROW([.A1062]) - 2) * [.$E$1]" office:value-type="float" office:value="5305">
            <text:p>5305</text:p>
          </table:table-cell>
          <table:table-cell table:formula="of:=&quot;    &quot;&quot;&quot; &amp; [.A1062] &amp; &quot;&quot;&quot; = {sort_order = &quot; &amp; [.C1062] &amp; &quot;; script_info = {sortOrder = &quot; &amp; [.C1062] &amp; &quot;;};};&quot;" office:value-type="string" office:string-value="    &quot;EQ_WEAPON_ECO_REACTOR_2&quot; = {sort_order = 5305; script_info = {sortOrder = 5305;};};">
            <text:p><text:s text:c="4"/>"EQ_WEAPON_ECO_REACTOR_2" = {sort_order = 5305; script_info = {sortOrder = 5305;};};</text:p>
          </table:table-cell>
          <table:table-cell table:number-columns-repeated="1020"/>
        </table:table-row>
        <table:table-row table:style-name="ro1">
          <table:table-cell office:value-type="string">
            <text:p>EQ_WEAPON_ECO_REACTOR_3</text:p>
          </table:table-cell>
          <table:table-cell office:value-type="string">
            <text:p>Triple Eco Reactor</text:p>
          </table:table-cell>
          <table:table-cell table:formula="of:=([.$B$1] - [.$E$1])  + (ROW([.A1063]) - 2) * [.$E$1]" office:value-type="float" office:value="5310">
            <text:p>5310</text:p>
          </table:table-cell>
          <table:table-cell table:formula="of:=&quot;    &quot;&quot;&quot; &amp; [.A1063] &amp; &quot;&quot;&quot; = {sort_order = &quot; &amp; [.C1063] &amp; &quot;; script_info = {sortOrder = &quot; &amp; [.C1063] &amp; &quot;;};};&quot;" office:value-type="string" office:string-value="    &quot;EQ_WEAPON_ECO_REACTOR_3&quot; = {sort_order = 5310; script_info = {sortOrder = 5310;};};">
            <text:p><text:s text:c="4"/>"EQ_WEAPON_ECO_REACTOR_3" = {sort_order = 5310; script_info = {sortOrder = 5310;};};</text:p>
          </table:table-cell>
          <table:table-cell table:number-columns-repeated="1020"/>
        </table:table-row>
        <table:table-row table:style-name="ro1">
          <table:table-cell office:value-type="string">
            <text:p>EQ_WEAPON_ECO_REACTOR_4</text:p>
          </table:table-cell>
          <table:table-cell office:value-type="string">
            <text:p>Quad Eco Reactor</text:p>
          </table:table-cell>
          <table:table-cell table:formula="of:=([.$B$1] - [.$E$1])  + (ROW([.A1064]) - 2) * [.$E$1]" office:value-type="float" office:value="5315">
            <text:p>5315</text:p>
          </table:table-cell>
          <table:table-cell table:formula="of:=&quot;    &quot;&quot;&quot; &amp; [.A1064] &amp; &quot;&quot;&quot; = {sort_order = &quot; &amp; [.C1064] &amp; &quot;; script_info = {sortOrder = &quot; &amp; [.C1064] &amp; &quot;;};};&quot;" office:value-type="string" office:string-value="    &quot;EQ_WEAPON_ECO_REACTOR_4&quot; = {sort_order = 5315; script_info = {sortOrder = 5315;};};">
            <text:p><text:s text:c="4"/>"EQ_WEAPON_ECO_REACTOR_4" = {sort_order = 5315; script_info = {sortOrder = 5315;};};</text:p>
          </table:table-cell>
          <table:table-cell table:number-columns-repeated="1020"/>
        </table:table-row>
        <table:table-row table:style-name="ro1">
          <table:table-cell office:value-type="string">
            <text:p>EQ_WEAPON_ECO_REACTOR_5</text:p>
          </table:table-cell>
          <table:table-cell office:value-type="string">
            <text:p>Broadside Eco Reactor</text:p>
          </table:table-cell>
          <table:table-cell table:formula="of:=([.$B$1] - [.$E$1])  + (ROW([.A1065]) - 2) * [.$E$1]" office:value-type="float" office:value="5320">
            <text:p>5320</text:p>
          </table:table-cell>
          <table:table-cell table:formula="of:=&quot;    &quot;&quot;&quot; &amp; [.A1065] &amp; &quot;&quot;&quot; = {sort_order = &quot; &amp; [.C1065] &amp; &quot;; script_info = {sortOrder = &quot; &amp; [.C1065] &amp; &quot;;};};&quot;" office:value-type="string" office:string-value="    &quot;EQ_WEAPON_ECO_REACTOR_5&quot; = {sort_order = 5320; script_info = {sortOrder = 5320;};};">
            <text:p><text:s text:c="4"/>"EQ_WEAPON_ECO_REACTOR_5" = {sort_order = 5320; script_info = {sortOrder = 5320;};};</text:p>
          </table:table-cell>
          <table:table-cell table:number-columns-repeated="1020"/>
        </table:table-row>
        <table:table-row table:style-name="ro1">
          <table:table-cell office:value-type="string">
            <text:p>EQ_WEAPON_EMILITARY_LASER</text:p>
          </table:table-cell>
          <table:table-cell office:value-type="string">
            <text:p>Ergon A28 Military Laser</text:p>
          </table:table-cell>
          <table:table-cell table:formula="of:=([.$B$1] - [.$E$1])  + (ROW([.A1066]) - 2) * [.$E$1]" office:value-type="float" office:value="5325">
            <text:p>5325</text:p>
          </table:table-cell>
          <table:table-cell table:formula="of:=&quot;    &quot;&quot;&quot; &amp; [.A1066] &amp; &quot;&quot;&quot; = {sort_order = &quot; &amp; [.C1066] &amp; &quot;; script_info = {sortOrder = &quot; &amp; [.C1066] &amp; &quot;;};};&quot;" office:value-type="string" office:string-value="    &quot;EQ_WEAPON_EMILITARY_LASER&quot; = {sort_order = 5325; script_info = {sortOrder = 5325;};};">
            <text:p><text:s text:c="4"/>"EQ_WEAPON_EMILITARY_LASER" = {sort_order = 5325; script_info = {sortOrder = 5325;};};</text:p>
          </table:table-cell>
          <table:table-cell table:number-columns-repeated="1020"/>
        </table:table-row>
        <table:table-row table:style-name="ro1">
          <table:table-cell office:value-type="string">
            <text:p>EQ_WEAPON_EPULSE_LASER</text:p>
          </table:table-cell>
          <table:table-cell office:value-type="string">
            <text:p>Ergon A17 Pulse Laser</text:p>
          </table:table-cell>
          <table:table-cell table:formula="of:=([.$B$1] - [.$E$1])  + (ROW([.A1067]) - 2) * [.$E$1]" office:value-type="float" office:value="5330">
            <text:p>5330</text:p>
          </table:table-cell>
          <table:table-cell table:formula="of:=&quot;    &quot;&quot;&quot; &amp; [.A1067] &amp; &quot;&quot;&quot; = {sort_order = &quot; &amp; [.C1067] &amp; &quot;; script_info = {sortOrder = &quot; &amp; [.C1067] &amp; &quot;;};};&quot;" office:value-type="string" office:string-value="    &quot;EQ_WEAPON_EPULSE_LASER&quot; = {sort_order = 5330; script_info = {sortOrder = 5330;};};">
            <text:p><text:s text:c="4"/>"EQ_WEAPON_EPULSE_LASER" = {sort_order = 5330; script_info = {sortOrder = 5330;};};</text:p>
          </table:table-cell>
          <table:table-cell table:number-columns-repeated="1020"/>
        </table:table-row>
        <table:table-row table:style-name="ro1">
          <table:table-cell office:value-type="string">
            <text:p>EQ_WEAPON_FRONTIER_LASER</text:p>
          </table:table-cell>
          <table:table-cell office:value-type="string">
            <text:p>Frontier-Newton Yr1993 'PlasmaCharger'</text:p>
          </table:table-cell>
          <table:table-cell table:formula="of:=([.$B$1] - [.$E$1])  + (ROW([.A1068]) - 2) * [.$E$1]" office:value-type="float" office:value="5335">
            <text:p>5335</text:p>
          </table:table-cell>
          <table:table-cell table:formula="of:=&quot;    &quot;&quot;&quot; &amp; [.A1068] &amp; &quot;&quot;&quot; = {sort_order = &quot; &amp; [.C1068] &amp; &quot;; script_info = {sortOrder = &quot; &amp; [.C1068] &amp; &quot;;};};&quot;" office:value-type="string" office:string-value="    &quot;EQ_WEAPON_FRONTIER_LASER&quot; = {sort_order = 5335; script_info = {sortOrder = 5335;};};">
            <text:p><text:s text:c="4"/>"EQ_WEAPON_FRONTIER_LASER" = {sort_order = 5335; script_info = {sortOrder = 5335;};};</text:p>
          </table:table-cell>
          <table:table-cell table:number-columns-repeated="1020"/>
        </table:table-row>
        <table:table-row table:style-name="ro1">
          <table:table-cell office:value-type="string">
            <text:p>EQ_WEAPON_GATLING_LASER_1</text:p>
          </table:table-cell>
          <table:table-cell office:value-type="string">
            <text:p>Gatling Laser</text:p>
          </table:table-cell>
          <table:table-cell table:formula="of:=([.$B$1] - [.$E$1])  + (ROW([.A1069]) - 2) * [.$E$1]" office:value-type="float" office:value="5340">
            <text:p>5340</text:p>
          </table:table-cell>
          <table:table-cell table:formula="of:=&quot;    &quot;&quot;&quot; &amp; [.A1069] &amp; &quot;&quot;&quot; = {sort_order = &quot; &amp; [.C1069] &amp; &quot;; script_info = {sortOrder = &quot; &amp; [.C1069] &amp; &quot;;};};&quot;" office:value-type="string" office:string-value="    &quot;EQ_WEAPON_GATLING_LASER_1&quot; = {sort_order = 5340; script_info = {sortOrder = 5340;};};">
            <text:p><text:s text:c="4"/>"EQ_WEAPON_GATLING_LASER_1" = {sort_order = 5340; script_info = {sortOrder = 5340;};};</text:p>
          </table:table-cell>
          <table:table-cell table:number-columns-repeated="1020"/>
        </table:table-row>
        <table:table-row table:style-name="ro1">
          <table:table-cell office:value-type="string">
            <text:p>EQ_WEAPON_GATLING_LASER_2</text:p>
          </table:table-cell>
          <table:table-cell office:value-type="string">
            <text:p>Twin Gatling Laser</text:p>
          </table:table-cell>
          <table:table-cell table:formula="of:=([.$B$1] - [.$E$1])  + (ROW([.A1070]) - 2) * [.$E$1]" office:value-type="float" office:value="5345">
            <text:p>5345</text:p>
          </table:table-cell>
          <table:table-cell table:formula="of:=&quot;    &quot;&quot;&quot; &amp; [.A1070] &amp; &quot;&quot;&quot; = {sort_order = &quot; &amp; [.C1070] &amp; &quot;; script_info = {sortOrder = &quot; &amp; [.C1070] &amp; &quot;;};};&quot;" office:value-type="string" office:string-value="    &quot;EQ_WEAPON_GATLING_LASER_2&quot; = {sort_order = 5345; script_info = {sortOrder = 5345;};};">
            <text:p><text:s text:c="4"/>"EQ_WEAPON_GATLING_LASER_2" = {sort_order = 5345; script_info = {sortOrder = 5345;};};</text:p>
          </table:table-cell>
          <table:table-cell table:number-columns-repeated="1020"/>
        </table:table-row>
        <table:table-row table:style-name="ro1">
          <table:table-cell office:value-type="string">
            <text:p>EQ_WEAPON_GATLING_LASER_3</text:p>
          </table:table-cell>
          <table:table-cell office:value-type="string">
            <text:p>Battle Gatling Laser</text:p>
          </table:table-cell>
          <table:table-cell table:formula="of:=([.$B$1] - [.$E$1])  + (ROW([.A1071]) - 2) * [.$E$1]" office:value-type="float" office:value="5350">
            <text:p>5350</text:p>
          </table:table-cell>
          <table:table-cell table:formula="of:=&quot;    &quot;&quot;&quot; &amp; [.A1071] &amp; &quot;&quot;&quot; = {sort_order = &quot; &amp; [.C1071] &amp; &quot;; script_info = {sortOrder = &quot; &amp; [.C1071] &amp; &quot;;};};&quot;" office:value-type="string" office:string-value="    &quot;EQ_WEAPON_GATLING_LASER_3&quot; = {sort_order = 5350; script_info = {sortOrder = 5350;};};">
            <text:p><text:s text:c="4"/>"EQ_WEAPON_GATLING_LASER_3" = {sort_order = 5350; script_info = {sortOrder = 5350;};};</text:p>
          </table:table-cell>
          <table:table-cell table:number-columns-repeated="1020"/>
        </table:table-row>
        <table:table-row table:style-name="ro1">
          <table:table-cell office:value-type="string">
            <text:p>EQ_WEAPON_GATLING_LASER_4</text:p>
          </table:table-cell>
          <table:table-cell office:value-type="string">
            <text:p>Behemoth Gatling Laser</text:p>
          </table:table-cell>
          <table:table-cell table:formula="of:=([.$B$1] - [.$E$1])  + (ROW([.A1072]) - 2) * [.$E$1]" office:value-type="float" office:value="5355">
            <text:p>5355</text:p>
          </table:table-cell>
          <table:table-cell table:formula="of:=&quot;    &quot;&quot;&quot; &amp; [.A1072] &amp; &quot;&quot;&quot; = {sort_order = &quot; &amp; [.C1072] &amp; &quot;; script_info = {sortOrder = &quot; &amp; [.C1072] &amp; &quot;;};};&quot;" office:value-type="string" office:string-value="    &quot;EQ_WEAPON_GATLING_LASER_4&quot; = {sort_order = 5355; script_info = {sortOrder = 5355;};};">
            <text:p><text:s text:c="4"/>"EQ_WEAPON_GATLING_LASER_4" = {sort_order = 5355; script_info = {sortOrder = 5355;};};</text:p>
          </table:table-cell>
          <table:table-cell table:number-columns-repeated="1020"/>
        </table:table-row>
        <table:table-row table:style-name="ro1">
          <table:table-cell office:value-type="string">
            <text:p>EQ_WEAPON_GATLING_LASER_5</text:p>
          </table:table-cell>
          <table:table-cell office:value-type="string">
            <text:p>Base Gatling Laser</text:p>
          </table:table-cell>
          <table:table-cell table:formula="of:=([.$B$1] - [.$E$1])  + (ROW([.A1073]) - 2) * [.$E$1]" office:value-type="float" office:value="5360">
            <text:p>5360</text:p>
          </table:table-cell>
          <table:table-cell table:formula="of:=&quot;    &quot;&quot;&quot; &amp; [.A1073] &amp; &quot;&quot;&quot; = {sort_order = &quot; &amp; [.C1073] &amp; &quot;; script_info = {sortOrder = &quot; &amp; [.C1073] &amp; &quot;;};};&quot;" office:value-type="string" office:string-value="    &quot;EQ_WEAPON_GATLING_LASER_5&quot; = {sort_order = 5360; script_info = {sortOrder = 5360;};};">
            <text:p><text:s text:c="4"/>"EQ_WEAPON_GATLING_LASER_5" = {sort_order = 5360; script_info = {sortOrder = 5360;};};</text:p>
          </table:table-cell>
          <table:table-cell table:number-columns-repeated="1020"/>
        </table:table-row>
        <table:table-row table:style-name="ro1">
          <table:table-cell office:value-type="string">
            <text:p>EQ_WEAPON_GATLING_LASER_COOLER</text:p>
          </table:table-cell>
          <table:table-cell office:value-type="string">
            <text:p>Gatling Laser Cooler</text:p>
          </table:table-cell>
          <table:table-cell table:formula="of:=([.$B$1] - [.$E$1])  + (ROW([.A1074]) - 2) * [.$E$1]" office:value-type="float" office:value="5365">
            <text:p>5365</text:p>
          </table:table-cell>
          <table:table-cell table:formula="of:=&quot;    &quot;&quot;&quot; &amp; [.A1074] &amp; &quot;&quot;&quot; = {sort_order = &quot; &amp; [.C1074] &amp; &quot;; script_info = {sortOrder = &quot; &amp; [.C1074] &amp; &quot;;};};&quot;" office:value-type="string" office:string-value="    &quot;EQ_WEAPON_GATLING_LASER_COOLER&quot; = {sort_order = 5365; script_info = {sortOrder = 5365;};};">
            <text:p><text:s text:c="4"/>"EQ_WEAPON_GATLING_LASER_COOLER" = {sort_order = 5365; script_info = {sortOrder = 5365;};};</text:p>
          </table:table-cell>
          <table:table-cell table:number-columns-repeated="1020"/>
        </table:table-row>
        <table:table-row table:style-name="ro1">
          <table:table-cell office:value-type="string">
            <text:p>EQ_WEAPON_HIRAD_LASER</text:p>
          </table:table-cell>
          <table:table-cell office:value-type="string">
            <text:p>Hassoni HiRad Bolt Laser</text:p>
          </table:table-cell>
          <table:table-cell table:formula="of:=([.$B$1] - [.$E$1])  + (ROW([.A1075]) - 2) * [.$E$1]" office:value-type="float" office:value="5370">
            <text:p>5370</text:p>
          </table:table-cell>
          <table:table-cell table:formula="of:=&quot;    &quot;&quot;&quot; &amp; [.A1075] &amp; &quot;&quot;&quot; = {sort_order = &quot; &amp; [.C1075] &amp; &quot;; script_info = {sortOrder = &quot; &amp; [.C1075] &amp; &quot;;};};&quot;" office:value-type="string" office:string-value="    &quot;EQ_WEAPON_HIRAD_LASER&quot; = {sort_order = 5370; script_info = {sortOrder = 5370;};};">
            <text:p><text:s text:c="4"/>"EQ_WEAPON_HIRAD_LASER" = {sort_order = 5370; script_info = {sortOrder = 5370;};};</text:p>
          </table:table-cell>
          <table:table-cell table:number-columns-repeated="1020"/>
        </table:table-row>
        <table:table-row table:style-name="ro1">
          <table:table-cell office:value-type="string">
            <text:p>EQ_WEAPON_HVARISCAN_LASER</text:p>
          </table:table-cell>
          <table:table-cell office:value-type="string">
            <text:p>Hassoni VariScan Laser</text:p>
          </table:table-cell>
          <table:table-cell table:formula="of:=([.$B$1] - [.$E$1])  + (ROW([.A1076]) - 2) * [.$E$1]" office:value-type="float" office:value="5375">
            <text:p>5375</text:p>
          </table:table-cell>
          <table:table-cell table:formula="of:=&quot;    &quot;&quot;&quot; &amp; [.A1076] &amp; &quot;&quot;&quot; = {sort_order = &quot; &amp; [.C1076] &amp; &quot;; script_info = {sortOrder = &quot; &amp; [.C1076] &amp; &quot;;};};&quot;" office:value-type="string" office:string-value="    &quot;EQ_WEAPON_HVARISCAN_LASER&quot; = {sort_order = 5375; script_info = {sortOrder = 5375;};};">
            <text:p><text:s text:c="4"/>"EQ_WEAPON_HVARISCAN_LASER" = {sort_order = 5375; script_info = {sortOrder = 5375;};};</text:p>
          </table:table-cell>
          <table:table-cell table:number-columns-repeated="1020"/>
        </table:table-row>
        <table:table-row table:style-name="ro1">
          <table:table-cell office:value-type="string">
            <text:p>EQ_WEAPON_JKMINING_LASER</text:p>
          </table:table-cell>
          <table:table-cell office:value-type="string">
            <text:p>JK-1 Pulse Laser</text:p>
          </table:table-cell>
          <table:table-cell table:formula="of:=([.$B$1] - [.$E$1])  + (ROW([.A1077]) - 2) * [.$E$1]" office:value-type="float" office:value="5380">
            <text:p>5380</text:p>
          </table:table-cell>
          <table:table-cell table:formula="of:=&quot;    &quot;&quot;&quot; &amp; [.A1077] &amp; &quot;&quot;&quot; = {sort_order = &quot; &amp; [.C1077] &amp; &quot;; script_info = {sortOrder = &quot; &amp; [.C1077] &amp; &quot;;};};&quot;" office:value-type="string" office:string-value="    &quot;EQ_WEAPON_JKMINING_LASER&quot; = {sort_order = 5380; script_info = {sortOrder = 5380;};};">
            <text:p><text:s text:c="4"/>"EQ_WEAPON_JKMINING_LASER" = {sort_order = 5380; script_info = {sortOrder = 5380;};};</text:p>
          </table:table-cell>
          <table:table-cell table:number-columns-repeated="1020"/>
        </table:table-row>
        <table:table-row table:style-name="ro1">
          <table:table-cell office:value-type="string">
            <text:p>EQ_WEAPON_LASER_COOLER</text:p>
          </table:table-cell>
          <table:table-cell office:value-type="string">
            <text:p>Laser Cooler</text:p>
          </table:table-cell>
          <table:table-cell table:formula="of:=([.$B$1] - [.$E$1])  + (ROW([.A1078]) - 2) * [.$E$1]" office:value-type="float" office:value="5385">
            <text:p>5385</text:p>
          </table:table-cell>
          <table:table-cell table:formula="of:=&quot;    &quot;&quot;&quot; &amp; [.A1078] &amp; &quot;&quot;&quot; = {sort_order = &quot; &amp; [.C1078] &amp; &quot;; script_info = {sortOrder = &quot; &amp; [.C1078] &amp; &quot;;};};&quot;" office:value-type="string" office:string-value="    &quot;EQ_WEAPON_LASER_COOLER&quot; = {sort_order = 5385; script_info = {sortOrder = 5385;};};">
            <text:p><text:s text:c="4"/>"EQ_WEAPON_LASER_COOLER" = {sort_order = 5385; script_info = {sortOrder = 5385;};};</text:p>
          </table:table-cell>
          <table:table-cell table:number-columns-repeated="1020"/>
        </table:table-row>
        <table:table-row table:style-name="ro1">
          <table:table-cell office:value-type="string">
            <text:p>EQ_WEAPON_LUCAS_LASER</text:p>
          </table:table-cell>
          <table:table-cell office:value-type="string">
            <text:p>Lucas ILM 'NegForce(SithField) Generator'</text:p>
          </table:table-cell>
          <table:table-cell table:formula="of:=([.$B$1] - [.$E$1])  + (ROW([.A1079]) - 2) * [.$E$1]" office:value-type="float" office:value="5390">
            <text:p>5390</text:p>
          </table:table-cell>
          <table:table-cell table:formula="of:=&quot;    &quot;&quot;&quot; &amp; [.A1079] &amp; &quot;&quot;&quot; = {sort_order = &quot; &amp; [.C1079] &amp; &quot;; script_info = {sortOrder = &quot; &amp; [.C1079] &amp; &quot;;};};&quot;" office:value-type="string" office:string-value="    &quot;EQ_WEAPON_LUCAS_LASER&quot; = {sort_order = 5390; script_info = {sortOrder = 5390;};};">
            <text:p><text:s text:c="4"/>"EQ_WEAPON_LUCAS_LASER" = {sort_order = 5390; script_info = {sortOrder = 5390;};};</text:p>
          </table:table-cell>
          <table:table-cell table:number-columns-repeated="1020"/>
        </table:table-row>
        <table:table-row table:style-name="ro1">
          <table:table-cell office:value-type="string">
            <text:p>EQ_WEAPON_MILITARY_LASER</text:p>
          </table:table-cell>
          <table:table-cell office:value-type="string">
            <text:p>Lance &amp; Ferman LF90 Military Laser</text:p>
          </table:table-cell>
          <table:table-cell table:formula="of:=([.$B$1] - [.$E$1])  + (ROW([.A1080]) - 2) * [.$E$1]" office:value-type="float" office:value="5395">
            <text:p>5395</text:p>
          </table:table-cell>
          <table:table-cell table:formula="of:=&quot;    &quot;&quot;&quot; &amp; [.A1080] &amp; &quot;&quot;&quot; = {sort_order = &quot; &amp; [.C1080] &amp; &quot;; script_info = {sortOrder = &quot; &amp; [.C1080] &amp; &quot;;};};&quot;" office:value-type="string" office:string-value="    &quot;EQ_WEAPON_MILITARY_LASER&quot; = {sort_order = 5395; script_info = {sortOrder = 5395;};};">
            <text:p><text:s text:c="4"/>"EQ_WEAPON_MILITARY_LASER" = {sort_order = 5395; script_info = {sortOrder = 5395;};};</text:p>
          </table:table-cell>
          <table:table-cell table:number-columns-repeated="1020"/>
        </table:table-row>
        <table:table-row table:style-name="ro1">
          <table:table-cell office:value-type="string">
            <text:p>EQ_WEAPON_MILITARY_LASER_2</text:p>
          </table:table-cell>
          <table:table-cell office:value-type="string">
            <text:p>Dual Military Laser</text:p>
          </table:table-cell>
          <table:table-cell table:formula="of:=([.$B$1] - [.$E$1])  + (ROW([.A1081]) - 2) * [.$E$1]" office:value-type="float" office:value="5400">
            <text:p>5400</text:p>
          </table:table-cell>
          <table:table-cell table:formula="of:=&quot;    &quot;&quot;&quot; &amp; [.A1081] &amp; &quot;&quot;&quot; = {sort_order = &quot; &amp; [.C1081] &amp; &quot;; script_info = {sortOrder = &quot; &amp; [.C1081] &amp; &quot;;};};&quot;" office:value-type="string" office:string-value="    &quot;EQ_WEAPON_MILITARY_LASER_2&quot; = {sort_order = 5400; script_info = {sortOrder = 5400;};};">
            <text:p><text:s text:c="4"/>"EQ_WEAPON_MILITARY_LASER_2" = {sort_order = 5400; script_info = {sortOrder = 5400;};};</text:p>
          </table:table-cell>
          <table:table-cell table:number-columns-repeated="1020"/>
        </table:table-row>
        <table:table-row table:style-name="ro1">
          <table:table-cell office:value-type="string">
            <text:p>EQ_WEAPON_MILITARY_LASER_3</text:p>
          </table:table-cell>
          <table:table-cell office:value-type="string">
            <text:p>Triple Military Laser</text:p>
          </table:table-cell>
          <table:table-cell table:formula="of:=([.$B$1] - [.$E$1])  + (ROW([.A1082]) - 2) * [.$E$1]" office:value-type="float" office:value="5405">
            <text:p>5405</text:p>
          </table:table-cell>
          <table:table-cell table:formula="of:=&quot;    &quot;&quot;&quot; &amp; [.A1082] &amp; &quot;&quot;&quot; = {sort_order = &quot; &amp; [.C1082] &amp; &quot;; script_info = {sortOrder = &quot; &amp; [.C1082] &amp; &quot;;};};&quot;" office:value-type="string" office:string-value="    &quot;EQ_WEAPON_MILITARY_LASER_3&quot; = {sort_order = 5405; script_info = {sortOrder = 5405;};};">
            <text:p><text:s text:c="4"/>"EQ_WEAPON_MILITARY_LASER_3" = {sort_order = 5405; script_info = {sortOrder = 5405;};};</text:p>
          </table:table-cell>
          <table:table-cell table:number-columns-repeated="1020"/>
        </table:table-row>
        <table:table-row table:style-name="ro1">
          <table:table-cell office:value-type="string">
            <text:p>EQ_WEAPON_MILITARY_LASER_4</text:p>
          </table:table-cell>
          <table:table-cell office:value-type="string">
            <text:p>Quad Military Laser</text:p>
          </table:table-cell>
          <table:table-cell table:formula="of:=([.$B$1] - [.$E$1])  + (ROW([.A1083]) - 2) * [.$E$1]" office:value-type="float" office:value="5410">
            <text:p>5410</text:p>
          </table:table-cell>
          <table:table-cell table:formula="of:=&quot;    &quot;&quot;&quot; &amp; [.A1083] &amp; &quot;&quot;&quot; = {sort_order = &quot; &amp; [.C1083] &amp; &quot;; script_info = {sortOrder = &quot; &amp; [.C1083] &amp; &quot;;};};&quot;" office:value-type="string" office:string-value="    &quot;EQ_WEAPON_MILITARY_LASER_4&quot; = {sort_order = 5410; script_info = {sortOrder = 5410;};};">
            <text:p><text:s text:c="4"/>"EQ_WEAPON_MILITARY_LASER_4" = {sort_order = 5410; script_info = {sortOrder = 5410;};};</text:p>
          </table:table-cell>
          <table:table-cell table:number-columns-repeated="1020"/>
        </table:table-row>
        <table:table-row table:style-name="ro1">
          <table:table-cell office:value-type="string">
            <text:p>EQ_WEAPON_MILITARY_LASER_5</text:p>
          </table:table-cell>
          <table:table-cell office:value-type="string">
            <text:p>Broadside Military Laser</text:p>
          </table:table-cell>
          <table:table-cell table:formula="of:=([.$B$1] - [.$E$1])  + (ROW([.A1084]) - 2) * [.$E$1]" office:value-type="float" office:value="5415">
            <text:p>5415</text:p>
          </table:table-cell>
          <table:table-cell table:formula="of:=&quot;    &quot;&quot;&quot; &amp; [.A1084] &amp; &quot;&quot;&quot; = {sort_order = &quot; &amp; [.C1084] &amp; &quot;; script_info = {sortOrder = &quot; &amp; [.C1084] &amp; &quot;;};};&quot;" office:value-type="string" office:string-value="    &quot;EQ_WEAPON_MILITARY_LASER_5&quot; = {sort_order = 5415; script_info = {sortOrder = 5415;};};">
            <text:p><text:s text:c="4"/>"EQ_WEAPON_MILITARY_LASER_5" = {sort_order = 5415; script_info = {sortOrder = 5415;};};</text:p>
          </table:table-cell>
          <table:table-cell table:number-columns-repeated="1020"/>
        </table:table-row>
        <table:table-row table:style-name="ro1">
          <table:table-cell office:value-type="string">
            <text:p>EQ_WEAPON_MINING_LASER</text:p>
          </table:table-cell>
          <table:table-cell office:value-type="string">
            <text:p>Kruger Model ARM64 Sp. Mining Laser</text:p>
          </table:table-cell>
          <table:table-cell table:formula="of:=([.$B$1] - [.$E$1])  + (ROW([.A1085]) - 2) * [.$E$1]" office:value-type="float" office:value="5420">
            <text:p>5420</text:p>
          </table:table-cell>
          <table:table-cell table:formula="of:=&quot;    &quot;&quot;&quot; &amp; [.A1085] &amp; &quot;&quot;&quot; = {sort_order = &quot; &amp; [.C1085] &amp; &quot;; script_info = {sortOrder = &quot; &amp; [.C1085] &amp; &quot;;};};&quot;" office:value-type="string" office:string-value="    &quot;EQ_WEAPON_MINING_LASER&quot; = {sort_order = 5420; script_info = {sortOrder = 5420;};};">
            <text:p><text:s text:c="4"/>"EQ_WEAPON_MINING_LASER" = {sort_order = 5420; script_info = {sortOrder = 5420;};};</text:p>
          </table:table-cell>
          <table:table-cell table:number-columns-repeated="1020"/>
        </table:table-row>
        <table:table-row table:style-name="ro1">
          <table:table-cell office:value-type="string">
            <text:p>EQ_WEAPON_NONE</text:p>
          </table:table-cell>
          <table:table-cell office:value-type="string">
            <text:p>Remove Laser</text:p>
          </table:table-cell>
          <table:table-cell table:formula="of:=([.$B$1] - [.$E$1])  + (ROW([.A1086]) - 2) * [.$E$1]" office:value-type="float" office:value="5425">
            <text:p>5425</text:p>
          </table:table-cell>
          <table:table-cell table:formula="of:=&quot;    &quot;&quot;&quot; &amp; [.A1086] &amp; &quot;&quot;&quot; = {sort_order = &quot; &amp; [.C1086] &amp; &quot;; script_info = {sortOrder = &quot; &amp; [.C1086] &amp; &quot;;};};&quot;" office:value-type="string" office:string-value="    &quot;EQ_WEAPON_NONE&quot; = {sort_order = 5425; script_info = {sortOrder = 5425;};};">
            <text:p><text:s text:c="4"/>"EQ_WEAPON_NONE" = {sort_order = 5425; script_info = {sortOrder = 5425;};};</text:p>
          </table:table-cell>
          <table:table-cell table:number-columns-repeated="1020"/>
        </table:table-row>
        <table:table-row table:style-name="ro1">
          <table:table-cell office:value-type="string">
            <text:p>EQ_WEAPON_PULSE_LASER</text:p>
          </table:table-cell>
          <table:table-cell office:value-type="string">
            <text:p>Ingram 1919A4 Pulse Laser</text:p>
          </table:table-cell>
          <table:table-cell table:formula="of:=([.$B$1] - [.$E$1])  + (ROW([.A1087]) - 2) * [.$E$1]" office:value-type="float" office:value="5430">
            <text:p>5430</text:p>
          </table:table-cell>
          <table:table-cell table:formula="of:=&quot;    &quot;&quot;&quot; &amp; [.A1087] &amp; &quot;&quot;&quot; = {sort_order = &quot; &amp; [.C1087] &amp; &quot;; script_info = {sortOrder = &quot; &amp; [.C1087] &amp; &quot;;};};&quot;" office:value-type="string" office:string-value="    &quot;EQ_WEAPON_PULSE_LASER&quot; = {sort_order = 5430; script_info = {sortOrder = 5430;};};">
            <text:p><text:s text:c="4"/>"EQ_WEAPON_PULSE_LASER" = {sort_order = 5430; script_info = {sortOrder = 5430;};};</text:p>
          </table:table-cell>
          <table:table-cell table:number-columns-repeated="1020"/>
        </table:table-row>
        <table:table-row table:style-name="ro1">
          <table:table-cell office:value-type="string">
            <text:p>EQ_WEAPON_PULSE_LASER_2</text:p>
          </table:table-cell>
          <table:table-cell office:value-type="string">
            <text:p>Dual Pulse Laser</text:p>
          </table:table-cell>
          <table:table-cell table:formula="of:=([.$B$1] - [.$E$1])  + (ROW([.A1088]) - 2) * [.$E$1]" office:value-type="float" office:value="5435">
            <text:p>5435</text:p>
          </table:table-cell>
          <table:table-cell table:formula="of:=&quot;    &quot;&quot;&quot; &amp; [.A1088] &amp; &quot;&quot;&quot; = {sort_order = &quot; &amp; [.C1088] &amp; &quot;; script_info = {sortOrder = &quot; &amp; [.C1088] &amp; &quot;;};};&quot;" office:value-type="string" office:string-value="    &quot;EQ_WEAPON_PULSE_LASER_2&quot; = {sort_order = 5435; script_info = {sortOrder = 5435;};};">
            <text:p><text:s text:c="4"/>"EQ_WEAPON_PULSE_LASER_2" = {sort_order = 5435; script_info = {sortOrder = 5435;};};</text:p>
          </table:table-cell>
          <table:table-cell table:number-columns-repeated="1020"/>
        </table:table-row>
        <table:table-row table:style-name="ro1">
          <table:table-cell office:value-type="string">
            <text:p>EQ_WEAPON_PULSE_LASER_3</text:p>
          </table:table-cell>
          <table:table-cell office:value-type="string">
            <text:p>Triple Pulse Laser</text:p>
          </table:table-cell>
          <table:table-cell table:formula="of:=([.$B$1] - [.$E$1])  + (ROW([.A1089]) - 2) * [.$E$1]" office:value-type="float" office:value="5440">
            <text:p>5440</text:p>
          </table:table-cell>
          <table:table-cell table:formula="of:=&quot;    &quot;&quot;&quot; &amp; [.A1089] &amp; &quot;&quot;&quot; = {sort_order = &quot; &amp; [.C1089] &amp; &quot;; script_info = {sortOrder = &quot; &amp; [.C1089] &amp; &quot;;};};&quot;" office:value-type="string" office:string-value="    &quot;EQ_WEAPON_PULSE_LASER_3&quot; = {sort_order = 5440; script_info = {sortOrder = 5440;};};">
            <text:p><text:s text:c="4"/>"EQ_WEAPON_PULSE_LASER_3" = {sort_order = 5440; script_info = {sortOrder = 5440;};};</text:p>
          </table:table-cell>
          <table:table-cell table:number-columns-repeated="1020"/>
        </table:table-row>
        <table:table-row table:style-name="ro1">
          <table:table-cell office:value-type="string">
            <text:p>EQ_WEAPON_PULSE_LASER_4</text:p>
          </table:table-cell>
          <table:table-cell office:value-type="string">
            <text:p>Quad Pulse Laser</text:p>
          </table:table-cell>
          <table:table-cell table:formula="of:=([.$B$1] - [.$E$1])  + (ROW([.A1090]) - 2) * [.$E$1]" office:value-type="float" office:value="5445">
            <text:p>5445</text:p>
          </table:table-cell>
          <table:table-cell table:formula="of:=&quot;    &quot;&quot;&quot; &amp; [.A1090] &amp; &quot;&quot;&quot; = {sort_order = &quot; &amp; [.C1090] &amp; &quot;; script_info = {sortOrder = &quot; &amp; [.C1090] &amp; &quot;;};};&quot;" office:value-type="string" office:string-value="    &quot;EQ_WEAPON_PULSE_LASER_4&quot; = {sort_order = 5445; script_info = {sortOrder = 5445;};};">
            <text:p><text:s text:c="4"/>"EQ_WEAPON_PULSE_LASER_4" = {sort_order = 5445; script_info = {sortOrder = 5445;};};</text:p>
          </table:table-cell>
          <table:table-cell table:number-columns-repeated="1020"/>
        </table:table-row>
        <table:table-row table:style-name="ro1">
          <table:table-cell office:value-type="string">
            <text:p>EQ_WEAPON_PULSE_LASER_5</text:p>
          </table:table-cell>
          <table:table-cell office:value-type="string">
            <text:p>Broadside Pulse Laser</text:p>
          </table:table-cell>
          <table:table-cell table:formula="of:=([.$B$1] - [.$E$1])  + (ROW([.A1091]) - 2) * [.$E$1]" office:value-type="float" office:value="5450">
            <text:p>5450</text:p>
          </table:table-cell>
          <table:table-cell table:formula="of:=&quot;    &quot;&quot;&quot; &amp; [.A1091] &amp; &quot;&quot;&quot; = {sort_order = &quot; &amp; [.C1091] &amp; &quot;; script_info = {sortOrder = &quot; &amp; [.C1091] &amp; &quot;;};};&quot;" office:value-type="string" office:string-value="    &quot;EQ_WEAPON_PULSE_LASER_5&quot; = {sort_order = 5450; script_info = {sortOrder = 5450;};};">
            <text:p><text:s text:c="4"/>"EQ_WEAPON_PULSE_LASER_5" = {sort_order = 5450; script_info = {sortOrder = 5450;};};</text:p>
          </table:table-cell>
          <table:table-cell table:number-columns-repeated="1020"/>
        </table:table-row>
        <table:table-row table:style-name="ro1">
          <table:table-cell office:value-type="string">
            <text:p>EQ_WEAPON_QVC_LASER</text:p>
          </table:table-cell>
          <table:table-cell office:value-type="string">
            <text:p>QVC 'Ubertron 4000'</text:p>
          </table:table-cell>
          <table:table-cell table:formula="of:=([.$B$1] - [.$E$1])  + (ROW([.A1092]) - 2) * [.$E$1]" office:value-type="float" office:value="5455">
            <text:p>5455</text:p>
          </table:table-cell>
          <table:table-cell table:formula="of:=&quot;    &quot;&quot;&quot; &amp; [.A1092] &amp; &quot;&quot;&quot; = {sort_order = &quot; &amp; [.C1092] &amp; &quot;; script_info = {sortOrder = &quot; &amp; [.C1092] &amp; &quot;;};};&quot;" office:value-type="string" office:string-value="    &quot;EQ_WEAPON_QVC_LASER&quot; = {sort_order = 5455; script_info = {sortOrder = 5455;};};">
            <text:p><text:s text:c="4"/>"EQ_WEAPON_QVC_LASER" = {sort_order = 5455; script_info = {sortOrder = 5455;};};</text:p>
          </table:table-cell>
          <table:table-cell table:number-columns-repeated="1020"/>
        </table:table-row>
        <table:table-row table:style-name="ro1">
          <table:table-cell office:value-type="string">
            <text:p>EQ_WEAPON_REV_THARGOID_LASER</text:p>
          </table:table-cell>
          <table:table-cell office:value-type="string">
            <text:p>Thargoid Ray Laser</text:p>
          </table:table-cell>
          <table:table-cell table:formula="of:=([.$B$1] - [.$E$1])  + (ROW([.A1093]) - 2) * [.$E$1]" office:value-type="float" office:value="5460">
            <text:p>5460</text:p>
          </table:table-cell>
          <table:table-cell table:formula="of:=&quot;    &quot;&quot;&quot; &amp; [.A1093] &amp; &quot;&quot;&quot; = {sort_order = &quot; &amp; [.C1093] &amp; &quot;; script_info = {sortOrder = &quot; &amp; [.C1093] &amp; &quot;;};};&quot;" office:value-type="string" office:string-value="    &quot;EQ_WEAPON_REV_THARGOID_LASER&quot; = {sort_order = 5460; script_info = {sortOrder = 5460;};};">
            <text:p><text:s text:c="4"/>"EQ_WEAPON_REV_THARGOID_LASER" = {sort_order = 5460; script_info = {sortOrder = 5460;};};</text:p>
          </table:table-cell>
          <table:table-cell table:number-columns-repeated="1020"/>
        </table:table-row>
        <table:table-row table:style-name="ro1">
          <table:table-cell office:value-type="string">
            <text:p>EQ_WEAPON_RIMMERACE_LASER</text:p>
          </table:table-cell>
          <table:table-cell office:value-type="string">
            <text:p>RimmerAce Quadcooled 'ImpasseResolver'</text:p>
          </table:table-cell>
          <table:table-cell table:formula="of:=([.$B$1] - [.$E$1])  + (ROW([.A1094]) - 2) * [.$E$1]" office:value-type="float" office:value="5465">
            <text:p>5465</text:p>
          </table:table-cell>
          <table:table-cell table:formula="of:=&quot;    &quot;&quot;&quot; &amp; [.A1094] &amp; &quot;&quot;&quot; = {sort_order = &quot; &amp; [.C1094] &amp; &quot;; script_info = {sortOrder = &quot; &amp; [.C1094] &amp; &quot;;};};&quot;" office:value-type="string" office:string-value="    &quot;EQ_WEAPON_RIMMERACE_LASER&quot; = {sort_order = 5465; script_info = {sortOrder = 5465;};};">
            <text:p><text:s text:c="4"/>"EQ_WEAPON_RIMMERACE_LASER" = {sort_order = 5465; script_info = {sortOrder = 5465;};};</text:p>
          </table:table-cell>
          <table:table-cell table:number-columns-repeated="1020"/>
        </table:table-row>
        <table:table-row table:style-name="ro1">
          <table:table-cell office:value-type="string">
            <text:p>EQ_WEAPON_STAR_LASER</text:p>
          </table:table-cell>
          <table:table-cell office:value-type="string">
            <text:p>ColtMaster CM2 Starlaser (Bolt Laser)</text:p>
          </table:table-cell>
          <table:table-cell table:formula="of:=([.$B$1] - [.$E$1])  + (ROW([.A1095]) - 2) * [.$E$1]" office:value-type="float" office:value="5470">
            <text:p>5470</text:p>
          </table:table-cell>
          <table:table-cell table:formula="of:=&quot;    &quot;&quot;&quot; &amp; [.A1095] &amp; &quot;&quot;&quot; = {sort_order = &quot; &amp; [.C1095] &amp; &quot;; script_info = {sortOrder = &quot; &amp; [.C1095] &amp; &quot;;};};&quot;" office:value-type="string" office:string-value="    &quot;EQ_WEAPON_STAR_LASER&quot; = {sort_order = 5470; script_info = {sortOrder = 5470;};};">
            <text:p><text:s text:c="4"/>"EQ_WEAPON_STAR_LASER" = {sort_order = 5470; script_info = {sortOrder = 5470;};};</text:p>
          </table:table-cell>
          <table:table-cell table:number-columns-repeated="1020"/>
        </table:table-row>
        <table:table-row table:style-name="ro1">
          <table:table-cell office:value-type="string">
            <text:p>EQ_WEAPON_THARGOID_LASER</text:p>
          </table:table-cell>
          <table:table-cell office:value-type="string">
            <text:p>Thargoid Laser</text:p>
          </table:table-cell>
          <table:table-cell table:formula="of:=([.$B$1] - [.$E$1])  + (ROW([.A1096]) - 2) * [.$E$1]" office:value-type="float" office:value="5475">
            <text:p>5475</text:p>
          </table:table-cell>
          <table:table-cell table:formula="of:=&quot;    &quot;&quot;&quot; &amp; [.A1096] &amp; &quot;&quot;&quot; = {sort_order = &quot; &amp; [.C1096] &amp; &quot;; script_info = {sortOrder = &quot; &amp; [.C1096] &amp; &quot;;};};&quot;" office:value-type="string" office:string-value="    &quot;EQ_WEAPON_THARGOID_LASER&quot; = {sort_order = 5475; script_info = {sortOrder = 5475;};};">
            <text:p><text:s text:c="4"/>"EQ_WEAPON_THARGOID_LASER" = {sort_order = 5475; script_info = {sortOrder = 5475;};};</text:p>
          </table:table-cell>
          <table:table-cell table:number-columns-repeated="1020"/>
        </table:table-row>
        <table:table-row table:style-name="ro1">
          <table:table-cell office:value-type="string">
            <text:p>EQ_WEAPON_THARGOID_PLASMA_ACCELERATOR</text:p>
          </table:table-cell>
          <table:table-cell office:value-type="string">
            <text:p>Thargoid Plasma Accelerator</text:p>
          </table:table-cell>
          <table:table-cell table:formula="of:=([.$B$1] - [.$E$1])  + (ROW([.A1097]) - 2) * [.$E$1]" office:value-type="float" office:value="5480">
            <text:p>5480</text:p>
          </table:table-cell>
          <table:table-cell table:formula="of:=&quot;    &quot;&quot;&quot; &amp; [.A1097] &amp; &quot;&quot;&quot; = {sort_order = &quot; &amp; [.C1097] &amp; &quot;; script_info = {sortOrder = &quot; &amp; [.C1097] &amp; &quot;;};};&quot;" office:value-type="string" office:string-value="    &quot;EQ_WEAPON_THARGOID_PLASMA_ACCELERATOR&quot; = {sort_order = 5480; script_info = {sortOrder = 5480;};};">
            <text:p><text:s text:c="4"/>"EQ_WEAPON_THARGOID_PLASMA_ACCELERATOR" = {sort_order = 5480; script_info = {sortOrder = 5480;};};</text:p>
          </table:table-cell>
          <table:table-cell table:number-columns-repeated="1020"/>
        </table:table-row>
        <table:table-row table:style-name="ro1">
          <table:table-cell office:value-type="string">
            <text:p>EQ_WEAPON_TWIN_PLASMA_CANNON</text:p>
          </table:table-cell>
          <table:table-cell office:value-type="string">
            <text:p>Twin Plasma Cannon</text:p>
          </table:table-cell>
          <table:table-cell table:formula="of:=([.$B$1] - [.$E$1])  + (ROW([.A1098]) - 2) * [.$E$1]" office:value-type="float" office:value="5485">
            <text:p>5485</text:p>
          </table:table-cell>
          <table:table-cell table:formula="of:=&quot;    &quot;&quot;&quot; &amp; [.A1098] &amp; &quot;&quot;&quot; = {sort_order = &quot; &amp; [.C1098] &amp; &quot;; script_info = {sortOrder = &quot; &amp; [.C1098] &amp; &quot;;};};&quot;" office:value-type="string" office:string-value="    &quot;EQ_WEAPON_TWIN_PLASMA_CANNON&quot; = {sort_order = 5485; script_info = {sortOrder = 5485;};};">
            <text:p><text:s text:c="4"/>"EQ_WEAPON_TWIN_PLASMA_CANNON" = {sort_order = 5485; script_info = {sortOrder = 5485;};};</text:p>
          </table:table-cell>
          <table:table-cell table:number-columns-repeated="1020"/>
        </table:table-row>
        <table:table-row table:style-name="ro1">
          <table:table-cell office:value-type="string">
            <text:p>EQ_WEAPON_VARISCAN_LASER</text:p>
          </table:table-cell>
          <table:table-cell office:value-type="string">
            <text:p>Volt VariScan Laser</text:p>
          </table:table-cell>
          <table:table-cell table:formula="of:=([.$B$1] - [.$E$1])  + (ROW([.A1099]) - 2) * [.$E$1]" office:value-type="float" office:value="5490">
            <text:p>5490</text:p>
          </table:table-cell>
          <table:table-cell table:formula="of:=&quot;    &quot;&quot;&quot; &amp; [.A1099] &amp; &quot;&quot;&quot; = {sort_order = &quot; &amp; [.C1099] &amp; &quot;; script_info = {sortOrder = &quot; &amp; [.C1099] &amp; &quot;;};};&quot;" office:value-type="string" office:string-value="    &quot;EQ_WEAPON_VARISCAN_LASER&quot; = {sort_order = 5490; script_info = {sortOrder = 5490;};};">
            <text:p><text:s text:c="4"/>"EQ_WEAPON_VARISCAN_LASER" = {sort_order = 5490; script_info = {sortOrder = 5490;};};</text:p>
          </table:table-cell>
          <table:table-cell table:number-columns-repeated="1020"/>
        </table:table-row>
        <table:table-row table:style-name="ro1">
          <table:table-cell office:value-type="string">
            <text:p>EQ_WEAPON_VIMANA_BEAM</text:p>
          </table:table-cell>
          <table:table-cell office:value-type="string">
            <text:p>Vimana Beam</text:p>
          </table:table-cell>
          <table:table-cell table:formula="of:=([.$B$1] - [.$E$1])  + (ROW([.A1100]) - 2) * [.$E$1]" office:value-type="float" office:value="5495">
            <text:p>5495</text:p>
          </table:table-cell>
          <table:table-cell table:formula="of:=&quot;    &quot;&quot;&quot; &amp; [.A1100] &amp; &quot;&quot;&quot; = {sort_order = &quot; &amp; [.C1100] &amp; &quot;; script_info = {sortOrder = &quot; &amp; [.C1100] &amp; &quot;;};};&quot;" office:value-type="string" office:string-value="    &quot;EQ_WEAPON_VIMANA_BEAM&quot; = {sort_order = 5495; script_info = {sortOrder = 5495;};};">
            <text:p><text:s text:c="4"/>"EQ_WEAPON_VIMANA_BEAM" = {sort_order = 5495; script_info = {sortOrder = 5495;};};</text:p>
          </table:table-cell>
          <table:table-cell table:number-columns-repeated="1020"/>
        </table:table-row>
        <table:table-row table:style-name="ro1">
          <table:table-cell office:value-type="string">
            <text:p>EQ_WEAPON_WILLIAMS_LASER</text:p>
          </table:table-cell>
          <table:table-cell office:value-type="string">
            <text:p>Williams PewPew 1982 ('R'-type model)</text:p>
          </table:table-cell>
          <table:table-cell table:formula="of:=([.$B$1] - [.$E$1])  + (ROW([.A1101]) - 2) * [.$E$1]" office:value-type="float" office:value="5500">
            <text:p>5500</text:p>
          </table:table-cell>
          <table:table-cell table:formula="of:=&quot;    &quot;&quot;&quot; &amp; [.A1101] &amp; &quot;&quot;&quot; = {sort_order = &quot; &amp; [.C1101] &amp; &quot;; script_info = {sortOrder = &quot; &amp; [.C1101] &amp; &quot;;};};&quot;" office:value-type="string" office:string-value="    &quot;EQ_WEAPON_WILLIAMS_LASER&quot; = {sort_order = 5500; script_info = {sortOrder = 5500;};};">
            <text:p><text:s text:c="4"/>"EQ_WEAPON_WILLIAMS_LASER" = {sort_order = 5500; script_info = {sortOrder = 5500;};};</text:p>
          </table:table-cell>
          <table:table-cell table:number-columns-repeated="1020"/>
        </table:table-row>
        <table:table-row table:style-name="ro1">
          <table:table-cell office:value-type="string">
            <text:p>EQ_WEAPON_ZEUSCORP_LASER</text:p>
          </table:table-cell>
          <table:table-cell office:value-type="string">
            <text:p>ZeusCorp 'Thunderbolt'</text:p>
          </table:table-cell>
          <table:table-cell table:formula="of:=([.$B$1] - [.$E$1])  + (ROW([.A1102]) - 2) * [.$E$1]" office:value-type="float" office:value="5505">
            <text:p>5505</text:p>
          </table:table-cell>
          <table:table-cell table:formula="of:=&quot;    &quot;&quot;&quot; &amp; [.A1102] &amp; &quot;&quot;&quot; = {sort_order = &quot; &amp; [.C1102] &amp; &quot;; script_info = {sortOrder = &quot; &amp; [.C1102] &amp; &quot;;};};&quot;" office:value-type="string" office:string-value="    &quot;EQ_WEAPON_ZEUSCORP_LASER&quot; = {sort_order = 5505; script_info = {sortOrder = 5505;};};">
            <text:p><text:s text:c="4"/>"EQ_WEAPON_ZEUSCORP_LASER" = {sort_order = 5505; script_info = {sortOrder = 5505;};};</text:p>
          </table:table-cell>
          <table:table-cell table:number-columns-repeated="1020"/>
        </table:table-row>
        <table:table-row table:style-name="ro1">
          <table:table-cell office:value-type="string">
            <text:p>EQ_WELCOME_MAT</text:p>
          </table:table-cell>
          <table:table-cell office:value-type="string">
            <text:p>Planetary Information System</text:p>
          </table:table-cell>
          <table:table-cell table:formula="of:=([.$B$1] - [.$E$1])  + (ROW([.A1103]) - 2) * [.$E$1]" office:value-type="float" office:value="5510">
            <text:p>5510</text:p>
          </table:table-cell>
          <table:table-cell table:formula="of:=&quot;    &quot;&quot;&quot; &amp; [.A1103] &amp; &quot;&quot;&quot; = {sort_order = &quot; &amp; [.C1103] &amp; &quot;; script_info = {sortOrder = &quot; &amp; [.C1103] &amp; &quot;;};};&quot;" office:value-type="string" office:string-value="    &quot;EQ_WELCOME_MAT&quot; = {sort_order = 5510; script_info = {sortOrder = 5510;};};">
            <text:p><text:s text:c="4"/>"EQ_WELCOME_MAT" = {sort_order = 5510; script_info = {sortOrder = 5510;};};</text:p>
          </table:table-cell>
          <table:table-cell table:number-columns-repeated="1020"/>
        </table:table-row>
        <table:table-row table:style-name="ro1">
          <table:table-cell office:value-type="string">
            <text:p>EQ_WORMHOLE_SCANNER</text:p>
          </table:table-cell>
          <table:table-cell office:value-type="string">
            <text:p>Wormhole Scanner</text:p>
          </table:table-cell>
          <table:table-cell table:formula="of:=([.$B$1] - [.$E$1])  + (ROW([.A1104]) - 2) * [.$E$1]" office:value-type="float" office:value="5515">
            <text:p>5515</text:p>
          </table:table-cell>
          <table:table-cell table:formula="of:=&quot;    &quot;&quot;&quot; &amp; [.A1104] &amp; &quot;&quot;&quot; = {sort_order = &quot; &amp; [.C1104] &amp; &quot;; script_info = {sortOrder = &quot; &amp; [.C1104] &amp; &quot;;};};&quot;" office:value-type="string" office:string-value="    &quot;EQ_WORMHOLE_SCANNER&quot; = {sort_order = 5515; script_info = {sortOrder = 5515;};};">
            <text:p><text:s text:c="4"/>"EQ_WORMHOLE_SCANNER" = {sort_order = 5515; script_info = {sortOrder = 5515;};};</text:p>
          </table:table-cell>
          <table:table-cell table:number-columns-repeated="1020"/>
        </table:table-row>
        <table:table-row table:style-name="ro1">
          <table:table-cell office:value-type="string">
            <text:p>EQ_WORMHOLE_SCANNER_REMOVAL</text:p>
          </table:table-cell>
          <table:table-cell office:value-type="string">
            <text:p>Sell Wormhole Scanner</text:p>
          </table:table-cell>
          <table:table-cell table:formula="of:=([.$B$1] - [.$E$1])  + (ROW([.A1105]) - 2) * [.$E$1]" office:value-type="float" office:value="5520">
            <text:p>5520</text:p>
          </table:table-cell>
          <table:table-cell table:formula="of:=&quot;    &quot;&quot;&quot; &amp; [.A1105] &amp; &quot;&quot;&quot; = {sort_order = &quot; &amp; [.C1105] &amp; &quot;; script_info = {sortOrder = &quot; &amp; [.C1105] &amp; &quot;;};};&quot;" office:value-type="string" office:string-value="    &quot;EQ_WORMHOLE_SCANNER_REMOVAL&quot; = {sort_order = 5520; script_info = {sortOrder = 5520;};};">
            <text:p><text:s text:c="4"/>"EQ_WORMHOLE_SCANNER_REMOVAL" = {sort_order = 5520; script_info = {sortOrder = 5520;};};</text:p>
          </table:table-cell>
          <table:table-cell table:number-columns-repeated="1020"/>
        </table:table-row>
        <table:table-row table:style-name="ro1">
          <table:table-cell office:value-type="string">
            <text:p>EQ_WORMHOLE_SCANNER_SALVAGED</text:p>
          </table:table-cell>
          <table:table-cell office:value-type="string">
            <text:p>Wormhole Scanner (salvaged)</text:p>
          </table:table-cell>
          <table:table-cell table:formula="of:=([.$B$1] - [.$E$1])  + (ROW([.A1106]) - 2) * [.$E$1]" office:value-type="float" office:value="5525">
            <text:p>5525</text:p>
          </table:table-cell>
          <table:table-cell table:formula="of:=&quot;    &quot;&quot;&quot; &amp; [.A1106] &amp; &quot;&quot;&quot; = {sort_order = &quot; &amp; [.C1106] &amp; &quot;; script_info = {sortOrder = &quot; &amp; [.C1106] &amp; &quot;;};};&quot;" office:value-type="string" office:string-value="    &quot;EQ_WORMHOLE_SCANNER_SALVAGED&quot; = {sort_order = 5525; script_info = {sortOrder = 5525;};};">
            <text:p><text:s text:c="4"/>"EQ_WORMHOLE_SCANNER_SALVAGED" = {sort_order = 5525; script_info = {sortOrder = 5525;};};</text:p>
          </table:table-cell>
          <table:table-cell table:number-columns-repeated="1020"/>
        </table:table-row>
        <table:table-row table:style-name="ro1">
          <table:table-cell office:value-type="string">
            <text:p>EQ_WPH_ASC_UPGRADE</text:p>
          </table:table-cell>
          <table:table-cell office:value-type="string">
            <text:p>Waypoint Here</text:p>
          </table:table-cell>
          <table:table-cell table:formula="of:=([.$B$1] - [.$E$1])  + (ROW([.A1107]) - 2) * [.$E$1]" office:value-type="float" office:value="5530">
            <text:p>5530</text:p>
          </table:table-cell>
          <table:table-cell table:formula="of:=&quot;    &quot;&quot;&quot; &amp; [.A1107] &amp; &quot;&quot;&quot; = {sort_order = &quot; &amp; [.C1107] &amp; &quot;; script_info = {sortOrder = &quot; &amp; [.C1107] &amp; &quot;;};};&quot;" office:value-type="string" office:string-value="    &quot;EQ_WPH_ASC_UPGRADE&quot; = {sort_order = 5530; script_info = {sortOrder = 5530;};};">
            <text:p><text:s text:c="4"/>"EQ_WPH_ASC_UPGRADE" = {sort_order = 5530; script_info = {sortOrder = 5530;};};</text:p>
          </table:table-cell>
          <table:table-cell table:number-columns-repeated="1020"/>
        </table:table-row>
        <table:table-row table:style-name="ro1">
          <table:table-cell office:value-type="string">
            <text:p>EQ_YASEN-TURRET</text:p>
          </table:table-cell>
          <table:table-cell office:value-type="string">
            <text:p>Yasen-N Turret</text:p>
          </table:table-cell>
          <table:table-cell table:formula="of:=([.$B$1] - [.$E$1])  + (ROW([.A1108]) - 2) * [.$E$1]" office:value-type="float" office:value="5535">
            <text:p>5535</text:p>
          </table:table-cell>
          <table:table-cell table:formula="of:=&quot;    &quot;&quot;&quot; &amp; [.A1108] &amp; &quot;&quot;&quot; = {sort_order = &quot; &amp; [.C1108] &amp; &quot;; script_info = {sortOrder = &quot; &amp; [.C1108] &amp; &quot;;};};&quot;" office:value-type="string" office:string-value="    &quot;EQ_YASEN-TURRET&quot; = {sort_order = 5535; script_info = {sortOrder = 5535;};};">
            <text:p><text:s text:c="4"/>"EQ_YASEN-TURRET" = {sort_order = 5535; script_info = {sortOrder = 5535;};};</text:p>
          </table:table-cell>
          <table:table-cell table:number-columns-repeated="1020"/>
        </table:table-row>
        <table:table-row table:style-name="ro1">
          <table:table-cell office:value-type="string">
            <text:p>EQ_YASEN-TURRET_REMOVE</text:p>
          </table:table-cell>
          <table:table-cell office:value-type="string">
            <text:p>sell Yasen-N Turret</text:p>
          </table:table-cell>
          <table:table-cell table:formula="of:=([.$B$1] - [.$E$1])  + (ROW([.A1109]) - 2) * [.$E$1]" office:value-type="float" office:value="5540">
            <text:p>5540</text:p>
          </table:table-cell>
          <table:table-cell table:formula="of:=&quot;    &quot;&quot;&quot; &amp; [.A1109] &amp; &quot;&quot;&quot; = {sort_order = &quot; &amp; [.C1109] &amp; &quot;; script_info = {sortOrder = &quot; &amp; [.C1109] &amp; &quot;;};};&quot;" office:value-type="string" office:string-value="    &quot;EQ_YASEN-TURRET_REMOVE&quot; = {sort_order = 5540; script_info = {sortOrder = 5540;};};">
            <text:p><text:s text:c="4"/>"EQ_YASEN-TURRET_REMOVE" = {sort_order = 5540; script_info = {sortOrder = 5540;};};</text:p>
          </table:table-cell>
          <table:table-cell table:number-columns-repeated="1020"/>
        </table:table-row>
        <table:table-row table:style-name="ro1" table:number-rows-repeated="104746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efuelling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EQ_AUX_TANK</text:p>
          </table:table-cell>
          <table:table-cell table:style-name="ce2" office:value-type="string">
            <text:p>Auxiliary Fuel Tank -Full</text:p>
          </table:table-cell>
          <table:table-cell table:style-name="ce2" table:formula="of:=([.$B$1] - [.$E$1])  + (ROW([.A4]) - 2) * [.$E$1]" office:value-type="float" office:value="105">
            <text:p>10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AUX_TANK&quot; = {sort_order = 105; script_info = {sortOrder = 105;};};">
            <text:p><text:s text:c="4"/>"EQ_AUX_TANK" = {sort_order = 105; script_info = {sortOrder = 10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UX_TANK_EMPTY</text:p>
          </table:table-cell>
          <table:table-cell table:style-name="ce2" office:value-type="string">
            <text:p>Auxiliary Fuel Tank - Empty</text:p>
          </table:table-cell>
          <table:table-cell table:style-name="ce2" table:formula="of:=([.$B$1] - [.$E$1])  + (ROW([.A5]) - 2) * [.$E$1]" office:value-type="float" office:value="110">
            <text:p>110</text:p>
          </table:table-cell>
          <table:table-cell table:style-name="ce2" table:formula="of:=&quot;    &quot;&quot;&quot; &amp; [.A5] &amp; &quot;&quot;&quot; = {sort_order = &quot; &amp; [.C5] &amp; &quot;; script_info = {sortOrder = &quot; &amp; [.C5] &amp; &quot;;};};&quot;" office:value-type="string" office:string-value="    &quot;EQ_AUX_TANK_EMPTY&quot; = {sort_order = 110; script_info = {sortOrder = 110;};};">
            <text:p><text:s text:c="4"/>"EQ_AUX_TANK_EMPTY" = {sort_order = 110; script_info = {sortOrder = 110;};};</text:p>
          </table:table-cell>
          <table:table-cell table:style-name="ce2"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aintenance" table:style-name="ta3" table:print="false">
        <table:table-column table:style-name="co8" table:default-cell-style-name="ce1"/>
        <table:table-column table:style-name="co8" table:number-columns-repeated="4" table:default-cell-style-name="ce3"/>
        <table:table-column table:style-name="co8" table:number-columns-repeated="5" table:default-cell-style-name="Default"/>
        <table:table-column table:style-name="co8" table:number-columns-repeated="1014" table:default-cell-style-name="ce2"/>
        <table:table-row table:style-name="ro1">
          <table:table-cell office:value-type="string">
            <text:p>Start poin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Interval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5"/>
          <table:table-cell table:number-columns-repeated="1014"/>
        </table:table-row>
        <table:named-expressions/>
      </table:table>
      <table:table table:name="Astrogation" table:style-name="ta3" table:print="false">
        <table:table-column table:style-name="co8" table:default-cell-style-name="Default"/>
        <table:table-column table:style-name="co10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500">
            <text:p>5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style-name="ce2" office:value-type="string">
            <text:p>EQ_ADV_NAV_COMP</text:p>
          </table:table-cell>
          <table:table-cell table:style-name="ce2" office:value-type="string">
            <text:p>Advanced Navigation Computer</text:p>
          </table:table-cell>
          <table:table-cell table:style-name="ce2" table:formula="of:=([.$B$1] - [.$E$1])  + (ROW([.A3]) - 2) * [.$E$1]" office:value-type="float" office:value="500">
            <text:p>500</text:p>
          </table:table-cell>
          <table:table-cell table:style-name="ce2" table:formula="of:=&quot;    &quot;&quot;&quot; &amp; [.A3] &amp; &quot;&quot;&quot; = {sort_order = &quot; &amp; [.C3] &amp; &quot;; script_info = {sortOrder = &quot; &amp; [.C3] &amp; &quot;;};};&quot;" office:value-type="string" office:string-value="    &quot;EQ_ADV_NAV_COMP&quot; = {sort_order = 500; script_info = {sortOrder = 500;};};">
            <text:p><text:s text:c="4"/>"EQ_ADV_NAV_COMP" = {sort_order = 500; script_info = {sortOrder = 50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VANCED_COMPASS</text:p>
          </table:table-cell>
          <table:table-cell table:style-name="ce2" office:value-type="string">
            <text:p>Advanced Space Compass</text:p>
          </table:table-cell>
          <table:table-cell table:style-name="ce2" table:formula="of:=([.$B$1] - [.$E$1])  + (ROW([.A4]) - 2) * [.$E$1]" office:value-type="float" office:value="505">
            <text:p>50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ADVANCED_COMPASS&quot; = {sort_order = 505; script_info = {sortOrder = 505;};};">
            <text:p><text:s text:c="4"/>"EQ_ADVANCED_COMPASS" = {sort_order = 505; script_info = {sortOrder = 50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VANCED_COMPASS_REMOVAL</text:p>
          </table:table-cell>
          <table:table-cell table:style-name="ce2" office:value-type="string">
            <text:p>Sell Advanced Space Compass</text:p>
          </table:table-cell>
          <table:table-cell table:style-name="ce2" table:formula="of:=([.$B$1] - [.$E$1])  + (ROW([.A5]) - 2) * [.$E$1]" office:value-type="float" office:value="510">
            <text:p>510</text:p>
          </table:table-cell>
          <table:table-cell table:style-name="ce2" table:formula="of:=&quot;    &quot;&quot;&quot; &amp; [.A5] &amp; &quot;&quot;&quot; = {sort_order = &quot; &amp; [.C5] &amp; &quot;; script_info = {sortOrder = &quot; &amp; [.C5] &amp; &quot;;};};&quot;" office:value-type="string" office:string-value="    &quot;EQ_ADVANCED_COMPASS_REMOVAL&quot; = {sort_order = 510; script_info = {sortOrder = 510;};};">
            <text:p><text:s text:c="4"/>"EQ_ADVANCED_COMPASS_REMOVAL" = {sort_order = 510; script_info = {sortOrder = 51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VANCED_COMPASS_SALVAGED</text:p>
          </table:table-cell>
          <table:table-cell table:style-name="ce2" office:value-type="string">
            <text:p>Advanced Space Compass (salvaged)</text:p>
          </table:table-cell>
          <table:table-cell table:style-name="ce2" table:formula="of:=([.$B$1] - [.$E$1])  + (ROW([.A6]) - 2) * [.$E$1]" office:value-type="float" office:value="515">
            <text:p>515</text:p>
          </table:table-cell>
          <table:table-cell table:style-name="ce2" table:formula="of:=&quot;    &quot;&quot;&quot; &amp; [.A6] &amp; &quot;&quot;&quot; = {sort_order = &quot; &amp; [.C6] &amp; &quot;; script_info = {sortOrder = &quot; &amp; [.C6] &amp; &quot;;};};&quot;" office:value-type="string" office:string-value="    &quot;EQ_ADVANCED_COMPASS_SALVAGED&quot; = {sort_order = 515; script_info = {sortOrder = 515;};};">
            <text:p><text:s text:c="4"/>"EQ_ADVANCED_COMPASS_SALVAGED" = {sort_order = 515; script_info = {sortOrder = 51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VANCED_NAVIGATIONAL_ARRAY</text:p>
          </table:table-cell>
          <table:table-cell table:style-name="ce2" office:value-type="string">
            <text:p>Advanced Navigational Array</text:p>
          </table:table-cell>
          <table:table-cell table:style-name="ce2" table:formula="of:=([.$B$1] - [.$E$1])  + (ROW([.A7]) - 2) * [.$E$1]" office:value-type="float" office:value="520">
            <text:p>520</text:p>
          </table:table-cell>
          <table:table-cell table:style-name="ce2" table:formula="of:=&quot;    &quot;&quot;&quot; &amp; [.A7] &amp; &quot;&quot;&quot; = {sort_order = &quot; &amp; [.C7] &amp; &quot;; script_info = {sortOrder = &quot; &amp; [.C7] &amp; &quot;;};};&quot;" office:value-type="string" office:string-value="    &quot;EQ_ADVANCED_NAVIGATIONAL_ARRAY&quot; = {sort_order = 520; script_info = {sortOrder = 520;};};">
            <text:p><text:s text:c="4"/>"EQ_ADVANCED_NAVIGATIONAL_ARRAY" = {sort_order = 520; script_info = {sortOrder = 52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VANCED_NAVIGATIONAL_ARRAY_REMOVAL</text:p>
          </table:table-cell>
          <table:table-cell table:style-name="ce2" office:value-type="string">
            <text:p>Sell Advanced Navigational Array</text:p>
          </table:table-cell>
          <table:table-cell table:style-name="ce2" table:formula="of:=([.$B$1] - [.$E$1])  + (ROW([.A8]) - 2) * [.$E$1]" office:value-type="float" office:value="525">
            <text:p>525</text:p>
          </table:table-cell>
          <table:table-cell table:style-name="ce2" table:formula="of:=&quot;    &quot;&quot;&quot; &amp; [.A8] &amp; &quot;&quot;&quot; = {sort_order = &quot; &amp; [.C8] &amp; &quot;; script_info = {sortOrder = &quot; &amp; [.C8] &amp; &quot;;};};&quot;" office:value-type="string" office:string-value="    &quot;EQ_ADVANCED_NAVIGATIONAL_ARRAY_REMOVAL&quot; = {sort_order = 525; script_info = {sortOrder = 525;};};">
            <text:p><text:s text:c="4"/>"EQ_ADVANCED_NAVIGATIONAL_ARRAY_REMOVAL" = {sort_order = 525; script_info = {sortOrder = 52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VANCED_NAVIGATIONAL_ARRAY_SALVAGED</text:p>
          </table:table-cell>
          <table:table-cell table:style-name="ce2" office:value-type="string">
            <text:p>Advanced Navigational Array (salvaged)</text:p>
          </table:table-cell>
          <table:table-cell table:style-name="ce2" table:formula="of:=([.$B$1] - [.$E$1])  + (ROW([.A9]) - 2) * [.$E$1]" office:value-type="float" office:value="530">
            <text:p>530</text:p>
          </table:table-cell>
          <table:table-cell table:style-name="ce2" table:formula="of:=&quot;    &quot;&quot;&quot; &amp; [.A9] &amp; &quot;&quot;&quot; = {sort_order = &quot; &amp; [.C9] &amp; &quot;; script_info = {sortOrder = &quot; &amp; [.C9] &amp; &quot;;};};&quot;" office:value-type="string" office:string-value="    &quot;EQ_ADVANCED_NAVIGATIONAL_ARRAY_SALVAGED&quot; = {sort_order = 530; script_info = {sortOrder = 530;};};">
            <text:p><text:s text:c="4"/>"EQ_ADVANCED_NAVIGATIONAL_ARRAY_SALVAGED" = {sort_order = 530; script_info = {sortOrder = 53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VANCED_SYSTEM_DATA_MFD</text:p>
          </table:table-cell>
          <table:table-cell table:style-name="ce2" office:value-type="string">
            <text:p>Advanced System Data MFD</text:p>
          </table:table-cell>
          <table:table-cell table:style-name="ce2" table:formula="of:=([.$B$1] - [.$E$1])  + (ROW([.A10]) - 2) * [.$E$1]" office:value-type="float" office:value="535">
            <text:p>535</text:p>
          </table:table-cell>
          <table:table-cell table:style-name="ce2" table:formula="of:=&quot;    &quot;&quot;&quot; &amp; [.A10] &amp; &quot;&quot;&quot; = {sort_order = &quot; &amp; [.C10] &amp; &quot;; script_info = {sortOrder = &quot; &amp; [.C10] &amp; &quot;;};};&quot;" office:value-type="string" office:string-value="    &quot;EQ_ADVANCED_SYSTEM_DATA_MFD&quot; = {sort_order = 535; script_info = {sortOrder = 535;};};">
            <text:p><text:s text:c="4"/>"EQ_ADVANCED_SYSTEM_DATA_MFD" = {sort_order = 535; script_info = {sortOrder = 53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NA_TOOL</text:p>
          </table:table-cell>
          <table:table-cell table:style-name="ce2" office:value-type="string">
            <text:p>Advanced Navigational Array Tool</text:p>
          </table:table-cell>
          <table:table-cell table:style-name="ce2" table:formula="of:=([.$B$1] - [.$E$1])  + (ROW([.A11]) - 2) * [.$E$1]" office:value-type="float" office:value="540">
            <text:p>540</text:p>
          </table:table-cell>
          <table:table-cell table:style-name="ce2" table:formula="of:=&quot;    &quot;&quot;&quot; &amp; [.A11] &amp; &quot;&quot;&quot; = {sort_order = &quot; &amp; [.C11] &amp; &quot;; script_info = {sortOrder = &quot; &amp; [.C11] &amp; &quot;;};};&quot;" office:value-type="string" office:string-value="    &quot;EQ_ANA_TOOL&quot; = {sort_order = 540; script_info = {sortOrder = 540;};};">
            <text:p><text:s text:c="4"/>"EQ_ANA_TOOL" = {sort_order = 540; script_info = {sortOrder = 540;};};</text:p>
          </table:table-cell>
          <table:table-cell table:style-name="ce2"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opulsion" table:style-name="ta3" table:print="false">
        <table:table-column table:style-name="co16" table:default-cell-style-name="Default"/>
        <table:table-column table:style-name="co8" table:number-columns-repeated="1023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1000">
            <text:p>10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style-name="ce2" office:value-type="string">
            <text:p>EQ_BREAKABLE_ENGINE_LARGE</text:p>
          </table:table-cell>
          <table:table-cell table:style-name="ce2" office:value-type="string">
            <text:p>System Drive</text:p>
          </table:table-cell>
          <table:table-cell table:style-name="ce2" table:formula="of:=([.$B$1] - [.$E$1])  + (ROW([.A3]) - 2) * [.$E$1]" office:value-type="float" office:value="1000">
            <text:p>1000</text:p>
          </table:table-cell>
          <table:table-cell table:style-name="ce2" table:formula="of:=&quot;    &quot;&quot;&quot; &amp; [.A3] &amp; &quot;&quot;&quot; = {sort_order = &quot; &amp; [.C3] &amp; &quot;; script_info = {sortOrder = &quot; &amp; [.C3] &amp; &quot;;};};&quot;" office:value-type="string" office:string-value="    &quot;EQ_BREAKABLE_ENGINE_LARGE&quot; = {sort_order = 1000; script_info = {sortOrder = 1000;};};">
            <text:p><text:s text:c="4"/>"EQ_BREAKABLE_ENGINE_LARGE" = {sort_order = 1000; script_info = {sortOrder = 100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REAKABLE_ENGINE_MEDIUM</text:p>
          </table:table-cell>
          <table:table-cell table:style-name="ce2" office:value-type="string">
            <text:p>System Drive</text:p>
          </table:table-cell>
          <table:table-cell table:style-name="ce2" table:formula="of:=([.$B$1] - [.$E$1])  + (ROW([.A4]) - 2) * [.$E$1]" office:value-type="float" office:value="1005">
            <text:p>100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BREAKABLE_ENGINE_MEDIUM&quot; = {sort_order = 1005; script_info = {sortOrder = 1005;};};">
            <text:p><text:s text:c="4"/>"EQ_BREAKABLE_ENGINE_MEDIUM" = {sort_order = 1005; script_info = {sortOrder = 100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REAKABLE_ENGINE_MONSTER</text:p>
          </table:table-cell>
          <table:table-cell table:style-name="ce2" office:value-type="string">
            <text:p>System Drive</text:p>
          </table:table-cell>
          <table:table-cell table:style-name="ce2" table:formula="of:=([.$B$1] - [.$E$1])  + (ROW([.A5]) - 2) * [.$E$1]" office:value-type="float" office:value="1010">
            <text:p>1010</text:p>
          </table:table-cell>
          <table:table-cell table:style-name="ce2" table:formula="of:=&quot;    &quot;&quot;&quot; &amp; [.A5] &amp; &quot;&quot;&quot; = {sort_order = &quot; &amp; [.C5] &amp; &quot;; script_info = {sortOrder = &quot; &amp; [.C5] &amp; &quot;;};};&quot;" office:value-type="string" office:string-value="    &quot;EQ_BREAKABLE_ENGINE_MONSTER&quot; = {sort_order = 1010; script_info = {sortOrder = 1010;};};">
            <text:p><text:s text:c="4"/>"EQ_BREAKABLE_ENGINE_MONSTER" = {sort_order = 1010; script_info = {sortOrder = 101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REAKABLE_ENGINE_SMALL</text:p>
          </table:table-cell>
          <table:table-cell table:style-name="ce2" office:value-type="string">
            <text:p>System Drive</text:p>
          </table:table-cell>
          <table:table-cell table:style-name="ce2" table:formula="of:=([.$B$1] - [.$E$1])  + (ROW([.A6]) - 2) * [.$E$1]" office:value-type="float" office:value="1015">
            <text:p>1015</text:p>
          </table:table-cell>
          <table:table-cell table:style-name="ce2" table:formula="of:=&quot;    &quot;&quot;&quot; &amp; [.A6] &amp; &quot;&quot;&quot; = {sort_order = &quot; &amp; [.C6] &amp; &quot;; script_info = {sortOrder = &quot; &amp; [.C6] &amp; &quot;;};};&quot;" office:value-type="string" office:string-value="    &quot;EQ_BREAKABLE_ENGINE_SMALL&quot; = {sort_order = 1015; script_info = {sortOrder = 1015;};};">
            <text:p><text:s text:c="4"/>"EQ_BREAKABLE_ENGINE_SMALL" = {sort_order = 1015; script_info = {sortOrder = 1015;};};</text:p>
          </table:table-cell>
          <table:table-cell table:style-name="ce2"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unication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1500">
            <text:p>15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ip systems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1900">
            <text:p>19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Q_ARCHAIC_TECH</text:p>
          </table:table-cell>
          <table:table-cell table:style-name="ce2" office:value-type="string">
            <text:p>Legacy Technology Interface</text:p>
          </table:table-cell>
          <table:table-cell table:style-name="ce2" table:formula="of:=([.$B$1] - [.$E$1])  + (ROW([.A4]) - 2) * [.$E$1]" office:value-type="float" office:value="1905">
            <text:p>190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ARCHAIC_TECH&quot; = {sort_order = 1905; script_info = {sortOrder = 1905;};};">
            <text:p><text:s text:c="4"/>"EQ_ARCHAIC_TECH" = {sort_order = 1905; script_info = {sortOrder = 190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REAKABLE_ENERGY_UNIT_LARGE</text:p>
          </table:table-cell>
          <table:table-cell table:style-name="ce2" office:value-type="string">
            <text:p>Core Energy Unit</text:p>
          </table:table-cell>
          <table:table-cell table:style-name="ce2" table:formula="of:=([.$B$1] - [.$E$1])  + (ROW([.A5]) - 2) * [.$E$1]" office:value-type="float" office:value="1910">
            <text:p>1910</text:p>
          </table:table-cell>
          <table:table-cell table:style-name="ce2" table:formula="of:=&quot;    &quot;&quot;&quot; &amp; [.A5] &amp; &quot;&quot;&quot; = {sort_order = &quot; &amp; [.C5] &amp; &quot;; script_info = {sortOrder = &quot; &amp; [.C5] &amp; &quot;;};};&quot;" office:value-type="string" office:string-value="    &quot;EQ_BREAKABLE_ENERGY_UNIT_LARGE&quot; = {sort_order = 1910; script_info = {sortOrder = 1910;};};">
            <text:p><text:s text:c="4"/>"EQ_BREAKABLE_ENERGY_UNIT_LARGE" = {sort_order = 1910; script_info = {sortOrder = 191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REAKABLE_ENERGY_UNIT_MEDIUM</text:p>
          </table:table-cell>
          <table:table-cell table:style-name="ce2" office:value-type="string">
            <text:p>Core Energy Unit</text:p>
          </table:table-cell>
          <table:table-cell table:style-name="ce2" table:formula="of:=([.$B$1] - [.$E$1])  + (ROW([.A6]) - 2) * [.$E$1]" office:value-type="float" office:value="1915">
            <text:p>1915</text:p>
          </table:table-cell>
          <table:table-cell table:style-name="ce2" table:formula="of:=&quot;    &quot;&quot;&quot; &amp; [.A6] &amp; &quot;&quot;&quot; = {sort_order = &quot; &amp; [.C6] &amp; &quot;; script_info = {sortOrder = &quot; &amp; [.C6] &amp; &quot;;};};&quot;" office:value-type="string" office:string-value="    &quot;EQ_BREAKABLE_ENERGY_UNIT_MEDIUM&quot; = {sort_order = 1915; script_info = {sortOrder = 1915;};};">
            <text:p><text:s text:c="4"/>"EQ_BREAKABLE_ENERGY_UNIT_MEDIUM" = {sort_order = 1915; script_info = {sortOrder = 191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REAKABLE_ENERGY_UNIT_SMALL</text:p>
          </table:table-cell>
          <table:table-cell table:style-name="ce2" office:value-type="string">
            <text:p>Core Energy Unit</text:p>
          </table:table-cell>
          <table:table-cell table:style-name="ce2" table:formula="of:=([.$B$1] - [.$E$1])  + (ROW([.A7]) - 2) * [.$E$1]" office:value-type="float" office:value="1920">
            <text:p>1920</text:p>
          </table:table-cell>
          <table:table-cell table:style-name="ce2" table:formula="of:=&quot;    &quot;&quot;&quot; &amp; [.A7] &amp; &quot;&quot;&quot; = {sort_order = &quot; &amp; [.C7] &amp; &quot;; script_info = {sortOrder = &quot; &amp; [.C7] &amp; &quot;;};};&quot;" office:value-type="string" office:string-value="    &quot;EQ_BREAKABLE_ENERGY_UNIT_SMALL&quot; = {sort_order = 1920; script_info = {sortOrder = 1920;};};">
            <text:p><text:s text:c="4"/>"EQ_BREAKABLE_ENERGY_UNIT_SMALL" = {sort_order = 1920; script_info = {sortOrder = 1920;};};</text:p>
          </table:table-cell>
          <table:table-cell table:style-name="ce2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rade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2000">
            <text:p>20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ining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2500">
            <text:p>25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asers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3000">
            <text:p>30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Q_AUTO_CROSSHAIRS</text:p>
          </table:table-cell>
          <table:table-cell table:style-name="ce2" office:value-type="string">
            <text:p>Auto Crosshairs</text:p>
          </table:table-cell>
          <table:table-cell table:style-name="ce2" table:formula="of:=([.$B$1] - [.$E$1])  + (ROW([.A4]) - 2) * [.$E$1]" office:value-type="float" office:value="3005">
            <text:p>300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AUTO_CROSSHAIRS&quot; = {sort_order = 3005; script_info = {sortOrder = 3005;};};">
            <text:p><text:s text:c="4"/>"EQ_AUTO_CROSSHAIRS" = {sort_order = 3005; script_info = {sortOrder = 3005;};};</text:p>
          </table:table-cell>
          <table:table-cell table:style-name="ce2"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issiles" table:style-name="ta3" table:print="false">
        <table:table-column table:style-name="co8" table:default-cell-style-name="Default"/>
        <table:table-column table:style-name="co12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4000">
            <text:p>40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style-name="ce1" office:value-type="string">
            <text:p>Missiles</text:p>
          </table:table-cell>
          <table:table-cell table:style-name="ce1" table:number-columns-repeated="4"/>
          <table:table-cell table:style-name="ce2" table:number-columns-repeated="1019"/>
        </table:table-row>
        <table:table-row table:style-name="ro1">
          <table:table-cell table:style-name="ce2" office:value-type="string">
            <text:p>EQ_ARMOURY_STANDARD_MISSILE</text:p>
          </table:table-cell>
          <table:table-cell table:style-name="ce2" office:value-type="string">
            <text:p>Missile</text:p>
          </table:table-cell>
          <table:table-cell table:style-name="ce2" table:formula="of:=([.$B$1] - [.$E$1])  + (ROW([.A4]) - 2) * [.$E$1]" office:value-type="float" office:value="4005">
            <text:p>400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ARMOURY_STANDARD_MISSILE&quot; = {sort_order = 4005; script_info = {sortOrder = 4005;};};">
            <text:p><text:s text:c="4"/>"EQ_ARMOURY_STANDARD_MISSILE" = {sort_order = 4005; script_info = {sortOrder = 400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QUATICS_1_TRIDENT_MISSILE</text:p>
          </table:table-cell>
          <table:table-cell table:style-name="ce2" office:value-type="string">
            <text:p>Trident Missile</text:p>
          </table:table-cell>
          <table:table-cell table:style-name="ce2" table:formula="of:=([.$B$1] - [.$E$1])  + (ROW([.A5]) - 2) * [.$E$1]" office:value-type="float" office:value="4010">
            <text:p>4010</text:p>
          </table:table-cell>
          <table:table-cell table:style-name="ce2" table:formula="of:=&quot;    &quot;&quot;&quot; &amp; [.A5] &amp; &quot;&quot;&quot; = {sort_order = &quot; &amp; [.C5] &amp; &quot;; script_info = {sortOrder = &quot; &amp; [.C5] &amp; &quot;;};};&quot;" office:value-type="string" office:string-value="    &quot;EQ_AQUATICS_1_TRIDENT_MISSILE&quot; = {sort_order = 4010; script_info = {sortOrder = 4010;};};">
            <text:p><text:s text:c="4"/>"EQ_AQUATICS_1_TRIDENT_MISSILE" = {sort_order = 4010; script_info = {sortOrder = 401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CUTPURSE_MISSILE</text:p>
          </table:table-cell>
          <table:table-cell table:style-name="ce2" office:value-type="string">
            <text:p>Cutpurse Missile</text:p>
          </table:table-cell>
          <table:table-cell table:style-name="ce2" table:formula="of:=([.$B$1] - [.$E$1])  + (ROW([.A6]) - 2) * [.$E$1]" office:value-type="float" office:value="4015">
            <text:p>4015</text:p>
          </table:table-cell>
          <table:table-cell table:style-name="ce2" table:formula="of:=&quot;    &quot;&quot;&quot; &amp; [.A6] &amp; &quot;&quot;&quot; = {sort_order = &quot; &amp; [.C6] &amp; &quot;; script_info = {sortOrder = &quot; &amp; [.C6] &amp; &quot;;};};&quot;" office:value-type="string" office:string-value="    &quot;EQ_ARMOURY_CUTPURSE_MISSILE&quot; = {sort_order = 4015; script_info = {sortOrder = 4015;};};">
            <text:p><text:s text:c="4"/>"EQ_ARMOURY_CUTPURSE_MISSILE" = {sort_order = 4015; script_info = {sortOrder = 401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DISPLACER_MISSILE</text:p>
          </table:table-cell>
          <table:table-cell table:style-name="ce2" office:value-type="string">
            <text:p>Displacer Missile</text:p>
          </table:table-cell>
          <table:table-cell table:style-name="ce2" table:formula="of:=([.$B$1] - [.$E$1])  + (ROW([.A7]) - 2) * [.$E$1]" office:value-type="float" office:value="4020">
            <text:p>4020</text:p>
          </table:table-cell>
          <table:table-cell table:style-name="ce2" table:formula="of:=&quot;    &quot;&quot;&quot; &amp; [.A7] &amp; &quot;&quot;&quot; = {sort_order = &quot; &amp; [.C7] &amp; &quot;; script_info = {sortOrder = &quot; &amp; [.C7] &amp; &quot;;};};&quot;" office:value-type="string" office:string-value="    &quot;EQ_ARMOURY_DISPLACER_MISSILE&quot; = {sort_order = 4020; script_info = {sortOrder = 4020;};};">
            <text:p><text:s text:c="4"/>"EQ_ARMOURY_DISPLACER_MISSILE" = {sort_order = 4020; script_info = {sortOrder = 402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FIELD_MISSILE</text:p>
          </table:table-cell>
          <table:table-cell table:style-name="ce2" office:value-type="string">
            <text:p>Field Missile</text:p>
          </table:table-cell>
          <table:table-cell table:style-name="ce2" table:formula="of:=([.$B$1] - [.$E$1])  + (ROW([.A8]) - 2) * [.$E$1]" office:value-type="float" office:value="4025">
            <text:p>4025</text:p>
          </table:table-cell>
          <table:table-cell table:style-name="ce2" table:formula="of:=&quot;    &quot;&quot;&quot; &amp; [.A8] &amp; &quot;&quot;&quot; = {sort_order = &quot; &amp; [.C8] &amp; &quot;; script_info = {sortOrder = &quot; &amp; [.C8] &amp; &quot;;};};&quot;" office:value-type="string" office:string-value="    &quot;EQ_ARMOURY_FIELD_MISSILE&quot; = {sort_order = 4025; script_info = {sortOrder = 4025;};};">
            <text:p><text:s text:c="4"/>"EQ_ARMOURY_FIELD_MISSILE" = {sort_order = 4025; script_info = {sortOrder = 402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HARD_MISSILE</text:p>
          </table:table-cell>
          <table:table-cell table:style-name="ce2" office:value-type="string">
            <text:p>ECM Hardened Missile</text:p>
          </table:table-cell>
          <table:table-cell table:style-name="ce2" table:formula="of:=([.$B$1] - [.$E$1])  + (ROW([.A9]) - 2) * [.$E$1]" office:value-type="float" office:value="4030">
            <text:p>4030</text:p>
          </table:table-cell>
          <table:table-cell table:style-name="ce2" table:formula="of:=&quot;    &quot;&quot;&quot; &amp; [.A9] &amp; &quot;&quot;&quot; = {sort_order = &quot; &amp; [.C9] &amp; &quot;; script_info = {sortOrder = &quot; &amp; [.C9] &amp; &quot;;};};&quot;" office:value-type="string" office:string-value="    &quot;EQ_ARMOURY_HARD_MISSILE&quot; = {sort_order = 4030; script_info = {sortOrder = 4030;};};">
            <text:p><text:s text:c="4"/>"EQ_ARMOURY_HARD_MISSILE" = {sort_order = 4030; script_info = {sortOrder = 403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KICKER_MISSILE</text:p>
          </table:table-cell>
          <table:table-cell table:style-name="ce2" office:value-type="string">
            <text:p>Kicker Missile</text:p>
          </table:table-cell>
          <table:table-cell table:style-name="ce2" table:formula="of:=([.$B$1] - [.$E$1])  + (ROW([.A10]) - 2) * [.$E$1]" office:value-type="float" office:value="4035">
            <text:p>4035</text:p>
          </table:table-cell>
          <table:table-cell table:style-name="ce2" table:formula="of:=&quot;    &quot;&quot;&quot; &amp; [.A10] &amp; &quot;&quot;&quot; = {sort_order = &quot; &amp; [.C10] &amp; &quot;; script_info = {sortOrder = &quot; &amp; [.C10] &amp; &quot;;};};&quot;" office:value-type="string" office:string-value="    &quot;EQ_ARMOURY_KICKER_MISSILE&quot; = {sort_order = 4035; script_info = {sortOrder = 4035;};};">
            <text:p><text:s text:c="4"/>"EQ_ARMOURY_KICKER_MISSILE" = {sort_order = 4035; script_info = {sortOrder = 403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TRACKER_MISSILE</text:p>
          </table:table-cell>
          <table:table-cell table:style-name="ce2" office:value-type="string">
            <text:p>Tracker Missile</text:p>
          </table:table-cell>
          <table:table-cell table:style-name="ce2" table:formula="of:=([.$B$1] - [.$E$1])  + (ROW([.A11]) - 2) * [.$E$1]" office:value-type="float" office:value="4040">
            <text:p>4040</text:p>
          </table:table-cell>
          <table:table-cell table:style-name="ce2" table:formula="of:=&quot;    &quot;&quot;&quot; &amp; [.A11] &amp; &quot;&quot;&quot; = {sort_order = &quot; &amp; [.C11] &amp; &quot;; script_info = {sortOrder = &quot; &amp; [.C11] &amp; &quot;;};};&quot;" office:value-type="string" office:string-value="    &quot;EQ_ARMOURY_TRACKER_MISSILE&quot; = {sort_order = 4040; script_info = {sortOrder = 4040;};};">
            <text:p><text:s text:c="4"/>"EQ_ARMOURY_TRACKER_MISSILE" = {sort_order = 4040; script_info = {sortOrder = 4040;};};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>
            <text:p>Bombs</text:p>
          </table:table-cell>
          <table:table-cell table:style-name="ce1" table:number-columns-repeated="4"/>
          <table:table-cell table:style-name="ce2" table:number-columns-repeated="1019"/>
        </table:table-row>
        <table:table-row table:style-name="ro1">
          <table:table-cell table:style-name="ce2" office:value-type="string">
            <text:p>EQ_ARMOURY_BUGBOMB_MINE</text:p>
          </table:table-cell>
          <table:table-cell table:style-name="ce2" office:value-type="string">
            <text:p>Bug Bomb</text:p>
          </table:table-cell>
          <table:table-cell table:style-name="ce2" table:formula="of:=([.$B$1] - [.$E$1])  + (ROW([.A14]) - 2) * [.$E$1]" office:value-type="float" office:value="4055">
            <text:p>4055</text:p>
          </table:table-cell>
          <table:table-cell table:style-name="ce2" table:formula="of:=&quot;    &quot;&quot;&quot; &amp; [.A14] &amp; &quot;&quot;&quot; = {sort_order = &quot; &amp; [.C14] &amp; &quot;; script_info = {sortOrder = &quot; &amp; [.C14] &amp; &quot;;};};&quot;" office:value-type="string" office:string-value="    &quot;EQ_ARMOURY_BUGBOMB_MINE&quot; = {sort_order = 4055; script_info = {sortOrder = 4055;};};">
            <text:p><text:s text:c="4"/>"EQ_ARMOURY_BUGBOMB_MINE" = {sort_order = 4055; script_info = {sortOrder = 405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BUZZBOMB_MINE</text:p>
          </table:table-cell>
          <table:table-cell table:style-name="ce2" office:value-type="string">
            <text:p>Buzz Bomb</text:p>
          </table:table-cell>
          <table:table-cell table:style-name="ce2" table:formula="of:=([.$B$1] - [.$E$1])  + (ROW([.A15]) - 2) * [.$E$1]" office:value-type="float" office:value="4060">
            <text:p>4060</text:p>
          </table:table-cell>
          <table:table-cell table:style-name="ce2" table:formula="of:=&quot;    &quot;&quot;&quot; &amp; [.A15] &amp; &quot;&quot;&quot; = {sort_order = &quot; &amp; [.C15] &amp; &quot;; script_info = {sortOrder = &quot; &amp; [.C15] &amp; &quot;;};};&quot;" office:value-type="string" office:string-value="    &quot;EQ_ARMOURY_BUZZBOMB_MINE&quot; = {sort_order = 4060; script_info = {sortOrder = 4060;};};">
            <text:p><text:s text:c="4"/>"EQ_ARMOURY_BUZZBOMB_MINE" = {sort_order = 4060; script_info = {sortOrder = 406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STUNBOMB_MINE</text:p>
          </table:table-cell>
          <table:table-cell table:style-name="ce2" office:value-type="string">
            <text:p>Stun Bomb</text:p>
          </table:table-cell>
          <table:table-cell table:style-name="ce2" table:formula="of:=([.$B$1] - [.$E$1])  + (ROW([.A16]) - 2) * [.$E$1]" office:value-type="float" office:value="4065">
            <text:p>4065</text:p>
          </table:table-cell>
          <table:table-cell table:style-name="ce2" table:formula="of:=&quot;    &quot;&quot;&quot; &amp; [.A16] &amp; &quot;&quot;&quot; = {sort_order = &quot; &amp; [.C16] &amp; &quot;; script_info = {sortOrder = &quot; &amp; [.C16] &amp; &quot;;};};&quot;" office:value-type="string" office:string-value="    &quot;EQ_ARMOURY_STUNBOMB_MINE&quot; = {sort_order = 4065; script_info = {sortOrder = 4065;};};">
            <text:p><text:s text:c="4"/>"EQ_ARMOURY_STUNBOMB_MINE" = {sort_order = 4065; script_info = {sortOrder = 4065;};};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1" table:number-columns-repeated="5"/>
          <table:table-cell table:style-name="ce2" table:number-columns-repeated="1019"/>
        </table:table-row>
        <table:table-row table:style-name="ro1">
          <table:table-cell table:style-name="ce1" office:value-type="string">
            <text:p>Mines</text:p>
          </table:table-cell>
          <table:table-cell table:style-name="ce1" table:number-columns-repeated="4"/>
          <table:table-cell table:style-name="ce2" table:number-columns-repeated="1019"/>
        </table:table-row>
        <table:table-row table:style-name="ro2">
          <table:table-cell table:style-name="ce2" office:value-type="string">
            <text:p>EQ_AQUATICS_1_JAMMER_MINE</text:p>
          </table:table-cell>
          <table:table-cell table:style-name="ce2" office:value-type="string">
            <text:p>Thargon Jammer Mine</text:p>
          </table:table-cell>
          <table:table-cell table:style-name="ce2" table:formula="of:=([.$B$1] - [.$E$1])  + (ROW([.A21]) - 2) * [.$E$1]" office:value-type="float" office:value="4090">
            <text:p>4090</text:p>
          </table:table-cell>
          <table:table-cell table:style-name="ce2" table:formula="of:=&quot;    &quot;&quot;&quot; &amp; [.A21] &amp; &quot;&quot;&quot; = {sort_order = &quot; &amp; [.C21] &amp; &quot;; script_info = {sortOrder = &quot; &amp; [.C21] &amp; &quot;;};};&quot;" office:value-type="string" office:string-value="    &quot;EQ_AQUATICS_1_JAMMER_MINE&quot; = {sort_order = 4090; script_info = {sortOrder = 4090;};};">
            <text:p><text:s text:c="4"/>"EQ_AQUATICS_1_JAMMER_MINE" = {sort_order = 4090; script_info = {sortOrder = 409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DECOY_MINE</text:p>
          </table:table-cell>
          <table:table-cell table:style-name="ce2" office:value-type="string">
            <text:p>Decoy Mine</text:p>
          </table:table-cell>
          <table:table-cell table:style-name="ce2" table:formula="of:=([.$B$1] - [.$E$1])  + (ROW([.A22]) - 2) * [.$E$1]" office:value-type="float" office:value="4095">
            <text:p>4095</text:p>
          </table:table-cell>
          <table:table-cell table:style-name="ce2" table:formula="of:=&quot;    &quot;&quot;&quot; &amp; [.A22] &amp; &quot;&quot;&quot; = {sort_order = &quot; &amp; [.C22] &amp; &quot;; script_info = {sortOrder = &quot; &amp; [.C22] &amp; &quot;;};};&quot;" office:value-type="string" office:string-value="    &quot;EQ_ARMOURY_DECOY_MINE&quot; = {sort_order = 4095; script_info = {sortOrder = 4095;};};">
            <text:p><text:s text:c="4"/>"EQ_ARMOURY_DECOY_MINE" = {sort_order = 4095; script_info = {sortOrder = 409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INTERDICTOR_MINE</text:p>
          </table:table-cell>
          <table:table-cell table:style-name="ce2" office:value-type="string">
            <text:p>Black Market Interdictor Mine</text:p>
          </table:table-cell>
          <table:table-cell table:style-name="ce2" table:formula="of:=([.$B$1] - [.$E$1])  + (ROW([.A23]) - 2) * [.$E$1]" office:value-type="float" office:value="4100">
            <text:p>4100</text:p>
          </table:table-cell>
          <table:table-cell table:style-name="ce2" table:formula="of:=&quot;    &quot;&quot;&quot; &amp; [.A23] &amp; &quot;&quot;&quot; = {sort_order = &quot; &amp; [.C23] &amp; &quot;; script_info = {sortOrder = &quot; &amp; [.C23] &amp; &quot;;};};&quot;" office:value-type="string" office:string-value="    &quot;EQ_ARMOURY_INTERDICTOR_MINE&quot; = {sort_order = 4100; script_info = {sortOrder = 4100;};};">
            <text:p><text:s text:c="4"/>"EQ_ARMOURY_INTERDICTOR_MINE" = {sort_order = 4100; script_info = {sortOrder = 410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SCREAMER_MINE</text:p>
          </table:table-cell>
          <table:table-cell table:style-name="ce2" office:value-type="string">
            <text:p>Screamer Mine</text:p>
          </table:table-cell>
          <table:table-cell table:style-name="ce2" table:formula="of:=([.$B$1] - [.$E$1])  + (ROW([.A24]) - 2) * [.$E$1]" office:value-type="float" office:value="4105">
            <text:p>4105</text:p>
          </table:table-cell>
          <table:table-cell table:style-name="ce2" table:formula="of:=&quot;    &quot;&quot;&quot; &amp; [.A24] &amp; &quot;&quot;&quot; = {sort_order = &quot; &amp; [.C24] &amp; &quot;; script_info = {sortOrder = &quot; &amp; [.C24] &amp; &quot;;};};&quot;" office:value-type="string" office:string-value="    &quot;EQ_ARMOURY_SCREAMER_MINE&quot; = {sort_order = 4105; script_info = {sortOrder = 4105;};};">
            <text:p><text:s text:c="4"/>"EQ_ARMOURY_SCREAMER_MINE" = {sort_order = 4105; script_info = {sortOrder = 410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UNIBOMB_MINE</text:p>
          </table:table-cell>
          <table:table-cell table:style-name="ce2" office:value-type="string">
            <text:p>Uni Bomb</text:p>
          </table:table-cell>
          <table:table-cell table:style-name="ce2" table:formula="of:=([.$B$1] - [.$E$1])  + (ROW([.A25]) - 2) * [.$E$1]" office:value-type="float" office:value="4110">
            <text:p>4110</text:p>
          </table:table-cell>
          <table:table-cell table:style-name="ce2" table:formula="of:=&quot;    &quot;&quot;&quot; &amp; [.A25] &amp; &quot;&quot;&quot; = {sort_order = &quot; &amp; [.C25] &amp; &quot;; script_info = {sortOrder = &quot; &amp; [.C25] &amp; &quot;;};};&quot;" office:value-type="string" office:string-value="    &quot;EQ_ARMOURY_UNIBOMB_MINE&quot; = {sort_order = 4110; script_info = {sortOrder = 4110;};};">
            <text:p><text:s text:c="4"/>"EQ_ARMOURY_UNIBOMB_MINE" = {sort_order = 4110; script_info = {sortOrder = 411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VOID_MINE</text:p>
          </table:table-cell>
          <table:table-cell table:style-name="ce2" office:value-type="string">
            <text:p>Void Bomb</text:p>
          </table:table-cell>
          <table:table-cell table:style-name="ce2" table:formula="of:=([.$B$1] - [.$E$1])  + (ROW([.A26]) - 2) * [.$E$1]" office:value-type="float" office:value="4115">
            <text:p>4115</text:p>
          </table:table-cell>
          <table:table-cell table:style-name="ce2" table:formula="of:=&quot;    &quot;&quot;&quot; &amp; [.A26] &amp; &quot;&quot;&quot; = {sort_order = &quot; &amp; [.C26] &amp; &quot;; script_info = {sortOrder = &quot; &amp; [.C26] &amp; &quot;;};};&quot;" office:value-type="string" office:string-value="    &quot;EQ_ARMOURY_VOID_MINE&quot; = {sort_order = 4115; script_info = {sortOrder = 4115;};};">
            <text:p><text:s text:c="4"/>"EQ_ARMOURY_VOID_MINE" = {sort_order = 4115; script_info = {sortOrder = 4115;};};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1" office:value-type="string">
            <text:p>Other</text:p>
          </table:table-cell>
          <table:table-cell table:style-name="ce1" table:number-columns-repeated="4"/>
          <table:table-cell table:style-name="ce2" table:number-columns-repeated="1019"/>
        </table:table-row>
        <table:table-row table:style-name="ro1">
          <table:table-cell table:style-name="ce2" office:value-type="string">
            <text:p>EQ_APRIL</text:p>
          </table:table-cell>
          <table:table-cell table:style-name="ce2" office:value-type="string">
            <text:p>APRIL Pylon Reloader</text:p>
          </table:table-cell>
          <table:table-cell table:style-name="ce2" table:formula="of:=([.$B$1] - [.$E$1])  + (ROW([.A30]) - 2) * [.$E$1]" office:value-type="float" office:value="4135">
            <text:p>4135</text:p>
          </table:table-cell>
          <table:table-cell table:style-name="ce2" table:formula="of:=&quot;    &quot;&quot;&quot; &amp; [.A30] &amp; &quot;&quot;&quot; = {sort_order = &quot; &amp; [.C30] &amp; &quot;; script_info = {sortOrder = &quot; &amp; [.C30] &amp; &quot;;};};&quot;" office:value-type="string" office:string-value="    &quot;EQ_APRIL&quot; = {sort_order = 4135; script_info = {sortOrder = 4135;};};">
            <text:p><text:s text:c="4"/>"EQ_APRIL" = {sort_order = 4135; script_info = {sortOrder = 413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PRIL_EXPANSION</text:p>
          </table:table-cell>
          <table:table-cell table:style-name="ce2" office:value-type="string">
            <text:p>APRIL Reloader Expansion</text:p>
          </table:table-cell>
          <table:table-cell table:style-name="ce2" table:formula="of:=([.$B$1] - [.$E$1])  + (ROW([.A31]) - 2) * [.$E$1]" office:value-type="float" office:value="4140">
            <text:p>4140</text:p>
          </table:table-cell>
          <table:table-cell table:style-name="ce2" table:formula="of:=&quot;    &quot;&quot;&quot; &amp; [.A31] &amp; &quot;&quot;&quot; = {sort_order = &quot; &amp; [.C31] &amp; &quot;;};&quot;" office:value-type="string" office:string-value="    &quot;EQ_APRIL_EXPANSION&quot; = {sort_order = 4140;};">
            <text:p><text:s text:c="4"/>"EQ_APRIL_EXPANSION" = {sort_order = 4140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PRIL_INVENTORY</text:p>
          </table:table-cell>
          <table:table-cell table:style-name="ce2" office:value-type="string">
            <text:p>APRIL reloader content</text:p>
          </table:table-cell>
          <table:table-cell table:style-name="ce2" table:formula="of:=([.$B$1] - [.$E$1])  + (ROW([.A32]) - 2) * [.$E$1]" office:value-type="float" office:value="4145">
            <text:p>4145</text:p>
          </table:table-cell>
          <table:table-cell table:style-name="ce2" table:formula="of:=&quot;    &quot;&quot;&quot; &amp; [.A32] &amp; &quot;&quot;&quot; = {sort_order = &quot; &amp; [.C32] &amp; &quot;;};&quot;" office:value-type="string" office:string-value="    &quot;EQ_APRIL_INVENTORY&quot; = {sort_order = 4145;};">
            <text:p><text:s text:c="4"/>"EQ_APRIL_INVENTORY" = {sort_order = 4145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PRIL_NPC_MISSILE</text:p>
          </table:table-cell>
          <table:table-cell table:style-name="ce2" office:value-type="string">
            <text:p>NPC Reloader</text:p>
          </table:table-cell>
          <table:table-cell table:style-name="ce2" table:formula="of:=([.$B$1] - [.$E$1])  + (ROW([.A33]) - 2) * [.$E$1]" office:value-type="float" office:value="4150">
            <text:p>4150</text:p>
          </table:table-cell>
          <table:table-cell table:style-name="ce2" table:formula="of:=&quot;    &quot;&quot;&quot; &amp; [.A33] &amp; &quot;&quot;&quot; = {sort_order = &quot; &amp; [.C33] &amp; &quot;;};&quot;" office:value-type="string" office:string-value="    &quot;EQ_APRIL_NPC_MISSILE&quot; = {sort_order = 4150;};">
            <text:p><text:s text:c="4"/>"EQ_APRIL_NPC_MISSILE" = {sort_order = 4150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PRIL_TRANSFER</text:p>
          </table:table-cell>
          <table:table-cell table:style-name="ce2" office:value-type="string">
            <text:p>Transfer pylon load to APRIL reloader</text:p>
          </table:table-cell>
          <table:table-cell table:style-name="ce2" table:formula="of:=([.$B$1] - [.$E$1])  + (ROW([.A34]) - 2) * [.$E$1]" office:value-type="float" office:value="4155">
            <text:p>4155</text:p>
          </table:table-cell>
          <table:table-cell table:style-name="ce2" table:formula="of:=&quot;    &quot;&quot;&quot; &amp; [.A34] &amp; &quot;&quot;&quot; = {sort_order = &quot; &amp; [.C34] &amp; &quot;;};&quot;" office:value-type="string" office:string-value="    &quot;EQ_APRIL_TRANSFER&quot; = {sort_order = 4155;};">
            <text:p><text:s text:c="4"/>"EQ_APRIL_TRANSFER" = {sort_order = 4155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PRIL_UNLOAD</text:p>
          </table:table-cell>
          <table:table-cell table:style-name="ce2" office:value-type="string">
            <text:p>Unload APRIL reloader to pylons</text:p>
          </table:table-cell>
          <table:table-cell table:style-name="ce2" table:formula="of:=([.$B$1] - [.$E$1])  + (ROW([.A35]) - 2) * [.$E$1]" office:value-type="float" office:value="4160">
            <text:p>4160</text:p>
          </table:table-cell>
          <table:table-cell table:style-name="ce2" table:formula="of:=&quot;    &quot;&quot;&quot; &amp; [.A35] &amp; &quot;&quot;&quot; = {sort_order = &quot; &amp; [.C35] &amp; &quot;;};&quot;" office:value-type="string" office:string-value="    &quot;EQ_APRIL_UNLOAD&quot; = {sort_order = 4160;};">
            <text:p><text:s text:c="4"/>"EQ_APRIL_UNLOAD" = {sort_order = 4160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RMOURY_MISSILEMACHINE_MINE</text:p>
          </table:table-cell>
          <table:table-cell table:style-name="ce2" office:value-type="string">
            <text:p>Missile Machine</text:p>
          </table:table-cell>
          <table:table-cell table:style-name="ce2" table:formula="of:=([.$B$1] - [.$E$1])  + (ROW([.A36]) - 2) * [.$E$1]" office:value-type="float" office:value="4165">
            <text:p>4165</text:p>
          </table:table-cell>
          <table:table-cell table:style-name="ce2" table:formula="of:=&quot;    &quot;&quot;&quot; &amp; [.A36] &amp; &quot;&quot;&quot; = {sort_order = &quot; &amp; [.C36] &amp; &quot;; script_info = {sortOrder = &quot; &amp; [.C36] &amp; &quot;;};};&quot;" office:value-type="string" office:string-value="    &quot;EQ_ARMOURY_MISSILEMACHINE_MINE&quot; = {sort_order = 4165; script_info = {sortOrder = 4165;};};">
            <text:p><text:s text:c="4"/>"EQ_ARMOURY_MISSILEMACHINE_MINE" = {sort_order = 4165; script_info = {sortOrder = 4165;};};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Q_BEACON_DEVICE</text:p>
          </table:table-cell>
          <table:table-cell table:style-name="ce2" office:value-type="string">
            <text:p>Beacon</text:p>
          </table:table-cell>
          <table:table-cell table:style-name="ce2" table:formula="of:=([.$B$1] - [.$E$1])  + (ROW([.A38]) - 2) * [.$E$1]" office:value-type="float" office:value="4175">
            <text:p>4175</text:p>
          </table:table-cell>
          <table:table-cell table:style-name="ce2" table:formula="of:=&quot;    &quot;&quot;&quot; &amp; [.A38] &amp; &quot;&quot;&quot; = {sort_order = &quot; &amp; [.C38] &amp; &quot;; script_info = {sortOrder = &quot; &amp; [.C38] &amp; &quot;;};};&quot;" office:value-type="string" office:string-value="    &quot;EQ_BEACON_DEVICE&quot; = {sort_order = 4175; script_info = {sortOrder = 4175;};};">
            <text:p><text:s text:c="4"/>"EQ_BEACON_DEVICE" = {sort_order = 4175; script_info = {sortOrder = 417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EACON_MISSILE</text:p>
          </table:table-cell>
          <table:table-cell table:style-name="ce2" office:value-type="string">
            <text:p>Beacon Missile</text:p>
          </table:table-cell>
          <table:table-cell table:style-name="ce2" table:formula="of:=([.$B$1] - [.$E$1])  + (ROW([.A39]) - 2) * [.$E$1]" office:value-type="float" office:value="4180">
            <text:p>4180</text:p>
          </table:table-cell>
          <table:table-cell table:style-name="ce2" table:formula="of:=&quot;    &quot;&quot;&quot; &amp; [.A39] &amp; &quot;&quot;&quot; = {sort_order = &quot; &amp; [.C39] &amp; &quot;; script_info = {sortOrder = &quot; &amp; [.C39] &amp; &quot;;};};&quot;" office:value-type="string" office:string-value="    &quot;EQ_BEACON_MISSILE&quot; = {sort_order = 4180; script_info = {sortOrder = 4180;};};">
            <text:p><text:s text:c="4"/>"EQ_BEACON_MISSILE" = {sort_order = 4180; script_info = {sortOrder = 418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EACONLAUNCHER_MINE</text:p>
          </table:table-cell>
          <table:table-cell table:style-name="ce2" office:value-type="string">
            <text:p>Beacon Launcher</text:p>
          </table:table-cell>
          <table:table-cell table:style-name="ce2" table:formula="of:=([.$B$1] - [.$E$1])  + (ROW([.A40]) - 2) * [.$E$1]" office:value-type="float" office:value="4185">
            <text:p>4185</text:p>
          </table:table-cell>
          <table:table-cell table:style-name="ce2" table:formula="of:=&quot;    &quot;&quot;&quot; &amp; [.A40] &amp; &quot;&quot;&quot; = {sort_order = &quot; &amp; [.C40] &amp; &quot;; script_info = {sortOrder = &quot; &amp; [.C40] &amp; &quot;;};};&quot;" office:value-type="string" office:string-value="    &quot;EQ_BEACONLAUNCHER_MINE&quot; = {sort_order = 4185; script_info = {sortOrder = 4185;};};">
            <text:p><text:s text:c="4"/>"EQ_BEACONLAUNCHER_MINE" = {sort_order = 4185; script_info = {sortOrder = 4185;};};</text:p>
          </table:table-cell>
          <table:table-cell table:style-name="ce2"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isc Weapons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5500">
            <text:p>55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style-name="ce2" office:value-type="string">
            <text:p>EQ_ATDRONE_LAUNCHER_MINE</text:p>
          </table:table-cell>
          <table:table-cell table:style-name="ce2" office:value-type="string">
            <text:p>Anti-Thargoid Drone</text:p>
          </table:table-cell>
          <table:table-cell table:style-name="ce2" table:formula="of:=([.$B$1] - [.$E$1])  + (ROW([.A3]) - 2) * [.$E$1]" office:value-type="float" office:value="5500">
            <text:p>5500</text:p>
          </table:table-cell>
          <table:table-cell table:style-name="ce2" table:formula="of:=&quot;    &quot;&quot;&quot; &amp; [.A3] &amp; &quot;&quot;&quot; = {sort_order = &quot; &amp; [.C3] &amp; &quot;; script_info = {sortOrder = &quot; &amp; [.C3] &amp; &quot;;};};&quot;" office:value-type="string" office:string-value="    &quot;EQ_ATDRONE_LAUNCHER_MINE&quot; = {sort_order = 5500; script_info = {sortOrder = 5500;};};">
            <text:p><text:s text:c="4"/>"EQ_ATDRONE_LAUNCHER_MINE" = {sort_order = 5500; script_info = {sortOrder = 5500;};};</text:p>
          </table:table-cell>
          <table:table-cell table:style-name="ce2"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efence" table:style-name="ta3" table:print="false">
        <table:table-column table:style-name="co8" table:default-cell-style-name="Default"/>
        <table:table-column table:style-name="co13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6000">
            <text:p>60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style-name="ce2" office:value-type="string">
            <text:p>EQ_AFT_SHIELD_CAPACITOR</text:p>
          </table:table-cell>
          <table:table-cell table:style-name="ce2" office:value-type="string">
            <text:p>Aft Shield Capacitor</text:p>
          </table:table-cell>
          <table:table-cell table:style-name="ce2" table:formula="of:=([.$B$1] - [.$E$1])  + (ROW([.A3]) - 2) * [.$E$1]" office:value-type="float" office:value="6000">
            <text:p>6000</text:p>
          </table:table-cell>
          <table:table-cell table:style-name="ce2" table:formula="of:=&quot;    &quot;&quot;&quot; &amp; [.A3] &amp; &quot;&quot;&quot; = {sort_order = &quot; &amp; [.C3] &amp; &quot;; script_info = {sortOrder = &quot; &amp; [.C3] &amp; &quot;;};};&quot;" office:value-type="string" office:string-value="    &quot;EQ_AFT_SHIELD_CAPACITOR&quot; = {sort_order = 6000; script_info = {sortOrder = 6000;};};">
            <text:p><text:s text:c="4"/>"EQ_AFT_SHIELD_CAPACITOR" = {sort_order = 6000; script_info = {sortOrder = 600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FT_SHIELD_CAPACITOR_REMOVAL</text:p>
          </table:table-cell>
          <table:table-cell table:style-name="ce2" office:value-type="string">
            <text:p>Sell Aft Shield Capacitor</text:p>
          </table:table-cell>
          <table:table-cell table:style-name="ce2" table:formula="of:=([.$B$1] - [.$E$1])  + (ROW([.A4]) - 2) * [.$E$1]" office:value-type="float" office:value="6005">
            <text:p>600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AFT_SHIELD_CAPACITOR_REMOVAL&quot; = {sort_order = 6005; script_info = {sortOrder = 6005;};};">
            <text:p><text:s text:c="4"/>"EQ_AFT_SHIELD_CAPACITOR_REMOVAL" = {sort_order = 6005; script_info = {sortOrder = 600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IGSHCAP</text:p>
          </table:table-cell>
          <table:table-cell table:style-name="ce2" office:value-type="string">
            <text:p>Big Shield Capacitors</text:p>
          </table:table-cell>
          <table:table-cell table:style-name="ce2" table:formula="of:=([.$B$1] - [.$E$1])  + (ROW([.A5]) - 2) * [.$E$1]" office:value-type="float" office:value="6010">
            <text:p>6010</text:p>
          </table:table-cell>
          <table:table-cell table:style-name="ce2" table:formula="of:=&quot;    &quot;&quot;&quot; &amp; [.A5] &amp; &quot;&quot;&quot; = {sort_order = &quot; &amp; [.C5] &amp; &quot;; script_info = {sortOrder = &quot; &amp; [.C5] &amp; &quot;;};};&quot;" office:value-type="string" office:string-value="    &quot;EQ_BIGSHCAP&quot; = {sort_order = 6010; script_info = {sortOrder = 6010;};};">
            <text:p><text:s text:c="4"/>"EQ_BIGSHCAP" = {sort_order = 6010; script_info = {sortOrder = 601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IGSHCAP_REFUND</text:p>
          </table:table-cell>
          <table:table-cell table:style-name="ce2" office:value-type="string">
            <text:p>Refund Big Shield Capacitors</text:p>
          </table:table-cell>
          <table:table-cell table:style-name="ce2" table:formula="of:=([.$B$1] - [.$E$1])  + (ROW([.A6]) - 2) * [.$E$1]" office:value-type="float" office:value="6015">
            <text:p>6015</text:p>
          </table:table-cell>
          <table:table-cell table:style-name="ce2" table:formula="of:=&quot;    &quot;&quot;&quot; &amp; [.A6] &amp; &quot;&quot;&quot; = {sort_order = &quot; &amp; [.C6] &amp; &quot;; script_info = {sortOrder = &quot; &amp; [.C6] &amp; &quot;;};};&quot;" office:value-type="string" office:string-value="    &quot;EQ_BIGSHCAP_REFUND&quot; = {sort_order = 6015; script_info = {sortOrder = 6015;};};">
            <text:p><text:s text:c="4"/>"EQ_BIGSHCAP_REFUND" = {sort_order = 6015; script_info = {sortOrder = 601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IGSHCAP2</text:p>
          </table:table-cell>
          <table:table-cell table:style-name="ce2" office:value-type="string">
            <text:p>Big Shield Capacitors 2</text:p>
          </table:table-cell>
          <table:table-cell table:style-name="ce2" table:formula="of:=([.$B$1] - [.$E$1])  + (ROW([.A7]) - 2) * [.$E$1]" office:value-type="float" office:value="6020">
            <text:p>6020</text:p>
          </table:table-cell>
          <table:table-cell table:style-name="ce2" table:formula="of:=&quot;    &quot;&quot;&quot; &amp; [.A7] &amp; &quot;&quot;&quot; = {sort_order = &quot; &amp; [.C7] &amp; &quot;; script_info = {sortOrder = &quot; &amp; [.C7] &amp; &quot;;};};&quot;" office:value-type="string" office:string-value="    &quot;EQ_BIGSHCAP2&quot; = {sort_order = 6020; script_info = {sortOrder = 6020;};};">
            <text:p><text:s text:c="4"/>"EQ_BIGSHCAP2" = {sort_order = 6020; script_info = {sortOrder = 602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IGSHCAP2_REFUND</text:p>
          </table:table-cell>
          <table:table-cell table:style-name="ce2" office:value-type="string">
            <text:p>Refund Big Shield Capacitors 2</text:p>
          </table:table-cell>
          <table:table-cell table:style-name="ce2" table:formula="of:=([.$B$1] - [.$E$1])  + (ROW([.A8]) - 2) * [.$E$1]" office:value-type="float" office:value="6025">
            <text:p>6025</text:p>
          </table:table-cell>
          <table:table-cell table:style-name="ce2" table:formula="of:=&quot;    &quot;&quot;&quot; &amp; [.A8] &amp; &quot;&quot;&quot; = {sort_order = &quot; &amp; [.C8] &amp; &quot;; script_info = {sortOrder = &quot; &amp; [.C8] &amp; &quot;;};};&quot;" office:value-type="string" office:string-value="    &quot;EQ_BIGSHCAP2_REFUND&quot; = {sort_order = 6025; script_info = {sortOrder = 6025;};};">
            <text:p><text:s text:c="4"/>"EQ_BIGSHCAP2_REFUND" = {sort_order = 6025; script_info = {sortOrder = 6025;};};</text:p>
          </table:table-cell>
          <table:table-cell table:style-name="ce2" table:number-columns-repeated="1020"/>
        </table:table-row>
        <table:table-row table:style-name="ro1" table:number-rows-repeated="4">
          <table:table-cell table:style-name="ce2" table:number-columns-repeated="1024"/>
        </table:table-row>
        <table:table-row table:style-name="ro1">
          <table:table-cell table:style-name="ce2" office:value-type="string">
            <text:p>Physical Armour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EQ_ADDITIONAL_AFT_ARMOUR</text:p>
          </table:table-cell>
          <table:table-cell table:style-name="ce2" office:value-type="string">
            <text:p>Additional Aft Armour</text:p>
          </table:table-cell>
          <table:table-cell table:style-name="ce2" table:formula="of:=([.$B$1] - [.$E$1])  + (ROW([.A14]) - 2) * [.$E$1]" office:value-type="float" office:value="6055">
            <text:p>6055</text:p>
          </table:table-cell>
          <table:table-cell table:style-name="ce2" table:formula="of:=&quot;    &quot;&quot;&quot; &amp; [.A14] &amp; &quot;&quot;&quot; = {sort_order = &quot; &amp; [.C14] &amp; &quot;; script_info = {sortOrder = &quot; &amp; [.C14] &amp; &quot;;};};&quot;" office:value-type="string" office:string-value="    &quot;EQ_ADDITIONAL_AFT_ARMOUR&quot; = {sort_order = 6055; script_info = {sortOrder = 6055;};};">
            <text:p><text:s text:c="4"/>"EQ_ADDITIONAL_AFT_ARMOUR" = {sort_order = 6055; script_info = {sortOrder = 605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DITIONAL_AFT_ARMOUR_REFUND</text:p>
          </table:table-cell>
          <table:table-cell table:style-name="ce2" office:value-type="string">
            <text:p>Refund Additional Aft Armour</text:p>
          </table:table-cell>
          <table:table-cell table:style-name="ce2" table:formula="of:=([.$B$1] - [.$E$1])  + (ROW([.A15]) - 2) * [.$E$1]" office:value-type="float" office:value="6060">
            <text:p>6060</text:p>
          </table:table-cell>
          <table:table-cell table:style-name="ce2" table:formula="of:=&quot;    &quot;&quot;&quot; &amp; [.A15] &amp; &quot;&quot;&quot; = {sort_order = &quot; &amp; [.C15] &amp; &quot;; script_info = {sortOrder = &quot; &amp; [.C15] &amp; &quot;;};};&quot;" office:value-type="string" office:string-value="    &quot;EQ_ADDITIONAL_AFT_ARMOUR_REFUND&quot; = {sort_order = 6060; script_info = {sortOrder = 6060;};};">
            <text:p><text:s text:c="4"/>"EQ_ADDITIONAL_AFT_ARMOUR_REFUND" = {sort_order = 6060; script_info = {sortOrder = 606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DITIONAL_ARMOUR_REPAIR</text:p>
          </table:table-cell>
          <table:table-cell table:style-name="ce2" office:value-type="string">
            <text:p>Repair Armours, Core Hull, Hard Nose and Energy Gen.</text:p>
          </table:table-cell>
          <table:table-cell table:style-name="ce2" table:formula="of:=([.$B$1] - [.$E$1])  + (ROW([.A16]) - 2) * [.$E$1]" office:value-type="float" office:value="6065">
            <text:p>6065</text:p>
          </table:table-cell>
          <table:table-cell table:style-name="ce2" table:formula="of:=&quot;    &quot;&quot;&quot; &amp; [.A16] &amp; &quot;&quot;&quot; = {sort_order = &quot; &amp; [.C16] &amp; &quot;; script_info = {sortOrder = &quot; &amp; [.C16] &amp; &quot;;};};&quot;" office:value-type="string" office:string-value="    &quot;EQ_ADDITIONAL_ARMOUR_REPAIR&quot; = {sort_order = 6065; script_info = {sortOrder = 6065;};};">
            <text:p><text:s text:c="4"/>"EQ_ADDITIONAL_ARMOUR_REPAIR" = {sort_order = 6065; script_info = {sortOrder = 606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DITIONAL_CORE_HULL</text:p>
          </table:table-cell>
          <table:table-cell table:style-name="ce2" office:value-type="string">
            <text:p>Additional Core Hull</text:p>
          </table:table-cell>
          <table:table-cell table:style-name="ce2" table:formula="of:=([.$B$1] - [.$E$1])  + (ROW([.A17]) - 2) * [.$E$1]" office:value-type="float" office:value="6070">
            <text:p>6070</text:p>
          </table:table-cell>
          <table:table-cell table:style-name="ce2" table:formula="of:=&quot;    &quot;&quot;&quot; &amp; [.A17] &amp; &quot;&quot;&quot; = {sort_order = &quot; &amp; [.C17] &amp; &quot;; script_info = {sortOrder = &quot; &amp; [.C17] &amp; &quot;;};};&quot;" office:value-type="string" office:string-value="    &quot;EQ_ADDITIONAL_CORE_HULL&quot; = {sort_order = 6070; script_info = {sortOrder = 6070;};};">
            <text:p><text:s text:c="4"/>"EQ_ADDITIONAL_CORE_HULL" = {sort_order = 6070; script_info = {sortOrder = 607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DITIONAL_CORE_HULL_REFUND</text:p>
          </table:table-cell>
          <table:table-cell table:style-name="ce2" office:value-type="string">
            <text:p>Refund Additional Core Hull</text:p>
          </table:table-cell>
          <table:table-cell table:style-name="ce2" table:formula="of:=([.$B$1] - [.$E$1])  + (ROW([.A18]) - 2) * [.$E$1]" office:value-type="float" office:value="6075">
            <text:p>6075</text:p>
          </table:table-cell>
          <table:table-cell table:style-name="ce2" table:formula="of:=&quot;    &quot;&quot;&quot; &amp; [.A18] &amp; &quot;&quot;&quot; = {sort_order = &quot; &amp; [.C18] &amp; &quot;; script_info = {sortOrder = &quot; &amp; [.C18] &amp; &quot;;};};&quot;" office:value-type="string" office:string-value="    &quot;EQ_ADDITIONAL_CORE_HULL_REFUND&quot; = {sort_order = 6075; script_info = {sortOrder = 6075;};};">
            <text:p><text:s text:c="4"/>"EQ_ADDITIONAL_CORE_HULL_REFUND" = {sort_order = 6075; script_info = {sortOrder = 607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DITIONAL_FRONT_ARMOUR</text:p>
          </table:table-cell>
          <table:table-cell table:style-name="ce2" office:value-type="string">
            <text:p>Additional Front Armour</text:p>
          </table:table-cell>
          <table:table-cell table:style-name="ce2" table:formula="of:=([.$B$1] - [.$E$1])  + (ROW([.A19]) - 2) * [.$E$1]" office:value-type="float" office:value="6080">
            <text:p>6080</text:p>
          </table:table-cell>
          <table:table-cell table:style-name="ce2" table:formula="of:=&quot;    &quot;&quot;&quot; &amp; [.A19] &amp; &quot;&quot;&quot; = {sort_order = &quot; &amp; [.C19] &amp; &quot;; script_info = {sortOrder = &quot; &amp; [.C19] &amp; &quot;;};};&quot;" office:value-type="string" office:string-value="    &quot;EQ_ADDITIONAL_FRONT_ARMOUR&quot; = {sort_order = 6080; script_info = {sortOrder = 6080;};};">
            <text:p><text:s text:c="4"/>"EQ_ADDITIONAL_FRONT_ARMOUR" = {sort_order = 6080; script_info = {sortOrder = 608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DDITIONAL_FRONT_ARMOUR_REFUND</text:p>
          </table:table-cell>
          <table:table-cell table:style-name="ce2" office:value-type="string">
            <text:p>Refund Additional Front Armour</text:p>
          </table:table-cell>
          <table:table-cell table:style-name="ce2" table:formula="of:=([.$B$1] - [.$E$1])  + (ROW([.A20]) - 2) * [.$E$1]" office:value-type="float" office:value="6085">
            <text:p>6085</text:p>
          </table:table-cell>
          <table:table-cell table:style-name="ce2" table:formula="of:=&quot;    &quot;&quot;&quot; &amp; [.A20] &amp; &quot;&quot;&quot; = {sort_order = &quot; &amp; [.C20] &amp; &quot;; script_info = {sortOrder = &quot; &amp; [.C20] &amp; &quot;;};};&quot;" office:value-type="string" office:string-value="    &quot;EQ_ADDITIONAL_FRONT_ARMOUR_REFUND&quot; = {sort_order = 6085; script_info = {sortOrder = 6085;};};">
            <text:p><text:s text:c="4"/>"EQ_ADDITIONAL_FRONT_ARMOUR_REFUND" = {sort_order = 6085; script_info = {sortOrder = 6085;};};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Defence against Lasers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EQ_ANTISAPPER</text:p>
          </table:table-cell>
          <table:table-cell table:style-name="ce2" office:value-type="string">
            <text:p>Anti-Sapper Equipment</text:p>
          </table:table-cell>
          <table:table-cell table:style-name="ce2" table:formula="of:=([.$B$1] - [.$E$1])  + (ROW([.A23]) - 2) * [.$E$1]" office:value-type="float" office:value="6100">
            <text:p>6100</text:p>
          </table:table-cell>
          <table:table-cell table:style-name="ce2" table:formula="of:=&quot;    &quot;&quot;&quot; &amp; [.A23] &amp; &quot;&quot;&quot; = {sort_order = &quot; &amp; [.C23] &amp; &quot;; script_info = {sortOrder = &quot; &amp; [.C23] &amp; &quot;;};};&quot;" office:value-type="string" office:string-value="    &quot;EQ_ANTISAPPER&quot; = {sort_order = 6100; script_info = {sortOrder = 6100;};};">
            <text:p><text:s text:c="4"/>"EQ_ANTISAPPER" = {sort_order = 6100; script_info = {sortOrder = 610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NTISAPPER_REFUND</text:p>
          </table:table-cell>
          <table:table-cell table:style-name="ce2" office:value-type="string">
            <text:p>Refund Anti-Sapper Shield</text:p>
          </table:table-cell>
          <table:table-cell table:style-name="ce2" table:formula="of:=([.$B$1] - [.$E$1])  + (ROW([.A24]) - 2) * [.$E$1]" office:value-type="float" office:value="6105">
            <text:p>6105</text:p>
          </table:table-cell>
          <table:table-cell table:style-name="ce2" table:formula="of:=&quot;    &quot;&quot;&quot; &amp; [.A24] &amp; &quot;&quot;&quot; = {sort_order = &quot; &amp; [.C24] &amp; &quot;; script_info = {sortOrder = &quot; &amp; [.C24] &amp; &quot;;};};&quot;" office:value-type="string" office:string-value="    &quot;EQ_ANTISAPPER_REFUND&quot; = {sort_order = 6105; script_info = {sortOrder = 6105;};};">
            <text:p><text:s text:c="4"/>"EQ_ANTISAPPER_REFUND" = {sort_order = 6105; script_info = {sortOrder = 6105;};};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Defence against Missiles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EQ_AUTOECM</text:p>
          </table:table-cell>
          <table:table-cell table:style-name="ce2" office:value-type="string">
            <text:p>Auto-ECM</text:p>
          </table:table-cell>
          <table:table-cell table:style-name="ce2" table:formula="of:=([.$B$1] - [.$E$1])  + (ROW([.A27]) - 2) * [.$E$1]" office:value-type="float" office:value="6120">
            <text:p>6120</text:p>
          </table:table-cell>
          <table:table-cell table:style-name="ce2" table:formula="of:=&quot;    &quot;&quot;&quot; &amp; [.A27] &amp; &quot;&quot;&quot; = {sort_order = &quot; &amp; [.C27] &amp; &quot;; script_info = {sortOrder = &quot; &amp; [.C27] &amp; &quot;;};};&quot;" office:value-type="string" office:string-value="    &quot;EQ_AUTOECM&quot; = {sort_order = 6120; script_info = {sortOrder = 6120;};};">
            <text:p><text:s text:c="4"/>"EQ_AUTOECM" = {sort_order = 6120; script_info = {sortOrder = 612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MS</text:p>
          </table:table-cell>
          <table:table-cell table:style-name="ce2" office:value-type="string">
            <text:p>Anti-Missile System</text:p>
          </table:table-cell>
          <table:table-cell table:style-name="ce2" table:formula="of:=([.$B$1] - [.$E$1])  + (ROW([.A28]) - 2) * [.$E$1]" office:value-type="float" office:value="6125">
            <text:p>6125</text:p>
          </table:table-cell>
          <table:table-cell table:style-name="ce2" table:formula="of:=&quot;    &quot;&quot;&quot; &amp; [.A28] &amp; &quot;&quot;&quot; = {sort_order = &quot; &amp; [.C28] &amp; &quot;; script_info = {sortOrder = &quot; &amp; [.C28] &amp; &quot;;};};&quot;" office:value-type="string" office:string-value="    &quot;EQ_AMS&quot; = {sort_order = 6125; script_info = {sortOrder = 6125;};};">
            <text:p><text:s text:c="4"/>"EQ_AMS" = {sort_order = 6125; script_info = {sortOrder = 612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MS_1</text:p>
          </table:table-cell>
          <table:table-cell table:style-name="ce2" office:value-type="string">
            <text:p>Single AMS Dart</text:p>
          </table:table-cell>
          <table:table-cell table:style-name="ce2" table:formula="of:=([.$B$1] - [.$E$1])  + (ROW([.A29]) - 2) * [.$E$1]" office:value-type="float" office:value="6130">
            <text:p>6130</text:p>
          </table:table-cell>
          <table:table-cell table:style-name="ce2" table:formula="of:=&quot;    &quot;&quot;&quot; &amp; [.A29] &amp; &quot;&quot;&quot; = {sort_order = &quot; &amp; [.C29] &amp; &quot;; script_info = {sortOrder = &quot; &amp; [.C29] &amp; &quot;;};};&quot;" office:value-type="string" office:string-value="    &quot;EQ_AMS_1&quot; = {sort_order = 6130; script_info = {sortOrder = 6130;};};">
            <text:p><text:s text:c="4"/>"EQ_AMS_1" = {sort_order = 6130; script_info = {sortOrder = 613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MS_2</text:p>
          </table:table-cell>
          <table:table-cell table:style-name="ce2" office:value-type="string">
            <text:p>Two AMS Darts</text:p>
          </table:table-cell>
          <table:table-cell table:style-name="ce2" table:formula="of:=([.$B$1] - [.$E$1])  + (ROW([.A30]) - 2) * [.$E$1]" office:value-type="float" office:value="6135">
            <text:p>6135</text:p>
          </table:table-cell>
          <table:table-cell table:style-name="ce2" table:formula="of:=&quot;    &quot;&quot;&quot; &amp; [.A30] &amp; &quot;&quot;&quot; = {sort_order = &quot; &amp; [.C30] &amp; &quot;; script_info = {sortOrder = &quot; &amp; [.C30] &amp; &quot;;};};&quot;" office:value-type="string" office:string-value="    &quot;EQ_AMS_2&quot; = {sort_order = 6135; script_info = {sortOrder = 6135;};};">
            <text:p><text:s text:c="4"/>"EQ_AMS_2" = {sort_order = 6135; script_info = {sortOrder = 613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MS_3</text:p>
          </table:table-cell>
          <table:table-cell table:style-name="ce2" office:value-type="string">
            <text:p>Three AMS Darts</text:p>
          </table:table-cell>
          <table:table-cell table:style-name="ce2" table:formula="of:=([.$B$1] - [.$E$1])  + (ROW([.A31]) - 2) * [.$E$1]" office:value-type="float" office:value="6140">
            <text:p>6140</text:p>
          </table:table-cell>
          <table:table-cell table:style-name="ce2" table:formula="of:=&quot;    &quot;&quot;&quot; &amp; [.A31] &amp; &quot;&quot;&quot; = {sort_order = &quot; &amp; [.C31] &amp; &quot;; script_info = {sortOrder = &quot; &amp; [.C31] &amp; &quot;;};};&quot;" office:value-type="string" office:string-value="    &quot;EQ_AMS_3&quot; = {sort_order = 6140; script_info = {sortOrder = 6140;};};">
            <text:p><text:s text:c="4"/>"EQ_AMS_3" = {sort_order = 6140; script_info = {sortOrder = 614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MS_4</text:p>
          </table:table-cell>
          <table:table-cell table:style-name="ce2" office:value-type="string">
            <text:p>Four AMS Darts</text:p>
          </table:table-cell>
          <table:table-cell table:style-name="ce2" table:formula="of:=([.$B$1] - [.$E$1])  + (ROW([.A32]) - 2) * [.$E$1]" office:value-type="float" office:value="6145">
            <text:p>6145</text:p>
          </table:table-cell>
          <table:table-cell table:style-name="ce2" table:formula="of:=&quot;    &quot;&quot;&quot; &amp; [.A32] &amp; &quot;&quot;&quot; = {sort_order = &quot; &amp; [.C32] &amp; &quot;; script_info = {sortOrder = &quot; &amp; [.C32] &amp; &quot;;};};&quot;" office:value-type="string" office:string-value="    &quot;EQ_AMS_4&quot; = {sort_order = 6145; script_info = {sortOrder = 6145;};};">
            <text:p><text:s text:c="4"/>"EQ_AMS_4" = {sort_order = 6145; script_info = {sortOrder = 614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MS_5</text:p>
          </table:table-cell>
          <table:table-cell table:style-name="ce2" office:value-type="string">
            <text:p>Five AMS Darts</text:p>
          </table:table-cell>
          <table:table-cell table:style-name="ce2" table:formula="of:=([.$B$1] - [.$E$1])  + (ROW([.A33]) - 2) * [.$E$1]" office:value-type="float" office:value="6150">
            <text:p>6150</text:p>
          </table:table-cell>
          <table:table-cell table:style-name="ce2" table:formula="of:=&quot;    &quot;&quot;&quot; &amp; [.A33] &amp; &quot;&quot;&quot; = {sort_order = &quot; &amp; [.C33] &amp; &quot;; script_info = {sortOrder = &quot; &amp; [.C33] &amp; &quot;;};};&quot;" office:value-type="string" office:string-value="    &quot;EQ_AMS_5&quot; = {sort_order = 6150; script_info = {sortOrder = 6150;};};">
            <text:p><text:s text:c="4"/>"EQ_AMS_5" = {sort_order = 6150; script_info = {sortOrder = 615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MS_6</text:p>
          </table:table-cell>
          <table:table-cell table:style-name="ce2" office:value-type="string">
            <text:p>Six AMS Darts</text:p>
          </table:table-cell>
          <table:table-cell table:style-name="ce2" table:formula="of:=([.$B$1] - [.$E$1])  + (ROW([.A34]) - 2) * [.$E$1]" office:value-type="float" office:value="6155">
            <text:p>6155</text:p>
          </table:table-cell>
          <table:table-cell table:style-name="ce2" table:formula="of:=&quot;    &quot;&quot;&quot; &amp; [.A34] &amp; &quot;&quot;&quot; = {sort_order = &quot; &amp; [.C34] &amp; &quot;; script_info = {sortOrder = &quot; &amp; [.C34] &amp; &quot;;};};&quot;" office:value-type="string" office:string-value="    &quot;EQ_AMS_6&quot; = {sort_order = 6155; script_info = {sortOrder = 6155;};};">
            <text:p><text:s text:c="4"/>"EQ_AMS_6" = {sort_order = 6155; script_info = {sortOrder = 615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MS_REMOVAL</text:p>
          </table:table-cell>
          <table:table-cell table:style-name="ce2" office:value-type="string">
            <text:p>Remove AMS System</text:p>
          </table:table-cell>
          <table:table-cell table:style-name="ce2" table:formula="of:=([.$B$1] - [.$E$1])  + (ROW([.A35]) - 2) * [.$E$1]" office:value-type="float" office:value="6160">
            <text:p>6160</text:p>
          </table:table-cell>
          <table:table-cell table:style-name="ce2" table:formula="of:=&quot;    &quot;&quot;&quot; &amp; [.A35] &amp; &quot;&quot;&quot; = {sort_order = &quot; &amp; [.C35] &amp; &quot;; script_info = {sortOrder = &quot; &amp; [.C35] &amp; &quot;;};};&quot;" office:value-type="string" office:string-value="    &quot;EQ_AMS_REMOVAL&quot; = {sort_order = 6160; script_info = {sortOrder = 6160;};};">
            <text:p><text:s text:c="4"/>"EQ_AMS_REMOVAL" = {sort_order = 6160; script_info = {sortOrder = 6160;};};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Defenc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Q_AQUATICS_1_GUARDIAN</text:p>
          </table:table-cell>
          <table:table-cell table:style-name="ce2" office:value-type="string">
            <text:p>Guardian Defense System</text:p>
          </table:table-cell>
          <table:table-cell table:style-name="ce2" table:formula="of:=([.$B$1] - [.$E$1])  + (ROW([.A38]) - 2) * [.$E$1]" office:value-type="float" office:value="6175">
            <text:p>6175</text:p>
          </table:table-cell>
          <table:table-cell table:style-name="ce2" table:formula="of:=&quot;    &quot;&quot;&quot; &amp; [.A38] &amp; &quot;&quot;&quot; = {sort_order = &quot; &amp; [.C38] &amp; &quot;; script_info = {sortOrder = &quot; &amp; [.C38] &amp; &quot;;};};&quot;" office:value-type="string" office:string-value="    &quot;EQ_AQUATICS_1_GUARDIAN&quot; = {sort_order = 6175; script_info = {sortOrder = 6175;};};">
            <text:p><text:s text:c="4"/>"EQ_AQUATICS_1_GUARDIAN" = {sort_order = 6175; script_info = {sortOrder = 617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QUATICS_CLOAK</text:p>
          </table:table-cell>
          <table:table-cell table:style-name="ce2" office:value-type="string">
            <text:p>Cloaking Device</text:p>
          </table:table-cell>
          <table:table-cell table:style-name="ce2" table:formula="of:=([.$B$1] - [.$E$1])  + (ROW([.A39]) - 2) * [.$E$1]" office:value-type="float" office:value="6180">
            <text:p>6180</text:p>
          </table:table-cell>
          <table:table-cell table:style-name="ce2" table:formula="of:=&quot;    &quot;&quot;&quot; &amp; [.A39] &amp; &quot;&quot;&quot; = {sort_order = &quot; &amp; [.C39] &amp; &quot;; script_info = {sortOrder = &quot; &amp; [.C39] &amp; &quot;;};};&quot;" office:value-type="string" office:string-value="    &quot;EQ_AQUATICS_CLOAK&quot; = {sort_order = 6180; script_info = {sortOrder = 6180;};};">
            <text:p><text:s text:c="4"/>"EQ_AQUATICS_CLOAK" = {sort_order = 6180; script_info = {sortOrder = 618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AUTO_EJECT</text:p>
          </table:table-cell>
          <table:table-cell table:style-name="ce2" office:value-type="string">
            <text:p>Auto Eject Module</text:p>
          </table:table-cell>
          <table:table-cell table:style-name="ce2" table:formula="of:=([.$B$1] - [.$E$1])  + (ROW([.A40]) - 2) * [.$E$1]" office:value-type="float" office:value="6185">
            <text:p>6185</text:p>
          </table:table-cell>
          <table:table-cell table:style-name="ce2" table:formula="of:=&quot;    &quot;&quot;&quot; &amp; [.A40] &amp; &quot;&quot;&quot; = {sort_order = &quot; &amp; [.C40] &amp; &quot;; script_info = {sortOrder = &quot; &amp; [.C40] &amp; &quot;;};};&quot;" office:value-type="string" office:string-value="    &quot;EQ_AUTO_EJECT&quot; = {sort_order = 6185; script_info = {sortOrder = 6185;};};">
            <text:p><text:s text:c="4"/>"EQ_AUTO_EJECT" = {sort_order = 6185; script_info = {sortOrder = 6185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ARREL_ROLL</text:p>
          </table:table-cell>
          <table:table-cell table:style-name="ce2" office:value-type="string">
            <text:p>Barrel Roll Governor</text:p>
          </table:table-cell>
          <table:table-cell table:style-name="ce2" table:formula="of:=([.$B$1] - [.$E$1])  + (ROW([.A41]) - 2) * [.$E$1]" office:value-type="float" office:value="6190">
            <text:p>6190</text:p>
          </table:table-cell>
          <table:table-cell table:style-name="ce2" table:formula="of:=&quot;    &quot;&quot;&quot; &amp; [.A41] &amp; &quot;&quot;&quot; = {sort_order = &quot; &amp; [.C41] &amp; &quot;; script_info = {sortOrder = &quot; &amp; [.C41] &amp; &quot;;};};&quot;" office:value-type="string" office:string-value="    &quot;EQ_BARREL_ROLL&quot; = {sort_order = 6190; script_info = {sortOrder = 6190;};};">
            <text:p><text:s text:c="4"/>"EQ_BARREL_ROLL" = {sort_order = 6190; script_info = {sortOrder = 6190;};};</text:p>
          </table:table-cell>
          <table:table-cell table:style-name="ce2"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iscellaneous Equipment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7000">
            <text:p>700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5"/>
          <table:table-cell table:style-name="ce2" table:number-columns-repeated="1014"/>
        </table:table-row>
        <table:table-row table:style-name="ro1">
          <table:table-cell table:style-name="ce1" office:value-type="string">
            <text:p>Equipment key</text:p>
          </table:table-cell>
          <table:table-cell table:style-name="ce1" office:value-type="string">
            <text:p>Equipment name</text:p>
          </table:table-cell>
          <table:table-cell table:style-name="ce1" office:value-type="string">
            <text:p>sortOrder</text:p>
          </table:table-cell>
          <table:table-cell table:style-name="ce1" office:value-type="string">
            <text:p>PlistEntry</text:p>
          </table:table-cell>
          <table:table-cell table:style-name="ce1"/>
          <table:table-cell table:style-name="ce2" table:number-columns-repeated="1019"/>
        </table:table-row>
        <table:table-row table:style-name="ro1">
          <table:table-cell table:style-name="ce2" office:value-type="string">
            <text:p>EQ_BEERCOOLER</text:p>
          </table:table-cell>
          <table:table-cell table:style-name="ce2" office:value-type="string">
            <text:p>Beer Cooler</text:p>
          </table:table-cell>
          <table:table-cell table:style-name="ce2" table:formula="of:=([.$B$1] - [.$E$1])  + (ROW([.A3]) - 2) * [.$E$1]" office:value-type="float" office:value="7000">
            <text:p>7000</text:p>
          </table:table-cell>
          <table:table-cell table:style-name="ce2" table:formula="of:=&quot;    &quot;&quot;&quot; &amp; [.A3] &amp; &quot;&quot;&quot; = {sort_order = &quot; &amp; [.C3] &amp; &quot;; script_info = {sortOrder = &quot; &amp; [.C3] &amp; &quot;;};};&quot;" office:value-type="string" office:string-value="    &quot;EQ_BEERCOOLER&quot; = {sort_order = 7000; script_info = {sortOrder = 7000;};};">
            <text:p><text:s text:c="4"/>"EQ_BEERCOOLER" = {sort_order = 7000; script_info = {sortOrder = 7000;};}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EQ_BEERCOOLER_REMOVAL</text:p>
          </table:table-cell>
          <table:table-cell table:style-name="ce2" office:value-type="string">
            <text:p>Sell Beer Cooler</text:p>
          </table:table-cell>
          <table:table-cell table:style-name="ce2" table:formula="of:=([.$B$1] - [.$E$1])  + (ROW([.A4]) - 2) * [.$E$1]" office:value-type="float" office:value="7005">
            <text:p>700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BEERCOOLER_REMOVAL&quot; = {sort_order = 7005; script_info = {sortOrder = 7005;};};">
            <text:p><text:s text:c="4"/>"EQ_BEERCOOLER_REMOVAL" = {sort_order = 7005; script_info = {sortOrder = 7005;};};</text:p>
          </table:table-cell>
          <table:table-cell table:style-name="ce2"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Not for sale" table:style-name="ta3" table:print="false">
        <table:table-column table:style-name="co8" table:number-columns-repeated="1024" table:default-cell-style-name="Default"/>
        <table:table-row table:style-name="ro1">
          <table:table-cell table:style-name="ce1" office:value-type="string">
            <text:p>Start point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Interval</text:p>
          </table:table-cell>
          <table:table-cell table:style-name="ce3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EQUIPMENT from Mission.oxp's – presumably not for sa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Q_ADVANCE_MINE</text:p>
          </table:table-cell>
          <table:table-cell table:style-name="ce2" office:value-type="string">
            <text:p>Advance Button</text:p>
          </table:table-cell>
          <table:table-cell table:style-name="ce2" table:formula="of:=([.$B$1] - [.$E$1])  + (ROW([.A4]) - 2) * [.$E$1]" office:value-type="float" office:value="15">
            <text:p>15</text:p>
          </table:table-cell>
          <table:table-cell table:style-name="ce2" table:formula="of:=&quot;    &quot;&quot;&quot; &amp; [.A4] &amp; &quot;&quot;&quot; = {sort_order = &quot; &amp; [.C4] &amp; &quot;; script_info = {sortOrder = &quot; &amp; [.C4] &amp; &quot;;};};&quot;" office:value-type="string" office:string-value="    &quot;EQ_ADVANCE_MINE&quot; = {sort_order = 15; script_info = {sortOrder = 15;};};">
            <text:p><text:s text:c="4"/>"EQ_ADVANCE_MINE" = {sort_order = 15; script_info = {sortOrder = 15;};};</text:p>
          </table:table-cell>
          <table:table-cell table:style-name="ce2"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interval" table:base-cell-address="$Instructions.$A$1" table:expression="Master.#REF!#REF!#ref!#ref!#ref!#ref!#ref!#ref!#ref!#ref!#ref!"/>
        <table:named-expression table:name="startPoint" table:base-cell-address="$Instructions.$A$1" table:expression="Master.#REF!#REF!#ref!#ref!#ref!#ref!#ref!#ref!#ref!#ref!#ref!"/>
      </table:named-expressions>
      <table:database-ranges>
        <table:database-range table:name="__Anonymous_Sheet_DB__1" table:target-range-address="Master.A2:Master.D11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8">28/04/2022</text:date>, <text:time>19:1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meta:initial-creator>Nick Rogers</meta:initial-creator>
    <meta:creation-date>2022-01-23T21:47:27Z</meta:creation-date>
    <dc:date>2022-04-28T19:13:45</dc:date>
    <meta:editing-duration>PT15H42M6S</meta:editing-duration>
    <meta:editing-cycles>16</meta:editing-cycles>
    <dc:creator>Full Name</dc:creator>
    <meta:document-statistic meta:table-count="16" meta:cell-count="4739" meta:object-count="0"/>
  </office:meta>
</office:document-meta>
</file>